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3.3807in"/>
    </style:style>
    <style:style style:name="co5" style:family="table-column">
      <style:table-column-properties fo:break-before="auto" style:column-width="4.5701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3.6807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0.25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blAct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K$1])" office:value-type="string" office:string-value="[[&quot;A01&quot;,&quot;AMP&quot;,&quot;A&quot;,&quot;W&quot;,&quot;Inactive&quot;]," calcext:value-type="string">
            <text:p>[["A01","AMP","A","W","Inactive"],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];[.J$1];[.K$1];[.I$1];[.B3];[.J$1];[.K$1];[.I$1];[.C3];[.J$1];[.K$1];[.I$1];[.D3];[.J$1];[.K$1];[.I$1];[.E3];[.J$1];[.L$1];[.K$1])" office:value-type="string" office:string-value="[&quot;A02&quot;,&quot;Inbox&quot;,&quot;A&quot;,&quot;W&quot;,&quot;Active&quot;]," calcext:value-type="string">
            <text:p>["A02","Inbox","A","W","Active"],</text:p>
          </table:table-cell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];[.J$1];[.K$1];[.I$1];[.B4];[.J$1];[.K$1];[.I$1];[.C4];[.J$1];[.K$1];[.I$1];[.D4];[.J$1];[.K$1];[.I$1];[.E4];[.J$1];[.L$1];[.K$1])" office:value-type="string" office:string-value="[&quot;A03&quot;,&quot;Expenses&quot;,&quot;A&quot;,&quot;W&quot;,&quot;Inactive&quot;]," calcext:value-type="string">
            <text:p>["A03","Expenses","A","W","Inactive"],</text:p>
          </table:table-cell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Desktop Revie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];[.J$1];[.K$1];[.I$1];[.B5];[.J$1];[.K$1];[.I$1];[.C5];[.J$1];[.K$1];[.I$1];[.D5];[.J$1];[.K$1];[.I$1];[.E5];[.J$1];[.L$1];[.K$1])" office:value-type="string" office:string-value="[&quot;A04&quot;,&quot;Desktop Review&quot;,&quot;A&quot;,&quot;W&quot;,&quot;Active&quot;]," calcext:value-type="string">
            <text:p>["A04","Desktop Review","A","W","Active"],</text:p>
          </table:table-cell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Training Adm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];[.J$1];[.K$1];[.I$1];[.B6];[.J$1];[.K$1];[.I$1];[.C6];[.J$1];[.K$1];[.I$1];[.D6];[.J$1];[.K$1];[.I$1];[.E6];[.J$1];[.L$1];[.K$1])" office:value-type="string" office:string-value="[&quot;A05&quot;,&quot;Training Admin&quot;,&quot;A&quot;,&quot;TLA&quot;,&quot;Active&quot;]," calcext:value-type="string">
            <text:p>["A05","Training Admin","A","TLA","Active"],</text:p>
          </table:table-cell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CPA Lic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];[.J$1];[.K$1];[.I$1];[.B7];[.J$1];[.K$1];[.I$1];[.C7];[.J$1];[.K$1];[.I$1];[.D7];[.J$1];[.K$1];[.I$1];[.E7];[.J$1];[.L$1];[.K$1])" office:value-type="string" office:string-value="[&quot;A06&quot;,&quot;CPA License&quot;,&quot;A&quot;,&quot;W&quot;,&quot;Inactive&quot;]," calcext:value-type="string">
            <text:p>["A06","CPA License","A","W","Inactive"],</text:p>
          </table:table-cell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Tech 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];[.J$1];[.K$1];[.I$1];[.B8];[.J$1];[.K$1];[.I$1];[.C8];[.J$1];[.K$1];[.I$1];[.D8];[.J$1];[.K$1];[.I$1];[.E8];[.J$1];[.L$1];[.K$1])" office:value-type="string" office:string-value="[&quot;A07&quot;,&quot;Tech Support&quot;,&quot;A&quot;,&quot;W&quot;,&quot;Active&quot;]," calcext:value-type="string">
            <text:p>["A07","Tech Support","A","W","Active"],</text:p>
          </table:table-cell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Time Mgm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];[.J$1];[.K$1];[.I$1];[.B9];[.J$1];[.K$1];[.I$1];[.C9];[.J$1];[.K$1];[.I$1];[.D9];[.J$1];[.K$1];[.I$1];[.E9];[.J$1];[.L$1];[.K$1])" office:value-type="string" office:string-value="[&quot;A08&quot;,&quot;Time Mgmt&quot;,&quot;A&quot;,&quot;W&quot;,&quot;Active&quot;]," calcext:value-type="string">
            <text:p>["A08","Time Mgmt","A","W","Active"],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Timeshe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];[.J$1];[.K$1];[.I$1];[.B10];[.J$1];[.K$1];[.I$1];[.C10];[.J$1];[.K$1];[.I$1];[.D10];[.J$1];[.K$1];[.I$1];[.E10];[.J$1];[.L$1];[.K$1])" office:value-type="string" office:string-value="[&quot;A09&quot;,&quot;Timesheet&quot;,&quot;A&quot;,&quot;W&quot;,&quot;Inactive&quot;]," calcext:value-type="string">
            <text:p>["A09","Timesheet","A","W","Inactive"],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Travel Book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];[.J$1];[.K$1];[.I$1];[.B11];[.J$1];[.K$1];[.I$1];[.C11];[.J$1];[.K$1];[.I$1];[.D11];[.J$1];[.K$1];[.I$1];[.E11];[.J$1];[.L$1];[.K$1])" office:value-type="string" office:string-value="[&quot;A10&quot;,&quot;Travel Booking&quot;,&quot;A&quot;,&quot;W&quot;,&quot;Inactive&quot;]," calcext:value-type="string">
            <text:p>["A10","Travel Booking","A","W","Inactive"],</text:p>
          </table:table-cell>
        </table:table-row>
        <table:table-row table:style-name="ro1">
          <table:table-cell office:value-type="string" calcext:value-type="string">
            <text:p>B01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];[.J$1];[.K$1];[.I$1];[.B12];[.J$1];[.K$1];[.I$1];[.C12];[.J$1];[.K$1];[.I$1];[.D12];[.J$1];[.K$1];[.I$1];[.E12];[.J$1];[.L$1];[.K$1])" office:value-type="string" office:string-value="[&quot;B01&quot;,&quot;Bathroom&quot;,&quot;R&quot;,&quot;P&quot;,&quot;Active&quot;]," calcext:value-type="string">
            <text:p>["B01","Bathroom","R","P","Active"],</text:p>
          </table:table-cell>
        </table:table-row>
        <table:table-row table:style-name="ro1">
          <table:table-cell office:value-type="string" calcext:value-type="string">
            <text:p>B02</text:p>
          </table:table-cell>
          <table:table-cell office:value-type="string" calcext:value-type="string">
            <text:p>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];[.J$1];[.K$1];[.I$1];[.B13];[.J$1];[.K$1];[.I$1];[.C13];[.J$1];[.K$1];[.I$1];[.D13];[.J$1];[.K$1];[.I$1];[.E13];[.J$1];[.L$1];[.K$1])" office:value-type="string" office:string-value="[&quot;B02&quot;,&quot;Eat&quot;,&quot;3&quot;,&quot;P&quot;,&quot;Active&quot;]," calcext:value-type="string">
            <text:p>["B02","Eat","3","P","Active"],</text:p>
          </table:table-cell>
        </table:table-row>
        <table:table-row table:style-name="ro1">
          <table:table-cell office:value-type="string" calcext:value-type="string">
            <text:p>B04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];[.J$1];[.K$1];[.I$1];[.B14];[.J$1];[.K$1];[.I$1];[.C14];[.J$1];[.K$1];[.I$1];[.D14];[.J$1];[.K$1];[.I$1];[.E14];[.J$1];[.L$1];[.K$1])" office:value-type="string" office:string-value="[&quot;B04&quot;,&quot;Lunch&quot;,&quot;3&quot;,&quot;P&quot;,&quot;Inactive&quot;]," calcext:value-type="string">
            <text:p>["B04","Lunch","3","P","Inactive"],</text:p>
          </table:table-cell>
        </table:table-row>
        <table:table-row table:style-name="ro1">
          <table:table-cell office:value-type="string" calcext:value-type="string">
            <text:p>B05</text:p>
          </table:table-cell>
          <table:table-cell office:value-type="string" calcext:value-type="string">
            <text:p>Order Food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];[.J$1];[.K$1];[.I$1];[.B15];[.J$1];[.K$1];[.I$1];[.C15];[.J$1];[.K$1];[.I$1];[.D15];[.J$1];[.K$1];[.I$1];[.E15];[.J$1];[.L$1];[.K$1])" office:value-type="string" office:string-value="[&quot;B05&quot;,&quot;Order Food&quot;,&quot;P&quot;,&quot;P&quot;,&quot;Active&quot;]," calcext:value-type="string">
            <text:p>["B05","Order Food","P","P","Active"],</text:p>
          </table:table-cell>
        </table:table-row>
        <table:table-row table:style-name="ro1">
          <table:table-cell office:value-type="string" calcext:value-type="string">
            <text:p>B06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];[.J$1];[.K$1];[.I$1];[.B16];[.J$1];[.K$1];[.I$1];[.C16];[.J$1];[.K$1];[.I$1];[.D16];[.J$1];[.K$1];[.I$1];[.E16];[.J$1];[.L$1];[.K$1])" office:value-type="string" office:string-value="[&quot;B06&quot;,&quot;Beverage&quot;,&quot;B&quot;,&quot;P&quot;,&quot;Active&quot;]," calcext:value-type="string">
            <text:p>["B06","Beverage","B","P","Active"],</text:p>
          </table:table-cell>
        </table:table-row>
        <table:table-row table:style-name="ro1">
          <table:table-cell office:value-type="string" calcext:value-type="string">
            <text:p>D01</text:p>
          </table:table-cell>
          <table:table-cell office:value-type="string" calcext:value-type="string">
            <text:p>Month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];[.J$1];[.K$1];[.I$1];[.B17];[.J$1];[.K$1];[.I$1];[.C17];[.J$1];[.K$1];[.I$1];[.D17];[.J$1];[.K$1];[.I$1];[.E17];[.J$1];[.L$1];[.K$1])" office:value-type="string" office:string-value="[&quot;D01&quot;,&quot;Monthly Review&quot;,&quot;D&quot;,&quot;D&quot;,&quot;Active&quot;]," calcext:value-type="string">
            <text:p>["D01","Monthly Review","D","D","Active"],</text:p>
          </table:table-cell>
        </table:table-row>
        <table:table-row table:style-name="ro1">
          <table:table-cell office:value-type="string" calcext:value-type="string">
            <text:p>D02</text:p>
          </table:table-cell>
          <table:table-cell office:value-type="string" calcext:value-type="string">
            <text:p>Week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];[.J$1];[.K$1];[.I$1];[.B18];[.J$1];[.K$1];[.I$1];[.C18];[.J$1];[.K$1];[.I$1];[.D18];[.J$1];[.K$1];[.I$1];[.E18];[.J$1];[.L$1];[.K$1])" office:value-type="string" office:string-value="[&quot;D02&quot;,&quot;Weekly Review&quot;,&quot;D&quot;,&quot;D&quot;,&quot;Inactive&quot;]," calcext:value-type="string">
            <text:p>["D02","Weekly Review","D","D","Inactive"],</text:p>
          </table:table-cell>
        </table:table-row>
        <table:table-row table:style-name="ro1">
          <table:table-cell office:value-type="string" calcext:value-type="string">
            <text:p>D03</text:p>
          </table:table-cell>
          <table:table-cell office:value-type="string" calcext:value-type="string">
            <text:p>Dev Plan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];[.J$1];[.K$1];[.I$1];[.B19];[.J$1];[.K$1];[.I$1];[.C19];[.J$1];[.K$1];[.I$1];[.D19];[.J$1];[.K$1];[.I$1];[.E19];[.J$1];[.L$1];[.K$1])" office:value-type="string" office:string-value="[&quot;D03&quot;,&quot;Dev Plan&quot;,&quot;D&quot;,&quot;D&quot;,&quot;Active&quot;]," calcext:value-type="string">
            <text:p>["D03","Dev Plan","D","D","Active"],</text:p>
          </table:table-cell>
        </table:table-row>
        <table:table-row table:style-name="ro1">
          <table:table-cell office:value-type="string" calcext:value-type="string">
            <text:p>D04</text:p>
          </table:table-cell>
          <table:table-cell office:value-type="string" calcext:value-type="string">
            <text:p>One-on-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20];[.J$1];[.K$1];[.I$1];[.B20];[.J$1];[.K$1];[.I$1];[.C20];[.J$1];[.K$1];[.I$1];[.D20];[.J$1];[.K$1];[.I$1];[.E20];[.J$1];[.L$1];[.K$1])" office:value-type="string" office:string-value="[&quot;D04&quot;,&quot;One-on-One&quot;,&quot;D&quot;,&quot;DS&quot;,&quot;Active&quot;]," calcext:value-type="string">
            <text:p>["D04","One-on-One","D","DS","Active"],</text:p>
          </table:table-cell>
        </table:table-row>
        <table:table-row table:style-name="ro1">
          <table:table-cell office:value-type="string" calcext:value-type="string">
            <text:p>D05</text:p>
          </table:table-cell>
          <table:table-cell office:value-type="string" calcext:value-type="string">
            <text:p>One-on-One Prep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1];[.J$1];[.K$1];[.I$1];[.B21];[.J$1];[.K$1];[.I$1];[.C21];[.J$1];[.K$1];[.I$1];[.D21];[.J$1];[.K$1];[.I$1];[.E21];[.J$1];[.L$1];[.K$1])" office:value-type="string" office:string-value="[&quot;D05&quot;,&quot;One-on-One Prep&quot;,&quot;D&quot;,&quot;D&quot;,&quot;Inactive&quot;]," calcext:value-type="string">
            <text:p>["D05","One-on-One Prep","D","D","Inactive"],</text:p>
          </table:table-cell>
        </table:table-row>
        <table:table-row table:style-name="ro1">
          <table:table-cell office:value-type="string" calcext:value-type="string">
            <text:p>D06</text:p>
          </table:table-cell>
          <table:table-cell office:value-type="string" calcext:value-type="string">
            <text:p>Coaching (D)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2];[.J$1];[.K$1];[.I$1];[.B22];[.J$1];[.K$1];[.I$1];[.C22];[.J$1];[.K$1];[.I$1];[.D22];[.J$1];[.K$1];[.I$1];[.E22];[.J$1];[.L$1];[.K$1])" office:value-type="string" office:string-value="[&quot;D06&quot;,&quot;Coaching (D)&quot;,&quot;D&quot;,&quot;D&quot;,&quot;Inactive&quot;]," calcext:value-type="string">
            <text:p>["D06","Coaching (D)","D","D","Inactive"],</text:p>
          </table:table-cell>
        </table:table-row>
        <table:table-row table:style-name="ro1">
          <table:table-cell office:value-type="string" calcext:value-type="string">
            <text:p>I01</text:p>
          </table:table-cell>
          <table:table-cell office:value-type="string" calcext:value-type="string">
            <text:p>IIA Meetings &amp; Email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3];[.J$1];[.K$1];[.I$1];[.B23];[.J$1];[.K$1];[.I$1];[.C23];[.J$1];[.K$1];[.I$1];[.D23];[.J$1];[.K$1];[.I$1];[.E23];[.J$1];[.L$1];[.K$1])" office:value-type="string" office:string-value="[&quot;I01&quot;,&quot;IIA Meetings &amp; Emails&quot;,&quot;I&quot;,&quot;I&quot;,&quot;Inactive&quot;]," calcext:value-type="string">
            <text:p>["I01","IIA Meetings &amp; Emails","I","I","Inactive"],</text:p>
          </table:table-cell>
        </table:table-row>
        <table:table-row table:style-name="ro1">
          <table:table-cell office:value-type="string" calcext:value-type="string">
            <text:p>I02</text:p>
          </table:table-cell>
          <table:table-cell office:value-type="string" calcext:value-type="string">
            <text:p>IIA Recon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4];[.J$1];[.K$1];[.I$1];[.B24];[.J$1];[.K$1];[.I$1];[.C24];[.J$1];[.K$1];[.I$1];[.D24];[.J$1];[.K$1];[.I$1];[.E24];[.J$1];[.L$1];[.K$1])" office:value-type="string" office:string-value="[&quot;I02&quot;,&quot;IIA Recons&quot;,&quot;I&quot;,&quot;I&quot;,&quot;Inactive&quot;]," calcext:value-type="string">
            <text:p>["I02","IIA Recons","I","I","Inactive"],</text:p>
          </table:table-cell>
        </table:table-row>
        <table:table-row table:style-name="ro1">
          <table:table-cell office:value-type="string" calcext:value-type="string">
            <text:p>I03</text:p>
          </table:table-cell>
          <table:table-cell office:value-type="string" calcext:value-type="string">
            <text:p>Board Material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5];[.J$1];[.K$1];[.I$1];[.B25];[.J$1];[.K$1];[.I$1];[.C25];[.J$1];[.K$1];[.I$1];[.D25];[.J$1];[.K$1];[.I$1];[.E25];[.J$1];[.L$1];[.K$1])" office:value-type="string" office:string-value="[&quot;I03&quot;,&quot;Board Materials&quot;,&quot;I&quot;,&quot;I&quot;,&quot;Inactive&quot;]," calcext:value-type="string">
            <text:p>["I03","Board Materials","I","I","Inactive"],</text:p>
          </table:table-cell>
        </table:table-row>
        <table:table-row table:style-name="ro1">
          <table:table-cell office:value-type="string" calcext:value-type="string">
            <text:p>I04</text:p>
          </table:table-cell>
          <table:table-cell office:value-type="string" calcext:value-type="string">
            <text:p>Slot Reporting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6];[.J$1];[.K$1];[.I$1];[.B26];[.J$1];[.K$1];[.I$1];[.C26];[.J$1];[.K$1];[.I$1];[.D26];[.J$1];[.K$1];[.I$1];[.E26];[.J$1];[.L$1];[.K$1])" office:value-type="string" office:string-value="[&quot;I04&quot;,&quot;Slot Reporting&quot;,&quot;I&quot;,&quot;I&quot;,&quot;Inactive&quot;]," calcext:value-type="string">
            <text:p>["I04","Slot Reporting","I","I","Inactive"],</text:p>
          </table:table-cell>
        </table:table-row>
        <table:table-row table:style-name="ro1">
          <table:table-cell office:value-type="string" calcext:value-type="string">
            <text:p>I05</text:p>
          </table:table-cell>
          <table:table-cell office:value-type="string" calcext:value-type="string">
            <text:p>Post Office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7];[.J$1];[.K$1];[.I$1];[.B27];[.J$1];[.K$1];[.I$1];[.C27];[.J$1];[.K$1];[.I$1];[.D27];[.J$1];[.K$1];[.I$1];[.E27];[.J$1];[.L$1];[.K$1])" office:value-type="string" office:string-value="[&quot;I05&quot;,&quot;Post Office&quot;,&quot;I&quot;,&quot;I&quot;,&quot;Inactive&quot;]," calcext:value-type="string">
            <text:p>["I05","Post Office","I","I","Inactive"],</text:p>
          </table:table-cell>
        </table:table-row>
        <table:table-row table:style-name="ro1">
          <table:table-cell office:value-type="string" calcext:value-type="string">
            <text:p>I06</text:p>
          </table:table-cell>
          <table:table-cell office:value-type="string" calcext:value-type="string">
            <text:p>Invoicing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8];[.J$1];[.K$1];[.I$1];[.B28];[.J$1];[.K$1];[.I$1];[.C28];[.J$1];[.K$1];[.I$1];[.D28];[.J$1];[.K$1];[.I$1];[.E28];[.J$1];[.L$1];[.K$1])" office:value-type="string" office:string-value="[&quot;I06&quot;,&quot;Invoicing&quot;,&quot;I&quot;,&quot;I&quot;,&quot;Inactive&quot;]," calcext:value-type="string">
            <text:p>["I06","Invoicing","I","I","Inactive"],</text:p>
          </table:table-cell>
        </table:table-row>
        <table:table-row table:style-name="ro1">
          <table:table-cell office:value-type="string" calcext:value-type="string">
            <text:p>L01</text:p>
          </table:table-cell>
          <table:table-cell office:value-type="string" calcext:value-type="string">
            <text:p>Assimi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9];[.J$1];[.K$1];[.I$1];[.B29];[.J$1];[.K$1];[.I$1];[.C29];[.J$1];[.K$1];[.I$1];[.D29];[.J$1];[.K$1];[.I$1];[.E29];[.J$1];[.L$1];[.K$1])" office:value-type="string" office:string-value="[&quot;L01&quot;,&quot;Assimil&quot;,&quot;L&quot;,&quot;L&quot;,&quot;Inactive&quot;]," calcext:value-type="string">
            <text:p>["L01","Assimil","L","L","Inactive"],</text:p>
          </table:table-cell>
        </table:table-row>
        <table:table-row table:style-name="ro1">
          <table:table-cell office:value-type="string" calcext:value-type="string">
            <text:p>L02</text:p>
          </table:table-cell>
          <table:table-cell office:value-type="string" calcext:value-type="string">
            <text:p>Brain Train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0];[.J$1];[.K$1];[.I$1];[.B30];[.J$1];[.K$1];[.I$1];[.C30];[.J$1];[.K$1];[.I$1];[.D30];[.J$1];[.K$1];[.I$1];[.E30];[.J$1];[.L$1];[.K$1])" office:value-type="string" office:string-value="[&quot;L02&quot;,&quot;Brain Training&quot;,&quot;L&quot;,&quot;L&quot;,&quot;Inactive&quot;]," calcext:value-type="string">
            <text:p>["L02","Brain Training","L","L","Inactive"],</text:p>
          </table:table-cell>
        </table:table-row>
        <table:table-row table:style-name="ro1">
          <table:table-cell office:value-type="string" calcext:value-type="string">
            <text:p>L03</text:p>
          </table:table-cell>
          <table:table-cell office:value-type="string" calcext:value-type="string">
            <text:p>Car Rep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1];[.J$1];[.K$1];[.I$1];[.B31];[.J$1];[.K$1];[.I$1];[.C31];[.J$1];[.K$1];[.I$1];[.D31];[.J$1];[.K$1];[.I$1];[.E31];[.J$1];[.L$1];[.K$1])" office:value-type="string" office:string-value="[&quot;L03&quot;,&quot;Car Repairs&quot;,&quot;1&quot;,&quot;PL&quot;,&quot;Active&quot;]," calcext:value-type="string">
            <text:p>["L03","Car Repairs","1","PL","Active"],</text:p>
          </table:table-cell>
        </table:table-row>
        <table:table-row table:style-name="ro1">
          <table:table-cell office:value-type="string" calcext:value-type="string">
            <text:p>L04</text:p>
          </table:table-cell>
          <table:table-cell office:value-type="string" calcext:value-type="string">
            <text:p>Coffee Break Language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2];[.J$1];[.K$1];[.I$1];[.B32];[.J$1];[.K$1];[.I$1];[.C32];[.J$1];[.K$1];[.I$1];[.D32];[.J$1];[.K$1];[.I$1];[.E32];[.J$1];[.L$1];[.K$1])" office:value-type="string" office:string-value="[&quot;L04&quot;,&quot;Coffee Break Languages&quot;,&quot;L&quot;,&quot;L&quot;,&quot;Inactive&quot;]," calcext:value-type="string">
            <text:p>["L04","Coffee Break Languages","L","L","Inactive"],</text:p>
          </table:table-cell>
        </table:table-row>
        <table:table-row table:style-name="ro1">
          <table:table-cell office:value-type="string" calcext:value-type="string">
            <text:p>L05</text:p>
          </table:table-cell>
          <table:table-cell office:value-type="string" calcext:value-type="string">
            <text:p>DuoLing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3];[.J$1];[.K$1];[.I$1];[.B33];[.J$1];[.K$1];[.I$1];[.C33];[.J$1];[.K$1];[.I$1];[.D33];[.J$1];[.K$1];[.I$1];[.E33];[.J$1];[.L$1];[.K$1])" office:value-type="string" office:string-value="[&quot;L05&quot;,&quot;DuoLingo&quot;,&quot;L&quot;,&quot;L&quot;,&quot;Inactive&quot;]," calcext:value-type="string">
            <text:p>["L05","DuoLingo","L","L","Inactive"],</text:p>
          </table:table-cell>
        </table:table-row>
        <table:table-row table:style-name="ro1">
          <table:table-cell office:value-type="string" calcext:value-type="string">
            <text:p>L06</text:p>
          </table:table-cell>
          <table:table-cell office:value-type="string" calcext:value-type="string">
            <text:p>Grammar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4];[.J$1];[.K$1];[.I$1];[.B34];[.J$1];[.K$1];[.I$1];[.C34];[.J$1];[.K$1];[.I$1];[.D34];[.J$1];[.K$1];[.I$1];[.E34];[.J$1];[.L$1];[.K$1])" office:value-type="string" office:string-value="[&quot;L06&quot;,&quot;Grammar&quot;,&quot;L&quot;,&quot;L&quot;,&quot;Inactive&quot;]," calcext:value-type="string">
            <text:p>["L06","Grammar","L","L","Inactive"],</text:p>
          </table:table-cell>
        </table:table-row>
        <table:table-row table:style-name="ro1">
          <table:table-cell office:value-type="string" calcext:value-type="string">
            <text:p>L07</text:p>
          </table:table-cell>
          <table:table-cell office:value-type="string" calcext:value-type="string">
            <text:p>Math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5];[.J$1];[.K$1];[.I$1];[.B35];[.J$1];[.K$1];[.I$1];[.C35];[.J$1];[.K$1];[.I$1];[.D35];[.J$1];[.K$1];[.I$1];[.E35];[.J$1];[.L$1];[.K$1])" office:value-type="string" office:string-value="[&quot;L07&quot;,&quot;Math&quot;,&quot;L&quot;,&quot;L&quot;,&quot;Inactive&quot;]," calcext:value-type="string">
            <text:p>["L07","Math","L","L","Inactive"],</text:p>
          </table:table-cell>
        </table:table-row>
        <table:table-row table:style-name="ro1">
          <table:table-cell office:value-type="string" calcext:value-type="string">
            <text:p>I09</text:p>
          </table:table-cell>
          <table:table-cell office:value-type="string" calcext:value-type="string">
            <text:p>Payment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6];[.J$1];[.K$1];[.I$1];[.B36];[.J$1];[.K$1];[.I$1];[.C36];[.J$1];[.K$1];[.I$1];[.D36];[.J$1];[.K$1];[.I$1];[.E36];[.J$1];[.L$1];[.K$1])" office:value-type="string" office:string-value="[&quot;I09&quot;,&quot;Payments&quot;,&quot;I&quot;,&quot;I&quot;,&quot;Inactive&quot;]," calcext:value-type="string">
            <text:p>["I09","Payments","I","I","Inactive"],</text:p>
          </table:table-cell>
        </table:table-row>
        <table:table-row table:style-name="ro1">
          <table:table-cell office:value-type="string" calcext:value-type="string">
            <text:p>L09</text:p>
          </table:table-cell>
          <table:table-cell office:value-type="string" calcext:value-type="string">
            <text:p>Rosetta Stone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7];[.J$1];[.K$1];[.I$1];[.B37];[.J$1];[.K$1];[.I$1];[.C37];[.J$1];[.K$1];[.I$1];[.D37];[.J$1];[.K$1];[.I$1];[.E37];[.J$1];[.L$1];[.K$1])" office:value-type="string" office:string-value="[&quot;L09&quot;,&quot;Rosetta Stone&quot;,&quot;L&quot;,&quot;L&quot;,&quot;Inactive&quot;]," calcext:value-type="string">
            <text:p>["L09","Rosetta Stone","L","L","Inactive"],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VB Train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8];[.J$1];[.K$1];[.I$1];[.B38];[.J$1];[.K$1];[.I$1];[.C38];[.J$1];[.K$1];[.I$1];[.D38];[.J$1];[.K$1];[.I$1];[.E38];[.J$1];[.L$1];[.K$1])" office:value-type="string" office:string-value="[&quot;L10&quot;,&quot;VB Training&quot;,&quot;L&quot;,&quot;L&quot;,&quot;Inactive&quot;]," calcext:value-type="string">
            <text:p>["L10","VB Training","L","L","Inactive"],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9];[.J$1];[.K$1];[.I$1];[.B39];[.J$1];[.K$1];[.I$1];[.C39];[.J$1];[.K$1];[.I$1];[.D39];[.J$1];[.K$1];[.I$1];[.E39];[.J$1];[.L$1];[.K$1])" office:value-type="string" office:string-value="[&quot;L12&quot;,&quot;Python&quot;,&quot;L&quot;,&quot;L&quot;,&quot;Inactive&quot;]," calcext:value-type="string">
            <text:p>["L12","Python","L","L","Inactive"],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0];[.J$1];[.K$1];[.I$1];[.B40];[.J$1];[.K$1];[.I$1];[.C40];[.J$1];[.K$1];[.I$1];[.D40];[.J$1];[.K$1];[.I$1];[.E40];[.J$1];[.L$1];[.K$1])" office:value-type="string" office:string-value="[&quot;L13&quot;,&quot;Java&quot;,&quot;L&quot;,&quot;L&quot;,&quot;Inactive&quot;]," calcext:value-type="string">
            <text:p>["L13","Java","L","L","Inactive"],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Web Dev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1];[.J$1];[.K$1];[.I$1];[.B41];[.J$1];[.K$1];[.I$1];[.C41];[.J$1];[.K$1];[.I$1];[.D41];[.J$1];[.K$1];[.I$1];[.E41];[.J$1];[.L$1];[.K$1])" office:value-type="string" office:string-value="[&quot;L14&quot;,&quot;Web Dev&quot;,&quot;L&quot;,&quot;L&quot;,&quot;Active&quot;]," calcext:value-type="string">
            <text:p>["L14","Web Dev","L","L","Active"],</text:p>
          </table:table-cell>
        </table:table-row>
        <table:table-row table:style-name="ro1">
          <table:table-cell office:value-type="string" calcext:value-type="string">
            <text:p>M01</text:p>
          </table:table-cell>
          <table:table-cell office:value-type="string" calcext:value-type="string">
            <text:p>Risk or Control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2];[.J$1];[.K$1];[.I$1];[.B42];[.J$1];[.K$1];[.I$1];[.C42];[.J$1];[.K$1];[.I$1];[.D42];[.J$1];[.K$1];[.I$1];[.E42];[.J$1];[.L$1];[.K$1])" office:value-type="string" office:string-value="[&quot;M01&quot;,&quot;Risk or Control Mtg&quot;,&quot;M&quot;,&quot;WD&quot;,&quot;Active&quot;]," calcext:value-type="string">
            <text:p>["M01","Risk or Control Mtg","M","WD","Active"],</text:p>
          </table:table-cell>
        </table:table-row>
        <table:table-row table:style-name="ro1">
          <table:table-cell office:value-type="string" calcext:value-type="string">
            <text:p>M02</text:p>
          </table:table-cell>
          <table:table-cell office:value-type="string" calcext:value-type="string">
            <text:p>Business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3];[.J$1];[.K$1];[.I$1];[.B43];[.J$1];[.K$1];[.I$1];[.C43];[.J$1];[.K$1];[.I$1];[.D43];[.J$1];[.K$1];[.I$1];[.E43];[.J$1];[.L$1];[.K$1])" office:value-type="string" office:string-value="[&quot;M02&quot;,&quot;Business Mtg&quot;,&quot;M&quot;,&quot;W&quot;,&quot;Active&quot;]," calcext:value-type="string">
            <text:p>["M02","Business Mtg","M","W","Active"],</text:p>
          </table:table-cell>
        </table:table-row>
        <table:table-row table:style-name="ro1">
          <table:table-cell office:value-type="string" calcext:value-type="string">
            <text:p>M03</text:p>
          </table:table-cell>
          <table:table-cell office:value-type="string" calcext:value-type="string">
            <text:p>Committee Meet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4];[.J$1];[.K$1];[.I$1];[.B44];[.J$1];[.K$1];[.I$1];[.C44];[.J$1];[.K$1];[.I$1];[.D44];[.J$1];[.K$1];[.I$1];[.E44];[.J$1];[.L$1];[.K$1])" office:value-type="string" office:string-value="[&quot;M03&quot;,&quot;Committee Meeting&quot;,&quot;M&quot;,&quot;W&quot;,&quot;Inactive&quot;]," calcext:value-type="string">
            <text:p>["M03","Committee Meeting","M","W","Inactive"],</text:p>
          </table:table-cell>
        </table:table-row>
        <table:table-row table:style-name="ro1">
          <table:table-cell office:value-type="string" calcext:value-type="string">
            <text:p>M04</text:p>
          </table:table-cell>
          <table:table-cell office:value-type="string" calcext:value-type="string">
            <text:p>Corporate Meeting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5];[.J$1];[.K$1];[.I$1];[.B45];[.J$1];[.K$1];[.I$1];[.C45];[.J$1];[.K$1];[.I$1];[.D45];[.J$1];[.K$1];[.I$1];[.E45];[.J$1];[.L$1];[.K$1])" office:value-type="string" office:string-value="[&quot;M04&quot;,&quot;Corporate Meeting &quot;,&quot;M&quot;,&quot;W&quot;,&quot;Inactive&quot;]," calcext:value-type="string">
            <text:p>["M04","Corporate Meeting ","M","W","Inactive"],</text:p>
          </table:table-cell>
        </table:table-row>
        <table:table-row table:style-name="ro1">
          <table:table-cell office:value-type="string" calcext:value-type="string">
            <text:p>M05</text:p>
          </table:table-cell>
          <table:table-cell office:value-type="string" calcext:value-type="string">
            <text:p>Interview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6];[.J$1];[.K$1];[.I$1];[.B46];[.J$1];[.K$1];[.I$1];[.C46];[.J$1];[.K$1];[.I$1];[.D46];[.J$1];[.K$1];[.I$1];[.E46];[.J$1];[.L$1];[.K$1])" office:value-type="string" office:string-value="[&quot;M05&quot;,&quot;Interviewing&quot;,&quot;M&quot;,&quot;WD&quot;,&quot;Inactive&quot;]," calcext:value-type="string">
            <text:p>["M05","Interviewing","M","WD","Inactive"],</text:p>
          </table:table-cell>
        </table:table-row>
        <table:table-row table:style-name="ro1">
          <table:table-cell office:value-type="string" calcext:value-type="string">
            <text:p>M06</text:p>
          </table:table-cell>
          <table:table-cell office:value-type="string" calcext:value-type="string">
            <text:p>Meeting Pre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7];[.J$1];[.K$1];[.I$1];[.B47];[.J$1];[.K$1];[.I$1];[.C47];[.J$1];[.K$1];[.I$1];[.D47];[.J$1];[.K$1];[.I$1];[.E47];[.J$1];[.L$1];[.K$1])" office:value-type="string" office:string-value="[&quot;M06&quot;,&quot;Meeting Prep&quot;,&quot;M&quot;,&quot;WD&quot;,&quot;Inactive&quot;]," calcext:value-type="string">
            <text:p>["M06","Meeting Prep","M","WD","Inactive"],</text:p>
          </table:table-cell>
        </table:table-row>
        <table:table-row table:style-name="ro1">
          <table:table-cell office:value-type="string" calcext:value-type="string">
            <text:p>M07</text:p>
          </table:table-cell>
          <table:table-cell office:value-type="string" calcext:value-type="string">
            <text:p>Phone: Wor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8];[.J$1];[.K$1];[.I$1];[.B48];[.J$1];[.K$1];[.I$1];[.C48];[.J$1];[.K$1];[.I$1];[.D48];[.J$1];[.K$1];[.I$1];[.E48];[.J$1];[.L$1];[.K$1])" office:value-type="string" office:string-value="[&quot;M07&quot;,&quot;Phone: Work&quot;,&quot;M&quot;,&quot;W&quot;,&quot;Inactive&quot;]," calcext:value-type="string">
            <text:p>["M07","Phone: Work","M","W","Inactive"],</text:p>
          </table:table-cell>
        </table:table-row>
        <table:table-row table:style-name="ro1">
          <table:table-cell office:value-type="string" calcext:value-type="string">
            <text:p>M08</text:p>
          </table:table-cell>
          <table:table-cell office:value-type="string" calcext:value-type="string">
            <text:p>Planning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9];[.J$1];[.K$1];[.I$1];[.B49];[.J$1];[.K$1];[.I$1];[.C49];[.J$1];[.K$1];[.I$1];[.D49];[.J$1];[.K$1];[.I$1];[.E49];[.J$1];[.L$1];[.K$1])" office:value-type="string" office:string-value="[&quot;M08&quot;,&quot;Planning Mtg&quot;,&quot;M&quot;,&quot;W&quot;,&quot;Inactive&quot;]," calcext:value-type="string">
            <text:p>["M08","Planning Mtg","M","W","Inactive"],</text:p>
          </table:table-cell>
        </table:table-row>
        <table:table-row table:style-name="ro1">
          <table:table-cell office:value-type="string" calcext:value-type="string">
            <text:p>M09</text:p>
          </table:table-cell>
          <table:table-cell office:value-type="string" calcext:value-type="string">
            <text:p>Schedule Mt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0];[.J$1];[.K$1];[.I$1];[.B50];[.J$1];[.K$1];[.I$1];[.C50];[.J$1];[.K$1];[.I$1];[.D50];[.J$1];[.K$1];[.I$1];[.E50];[.J$1];[.L$1];[.K$1])" office:value-type="string" office:string-value="[&quot;M09&quot;,&quot;Schedule Mtgs&quot;,&quot;A&quot;,&quot;WD&quot;,&quot;Active&quot;]," calcext:value-type="string">
            <text:p>["M09","Schedule Mtgs","A","WD","Active"],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Team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1];[.J$1];[.K$1];[.I$1];[.B51];[.J$1];[.K$1];[.I$1];[.C51];[.J$1];[.K$1];[.I$1];[.D51];[.J$1];[.K$1];[.I$1];[.E51];[.J$1];[.L$1];[.K$1])" office:value-type="string" office:string-value="[&quot;M10&quot;,&quot;Team Mtg&quot;,&quot;M&quot;,&quot;W&quot;,&quot;Active&quot;]," calcext:value-type="string">
            <text:p>["M10","Team Mtg","M","W","Active"],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Volunteer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2];[.J$1];[.K$1];[.I$1];[.B52];[.J$1];[.K$1];[.I$1];[.C52];[.J$1];[.K$1];[.I$1];[.D52];[.J$1];[.K$1];[.I$1];[.E52];[.J$1];[.L$1];[.K$1])" office:value-type="string" office:string-value="[&quot;M11&quot;,&quot;Volunteering&quot;,&quot;M&quot;,&quot;W&quot;,&quot;Inactive&quot;]," calcext:value-type="string">
            <text:p>["M11","Volunteering","M","W","Inactive"],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office:value-type="string" calcext:value-type="string">
            <text:p>Untracked 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3];[.J$1];[.K$1];[.I$1];[.B53];[.J$1];[.K$1];[.I$1];[.C53];[.J$1];[.K$1];[.I$1];[.D53];[.J$1];[.K$1];[.I$1];[.E53];[.J$1];[.L$1];[.K$1])" office:value-type="string" office:string-value="[&quot;N01&quot;,&quot;Untracked Time&quot;,&quot;N&quot;,&quot;N&quot;,&quot;Active&quot;]," calcext:value-type="string">
            <text:p>["N01","Untracked Time","N","N","Active"],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office:value-type="string" calcext:value-type="string">
            <text:p>Dr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4];[.J$1];[.K$1];[.I$1];[.B54];[.J$1];[.K$1];[.I$1];[.C54];[.J$1];[.K$1];[.I$1];[.D54];[.J$1];[.K$1];[.I$1];[.E54];[.J$1];[.L$1];[.K$1])" office:value-type="string" office:string-value="[&quot;N02&quot;,&quot;Drive&quot;,&quot;2&quot;,&quot;PS&quot;,&quot;Active&quot;]," calcext:value-type="string">
            <text:p>["N02","Drive","2","PS","Active"],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5];[.J$1];[.K$1];[.I$1];[.B55];[.J$1];[.K$1];[.I$1];[.C55];[.J$1];[.K$1];[.I$1];[.D55];[.J$1];[.K$1];[.I$1];[.E55];[.J$1];[.L$1];[.K$1])" office:value-type="string" office:string-value="[&quot;N03&quot;,&quot;TV&quot;,&quot;P&quot;,&quot;LPS&quot;,&quot;Active&quot;]," calcext:value-type="string">
            <text:p>["N03","TV","P","LPS","Active"],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Databas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6];[.J$1];[.K$1];[.I$1];[.B56];[.J$1];[.K$1];[.I$1];[.C56];[.J$1];[.K$1];[.I$1];[.D56];[.J$1];[.K$1];[.I$1];[.E56];[.J$1];[.L$1];[.K$1])" office:value-type="string" office:string-value="[&quot;P01&quot;,&quot;Database&quot;,&quot;P&quot;,&quot;P&quot;,&quot;Active&quot;]," calcext:value-type="string">
            <text:p>["P01","Database","P","P","Active"],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7];[.J$1];[.K$1];[.I$1];[.B57];[.J$1];[.K$1];[.I$1];[.C57];[.J$1];[.K$1];[.I$1];[.D57];[.J$1];[.K$1];[.I$1];[.E57];[.J$1];[.L$1];[.K$1])" office:value-type="string" office:string-value="[&quot;P02&quot;,&quot;Job Search&quot;,&quot;D&quot;,&quot;DPW&quot;,&quot;Inactive&quot;]," calcext:value-type="string">
            <text:p>["P02","Job Search","D","DPW","Inactive"],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Finance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8];[.J$1];[.K$1];[.I$1];[.B58];[.J$1];[.K$1];[.I$1];[.C58];[.J$1];[.K$1];[.I$1];[.D58];[.J$1];[.K$1];[.I$1];[.E58];[.J$1];[.L$1];[.K$1])" office:value-type="string" office:string-value="[&quot;P04&quot;,&quot;Finances&quot;,&quot;P&quot;,&quot;P&quot;,&quot;Active&quot;]," calcext:value-type="string">
            <text:p>["P04","Finances","P","P","Active"],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Personal: Admi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9];[.J$1];[.K$1];[.I$1];[.B59];[.J$1];[.K$1];[.I$1];[.C59];[.J$1];[.K$1];[.I$1];[.D59];[.J$1];[.K$1];[.I$1];[.E59];[.J$1];[.L$1];[.K$1])" office:value-type="string" office:string-value="[&quot;P05&quot;,&quot;Personal: Admin&quot;,&quot;P&quot;,&quot;P&quot;,&quot;Active&quot;]," calcext:value-type="string">
            <text:p>["P05","Personal: Admin","P","P","Active"],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>
            <text:p>Retiremen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0];[.J$1];[.K$1];[.I$1];[.B60];[.J$1];[.K$1];[.I$1];[.C60];[.J$1];[.K$1];[.I$1];[.D60];[.J$1];[.K$1];[.I$1];[.E60];[.J$1];[.L$1];[.K$1])" office:value-type="string" office:string-value="[&quot;P06&quot;,&quot;Retirement&quot;,&quot;P&quot;,&quot;P&quot;,&quot;Inactive&quot;]," calcext:value-type="string">
            <text:p>["P06","Retirement","P","P","Inactive"],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ax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1];[.J$1];[.K$1];[.I$1];[.B61];[.J$1];[.K$1];[.I$1];[.C61];[.J$1];[.K$1];[.I$1];[.D61];[.J$1];[.K$1];[.I$1];[.E61];[.J$1];[.L$1];[.K$1])" office:value-type="string" office:string-value="[&quot;P07&quot;,&quot;Taxes&quot;,&quot;1&quot;,&quot;P&quot;,&quot;Inactive&quot;]," calcext:value-type="string">
            <text:p>["P07","Taxes","1","P","Inactive"],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Taxes (S)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2];[.J$1];[.K$1];[.I$1];[.B62];[.J$1];[.K$1];[.I$1];[.C62];[.J$1];[.K$1];[.I$1];[.D62];[.J$1];[.K$1];[.I$1];[.E62];[.J$1];[.L$1];[.K$1])" office:value-type="string" office:string-value="[&quot;P08&quot;,&quot;Taxes (S)&quot;,&quot;P&quot;,&quot;S&quot;,&quot;Inactive&quot;]," calcext:value-type="string">
            <text:p>["P08","Taxes (S)","P","S","Inactive"],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string" calcext:value-type="string">
            <text:p>Brush Tee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3];[.J$1];[.K$1];[.I$1];[.B63];[.J$1];[.K$1];[.I$1];[.C63];[.J$1];[.K$1];[.I$1];[.D63];[.J$1];[.K$1];[.I$1];[.E63];[.J$1];[.L$1];[.K$1])" office:value-type="string" office:string-value="[&quot;P09&quot;,&quot;Brush Teeth&quot;,&quot;R&quot;,&quot;P&quot;,&quot;Active&quot;]," calcext:value-type="string">
            <text:p>["P09","Brush Teeth","R","P","Active"],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Car Search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4];[.J$1];[.K$1];[.I$1];[.B64];[.J$1];[.K$1];[.I$1];[.C64];[.J$1];[.K$1];[.I$1];[.D64];[.J$1];[.K$1];[.I$1];[.E64];[.J$1];[.L$1];[.K$1])" office:value-type="string" office:string-value="[&quot;P10&quot;,&quot;Car Search&quot;,&quot;P&quot;,&quot;P&quot;,&quot;Inactive&quot;]," calcext:value-type="string">
            <text:p>["P10","Car Search","P","P","Inactive"],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Clean 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5];[.J$1];[.K$1];[.I$1];[.B65];[.J$1];[.K$1];[.I$1];[.C65];[.J$1];[.K$1];[.I$1];[.D65];[.J$1];[.K$1];[.I$1];[.E65];[.J$1];[.L$1];[.K$1])" office:value-type="string" office:string-value="[&quot;P11&quot;,&quot;Clean House&quot;,&quot;1&quot;,&quot;P&quot;,&quot;Active&quot;]," calcext:value-type="string">
            <text:p>["P11","Clean House","1","P","Active"],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Fingernail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6];[.J$1];[.K$1];[.I$1];[.B66];[.J$1];[.K$1];[.I$1];[.C66];[.J$1];[.K$1];[.I$1];[.D66];[.J$1];[.K$1];[.I$1];[.E66];[.J$1];[.L$1];[.K$1])" office:value-type="string" office:string-value="[&quot;P12&quot;,&quot;Fingernails&quot;,&quot;R&quot;,&quot;P&quot;,&quot;Active&quot;]," calcext:value-type="string">
            <text:p>["P12","Fingernails","R","P","Active"],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Cook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7];[.J$1];[.K$1];[.I$1];[.B67];[.J$1];[.K$1];[.I$1];[.C67];[.J$1];[.K$1];[.I$1];[.D67];[.J$1];[.K$1];[.I$1];[.E67];[.J$1];[.L$1];[.K$1])" office:value-type="string" office:string-value="[&quot;P13&quot;,&quot;Cook&quot;,&quot;P&quot;,&quot;P&quot;,&quot;Active&quot;]," calcext:value-type="string">
            <text:p>["P13","Cook","P","P","Active"],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8];[.J$1];[.K$1];[.I$1];[.B68];[.J$1];[.K$1];[.I$1];[.C68];[.J$1];[.K$1];[.I$1];[.D68];[.J$1];[.K$1];[.I$1];[.E68];[.J$1];[.L$1];[.K$1])" office:value-type="string" office:string-value="[&quot;P14&quot;,&quot;Dinner&quot;,&quot;3&quot;,&quot;P&quot;,&quot;Inactive&quot;]," calcext:value-type="string">
            <text:p>["P14","Dinner","3","P","Inactive"],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Doctor/Dentis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9];[.J$1];[.K$1];[.I$1];[.B69];[.J$1];[.K$1];[.I$1];[.C69];[.J$1];[.K$1];[.I$1];[.D69];[.J$1];[.K$1];[.I$1];[.E69];[.J$1];[.L$1];[.K$1])" office:value-type="string" office:string-value="[&quot;P15&quot;,&quot;Doctor/Dentist&quot;,&quot;P&quot;,&quot;P&quot;,&quot;Active&quot;]," calcext:value-type="string">
            <text:p>["P15","Doctor/Dentist","P","P","Active"],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0];[.J$1];[.K$1];[.I$1];[.B70];[.J$1];[.K$1];[.I$1];[.C70];[.J$1];[.K$1];[.I$1];[.D70];[.J$1];[.K$1];[.I$1];[.E70];[.J$1];[.L$1];[.K$1])" office:value-type="string" office:string-value="[&quot;P16&quot;,&quot;Dog&quot;,&quot;P&quot;,&quot;PS&quot;,&quot;Active&quot;]," calcext:value-type="string">
            <text:p>["P16","Dog","P","PS","Active"],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Fantasy Football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1];[.J$1];[.K$1];[.I$1];[.B71];[.J$1];[.K$1];[.I$1];[.C71];[.J$1];[.K$1];[.I$1];[.D71];[.J$1];[.K$1];[.I$1];[.E71];[.J$1];[.L$1];[.K$1])" office:value-type="string" office:string-value="[&quot;P17&quot;,&quot;Fantasy Football&quot;,&quot;P&quot;,&quot;P&quot;,&quot;Inactive&quot;]," calcext:value-type="string">
            <text:p>["P17","Fantasy Football","P","P","Inactive"],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Food Tracking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2];[.J$1];[.K$1];[.I$1];[.B72];[.J$1];[.K$1];[.I$1];[.C72];[.J$1];[.K$1];[.I$1];[.D72];[.J$1];[.K$1];[.I$1];[.E72];[.J$1];[.L$1];[.K$1])" office:value-type="string" office:string-value="[&quot;P18&quot;,&quot;Food Tracking&quot;,&quot;P&quot;,&quot;P&quot;,&quot;Inactive&quot;]," calcext:value-type="string">
            <text:p>["P18","Food Tracking","P","P","Inactive"],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Shopping: Furnitur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3];[.J$1];[.K$1];[.I$1];[.B73];[.J$1];[.K$1];[.I$1];[.C73];[.J$1];[.K$1];[.I$1];[.D73];[.J$1];[.K$1];[.I$1];[.E73];[.J$1];[.L$1];[.K$1])" office:value-type="string" office:string-value="[&quot;P19&quot;,&quot;Shopping: Furniture&quot;,&quot;P&quot;,&quot;P&quot;,&quot;Inactive&quot;]," calcext:value-type="string">
            <text:p>["P19","Shopping: Furniture","P","P","Inactive"],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4];[.J$1];[.K$1];[.I$1];[.B74];[.J$1];[.K$1];[.I$1];[.C74];[.J$1];[.K$1];[.I$1];[.D74];[.J$1];[.K$1];[.I$1];[.E74];[.J$1];[.L$1];[.K$1])" office:value-type="string" office:string-value="[&quot;P20&quot;,&quot;Dress&quot;,&quot;R&quot;,&quot;P&quot;,&quot;Active&quot;]," calcext:value-type="string">
            <text:p>["P20","Dress","R","P","Active"],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Shopping: Gift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5];[.J$1];[.K$1];[.I$1];[.B75];[.J$1];[.K$1];[.I$1];[.C75];[.J$1];[.K$1];[.I$1];[.D75];[.J$1];[.K$1];[.I$1];[.E75];[.J$1];[.L$1];[.K$1])" office:value-type="string" office:string-value="[&quot;P21&quot;,&quot;Shopping: Gifts&quot;,&quot;P&quot;,&quot;P&quot;,&quot;Inactive&quot;]," calcext:value-type="string">
            <text:p>["P21","Shopping: Gifts","P","P","Inactive"],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Hairc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6];[.J$1];[.K$1];[.I$1];[.B76];[.J$1];[.K$1];[.I$1];[.C76];[.J$1];[.K$1];[.I$1];[.D76];[.J$1];[.K$1];[.I$1];[.E76];[.J$1];[.L$1];[.K$1])" office:value-type="string" office:string-value="[&quot;P22&quot;,&quot;Haircut&quot;,&quot;1&quot;,&quot;P&quot;,&quot;Active&quot;]," calcext:value-type="string">
            <text:p>["P22","Haircut","1","P","Active"],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Home/Apt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7];[.J$1];[.K$1];[.I$1];[.B77];[.J$1];[.K$1];[.I$1];[.C77];[.J$1];[.K$1];[.I$1];[.D77];[.J$1];[.K$1];[.I$1];[.E77];[.J$1];[.L$1];[.K$1])" office:value-type="string" office:string-value="[&quot;P23&quot;,&quot;Home/Apt Search&quot;,&quot;1&quot;,&quot;P&quot;,&quot;Inactive&quot;]," calcext:value-type="string">
            <text:p>["P23","Home/Apt Search","1","P","Inactive"],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Interne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8];[.J$1];[.K$1];[.I$1];[.B78];[.J$1];[.K$1];[.I$1];[.C78];[.J$1];[.K$1];[.I$1];[.D78];[.J$1];[.K$1];[.I$1];[.E78];[.J$1];[.L$1];[.K$1])" office:value-type="string" office:string-value="[&quot;P24&quot;,&quot;Internet&quot;,&quot;P&quot;,&quot;P&quot;,&quot;Active&quot;]," calcext:value-type="string">
            <text:p>["P24","Internet","P","P","Active"],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string" calcext:value-type="string">
            <text:p>Investment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9];[.J$1];[.K$1];[.I$1];[.B79];[.J$1];[.K$1];[.I$1];[.C79];[.J$1];[.K$1];[.I$1];[.D79];[.J$1];[.K$1];[.I$1];[.E79];[.J$1];[.L$1];[.K$1])" office:value-type="string" office:string-value="[&quot;P25&quot;,&quot;Investments&quot;,&quot;P&quot;,&quot;P&quot;,&quot;Active&quot;]," calcext:value-type="string">
            <text:p>["P25","Investments","P","P","Active"],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string" calcext:value-type="string">
            <text:p>JO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0];[.J$1];[.K$1];[.I$1];[.B80];[.J$1];[.K$1];[.I$1];[.C80];[.J$1];[.K$1];[.I$1];[.D80];[.J$1];[.K$1];[.I$1];[.E80];[.J$1];[.L$1];[.K$1])" office:value-type="string" office:string-value="[&quot;P26&quot;,&quot;JO&quot;,&quot;P&quot;,&quot;P&quot;,&quot;Active&quot;]," calcext:value-type="string">
            <text:p>["P26","JO","P","P","Active"],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1];[.J$1];[.K$1];[.I$1];[.B81];[.J$1];[.K$1];[.I$1];[.C81];[.J$1];[.K$1];[.I$1];[.D81];[.J$1];[.K$1];[.I$1];[.E81];[.J$1];[.L$1];[.K$1])" office:value-type="string" office:string-value="[&quot;P29&quot;,&quot;Shower&quot;,&quot;R&quot;,&quot;P&quot;,&quot;Active&quot;]," calcext:value-type="string">
            <text:p>["P29","Shower","R","P","Active"],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2];[.J$1];[.K$1];[.I$1];[.B82];[.J$1];[.K$1];[.I$1];[.C82];[.J$1];[.K$1];[.I$1];[.D82];[.J$1];[.K$1];[.I$1];[.E82];[.J$1];[.L$1];[.K$1])" office:value-type="string" office:string-value="[&quot;P30&quot;,&quot;Walk&quot;,&quot;H&quot;,&quot;PS&quot;,&quot;Active&quot;]," calcext:value-type="string">
            <text:p>["P30","Walk","H","PS","Active"],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3];[.J$1];[.K$1];[.I$1];[.B83];[.J$1];[.K$1];[.I$1];[.C83];[.J$1];[.K$1];[.I$1];[.D83];[.J$1];[.K$1];[.I$1];[.E83];[.J$1];[.L$1];[.K$1])" office:value-type="string" office:string-value="[&quot;P31&quot;,&quot;Gym&quot;,&quot;H&quot;,&quot;P&quot;,&quot;Active&quot;]," calcext:value-type="string">
            <text:p>["P31","Gym","H","P","Active"],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4];[.J$1];[.K$1];[.I$1];[.B84];[.J$1];[.K$1];[.I$1];[.C84];[.J$1];[.K$1];[.I$1];[.D84];[.J$1];[.K$1];[.I$1];[.E84];[.J$1];[.L$1];[.K$1])" office:value-type="string" office:string-value="[&quot;P32&quot;,&quot;Pack&quot;,&quot;R&quot;,&quot;P&quot;,&quot;Active&quot;]," calcext:value-type="string">
            <text:p>["P32","Pack","R","P","Active"],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string" calcext:value-type="string">
            <text:p>Shave &amp; Hai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5];[.J$1];[.K$1];[.I$1];[.B85];[.J$1];[.K$1];[.I$1];[.C85];[.J$1];[.K$1];[.I$1];[.D85];[.J$1];[.K$1];[.I$1];[.E85];[.J$1];[.L$1];[.K$1])" office:value-type="string" office:string-value="[&quot;P33&quot;,&quot;Shave &amp; Hair&quot;,&quot;R&quot;,&quot;P&quot;,&quot;Active&quot;]," calcext:value-type="string">
            <text:p>["P33","Shave &amp; Hair","R","P","Active"],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Laund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6];[.J$1];[.K$1];[.I$1];[.B86];[.J$1];[.K$1];[.I$1];[.C86];[.J$1];[.K$1];[.I$1];[.D86];[.J$1];[.K$1];[.I$1];[.E86];[.J$1];[.L$1];[.K$1])" office:value-type="string" office:string-value="[&quot;P34&quot;,&quot;Laundry&quot;,&quot;1&quot;,&quot;P&quot;,&quot;Active&quot;]," calcext:value-type="string">
            <text:p>["P34","Laundry","1","P","Active"],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string" calcext:value-type="string">
            <text:p>D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7];[.J$1];[.K$1];[.I$1];[.B87];[.J$1];[.K$1];[.I$1];[.C87];[.J$1];[.K$1];[.I$1];[.D87];[.J$1];[.K$1];[.I$1];[.E87];[.J$1];[.L$1];[.K$1])" office:value-type="string" office:string-value="[&quot;P35&quot;,&quot;Dishes&quot;,&quot;1&quot;,&quot;P&quot;,&quot;Active&quot;]," calcext:value-type="string">
            <text:p>["P35","Dishes","1","P","Active"],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8];[.J$1];[.K$1];[.I$1];[.B88];[.J$1];[.K$1];[.I$1];[.C88];[.J$1];[.K$1];[.I$1];[.D88];[.J$1];[.K$1];[.I$1];[.E88];[.J$1];[.L$1];[.K$1])" office:value-type="string" office:string-value="[&quot;P36&quot;,&quot;Groceries&quot;,&quot;P&quot;,&quot;PS&quot;,&quot;Active&quot;]," calcext:value-type="string">
            <text:p>["P36","Groceries","P","PS","Active"],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string" calcext:value-type="string">
            <text:p>Lawn &amp;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9];[.J$1];[.K$1];[.I$1];[.B89];[.J$1];[.K$1];[.I$1];[.C89];[.J$1];[.K$1];[.I$1];[.D89];[.J$1];[.K$1];[.I$1];[.E89];[.J$1];[.L$1];[.K$1])" office:value-type="string" office:string-value="[&quot;P37&quot;,&quot;Lawn &amp; Garden&quot;,&quot;1&quot;,&quot;P&quot;,&quot;Active&quot;]," calcext:value-type="string">
            <text:p>["P37","Lawn &amp; Garden","1","P","Active"],</text:p>
          </table:table-cell>
        </table:table-row>
        <table:table-row table:style-name="ro1">
          <table:table-cell office:value-type="string" calcext:value-type="string">
            <text:p>W47</text:p>
          </table:table-cell>
          <table:table-cell office:value-type="string" calcext:value-type="string">
            <text:p>Quality Assuranc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0];[.J$1];[.K$1];[.I$1];[.B90];[.J$1];[.K$1];[.I$1];[.C90];[.J$1];[.K$1];[.I$1];[.D90];[.J$1];[.K$1];[.I$1];[.E90];[.J$1];[.L$1];[.K$1])" office:value-type="string" office:string-value="[&quot;W47&quot;,&quot;Quality Assurance&quot;,&quot;W&quot;,&quot;W&quot;,&quot;Active&quot;]," calcext:value-type="string">
            <text:p>["W47","Quality Assurance","W","W","Active"],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string" calcext:value-type="string">
            <text:p>Shopping: Ho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1];[.J$1];[.K$1];[.I$1];[.B91];[.J$1];[.K$1];[.I$1];[.C91];[.J$1];[.K$1];[.I$1];[.D91];[.J$1];[.K$1];[.I$1];[.E91];[.J$1];[.L$1];[.K$1])" office:value-type="string" office:string-value="[&quot;P39&quot;,&quot;Shopping: Home&quot;,&quot;P&quot;,&quot;PS&quot;,&quot;Active&quot;]," calcext:value-type="string">
            <text:p>["P39","Shopping: Home","P","PS","Active"],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string" calcext:value-type="string">
            <text:p>G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2];[.J$1];[.K$1];[.I$1];[.B92];[.J$1];[.K$1];[.I$1];[.C92];[.J$1];[.K$1];[.I$1];[.D92];[.J$1];[.K$1];[.I$1];[.E92];[.J$1];[.L$1];[.K$1])" office:value-type="string" office:string-value="[&quot;P40&quot;,&quot;Gas&quot;,&quot;2&quot;,&quot;P&quot;,&quot;Active&quot;]," calcext:value-type="string">
            <text:p>["P40","Gas","2","P","Active"],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string" calcext:value-type="string">
            <text:p>Tr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3];[.J$1];[.K$1];[.I$1];[.B93];[.J$1];[.K$1];[.I$1];[.C93];[.J$1];[.K$1];[.I$1];[.D93];[.J$1];[.K$1];[.I$1];[.E93];[.J$1];[.L$1];[.K$1])" office:value-type="string" office:string-value="[&quot;P41&quot;,&quot;Trash&quot;,&quot;1&quot;,&quot;P&quot;,&quot;Active&quot;]," calcext:value-type="string">
            <text:p>["P41","Trash","1","P","Active"],</text:p>
          </table:table-cell>
        </table:table-row>
        <table:table-row table:style-name="ro1">
          <table:table-cell office:value-type="string" calcext:value-type="string">
            <text:p>S01</text:p>
          </table:table-cell>
          <table:table-cell office:value-type="string" calcext:value-type="string">
            <text:p>Socia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4];[.J$1];[.K$1];[.I$1];[.B94];[.J$1];[.K$1];[.I$1];[.C94];[.J$1];[.K$1];[.I$1];[.D94];[.J$1];[.K$1];[.I$1];[.E94];[.J$1];[.L$1];[.K$1])" office:value-type="string" office:string-value="[&quot;S01&quot;,&quot;Social&quot;,&quot;S&quot;,&quot;S&quot;,&quot;Active&quot;]," calcext:value-type="string">
            <text:p>["S01","Social","S","S","Active"],</text:p>
          </table:table-cell>
        </table:table-row>
        <table:table-row table:style-name="ro1">
          <table:table-cell office:value-type="string" calcext:value-type="string">
            <text:p>S02</text:p>
          </table:table-cell>
          <table:table-cell office:value-type="string" calcext:value-type="string">
            <text:p>Se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5];[.J$1];[.K$1];[.I$1];[.B95];[.J$1];[.K$1];[.I$1];[.C95];[.J$1];[.K$1];[.I$1];[.D95];[.J$1];[.K$1];[.I$1];[.E95];[.J$1];[.L$1];[.K$1])" office:value-type="string" office:string-value="[&quot;S02&quot;,&quot;Sex&quot;,&quot;S&quot;,&quot;S&quot;,&quot;Active&quot;]," calcext:value-type="string">
            <text:p>["S02","Sex","S","S","Active"],</text:p>
          </table:table-cell>
        </table:table-row>
        <table:table-row table:style-name="ro1">
          <table:table-cell office:value-type="string" calcext:value-type="string">
            <text:p>S03</text:p>
          </table:table-cell>
          <table:table-cell office:value-type="string" calcext:value-type="string">
            <text:p>Lunch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6];[.J$1];[.K$1];[.I$1];[.B96];[.J$1];[.K$1];[.I$1];[.C96];[.J$1];[.K$1];[.I$1];[.D96];[.J$1];[.K$1];[.I$1];[.E96];[.J$1];[.L$1];[.K$1])" office:value-type="string" office:string-value="[&quot;S03&quot;,&quot;Lunch (S)&quot;,&quot;S&quot;,&quot;S&quot;,&quot;Inactive&quot;]," calcext:value-type="string">
            <text:p>["S03","Lunch (S)","S","S","Inactive"],</text:p>
          </table:table-cell>
        </table:table-row>
        <table:table-row table:style-name="ro1">
          <table:table-cell office:value-type="string" calcext:value-type="string">
            <text:p>S04</text:p>
          </table:table-cell>
          <table:table-cell office:value-type="string" calcext:value-type="string">
            <text:p>Coffee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7];[.J$1];[.K$1];[.I$1];[.B97];[.J$1];[.K$1];[.I$1];[.C97];[.J$1];[.K$1];[.I$1];[.D97];[.J$1];[.K$1];[.I$1];[.E97];[.J$1];[.L$1];[.K$1])" office:value-type="string" office:string-value="[&quot;S04&quot;,&quot;Coffee (S)&quot;,&quot;S&quot;,&quot;S&quot;,&quot;Active&quot;]," calcext:value-type="string">
            <text:p>["S04","Coffee (S)","S","S","Active"],</text:p>
          </table:table-cell>
        </table:table-row>
        <table:table-row table:style-name="ro1">
          <table:table-cell office:value-type="string" calcext:value-type="string">
            <text:p>S05</text:p>
          </table:table-cell>
          <table:table-cell office:value-type="string" calcext:value-type="string">
            <text:p>Breakfast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8];[.J$1];[.K$1];[.I$1];[.B98];[.J$1];[.K$1];[.I$1];[.C98];[.J$1];[.K$1];[.I$1];[.D98];[.J$1];[.K$1];[.I$1];[.E98];[.J$1];[.L$1];[.K$1])" office:value-type="string" office:string-value="[&quot;S05&quot;,&quot;Breakfast (S)&quot;,&quot;S&quot;,&quot;S&quot;,&quot;Inactive&quot;]," calcext:value-type="string">
            <text:p>["S05","Breakfast (S)","S","S","Inactive"],</text:p>
          </table:table-cell>
        </table:table-row>
        <table:table-row table:style-name="ro1">
          <table:table-cell office:value-type="string" calcext:value-type="string">
            <text:p>S06</text:p>
          </table:table-cell>
          <table:table-cell office:value-type="string" calcext:value-type="string">
            <text:p>Research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9];[.J$1];[.K$1];[.I$1];[.B99];[.J$1];[.K$1];[.I$1];[.C99];[.J$1];[.K$1];[.I$1];[.D99];[.J$1];[.K$1];[.I$1];[.E99];[.J$1];[.L$1];[.K$1])" office:value-type="string" office:string-value="[&quot;S06&quot;,&quot;Research (S)&quot;,&quot;S&quot;,&quot;S&quot;,&quot;Inactive&quot;]," calcext:value-type="string">
            <text:p>["S06","Research (S)","S","S","Inactive"],</text:p>
          </table:table-cell>
        </table:table-row>
        <table:table-row table:style-name="ro1">
          <table:table-cell office:value-type="string" calcext:value-type="string">
            <text:p>S07</text:p>
          </table:table-cell>
          <table:table-cell office:value-type="string" calcext:value-type="string">
            <text:p>Meal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0];[.J$1];[.K$1];[.I$1];[.B100];[.J$1];[.K$1];[.I$1];[.C100];[.J$1];[.K$1];[.I$1];[.D100];[.J$1];[.K$1];[.I$1];[.E100];[.J$1];[.L$1];[.K$1])" office:value-type="string" office:string-value="[&quot;S07&quot;,&quot;Meal (S)&quot;,&quot;S&quot;,&quot;S&quot;,&quot;Active&quot;]," calcext:value-type="string">
            <text:p>["S07","Meal (S)","S","S","Active"],</text:p>
          </table:table-cell>
        </table:table-row>
        <table:table-row table:style-name="ro1">
          <table:table-cell office:value-type="string" calcext:value-type="string">
            <text:p>S08</text:p>
          </table:table-cell>
          <table:table-cell office:value-type="string" calcext:value-type="string">
            <text:p>Travel Planning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1];[.J$1];[.K$1];[.I$1];[.B101];[.J$1];[.K$1];[.I$1];[.C101];[.J$1];[.K$1];[.I$1];[.D101];[.J$1];[.K$1];[.I$1];[.E101];[.J$1];[.L$1];[.K$1])" office:value-type="string" office:string-value="[&quot;S08&quot;,&quot;Travel Planning (S)&quot;,&quot;S&quot;,&quot;S&quot;,&quot;Inactive&quot;]," calcext:value-type="string">
            <text:p>["S08","Travel Planning (S)","S","S","Inactive"],</text:p>
          </table:table-cell>
        </table:table-row>
        <table:table-row table:style-name="ro1">
          <table:table-cell office:value-type="string" calcext:value-type="string">
            <text:p>S09</text:p>
          </table:table-cell>
          <table:table-cell office:value-type="string" calcext:value-type="string">
            <text:p>Event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2];[.J$1];[.K$1];[.I$1];[.B102];[.J$1];[.K$1];[.I$1];[.C102];[.J$1];[.K$1];[.I$1];[.D102];[.J$1];[.K$1];[.I$1];[.E102];[.J$1];[.L$1];[.K$1])" office:value-type="string" office:string-value="[&quot;S09&quot;,&quot;Events&quot;,&quot;S&quot;,&quot;S&quot;,&quot;Active&quot;]," calcext:value-type="string">
            <text:p>["S09","Events","S","S","Active"],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Shopping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3];[.J$1];[.K$1];[.I$1];[.B103];[.J$1];[.K$1];[.I$1];[.C103];[.J$1];[.K$1];[.I$1];[.D103];[.J$1];[.K$1];[.I$1];[.E103];[.J$1];[.L$1];[.K$1])" office:value-type="string" office:string-value="[&quot;S10&quot;,&quot;Shopping (S)&quot;,&quot;S&quot;,&quot;S&quot;,&quot;Active&quot;]," calcext:value-type="string">
            <text:p>["S10","Shopping (S)","S","S","Active"],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Exam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4];[.J$1];[.K$1];[.I$1];[.B104];[.J$1];[.K$1];[.I$1];[.C104];[.J$1];[.K$1];[.I$1];[.D104];[.J$1];[.K$1];[.I$1];[.E104];[.J$1];[.L$1];[.K$1])" office:value-type="string" office:string-value="[&quot;T02&quot;,&quot;Exam&quot;,&quot;L&quot;,&quot;L&quot;,&quot;Inactive&quot;]," calcext:value-type="string">
            <text:p>["T02","Exam","L","L","Inactive"],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Study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5];[.J$1];[.K$1];[.I$1];[.B105];[.J$1];[.K$1];[.I$1];[.C105];[.J$1];[.K$1];[.I$1];[.D105];[.J$1];[.K$1];[.I$1];[.E105];[.J$1];[.L$1];[.K$1])" office:value-type="string" office:string-value="[&quot;T03&quot;,&quot;Study&quot;,&quot;L&quot;,&quot;L&quot;,&quot;Inactive&quot;]," calcext:value-type="string">
            <text:p>["T03","Study","L","L","Inactive"],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6];[.J$1];[.K$1];[.I$1];[.B106];[.J$1];[.K$1];[.I$1];[.C106];[.J$1];[.K$1];[.I$1];[.D106];[.J$1];[.K$1];[.I$1];[.E106];[.J$1];[.L$1];[.K$1])" office:value-type="string" office:string-value="[&quot;T04&quot;,&quot;Training&quot;,&quot;T&quot;,&quot;T&quot;,&quot;Active&quot;]," calcext:value-type="string">
            <text:p>["T04","Training","T","T","Active"],</text:p>
          </table:table-cell>
        </table:table-row>
        <table:table-row table:style-name="ro1">
          <table:table-cell office:value-type="string" calcext:value-type="string">
            <text:p>W00</text:p>
          </table:table-cell>
          <table:table-cell office:value-type="string" calcext:value-type="string">
            <text:p>Admin (W)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7];[.J$1];[.K$1];[.I$1];[.B107];[.J$1];[.K$1];[.I$1];[.C107];[.J$1];[.K$1];[.I$1];[.D107];[.J$1];[.K$1];[.I$1];[.E107];[.J$1];[.L$1];[.K$1])" office:value-type="string" office:string-value="[&quot;W00&quot;,&quot;Admin (W)&quot;,&quot;W&quot;,&quot;W&quot;,&quot;Inactive&quot;]," calcext:value-type="string">
            <text:p>["W00","Admin (W)","W","W","Inactive"],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office:value-type="string" calcext:value-type="string">
            <text:p>Agenda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8];[.J$1];[.K$1];[.I$1];[.B108];[.J$1];[.K$1];[.I$1];[.C108];[.J$1];[.K$1];[.I$1];[.D108];[.J$1];[.K$1];[.I$1];[.E108];[.J$1];[.L$1];[.K$1])" office:value-type="string" office:string-value="[&quot;W01&quot;,&quot;Agenda&quot;,&quot;W&quot;,&quot;W&quot;,&quot;Active&quot;]," calcext:value-type="string">
            <text:p>["W01","Agenda","W","W","Active"],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office:value-type="string" calcext:value-type="string">
            <text:p>Annual Pla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9];[.J$1];[.K$1];[.I$1];[.B109];[.J$1];[.K$1];[.I$1];[.C109];[.J$1];[.K$1];[.I$1];[.D109];[.J$1];[.K$1];[.I$1];[.E109];[.J$1];[.L$1];[.K$1])" office:value-type="string" office:string-value="[&quot;W02&quot;,&quot;Annual Plan&quot;,&quot;W&quot;,&quot;W&quot;,&quot;Inactive&quot;]," calcext:value-type="string">
            <text:p>["W02","Annual Plan","W","W","Inactive"],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office:value-type="string" calcext:value-type="string">
            <text:p>Report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0];[.J$1];[.K$1];[.I$1];[.B110];[.J$1];[.K$1];[.I$1];[.C110];[.J$1];[.K$1];[.I$1];[.D110];[.J$1];[.K$1];[.I$1];[.E110];[.J$1];[.L$1];[.K$1])" office:value-type="string" office:string-value="[&quot;W04&quot;,&quot;Reporting&quot;,&quot;W&quot;,&quot;W&quot;,&quot;Active&quot;]," calcext:value-type="string">
            <text:p>["W04","Reporting","W","W","Active"],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office:value-type="string" calcext:value-type="string">
            <text:p>CE Test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1];[.J$1];[.K$1];[.I$1];[.B111];[.J$1];[.K$1];[.I$1];[.C111];[.J$1];[.K$1];[.I$1];[.D111];[.J$1];[.K$1];[.I$1];[.E111];[.J$1];[.L$1];[.K$1])" office:value-type="string" office:string-value="[&quot;W06&quot;,&quot;CE Testing&quot;,&quot;W&quot;,&quot;W&quot;,&quot;Inactive&quot;]," calcext:value-type="string">
            <text:p>["W06","CE Testing","W","W","Inactive"],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office:value-type="string" calcext:value-type="string">
            <text:p>Clos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2];[.J$1];[.K$1];[.I$1];[.B112];[.J$1];[.K$1];[.I$1];[.C112];[.J$1];[.K$1];[.I$1];[.D112];[.J$1];[.K$1];[.I$1];[.E112];[.J$1];[.L$1];[.K$1])" office:value-type="string" office:string-value="[&quot;W07&quot;,&quot;Closing&quot;,&quot;W&quot;,&quot;W&quot;,&quot;Inactive&quot;]," calcext:value-type="string">
            <text:p>["W07","Closing","W","W","Inactive"],</text:p>
          </table:table-cell>
        </table:table-row>
        <table:table-row table:style-name="ro1">
          <table:table-cell office:value-type="string" calcext:value-type="string">
            <text:p>W08</text:p>
          </table:table-cell>
          <table:table-cell office:value-type="string" calcext:value-type="string">
            <text:p>Coach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3];[.J$1];[.K$1];[.I$1];[.B113];[.J$1];[.K$1];[.I$1];[.C113];[.J$1];[.K$1];[.I$1];[.D113];[.J$1];[.K$1];[.I$1];[.E113];[.J$1];[.L$1];[.K$1])" office:value-type="string" office:string-value="[&quot;W08&quot;,&quot;Coaching&quot;,&quot;W&quot;,&quot;W&quot;,&quot;Inactive&quot;]," calcext:value-type="string">
            <text:p>["W08","Coaching","W","W","Inactive"],</text:p>
          </table:table-cell>
        </table:table-row>
        <table:table-row table:style-name="ro1">
          <table:table-cell office:value-type="string" calcext:value-type="string">
            <text:p>W09</text:p>
          </table:table-cell>
          <table:table-cell office:value-type="string" calcext:value-type="string">
            <text:p>DE Doc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4];[.J$1];[.K$1];[.I$1];[.B114];[.J$1];[.K$1];[.I$1];[.C114];[.J$1];[.K$1];[.I$1];[.D114];[.J$1];[.K$1];[.I$1];[.E114];[.J$1];[.L$1];[.K$1])" office:value-type="string" office:string-value="[&quot;W09&quot;,&quot;DE Docs&quot;,&quot;W&quot;,&quot;W&quot;,&quot;Inactive&quot;]," calcext:value-type="string">
            <text:p>["W09","DE Docs","W","W","Inactive"],</text:p>
          </table:table-cell>
        </table:table-row>
        <table:table-row table:style-name="ro1">
          <table:table-cell office:value-type="string" calcext:value-type="string">
            <text:p>W10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5];[.J$1];[.K$1];[.I$1];[.B115];[.J$1];[.K$1];[.I$1];[.C115];[.J$1];[.K$1];[.I$1];[.D115];[.J$1];[.K$1];[.I$1];[.E115];[.J$1];[.L$1];[.K$1])" office:value-type="string" office:string-value="[&quot;W10&quot;,&quot;Email&quot;,&quot;W&quot;,&quot;WD&quot;,&quot;Active&quot;]," calcext:value-type="string">
            <text:p>["W10","Email","W","WD","Active"],</text:p>
          </table:table-cell>
        </table:table-row>
        <table:table-row table:style-name="ro1">
          <table:table-cell office:value-type="string" calcext:value-type="string">
            <text:p>W11</text:p>
          </table:table-cell>
          <table:table-cell office:value-type="string" calcext:value-type="string">
            <text:p>Engagement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6];[.J$1];[.K$1];[.I$1];[.B116];[.J$1];[.K$1];[.I$1];[.C116];[.J$1];[.K$1];[.I$1];[.D116];[.J$1];[.K$1];[.I$1];[.E116];[.J$1];[.L$1];[.K$1])" office:value-type="string" office:string-value="[&quot;W11&quot;,&quot;Engagement Memo&quot;,&quot;W&quot;,&quot;W&quot;,&quot;Inactive&quot;]," calcext:value-type="string">
            <text:p>["W11","Engagement Memo","W","W","Inactive"],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office:value-type="string" calcext:value-type="string">
            <text:p>Research: Extern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7];[.J$1];[.K$1];[.I$1];[.B117];[.J$1];[.K$1];[.I$1];[.C117];[.J$1];[.K$1];[.I$1];[.D117];[.J$1];[.K$1];[.I$1];[.E117];[.J$1];[.L$1];[.K$1])" office:value-type="string" office:string-value="[&quot;W12&quot;,&quot;Research: External&quot;,&quot;A&quot;,&quot;W&quot;,&quot;Inactive&quot;]," calcext:value-type="string">
            <text:p>["W12","Research: External","A","W","Inactive"],</text:p>
          </table:table-cell>
        </table:table-row>
        <table:table-row table:style-name="ro1">
          <table:table-cell office:value-type="string" calcext:value-type="string">
            <text:p>W15</text:p>
          </table:table-cell>
          <table:table-cell office:value-type="string" calcext:value-type="string">
            <text:p>Issue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8];[.J$1];[.K$1];[.I$1];[.B118];[.J$1];[.K$1];[.I$1];[.C118];[.J$1];[.K$1];[.I$1];[.D118];[.J$1];[.K$1];[.I$1];[.E118];[.J$1];[.L$1];[.K$1])" office:value-type="string" office:string-value="[&quot;W15&quot;,&quot;Issue Memo&quot;,&quot;W&quot;,&quot;W&quot;,&quot;Active&quot;]," calcext:value-type="string">
            <text:p>["W15","Issue Memo","W","W","Active"],</text:p>
          </table:table-cell>
        </table:table-row>
        <table:table-row table:style-name="ro1">
          <table:table-cell office:value-type="string" calcext:value-type="string">
            <text:p>W17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9];[.J$1];[.K$1];[.I$1];[.B119];[.J$1];[.K$1];[.I$1];[.C119];[.J$1];[.K$1];[.I$1];[.D119];[.J$1];[.K$1];[.I$1];[.E119];[.J$1];[.L$1];[.K$1])" office:value-type="string" office:string-value="[&quot;W17&quot;,&quot;Research&quot;,&quot;W&quot;,&quot;WD&quot;,&quot;Active&quot;]," calcext:value-type="string">
            <text:p>["W17","Research","W","WD","Active"],</text:p>
          </table:table-cell>
        </table:table-row>
        <table:table-row table:style-name="ro1">
          <table:table-cell office:value-type="string" calcext:value-type="string">
            <text:p>W19</text:p>
          </table:table-cell>
          <table:table-cell office:value-type="string" calcext:value-type="string">
            <text:p>Issue Validatio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0];[.J$1];[.K$1];[.I$1];[.B120];[.J$1];[.K$1];[.I$1];[.C120];[.J$1];[.K$1];[.I$1];[.D120];[.J$1];[.K$1];[.I$1];[.E120];[.J$1];[.L$1];[.K$1])" office:value-type="string" office:string-value="[&quot;W19&quot;,&quot;Issue Validation&quot;,&quot;W&quot;,&quot;W&quot;,&quot;Inactive&quot;]," calcext:value-type="string">
            <text:p>["W19","Issue Validation","W","W","Inactive"],</text:p>
          </table:table-cell>
        </table:table-row>
        <table:table-row table:style-name="ro1">
          <table:table-cell office:value-type="string" calcext:value-type="string">
            <text:p>W20</text:p>
          </table:table-cell>
          <table:table-cell office:value-type="string" calcext:value-type="string">
            <text:p>Meeting Not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1];[.J$1];[.K$1];[.I$1];[.B121];[.J$1];[.K$1];[.I$1];[.C121];[.J$1];[.K$1];[.I$1];[.D121];[.J$1];[.K$1];[.I$1];[.E121];[.J$1];[.L$1];[.K$1])" office:value-type="string" office:string-value="[&quot;W20&quot;,&quot;Meeting Notes&quot;,&quot;W&quot;,&quot;WD&quot;,&quot;Inactive&quot;]," calcext:value-type="string">
            <text:p>["W20","Meeting Notes","W","WD","Inactive"],</text:p>
          </table:table-cell>
        </table:table-row>
        <table:table-row table:style-name="ro1">
          <table:table-cell office:value-type="string" calcext:value-type="string">
            <text:p>W21</text:p>
          </table:table-cell>
          <table:table-cell office:value-type="string" calcext:value-type="string">
            <text:p>Planning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2];[.J$1];[.K$1];[.I$1];[.B122];[.J$1];[.K$1];[.I$1];[.C122];[.J$1];[.K$1];[.I$1];[.D122];[.J$1];[.K$1];[.I$1];[.E122];[.J$1];[.L$1];[.K$1])" office:value-type="string" office:string-value="[&quot;W21&quot;,&quot;Planning Memo&quot;,&quot;W&quot;,&quot;W&quot;,&quot;Inactive&quot;]," calcext:value-type="string">
            <text:p>["W21","Planning Memo","W","W","Inactive"],</text:p>
          </table:table-cell>
        </table:table-row>
        <table:table-row table:style-name="ro1">
          <table:table-cell office:value-type="string" calcext:value-type="string">
            <text:p>W22</text:p>
          </table:table-cell>
          <table:table-cell office:value-type="string" calcext:value-type="string">
            <text:p>Planning: General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3];[.J$1];[.K$1];[.I$1];[.B123];[.J$1];[.K$1];[.I$1];[.C123];[.J$1];[.K$1];[.I$1];[.D123];[.J$1];[.K$1];[.I$1];[.E123];[.J$1];[.L$1];[.K$1])" office:value-type="string" office:string-value="[&quot;W22&quot;,&quot;Planning: General&quot;,&quot;W&quot;,&quot;W&quot;,&quot;Inactive&quot;]," calcext:value-type="string">
            <text:p>["W22","Planning: General","W","W","Inactive"],</text:p>
          </table:table-cell>
        </table:table-row>
        <table:table-row table:style-name="ro1">
          <table:table-cell office:value-type="string" calcext:value-type="string">
            <text:p>W25</text:p>
          </table:table-cell>
          <table:table-cell office:value-type="string" calcext:value-type="string">
            <text:p>Project Economic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4];[.J$1];[.K$1];[.I$1];[.B124];[.J$1];[.K$1];[.I$1];[.C124];[.J$1];[.K$1];[.I$1];[.D124];[.J$1];[.K$1];[.I$1];[.E124];[.J$1];[.L$1];[.K$1])" office:value-type="string" office:string-value="[&quot;W25&quot;,&quot;Project Economics&quot;,&quot;W&quot;,&quot;W&quot;,&quot;Inactive&quot;]," calcext:value-type="string">
            <text:p>["W25","Project Economics","W","W","Inactive"],</text:p>
          </table:table-cell>
        </table:table-row>
        <table:table-row table:style-name="ro1">
          <table:table-cell office:value-type="string" calcext:value-type="string">
            <text:p>W27</text:p>
          </table:table-cell>
          <table:table-cell office:value-type="string" calcext:value-type="string">
            <text:p>Business Profile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5];[.J$1];[.K$1];[.I$1];[.B125];[.J$1];[.K$1];[.I$1];[.C125];[.J$1];[.K$1];[.I$1];[.D125];[.J$1];[.K$1];[.I$1];[.E125];[.J$1];[.L$1];[.K$1])" office:value-type="string" office:string-value="[&quot;W27&quot;,&quot;Business Profile Review&quot;,&quot;W&quot;,&quot;W&quot;,&quot;Active&quot;]," calcext:value-type="string">
            <text:p>["W27","Business Profile Review","W","W","Active"],</text:p>
          </table:table-cell>
        </table:table-row>
        <table:table-row table:style-name="ro1">
          <table:table-cell office:value-type="string" calcext:value-type="string">
            <text:p>W29</text:p>
          </table:table-cell>
          <table:table-cell office:value-type="string" calcext:value-type="string">
            <text:p>Process Risk Control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6];[.J$1];[.K$1];[.I$1];[.B126];[.J$1];[.K$1];[.I$1];[.C126];[.J$1];[.K$1];[.I$1];[.D126];[.J$1];[.K$1];[.I$1];[.E126];[.J$1];[.L$1];[.K$1])" office:value-type="string" office:string-value="[&quot;W29&quot;,&quot;Process Risk Control&quot;,&quot;W&quot;,&quot;W&quot;,&quot;Active&quot;]," calcext:value-type="string">
            <text:p>["W29","Process Risk Control","W","W","Active"],</text:p>
          </table:table-cell>
        </table:table-row>
        <table:table-row table:style-name="ro1">
          <table:table-cell office:value-type="string" calcext:value-type="string">
            <text:p>W30</text:p>
          </table:table-cell>
          <table:table-cell office:value-type="string" calcext:value-type="string">
            <text:p>Doc Reques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7];[.J$1];[.K$1];[.I$1];[.B127];[.J$1];[.K$1];[.I$1];[.C127];[.J$1];[.K$1];[.I$1];[.D127];[.J$1];[.K$1];[.I$1];[.E127];[.J$1];[.L$1];[.K$1])" office:value-type="string" office:string-value="[&quot;W30&quot;,&quot;Doc Request&quot;,&quot;W&quot;,&quot;W&quot;,&quot;Active&quot;]," calcext:value-type="string">
            <text:p>["W30","Doc Request","W","W","Active"],</text:p>
          </table:table-cell>
        </table:table-row>
        <table:table-row table:style-name="ro1">
          <table:table-cell office:value-type="string" calcext:value-type="string">
            <text:p>W32</text:p>
          </table:table-cell>
          <table:table-cell office:value-type="string" calcext:value-type="string">
            <text:p>Review Note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8];[.J$1];[.K$1];[.I$1];[.B128];[.J$1];[.K$1];[.I$1];[.C128];[.J$1];[.K$1];[.I$1];[.D128];[.J$1];[.K$1];[.I$1];[.E128];[.J$1];[.L$1];[.K$1])" office:value-type="string" office:string-value="[&quot;W32&quot;,&quot;Review Notes&quot;,&quot;W&quot;,&quot;W&quot;,&quot;Inactive&quot;]," calcext:value-type="string">
            <text:p>["W32","Review Notes","W","W","Inactive"],</text:p>
          </table:table-cell>
        </table:table-row>
        <table:table-row table:style-name="ro1">
          <table:table-cell office:value-type="string" calcext:value-type="string">
            <text:p>W33</text:p>
          </table:table-cell>
          <table:table-cell office:value-type="string" calcext:value-type="string">
            <text:p>Risk Assessmen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9];[.J$1];[.K$1];[.I$1];[.B129];[.J$1];[.K$1];[.I$1];[.C129];[.J$1];[.K$1];[.I$1];[.D129];[.J$1];[.K$1];[.I$1];[.E129];[.J$1];[.L$1];[.K$1])" office:value-type="string" office:string-value="[&quot;W33&quot;,&quot;Risk Assessment&quot;,&quot;W&quot;,&quot;W&quot;,&quot;Active&quot;]," calcext:value-type="string">
            <text:p>["W33","Risk Assessment","W","W","Active"],</text:p>
          </table:table-cell>
        </table:table-row>
        <table:table-row table:style-name="ro1">
          <table:table-cell office:value-type="string" calcext:value-type="string">
            <text:p>W35</text:p>
          </table:table-cell>
          <table:table-cell office:value-type="string" calcext:value-type="string">
            <text:p>Sampl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0];[.J$1];[.K$1];[.I$1];[.B130];[.J$1];[.K$1];[.I$1];[.C130];[.J$1];[.K$1];[.I$1];[.D130];[.J$1];[.K$1];[.I$1];[.E130];[.J$1];[.L$1];[.K$1])" office:value-type="string" office:string-value="[&quot;W35&quot;,&quot;Sampling&quot;,&quot;W&quot;,&quot;W&quot;,&quot;Inactive&quot;]," calcext:value-type="string">
            <text:p>["W35","Sampling","W","W","Inactive"],</text:p>
          </table:table-cell>
        </table:table-row>
        <table:table-row table:style-name="ro1">
          <table:table-cell office:value-type="string" calcext:value-type="string">
            <text:p>P49</text:p>
          </table:table-cell>
          <table:table-cell office:value-type="string" calcext:value-type="string">
            <text:p>Air Tra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1];[.J$1];[.K$1];[.I$1];[.B131];[.J$1];[.K$1];[.I$1];[.C131];[.J$1];[.K$1];[.I$1];[.D131];[.J$1];[.K$1];[.I$1];[.E131];[.J$1];[.L$1];[.K$1])" office:value-type="string" office:string-value="[&quot;P49&quot;,&quot;Air Travel&quot;,&quot;2&quot;,&quot;PS&quot;,&quot;Active&quot;]," calcext:value-type="string">
            <text:p>["P49","Air Travel","2","PS","Active"],</text:p>
          </table:table-cell>
        </table:table-row>
        <table:table-row table:style-name="ro1">
          <table:table-cell office:value-type="string" calcext:value-type="string">
            <text:p>W38</text:p>
          </table:table-cell>
          <table:table-cell office:value-type="string" calcext:value-type="string">
            <text:p>Status Repor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2];[.J$1];[.K$1];[.I$1];[.B132];[.J$1];[.K$1];[.I$1];[.C132];[.J$1];[.K$1];[.I$1];[.D132];[.J$1];[.K$1];[.I$1];[.E132];[.J$1];[.L$1];[.K$1])" office:value-type="string" office:string-value="[&quot;W38&quot;,&quot;Status Report&quot;,&quot;W&quot;,&quot;W&quot;,&quot;Active&quot;]," calcext:value-type="string">
            <text:p>["W38","Status Report","W","W","Active"],</text:p>
          </table:table-cell>
        </table:table-row>
        <table:table-row table:style-name="ro1">
          <table:table-cell office:value-type="string" calcext:value-type="string">
            <text:p>W39</text:p>
          </table:table-cell>
          <table:table-cell office:value-type="string" calcext:value-type="string">
            <text:p>Process Flo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3];[.J$1];[.K$1];[.I$1];[.B133];[.J$1];[.K$1];[.I$1];[.C133];[.J$1];[.K$1];[.I$1];[.D133];[.J$1];[.K$1];[.I$1];[.E133];[.J$1];[.L$1];[.K$1])" office:value-type="string" office:string-value="[&quot;W39&quot;,&quot;Process Flow&quot;,&quot;W&quot;,&quot;W&quot;,&quot;Inactive&quot;]," calcext:value-type="string">
            <text:p>["W39","Process Flow","W","W","Inactive"],</text:p>
          </table:table-cell>
        </table:table-row>
        <table:table-row table:style-name="ro1">
          <table:table-cell office:value-type="string" calcext:value-type="string">
            <text:p>W40</text:p>
          </table:table-cell>
          <table:table-cell office:value-type="string" calcext:value-type="string">
            <text:p>Workpaper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4];[.J$1];[.K$1];[.I$1];[.B134];[.J$1];[.K$1];[.I$1];[.C134];[.J$1];[.K$1];[.I$1];[.D134];[.J$1];[.K$1];[.I$1];[.E134];[.J$1];[.L$1];[.K$1])" office:value-type="string" office:string-value="[&quot;W40&quot;,&quot;Workpaper Review&quot;,&quot;W&quot;,&quot;W&quot;,&quot;Inactive&quot;]," calcext:value-type="string">
            <text:p>["W40","Workpaper Review","W","W","Inactive"],</text:p>
          </table:table-cell>
        </table:table-row>
        <table:table-row table:style-name="ro1">
          <table:table-cell office:value-type="string" calcext:value-type="string">
            <text:p>W42</text:p>
          </table:table-cell>
          <table:table-cell office:value-type="string" calcext:value-type="string">
            <text:p>Checklis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5];[.J$1];[.K$1];[.I$1];[.B135];[.J$1];[.K$1];[.I$1];[.C135];[.J$1];[.K$1];[.I$1];[.D135];[.J$1];[.K$1];[.I$1];[.E135];[.J$1];[.L$1];[.K$1])" office:value-type="string" office:string-value="[&quot;W42&quot;,&quot;Checklists&quot;,&quot;A&quot;,&quot;W&quot;,&quot;Inactive&quot;]," calcext:value-type="string">
            <text:p>["W42","Checklists","A","W","Inactive"],</text:p>
          </table:table-cell>
        </table:table-row>
        <table:table-row table:style-name="ro1">
          <table:table-cell office:value-type="string" calcext:value-type="string">
            <text:p>W43</text:p>
          </table:table-cell>
          <table:table-cell office:value-type="string" calcext:value-type="string">
            <text:p>Audit Form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6];[.J$1];[.K$1];[.I$1];[.B136];[.J$1];[.K$1];[.I$1];[.C136];[.J$1];[.K$1];[.I$1];[.D136];[.J$1];[.K$1];[.I$1];[.E136];[.J$1];[.L$1];[.K$1])" office:value-type="string" office:string-value="[&quot;W43&quot;,&quot;Audit Form&quot;,&quot;W&quot;,&quot;W&quot;,&quot;Inactive&quot;]," calcext:value-type="string">
            <text:p>["W43","Audit Form","W","W","Inactive"],</text:p>
          </table:table-cell>
        </table:table-row>
        <table:table-row table:style-name="ro1">
          <table:table-cell office:value-type="string" calcext:value-type="string">
            <text:p>W44</text:p>
          </table:table-cell>
          <table:table-cell office:value-type="string" calcext:value-type="string">
            <text:p>Staff IPA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7];[.J$1];[.K$1];[.I$1];[.B137];[.J$1];[.K$1];[.I$1];[.C137];[.J$1];[.K$1];[.I$1];[.D137];[.J$1];[.K$1];[.I$1];[.E137];[.J$1];[.L$1];[.K$1])" office:value-type="string" office:string-value="[&quot;W44&quot;,&quot;Staff IPAs&quot;,&quot;W&quot;,&quot;W&quot;,&quot;Inactive&quot;]," calcext:value-type="string">
            <text:p>["W44","Staff IPAs","W","W","Inactive"],</text:p>
          </table:table-cell>
        </table:table-row>
        <table:table-row table:style-name="ro1">
          <table:table-cell office:value-type="string" calcext:value-type="string">
            <text:p>W46</text:p>
          </table:table-cell>
          <table:table-cell office:value-type="string" calcext:value-type="string">
            <text:p>Issue Report Meet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8];[.J$1];[.K$1];[.I$1];[.B138];[.J$1];[.K$1];[.I$1];[.C138];[.J$1];[.K$1];[.I$1];[.D138];[.J$1];[.K$1];[.I$1];[.E138];[.J$1];[.L$1];[.K$1])" office:value-type="string" office:string-value="[&quot;W46&quot;,&quot;Issue Report Meeting&quot;,&quot;M&quot;,&quot;W&quot;,&quot;Inactive&quot;]," calcext:value-type="string">
            <text:p>["W46","Issue Report Meeting","M","W","Inactive"],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9];[.J$1];[.K$1];[.I$1];[.B139];[.J$1];[.K$1];[.I$1];[.C139];[.J$1];[.K$1];[.I$1];[.D139];[.J$1];[.K$1];[.I$1];[.E139];[.J$1];[.L$1];[.K$1])" office:value-type="string" office:string-value="[&quot;P42&quot;,&quot;Run&quot;,&quot;H&quot;,&quot;P&quot;,&quot;Active&quot;]," calcext:value-type="string">
            <text:p>["P42","Run","H","P","Active"],</text:p>
          </table:table-cell>
        </table:table-row>
        <table:table-row table:style-name="ro1">
          <table:table-cell office:value-type="string" calcext:value-type="string">
            <text:p>P43</text:p>
          </table:table-cell>
          <table:table-cell office:value-type="string" calcext:value-type="string">
            <text:p>Home Rep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0];[.J$1];[.K$1];[.I$1];[.B140];[.J$1];[.K$1];[.I$1];[.C140];[.J$1];[.K$1];[.I$1];[.D140];[.J$1];[.K$1];[.I$1];[.E140];[.J$1];[.L$1];[.K$1])" office:value-type="string" office:string-value="[&quot;P43&quot;,&quot;Home Repairs&quot;,&quot;1&quot;,&quot;P&quot;,&quot;Active&quot;]," calcext:value-type="string">
            <text:p>["P43","Home Repairs","1","P","Active"],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Poo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1];[.J$1];[.K$1];[.I$1];[.B141];[.J$1];[.K$1];[.I$1];[.C141];[.J$1];[.K$1];[.I$1];[.D141];[.J$1];[.K$1];[.I$1];[.E141];[.J$1];[.L$1];[.K$1])" office:value-type="string" office:string-value="[&quot;S11&quot;,&quot;Pool&quot;,&quot;S&quot;,&quot;S&quot;,&quot;Active&quot;]," calcext:value-type="string">
            <text:p>["S11","Pool","S","S","Active"],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Beac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2];[.J$1];[.K$1];[.I$1];[.B142];[.J$1];[.K$1];[.I$1];[.C142];[.J$1];[.K$1];[.I$1];[.D142];[.J$1];[.K$1];[.I$1];[.E142];[.J$1];[.L$1];[.K$1])" office:value-type="string" office:string-value="[&quot;S12&quot;,&quot;Beach&quot;,&quot;S&quot;,&quot;S&quot;,&quot;Active&quot;]," calcext:value-type="string">
            <text:p>["S12","Beach","S","S","Active"],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3];[.J$1];[.K$1];[.I$1];[.B143];[.J$1];[.K$1];[.I$1];[.C143];[.J$1];[.K$1];[.I$1];[.D143];[.J$1];[.K$1];[.I$1];[.E143];[.J$1];[.L$1];[.K$1])" office:value-type="string" office:string-value="[&quot;L15&quot;,&quot;News&quot;,&quot;L&quot;,&quot;L&quot;,&quot;Inactive&quot;]," calcext:value-type="string">
            <text:p>["L15","News","L","L","Inactive"],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4];[.J$1];[.K$1];[.I$1];[.B144];[.J$1];[.K$1];[.I$1];[.C144];[.J$1];[.K$1];[.I$1];[.D144];[.J$1];[.K$1];[.I$1];[.E144];[.J$1];[.L$1];[.K$1])" office:value-type="string" office:string-value="[&quot;S13&quot;,&quot;Bar&quot;,&quot;S&quot;,&quot;S&quot;,&quot;Active&quot;]," calcext:value-type="string">
            <text:p>["S13","Bar","S","S","Active"],</text:p>
          </table:table-cell>
        </table:table-row>
        <table:table-row table:style-name="ro1">
          <table:table-cell office:value-type="string" calcext:value-type="string">
            <text:p>D07</text:p>
          </table:table-cell>
          <table:table-cell office:value-type="string" calcext:value-type="string">
            <text:p>Dai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5];[.J$1];[.K$1];[.I$1];[.B145];[.J$1];[.K$1];[.I$1];[.C145];[.J$1];[.K$1];[.I$1];[.D145];[.J$1];[.K$1];[.I$1];[.E145];[.J$1];[.L$1];[.K$1])" office:value-type="string" office:string-value="[&quot;D07&quot;,&quot;Daily Review&quot;,&quot;D&quot;,&quot;D&quot;,&quot;Active&quot;]," calcext:value-type="string">
            <text:p>["D07","Daily Review","D","D","Active"],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office:value-type="string" calcext:value-type="string">
            <text:p>Dry Clea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6];[.J$1];[.K$1];[.I$1];[.B146];[.J$1];[.K$1];[.I$1];[.C146];[.J$1];[.K$1];[.I$1];[.D146];[.J$1];[.K$1];[.I$1];[.E146];[.J$1];[.L$1];[.K$1])" office:value-type="string" office:string-value="[&quot;P44&quot;,&quot;Dry Cleaning&quot;,&quot;1&quot;,&quot;P&quot;,&quot;Inactive&quot;]," calcext:value-type="string">
            <text:p>["P44","Dry Cleaning","1","P","Inactive"],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office:value-type="string" calcext:value-type="string">
            <text:p>Pick-up Food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7];[.J$1];[.K$1];[.I$1];[.B147];[.J$1];[.K$1];[.I$1];[.C147];[.J$1];[.K$1];[.I$1];[.D147];[.J$1];[.K$1];[.I$1];[.E147];[.J$1];[.L$1];[.K$1])" office:value-type="string" office:string-value="[&quot;P45&quot;,&quot;Pick-up Food&quot;,&quot;P&quot;,&quot;P&quot;,&quot;Active&quot;]," calcext:value-type="string">
            <text:p>["P45","Pick-up Food","P","P","Active"],</text:p>
          </table:table-cell>
        </table:table-row>
        <table:table-row table:style-name="ro1">
          <table:table-cell office:value-type="string" calcext:value-type="string">
            <text:p>I07</text:p>
          </table:table-cell>
          <table:table-cell office:value-type="string" calcext:value-type="string">
            <text:p>Financial Statement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8];[.J$1];[.K$1];[.I$1];[.B148];[.J$1];[.K$1];[.I$1];[.C148];[.J$1];[.K$1];[.I$1];[.D148];[.J$1];[.K$1];[.I$1];[.E148];[.J$1];[.L$1];[.K$1])" office:value-type="string" office:string-value="[&quot;I07&quot;,&quot;Financial Statements&quot;,&quot;I&quot;,&quot;I&quot;,&quot;Inactive&quot;]," calcext:value-type="string">
            <text:p>["I07","Financial Statements","I","I","Inactive"],</text:p>
          </table:table-cell>
        </table:table-row>
        <table:table-row table:style-name="ro1">
          <table:table-cell office:value-type="string" calcext:value-type="string">
            <text:p>I08</text:p>
          </table:table-cell>
          <table:table-cell office:value-type="string" calcext:value-type="string">
            <text:p>Journal Entrie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9];[.J$1];[.K$1];[.I$1];[.B149];[.J$1];[.K$1];[.I$1];[.C149];[.J$1];[.K$1];[.I$1];[.D149];[.J$1];[.K$1];[.I$1];[.E149];[.J$1];[.L$1];[.K$1])" office:value-type="string" office:string-value="[&quot;I08&quot;,&quot;Journal Entries&quot;,&quot;I&quot;,&quot;I&quot;,&quot;Inactive&quot;]," calcext:value-type="string">
            <text:p>["I08","Journal Entries","I","I","Inactive"],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office:value-type="string" calcext:value-type="string">
            <text:p>Wedding Plan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0];[.J$1];[.K$1];[.I$1];[.B150];[.J$1];[.K$1];[.I$1];[.C150];[.J$1];[.K$1];[.I$1];[.D150];[.J$1];[.K$1];[.I$1];[.E150];[.J$1];[.L$1];[.K$1])" office:value-type="string" office:string-value="[&quot;P46&quot;,&quot;Wedding Planning&quot;,&quot;1&quot;,&quot;P&quot;,&quot;Inactive&quot;]," calcext:value-type="string">
            <text:p>["P46","Wedding Planning","1","P","Inactive"],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office:value-type="string" calcext:value-type="string">
            <text:p>Shopping: Onlin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1];[.J$1];[.K$1];[.I$1];[.B151];[.J$1];[.K$1];[.I$1];[.C151];[.J$1];[.K$1];[.I$1];[.D151];[.J$1];[.K$1];[.I$1];[.E151];[.J$1];[.L$1];[.K$1])" office:value-type="string" office:string-value="[&quot;P47&quot;,&quot;Shopping: Online&quot;,&quot;P&quot;,&quot;P&quot;,&quot;Active&quot;]," calcext:value-type="string">
            <text:p>["P47","Shopping: Online","P","P","Active"],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office:value-type="string" calcext:value-type="string">
            <text:p>Clean 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2];[.J$1];[.K$1];[.I$1];[.B152];[.J$1];[.K$1];[.I$1];[.C152];[.J$1];[.K$1];[.I$1];[.D152];[.J$1];[.K$1];[.I$1];[.E152];[.J$1];[.L$1];[.K$1])" office:value-type="string" office:string-value="[&quot;P48&quot;,&quot;Clean Car&quot;,&quot;1&quot;,&quot;P&quot;,&quot;Active&quot;]," calcext:value-type="string">
            <text:p>["P48","Clean Car","1","P","Active"],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3];[.J$1];[.K$1];[.I$1];[.B153];[.J$1];[.K$1];[.I$1];[.C153];[.J$1];[.K$1];[.I$1];[.D153];[.J$1];[.K$1];[.I$1];[.E153];[.J$1];[.L$1];[.K$1])" office:value-type="string" office:string-value="[&quot;N04&quot;,&quot;Sleep&quot;,&quot;N&quot;,&quot;N&quot;,&quot;Active&quot;]," calcext:value-type="string">
            <text:p>["N04","Sleep","N","N","Active"],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string" calcext:value-type="string">
            <text:p>Public Tran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4];[.J$1];[.K$1];[.I$1];[.B154];[.J$1];[.K$1];[.I$1];[.C154];[.J$1];[.K$1];[.I$1];[.D154];[.J$1];[.K$1];[.I$1];[.E154];[.J$1];[.L$1];[.K$1])" office:value-type="string" office:string-value="[&quot;P50&quot;,&quot;Public Trans.&quot;,&quot;2&quot;,&quot;PS&quot;,&quot;Active&quot;]," calcext:value-type="string">
            <text:p>["P50","Public Trans.","2","PS","Active"],</text:p>
          </table:table-cell>
        </table:table-row>
        <table:table-row table:style-name="ro1">
          <table:table-cell office:value-type="string" calcext:value-type="string">
            <text:p>W48</text:p>
          </table:table-cell>
          <table:table-cell office:value-type="string" calcext:value-type="string">
            <text:p>Reg Analysi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5];[.J$1];[.K$1];[.I$1];[.B155];[.J$1];[.K$1];[.I$1];[.C155];[.J$1];[.K$1];[.I$1];[.D155];[.J$1];[.K$1];[.I$1];[.E155];[.J$1];[.L$1];[.K$1])" office:value-type="string" office:string-value="[&quot;W48&quot;,&quot;Reg Analysis&quot;,&quot;W&quot;,&quot;W&quot;,&quot;Inactive&quot;]," calcext:value-type="string">
            <text:p>["W48","Reg Analysis","W","W","Inactive"],</text:p>
          </table:table-cell>
        </table:table-row>
        <table:table-row table:style-name="ro1">
          <table:table-cell office:value-type="string" calcext:value-type="string">
            <text:p>P51</text:p>
          </table:table-cell>
          <table:table-cell office:value-type="string" calcext:value-type="string">
            <text:p>Air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6];[.J$1];[.K$1];[.I$1];[.B156];[.J$1];[.K$1];[.I$1];[.C156];[.J$1];[.K$1];[.I$1];[.D156];[.J$1];[.K$1];[.I$1];[.E156];[.J$1];[.L$1];[.K$1])" office:value-type="string" office:string-value="[&quot;P51&quot;,&quot;Airport&quot;,&quot;2&quot;,&quot;PS&quot;,&quot;Active&quot;]," calcext:value-type="string">
            <text:p>["P51","Airport","2","PS","Active"],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Regulator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7];[.J$1];[.K$1];[.I$1];[.B157];[.J$1];[.K$1];[.I$1];[.C157];[.J$1];[.K$1];[.I$1];[.D157];[.J$1];[.K$1];[.I$1];[.E157];[.J$1];[.L$1];[.K$1])" office:value-type="string" office:string-value="[&quot;M12&quot;,&quot;Regulator Mtg&quot;,&quot;M&quot;,&quot;W&quot;,&quot;Inactive&quot;]," calcext:value-type="string">
            <text:p>["M12","Regulator Mtg","M","W","Inactive"],</text:p>
          </table:table-cell>
        </table:table-row>
        <table:table-row table:style-name="ro1">
          <table:table-cell office:value-type="string" calcext:value-type="string">
            <text:p>P52</text:p>
          </table:table-cell>
          <table:table-cell office:value-type="string" calcext:value-type="string">
            <text:p>Commute (pre-spli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8];[.J$1];[.K$1];[.I$1];[.B158];[.J$1];[.K$1];[.I$1];[.C158];[.J$1];[.K$1];[.I$1];[.D158];[.J$1];[.K$1];[.I$1];[.E158];[.J$1];[.L$1];[.K$1])" office:value-type="string" office:string-value="[&quot;P52&quot;,&quot;Commute (pre-split)&quot;,&quot;2&quot;,&quot;W&quot;,&quot;Inactive&quot;]," calcext:value-type="string">
            <text:p>["P52","Commute (pre-split)","2","W","Inactive"],</text:p>
          </table:table-cell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9];[.J$1];[.K$1];[.I$1];[.B159];[.J$1];[.K$1];[.I$1];[.C159];[.J$1];[.K$1];[.I$1];[.D159];[.J$1];[.K$1];[.I$1];[.E159];[.J$1];[.L$1];[.K$1])" office:value-type="string" office:string-value="[&quot;L16&quot;,&quot;Read&quot;,&quot;L&quot;,&quot;TLP&quot;,&quot;Active&quot;]," calcext:value-type="string">
            <text:p>["L16","Read","L","TLP","Active"],</text:p>
          </table:table-cell>
        </table:table-row>
        <table:table-row table:style-name="ro1">
          <table:table-cell office:value-type="string" calcext:value-type="string">
            <text:p>D08</text:p>
          </table:table-cell>
          <table:table-cell office:value-type="string" calcext:value-type="string">
            <text:p>Job Interview Pr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0];[.J$1];[.K$1];[.I$1];[.B160];[.J$1];[.K$1];[.I$1];[.C160];[.J$1];[.K$1];[.I$1];[.D160];[.J$1];[.K$1];[.I$1];[.E160];[.J$1];[.L$1];[.K$1])" office:value-type="string" office:string-value="[&quot;D08&quot;,&quot;Job Interview Prep&quot;,&quot;D&quot;,&quot;DP&quot;,&quot;Inactive&quot;]," calcext:value-type="string">
            <text:p>["D08","Job Interview Prep","D","DP","Inactive"],</text:p>
          </table:table-cell>
        </table:table-row>
        <table:table-row table:style-name="ro1">
          <table:table-cell office:value-type="string" calcext:value-type="string">
            <text:p>D09</text:p>
          </table:table-cell>
          <table:table-cell office:value-type="string" calcext:value-type="string">
            <text:p>Job Intervie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1];[.J$1];[.K$1];[.I$1];[.B161];[.J$1];[.K$1];[.I$1];[.C161];[.J$1];[.K$1];[.I$1];[.D161];[.J$1];[.K$1];[.I$1];[.E161];[.J$1];[.L$1];[.K$1])" office:value-type="string" office:string-value="[&quot;D09&quot;,&quot;Job Interview&quot;,&quot;D&quot;,&quot;DP&quot;,&quot;Inactive&quot;]," calcext:value-type="string">
            <text:p>["D09","Job Interview","D","DP","Inactive"],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office:value-type="string" calcext:value-type="string">
            <text:p>Cryptocurrency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2];[.J$1];[.K$1];[.I$1];[.B162];[.J$1];[.K$1];[.I$1];[.C162];[.J$1];[.K$1];[.I$1];[.D162];[.J$1];[.K$1];[.I$1];[.E162];[.J$1];[.L$1];[.K$1])" office:value-type="string" office:string-value="[&quot;P53&quot;,&quot;Cryptocurrency&quot;,&quot;P&quot;,&quot;P&quot;,&quot;Active&quot;]," calcext:value-type="string">
            <text:p>["P53","Cryptocurrency","P","P","Active"],</text:p>
          </table:table-cell>
        </table:table-row>
        <table:table-row table:style-name="ro1">
          <table:table-cell office:value-type="string" calcext:value-type="string">
            <text:p>P54</text:p>
          </table:table-cell>
          <table:table-cell office:value-type="string" calcext:value-type="string">
            <text:p>Fishing / Kaya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3];[.J$1];[.K$1];[.I$1];[.B163];[.J$1];[.K$1];[.I$1];[.C163];[.J$1];[.K$1];[.I$1];[.D163];[.J$1];[.K$1];[.I$1];[.E163];[.J$1];[.L$1];[.K$1])" office:value-type="string" office:string-value="[&quot;P54&quot;,&quot;Fishing / Kayaking&quot;,&quot;H&quot;,&quot;PS&quot;,&quot;Inactive&quot;]," calcext:value-type="string">
            <text:p>["P54","Fishing / Kayaking","H","PS","Inactive"],</text:p>
          </table:table-cell>
        </table:table-row>
        <table:table-row table:style-name="ro1">
          <table:table-cell office:value-type="string" calcext:value-type="string">
            <text:p>L17</text:p>
          </table:table-cell>
          <table:table-cell office:value-type="string" calcext:value-type="string">
            <text:p>Lectur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4];[.J$1];[.K$1];[.I$1];[.B164];[.J$1];[.K$1];[.I$1];[.C164];[.J$1];[.K$1];[.I$1];[.D164];[.J$1];[.K$1];[.I$1];[.E164];[.J$1];[.L$1];[.K$1])" office:value-type="string" office:string-value="[&quot;L17&quot;,&quot;Lectures&quot;,&quot;L&quot;,&quot;TL&quot;,&quot;Inactive&quot;]," calcext:value-type="string">
            <text:p>["L17","Lectures","L","TL","Inactive"],</text:p>
          </table:table-cell>
        </table:table-row>
        <table:table-row table:style-name="ro1">
          <table:table-cell office:value-type="string" calcext:value-type="string">
            <text:p>P55</text:p>
          </table:table-cell>
          <table:table-cell office:value-type="string" calcext:value-type="string">
            <text:p>Convo D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5];[.J$1];[.K$1];[.I$1];[.B165];[.J$1];[.K$1];[.I$1];[.C165];[.J$1];[.K$1];[.I$1];[.D165];[.J$1];[.K$1];[.I$1];[.E165];[.J$1];[.L$1];[.K$1])" office:value-type="string" office:string-value="[&quot;P55&quot;,&quot;Convo DB&quot;,&quot;P&quot;,&quot;P&quot;,&quot;Inactive&quot;]," calcext:value-type="string">
            <text:p>["P55","Convo DB","P","P","Inactive"],</text:p>
          </table:table-cell>
        </table:table-row>
        <table:table-row table:style-name="ro1">
          <table:table-cell office:value-type="string" calcext:value-type="string">
            <text:p>L18</text:p>
          </table:table-cell>
          <table:table-cell office:value-type="string" calcext:value-type="string">
            <text:p>Flashcard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6];[.J$1];[.K$1];[.I$1];[.B166];[.J$1];[.K$1];[.I$1];[.C166];[.J$1];[.K$1];[.I$1];[.D166];[.J$1];[.K$1];[.I$1];[.E166];[.J$1];[.L$1];[.K$1])" office:value-type="string" office:string-value="[&quot;L18&quot;,&quot;Flashcards&quot;,&quot;L&quot;,&quot;TL&quot;,&quot;Inactive&quot;]," calcext:value-type="string">
            <text:p>["L18","Flashcards","L","TL","Inactive"],</text:p>
          </table:table-cell>
        </table:table-row>
        <table:table-row table:style-name="ro1">
          <table:table-cell office:value-type="string" calcext:value-type="string">
            <text:p>W49</text:p>
          </table:table-cell>
          <table:table-cell office:value-type="string" calcext:value-type="string">
            <text:p>Announcement Letter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7];[.J$1];[.K$1];[.I$1];[.B167];[.J$1];[.K$1];[.I$1];[.C167];[.J$1];[.K$1];[.I$1];[.D167];[.J$1];[.K$1];[.I$1];[.E167];[.J$1];[.L$1];[.K$1])" office:value-type="string" office:string-value="[&quot;W49&quot;,&quot;Announcement Letter&quot;,&quot;W&quot;,&quot;W&quot;,&quot;Inactive&quot;]," calcext:value-type="string">
            <text:p>["W49","Announcement Letter","W","W","Inactive"],</text:p>
          </table:table-cell>
        </table:table-row>
        <table:table-row table:style-name="ro1">
          <table:table-cell office:value-type="string" calcext:value-type="string">
            <text:p>P56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8];[.J$1];[.K$1];[.I$1];[.B168];[.J$1];[.K$1];[.I$1];[.C168];[.J$1];[.K$1];[.I$1];[.D168];[.J$1];[.K$1];[.I$1];[.E168];[.J$1];[.L$1];[.K$1])" office:value-type="string" office:string-value="[&quot;P56&quot;,&quot;Hiking&quot;,&quot;H&quot;,&quot;PS&quot;,&quot;Active&quot;]," calcext:value-type="string">
            <text:p>["P56","Hiking","H","PS","Active"],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office:value-type="string" calcext:value-type="string">
            <text:p>Bi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9];[.J$1];[.K$1];[.I$1];[.B169];[.J$1];[.K$1];[.I$1];[.C169];[.J$1];[.K$1];[.I$1];[.D169];[.J$1];[.K$1];[.I$1];[.E169];[.J$1];[.L$1];[.K$1])" office:value-type="string" office:string-value="[&quot;P57&quot;,&quot;Biking&quot;,&quot;H&quot;,&quot;PS&quot;,&quot;Inactive&quot;]," calcext:value-type="string">
            <text:p>["P57","Biking","H","PS","Inactive"],</text:p>
          </table:table-cell>
        </table:table-row>
        <table:table-row table:style-name="ro1">
          <table:table-cell office:value-type="string" calcext:value-type="string">
            <text:p>P61</text:p>
          </table:table-cell>
          <table:table-cell office:value-type="string" calcext:value-type="string">
            <text:p>Sheets &amp; Tow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0];[.J$1];[.K$1];[.I$1];[.B170];[.J$1];[.K$1];[.I$1];[.C170];[.J$1];[.K$1];[.I$1];[.D170];[.J$1];[.K$1];[.I$1];[.E170];[.J$1];[.L$1];[.K$1])" office:value-type="string" office:string-value="[&quot;P61&quot;,&quot;Sheets &amp; Towels&quot;,&quot;1&quot;,&quot;P&quot;,&quot;Active&quot;]," calcext:value-type="string">
            <text:p>["P61","Sheets &amp; Towels","1","P","Active"],</text:p>
          </table:table-cell>
        </table:table-row>
        <table:table-row table:style-name="ro1">
          <table:table-cell office:value-type="string" calcext:value-type="string">
            <text:p>W50</text:p>
          </table:table-cell>
          <table:table-cell office:value-type="string" calcext:value-type="string">
            <text:p>Procedure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1];[.J$1];[.K$1];[.I$1];[.B171];[.J$1];[.K$1];[.I$1];[.C171];[.J$1];[.K$1];[.I$1];[.D171];[.J$1];[.K$1];[.I$1];[.E171];[.J$1];[.L$1];[.K$1])" office:value-type="string" office:string-value="[&quot;W50&quot;,&quot;Procedures&quot;,&quot;W&quot;,&quot;W&quot;,&quot;Active&quot;]," calcext:value-type="string">
            <text:p>["W50","Procedures","W","W","Active"],</text:p>
          </table:table-cell>
        </table:table-row>
        <table:table-row table:style-name="ro1">
          <table:table-cell office:value-type="string" calcext:value-type="string">
            <text:p>P58</text:p>
          </table:table-cell>
          <table:table-cell office:value-type="string" calcext:value-type="string">
            <text:p>Clean Kit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2];[.J$1];[.K$1];[.I$1];[.B172];[.J$1];[.K$1];[.I$1];[.C172];[.J$1];[.K$1];[.I$1];[.D172];[.J$1];[.K$1];[.I$1];[.E172];[.J$1];[.L$1];[.K$1])" office:value-type="string" office:string-value="[&quot;P58&quot;,&quot;Clean Kitchen&quot;,&quot;1&quot;,&quot;P&quot;,&quot;Active&quot;]," calcext:value-type="string">
            <text:p>["P58","Clean Kitchen","1","P","Active"],</text:p>
          </table:table-cell>
        </table:table-row>
        <table:table-row table:style-name="ro1">
          <table:table-cell office:value-type="string" calcext:value-type="string">
            <text:p>P59</text:p>
          </table:table-cell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3];[.J$1];[.K$1];[.I$1];[.B173];[.J$1];[.K$1];[.I$1];[.C173];[.J$1];[.K$1];[.I$1];[.D173];[.J$1];[.K$1];[.I$1];[.E173];[.J$1];[.L$1];[.K$1])" office:value-type="string" office:string-value="[&quot;P59&quot;,&quot;Vacuum&quot;,&quot;1&quot;,&quot;P&quot;,&quot;Active&quot;]," calcext:value-type="string">
            <text:p>["P59","Vacuum","1","P","Active"],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office:value-type="string" calcext:value-type="string">
            <text:p>Negativity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4];[.J$1];[.K$1];[.I$1];[.B174];[.J$1];[.K$1];[.I$1];[.C174];[.J$1];[.K$1];[.I$1];[.D174];[.J$1];[.K$1];[.I$1];[.E174];[.J$1];[.L$1];[.K$1])" office:value-type="string" office:string-value="[&quot;P65&quot;,&quot;Negativity&quot;,&quot;P&quot;,&quot;P&quot;,&quot;Active&quot;]," calcext:value-type="string">
            <text:p>["P65","Negativity","P","P","Active"],</text:p>
          </table:table-cell>
        </table:table-row>
        <table:table-row table:style-name="ro1">
          <table:table-cell office:value-type="string" calcext:value-type="string">
            <text:p>W51</text:p>
          </table:table-cell>
          <table:table-cell office:value-type="string" calcext:value-type="string">
            <text:p>Presentatio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75];[.J$1];[.K$1];[.I$1];[.B175];[.J$1];[.K$1];[.I$1];[.C175];[.J$1];[.K$1];[.I$1];[.D175];[.J$1];[.K$1];[.I$1];[.E175];[.J$1];[.L$1];[.K$1])" office:value-type="string" office:string-value="[&quot;W51&quot;,&quot;Presentation&quot;,&quot;W&quot;,&quot;W&quot;,&quot;Inactive&quot;]," calcext:value-type="string">
            <text:p>["W51","Presentation","W","W","Inactive"],</text:p>
          </table:table-cell>
        </table:table-row>
        <table:table-row table:style-name="ro1">
          <table:table-cell office:value-type="string" calcext:value-type="string">
            <text:p>P60</text:p>
          </table:table-cell>
          <table:table-cell office:value-type="string" calcext:value-type="string">
            <text:p>Flo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6];[.J$1];[.K$1];[.I$1];[.B176];[.J$1];[.K$1];[.I$1];[.C176];[.J$1];[.K$1];[.I$1];[.D176];[.J$1];[.K$1];[.I$1];[.E176];[.J$1];[.L$1];[.K$1])" office:value-type="string" office:string-value="[&quot;P60&quot;,&quot;Floss&quot;,&quot;R&quot;,&quot;P&quot;,&quot;Active&quot;]," calcext:value-type="string">
            <text:p>["P60","Floss","R","P","Active"],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Game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77];[.J$1];[.K$1];[.I$1];[.B177];[.J$1];[.K$1];[.I$1];[.C177];[.J$1];[.K$1];[.I$1];[.D177];[.J$1];[.K$1];[.I$1];[.E177];[.J$1];[.L$1];[.K$1])" office:value-type="string" office:string-value="[&quot;S14&quot;,&quot;Games&quot;,&quot;S&quot;,&quot;S&quot;,&quot;Inactive&quot;]," calcext:value-type="string">
            <text:p>["S14","Games","S","S","Inactive"],</text:p>
          </table:table-cell>
        </table:table-row>
        <table:table-row table:style-name="ro1">
          <table:table-cell office:value-type="string" calcext:value-type="string">
            <text:p>P63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8];[.J$1];[.K$1];[.I$1];[.B178];[.J$1];[.K$1];[.I$1];[.C178];[.J$1];[.K$1];[.I$1];[.D178];[.J$1];[.K$1];[.I$1];[.E178];[.J$1];[.L$1];[.K$1])" office:value-type="string" office:string-value="[&quot;P63&quot;,&quot;Meditate&quot;,&quot;H&quot;,&quot;P&quot;,&quot;Active&quot;]," calcext:value-type="string">
            <text:p>["P63","Meditate","H","P","Active"],</text:p>
          </table:table-cell>
        </table:table-row>
        <table:table-row table:style-name="ro1">
          <table:table-cell office:value-type="string" calcext:value-type="string">
            <text:p>P62</text:p>
          </table:table-cell>
          <table:table-cell office:value-type="string" calcext:value-type="string">
            <text:p>Deco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79];[.J$1];[.K$1];[.I$1];[.B179];[.J$1];[.K$1];[.I$1];[.C179];[.J$1];[.K$1];[.I$1];[.D179];[.J$1];[.K$1];[.I$1];[.E179];[.J$1];[.L$1];[.K$1])" office:value-type="string" office:string-value="[&quot;P62&quot;,&quot;Decorate&quot;,&quot;1&quot;,&quot;P&quot;,&quot;Inactive&quot;]," calcext:value-type="string">
            <text:p>["P62","Decorate","1","P","Inactive"],</text:p>
          </table:table-cell>
        </table:table-row>
        <table:table-row table:style-name="ro1">
          <table:table-cell office:value-type="string" calcext:value-type="string">
            <text:p>P64</text:p>
          </table:table-cell>
          <table:table-cell office:value-type="string" calcext:value-type="string">
            <text:p>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0];[.J$1];[.K$1];[.I$1];[.B180];[.J$1];[.K$1];[.I$1];[.C180];[.J$1];[.K$1];[.I$1];[.D180];[.J$1];[.K$1];[.I$1];[.E180];[.J$1];[.L$1];[.K$1])" office:value-type="string" office:string-value="[&quot;P64&quot;,&quot;Mail&quot;,&quot;1&quot;,&quot;P&quot;,&quot;Active&quot;]," calcext:value-type="string">
            <text:p>["P64","Mail","1","P","Active"],</text:p>
          </table:table-cell>
        </table:table-row>
        <table:table-row table:style-name="ro1">
          <table:table-cell office:value-type="string" calcext:value-type="string">
            <text:p>W52</text:p>
          </table:table-cell>
          <table:table-cell office:value-type="string" calcext:value-type="string">
            <text:p>Property Search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1];[.J$1];[.K$1];[.I$1];[.B181];[.J$1];[.K$1];[.I$1];[.C181];[.J$1];[.K$1];[.I$1];[.D181];[.J$1];[.K$1];[.I$1];[.E181];[.J$1];[.L$1];[.K$1])" office:value-type="string" office:string-value="[&quot;W52&quot;,&quot;Property Search&quot;,&quot;W&quot;,&quot;W&quot;,&quot;Inactive&quot;]," calcext:value-type="string">
            <text:p>["W52","Property Search","W","W","Inactive"],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2];[.J$1];[.K$1];[.I$1];[.B182];[.J$1];[.K$1];[.I$1];[.C182];[.J$1];[.K$1];[.I$1];[.D182];[.J$1];[.K$1];[.I$1];[.E182];[.J$1];[.L$1];[.K$1])" office:value-type="string" office:string-value="[&quot;D10&quot;,&quot;Onboarding&quot;,&quot;D&quot;,&quot;DW&quot;,&quot;Active&quot;]," calcext:value-type="string">
            <text:p>["D10","Onboarding","D","DW","Active"],</text:p>
          </table:table-cell>
        </table:table-row>
        <table:table-row table:style-name="ro1">
          <table:table-cell office:value-type="string" calcext:value-type="string">
            <text:p>B07</text:p>
          </table:table-cell>
          <table:table-cell office:value-type="string" calcext:value-type="string">
            <text:p>Bathroom 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3];[.J$1];[.K$1];[.I$1];[.B183];[.J$1];[.K$1];[.I$1];[.C183];[.J$1];[.K$1];[.I$1];[.D183];[.J$1];[.K$1];[.I$1];[.E183];[.J$1];[.L$1];[.K$1])" office:value-type="string" office:string-value="[&quot;B07&quot;,&quot;Bathroom 2&quot;,&quot;R&quot;,&quot;P&quot;,&quot;Active&quot;]," calcext:value-type="string">
            <text:p>["B07","Bathroom 2","R","P","Active"],</text:p>
          </table:table-cell>
        </table:table-row>
        <table:table-row table:style-name="ro1">
          <table:table-cell office:value-type="string" calcext:value-type="string">
            <text:p>L19</text:p>
          </table:table-cell>
          <table:table-cell office:value-type="string" calcext:value-type="string">
            <text:p>Crossword 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4];[.J$1];[.K$1];[.I$1];[.B184];[.J$1];[.K$1];[.I$1];[.C184];[.J$1];[.K$1];[.I$1];[.D184];[.J$1];[.K$1];[.I$1];[.E184];[.J$1];[.L$1];[.K$1])" office:value-type="string" office:string-value="[&quot;L19&quot;,&quot;Crossword &quot;,&quot;L&quot;,&quot;L&quot;,&quot;Active&quot;]," calcext:value-type="string">
            <text:p>["L19","Crossword ","L","L","Active"],</text:p>
          </table:table-cell>
        </table:table-row>
        <table:table-row table:style-name="ro1">
          <table:table-cell office:value-type="string" calcext:value-type="string">
            <text:p>L20</text:p>
          </table:table-cell>
          <table:table-cell office:value-type="string" calcext:value-type="string">
            <text:p>Writ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5];[.J$1];[.K$1];[.I$1];[.B185];[.J$1];[.K$1];[.I$1];[.C185];[.J$1];[.K$1];[.I$1];[.D185];[.J$1];[.K$1];[.I$1];[.E185];[.J$1];[.L$1];[.K$1])" office:value-type="string" office:string-value="[&quot;L20&quot;,&quot;Writing&quot;,&quot;L&quot;,&quot;L&quot;,&quot;Inactive&quot;]," calcext:value-type="string">
            <text:p>["L20","Writing","L","L","Inactive"],</text:p>
          </table:table-cell>
        </table:table-row>
        <table:table-row table:style-name="ro1">
          <table:table-cell office:value-type="string" calcext:value-type="string">
            <text:p>C01</text:p>
          </table:table-cell>
          <table:table-cell office:value-type="string" calcext:value-type="string">
            <text:p>Diaper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6];[.J$1];[.K$1];[.I$1];[.B186];[.J$1];[.K$1];[.I$1];[.C186];[.J$1];[.K$1];[.I$1];[.D186];[.J$1];[.K$1];[.I$1];[.E186];[.J$1];[.L$1];[.K$1])" office:value-type="string" office:string-value="[&quot;C01&quot;,&quot;Diaper 1&quot;,&quot;1&quot;,&quot;P&quot;,&quot;Active&quot;]," calcext:value-type="string">
            <text:p>["C01","Diaper 1","1","P","Active"],</text:p>
          </table:table-cell>
        </table:table-row>
        <table:table-row table:style-name="ro1">
          <table:table-cell office:value-type="string" calcext:value-type="string">
            <text:p>C02</text:p>
          </table:table-cell>
          <table:table-cell office:value-type="string" calcext:value-type="string">
            <text:p>Diaper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7];[.J$1];[.K$1];[.I$1];[.B187];[.J$1];[.K$1];[.I$1];[.C187];[.J$1];[.K$1];[.I$1];[.D187];[.J$1];[.K$1];[.I$1];[.E187];[.J$1];[.L$1];[.K$1])" office:value-type="string" office:string-value="[&quot;C02&quot;,&quot;Diaper 2&quot;,&quot;1&quot;,&quot;P&quot;,&quot;Active&quot;]," calcext:value-type="string">
            <text:p>["C02","Diaper 2","1","P","Active"],</text:p>
          </table:table-cell>
        </table:table-row>
        <table:table-row table:style-name="ro1">
          <table:table-cell office:value-type="string" calcext:value-type="string">
            <text:p>W54</text:p>
          </table:table-cell>
          <table:table-cell office:value-type="string" calcext:value-type="string">
            <text:p>Policy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8];[.J$1];[.K$1];[.I$1];[.B188];[.J$1];[.K$1];[.I$1];[.C188];[.J$1];[.K$1];[.I$1];[.D188];[.J$1];[.K$1];[.I$1];[.E188];[.J$1];[.L$1];[.K$1])" office:value-type="string" office:string-value="[&quot;W54&quot;,&quot;Policy Review&quot;,&quot;W&quot;,&quot;W&quot;,&quot;Active&quot;]," calcext:value-type="string">
            <text:p>["W54","Policy Review","W","W","Active"],</text:p>
          </table:table-cell>
        </table:table-row>
        <table:table-row table:style-name="ro1">
          <table:table-cell office:value-type="string" calcext:value-type="string">
            <text:p>C03</text:p>
          </table:table-cell>
          <table:table-cell office:value-type="string" calcext:value-type="string">
            <text:p>Fee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9];[.J$1];[.K$1];[.I$1];[.B189];[.J$1];[.K$1];[.I$1];[.C189];[.J$1];[.K$1];[.I$1];[.D189];[.J$1];[.K$1];[.I$1];[.E189];[.J$1];[.L$1];[.K$1])" office:value-type="string" office:string-value="[&quot;C03&quot;,&quot;Feeding&quot;,&quot;1&quot;,&quot;P&quot;,&quot;Active&quot;]," calcext:value-type="string">
            <text:p>["C03","Feeding","1","P","Active"],</text:p>
          </table:table-cell>
        </table:table-row>
        <table:table-row table:style-name="ro1">
          <table:table-cell office:value-type="string" calcext:value-type="string">
            <text:p>C04</text:p>
          </table:table-cell>
          <table:table-cell office:value-type="string" calcext:value-type="string">
            <text:p>Baby B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0];[.J$1];[.K$1];[.I$1];[.B190];[.J$1];[.K$1];[.I$1];[.C190];[.J$1];[.K$1];[.I$1];[.D190];[.J$1];[.K$1];[.I$1];[.E190];[.J$1];[.L$1];[.K$1])" office:value-type="string" office:string-value="[&quot;C04&quot;,&quot;Baby Bath&quot;,&quot;1&quot;,&quot;P&quot;,&quot;Active&quot;]," calcext:value-type="string">
            <text:p>["C04","Baby Bath","1","P","Active"],</text:p>
          </table:table-cell>
        </table:table-row>
        <table:table-row table:style-name="ro1">
          <table:table-cell office:value-type="string" calcext:value-type="string">
            <text:p>W53</text:p>
          </table:table-cell>
          <table:table-cell office:value-type="string" calcext:value-type="string">
            <text:p>Leave Prep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1];[.J$1];[.K$1];[.I$1];[.B191];[.J$1];[.K$1];[.I$1];[.C191];[.J$1];[.K$1];[.I$1];[.D191];[.J$1];[.K$1];[.I$1];[.E191];[.J$1];[.L$1];[.K$1])" office:value-type="string" office:string-value="[&quot;W53&quot;,&quot;Leave Prep&quot;,&quot;W&quot;,&quot;W&quot;,&quot;Inactive&quot;]," calcext:value-type="string">
            <text:p>["W53","Leave Prep","W","W","Inactive"],</text:p>
          </table:table-cell>
        </table:table-row>
        <table:table-row table:style-name="ro1">
          <table:table-cell office:value-type="string" calcext:value-type="string">
            <text:p>C05</text:p>
          </table:table-cell>
          <table:table-cell office:value-type="string" calcext:value-type="string">
            <text:p>Pediatr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2];[.J$1];[.K$1];[.I$1];[.B192];[.J$1];[.K$1];[.I$1];[.C192];[.J$1];[.K$1];[.I$1];[.D192];[.J$1];[.K$1];[.I$1];[.E192];[.J$1];[.L$1];[.K$1])" office:value-type="string" office:string-value="[&quot;C05&quot;,&quot;Pediatrician&quot;,&quot;1&quot;,&quot;P&quot;,&quot;Inactive&quot;]," calcext:value-type="string">
            <text:p>["C05","Pediatrician","1","P","Inactive"],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string" calcext:value-type="string">
            <text:p>Home Orga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3];[.J$1];[.K$1];[.I$1];[.B193];[.J$1];[.K$1];[.I$1];[.C193];[.J$1];[.K$1];[.I$1];[.D193];[.J$1];[.K$1];[.I$1];[.E193];[.J$1];[.L$1];[.K$1])" office:value-type="string" office:string-value="[&quot;P66&quot;,&quot;Home Organization&quot;,&quot;1&quot;,&quot;P&quot;,&quot;Inactive&quot;]," calcext:value-type="string">
            <text:p>["P66","Home Organization","1","P","Inactive"],</text:p>
          </table:table-cell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Cr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4];[.J$1];[.K$1];[.I$1];[.B194];[.J$1];[.K$1];[.I$1];[.C194];[.J$1];[.K$1];[.I$1];[.D194];[.J$1];[.K$1];[.I$1];[.E194];[.J$1];[.L$1];[.K$1])" office:value-type="string" office:string-value="[&quot;C06&quot;,&quot;Crying&quot;,&quot;1&quot;,&quot;P&quot;,&quot;Inactive&quot;]," calcext:value-type="string">
            <text:p>["C06","Crying","1","P","Inactive"],</text:p>
          </table:table-cell>
        </table:table-row>
        <table:table-row table:style-name="ro1">
          <table:table-cell office:value-type="string" calcext:value-type="string">
            <text:p>C07</text:p>
          </table:table-cell>
          <table:table-cell office:value-type="string" calcext:value-type="string">
            <text:p>Tummy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5];[.J$1];[.K$1];[.I$1];[.B195];[.J$1];[.K$1];[.I$1];[.C195];[.J$1];[.K$1];[.I$1];[.D195];[.J$1];[.K$1];[.I$1];[.E195];[.J$1];[.L$1];[.K$1])" office:value-type="string" office:string-value="[&quot;C07&quot;,&quot;Tummy Time&quot;,&quot;1&quot;,&quot;P&quot;,&quot;Inactive&quot;]," calcext:value-type="string">
            <text:p>["C07","Tummy Time","1","P","Inactive"],</text:p>
          </table:table-cell>
        </table:table-row>
        <table:table-row table:style-name="ro1">
          <table:table-cell office:value-type="string" calcext:value-type="string">
            <text:p>C08</text:p>
          </table:table-cell>
          <table:table-cell office:value-type="string" calcext:value-type="string">
            <text:p>Re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6];[.J$1];[.K$1];[.I$1];[.B196];[.J$1];[.K$1];[.I$1];[.C196];[.J$1];[.K$1];[.I$1];[.D196];[.J$1];[.K$1];[.I$1];[.E196];[.J$1];[.L$1];[.K$1])" office:value-type="string" office:string-value="[&quot;C08&quot;,&quot;Reading&quot;,&quot;1&quot;,&quot;P&quot;,&quot;Active&quot;]," calcext:value-type="string">
            <text:p>["C08","Reading","1","P","Active"],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7];[.J$1];[.K$1];[.I$1];[.B197];[.J$1];[.K$1];[.I$1];[.C197];[.J$1];[.K$1];[.I$1];[.D197];[.J$1];[.K$1];[.I$1];[.E197];[.J$1];[.L$1];[.K$1])" office:value-type="string" office:string-value="[&quot;C09&quot;,&quot;Play&quot;,&quot;1&quot;,&quot;P&quot;,&quot;Active&quot;]," calcext:value-type="string">
            <text:p>["C09","Play","1","P","Active"],</text:p>
          </table:table-cell>
        </table:table-row>
        <table:table-row table:style-name="ro1">
          <table:table-cell office:value-type="string" calcext:value-type="string">
            <text:p>B08</text:p>
          </table:table-cell>
          <table:table-cell office:value-type="string" calcext:value-type="string">
            <text:p>Bathroom 1-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8];[.J$1];[.K$1];[.I$1];[.B198];[.J$1];[.K$1];[.I$1];[.C198];[.J$1];[.K$1];[.I$1];[.D198];[.J$1];[.K$1];[.I$1];[.E198];[.J$1];[.L$1];[.K$1])" office:value-type="string" office:string-value="[&quot;B08&quot;,&quot;Bathroom 1-S&quot;,&quot;R&quot;,&quot;P&quot;,&quot;Inactive&quot;]," calcext:value-type="string">
            <text:p>["B08","Bathroom 1-S","R","P","Inactive"],</text:p>
          </table:table-cell>
        </table:table-row>
        <table:table-row table:style-name="ro1">
          <table:table-cell office:value-type="string" calcext:value-type="string">
            <text:p>B09</text:p>
          </table:table-cell>
          <table:table-cell office:value-type="string" calcext:value-type="string">
            <text:p>Eat (Slow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9];[.J$1];[.K$1];[.I$1];[.B199];[.J$1];[.K$1];[.I$1];[.C199];[.J$1];[.K$1];[.I$1];[.D199];[.J$1];[.K$1];[.I$1];[.E199];[.J$1];[.L$1];[.K$1])" office:value-type="string" office:string-value="[&quot;B09&quot;,&quot;Eat (Slow)&quot;,&quot;3&quot;,&quot;P&quot;,&quot;Active&quot;]," calcext:value-type="string">
            <text:p>["B09","Eat (Slow)","3","P","Active"],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200];[.J$1];[.K$1];[.I$1];[.B200];[.J$1];[.K$1];[.I$1];[.C200];[.J$1];[.K$1];[.I$1];[.D200];[.J$1];[.K$1];[.I$1];[.E200];[.J$1];[.L$1];[.M$1])" office:value-type="string" office:string-value="[&quot;P67&quot;,&quot;Yoga&quot;,&quot;H&quot;,&quot;P&quot;,&quot;Active&quot;]]" calcext:value-type="string">
            <text:p>["P67","Yoga","H","P","Active"]]</text:p>
          </table:table-cell>
        </table:table-row>
        <table:table-row table:style-name="ro1" table:number-rows-repeated="104837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Proj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float" office:value="150141" calcext:value-type="float">
            <text:p>150141</text:p>
          </table:table-cell>
          <table:table-cell office:value-type="string" calcext:value-type="string">
            <text:p>Wells Cap 2015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K$1])" office:value-type="string" office:string-value="[[&quot;150141&quot;,&quot;Wells Cap 2015&quot;,&quot;Closed&quot;,&quot;W&quot;,&quot;Inactive&quot;]," calcext:value-type="string">
            <text:p>[["150141","Wells Cap 2015","Closed","W","Inactive"],</text:p>
          </table:table-cell>
        </table:table-row>
        <table:table-row table:style-name="ro1">
          <table:table-cell office:value-type="float" office:value="150143" calcext:value-type="float">
            <text:p>150143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];[.J$1];[.K$1];[.I$1];[.B3];[.J$1];[.K$1];[.I$1];[.C3];[.J$1];[.K$1];[.I$1];[.D3];[.J$1];[.K$1];[.I$1];[.E3];[.J$1];[.L$1];[.K$1])" office:value-type="string" office:string-value="[&quot;150143&quot;,&quot;GCM&quot;,&quot;Closed&quot;,&quot;W&quot;,&quot;Active&quot;]," calcext:value-type="string">
            <text:p>["150143","GCM","Closed","W","Active"],</text:p>
          </table:table-cell>
        </table:table-row>
        <table:table-row table:style-name="ro1">
          <table:table-cell office:value-type="float" office:value="150145" calcext:value-type="float">
            <text:p>150145</text:p>
          </table:table-cell>
          <table:table-cell office:value-type="string" calcext:value-type="string">
            <text:p>Rock Creek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];[.J$1];[.K$1];[.I$1];[.B4];[.J$1];[.K$1];[.I$1];[.C4];[.J$1];[.K$1];[.I$1];[.D4];[.J$1];[.K$1];[.I$1];[.E4];[.J$1];[.L$1];[.K$1])" office:value-type="string" office:string-value="[&quot;150145&quot;,&quot;Rock Creek&quot;,&quot;Closed&quot;,&quot;W&quot;,&quot;Inactive&quot;]," calcext:value-type="string">
            <text:p>["150145","Rock Creek","Closed","W","Inactive"],</text:p>
          </table:table-cell>
        </table:table-row>
        <table:table-row table:style-name="ro1">
          <table:table-cell office:value-type="float" office:value="150182" calcext:value-type="float">
            <text:p>150182</text:p>
          </table:table-cell>
          <table:table-cell office:value-type="string" calcext:value-type="string">
            <text:p>Basel DI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];[.J$1];[.K$1];[.I$1];[.B5];[.J$1];[.K$1];[.I$1];[.C5];[.J$1];[.K$1];[.I$1];[.D5];[.J$1];[.K$1];[.I$1];[.E5];[.J$1];[.L$1];[.K$1])" office:value-type="string" office:string-value="[&quot;150182&quot;,&quot;Basel DI&quot;,&quot;Closed&quot;,&quot;W&quot;,&quot;Active&quot;]," calcext:value-type="string">
            <text:p>["150182","Basel DI","Closed","W","Active"],</text:p>
          </table:table-cell>
        </table:table-row>
        <table:table-row table:style-name="ro1">
          <table:table-cell office:value-type="float" office:value="150848" calcext:value-type="float">
            <text:p>150848</text:p>
          </table:table-cell>
          <table:table-cell office:value-type="string" calcext:value-type="string">
            <text:p>RCIS Retro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];[.J$1];[.K$1];[.I$1];[.B6];[.J$1];[.K$1];[.I$1];[.C6];[.J$1];[.K$1];[.I$1];[.D6];[.J$1];[.K$1];[.I$1];[.E6];[.J$1];[.L$1];[.K$1])" office:value-type="string" office:string-value="[&quot;150848&quot;,&quot;RCIS Retro&quot;,&quot;Closed&quot;,&quot;W&quot;,&quot;Active&quot;]," calcext:value-type="string">
            <text:p>["150848","RCIS Retro","Closed","W","Active"],</text:p>
          </table:table-cell>
        </table:table-row>
        <table:table-row table:style-name="ro1">
          <table:table-cell office:value-type="float" office:value="160038" calcext:value-type="float">
            <text:p>160038</text:p>
          </table:table-cell>
          <table:table-cell office:value-type="string" calcext:value-type="string">
            <text:p>FM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];[.J$1];[.K$1];[.I$1];[.B7];[.J$1];[.K$1];[.I$1];[.C7];[.J$1];[.K$1];[.I$1];[.D7];[.J$1];[.K$1];[.I$1];[.E7];[.J$1];[.L$1];[.K$1])" office:value-type="string" office:string-value="[&quot;160038&quot;,&quot;FMG&quot;,&quot;Closed&quot;,&quot;W&quot;,&quot;Inactive&quot;]," calcext:value-type="string">
            <text:p>["160038","FMG","Closed","W","Inactive"],</text:p>
          </table:table-cell>
        </table:table-row>
        <table:table-row table:style-name="ro1">
          <table:table-cell office:value-type="float" office:value="160041" calcext:value-type="float">
            <text:p>160041</text:p>
          </table:table-cell>
          <table:table-cell office:value-type="string" calcext:value-type="string">
            <text:p>WFAM-WIM Int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];[.J$1];[.K$1];[.I$1];[.B8];[.J$1];[.K$1];[.I$1];[.C8];[.J$1];[.K$1];[.I$1];[.D8];[.J$1];[.K$1];[.I$1];[.E8];[.J$1];[.L$1];[.K$1])" office:value-type="string" office:string-value="[&quot;160041&quot;,&quot;WFAM-WIM Int.&quot;,&quot;Closed&quot;,&quot;W&quot;,&quot;Active&quot;]," calcext:value-type="string">
            <text:p>["160041","WFAM-WIM Int.","Closed","W","Active"],</text:p>
          </table:table-cell>
        </table:table-row>
        <table:table-row table:style-name="ro1">
          <table:table-cell office:value-type="string" calcext:value-type="string">
            <text:p>2012-RM-08</text:p>
          </table:table-cell>
          <table:table-cell office:value-type="string" calcext:value-type="string">
            <text:p>Enterprise Risk Mgm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];[.J$1];[.K$1];[.I$1];[.B9];[.J$1];[.K$1];[.I$1];[.C9];[.J$1];[.K$1];[.I$1];[.D9];[.J$1];[.K$1];[.I$1];[.E9];[.J$1];[.L$1];[.K$1])" office:value-type="string" office:string-value="[&quot;2012-RM-08&quot;,&quot;Enterprise Risk Mgmt&quot;,&quot;Closed&quot;,&quot;W&quot;,&quot;Active&quot;]," calcext:value-type="string">
            <text:p>["2012-RM-08","Enterprise Risk Mgmt","Closed","W","Active"],</text:p>
          </table:table-cell>
        </table:table-row>
        <table:table-row table:style-name="ro1">
          <table:table-cell office:value-type="string" calcext:value-type="string">
            <text:p>2013-AM-04</text:p>
          </table:table-cell>
          <table:table-cell office:value-type="string" calcext:value-type="string">
            <text:p>Lifecycle/Lifestyl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];[.J$1];[.K$1];[.I$1];[.B10];[.J$1];[.K$1];[.I$1];[.C10];[.J$1];[.K$1];[.I$1];[.D10];[.J$1];[.K$1];[.I$1];[.E10];[.J$1];[.L$1];[.K$1])" office:value-type="string" office:string-value="[&quot;2013-AM-04&quot;,&quot;Lifecycle/Lifestyle&quot;,&quot;Closed&quot;,&quot;W&quot;,&quot;Inactive&quot;]," calcext:value-type="string">
            <text:p>["2013-AM-04","Lifecycle/Lifestyle","Closed","W","Inactive"],</text:p>
          </table:table-cell>
        </table:table-row>
        <table:table-row table:style-name="ro1">
          <table:table-cell office:value-type="string" calcext:value-type="string">
            <text:p>2013-AM-05</text:p>
          </table:table-cell>
          <table:table-cell office:value-type="string" calcext:value-type="string">
            <text:p>Quantitative Portfolio Mgm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];[.J$1];[.K$1];[.I$1];[.B11];[.J$1];[.K$1];[.I$1];[.C11];[.J$1];[.K$1];[.I$1];[.D11];[.J$1];[.K$1];[.I$1];[.E11];[.J$1];[.L$1];[.K$1])" office:value-type="string" office:string-value="[&quot;2013-AM-05&quot;,&quot;Quantitative Portfolio Mgmt&quot;,&quot;Closed&quot;,&quot;W&quot;,&quot;Inactive&quot;]," calcext:value-type="string">
            <text:p>["2013-AM-05","Quantitative Portfolio Mgmt","Closed","W","Inactive"],</text:p>
          </table:table-cell>
        </table:table-row>
        <table:table-row table:style-name="ro1">
          <table:table-cell office:value-type="string" calcext:value-type="string">
            <text:p>2013-AM-09</text:p>
          </table:table-cell>
          <table:table-cell office:value-type="string" calcext:value-type="string">
            <text:p>Polar Sta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];[.J$1];[.K$1];[.I$1];[.B12];[.J$1];[.K$1];[.I$1];[.C12];[.J$1];[.K$1];[.I$1];[.D12];[.J$1];[.K$1];[.I$1];[.E12];[.J$1];[.L$1];[.K$1])" office:value-type="string" office:string-value="[&quot;2013-AM-09&quot;,&quot;Polar Star&quot;,&quot;Closed&quot;,&quot;W&quot;,&quot;Active&quot;]," calcext:value-type="string">
            <text:p>["2013-AM-09","Polar Star","Closed","W","Active"],</text:p>
          </table:table-cell>
        </table:table-row>
        <table:table-row table:style-name="ro1">
          <table:table-cell office:value-type="string" calcext:value-type="string">
            <text:p>2013-AM-10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];[.J$1];[.K$1];[.I$1];[.B13];[.J$1];[.K$1];[.I$1];[.C13];[.J$1];[.K$1];[.I$1];[.D13];[.J$1];[.K$1];[.I$1];[.E13];[.J$1];[.L$1];[.K$1])" office:value-type="string" office:string-value="[&quot;2013-AM-10&quot;,&quot;Radar&quot;,&quot;Closed&quot;,&quot;W&quot;,&quot;Active&quot;]," calcext:value-type="string">
            <text:p>["2013-AM-10","Radar","Closed","W","Active"],</text:p>
          </table:table-cell>
        </table:table-row>
        <table:table-row table:style-name="ro1">
          <table:table-cell office:value-type="string" calcext:value-type="string">
            <text:p>2013-AM-12</text:p>
          </table:table-cell>
          <table:table-cell office:value-type="string" calcext:value-type="string">
            <text:p>Asset Allo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];[.J$1];[.K$1];[.I$1];[.B14];[.J$1];[.K$1];[.I$1];[.C14];[.J$1];[.K$1];[.I$1];[.D14];[.J$1];[.K$1];[.I$1];[.E14];[.J$1];[.L$1];[.K$1])" office:value-type="string" office:string-value="[&quot;2013-AM-12&quot;,&quot;Asset Allocation&quot;,&quot;Closed&quot;,&quot;W&quot;,&quot;Inactive&quot;]," calcext:value-type="string">
            <text:p>["2013-AM-12","Asset Allocation","Closed","W","Inactive"],</text:p>
          </table:table-cell>
        </table:table-row>
        <table:table-row table:style-name="ro1">
          <table:table-cell office:value-type="string" calcext:value-type="string">
            <text:p>2013-AM-15</text:p>
          </table:table-cell>
          <table:table-cell office:value-type="string" calcext:value-type="string">
            <text:p>AM European Offic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];[.J$1];[.K$1];[.I$1];[.B15];[.J$1];[.K$1];[.I$1];[.C15];[.J$1];[.K$1];[.I$1];[.D15];[.J$1];[.K$1];[.I$1];[.E15];[.J$1];[.L$1];[.K$1])" office:value-type="string" office:string-value="[&quot;2013-AM-15&quot;,&quot;AM European Offices&quot;,&quot;Closed&quot;,&quot;W&quot;,&quot;Active&quot;]," calcext:value-type="string">
            <text:p>["2013-AM-15","AM European Offices","Closed","W","Active"],</text:p>
          </table:table-cell>
        </table:table-row>
        <table:table-row table:style-name="ro1">
          <table:table-cell office:value-type="string" calcext:value-type="string">
            <text:p>2013-RM-03</text:p>
          </table:table-cell>
          <table:table-cell office:value-type="string" calcext:value-type="string">
            <text:p>Risk Appetit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];[.J$1];[.K$1];[.I$1];[.B16];[.J$1];[.K$1];[.I$1];[.C16];[.J$1];[.K$1];[.I$1];[.D16];[.J$1];[.K$1];[.I$1];[.E16];[.J$1];[.L$1];[.K$1])" office:value-type="string" office:string-value="[&quot;2013-RM-03&quot;,&quot;Risk Appetite&quot;,&quot;Closed&quot;,&quot;W&quot;,&quot;Active&quot;]," calcext:value-type="string">
            <text:p>["2013-RM-03","Risk Appetite","Closed","W","Active"],</text:p>
          </table:table-cell>
        </table:table-row>
        <table:table-row table:style-name="ro1">
          <table:table-cell office:value-type="string" calcext:value-type="string">
            <text:p>2013-RM-05</text:p>
          </table:table-cell>
          <table:table-cell office:value-type="string" calcext:value-type="string">
            <text:p>Model Gover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];[.J$1];[.K$1];[.I$1];[.B17];[.J$1];[.K$1];[.I$1];[.C17];[.J$1];[.K$1];[.I$1];[.D17];[.J$1];[.K$1];[.I$1];[.E17];[.J$1];[.L$1];[.K$1])" office:value-type="string" office:string-value="[&quot;2013-RM-05&quot;,&quot;Model Governance&quot;,&quot;Closed&quot;,&quot;W&quot;,&quot;Active&quot;]," calcext:value-type="string">
            <text:p>["2013-RM-05","Model Governance","Closed","W","Active"],</text:p>
          </table:table-cell>
        </table:table-row>
        <table:table-row table:style-name="ro1">
          <table:table-cell office:value-type="string" calcext:value-type="string">
            <text:p>2013-SP-01</text:p>
          </table:table-cell>
          <table:table-cell office:value-type="string" calcext:value-type="string">
            <text:p>IPFS Flowcharting Projec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];[.J$1];[.K$1];[.I$1];[.B18];[.J$1];[.K$1];[.I$1];[.C18];[.J$1];[.K$1];[.I$1];[.D18];[.J$1];[.K$1];[.I$1];[.E18];[.J$1];[.L$1];[.K$1])" office:value-type="string" office:string-value="[&quot;2013-SP-01&quot;,&quot;IPFS Flowcharting Project&quot;,&quot;Closed&quot;,&quot;W&quot;,&quot;Inactive&quot;]," calcext:value-type="string">
            <text:p>["2013-SP-01","IPFS Flowcharting Project","Closed","W","Inactive"],</text:p>
          </table:table-cell>
        </table:table-row>
        <table:table-row table:style-name="ro1">
          <table:table-cell office:value-type="string" calcext:value-type="string">
            <text:p>2013-SP-02</text:p>
          </table:table-cell>
          <table:table-cell office:value-type="string" calcext:value-type="string">
            <text:p>Real Estate Authorization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];[.J$1];[.K$1];[.I$1];[.B19];[.J$1];[.K$1];[.I$1];[.C19];[.J$1];[.K$1];[.I$1];[.D19];[.J$1];[.K$1];[.I$1];[.E19];[.J$1];[.L$1];[.K$1])" office:value-type="string" office:string-value="[&quot;2013-SP-02&quot;,&quot;Real Estate Authorizations&quot;,&quot;Closed&quot;,&quot;W&quot;,&quot;Active&quot;]," calcext:value-type="string">
            <text:p>["2013-SP-02","Real Estate Authorizations","Closed","W","Active"],</text:p>
          </table:table-cell>
        </table:table-row>
        <table:table-row table:style-name="ro1">
          <table:table-cell office:value-type="string" calcext:value-type="string">
            <text:p>2014-AM-05</text:p>
          </table:table-cell>
          <table:table-cell office:value-type="string" calcext:value-type="string">
            <text:p>AM Sales Suppor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20];[.J$1];[.K$1];[.I$1];[.B20];[.J$1];[.K$1];[.I$1];[.C20];[.J$1];[.K$1];[.I$1];[.D20];[.J$1];[.K$1];[.I$1];[.E20];[.J$1];[.L$1];[.K$1])" office:value-type="string" office:string-value="[&quot;2014-AM-05&quot;,&quot;AM Sales Support&quot;,&quot;Closed&quot;,&quot;W&quot;,&quot;Active&quot;]," calcext:value-type="string">
            <text:p>["2014-AM-05","AM Sales Support","Closed","W","Active"],</text:p>
          </table:table-cell>
        </table:table-row>
        <table:table-row table:style-name="ro1">
          <table:table-cell office:value-type="string" calcext:value-type="string">
            <text:p>2014-AM-06</text:p>
          </table:table-cell>
          <table:table-cell office:value-type="string" calcext:value-type="string">
            <text:p>Performance Repor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1];[.J$1];[.K$1];[.I$1];[.B21];[.J$1];[.K$1];[.I$1];[.C21];[.J$1];[.K$1];[.I$1];[.D21];[.J$1];[.K$1];[.I$1];[.E21];[.J$1];[.L$1];[.K$1])" office:value-type="string" office:string-value="[&quot;2014-AM-06&quot;,&quot;Performance Reporting&quot;,&quot;Closed&quot;,&quot;W&quot;,&quot;Inactive&quot;]," calcext:value-type="string">
            <text:p>["2014-AM-06","Performance Reporting","Closed","W","Inactive"],</text:p>
          </table:table-cell>
        </table:table-row>
        <table:table-row table:style-name="ro1">
          <table:table-cell office:value-type="string" calcext:value-type="string">
            <text:p>2014-AM-08</text:p>
          </table:table-cell>
          <table:table-cell office:value-type="string" calcext:value-type="string">
            <text:p>Henderson Advisory (UK)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2];[.J$1];[.K$1];[.I$1];[.B22];[.J$1];[.K$1];[.I$1];[.C22];[.J$1];[.K$1];[.I$1];[.D22];[.J$1];[.K$1];[.I$1];[.E22];[.J$1];[.L$1];[.K$1])" office:value-type="string" office:string-value="[&quot;2014-AM-08&quot;,&quot;Henderson Advisory (UK)&quot;,&quot;Closed&quot;,&quot;W&quot;,&quot;Inactive&quot;]," calcext:value-type="string">
            <text:p>["2014-AM-08","Henderson Advisory (UK)","Closed","W","Inactive"],</text:p>
          </table:table-cell>
        </table:table-row>
        <table:table-row table:style-name="ro1">
          <table:table-cell office:value-type="string" calcext:value-type="string">
            <text:p>2014-AM-14</text:p>
          </table:table-cell>
          <table:table-cell office:value-type="string" calcext:value-type="string">
            <text:p>THRE Group Fi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3];[.J$1];[.K$1];[.I$1];[.B23];[.J$1];[.K$1];[.I$1];[.C23];[.J$1];[.K$1];[.I$1];[.D23];[.J$1];[.K$1];[.I$1];[.E23];[.J$1];[.L$1];[.K$1])" office:value-type="string" office:string-value="[&quot;2014-AM-14&quot;,&quot;THRE Group Finance&quot;,&quot;Closed&quot;,&quot;W&quot;,&quot;Inactive&quot;]," calcext:value-type="string">
            <text:p>["2014-AM-14","THRE Group Finance","Closed","W","Inactive"],</text:p>
          </table:table-cell>
        </table:table-row>
        <table:table-row table:style-name="ro1">
          <table:table-cell office:value-type="string" calcext:value-type="string">
            <text:p>2014-AM-15</text:p>
          </table:table-cell>
          <table:table-cell office:value-type="string" calcext:value-type="string">
            <text:p>THRE Investment Committe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4];[.J$1];[.K$1];[.I$1];[.B24];[.J$1];[.K$1];[.I$1];[.C24];[.J$1];[.K$1];[.I$1];[.D24];[.J$1];[.K$1];[.I$1];[.E24];[.J$1];[.L$1];[.K$1])" office:value-type="string" office:string-value="[&quot;2014-AM-15&quot;,&quot;THRE Investment Committee&quot;,&quot;Closed&quot;,&quot;W&quot;,&quot;Inactive&quot;]," calcext:value-type="string">
            <text:p>["2014-AM-15","THRE Investment Committee","Closed","W","Inactive"],</text:p>
          </table:table-cell>
        </table:table-row>
        <table:table-row table:style-name="ro1">
          <table:table-cell office:value-type="string" calcext:value-type="string">
            <text:p>2014-AM-18</text:p>
          </table:table-cell>
          <table:table-cell office:value-type="string" calcext:value-type="string">
            <text:p>Structured 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5];[.J$1];[.K$1];[.I$1];[.B25];[.J$1];[.K$1];[.I$1];[.C25];[.J$1];[.K$1];[.I$1];[.D25];[.J$1];[.K$1];[.I$1];[.E25];[.J$1];[.L$1];[.K$1])" office:value-type="string" office:string-value="[&quot;2014-AM-18&quot;,&quot;Structured Products&quot;,&quot;Closed&quot;,&quot;W&quot;,&quot;Inactive&quot;]," calcext:value-type="string">
            <text:p>["2014-AM-18","Structured Products","Closed","W","Inactive"],</text:p>
          </table:table-cell>
        </table:table-row>
        <table:table-row table:style-name="ro1">
          <table:table-cell office:value-type="string" calcext:value-type="string">
            <text:p>2014-AM-19</text:p>
          </table:table-cell>
          <table:table-cell office:value-type="string" calcext:value-type="string">
            <text:p>Westchest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6];[.J$1];[.K$1];[.I$1];[.B26];[.J$1];[.K$1];[.I$1];[.C26];[.J$1];[.K$1];[.I$1];[.D26];[.J$1];[.K$1];[.I$1];[.E26];[.J$1];[.L$1];[.K$1])" office:value-type="string" office:string-value="[&quot;2014-AM-19&quot;,&quot;Westchester&quot;,&quot;Closed&quot;,&quot;W&quot;,&quot;Inactive&quot;]," calcext:value-type="string">
            <text:p>["2014-AM-19","Westchester","Closed","W","Inactive"],</text:p>
          </table:table-cell>
        </table:table-row>
        <table:table-row table:style-name="ro1">
          <table:table-cell office:value-type="string" calcext:value-type="string">
            <text:p>2014-FA-08</text:p>
          </table:table-cell>
          <table:table-cell office:value-type="string" calcext:value-type="string">
            <text:p>FS Close Proces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7];[.J$1];[.K$1];[.I$1];[.B27];[.J$1];[.K$1];[.I$1];[.C27];[.J$1];[.K$1];[.I$1];[.D27];[.J$1];[.K$1];[.I$1];[.E27];[.J$1];[.L$1];[.K$1])" office:value-type="string" office:string-value="[&quot;2014-FA-08&quot;,&quot;FS Close Process&quot;,&quot;Closed&quot;,&quot;W&quot;,&quot;Inactive&quot;]," calcext:value-type="string">
            <text:p>["2014-FA-08","FS Close Process","Closed","W","Inactive"],</text:p>
          </table:table-cell>
        </table:table-row>
        <table:table-row table:style-name="ro1">
          <table:table-cell office:value-type="string" calcext:value-type="string">
            <text:p>2014-FA-11</text:p>
          </table:table-cell>
          <table:table-cell office:value-type="string" calcext:value-type="string">
            <text:p>MF Taxes, Actions and Dist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8];[.J$1];[.K$1];[.I$1];[.B28];[.J$1];[.K$1];[.I$1];[.C28];[.J$1];[.K$1];[.I$1];[.D28];[.J$1];[.K$1];[.I$1];[.E28];[.J$1];[.L$1];[.K$1])" office:value-type="string" office:string-value="[&quot;2014-FA-11&quot;,&quot;MF Taxes, Actions and Dist.&quot;,&quot;Closed&quot;,&quot;W&quot;,&quot;Inactive&quot;]," calcext:value-type="string">
            <text:p>["2014-FA-11","MF Taxes, Actions and Dist.","Closed","W","Inactive"],</text:p>
          </table:table-cell>
        </table:table-row>
        <table:table-row table:style-name="ro1">
          <table:table-cell office:value-type="string" calcext:value-type="string">
            <text:p>2014-FA-12</text:p>
          </table:table-cell>
          <table:table-cell office:value-type="string" calcext:value-type="string">
            <text:p>Yardi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9];[.J$1];[.K$1];[.I$1];[.B29];[.J$1];[.K$1];[.I$1];[.C29];[.J$1];[.K$1];[.I$1];[.D29];[.J$1];[.K$1];[.I$1];[.E29];[.J$1];[.L$1];[.K$1])" office:value-type="string" office:string-value="[&quot;2014-FA-12&quot;,&quot;Yardi&quot;,&quot;Closed&quot;,&quot;W&quot;,&quot;Inactive&quot;]," calcext:value-type="string">
            <text:p>["2014-FA-12","Yardi","Closed","W","Inactive"],</text:p>
          </table:table-cell>
        </table:table-row>
        <table:table-row table:style-name="ro1">
          <table:table-cell office:value-type="string" calcext:value-type="string">
            <text:p>2014-IT-18</text:p>
          </table:table-cell>
          <table:table-cell office:value-type="string" calcext:value-type="string">
            <text:p>THRE ITGC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0];[.J$1];[.K$1];[.I$1];[.B30];[.J$1];[.K$1];[.I$1];[.C30];[.J$1];[.K$1];[.I$1];[.D30];[.J$1];[.K$1];[.I$1];[.E30];[.J$1];[.L$1];[.K$1])" office:value-type="string" office:string-value="[&quot;2014-IT-18&quot;,&quot;THRE ITGC&quot;,&quot;Closed&quot;,&quot;W&quot;,&quot;Inactive&quot;]," calcext:value-type="string">
            <text:p>["2014-IT-18","THRE ITGC","Closed","W","Inactive"],</text:p>
          </table:table-cell>
        </table:table-row>
        <table:table-row table:style-name="ro1">
          <table:table-cell office:value-type="string" calcext:value-type="string">
            <text:p>2014-RM-04</text:p>
          </table:table-cell>
          <table:table-cell office:value-type="string" calcext:value-type="string">
            <text:p>Securities Pricing &amp; Valu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1];[.J$1];[.K$1];[.I$1];[.B31];[.J$1];[.K$1];[.I$1];[.C31];[.J$1];[.K$1];[.I$1];[.D31];[.J$1];[.K$1];[.I$1];[.E31];[.J$1];[.L$1];[.K$1])" office:value-type="string" office:string-value="[&quot;2014-RM-04&quot;,&quot;Securities Pricing &amp; Valuation&quot;,&quot;Closed&quot;,&quot;W&quot;,&quot;Active&quot;]," calcext:value-type="string">
            <text:p>["2014-RM-04","Securities Pricing &amp; Valuation","Closed","W","Active"],</text:p>
          </table:table-cell>
        </table:table-row>
        <table:table-row table:style-name="ro1">
          <table:table-cell office:value-type="string" calcext:value-type="string">
            <text:p>2014-RM-06</text:p>
          </table:table-cell>
          <table:table-cell office:value-type="string" calcext:value-type="string">
            <text:p>Enterprise Risk Managemen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2];[.J$1];[.K$1];[.I$1];[.B32];[.J$1];[.K$1];[.I$1];[.C32];[.J$1];[.K$1];[.I$1];[.D32];[.J$1];[.K$1];[.I$1];[.E32];[.J$1];[.L$1];[.K$1])" office:value-type="string" office:string-value="[&quot;2014-RM-06&quot;,&quot;Enterprise Risk Management&quot;,&quot;Closed&quot;,&quot;W&quot;,&quot;Inactive&quot;]," calcext:value-type="string">
            <text:p>["2014-RM-06","Enterprise Risk Management","Closed","W","Inactive"],</text:p>
          </table:table-cell>
        </table:table-row>
        <table:table-row table:style-name="ro1">
          <table:table-cell office:value-type="string" calcext:value-type="string">
            <text:p>2014-SP-01</text:p>
          </table:table-cell>
          <table:table-cell office:value-type="string" calcext:value-type="string">
            <text:p>Model Risk Special Projec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3];[.J$1];[.K$1];[.I$1];[.B33];[.J$1];[.K$1];[.I$1];[.C33];[.J$1];[.K$1];[.I$1];[.D33];[.J$1];[.K$1];[.I$1];[.E33];[.J$1];[.L$1];[.K$1])" office:value-type="string" office:string-value="[&quot;2014-SP-01&quot;,&quot;Model Risk Special Project&quot;,&quot;Closed&quot;,&quot;W&quot;,&quot;Inactive&quot;]," calcext:value-type="string">
            <text:p>["2014-SP-01","Model Risk Special Project","Closed","W","Inactive"],</text:p>
          </table:table-cell>
        </table:table-row>
        <table:table-row table:style-name="ro1">
          <table:table-cell office:value-type="string" calcext:value-type="string">
            <text:p>2015-AM-08</text:p>
          </table:table-cell>
          <table:table-cell office:value-type="string" calcext:value-type="string">
            <text:p>THRE Compli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4];[.J$1];[.K$1];[.I$1];[.B34];[.J$1];[.K$1];[.I$1];[.C34];[.J$1];[.K$1];[.I$1];[.D34];[.J$1];[.K$1];[.I$1];[.E34];[.J$1];[.L$1];[.K$1])" office:value-type="string" office:string-value="[&quot;2015-AM-08&quot;,&quot;THRE Compliance&quot;,&quot;Closed&quot;,&quot;W&quot;,&quot;Inactive&quot;]," calcext:value-type="string">
            <text:p>["2015-AM-08","THRE Compliance","Closed","W","Inactive"],</text:p>
          </table:table-cell>
        </table:table-row>
        <table:table-row table:style-name="ro1">
          <table:table-cell office:value-type="string" calcext:value-type="string">
            <text:p>2015-AM-09</text:p>
          </table:table-cell>
          <table:table-cell office:value-type="string" calcext:value-type="string">
            <text:p>THRE Operation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5];[.J$1];[.K$1];[.I$1];[.B35];[.J$1];[.K$1];[.I$1];[.C35];[.J$1];[.K$1];[.I$1];[.D35];[.J$1];[.K$1];[.I$1];[.E35];[.J$1];[.L$1];[.K$1])" office:value-type="string" office:string-value="[&quot;2015-AM-09&quot;,&quot;THRE Operations&quot;,&quot;Closed&quot;,&quot;W&quot;,&quot;Inactive&quot;]," calcext:value-type="string">
            <text:p>["2015-AM-09","THRE Operations","Closed","W","Inactive"],</text:p>
          </table:table-cell>
        </table:table-row>
        <table:table-row table:style-name="ro1">
          <table:table-cell office:value-type="string" calcext:value-type="string">
            <text:p>2015-AM-12</text:p>
          </table:table-cell>
          <table:table-cell office:value-type="string" calcext:value-type="string">
            <text:p>THRE Fund Fi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6];[.J$1];[.K$1];[.I$1];[.B36];[.J$1];[.K$1];[.I$1];[.C36];[.J$1];[.K$1];[.I$1];[.D36];[.J$1];[.K$1];[.I$1];[.E36];[.J$1];[.L$1];[.K$1])" office:value-type="string" office:string-value="[&quot;2015-AM-12&quot;,&quot;THRE Fund Finance&quot;,&quot;Closed&quot;,&quot;W&quot;,&quot;Inactive&quot;]," calcext:value-type="string">
            <text:p>["2015-AM-12","THRE Fund Finance","Closed","W","Inactive"],</text:p>
          </table:table-cell>
        </table:table-row>
        <table:table-row table:style-name="ro1">
          <table:table-cell office:value-type="string" calcext:value-type="string">
            <text:p>2015-TH-01</text:p>
          </table:table-cell>
          <table:table-cell office:value-type="string" calcext:value-type="string">
            <text:p>THRE - General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7];[.J$1];[.K$1];[.I$1];[.B37];[.J$1];[.K$1];[.I$1];[.C37];[.J$1];[.K$1];[.I$1];[.D37];[.J$1];[.K$1];[.I$1];[.E37];[.J$1];[.L$1];[.K$1])" office:value-type="string" office:string-value="[&quot;2015-TH-01&quot;,&quot;THRE - General&quot;,&quot;Closed&quot;,&quot;W&quot;,&quot;Inactive&quot;]," calcext:value-type="string">
            <text:p>["2015-TH-01","THRE - General","Closed","W","Inactive"],</text:p>
          </table:table-cell>
        </table:table-row>
        <table:table-row table:style-name="ro1">
          <table:table-cell office:value-type="string" calcext:value-type="string">
            <text:p>2015-TH-02</text:p>
          </table:table-cell>
          <table:table-cell office:value-type="string" calcext:value-type="string">
            <text:p>Locational Strategy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8];[.J$1];[.K$1];[.I$1];[.B38];[.J$1];[.K$1];[.I$1];[.C38];[.J$1];[.K$1];[.I$1];[.D38];[.J$1];[.K$1];[.I$1];[.E38];[.J$1];[.L$1];[.K$1])" office:value-type="string" office:string-value="[&quot;2015-TH-02&quot;,&quot;Locational Strategy&quot;,&quot;Closed&quot;,&quot;W&quot;,&quot;Inactive&quot;]," calcext:value-type="string">
            <text:p>["2015-TH-02","Locational Strategy","Closed","W","Inactive"],</text:p>
          </table:table-cell>
        </table:table-row>
        <table:table-row table:style-name="ro1">
          <table:table-cell office:value-type="string" calcext:value-type="string">
            <text:p>2015-TH-03</text:p>
          </table:table-cell>
          <table:table-cell office:value-type="string" calcext:value-type="string">
            <text:p>THRE Legal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9];[.J$1];[.K$1];[.I$1];[.B39];[.J$1];[.K$1];[.I$1];[.C39];[.J$1];[.K$1];[.I$1];[.D39];[.J$1];[.K$1];[.I$1];[.E39];[.J$1];[.L$1];[.K$1])" office:value-type="string" office:string-value="[&quot;2015-TH-03&quot;,&quot;THRE Legal&quot;,&quot;Closed&quot;,&quot;W&quot;,&quot;Inactive&quot;]," calcext:value-type="string">
            <text:p>["2015-TH-03","THRE Legal","Closed","W","Inactive"],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0];[.J$1];[.K$1];[.I$1];[.B40];[.J$1];[.K$1];[.I$1];[.C40];[.J$1];[.K$1];[.I$1];[.D40];[.J$1];[.K$1];[.I$1];[.E40];[.J$1];[.L$1];[.K$1])" office:value-type="string" office:string-value="[&quot;AD&quot;,&quot;Alyssa&quot;,&quot;Closed&quot;,&quot;S&quot;,&quot;Inactive&quot;]," calcext:value-type="string">
            <text:p>["AD","Alyssa","Closed","S","Inactive"],</text:p>
          </table:table-cell>
        </table:table-row>
        <table:table-row table:style-name="ro1"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1];[.J$1];[.K$1];[.I$1];[.B41];[.J$1];[.K$1];[.I$1];[.C41];[.J$1];[.K$1];[.I$1];[.D41];[.J$1];[.K$1];[.I$1];[.E41];[.J$1];[.L$1];[.K$1])" office:value-type="string" office:string-value="[&quot;ADMIN&quot;,&quot;ADMIN&quot;,&quot;Open&quot;,&quot;W&quot;,&quot;Active&quot;]," calcext:value-type="string">
            <text:p>["ADMIN","ADMIN","Open","W","Active"],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uburn Situ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2];[.J$1];[.K$1];[.I$1];[.B42];[.J$1];[.K$1];[.I$1];[.C42];[.J$1];[.K$1];[.I$1];[.D42];[.J$1];[.K$1];[.I$1];[.E42];[.J$1];[.L$1];[.K$1])" office:value-type="string" office:string-value="[&quot;AS&quot;,&quot;Auburn Situation&quot;,&quot;Closed&quot;,&quot;S&quot;,&quot;Active&quot;]," calcext:value-type="string">
            <text:p>["AS","Auburn Situation","Closed","S","Active"],</text:p>
          </table:table-cell>
        </table:table-row>
        <table:table-row table:style-name="ro1">
          <table:table-cell table:number-columns-repeated="2" office:value-type="string" calcext:value-type="string">
            <text:p>BM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3];[.J$1];[.K$1];[.I$1];[.B43];[.J$1];[.K$1];[.I$1];[.C43];[.J$1];[.K$1];[.I$1];[.D43];[.J$1];[.K$1];[.I$1];[.E43];[.J$1];[.L$1];[.K$1])" office:value-type="string" office:string-value="[&quot;BMP&quot;,&quot;BMP&quot;,&quot;Closed&quot;,&quot;W&quot;,&quot;Active&quot;]," calcext:value-type="string">
            <text:p>["BMP","BMP","Closed","W","Active"],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overage Coord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4];[.J$1];[.K$1];[.I$1];[.B44];[.J$1];[.K$1];[.I$1];[.C44];[.J$1];[.K$1];[.I$1];[.D44];[.J$1];[.K$1];[.I$1];[.E44];[.J$1];[.L$1];[.K$1])" office:value-type="string" office:string-value="[&quot;CC&quot;,&quot;Coverage Coord.&quot;,&quot;Closed&quot;,&quot;W&quot;,&quot;Inactive&quot;]," calcext:value-type="string">
            <text:p>["CC","Coverage Coord.","Closed","W","Inactive"],</text:p>
          </table:table-cell>
        </table:table-row>
        <table:table-row table:style-name="ro1">
          <table:table-cell office:value-type="string" calcext:value-type="string">
            <text:p>CWSocial</text:p>
          </table:table-cell>
          <table:table-cell office:value-type="string" calcext:value-type="string">
            <text:p>Coworke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5];[.J$1];[.K$1];[.I$1];[.B45];[.J$1];[.K$1];[.I$1];[.C45];[.J$1];[.K$1];[.I$1];[.D45];[.J$1];[.K$1];[.I$1];[.E45];[.J$1];[.L$1];[.K$1])" office:value-type="string" office:string-value="[&quot;CWSocial&quot;,&quot;Coworkers&quot;,&quot;N/A&quot;,&quot;S&quot;,&quot;Inactive&quot;]," calcext:value-type="string">
            <text:p>["CWSocial","Coworkers","N/A","S","Inactive"],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Division Initiativ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6];[.J$1];[.K$1];[.I$1];[.B46];[.J$1];[.K$1];[.I$1];[.C46];[.J$1];[.K$1];[.I$1];[.D46];[.J$1];[.K$1];[.I$1];[.E46];[.J$1];[.L$1];[.K$1])" office:value-type="string" office:string-value="[&quot;DI&quot;,&quot;Division Initiatives&quot;,&quot;Closed&quot;,&quot;W&quot;,&quot;Inactive&quot;]," calcext:value-type="string">
            <text:p>["DI","Division Initiatives","Closed","W","Inactive"],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7];[.J$1];[.K$1];[.I$1];[.B47];[.J$1];[.K$1];[.I$1];[.C47];[.J$1];[.K$1];[.I$1];[.D47];[.J$1];[.K$1];[.I$1];[.E47];[.J$1];[.L$1];[.K$1])" office:value-type="string" office:string-value="[&quot;DOG&quot;,&quot;Dog&quot;,&quot;N/A&quot;,&quot;P&quot;,&quot;Inactive&quot;]," calcext:value-type="string">
            <text:p>["DOG","Dog","N/A","P","Inactive"],</text:p>
          </table:table-cell>
        </table:table-row>
        <table:table-row table:style-name="ro1">
          <table:table-cell office:value-type="string" calcext:value-type="string">
            <text:p>EXGFs</text:p>
          </table:table-cell>
          <table:table-cell office:value-type="string" calcext:value-type="string">
            <text:p>Ex-GF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8];[.J$1];[.K$1];[.I$1];[.B48];[.J$1];[.K$1];[.I$1];[.C48];[.J$1];[.K$1];[.I$1];[.D48];[.J$1];[.K$1];[.I$1];[.E48];[.J$1];[.L$1];[.K$1])" office:value-type="string" office:string-value="[&quot;EXGFs&quot;,&quot;Ex-GFs&quot;,&quot;Closed&quot;,&quot;S&quot;,&quot;Inactive&quot;]," calcext:value-type="string">
            <text:p>["EXGFs","Ex-GFs","Closed","S","Inactive"],</text:p>
          </table:table-cell>
        </table:table-row>
        <table:table-row table:style-name="ro1">
          <table:table-cell office:value-type="string" calcext:value-type="string">
            <text:p>F.Friends</text:p>
          </table:table-cell>
          <table:table-cell office:value-type="string" calcext:value-type="string">
            <text:p>Friends (F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9];[.J$1];[.K$1];[.I$1];[.B49];[.J$1];[.K$1];[.I$1];[.C49];[.J$1];[.K$1];[.I$1];[.D49];[.J$1];[.K$1];[.I$1];[.E49];[.J$1];[.L$1];[.K$1])" office:value-type="string" office:string-value="[&quot;F.Friends&quot;,&quot;Friends (F)&quot;,&quot;N/A&quot;,&quot;S&quot;,&quot;Inactive&quot;]," calcext:value-type="string">
            <text:p>["F.Friends","Friends (F)","N/A","S","Inactive"],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0];[.J$1];[.K$1];[.I$1];[.B50];[.J$1];[.K$1];[.I$1];[.C50];[.J$1];[.K$1];[.I$1];[.D50];[.J$1];[.K$1];[.I$1];[.E50];[.J$1];[.L$1];[.K$1])" office:value-type="string" office:string-value="[&quot;FAMILY&quot;,&quot;Family&quot;,&quot;N/A&quot;,&quot;S&quot;,&quot;Active&quot;]," calcext:value-type="string">
            <text:p>["FAMILY","Family","N/A","S","Active"],</text:p>
          </table:table-cell>
        </table:table-row>
        <table:table-row table:style-name="ro1">
          <table:table-cell office:value-type="string" calcext:value-type="string">
            <text:p>FLANG</text:p>
          </table:table-cell>
          <table:table-cell office:value-type="string" calcext:value-type="string">
            <text:p>Foreign Language Skill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1];[.J$1];[.K$1];[.I$1];[.B51];[.J$1];[.K$1];[.I$1];[.C51];[.J$1];[.K$1];[.I$1];[.D51];[.J$1];[.K$1];[.I$1];[.E51];[.J$1];[.L$1];[.K$1])" office:value-type="string" office:string-value="[&quot;FLANG&quot;,&quot;Foreign Language Skills&quot;,&quot;Closed&quot;,&quot;L&quot;,&quot;Active&quot;]," calcext:value-type="string">
            <text:p>["FLANG","Foreign Language Skills","Closed","L","Active"],</text:p>
          </table:table-cell>
        </table:table-row>
        <table:table-row table:style-name="ro1">
          <table:table-cell office:value-type="string" calcext:value-type="string">
            <text:p>FMI</text:p>
          </table:table-cell>
          <table:table-cell office:value-type="string" calcext:value-type="string">
            <text:p>Free Money Initiativ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2];[.J$1];[.K$1];[.I$1];[.B52];[.J$1];[.K$1];[.I$1];[.C52];[.J$1];[.K$1];[.I$1];[.D52];[.J$1];[.K$1];[.I$1];[.E52];[.J$1];[.L$1];[.K$1])" office:value-type="string" office:string-value="[&quot;FMI&quot;,&quot;Free Money Initiatives&quot;,&quot;Closed&quot;,&quot;P&quot;,&quot;Inactive&quot;]," calcext:value-type="string">
            <text:p>["FMI","Free Money Initiatives","Closed","P","Inactive"],</text:p>
          </table:table-cell>
        </table:table-row>
        <table:table-row table:style-name="ro1">
          <table:table-cell office:value-type="string" calcext:value-type="string">
            <text:p>FRIENDS</text:p>
          </table:table-cell>
          <table:table-cell office:value-type="string" calcext:value-type="string">
            <text:p>Social - Friends (Pre-Track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3];[.J$1];[.K$1];[.I$1];[.B53];[.J$1];[.K$1];[.I$1];[.C53];[.J$1];[.K$1];[.I$1];[.D53];[.J$1];[.K$1];[.I$1];[.E53];[.J$1];[.L$1];[.K$1])" office:value-type="string" office:string-value="[&quot;FRIENDS&quot;,&quot;Social - Friends (Pre-Tracking&quot;,&quot;Closed&quot;,&quot;S&quot;,&quot;Active&quot;]," calcext:value-type="string">
            <text:p>["FRIENDS","Social - Friends (Pre-Tracking","Closed","S","Active"],</text:p>
          </table:table-cell>
        </table:table-row>
        <table:table-row table:style-name="ro1">
          <table:table-cell table:number-columns-repeated="2" office:value-type="string" calcext:value-type="string">
            <text:p>II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4];[.J$1];[.K$1];[.I$1];[.B54];[.J$1];[.K$1];[.I$1];[.C54];[.J$1];[.K$1];[.I$1];[.D54];[.J$1];[.K$1];[.I$1];[.E54];[.J$1];[.L$1];[.K$1])" office:value-type="string" office:string-value="[&quot;IIA&quot;,&quot;IIA&quot;,&quot;Closed&quot;,&quot;I&quot;,&quot;Active&quot;]," calcext:value-type="string">
            <text:p>["IIA","IIA","Closed","I","Active"],</text:p>
          </table:table-cell>
        </table:table-row>
        <table:table-row table:style-name="ro1">
          <table:table-cell office:value-type="string" calcext:value-type="string">
            <text:p>ISSUE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5];[.J$1];[.K$1];[.I$1];[.B55];[.J$1];[.K$1];[.I$1];[.C55];[.J$1];[.K$1];[.I$1];[.D55];[.J$1];[.K$1];[.I$1];[.E55];[.J$1];[.L$1];[.K$1])" office:value-type="string" office:string-value="[&quot;ISSUES&quot;,&quot;Issues&quot;,&quot;Open&quot;,&quot;W&quot;,&quot;Active&quot;]," calcext:value-type="string">
            <text:p>["ISSUES","Issues","Open","W","Active"],</text:p>
          </table:table-cell>
        </table:table-row>
        <table:table-row table:style-name="ro1">
          <table:table-cell office:value-type="string" calcext:value-type="string">
            <text:p>LEARNIN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6];[.J$1];[.K$1];[.I$1];[.B56];[.J$1];[.K$1];[.I$1];[.C56];[.J$1];[.K$1];[.I$1];[.D56];[.J$1];[.K$1];[.I$1];[.E56];[.J$1];[.L$1];[.K$1])" office:value-type="string" office:string-value="[&quot;LEARNING&quot;,&quot;Learning&quot;,&quot;N/A&quot;,&quot;L&quot;,&quot;Active&quot;]," calcext:value-type="string">
            <text:p>["LEARNING","Learning","N/A","L","Active"],</text:p>
          </table:table-cell>
        </table:table-row>
        <table:table-row table:style-name="ro1">
          <table:table-cell office:value-type="string" calcext:value-type="string">
            <text:p>LMOVE</text:p>
          </table:table-cell>
          <table:table-cell office:value-type="string" calcext:value-type="string">
            <text:p>London Mov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7];[.J$1];[.K$1];[.I$1];[.B57];[.J$1];[.K$1];[.I$1];[.C57];[.J$1];[.K$1];[.I$1];[.D57];[.J$1];[.K$1];[.I$1];[.E57];[.J$1];[.L$1];[.K$1])" office:value-type="string" office:string-value="[&quot;LMOVE&quot;,&quot;London Move&quot;,&quot;Closed&quot;,&quot;P&quot;,&quot;Inactive&quot;]," calcext:value-type="string">
            <text:p>["LMOVE","London Move","Closed","P","Inactive"],</text:p>
          </table:table-cell>
        </table:table-row>
        <table:table-row table:style-name="ro1">
          <table:table-cell office:value-type="string" calcext:value-type="string">
            <text:p>M.Friends</text:p>
          </table:table-cell>
          <table:table-cell office:value-type="string" calcext:value-type="string">
            <text:p>Friends (M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8];[.J$1];[.K$1];[.I$1];[.B58];[.J$1];[.K$1];[.I$1];[.C58];[.J$1];[.K$1];[.I$1];[.D58];[.J$1];[.K$1];[.I$1];[.E58];[.J$1];[.L$1];[.K$1])" office:value-type="string" office:string-value="[&quot;M.Friends&quot;,&quot;Friends (M)&quot;,&quot;N/A&quot;,&quot;S&quot;,&quot;Active&quot;]," calcext:value-type="string">
            <text:p>["M.Friends","Friends (M)","N/A","S","Active"],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office:value-type="string" calcext:value-type="string">
            <text:p>Other Meeting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9];[.J$1];[.K$1];[.I$1];[.B59];[.J$1];[.K$1];[.I$1];[.C59];[.J$1];[.K$1];[.I$1];[.D59];[.J$1];[.K$1];[.I$1];[.E59];[.J$1];[.L$1];[.K$1])" office:value-type="string" office:string-value="[&quot;MEET&quot;,&quot;Other Meetings&quot;,&quot;Open&quot;,&quot;W&quot;,&quot;Active&quot;]," calcext:value-type="string">
            <text:p>["MEET","Other Meetings","Open","W","Active"],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0];[.J$1];[.K$1];[.I$1];[.B60];[.J$1];[.K$1];[.I$1];[.C60];[.J$1];[.K$1];[.I$1];[.D60];[.J$1];[.K$1];[.I$1];[.E60];[.J$1];[.L$1];[.K$1])" office:value-type="string" office:string-value="[&quot;NA&quot;,&quot;Unassigned&quot;,&quot;N/A&quot;,&quot;N&quot;,&quot;Inactive&quot;]," calcext:value-type="string">
            <text:p>["NA","Unassigned","N/A","N","Inactive"],</text:p>
          </table:table-cell>
        </table:table-row>
        <table:table-row table:style-name="ro1">
          <table:table-cell table:number-columns-repeated="2" office:value-type="string" calcext:value-type="string">
            <text:p>PC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1];[.J$1];[.K$1];[.I$1];[.B61];[.J$1];[.K$1];[.I$1];[.C61];[.J$1];[.K$1];[.I$1];[.D61];[.J$1];[.K$1];[.I$1];[.E61];[.J$1];[.L$1];[.K$1])" office:value-type="string" office:string-value="[&quot;PCD&quot;,&quot;PCD&quot;,&quot;N/A&quot;,&quot;D&quot;,&quot;Inactive&quot;]," calcext:value-type="string">
            <text:p>["PCD","PCD","N/A","D","Inactive"],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2];[.J$1];[.K$1];[.I$1];[.B62];[.J$1];[.K$1];[.I$1];[.C62];[.J$1];[.K$1];[.I$1];[.D62];[.J$1];[.K$1];[.I$1];[.E62];[.J$1];[.L$1];[.K$1])" office:value-type="string" office:string-value="[&quot;PERSONAL&quot;,&quot;Personal&quot;,&quot;N/A&quot;,&quot;P&quot;,&quot;Inactive&quot;]," calcext:value-type="string">
            <text:p>["PERSONAL","Personal","N/A","P","Inactive"],</text:p>
          </table:table-cell>
        </table:table-row>
        <table:table-row table:style-name="ro1">
          <table:table-cell office:value-type="string" calcext:value-type="string">
            <text:p>PFIN</text:p>
          </table:table-cell>
          <table:table-cell office:value-type="string" calcext:value-type="string">
            <text:p>Personal Financ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3];[.J$1];[.K$1];[.I$1];[.B63];[.J$1];[.K$1];[.I$1];[.C63];[.J$1];[.K$1];[.I$1];[.D63];[.J$1];[.K$1];[.I$1];[.E63];[.J$1];[.L$1];[.K$1])" office:value-type="string" office:string-value="[&quot;PFIN&quot;,&quot;Personal Finances&quot;,&quot;N/A&quot;,&quot;P&quot;,&quot;Active&quot;]," calcext:value-type="string">
            <text:p>["PFIN","Personal Finances","N/A","P","Active"],</text:p>
          </table:table-cell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4];[.J$1];[.K$1];[.I$1];[.B64];[.J$1];[.K$1];[.I$1];[.C64];[.J$1];[.K$1];[.I$1];[.D64];[.J$1];[.K$1];[.I$1];[.E64];[.J$1];[.L$1];[.K$1])" office:value-type="string" office:string-value="[&quot;PROG&quot;,&quot;Programming&quot;,&quot;Open&quot;,&quot;L&quot;,&quot;Inactive&quot;]," calcext:value-type="string">
            <text:p>["PROG","Programming","Open","L","Inactive"],</text:p>
          </table:table-cell>
        </table:table-row>
        <table:table-row table:style-name="ro1">
          <table:table-cell table:number-columns-repeated="2" office:value-type="string" calcext:value-type="string">
            <text:p>PTO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5];[.J$1];[.K$1];[.I$1];[.B65];[.J$1];[.K$1];[.I$1];[.C65];[.J$1];[.K$1];[.I$1];[.D65];[.J$1];[.K$1];[.I$1];[.E65];[.J$1];[.L$1];[.K$1])" office:value-type="string" office:string-value="[&quot;PTO&quot;,&quot;PTO&quot;,&quot;Closed&quot;,&quot;N&quot;,&quot;Active&quot;]," calcext:value-type="string">
            <text:p>["PTO","PTO","Closed","N","Active"],</text:p>
          </table:table-cell>
        </table:table-row>
        <table:table-row table:style-name="ro1">
          <table:table-cell office:value-type="string" calcext:value-type="string">
            <text:p>PURCHASES</text:p>
          </table:table-cell>
          <table:table-cell office:value-type="string" calcext:value-type="string">
            <text:p>Major Purchas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6];[.J$1];[.K$1];[.I$1];[.B66];[.J$1];[.K$1];[.I$1];[.C66];[.J$1];[.K$1];[.I$1];[.D66];[.J$1];[.K$1];[.I$1];[.E66];[.J$1];[.L$1];[.K$1])" office:value-type="string" office:string-value="[&quot;PURCHASES&quot;,&quot;Major Purchases&quot;,&quot;Closed&quot;,&quot;P&quot;,&quot;Active&quot;]," calcext:value-type="string">
            <text:p>["PURCHASES","Major Purchases","Closed","P","Active"],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Taxes (Personal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7];[.J$1];[.K$1];[.I$1];[.B67];[.J$1];[.K$1];[.I$1];[.C67];[.J$1];[.K$1];[.I$1];[.D67];[.J$1];[.K$1];[.I$1];[.E67];[.J$1];[.L$1];[.K$1])" office:value-type="string" office:string-value="[&quot;TAX&quot;,&quot;Taxes (Personal)&quot;,&quot;N/A&quot;,&quot;P&quot;,&quot;Active&quot;]," calcext:value-type="string">
            <text:p>["TAX","Taxes (Personal)","N/A","P","Active"],</text:p>
          </table:table-cell>
        </table:table-row>
        <table:table-row table:style-name="ro1">
          <table:table-cell office:value-type="string" calcext:value-type="string">
            <text:p>TIAACO</text:p>
          </table:table-cell>
          <table:table-cell office:value-type="string" calcext:value-type="string">
            <text:p>TIAA Carryov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8];[.J$1];[.K$1];[.I$1];[.B68];[.J$1];[.K$1];[.I$1];[.C68];[.J$1];[.K$1];[.I$1];[.D68];[.J$1];[.K$1];[.I$1];[.E68];[.J$1];[.L$1];[.K$1])" office:value-type="string" office:string-value="[&quot;TIAACO&quot;,&quot;TIAA Carryover&quot;,&quot;Closed&quot;,&quot;W&quot;,&quot;Inactive&quot;]," calcext:value-type="string">
            <text:p>["TIAACO","TIAA Carryover","Closed","W","Inactive"],</text:p>
          </table:table-cell>
        </table:table-row>
        <table:table-row table:style-name="ro1">
          <table:table-cell office:value-type="string" calcext:value-type="string">
            <text:p>TIMEDB</text:p>
          </table:table-cell>
          <table:table-cell office:value-type="string" calcext:value-type="string">
            <text:p>Time DB Desig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9];[.J$1];[.K$1];[.I$1];[.B69];[.J$1];[.K$1];[.I$1];[.C69];[.J$1];[.K$1];[.I$1];[.D69];[.J$1];[.K$1];[.I$1];[.E69];[.J$1];[.L$1];[.K$1])" office:value-type="string" office:string-value="[&quot;TIMEDB&quot;,&quot;Time DB Design&quot;,&quot;N/A&quot;,&quot;P&quot;,&quot;Active&quot;]," calcext:value-type="string">
            <text:p>["TIMEDB","Time DB Design","N/A","P","Active"],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0];[.J$1];[.K$1];[.I$1];[.B70];[.J$1];[.K$1];[.I$1];[.C70];[.J$1];[.K$1];[.I$1];[.D70];[.J$1];[.K$1];[.I$1];[.E70];[.J$1];[.L$1];[.K$1])" office:value-type="string" office:string-value="[&quot;TRAINING&quot;,&quot;Training&quot;,&quot;N/A&quot;,&quot;T&quot;,&quot;Active&quot;]," calcext:value-type="string">
            <text:p>["TRAINING","Training","N/A","T","Active"],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1];[.J$1];[.K$1];[.I$1];[.B71];[.J$1];[.K$1];[.I$1];[.C71];[.J$1];[.K$1];[.I$1];[.D71];[.J$1];[.K$1];[.I$1];[.E71];[.J$1];[.L$1];[.K$1])" office:value-type="string" office:string-value="[&quot;NEWS&quot;,&quot;News&quot;,&quot;N/A&quot;,&quot;L&quot;,&quot;Inactive&quot;]," calcext:value-type="string">
            <text:p>["NEWS","News","N/A","L","Inactive"],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eading &amp; Resear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2];[.J$1];[.K$1];[.I$1];[.B72];[.J$1];[.K$1];[.I$1];[.C72];[.J$1];[.K$1];[.I$1];[.D72];[.J$1];[.K$1];[.I$1];[.E72];[.J$1];[.L$1];[.K$1])" office:value-type="string" office:string-value="[&quot;READ&quot;,&quot;Reading &amp; Research&quot;,&quot;N/A&quot;,&quot;L&quot;,&quot;Inactive&quot;]," calcext:value-type="string">
            <text:p>["READ","Reading &amp; Research","N/A","L","Inactive"],</text:p>
          </table:table-cell>
        </table:table-row>
        <table:table-row table:style-name="ro1"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Supervis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3];[.J$1];[.K$1];[.I$1];[.B73];[.J$1];[.K$1];[.I$1];[.C73];[.J$1];[.K$1];[.I$1];[.D73];[.J$1];[.K$1];[.I$1];[.E73];[.J$1];[.L$1];[.K$1])" office:value-type="string" office:string-value="[&quot;160758&quot;,&quot;PCG Supervision&quot;,&quot;Closed&quot;,&quot;W&quot;,&quot;Inactive&quot;]," calcext:value-type="string">
            <text:p>["160758","PCG Supervision","Closed","W","Inactive"],</text:p>
          </table:table-cell>
        </table:table-row>
        <table:table-row table:style-name="ro1"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4];[.J$1];[.K$1];[.I$1];[.B74];[.J$1];[.K$1];[.I$1];[.C74];[.J$1];[.K$1];[.I$1];[.D74];[.J$1];[.K$1];[.I$1];[.E74];[.J$1];[.L$1];[.K$1])" office:value-type="string" office:string-value="[&quot;160755&quot;,&quot;IPCS&quot;,&quot;Closed&quot;,&quot;W&quot;,&quot;Active&quot;]," calcext:value-type="string">
            <text:p>["160755","IPCS","Closed","W","Active"],</text:p>
          </table:table-cell>
        </table:table-row>
        <table:table-row table:style-name="ro1">
          <table:table-cell office:value-type="string" calcext:value-type="string">
            <text:p>I.Friends</text:p>
          </table:table-cell>
          <table:table-cell office:value-type="string" calcext:value-type="string">
            <text:p>Inactive Friend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5];[.J$1];[.K$1];[.I$1];[.B75];[.J$1];[.K$1];[.I$1];[.C75];[.J$1];[.K$1];[.I$1];[.D75];[.J$1];[.K$1];[.I$1];[.E75];[.J$1];[.L$1];[.K$1])" office:value-type="string" office:string-value="[&quot;I.Friends&quot;,&quot;Inactive Friends&quot;,&quot;Closed&quot;,&quot;S&quot;,&quot;Inactive&quot;]," calcext:value-type="string">
            <text:p>["I.Friends","Inactive Friends","Closed","S","Inactive"],</text:p>
          </table:table-cell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Regulatory Review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6];[.J$1];[.K$1];[.I$1];[.B76];[.J$1];[.K$1];[.I$1];[.C76];[.J$1];[.K$1];[.I$1];[.D76];[.J$1];[.K$1];[.I$1];[.E76];[.J$1];[.L$1];[.K$1])" office:value-type="string" office:string-value="[&quot;REG&quot;,&quot;Regulatory Reviews&quot;,&quot;Closed&quot;,&quot;W&quot;,&quot;Active&quot;]," calcext:value-type="string">
            <text:p>["REG","Regulatory Reviews","Closed","W","Active"],</text:p>
          </table:table-cell>
        </table:table-row>
        <table:table-row table:style-name="ro1">
          <table:table-cell office:value-type="string" calcext:value-type="string">
            <text:p>CFA</text:p>
          </table:table-cell>
          <table:table-cell office:value-type="string" calcext:value-type="string">
            <text:p>CFA Exam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7];[.J$1];[.K$1];[.I$1];[.B77];[.J$1];[.K$1];[.I$1];[.C77];[.J$1];[.K$1];[.I$1];[.D77];[.J$1];[.K$1];[.I$1];[.E77];[.J$1];[.L$1];[.K$1])" office:value-type="string" office:string-value="[&quot;CFA&quot;,&quot;CFA Exam&quot;,&quot;Closed&quot;,&quot;L&quot;,&quot;Inactive&quot;]," calcext:value-type="string">
            <text:p>["CFA","CFA Exam","Closed","L","Inactive"],</text:p>
          </table:table-cell>
        </table:table-row>
        <table:table-row table:style-name="ro1">
          <table:table-cell office:value-type="string" calcext:value-type="string">
            <text:p>TRAN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8];[.J$1];[.K$1];[.I$1];[.B78];[.J$1];[.K$1];[.I$1];[.C78];[.J$1];[.K$1];[.I$1];[.D78];[.J$1];[.K$1];[.I$1];[.E78];[.J$1];[.L$1];[.K$1])" office:value-type="string" office:string-value="[&quot;TRANS&quot;,&quot;Transport&quot;,&quot;Open&quot;,&quot;P&quot;,&quot;Active&quot;]," calcext:value-type="string">
            <text:p>["TRANS","Transport","Open","P","Active"],</text:p>
          </table:table-cell>
        </table:table-row>
        <table:table-row table:style-name="ro1"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9];[.J$1];[.K$1];[.I$1];[.B79];[.J$1];[.K$1];[.I$1];[.C79];[.J$1];[.K$1];[.I$1];[.D79];[.J$1];[.K$1];[.I$1];[.E79];[.J$1];[.L$1];[.K$1])" office:value-type="string" office:string-value="[&quot;170754&quot;,&quot;WFAM Sales&quot;,&quot;Closed&quot;,&quot;W&quot;,&quot;Active&quot;]," calcext:value-type="string">
            <text:p>["170754","WFAM Sales","Closed","W","Active"],</text:p>
          </table:table-cell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0];[.J$1];[.K$1];[.I$1];[.B80];[.J$1];[.K$1];[.I$1];[.C80];[.J$1];[.K$1];[.I$1];[.D80];[.J$1];[.K$1];[.I$1];[.E80];[.J$1];[.L$1];[.K$1])" office:value-type="string" office:string-value="[&quot;PHY&quot;,&quot;Physics&quot;,&quot;Closed&quot;,&quot;L&quot;,&quot;Active&quot;]," calcext:value-type="string">
            <text:p>["PHY","Physics","Closed","L","Active"],</text:p>
          </table:table-cell>
        </table:table-row>
        <table:table-row table:style-name="ro1">
          <table:table-cell office:value-type="float" office:value="170746" calcext:value-type="float">
            <text:p>170746</text:p>
          </table:table-cell>
          <table:table-cell office:value-type="string" calcext:value-type="string">
            <text:p>WFAM Compli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1];[.J$1];[.K$1];[.I$1];[.B81];[.J$1];[.K$1];[.I$1];[.C81];[.J$1];[.K$1];[.I$1];[.D81];[.J$1];[.K$1];[.I$1];[.E81];[.J$1];[.L$1];[.K$1])" office:value-type="string" office:string-value="[&quot;170746&quot;,&quot;WFAM Compliance&quot;,&quot;Closed&quot;,&quot;W&quot;,&quot;Active&quot;]," calcext:value-type="string">
            <text:p>["170746","WFAM Compliance","Closed","W","Active"],</text:p>
          </table:table-cell>
        </table:table-row>
        <table:table-row table:style-name="ro1"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etrospectiv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2];[.J$1];[.K$1];[.I$1];[.B82];[.J$1];[.K$1];[.I$1];[.C82];[.J$1];[.K$1];[.I$1];[.D82];[.J$1];[.K$1];[.I$1];[.E82];[.J$1];[.L$1];[.K$1])" office:value-type="string" office:string-value="[&quot;170862.03&quot;,&quot;Reg O Retrospective&quot;,&quot;Closed&quot;,&quot;W&quot;,&quot;Active&quot;]," calcext:value-type="string">
            <text:p>["170862.03","Reg O Retrospective","Closed","W","Active"],</text:p>
          </table:table-cell>
        </table:table-row>
        <table:table-row table:style-name="ro1"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3];[.J$1];[.K$1];[.I$1];[.B83];[.J$1];[.K$1];[.I$1];[.C83];[.J$1];[.K$1];[.I$1];[.D83];[.J$1];[.K$1];[.I$1];[.E83];[.J$1];[.L$1];[.K$1])" office:value-type="string" office:string-value="[&quot;170745&quot;,&quot;Galliard&quot;,&quot;Closed&quot;,&quot;W&quot;,&quot;Active&quot;]," calcext:value-type="string">
            <text:p>["170745","Galliard","Closed","W","Active"],</text:p>
          </table:table-cell>
        </table:table-row>
        <table:table-row table:style-name="ro1">
          <table:table-cell office:value-type="string" calcext:value-type="string">
            <text:p>M.CW</text:p>
          </table:table-cell>
          <table:table-cell office:value-type="string" calcext:value-type="string">
            <text:p>Coworkers (M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4];[.J$1];[.K$1];[.I$1];[.B84];[.J$1];[.K$1];[.I$1];[.C84];[.J$1];[.K$1];[.I$1];[.D84];[.J$1];[.K$1];[.I$1];[.E84];[.J$1];[.L$1];[.K$1])" office:value-type="string" office:string-value="[&quot;M.CW&quot;,&quot;Coworkers (M)&quot;,&quot;Open&quot;,&quot;S&quot;,&quot;Active&quot;]," calcext:value-type="string">
            <text:p>["M.CW","Coworkers (M)","Open","S","Active"],</text:p>
          </table:table-cell>
        </table:table-row>
        <table:table-row table:style-name="ro1">
          <table:table-cell office:value-type="string" calcext:value-type="string">
            <text:p>F.CW</text:p>
          </table:table-cell>
          <table:table-cell office:value-type="string" calcext:value-type="string">
            <text:p>Coworkers (F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5];[.J$1];[.K$1];[.I$1];[.B85];[.J$1];[.K$1];[.I$1];[.C85];[.J$1];[.K$1];[.I$1];[.D85];[.J$1];[.K$1];[.I$1];[.E85];[.J$1];[.L$1];[.K$1])" office:value-type="string" office:string-value="[&quot;F.CW&quot;,&quot;Coworkers (F)&quot;,&quot;Open&quot;,&quot;S&quot;,&quot;Active&quot;]," calcext:value-type="string">
            <text:p>["F.CW","Coworkers (F)","Open","S","Active"],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Normaliz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6];[.J$1];[.K$1];[.I$1];[.B86];[.J$1];[.K$1];[.I$1];[.C86];[.J$1];[.K$1];[.I$1];[.D86];[.J$1];[.K$1];[.I$1];[.E86];[.J$1];[.L$1];[.K$1])" office:value-type="string" office:string-value="[&quot;NORM&quot;,&quot;Normalization&quot;,&quot;Open&quot;,&quot;P&quot;,&quot;Active&quot;]," calcext:value-type="string">
            <text:p>["NORM","Normalization","Open","P","Active"],</text:p>
          </table:table-cell>
        </table:table-row>
        <table:table-row table:style-name="ro1">
          <table:table-cell office:value-type="float" office:value="170744" calcext:value-type="float">
            <text:p>170744</text:p>
          </table:table-cell>
          <table:table-cell office:value-type="string" calcext:value-type="string">
            <text:p>Wells Ca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7];[.J$1];[.K$1];[.I$1];[.B87];[.J$1];[.K$1];[.I$1];[.C87];[.J$1];[.K$1];[.I$1];[.D87];[.J$1];[.K$1];[.I$1];[.E87];[.J$1];[.L$1];[.K$1])" office:value-type="string" office:string-value="[&quot;170744&quot;,&quot;Wells Cap&quot;,&quot;Closed&quot;,&quot;W&quot;,&quot;Active&quot;]," calcext:value-type="string">
            <text:p>["170744","Wells Cap","Closed","W","Active"],</text:p>
          </table:table-cell>
        </table:table-row>
        <table:table-row table:style-name="ro1">
          <table:table-cell office:value-type="string" calcext:value-type="string">
            <text:p>BPRM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8];[.J$1];[.K$1];[.I$1];[.B88];[.J$1];[.K$1];[.I$1];[.C88];[.J$1];[.K$1];[.I$1];[.D88];[.J$1];[.K$1];[.I$1];[.E88];[.J$1];[.L$1];[.K$1])" office:value-type="string" office:string-value="[&quot;BPRM&quot;,&quot;BPM&quot;,&quot;Open&quot;,&quot;W&quot;,&quot;Active&quot;]," calcext:value-type="string">
            <text:p>["BPRM","BPM","Open","W","Active"],</text:p>
          </table:table-cell>
        </table:table-row>
        <table:table-row table:style-name="ro1">
          <table:table-cell table:number-columns-repeated="2" office:value-type="string" calcext:value-type="string">
            <text:p>SHRP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9];[.J$1];[.K$1];[.I$1];[.B89];[.J$1];[.K$1];[.I$1];[.C89];[.J$1];[.K$1];[.I$1];[.D89];[.J$1];[.K$1];[.I$1];[.E89];[.J$1];[.L$1];[.K$1])" office:value-type="string" office:string-value="[&quot;SHRP&quot;,&quot;SHRP&quot;,&quot;Open&quot;,&quot;W&quot;,&quot;Active&quot;]," calcext:value-type="string">
            <text:p>["SHRP","SHRP","Open","W","Active"],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0];[.J$1];[.K$1];[.I$1];[.B90];[.J$1];[.K$1];[.I$1];[.C90];[.J$1];[.K$1];[.I$1];[.D90];[.J$1];[.K$1];[.I$1];[.E90];[.J$1];[.L$1];[.K$1])" office:value-type="string" office:string-value="[&quot;POL&quot;,&quot;Policy&quot;,&quot;Open&quot;,&quot;W&quot;,&quot;Active&quot;]," calcext:value-type="string">
            <text:p>["POL","Policy","Open","W","Active"],</text:p>
          </table:table-cell>
        </table:table-row>
        <table:table-row table:style-name="ro1">
          <table:table-cell office:value-type="float" office:value="170075" calcext:value-type="float">
            <text:p>170075</text:p>
          </table:table-cell>
          <table:table-cell office:value-type="string" calcext:value-type="string">
            <text:p>Reinsur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1];[.J$1];[.K$1];[.I$1];[.B91];[.J$1];[.K$1];[.I$1];[.C91];[.J$1];[.K$1];[.I$1];[.D91];[.J$1];[.K$1];[.I$1];[.E91];[.J$1];[.L$1];[.K$1])" office:value-type="string" office:string-value="[&quot;170075&quot;,&quot;Reinsurance&quot;,&quot;Closed&quot;,&quot;W&quot;,&quot;Active&quot;]," calcext:value-type="string">
            <text:p>["170075","Reinsurance","Closed","W","Active"],</text:p>
          </table:table-cell>
        </table:table-row>
        <table:table-row table:style-name="ro1">
          <table:table-cell office:value-type="string" calcext:value-type="string">
            <text:p>RITV</text:p>
          </table:table-cell>
          <table:table-cell office:value-type="string" calcext:value-type="string">
            <text:p>Reinsurance T&amp;V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2];[.J$1];[.K$1];[.I$1];[.B92];[.J$1];[.K$1];[.I$1];[.C92];[.J$1];[.K$1];[.I$1];[.D92];[.J$1];[.K$1];[.I$1];[.E92];[.J$1];[.L$1];[.K$1])" office:value-type="string" office:string-value="[&quot;RITV&quot;,&quot;Reinsurance T&amp;V&quot;,&quot;Closed&quot;,&quot;W&quot;,&quot;Active&quot;]," calcext:value-type="string">
            <text:p>["RITV","Reinsurance T&amp;V","Closed","W","Active"],</text:p>
          </table:table-cell>
        </table:table-row>
        <table:table-row table:style-name="ro1">
          <table:table-cell table:number-columns-repeated="2" office:value-type="string" calcext:value-type="string">
            <text:p>MT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3];[.J$1];[.K$1];[.I$1];[.B93];[.J$1];[.K$1];[.I$1];[.C93];[.J$1];[.K$1];[.I$1];[.D93];[.J$1];[.K$1];[.I$1];[.E93];[.J$1];[.L$1];[.K$1])" office:value-type="string" office:string-value="[&quot;MTA&quot;,&quot;MTA&quot;,&quot;Closed&quot;,&quot;W&quot;,&quot;Active&quot;]," calcext:value-type="string">
            <text:p>["MTA","MTA","Closed","W","Active"],</text:p>
          </table:table-cell>
        </table:table-row>
        <table:table-row table:style-name="ro1">
          <table:table-cell table:number-columns-repeated="2" office:value-type="string" calcext:value-type="string">
            <text:p>DL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4];[.J$1];[.K$1];[.I$1];[.B94];[.J$1];[.K$1];[.I$1];[.C94];[.J$1];[.K$1];[.I$1];[.D94];[.J$1];[.K$1];[.I$1];[.E94];[.J$1];[.L$1];[.K$1])" office:value-type="string" office:string-value="[&quot;DLP&quot;,&quot;DLP&quot;,&quot;Closed&quot;,&quot;W&quot;,&quot;Active&quot;]," calcext:value-type="string">
            <text:p>["DLP","DLP","Closed","W","Active"],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Audit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5];[.J$1];[.K$1];[.I$1];[.B95];[.J$1];[.K$1];[.I$1];[.C95];[.J$1];[.K$1];[.I$1];[.D95];[.J$1];[.K$1];[.I$1];[.E95];[.J$1];[.L$1];[.K$1])" office:value-type="string" office:string-value="[&quot;AUD&quot;,&quot;Audits&quot;,&quot;Open&quot;,&quot;W&quot;,&quot;Active&quot;]," calcext:value-type="string">
            <text:p>["AUD","Audits","Open","W","Active"],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6];[.J$1];[.K$1];[.I$1];[.B96];[.J$1];[.K$1];[.I$1];[.C96];[.J$1];[.K$1];[.I$1];[.D96];[.J$1];[.K$1];[.I$1];[.E96];[.J$1];[.L$1];[.K$1])" office:value-type="string" office:string-value="[&quot;NP&quot;,&quot;Products&quot;,&quot;Closed&quot;,&quot;W&quot;,&quot;Inactive&quot;]," calcext:value-type="string">
            <text:p>["NP","Products","Closed","W","Inactive"],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7];[.J$1];[.K$1];[.I$1];[.B97];[.J$1];[.K$1];[.I$1];[.C97];[.J$1];[.K$1];[.I$1];[.D97];[.J$1];[.K$1];[.I$1];[.E97];[.J$1];[.L$1];[.K$1])" office:value-type="string" office:string-value="[&quot;REP&quot;,&quot;Reporting&quot;,&quot;Open&quot;,&quot;W&quot;,&quot;Active&quot;]," calcext:value-type="string">
            <text:p>["REP","Reporting","Open","W","Active"],</text:p>
          </table:table-cell>
        </table:table-row>
        <table:table-row table:style-name="ro1">
          <table:table-cell office:value-type="string" calcext:value-type="string">
            <text:p>FCRM</text:p>
          </table:table-cell>
          <table:table-cell office:value-type="string" calcext:value-type="string">
            <text:p>Financial Crim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8];[.J$1];[.K$1];[.I$1];[.B98];[.J$1];[.K$1];[.I$1];[.C98];[.J$1];[.K$1];[.I$1];[.D98];[.J$1];[.K$1];[.I$1];[.E98];[.J$1];[.L$1];[.K$1])" office:value-type="string" office:string-value="[&quot;FCRM&quot;,&quot;Financial Crimes&quot;,&quot;Closed&quot;,&quot;W&quot;,&quot;Inactive&quot;]," calcext:value-type="string">
            <text:p>["FCRM","Financial Crimes","Closed","W","Inactive"],</text:p>
          </table:table-cell>
        </table:table-row>
        <table:table-row table:style-name="ro1">
          <table:table-cell office:value-type="float" office:value="180161" calcext:value-type="float">
            <text:p>180161</text:p>
          </table:table-cell>
          <table:table-cell office:value-type="string" calcext:value-type="string">
            <text:p>Structured 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9];[.J$1];[.K$1];[.I$1];[.B99];[.J$1];[.K$1];[.I$1];[.C99];[.J$1];[.K$1];[.I$1];[.D99];[.J$1];[.K$1];[.I$1];[.E99];[.J$1];[.L$1];[.K$1])" office:value-type="string" office:string-value="[&quot;180161&quot;,&quot;Structured Products&quot;,&quot;Closed&quot;,&quot;W&quot;,&quot;Inactive&quot;]," calcext:value-type="string">
            <text:p>["180161","Structured Products","Closed","W","Inactive"],</text:p>
          </table:table-cell>
        </table:table-row>
        <table:table-row table:style-name="ro1">
          <table:table-cell office:value-type="string" calcext:value-type="string">
            <text:p>WMOV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0];[.J$1];[.K$1];[.I$1];[.B100];[.J$1];[.K$1];[.I$1];[.C100];[.J$1];[.K$1];[.I$1];[.D100];[.J$1];[.K$1];[.I$1];[.E100];[.J$1];[.L$1];[.K$1])" office:value-type="string" office:string-value="[&quot;WMOVE&quot;,&quot;Moving&quot;,&quot;Closed&quot;,&quot;P&quot;,&quot;Active&quot;]," calcext:value-type="string">
            <text:p>["WMOVE","Moving","Closed","P","Active"],</text:p>
          </table:table-cell>
        </table:table-row>
        <table:table-row table:style-name="ro1">
          <table:table-cell office:value-type="float" office:value="180305" calcext:value-type="float">
            <text:p>180305</text:p>
          </table:table-cell>
          <table:table-cell office:value-type="string" calcext:value-type="string">
            <text:p>2018 MIP Audi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1];[.J$1];[.K$1];[.I$1];[.B101];[.J$1];[.K$1];[.I$1];[.C101];[.J$1];[.K$1];[.I$1];[.D101];[.J$1];[.K$1];[.I$1];[.E101];[.J$1];[.L$1];[.K$1])" office:value-type="string" office:string-value="[&quot;180305&quot;,&quot;2018 MIP Audit&quot;,&quot;Closed&quot;,&quot;W&quot;,&quot;Inactive&quot;]," calcext:value-type="string">
            <text:p>["180305","2018 MIP Audit","Closed","W","Inactive"],</text:p>
          </table:table-cell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Managemen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2];[.J$1];[.K$1];[.I$1];[.B102];[.J$1];[.K$1];[.I$1];[.C102];[.J$1];[.K$1];[.I$1];[.D102];[.J$1];[.K$1];[.I$1];[.E102];[.J$1];[.L$1];[.K$1])" office:value-type="string" office:string-value="[&quot;SLA&quot;,&quot;SLA Management&quot;,&quot;Closed&quot;,&quot;W&quot;,&quot;Active&quot;]," calcext:value-type="string">
            <text:p>["SLA","SLA Management","Closed","W","Active"],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ales Practic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3];[.J$1];[.K$1];[.I$1];[.B103];[.J$1];[.K$1];[.I$1];[.C103];[.J$1];[.K$1];[.I$1];[.D103];[.J$1];[.K$1];[.I$1];[.E103];[.J$1];[.L$1];[.K$1])" office:value-type="string" office:string-value="[&quot;SP&quot;,&quot;Sales Practices&quot;,&quot;Closed&quot;,&quot;W&quot;,&quot;Active&quot;]," calcext:value-type="string">
            <text:p>["SP","Sales Practices","Closed","W","Active"],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elf Assur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4];[.J$1];[.K$1];[.I$1];[.B104];[.J$1];[.K$1];[.I$1];[.C104];[.J$1];[.K$1];[.I$1];[.D104];[.J$1];[.K$1];[.I$1];[.E104];[.J$1];[.L$1];[.K$1])" office:value-type="string" office:string-value="[&quot;SA&quot;,&quot;Self Assurance&quot;,&quot;Closed&quot;,&quot;W&quot;,&quot;Inactive&quot;]," calcext:value-type="string">
            <text:p>["SA","Self Assurance","Closed","W","Inactive"],</text:p>
          </table:table-cell>
        </table:table-row>
        <table:table-row table:style-name="ro1">
          <table:table-cell table:number-columns-repeated="2" office:value-type="string" calcext:value-type="string">
            <text:p>RCSA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5];[.J$1];[.K$1];[.I$1];[.B105];[.J$1];[.K$1];[.I$1];[.C105];[.J$1];[.K$1];[.I$1];[.D105];[.J$1];[.K$1];[.I$1];[.E105];[.J$1];[.L$1];[.K$1])" office:value-type="string" office:string-value="[&quot;RCSA&quot;,&quot;RCSA&quot;,&quot;Open&quot;,&quot;W&quot;,&quot;Inactive&quot;]," calcext:value-type="string">
            <text:p>["RCSA","RCSA","Open","W","Inactive"],</text:p>
          </table:table-cell>
        </table:table-row>
        <table:table-row table:style-name="ro1">
          <table:table-cell table:number-columns-repeated="2" office:value-type="string" calcext:value-type="string">
            <text:p>BSDI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6];[.J$1];[.K$1];[.I$1];[.B106];[.J$1];[.K$1];[.I$1];[.C106];[.J$1];[.K$1];[.I$1];[.D106];[.J$1];[.K$1];[.I$1];[.E106];[.J$1];[.L$1];[.K$1])" office:value-type="string" office:string-value="[&quot;BSDI&quot;,&quot;BSDI&quot;,&quot;Open&quot;,&quot;W&quot;,&quot;Active&quot;]," calcext:value-type="string">
            <text:p>["BSDI","BSDI","Open","W","Active"],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Risk (ID-Meas-App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7];[.J$1];[.K$1];[.I$1];[.B107];[.J$1];[.K$1];[.I$1];[.C107];[.J$1];[.K$1];[.I$1];[.D107];[.J$1];[.K$1];[.I$1];[.E107];[.J$1];[.L$1];[.K$1])" office:value-type="string" office:string-value="[&quot;RID&quot;,&quot;Risk (ID-Meas-App)&quot;,&quot;Open&quot;,&quot;W&quot;,&quot;Inactive&quot;]," calcext:value-type="string">
            <text:p>["RID","Risk (ID-Meas-App)","Open","W","Inactive"],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8];[.J$1];[.K$1];[.I$1];[.B108];[.J$1];[.K$1];[.I$1];[.C108];[.J$1];[.K$1];[.I$1];[.D108];[.J$1];[.K$1];[.I$1];[.E108];[.J$1];[.L$1];[.K$1])" office:value-type="string" office:string-value="[&quot;OB&quot;,&quot;Onboarding&quot;,&quot;Open&quot;,&quot;D&quot;,&quot;Active&quot;]," calcext:value-type="string">
            <text:p>["OB","Onboarding","Open","D","Active"],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Volck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9];[.J$1];[.K$1];[.I$1];[.B109];[.J$1];[.K$1];[.I$1];[.C109];[.J$1];[.K$1];[.I$1];[.D109];[.J$1];[.K$1];[.I$1];[.E109];[.J$1];[.L$1];[.K$1])" office:value-type="string" office:string-value="[&quot;VOL&quot;,&quot;Volcker&quot;,&quot;Closed&quot;,&quot;W&quot;,&quot;Inactive&quot;]," calcext:value-type="string">
            <text:p>["VOL","Volcker","Closed","W","Inactive"],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rade Gover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0];[.J$1];[.K$1];[.I$1];[.B110];[.J$1];[.K$1];[.I$1];[.C110];[.J$1];[.K$1];[.I$1];[.D110];[.J$1];[.K$1];[.I$1];[.E110];[.J$1];[.L$1];[.K$1])" office:value-type="string" office:string-value="[&quot;TG&quot;,&quot;Trade Governance&quot;,&quot;Closed&quot;,&quot;W&quot;,&quot;Active&quot;]," calcext:value-type="string">
            <text:p>["TG","Trade Governance","Closed","W","Active"],</text:p>
          </table:table-cell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Childcar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1];[.J$1];[.K$1];[.I$1];[.B111];[.J$1];[.K$1];[.I$1];[.C111];[.J$1];[.K$1];[.I$1];[.D111];[.J$1];[.K$1];[.I$1];[.E111];[.J$1];[.L$1];[.K$1])" office:value-type="string" office:string-value="[&quot;CHC&quot;,&quot;Childcare&quot;,&quot;Open&quot;,&quot;P&quot;,&quot;Inactive&quot;]," calcext:value-type="string">
            <text:p>["CHC","Childcare","Open","P","Inactive"],</text:p>
          </table:table-cell>
        </table:table-row>
        <table:table-row table:style-name="ro1">
          <table:table-cell office:value-type="string" calcext:value-type="string">
            <text:p>WRT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2];[.J$1];[.K$1];[.I$1];[.B112];[.J$1];[.K$1];[.I$1];[.C112];[.J$1];[.K$1];[.I$1];[.D112];[.J$1];[.K$1];[.I$1];[.E112];[.J$1];[.L$1];[.K$1])" office:value-type="string" office:string-value="[&quot;WRT&quot;,&quot;Writing&quot;,&quot;Closed&quot;,&quot;L&quot;,&quot;Inactive&quot;]," calcext:value-type="string">
            <text:p>["WRT","Writing","Closed","L","Inactive"],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ech Ri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3];[.J$1];[.K$1];[.I$1];[.B113];[.J$1];[.K$1];[.I$1];[.C113];[.J$1];[.K$1];[.I$1];[.D113];[.J$1];[.K$1];[.I$1];[.E113];[.J$1];[.L$1];[.K$1])" office:value-type="string" office:string-value="[&quot;TR&quot;,&quot;Tech Risk&quot;,&quot;Open&quot;,&quot;W&quot;,&quot;Inactive&quot;]," calcext:value-type="string">
            <text:p>["TR","Tech Risk","Open","W","Inactive"],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onduct Risk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4];[.J$1];[.K$1];[.I$1];[.B114];[.J$1];[.K$1];[.I$1];[.C114];[.J$1];[.K$1];[.I$1];[.D114];[.J$1];[.K$1];[.I$1];[.E114];[.J$1];[.L$1];[.K$1])" office:value-type="string" office:string-value="[&quot;CR&quot;,&quot;Conduct Risk&quot;,&quot;Closed&quot;,&quot;W&quot;,&quot;Inactive&quot;]," calcext:value-type="string">
            <text:p>["CR","Conduct Risk","Closed","W","Inactive"],</text:p>
          </table:table-cell>
        </table:table-row>
        <table:table-row table:style-name="ro1">
          <table:table-cell office:value-type="string" calcext:value-type="string">
            <text:p>CRMP</text:p>
          </table:table-cell>
          <table:table-cell office:value-type="string" calcext:value-type="string">
            <text:p>CRMP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5];[.J$1];[.K$1];[.I$1];[.B115];[.J$1];[.K$1];[.I$1];[.C115];[.J$1];[.K$1];[.I$1];[.D115];[.J$1];[.K$1];[.I$1];[.E115];[.J$1];[.L$1];[.K$1])" office:value-type="string" office:string-value="[&quot;CRMP&quot;,&quot;CRMPS&quot;,&quot;Closed&quot;,&quot;W&quot;,&quot;Active&quot;]," calcext:value-type="string">
            <text:p>["CRMP","CRMPS","Closed","W","Active"],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Regulatory Contro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6];[.J$1];[.K$1];[.I$1];[.B116];[.J$1];[.K$1];[.I$1];[.C116];[.J$1];[.K$1];[.I$1];[.D116];[.J$1];[.K$1];[.I$1];[.E116];[.J$1];[.L$1];[.K$1])" office:value-type="string" office:string-value="[&quot;RC&quot;,&quot;Regulatory Control&quot;,&quot;Open&quot;,&quot;W&quot;,&quot;Inactive&quot;]," calcext:value-type="string">
            <text:p>["RC","Regulatory Control","Open","W","Inactive"],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Required Train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7];[.J$1];[.K$1];[.I$1];[.B117];[.J$1];[.K$1];[.I$1];[.C117];[.J$1];[.K$1];[.I$1];[.D117];[.J$1];[.K$1];[.I$1];[.E117];[.J$1];[.L$1];[.K$1])" office:value-type="string" office:string-value="[&quot;RT&quot;,&quot;Required Training&quot;,&quot;Closed&quot;,&quot;W&quot;,&quot;Inactive&quot;]," calcext:value-type="string">
            <text:p>["RT","Required Training","Closed","W","Inactive"],</text:p>
          </table:table-cell>
        </table:table-row>
        <table:table-row table:style-name="ro1">
          <table:table-cell office:value-type="string" calcext:value-type="string">
            <text:p>IRR</text:p>
          </table:table-cell>
          <table:table-cell office:value-type="string" calcext:value-type="string">
            <text:p>Intl. Reg. Repor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8];[.J$1];[.K$1];[.I$1];[.B118];[.J$1];[.K$1];[.I$1];[.C118];[.J$1];[.K$1];[.I$1];[.D118];[.J$1];[.K$1];[.I$1];[.E118];[.J$1];[.L$1];[.M$1])" office:value-type="string" office:string-value="[&quot;IRR&quot;,&quot;Intl. Reg. Reporting&quot;,&quot;Closed&quot;,&quot;W&quot;,&quot;Active&quot;]]" calcext:value-type="string">
            <text:p>["IRR","Intl. Reg. Reporting","Closed","W","Active"]]</text:p>
          </table:table-cell>
        </table:table-row>
        <table:table-row table:style-name="ro1" table:number-rows-repeated="82">
          <table:table-cell table:number-columns-repeated="15"/>
        </table:table-row>
        <table:table-row table:style-name="ro1" table:number-rows-repeated="104837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Cont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6" table:default-cell-style-name="ce1"/>
        <table:table-column table:style-name="co1" table:default-cell-style-name="ce1"/>
        <table:table-column table:style-name="co7" table:default-cell-style-name="Default"/>
        <table:table-column table:style-name="co8" table:default-cell-style-name="ce1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0141" calcext:value-type="float">
            <text:p>15014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table:number-columns-repeated="7"/>
          <table:table-cell/>
          <table:table-cell table:formula="of:=[.$I$1]&amp;[.A2]&amp;[.$J$1]&amp;[.$K$1]" office:value-type="string" office:string-value="&quot;150141&quot;," calcext:value-type="string">
            <text:p>"150141",</text:p>
          </table:table-cell>
          <table:table-cell table:formula="of:=[.$I$1]&amp;[.B2]&amp;[.$J$1]&amp;[.$K$1]" office:value-type="string" office:string-value="&quot;150141&quot;," calcext:value-type="string">
            <text:p>"150141",</text:p>
          </table:table-cell>
          <table:table-cell table:formula="of:=[.$I$1]&amp;[.C2]&amp;[.$J$1]&amp;[.$K$1]" office:value-type="string" office:string-value="&quot;General&quot;," calcext:value-type="string">
            <text:p>"General",</text:p>
          </table:table-cell>
          <table:table-cell table:formula="of:=[.$I$1]&amp;[.D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float" office:value="150141.1" calcext:value-type="float">
            <text:p>150141.1</text:p>
          </table:table-cell>
          <table:table-cell office:value-type="float" office:value="150141" calcext:value-type="float">
            <text:p>150141</text:p>
          </table:table-cell>
          <table:table-cell office:value-type="string" calcext:value-type="string">
            <text:p>Portfolio Managem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]&amp;[.$J$1]&amp;[.$K$1]" office:value-type="string" office:string-value="&quot;150141.1&quot;," calcext:value-type="string">
            <text:p>"150141.1",</text:p>
          </table:table-cell>
          <table:table-cell table:formula="of:=[.$I$1]&amp;[.B3]&amp;[.$J$1]&amp;[.$K$1]" office:value-type="string" office:string-value="&quot;150141&quot;," calcext:value-type="string">
            <text:p>"150141",</text:p>
          </table:table-cell>
          <table:table-cell table:formula="of:=[.$I$1]&amp;[.C3]&amp;[.$J$1]&amp;[.$K$1]" office:value-type="string" office:string-value="&quot;Portfolio Management&quot;," calcext:value-type="string">
            <text:p>"Portfolio Management",</text:p>
          </table:table-cell>
          <table:table-cell table:formula="of:=[.$I$1]&amp;[.D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float" office:value="150141.2" calcext:value-type="float">
            <text:p>150141.2</text:p>
          </table:table-cell>
          <table:table-cell office:value-type="float" office:value="150141" calcext:value-type="float">
            <text:p>150141</text:p>
          </table:table-cell>
          <table:table-cell office:value-type="string" calcext:value-type="string">
            <text:p>Trading</text:p>
          </table:table-cell>
          <table:table-cell table:number-columns-repeated="11"/>
          <table:table-cell table:formula="of:=[.$I$1]&amp;[.A4]&amp;[.$J$1]&amp;[.$K$1]" office:value-type="string" office:string-value="&quot;150141.2&quot;," calcext:value-type="string">
            <text:p>"150141.2",</text:p>
          </table:table-cell>
          <table:table-cell table:formula="of:=[.$I$1]&amp;[.B4]&amp;[.$J$1]&amp;[.$K$1]" office:value-type="string" office:string-value="&quot;150141&quot;," calcext:value-type="string">
            <text:p>"150141",</text:p>
          </table:table-cell>
          <table:table-cell table:formula="of:=[.$I$1]&amp;[.C4]&amp;[.$J$1]&amp;[.$K$1]" office:value-type="string" office:string-value="&quot;Trading&quot;," calcext:value-type="string">
            <text:p>"Trading",</text:p>
          </table:table-cell>
          <table:table-cell table:formula="of:=[.$I$1]&amp;[.D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table:number-columns-repeated="2" office:value-type="float" office:value="150143" calcext:value-type="float">
            <text:p>15014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5]&amp;[.$J$1]&amp;[.$K$1]" office:value-type="string" office:string-value="&quot;150143&quot;," calcext:value-type="string">
            <text:p>"150143",</text:p>
          </table:table-cell>
          <table:table-cell table:formula="of:=[.$I$1]&amp;[.B5]&amp;[.$J$1]&amp;[.$K$1]" office:value-type="string" office:string-value="&quot;150143&quot;," calcext:value-type="string">
            <text:p>"150143",</text:p>
          </table:table-cell>
          <table:table-cell table:formula="of:=[.$I$1]&amp;[.C5]&amp;[.$J$1]&amp;[.$K$1]" office:value-type="string" office:string-value="&quot;General&quot;," calcext:value-type="string">
            <text:p>"General",</text:p>
          </table:table-cell>
          <table:table-cell table:formula="of:=[.$I$1]&amp;[.D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3.1" calcext:value-type="float">
            <text:p>150143.1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Physical Security</text:p>
          </table:table-cell>
          <table:table-cell table:number-columns-repeated="11"/>
          <table:table-cell table:formula="of:=[.$I$1]&amp;[.A6]&amp;[.$J$1]&amp;[.$K$1]" office:value-type="string" office:string-value="&quot;150143.1&quot;," calcext:value-type="string">
            <text:p>"150143.1",</text:p>
          </table:table-cell>
          <table:table-cell table:formula="of:=[.$I$1]&amp;[.B6]&amp;[.$J$1]&amp;[.$K$1]" office:value-type="string" office:string-value="&quot;150143&quot;," calcext:value-type="string">
            <text:p>"150143",</text:p>
          </table:table-cell>
          <table:table-cell table:formula="of:=[.$I$1]&amp;[.C6]&amp;[.$J$1]&amp;[.$K$1]" office:value-type="string" office:string-value="&quot;Physical Security&quot;," calcext:value-type="string">
            <text:p>"Physical Security",</text:p>
          </table:table-cell>
          <table:table-cell table:formula="of:=[.$I$1]&amp;[.D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3.2" calcext:value-type="float">
            <text:p>150143.2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Record Retention</text:p>
          </table:table-cell>
          <table:table-cell table:number-columns-repeated="11"/>
          <table:table-cell table:formula="of:=[.$I$1]&amp;[.A7]&amp;[.$J$1]&amp;[.$K$1]" office:value-type="string" office:string-value="&quot;150143.2&quot;," calcext:value-type="string">
            <text:p>"150143.2",</text:p>
          </table:table-cell>
          <table:table-cell table:formula="of:=[.$I$1]&amp;[.B7]&amp;[.$J$1]&amp;[.$K$1]" office:value-type="string" office:string-value="&quot;150143&quot;," calcext:value-type="string">
            <text:p>"150143",</text:p>
          </table:table-cell>
          <table:table-cell table:formula="of:=[.$I$1]&amp;[.C7]&amp;[.$J$1]&amp;[.$K$1]" office:value-type="string" office:string-value="&quot;Record Retention&quot;," calcext:value-type="string">
            <text:p>"Record Retention",</text:p>
          </table:table-cell>
          <table:table-cell table:formula="of:=[.$I$1]&amp;[.D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3.3" calcext:value-type="float">
            <text:p>150143.3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User Access</text:p>
          </table:table-cell>
          <table:table-cell table:number-columns-repeated="11"/>
          <table:table-cell table:formula="of:=[.$I$1]&amp;[.A8]&amp;[.$J$1]&amp;[.$K$1]" office:value-type="string" office:string-value="&quot;150143.3&quot;," calcext:value-type="string">
            <text:p>"150143.3",</text:p>
          </table:table-cell>
          <table:table-cell table:formula="of:=[.$I$1]&amp;[.B8]&amp;[.$J$1]&amp;[.$K$1]" office:value-type="string" office:string-value="&quot;150143&quot;," calcext:value-type="string">
            <text:p>"150143",</text:p>
          </table:table-cell>
          <table:table-cell table:formula="of:=[.$I$1]&amp;[.C8]&amp;[.$J$1]&amp;[.$K$1]" office:value-type="string" office:string-value="&quot;User Access&quot;," calcext:value-type="string">
            <text:p>"User Access",</text:p>
          </table:table-cell>
          <table:table-cell table:formula="of:=[.$I$1]&amp;[.D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3.4" calcext:value-type="float">
            <text:p>150143.4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Trading</text:p>
          </table:table-cell>
          <table:table-cell table:number-columns-repeated="11"/>
          <table:table-cell table:formula="of:=[.$I$1]&amp;[.A9]&amp;[.$J$1]&amp;[.$K$1]" office:value-type="string" office:string-value="&quot;150143.4&quot;," calcext:value-type="string">
            <text:p>"150143.4",</text:p>
          </table:table-cell>
          <table:table-cell table:formula="of:=[.$I$1]&amp;[.B9]&amp;[.$J$1]&amp;[.$K$1]" office:value-type="string" office:string-value="&quot;150143&quot;," calcext:value-type="string">
            <text:p>"150143",</text:p>
          </table:table-cell>
          <table:table-cell table:formula="of:=[.$I$1]&amp;[.C9]&amp;[.$J$1]&amp;[.$K$1]" office:value-type="string" office:string-value="&quot;Trading&quot;," calcext:value-type="string">
            <text:p>"Trading",</text:p>
          </table:table-cell>
          <table:table-cell table:formula="of:=[.$I$1]&amp;[.D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3.5" calcext:value-type="float">
            <text:p>150143.5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Operations</text:p>
          </table:table-cell>
          <table:table-cell table:number-columns-repeated="11"/>
          <table:table-cell table:formula="of:=[.$I$1]&amp;[.A10]&amp;[.$J$1]&amp;[.$K$1]" office:value-type="string" office:string-value="&quot;150143.5&quot;," calcext:value-type="string">
            <text:p>"150143.5",</text:p>
          </table:table-cell>
          <table:table-cell table:formula="of:=[.$I$1]&amp;[.B10]&amp;[.$J$1]&amp;[.$K$1]" office:value-type="string" office:string-value="&quot;150143&quot;," calcext:value-type="string">
            <text:p>"150143",</text:p>
          </table:table-cell>
          <table:table-cell table:formula="of:=[.$I$1]&amp;[.C10]&amp;[.$J$1]&amp;[.$K$1]" office:value-type="string" office:string-value="&quot;Operations&quot;," calcext:value-type="string">
            <text:p>"Operations",</text:p>
          </table:table-cell>
          <table:table-cell table:formula="of:=[.$I$1]&amp;[.D1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3.6" calcext:value-type="float">
            <text:p>150143.6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General Accounting</text:p>
          </table:table-cell>
          <table:table-cell table:number-columns-repeated="11"/>
          <table:table-cell table:formula="of:=[.$I$1]&amp;[.A11]&amp;[.$J$1]&amp;[.$K$1]" office:value-type="string" office:string-value="&quot;150143.6&quot;," calcext:value-type="string">
            <text:p>"150143.6",</text:p>
          </table:table-cell>
          <table:table-cell table:formula="of:=[.$I$1]&amp;[.B11]&amp;[.$J$1]&amp;[.$K$1]" office:value-type="string" office:string-value="&quot;150143&quot;," calcext:value-type="string">
            <text:p>"150143",</text:p>
          </table:table-cell>
          <table:table-cell table:formula="of:=[.$I$1]&amp;[.C11]&amp;[.$J$1]&amp;[.$K$1]" office:value-type="string" office:string-value="&quot;General Accounting&quot;," calcext:value-type="string">
            <text:p>"General Accounting",</text:p>
          </table:table-cell>
          <table:table-cell table:formula="of:=[.$I$1]&amp;[.D1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3.7" calcext:value-type="float">
            <text:p>150143.7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Fees</text:p>
          </table:table-cell>
          <table:table-cell table:number-columns-repeated="11"/>
          <table:table-cell table:formula="of:=[.$I$1]&amp;[.A12]&amp;[.$J$1]&amp;[.$K$1]" office:value-type="string" office:string-value="&quot;150143.7&quot;," calcext:value-type="string">
            <text:p>"150143.7",</text:p>
          </table:table-cell>
          <table:table-cell table:formula="of:=[.$I$1]&amp;[.B12]&amp;[.$J$1]&amp;[.$K$1]" office:value-type="string" office:string-value="&quot;150143&quot;," calcext:value-type="string">
            <text:p>"150143",</text:p>
          </table:table-cell>
          <table:table-cell table:formula="of:=[.$I$1]&amp;[.C12]&amp;[.$J$1]&amp;[.$K$1]" office:value-type="string" office:string-value="&quot;Fees&quot;," calcext:value-type="string">
            <text:p>"Fees",</text:p>
          </table:table-cell>
          <table:table-cell table:formula="of:=[.$I$1]&amp;[.D1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3.8" calcext:value-type="float">
            <text:p>150143.8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[.$I$1]&amp;[.A13]&amp;[.$J$1]&amp;[.$K$1]" office:value-type="string" office:string-value="&quot;150143.8&quot;," calcext:value-type="string">
            <text:p>"150143.8",</text:p>
          </table:table-cell>
          <table:table-cell table:formula="of:=[.$I$1]&amp;[.B13]&amp;[.$J$1]&amp;[.$K$1]" office:value-type="string" office:string-value="&quot;150143&quot;," calcext:value-type="string">
            <text:p>"150143",</text:p>
          </table:table-cell>
          <table:table-cell table:formula="of:=[.$I$1]&amp;[.C13]&amp;[.$J$1]&amp;[.$K$1]" office:value-type="string" office:string-value="&quot;Compliance&quot;," calcext:value-type="string">
            <text:p>"Compliance",</text:p>
          </table:table-cell>
          <table:table-cell table:formula="of:=[.$I$1]&amp;[.D1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3.9" calcext:value-type="float">
            <text:p>150143.9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Client Statements</text:p>
          </table:table-cell>
          <table:table-cell table:number-columns-repeated="11"/>
          <table:table-cell table:formula="of:=[.$I$1]&amp;[.A14]&amp;[.$J$1]&amp;[.$K$1]" office:value-type="string" office:string-value="&quot;150143.9&quot;," calcext:value-type="string">
            <text:p>"150143.9",</text:p>
          </table:table-cell>
          <table:table-cell table:formula="of:=[.$I$1]&amp;[.B14]&amp;[.$J$1]&amp;[.$K$1]" office:value-type="string" office:string-value="&quot;150143&quot;," calcext:value-type="string">
            <text:p>"150143",</text:p>
          </table:table-cell>
          <table:table-cell table:formula="of:=[.$I$1]&amp;[.C14]&amp;[.$J$1]&amp;[.$K$1]" office:value-type="string" office:string-value="&quot;Client Statements&quot;," calcext:value-type="string">
            <text:p>"Client Statements",</text:p>
          </table:table-cell>
          <table:table-cell table:formula="of:=[.$I$1]&amp;[.D1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table:number-columns-repeated="2" office:value-type="float" office:value="150145" calcext:value-type="float">
            <text:p>15014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5]&amp;[.$J$1]&amp;[.$K$1]" office:value-type="string" office:string-value="&quot;150145&quot;," calcext:value-type="string">
            <text:p>"150145",</text:p>
          </table:table-cell>
          <table:table-cell table:formula="of:=[.$I$1]&amp;[.B15]&amp;[.$J$1]&amp;[.$K$1]" office:value-type="string" office:string-value="&quot;150145&quot;," calcext:value-type="string">
            <text:p>"150145",</text:p>
          </table:table-cell>
          <table:table-cell table:formula="of:=[.$I$1]&amp;[.C15]&amp;[.$J$1]&amp;[.$K$1]" office:value-type="string" office:string-value="&quot;General&quot;," calcext:value-type="string">
            <text:p>"General",</text:p>
          </table:table-cell>
          <table:table-cell table:formula="of:=[.$I$1]&amp;[.D1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5.01" calcext:value-type="float">
            <text:p>150145.01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Sales, Marketing, and New Accounts / Products</text:p>
          </table:table-cell>
          <table:table-cell table:number-columns-repeated="11"/>
          <table:table-cell table:formula="of:=[.$I$1]&amp;[.A16]&amp;[.$J$1]&amp;[.$K$1]" office:value-type="string" office:string-value="&quot;150145.01&quot;," calcext:value-type="string">
            <text:p>"150145.01",</text:p>
          </table:table-cell>
          <table:table-cell table:formula="of:=[.$I$1]&amp;[.B16]&amp;[.$J$1]&amp;[.$K$1]" office:value-type="string" office:string-value="&quot;150145&quot;," calcext:value-type="string">
            <text:p>"150145",</text:p>
          </table:table-cell>
          <table:table-cell table:formula="of:=[.$I$1]&amp;[.C16]&amp;[.$J$1]&amp;[.$K$1]" office:value-type="string" office:string-value="&quot;Sales, Marketing, and New Accounts / Products&quot;," calcext:value-type="string">
            <text:p>"Sales, Marketing, and New Accounts / Products",</text:p>
          </table:table-cell>
          <table:table-cell table:formula="of:=[.$I$1]&amp;[.D1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5.02" calcext:value-type="float">
            <text:p>150145.02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Investment Management</text:p>
          </table:table-cell>
          <table:table-cell table:number-columns-repeated="11"/>
          <table:table-cell table:formula="of:=[.$I$1]&amp;[.A17]&amp;[.$J$1]&amp;[.$K$1]" office:value-type="string" office:string-value="&quot;150145.02&quot;," calcext:value-type="string">
            <text:p>"150145.02",</text:p>
          </table:table-cell>
          <table:table-cell table:formula="of:=[.$I$1]&amp;[.B17]&amp;[.$J$1]&amp;[.$K$1]" office:value-type="string" office:string-value="&quot;150145&quot;," calcext:value-type="string">
            <text:p>"150145",</text:p>
          </table:table-cell>
          <table:table-cell table:formula="of:=[.$I$1]&amp;[.C17]&amp;[.$J$1]&amp;[.$K$1]" office:value-type="string" office:string-value="&quot;Investment Management&quot;," calcext:value-type="string">
            <text:p>"Investment Management",</text:p>
          </table:table-cell>
          <table:table-cell table:formula="of:=[.$I$1]&amp;[.D1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5.03" calcext:value-type="float">
            <text:p>150145.03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Back Office Functions</text:p>
          </table:table-cell>
          <table:table-cell table:number-columns-repeated="11"/>
          <table:table-cell table:formula="of:=[.$I$1]&amp;[.A18]&amp;[.$J$1]&amp;[.$K$1]" office:value-type="string" office:string-value="&quot;150145.03&quot;," calcext:value-type="string">
            <text:p>"150145.03",</text:p>
          </table:table-cell>
          <table:table-cell table:formula="of:=[.$I$1]&amp;[.B18]&amp;[.$J$1]&amp;[.$K$1]" office:value-type="string" office:string-value="&quot;150145&quot;," calcext:value-type="string">
            <text:p>"150145",</text:p>
          </table:table-cell>
          <table:table-cell table:formula="of:=[.$I$1]&amp;[.C18]&amp;[.$J$1]&amp;[.$K$1]" office:value-type="string" office:string-value="&quot;Back Office Functions&quot;," calcext:value-type="string">
            <text:p>"Back Office Functions",</text:p>
          </table:table-cell>
          <table:table-cell table:formula="of:=[.$I$1]&amp;[.D1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5.04" calcext:value-type="float">
            <text:p>150145.04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Risk Management / Portfolio Analytics</text:p>
          </table:table-cell>
          <table:table-cell table:number-columns-repeated="11"/>
          <table:table-cell table:formula="of:=[.$I$1]&amp;[.A19]&amp;[.$J$1]&amp;[.$K$1]" office:value-type="string" office:string-value="&quot;150145.04&quot;," calcext:value-type="string">
            <text:p>"150145.04",</text:p>
          </table:table-cell>
          <table:table-cell table:formula="of:=[.$I$1]&amp;[.B19]&amp;[.$J$1]&amp;[.$K$1]" office:value-type="string" office:string-value="&quot;150145&quot;," calcext:value-type="string">
            <text:p>"150145",</text:p>
          </table:table-cell>
          <table:table-cell table:formula="of:=[.$I$1]&amp;[.C19]&amp;[.$J$1]&amp;[.$K$1]" office:value-type="string" office:string-value="&quot;Risk Management / Portfolio Analytics&quot;," calcext:value-type="string">
            <text:p>"Risk Management / Portfolio Analytics",</text:p>
          </table:table-cell>
          <table:table-cell table:formula="of:=[.$I$1]&amp;[.D1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5.05" calcext:value-type="float">
            <text:p>150145.05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Physical and Information Security</text:p>
          </table:table-cell>
          <table:table-cell table:number-columns-repeated="11"/>
          <table:table-cell table:formula="of:=[.$I$1]&amp;[.A20]&amp;[.$J$1]&amp;[.$K$1]" office:value-type="string" office:string-value="&quot;150145.05&quot;," calcext:value-type="string">
            <text:p>"150145.05",</text:p>
          </table:table-cell>
          <table:table-cell table:formula="of:=[.$I$1]&amp;[.B20]&amp;[.$J$1]&amp;[.$K$1]" office:value-type="string" office:string-value="&quot;150145&quot;," calcext:value-type="string">
            <text:p>"150145",</text:p>
          </table:table-cell>
          <table:table-cell table:formula="of:=[.$I$1]&amp;[.C20]&amp;[.$J$1]&amp;[.$K$1]" office:value-type="string" office:string-value="&quot;Physical and Information Security&quot;," calcext:value-type="string">
            <text:p>"Physical and Information Security",</text:p>
          </table:table-cell>
          <table:table-cell table:formula="of:=[.$I$1]&amp;[.D2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5.07" calcext:value-type="float">
            <text:p>150145.07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BSA / AML / OFAC</text:p>
          </table:table-cell>
          <table:table-cell table:number-columns-repeated="11"/>
          <table:table-cell table:formula="of:=[.$I$1]&amp;[.A21]&amp;[.$J$1]&amp;[.$K$1]" office:value-type="string" office:string-value="&quot;150145.07&quot;," calcext:value-type="string">
            <text:p>"150145.07",</text:p>
          </table:table-cell>
          <table:table-cell table:formula="of:=[.$I$1]&amp;[.B21]&amp;[.$J$1]&amp;[.$K$1]" office:value-type="string" office:string-value="&quot;150145&quot;," calcext:value-type="string">
            <text:p>"150145",</text:p>
          </table:table-cell>
          <table:table-cell table:formula="of:=[.$I$1]&amp;[.C21]&amp;[.$J$1]&amp;[.$K$1]" office:value-type="string" office:string-value="&quot;BSA / AML / OFAC&quot;," calcext:value-type="string">
            <text:p>"BSA / AML / OFAC",</text:p>
          </table:table-cell>
          <table:table-cell table:formula="of:=[.$I$1]&amp;[.D2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45.06" calcext:value-type="float">
            <text:p>150145.06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[.$I$1]&amp;[.A22]&amp;[.$J$1]&amp;[.$K$1]" office:value-type="string" office:string-value="&quot;150145.06&quot;," calcext:value-type="string">
            <text:p>"150145.06",</text:p>
          </table:table-cell>
          <table:table-cell table:formula="of:=[.$I$1]&amp;[.B22]&amp;[.$J$1]&amp;[.$K$1]" office:value-type="string" office:string-value="&quot;150145&quot;," calcext:value-type="string">
            <text:p>"150145",</text:p>
          </table:table-cell>
          <table:table-cell table:formula="of:=[.$I$1]&amp;[.C22]&amp;[.$J$1]&amp;[.$K$1]" office:value-type="string" office:string-value="&quot;Compliance&quot;," calcext:value-type="string">
            <text:p>"Compliance",</text:p>
          </table:table-cell>
          <table:table-cell table:formula="of:=[.$I$1]&amp;[.D2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table:number-columns-repeated="2" office:value-type="float" office:value="150182" calcext:value-type="float">
            <text:p>15018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23]&amp;[.$J$1]&amp;[.$K$1]" office:value-type="string" office:string-value="&quot;150182&quot;," calcext:value-type="string">
            <text:p>"150182",</text:p>
          </table:table-cell>
          <table:table-cell table:formula="of:=[.$I$1]&amp;[.B23]&amp;[.$J$1]&amp;[.$K$1]" office:value-type="string" office:string-value="&quot;150182&quot;," calcext:value-type="string">
            <text:p>"150182",</text:p>
          </table:table-cell>
          <table:table-cell table:formula="of:=[.$I$1]&amp;[.C23]&amp;[.$J$1]&amp;[.$K$1]" office:value-type="string" office:string-value="&quot;General&quot;," calcext:value-type="string">
            <text:p>"General",</text:p>
          </table:table-cell>
          <table:table-cell table:formula="of:=[.$I$1]&amp;[.D2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82.1" calcext:value-type="float">
            <text:p>150182.1</text:p>
          </table:table-cell>
          <table:table-cell office:value-type="float" office:value="150182" calcext:value-type="float">
            <text:p>150182</text:p>
          </table:table-cell>
          <table:table-cell office:value-type="string" calcext:value-type="string">
            <text:p>Issues Management Process</text:p>
          </table:table-cell>
          <table:table-cell table:number-columns-repeated="11"/>
          <table:table-cell table:formula="of:=[.$I$1]&amp;[.A24]&amp;[.$J$1]&amp;[.$K$1]" office:value-type="string" office:string-value="&quot;150182.1&quot;," calcext:value-type="string">
            <text:p>"150182.1",</text:p>
          </table:table-cell>
          <table:table-cell table:formula="of:=[.$I$1]&amp;[.B24]&amp;[.$J$1]&amp;[.$K$1]" office:value-type="string" office:string-value="&quot;150182&quot;," calcext:value-type="string">
            <text:p>"150182",</text:p>
          </table:table-cell>
          <table:table-cell table:formula="of:=[.$I$1]&amp;[.C24]&amp;[.$J$1]&amp;[.$K$1]" office:value-type="string" office:string-value="&quot;Issues Management Process&quot;," calcext:value-type="string">
            <text:p>"Issues Management Process",</text:p>
          </table:table-cell>
          <table:table-cell table:formula="of:=[.$I$1]&amp;[.D2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50182.2" calcext:value-type="float">
            <text:p>150182.2</text:p>
          </table:table-cell>
          <table:table-cell office:value-type="float" office:value="150182" calcext:value-type="float">
            <text:p>150182</text:p>
          </table:table-cell>
          <table:table-cell office:value-type="string" calcext:value-type="string">
            <text:p>Data Integrity</text:p>
          </table:table-cell>
          <table:table-cell table:number-columns-repeated="11"/>
          <table:table-cell table:formula="of:=[.$I$1]&amp;[.A25]&amp;[.$J$1]&amp;[.$K$1]" office:value-type="string" office:string-value="&quot;150182.2&quot;," calcext:value-type="string">
            <text:p>"150182.2",</text:p>
          </table:table-cell>
          <table:table-cell table:formula="of:=[.$I$1]&amp;[.B25]&amp;[.$J$1]&amp;[.$K$1]" office:value-type="string" office:string-value="&quot;150182&quot;," calcext:value-type="string">
            <text:p>"150182",</text:p>
          </table:table-cell>
          <table:table-cell table:formula="of:=[.$I$1]&amp;[.C25]&amp;[.$J$1]&amp;[.$K$1]" office:value-type="string" office:string-value="&quot;Data Integrity&quot;," calcext:value-type="string">
            <text:p>"Data Integrity",</text:p>
          </table:table-cell>
          <table:table-cell table:formula="of:=[.$I$1]&amp;[.D2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table:number-columns-repeated="2" office:value-type="float" office:value="150848" calcext:value-type="float">
            <text:p>15084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26]&amp;[.$J$1]&amp;[.$K$1]" office:value-type="string" office:string-value="&quot;150848&quot;," calcext:value-type="string">
            <text:p>"150848",</text:p>
          </table:table-cell>
          <table:table-cell table:formula="of:=[.$I$1]&amp;[.B26]&amp;[.$J$1]&amp;[.$K$1]" office:value-type="string" office:string-value="&quot;150848&quot;," calcext:value-type="string">
            <text:p>"150848",</text:p>
          </table:table-cell>
          <table:table-cell table:formula="of:=[.$I$1]&amp;[.C26]&amp;[.$J$1]&amp;[.$K$1]" office:value-type="string" office:string-value="&quot;General&quot;," calcext:value-type="string">
            <text:p>"General",</text:p>
          </table:table-cell>
          <table:table-cell table:formula="of:=[.$I$1]&amp;[.D2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160038.A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[.$I$1]&amp;[.A27]&amp;[.$J$1]&amp;[.$K$1]" office:value-type="string" office:string-value="&quot;160038.A&quot;," calcext:value-type="string">
            <text:p>"160038.A",</text:p>
          </table:table-cell>
          <table:table-cell table:formula="of:=[.$I$1]&amp;[.B27]&amp;[.$J$1]&amp;[.$K$1]" office:value-type="string" office:string-value="&quot;160038&quot;," calcext:value-type="string">
            <text:p>"160038",</text:p>
          </table:table-cell>
          <table:table-cell table:formula="of:=[.$I$1]&amp;[.C27]&amp;[.$J$1]&amp;[.$K$1]" office:value-type="string" office:string-value="&quot;Admin&quot;," calcext:value-type="string">
            <text:p>"Admin",</text:p>
          </table:table-cell>
          <table:table-cell table:formula="of:=[.$I$1]&amp;[.D2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160038.P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Planning</text:p>
          </table:table-cell>
          <table:table-cell table:number-columns-repeated="11"/>
          <table:table-cell table:formula="of:=[.$I$1]&amp;[.A28]&amp;[.$J$1]&amp;[.$K$1]" office:value-type="string" office:string-value="&quot;160038.P&quot;," calcext:value-type="string">
            <text:p>"160038.P",</text:p>
          </table:table-cell>
          <table:table-cell table:formula="of:=[.$I$1]&amp;[.B28]&amp;[.$J$1]&amp;[.$K$1]" office:value-type="string" office:string-value="&quot;160038&quot;," calcext:value-type="string">
            <text:p>"160038",</text:p>
          </table:table-cell>
          <table:table-cell table:formula="of:=[.$I$1]&amp;[.C28]&amp;[.$J$1]&amp;[.$K$1]" office:value-type="string" office:string-value="&quot;Planning&quot;," calcext:value-type="string">
            <text:p>"Planning",</text:p>
          </table:table-cell>
          <table:table-cell table:formula="of:=[.$I$1]&amp;[.D2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160038.R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Reporting</text:p>
          </table:table-cell>
          <table:table-cell table:number-columns-repeated="11"/>
          <table:table-cell table:formula="of:=[.$I$1]&amp;[.A29]&amp;[.$J$1]&amp;[.$K$1]" office:value-type="string" office:string-value="&quot;160038.R&quot;," calcext:value-type="string">
            <text:p>"160038.R",</text:p>
          </table:table-cell>
          <table:table-cell table:formula="of:=[.$I$1]&amp;[.B29]&amp;[.$J$1]&amp;[.$K$1]" office:value-type="string" office:string-value="&quot;160038&quot;," calcext:value-type="string">
            <text:p>"160038",</text:p>
          </table:table-cell>
          <table:table-cell table:formula="of:=[.$I$1]&amp;[.C29]&amp;[.$J$1]&amp;[.$K$1]" office:value-type="string" office:string-value="&quot;FMG Reporting&quot;," calcext:value-type="string">
            <text:p>"FMG Reporting",</text:p>
          </table:table-cell>
          <table:table-cell table:formula="of:=[.$I$1]&amp;[.D2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038.1" calcext:value-type="float">
            <text:p>160038.1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oney Mkt Reform</text:p>
          </table:table-cell>
          <table:table-cell table:number-columns-repeated="11"/>
          <table:table-cell table:formula="of:=[.$I$1]&amp;[.A30]&amp;[.$J$1]&amp;[.$K$1]" office:value-type="string" office:string-value="&quot;160038.1&quot;," calcext:value-type="string">
            <text:p>"160038.1",</text:p>
          </table:table-cell>
          <table:table-cell table:formula="of:=[.$I$1]&amp;[.B30]&amp;[.$J$1]&amp;[.$K$1]" office:value-type="string" office:string-value="&quot;160038&quot;," calcext:value-type="string">
            <text:p>"160038",</text:p>
          </table:table-cell>
          <table:table-cell table:formula="of:=[.$I$1]&amp;[.C30]&amp;[.$J$1]&amp;[.$K$1]" office:value-type="string" office:string-value="&quot;FMG Money Mkt Reform&quot;," calcext:value-type="string">
            <text:p>"FMG Money Mkt Reform",</text:p>
          </table:table-cell>
          <table:table-cell table:formula="of:=[.$I$1]&amp;[.D3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038.2" calcext:value-type="float">
            <text:p>160038.2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Sales</text:p>
          </table:table-cell>
          <table:table-cell table:number-columns-repeated="11"/>
          <table:table-cell table:formula="of:=[.$I$1]&amp;[.A31]&amp;[.$J$1]&amp;[.$K$1]" office:value-type="string" office:string-value="&quot;160038.2&quot;," calcext:value-type="string">
            <text:p>"160038.2",</text:p>
          </table:table-cell>
          <table:table-cell table:formula="of:=[.$I$1]&amp;[.B31]&amp;[.$J$1]&amp;[.$K$1]" office:value-type="string" office:string-value="&quot;160038&quot;," calcext:value-type="string">
            <text:p>"160038",</text:p>
          </table:table-cell>
          <table:table-cell table:formula="of:=[.$I$1]&amp;[.C31]&amp;[.$J$1]&amp;[.$K$1]" office:value-type="string" office:string-value="&quot;FMG Sales&quot;," calcext:value-type="string">
            <text:p>"FMG Sales",</text:p>
          </table:table-cell>
          <table:table-cell table:formula="of:=[.$I$1]&amp;[.D3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038.3" calcext:value-type="float">
            <text:p>160038.3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ove Money</text:p>
          </table:table-cell>
          <table:table-cell table:number-columns-repeated="11"/>
          <table:table-cell table:formula="of:=[.$I$1]&amp;[.A32]&amp;[.$J$1]&amp;[.$K$1]" office:value-type="string" office:string-value="&quot;160038.3&quot;," calcext:value-type="string">
            <text:p>"160038.3",</text:p>
          </table:table-cell>
          <table:table-cell table:formula="of:=[.$I$1]&amp;[.B32]&amp;[.$J$1]&amp;[.$K$1]" office:value-type="string" office:string-value="&quot;160038&quot;," calcext:value-type="string">
            <text:p>"160038",</text:p>
          </table:table-cell>
          <table:table-cell table:formula="of:=[.$I$1]&amp;[.C32]&amp;[.$J$1]&amp;[.$K$1]" office:value-type="string" office:string-value="&quot;FMG Move Money&quot;," calcext:value-type="string">
            <text:p>"FMG Move Money",</text:p>
          </table:table-cell>
          <table:table-cell table:formula="of:=[.$I$1]&amp;[.D3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038.4" calcext:value-type="float">
            <text:p>160038.4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Pricing</text:p>
          </table:table-cell>
          <table:table-cell table:number-columns-repeated="11"/>
          <table:table-cell table:formula="of:=[.$I$1]&amp;[.A33]&amp;[.$J$1]&amp;[.$K$1]" office:value-type="string" office:string-value="&quot;160038.4&quot;," calcext:value-type="string">
            <text:p>"160038.4",</text:p>
          </table:table-cell>
          <table:table-cell table:formula="of:=[.$I$1]&amp;[.B33]&amp;[.$J$1]&amp;[.$K$1]" office:value-type="string" office:string-value="&quot;160038&quot;," calcext:value-type="string">
            <text:p>"160038",</text:p>
          </table:table-cell>
          <table:table-cell table:formula="of:=[.$I$1]&amp;[.C33]&amp;[.$J$1]&amp;[.$K$1]" office:value-type="string" office:string-value="&quot;FMG Pricing&quot;," calcext:value-type="string">
            <text:p>"FMG Pricing",</text:p>
          </table:table-cell>
          <table:table-cell table:formula="of:=[.$I$1]&amp;[.D3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038.5" calcext:value-type="float">
            <text:p>160038.5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anage Portfolio</text:p>
          </table:table-cell>
          <table:table-cell table:number-columns-repeated="11"/>
          <table:table-cell table:formula="of:=[.$I$1]&amp;[.A34]&amp;[.$J$1]&amp;[.$K$1]" office:value-type="string" office:string-value="&quot;160038.5&quot;," calcext:value-type="string">
            <text:p>"160038.5",</text:p>
          </table:table-cell>
          <table:table-cell table:formula="of:=[.$I$1]&amp;[.B34]&amp;[.$J$1]&amp;[.$K$1]" office:value-type="string" office:string-value="&quot;160038&quot;," calcext:value-type="string">
            <text:p>"160038",</text:p>
          </table:table-cell>
          <table:table-cell table:formula="of:=[.$I$1]&amp;[.C34]&amp;[.$J$1]&amp;[.$K$1]" office:value-type="string" office:string-value="&quot;FMG Manage Portfolio&quot;," calcext:value-type="string">
            <text:p>"FMG Manage Portfolio",</text:p>
          </table:table-cell>
          <table:table-cell table:formula="of:=[.$I$1]&amp;[.D3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038.6" calcext:value-type="float">
            <text:p>160038.6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Confidential Info</text:p>
          </table:table-cell>
          <table:table-cell table:number-columns-repeated="11"/>
          <table:table-cell table:formula="of:=[.$I$1]&amp;[.A35]&amp;[.$J$1]&amp;[.$K$1]" office:value-type="string" office:string-value="&quot;160038.6&quot;," calcext:value-type="string">
            <text:p>"160038.6",</text:p>
          </table:table-cell>
          <table:table-cell table:formula="of:=[.$I$1]&amp;[.B35]&amp;[.$J$1]&amp;[.$K$1]" office:value-type="string" office:string-value="&quot;160038&quot;," calcext:value-type="string">
            <text:p>"160038",</text:p>
          </table:table-cell>
          <table:table-cell table:formula="of:=[.$I$1]&amp;[.C35]&amp;[.$J$1]&amp;[.$K$1]" office:value-type="string" office:string-value="&quot;FMG Confidential Info&quot;," calcext:value-type="string">
            <text:p>"FMG Confidential Info",</text:p>
          </table:table-cell>
          <table:table-cell table:formula="of:=[.$I$1]&amp;[.D3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038.7" calcext:value-type="float">
            <text:p>160038.7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[.$I$1]&amp;[.A36]&amp;[.$J$1]&amp;[.$K$1]" office:value-type="string" office:string-value="&quot;160038.7&quot;," calcext:value-type="string">
            <text:p>"160038.7",</text:p>
          </table:table-cell>
          <table:table-cell table:formula="of:=[.$I$1]&amp;[.B36]&amp;[.$J$1]&amp;[.$K$1]" office:value-type="string" office:string-value="&quot;160038&quot;," calcext:value-type="string">
            <text:p>"160038",</text:p>
          </table:table-cell>
          <table:table-cell table:formula="of:=[.$I$1]&amp;[.C36]&amp;[.$J$1]&amp;[.$K$1]" office:value-type="string" office:string-value="&quot;Compliance&quot;," calcext:value-type="string">
            <text:p>"Compliance",</text:p>
          </table:table-cell>
          <table:table-cell table:formula="of:=[.$I$1]&amp;[.D3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038.8" calcext:value-type="float">
            <text:p>160038.8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Third Parties</text:p>
          </table:table-cell>
          <table:table-cell table:number-columns-repeated="11"/>
          <table:table-cell table:formula="of:=[.$I$1]&amp;[.A37]&amp;[.$J$1]&amp;[.$K$1]" office:value-type="string" office:string-value="&quot;160038.8&quot;," calcext:value-type="string">
            <text:p>"160038.8",</text:p>
          </table:table-cell>
          <table:table-cell table:formula="of:=[.$I$1]&amp;[.B37]&amp;[.$J$1]&amp;[.$K$1]" office:value-type="string" office:string-value="&quot;160038&quot;," calcext:value-type="string">
            <text:p>"160038",</text:p>
          </table:table-cell>
          <table:table-cell table:formula="of:=[.$I$1]&amp;[.C37]&amp;[.$J$1]&amp;[.$K$1]" office:value-type="string" office:string-value="&quot;Third Parties&quot;," calcext:value-type="string">
            <text:p>"Third Parties",</text:p>
          </table:table-cell>
          <table:table-cell table:formula="of:=[.$I$1]&amp;[.D3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038.9" calcext:value-type="float">
            <text:p>160038.9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Board Reporting</text:p>
          </table:table-cell>
          <table:table-cell table:number-columns-repeated="11"/>
          <table:table-cell table:formula="of:=[.$I$1]&amp;[.A38]&amp;[.$J$1]&amp;[.$K$1]" office:value-type="string" office:string-value="&quot;160038.9&quot;," calcext:value-type="string">
            <text:p>"160038.9",</text:p>
          </table:table-cell>
          <table:table-cell table:formula="of:=[.$I$1]&amp;[.B38]&amp;[.$J$1]&amp;[.$K$1]" office:value-type="string" office:string-value="&quot;160038&quot;," calcext:value-type="string">
            <text:p>"160038",</text:p>
          </table:table-cell>
          <table:table-cell table:formula="of:=[.$I$1]&amp;[.C38]&amp;[.$J$1]&amp;[.$K$1]" office:value-type="string" office:string-value="&quot;Board Reporting&quot;," calcext:value-type="string">
            <text:p>"Board Reporting",</text:p>
          </table:table-cell>
          <table:table-cell table:formula="of:=[.$I$1]&amp;[.D3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160041.A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[.$I$1]&amp;[.A39]&amp;[.$J$1]&amp;[.$K$1]" office:value-type="string" office:string-value="&quot;160041.A&quot;," calcext:value-type="string">
            <text:p>"160041.A",</text:p>
          </table:table-cell>
          <table:table-cell table:formula="of:=[.$I$1]&amp;[.B39]&amp;[.$J$1]&amp;[.$K$1]" office:value-type="string" office:string-value="&quot;160041&quot;," calcext:value-type="string">
            <text:p>"160041",</text:p>
          </table:table-cell>
          <table:table-cell table:formula="of:=[.$I$1]&amp;[.C39]&amp;[.$J$1]&amp;[.$K$1]" office:value-type="string" office:string-value="&quot;Admin&quot;," calcext:value-type="string">
            <text:p>"Admin",</text:p>
          </table:table-cell>
          <table:table-cell table:formula="of:=[.$I$1]&amp;[.D3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160041.M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Meetings</text:p>
          </table:table-cell>
          <table:table-cell table:number-columns-repeated="11"/>
          <table:table-cell table:formula="of:=[.$I$1]&amp;[.A40]&amp;[.$J$1]&amp;[.$K$1]" office:value-type="string" office:string-value="&quot;160041.M&quot;," calcext:value-type="string">
            <text:p>"160041.M",</text:p>
          </table:table-cell>
          <table:table-cell table:formula="of:=[.$I$1]&amp;[.B40]&amp;[.$J$1]&amp;[.$K$1]" office:value-type="string" office:string-value="&quot;160041&quot;," calcext:value-type="string">
            <text:p>"160041",</text:p>
          </table:table-cell>
          <table:table-cell table:formula="of:=[.$I$1]&amp;[.C40]&amp;[.$J$1]&amp;[.$K$1]" office:value-type="string" office:string-value="&quot;Meetings&quot;," calcext:value-type="string">
            <text:p>"Meetings",</text:p>
          </table:table-cell>
          <table:table-cell table:formula="of:=[.$I$1]&amp;[.D4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041.1" calcext:value-type="float">
            <text:p>160041.1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Meeting Notes</text:p>
          </table:table-cell>
          <table:table-cell table:number-columns-repeated="11"/>
          <table:table-cell table:formula="of:=[.$I$1]&amp;[.A41]&amp;[.$J$1]&amp;[.$K$1]" office:value-type="string" office:string-value="&quot;160041.1&quot;," calcext:value-type="string">
            <text:p>"160041.1",</text:p>
          </table:table-cell>
          <table:table-cell table:formula="of:=[.$I$1]&amp;[.B41]&amp;[.$J$1]&amp;[.$K$1]" office:value-type="string" office:string-value="&quot;160041&quot;," calcext:value-type="string">
            <text:p>"160041",</text:p>
          </table:table-cell>
          <table:table-cell table:formula="of:=[.$I$1]&amp;[.C41]&amp;[.$J$1]&amp;[.$K$1]" office:value-type="string" office:string-value="&quot;Meeting Notes&quot;," calcext:value-type="string">
            <text:p>"Meeting Notes",</text:p>
          </table:table-cell>
          <table:table-cell table:formula="of:=[.$I$1]&amp;[.D4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041.2" calcext:value-type="float">
            <text:p>160041.2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SharePoint</text:p>
          </table:table-cell>
          <table:table-cell table:number-columns-repeated="11"/>
          <table:table-cell table:formula="of:=[.$I$1]&amp;[.A42]&amp;[.$J$1]&amp;[.$K$1]" office:value-type="string" office:string-value="&quot;160041.2&quot;," calcext:value-type="string">
            <text:p>"160041.2",</text:p>
          </table:table-cell>
          <table:table-cell table:formula="of:=[.$I$1]&amp;[.B42]&amp;[.$J$1]&amp;[.$K$1]" office:value-type="string" office:string-value="&quot;160041&quot;," calcext:value-type="string">
            <text:p>"160041",</text:p>
          </table:table-cell>
          <table:table-cell table:formula="of:=[.$I$1]&amp;[.C42]&amp;[.$J$1]&amp;[.$K$1]" office:value-type="string" office:string-value="&quot;SharePoint&quot;," calcext:value-type="string">
            <text:p>"SharePoint",</text:p>
          </table:table-cell>
          <table:table-cell table:formula="of:=[.$I$1]&amp;[.D4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2-RM-08.0.0</text:p>
          </table:table-cell>
          <table:table-cell office:value-type="string" calcext:value-type="string">
            <text:p>2012-R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43]&amp;[.$J$1]&amp;[.$K$1]" office:value-type="string" office:string-value="&quot;2012-RM-08.0.0&quot;," calcext:value-type="string">
            <text:p>"2012-RM-08.0.0",</text:p>
          </table:table-cell>
          <table:table-cell table:formula="of:=[.$I$1]&amp;[.B43]&amp;[.$J$1]&amp;[.$K$1]" office:value-type="string" office:string-value="&quot;2012-RM-08&quot;," calcext:value-type="string">
            <text:p>"2012-RM-08",</text:p>
          </table:table-cell>
          <table:table-cell table:formula="of:=[.$I$1]&amp;[.C43]&amp;[.$J$1]&amp;[.$K$1]" office:value-type="string" office:string-value="&quot;General&quot;," calcext:value-type="string">
            <text:p>"General",</text:p>
          </table:table-cell>
          <table:table-cell table:formula="of:=[.$I$1]&amp;[.D4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4.0.0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44]&amp;[.$J$1]&amp;[.$K$1]" office:value-type="string" office:string-value="&quot;2013-AM-04.0.0&quot;," calcext:value-type="string">
            <text:p>"2013-AM-04.0.0",</text:p>
          </table:table-cell>
          <table:table-cell table:formula="of:=[.$I$1]&amp;[.B44]&amp;[.$J$1]&amp;[.$K$1]" office:value-type="string" office:string-value="&quot;2013-AM-04&quot;," calcext:value-type="string">
            <text:p>"2013-AM-04",</text:p>
          </table:table-cell>
          <table:table-cell table:formula="of:=[.$I$1]&amp;[.C44]&amp;[.$J$1]&amp;[.$K$1]" office:value-type="string" office:string-value="&quot;General&quot;," calcext:value-type="string">
            <text:p>"General",</text:p>
          </table:table-cell>
          <table:table-cell table:formula="of:=[.$I$1]&amp;[.D4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4.B.2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Performance Monitoring</text:p>
          </table:table-cell>
          <table:table-cell table:number-columns-repeated="11"/>
          <table:table-cell table:formula="of:=[.$I$1]&amp;[.A45]&amp;[.$J$1]&amp;[.$K$1]" office:value-type="string" office:string-value="&quot;2013-AM-04.B.2&quot;," calcext:value-type="string">
            <text:p>"2013-AM-04.B.2",</text:p>
          </table:table-cell>
          <table:table-cell table:formula="of:=[.$I$1]&amp;[.B45]&amp;[.$J$1]&amp;[.$K$1]" office:value-type="string" office:string-value="&quot;2013-AM-04&quot;," calcext:value-type="string">
            <text:p>"2013-AM-04",</text:p>
          </table:table-cell>
          <table:table-cell table:formula="of:=[.$I$1]&amp;[.C45]&amp;[.$J$1]&amp;[.$K$1]" office:value-type="string" office:string-value="&quot;Performance Monitoring&quot;," calcext:value-type="string">
            <text:p>"Performance Monitoring",</text:p>
          </table:table-cell>
          <table:table-cell table:formula="of:=[.$I$1]&amp;[.D4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4.B.3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Post-Trade Monitoring</text:p>
          </table:table-cell>
          <table:table-cell table:number-columns-repeated="11"/>
          <table:table-cell table:formula="of:=[.$I$1]&amp;[.A46]&amp;[.$J$1]&amp;[.$K$1]" office:value-type="string" office:string-value="&quot;2013-AM-04.B.3&quot;," calcext:value-type="string">
            <text:p>"2013-AM-04.B.3",</text:p>
          </table:table-cell>
          <table:table-cell table:formula="of:=[.$I$1]&amp;[.B46]&amp;[.$J$1]&amp;[.$K$1]" office:value-type="string" office:string-value="&quot;2013-AM-04&quot;," calcext:value-type="string">
            <text:p>"2013-AM-04",</text:p>
          </table:table-cell>
          <table:table-cell table:formula="of:=[.$I$1]&amp;[.C46]&amp;[.$J$1]&amp;[.$K$1]" office:value-type="string" office:string-value="&quot;Post-Trade Monitoring&quot;," calcext:value-type="string">
            <text:p>"Post-Trade Monitoring",</text:p>
          </table:table-cell>
          <table:table-cell table:formula="of:=[.$I$1]&amp;[.D4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4.D.1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[.$I$1]&amp;[.A47]&amp;[.$J$1]&amp;[.$K$1]" office:value-type="string" office:string-value="&quot;2013-AM-04.D.1&quot;," calcext:value-type="string">
            <text:p>"2013-AM-04.D.1",</text:p>
          </table:table-cell>
          <table:table-cell table:formula="of:=[.$I$1]&amp;[.B47]&amp;[.$J$1]&amp;[.$K$1]" office:value-type="string" office:string-value="&quot;2013-AM-04&quot;," calcext:value-type="string">
            <text:p>"2013-AM-04",</text:p>
          </table:table-cell>
          <table:table-cell table:formula="of:=[.$I$1]&amp;[.C47]&amp;[.$J$1]&amp;[.$K$1]" office:value-type="string" office:string-value="&quot;System Access&quot;," calcext:value-type="string">
            <text:p>"System Access",</text:p>
          </table:table-cell>
          <table:table-cell table:formula="of:=[.$I$1]&amp;[.D4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4.E.1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[.$I$1]&amp;[.A48]&amp;[.$J$1]&amp;[.$K$1]" office:value-type="string" office:string-value="&quot;2013-AM-04.E.1&quot;," calcext:value-type="string">
            <text:p>"2013-AM-04.E.1",</text:p>
          </table:table-cell>
          <table:table-cell table:formula="of:=[.$I$1]&amp;[.B48]&amp;[.$J$1]&amp;[.$K$1]" office:value-type="string" office:string-value="&quot;2013-AM-04&quot;," calcext:value-type="string">
            <text:p>"2013-AM-04",</text:p>
          </table:table-cell>
          <table:table-cell table:formula="of:=[.$I$1]&amp;[.C48]&amp;[.$J$1]&amp;[.$K$1]" office:value-type="string" office:string-value="&quot;BCP&quot;," calcext:value-type="string">
            <text:p>"BCP",</text:p>
          </table:table-cell>
          <table:table-cell table:formula="of:=[.$I$1]&amp;[.D4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5.0.0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49]&amp;[.$J$1]&amp;[.$K$1]" office:value-type="string" office:string-value="&quot;2013-AM-05.0.0&quot;," calcext:value-type="string">
            <text:p>"2013-AM-05.0.0",</text:p>
          </table:table-cell>
          <table:table-cell table:formula="of:=[.$I$1]&amp;[.B49]&amp;[.$J$1]&amp;[.$K$1]" office:value-type="string" office:string-value="&quot;2013-AM-05&quot;," calcext:value-type="string">
            <text:p>"2013-AM-05",</text:p>
          </table:table-cell>
          <table:table-cell table:formula="of:=[.$I$1]&amp;[.C49]&amp;[.$J$1]&amp;[.$K$1]" office:value-type="string" office:string-value="&quot;General&quot;," calcext:value-type="string">
            <text:p>"General",</text:p>
          </table:table-cell>
          <table:table-cell table:formula="of:=[.$I$1]&amp;[.D4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5.B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erformance Monitoring</text:p>
          </table:table-cell>
          <table:table-cell table:number-columns-repeated="11"/>
          <table:table-cell table:formula="of:=[.$I$1]&amp;[.A50]&amp;[.$J$1]&amp;[.$K$1]" office:value-type="string" office:string-value="&quot;2013-AM-05.B.1&quot;," calcext:value-type="string">
            <text:p>"2013-AM-05.B.1",</text:p>
          </table:table-cell>
          <table:table-cell table:formula="of:=[.$I$1]&amp;[.B50]&amp;[.$J$1]&amp;[.$K$1]" office:value-type="string" office:string-value="&quot;2013-AM-05&quot;," calcext:value-type="string">
            <text:p>"2013-AM-05",</text:p>
          </table:table-cell>
          <table:table-cell table:formula="of:=[.$I$1]&amp;[.C50]&amp;[.$J$1]&amp;[.$K$1]" office:value-type="string" office:string-value="&quot;Performance Monitoring&quot;," calcext:value-type="string">
            <text:p>"Performance Monitoring",</text:p>
          </table:table-cell>
          <table:table-cell table:formula="of:=[.$I$1]&amp;[.D5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5.B.2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ost-Trade Monitoring</text:p>
          </table:table-cell>
          <table:table-cell table:number-columns-repeated="11"/>
          <table:table-cell table:formula="of:=[.$I$1]&amp;[.A51]&amp;[.$J$1]&amp;[.$K$1]" office:value-type="string" office:string-value="&quot;2013-AM-05.B.2&quot;," calcext:value-type="string">
            <text:p>"2013-AM-05.B.2",</text:p>
          </table:table-cell>
          <table:table-cell table:formula="of:=[.$I$1]&amp;[.B51]&amp;[.$J$1]&amp;[.$K$1]" office:value-type="string" office:string-value="&quot;2013-AM-05&quot;," calcext:value-type="string">
            <text:p>"2013-AM-05",</text:p>
          </table:table-cell>
          <table:table-cell table:formula="of:=[.$I$1]&amp;[.C51]&amp;[.$J$1]&amp;[.$K$1]" office:value-type="string" office:string-value="&quot;Post-Trade Monitoring&quot;," calcext:value-type="string">
            <text:p>"Post-Trade Monitoring",</text:p>
          </table:table-cell>
          <table:table-cell table:formula="of:=[.$I$1]&amp;[.D5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5.C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M Trade Activity Monitoring</text:p>
          </table:table-cell>
          <table:table-cell table:number-columns-repeated="11"/>
          <table:table-cell table:formula="of:=[.$I$1]&amp;[.A52]&amp;[.$J$1]&amp;[.$K$1]" office:value-type="string" office:string-value="&quot;2013-AM-05.C.1&quot;," calcext:value-type="string">
            <text:p>"2013-AM-05.C.1",</text:p>
          </table:table-cell>
          <table:table-cell table:formula="of:=[.$I$1]&amp;[.B52]&amp;[.$J$1]&amp;[.$K$1]" office:value-type="string" office:string-value="&quot;2013-AM-05&quot;," calcext:value-type="string">
            <text:p>"2013-AM-05",</text:p>
          </table:table-cell>
          <table:table-cell table:formula="of:=[.$I$1]&amp;[.C52]&amp;[.$J$1]&amp;[.$K$1]" office:value-type="string" office:string-value="&quot;PM Trade Activity Monitoring&quot;," calcext:value-type="string">
            <text:p>"PM Trade Activity Monitoring",</text:p>
          </table:table-cell>
          <table:table-cell table:formula="of:=[.$I$1]&amp;[.D5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5.E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[.$I$1]&amp;[.A53]&amp;[.$J$1]&amp;[.$K$1]" office:value-type="string" office:string-value="&quot;2013-AM-05.E.1&quot;," calcext:value-type="string">
            <text:p>"2013-AM-05.E.1",</text:p>
          </table:table-cell>
          <table:table-cell table:formula="of:=[.$I$1]&amp;[.B53]&amp;[.$J$1]&amp;[.$K$1]" office:value-type="string" office:string-value="&quot;2013-AM-05&quot;," calcext:value-type="string">
            <text:p>"2013-AM-05",</text:p>
          </table:table-cell>
          <table:table-cell table:formula="of:=[.$I$1]&amp;[.C53]&amp;[.$J$1]&amp;[.$K$1]" office:value-type="string" office:string-value="&quot;System Access&quot;," calcext:value-type="string">
            <text:p>"System Access",</text:p>
          </table:table-cell>
          <table:table-cell table:formula="of:=[.$I$1]&amp;[.D5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5.F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[.$I$1]&amp;[.A54]&amp;[.$J$1]&amp;[.$K$1]" office:value-type="string" office:string-value="&quot;2013-AM-05.F.1&quot;," calcext:value-type="string">
            <text:p>"2013-AM-05.F.1",</text:p>
          </table:table-cell>
          <table:table-cell table:formula="of:=[.$I$1]&amp;[.B54]&amp;[.$J$1]&amp;[.$K$1]" office:value-type="string" office:string-value="&quot;2013-AM-05&quot;," calcext:value-type="string">
            <text:p>"2013-AM-05",</text:p>
          </table:table-cell>
          <table:table-cell table:formula="of:=[.$I$1]&amp;[.C54]&amp;[.$J$1]&amp;[.$K$1]" office:value-type="string" office:string-value="&quot;BCP&quot;," calcext:value-type="string">
            <text:p>"BCP",</text:p>
          </table:table-cell>
          <table:table-cell table:formula="of:=[.$I$1]&amp;[.D5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9.0.0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55]&amp;[.$J$1]&amp;[.$K$1]" office:value-type="string" office:string-value="&quot;2013-AM-09.0.0&quot;," calcext:value-type="string">
            <text:p>"2013-AM-09.0.0",</text:p>
          </table:table-cell>
          <table:table-cell table:formula="of:=[.$I$1]&amp;[.B55]&amp;[.$J$1]&amp;[.$K$1]" office:value-type="string" office:string-value="&quot;2013-AM-09&quot;," calcext:value-type="string">
            <text:p>"2013-AM-09",</text:p>
          </table:table-cell>
          <table:table-cell table:formula="of:=[.$I$1]&amp;[.C55]&amp;[.$J$1]&amp;[.$K$1]" office:value-type="string" office:string-value="&quot;General&quot;," calcext:value-type="string">
            <text:p>"General",</text:p>
          </table:table-cell>
          <table:table-cell table:formula="of:=[.$I$1]&amp;[.D5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9.A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RAOOC Review</text:p>
          </table:table-cell>
          <table:table-cell table:number-columns-repeated="11"/>
          <table:table-cell table:formula="of:=[.$I$1]&amp;[.A56]&amp;[.$J$1]&amp;[.$K$1]" office:value-type="string" office:string-value="&quot;2013-AM-09.A.2&quot;," calcext:value-type="string">
            <text:p>"2013-AM-09.A.2",</text:p>
          </table:table-cell>
          <table:table-cell table:formula="of:=[.$I$1]&amp;[.B56]&amp;[.$J$1]&amp;[.$K$1]" office:value-type="string" office:string-value="&quot;2013-AM-09&quot;," calcext:value-type="string">
            <text:p>"2013-AM-09",</text:p>
          </table:table-cell>
          <table:table-cell table:formula="of:=[.$I$1]&amp;[.C56]&amp;[.$J$1]&amp;[.$K$1]" office:value-type="string" office:string-value="&quot;RAOOC Review&quot;," calcext:value-type="string">
            <text:p>"RAOOC Review",</text:p>
          </table:table-cell>
          <table:table-cell table:formula="of:=[.$I$1]&amp;[.D5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9.A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Board of Directors Oversight</text:p>
          </table:table-cell>
          <table:table-cell table:number-columns-repeated="11"/>
          <table:table-cell table:formula="of:=[.$I$1]&amp;[.A57]&amp;[.$J$1]&amp;[.$K$1]" office:value-type="string" office:string-value="&quot;2013-AM-09.A.3&quot;," calcext:value-type="string">
            <text:p>"2013-AM-09.A.3",</text:p>
          </table:table-cell>
          <table:table-cell table:formula="of:=[.$I$1]&amp;[.B57]&amp;[.$J$1]&amp;[.$K$1]" office:value-type="string" office:string-value="&quot;2013-AM-09&quot;," calcext:value-type="string">
            <text:p>"2013-AM-09",</text:p>
          </table:table-cell>
          <table:table-cell table:formula="of:=[.$I$1]&amp;[.C57]&amp;[.$J$1]&amp;[.$K$1]" office:value-type="string" office:string-value="&quot;Board of Directors Oversight&quot;," calcext:value-type="string">
            <text:p>"Board of Directors Oversight",</text:p>
          </table:table-cell>
          <table:table-cell table:formula="of:=[.$I$1]&amp;[.D5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9.B.1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Quarterly Financial Statement Review</text:p>
          </table:table-cell>
          <table:table-cell table:number-columns-repeated="11"/>
          <table:table-cell table:formula="of:=[.$I$1]&amp;[.A58]&amp;[.$J$1]&amp;[.$K$1]" office:value-type="string" office:string-value="&quot;2013-AM-09.B.1&quot;," calcext:value-type="string">
            <text:p>"2013-AM-09.B.1",</text:p>
          </table:table-cell>
          <table:table-cell table:formula="of:=[.$I$1]&amp;[.B58]&amp;[.$J$1]&amp;[.$K$1]" office:value-type="string" office:string-value="&quot;2013-AM-09&quot;," calcext:value-type="string">
            <text:p>"2013-AM-09",</text:p>
          </table:table-cell>
          <table:table-cell table:formula="of:=[.$I$1]&amp;[.C58]&amp;[.$J$1]&amp;[.$K$1]" office:value-type="string" office:string-value="&quot;Quarterly Financial Statement Review&quot;," calcext:value-type="string">
            <text:p>"Quarterly Financial Statement Review",</text:p>
          </table:table-cell>
          <table:table-cell table:formula="of:=[.$I$1]&amp;[.D5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9.B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Annual Independent Audit</text:p>
          </table:table-cell>
          <table:table-cell table:number-columns-repeated="11"/>
          <table:table-cell table:formula="of:=[.$I$1]&amp;[.A59]&amp;[.$J$1]&amp;[.$K$1]" office:value-type="string" office:string-value="&quot;2013-AM-09.B.2&quot;," calcext:value-type="string">
            <text:p>"2013-AM-09.B.2",</text:p>
          </table:table-cell>
          <table:table-cell table:formula="of:=[.$I$1]&amp;[.B59]&amp;[.$J$1]&amp;[.$K$1]" office:value-type="string" office:string-value="&quot;2013-AM-09&quot;," calcext:value-type="string">
            <text:p>"2013-AM-09",</text:p>
          </table:table-cell>
          <table:table-cell table:formula="of:=[.$I$1]&amp;[.C59]&amp;[.$J$1]&amp;[.$K$1]" office:value-type="string" office:string-value="&quot;Annual Independent Audit&quot;," calcext:value-type="string">
            <text:p>"Annual Independent Audit",</text:p>
          </table:table-cell>
          <table:table-cell table:formula="of:=[.$I$1]&amp;[.D5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9.B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Annual Independent Review of Performance &amp; Non-Per</text:p>
          </table:table-cell>
          <table:table-cell table:number-columns-repeated="11"/>
          <table:table-cell table:formula="of:=[.$I$1]&amp;[.A60]&amp;[.$J$1]&amp;[.$K$1]" office:value-type="string" office:string-value="&quot;2013-AM-09.B.3&quot;," calcext:value-type="string">
            <text:p>"2013-AM-09.B.3",</text:p>
          </table:table-cell>
          <table:table-cell table:formula="of:=[.$I$1]&amp;[.B60]&amp;[.$J$1]&amp;[.$K$1]" office:value-type="string" office:string-value="&quot;2013-AM-09&quot;," calcext:value-type="string">
            <text:p>"2013-AM-09",</text:p>
          </table:table-cell>
          <table:table-cell table:formula="of:=[.$I$1]&amp;[.C60]&amp;[.$J$1]&amp;[.$K$1]" office:value-type="string" office:string-value="&quot;Annual Independent Review of Performance &amp; Non-Per&quot;," calcext:value-type="string">
            <text:p>"Annual Independent Review of Performance &amp; Non-Per",</text:p>
          </table:table-cell>
          <table:table-cell table:formula="of:=[.$I$1]&amp;[.D6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9.C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Code of Conduct</text:p>
          </table:table-cell>
          <table:table-cell table:number-columns-repeated="11"/>
          <table:table-cell table:formula="of:=[.$I$1]&amp;[.A61]&amp;[.$J$1]&amp;[.$K$1]" office:value-type="string" office:string-value="&quot;2013-AM-09.C.2&quot;," calcext:value-type="string">
            <text:p>"2013-AM-09.C.2",</text:p>
          </table:table-cell>
          <table:table-cell table:formula="of:=[.$I$1]&amp;[.B61]&amp;[.$J$1]&amp;[.$K$1]" office:value-type="string" office:string-value="&quot;2013-AM-09&quot;," calcext:value-type="string">
            <text:p>"2013-AM-09",</text:p>
          </table:table-cell>
          <table:table-cell table:formula="of:=[.$I$1]&amp;[.C61]&amp;[.$J$1]&amp;[.$K$1]" office:value-type="string" office:string-value="&quot;Code of Conduct&quot;," calcext:value-type="string">
            <text:p>"Code of Conduct",</text:p>
          </table:table-cell>
          <table:table-cell table:formula="of:=[.$I$1]&amp;[.D6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9.C.4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BCP Plan</text:p>
          </table:table-cell>
          <table:table-cell table:number-columns-repeated="11"/>
          <table:table-cell table:formula="of:=[.$I$1]&amp;[.A62]&amp;[.$J$1]&amp;[.$K$1]" office:value-type="string" office:string-value="&quot;2013-AM-09.C.4&quot;," calcext:value-type="string">
            <text:p>"2013-AM-09.C.4",</text:p>
          </table:table-cell>
          <table:table-cell table:formula="of:=[.$I$1]&amp;[.B62]&amp;[.$J$1]&amp;[.$K$1]" office:value-type="string" office:string-value="&quot;2013-AM-09&quot;," calcext:value-type="string">
            <text:p>"2013-AM-09",</text:p>
          </table:table-cell>
          <table:table-cell table:formula="of:=[.$I$1]&amp;[.C62]&amp;[.$J$1]&amp;[.$K$1]" office:value-type="string" office:string-value="&quot;BCP Plan&quot;," calcext:value-type="string">
            <text:p>"BCP Plan",</text:p>
          </table:table-cell>
          <table:table-cell table:formula="of:=[.$I$1]&amp;[.D6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09.D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Standard Operating Procedures</text:p>
          </table:table-cell>
          <table:table-cell table:number-columns-repeated="11"/>
          <table:table-cell table:formula="of:=[.$I$1]&amp;[.A63]&amp;[.$J$1]&amp;[.$K$1]" office:value-type="string" office:string-value="&quot;2013-AM-09.D.3&quot;," calcext:value-type="string">
            <text:p>"2013-AM-09.D.3",</text:p>
          </table:table-cell>
          <table:table-cell table:formula="of:=[.$I$1]&amp;[.B63]&amp;[.$J$1]&amp;[.$K$1]" office:value-type="string" office:string-value="&quot;2013-AM-09&quot;," calcext:value-type="string">
            <text:p>"2013-AM-09",</text:p>
          </table:table-cell>
          <table:table-cell table:formula="of:=[.$I$1]&amp;[.C63]&amp;[.$J$1]&amp;[.$K$1]" office:value-type="string" office:string-value="&quot;Standard Operating Procedures&quot;," calcext:value-type="string">
            <text:p>"Standard Operating Procedures",</text:p>
          </table:table-cell>
          <table:table-cell table:formula="of:=[.$I$1]&amp;[.D6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0.0.0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64]&amp;[.$J$1]&amp;[.$K$1]" office:value-type="string" office:string-value="&quot;2013-AM-10.0.0&quot;," calcext:value-type="string">
            <text:p>"2013-AM-10.0.0",</text:p>
          </table:table-cell>
          <table:table-cell table:formula="of:=[.$I$1]&amp;[.B64]&amp;[.$J$1]&amp;[.$K$1]" office:value-type="string" office:string-value="&quot;2013-AM-10&quot;," calcext:value-type="string">
            <text:p>"2013-AM-10",</text:p>
          </table:table-cell>
          <table:table-cell table:formula="of:=[.$I$1]&amp;[.C64]&amp;[.$J$1]&amp;[.$K$1]" office:value-type="string" office:string-value="&quot;General&quot;," calcext:value-type="string">
            <text:p>"General",</text:p>
          </table:table-cell>
          <table:table-cell table:formula="of:=[.$I$1]&amp;[.D6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0.A.7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TIAA Board Participation</text:p>
          </table:table-cell>
          <table:table-cell table:number-columns-repeated="11"/>
          <table:table-cell table:formula="of:=[.$I$1]&amp;[.A65]&amp;[.$J$1]&amp;[.$K$1]" office:value-type="string" office:string-value="&quot;2013-AM-10.A.7&quot;," calcext:value-type="string">
            <text:p>"2013-AM-10.A.7",</text:p>
          </table:table-cell>
          <table:table-cell table:formula="of:=[.$I$1]&amp;[.B65]&amp;[.$J$1]&amp;[.$K$1]" office:value-type="string" office:string-value="&quot;2013-AM-10&quot;," calcext:value-type="string">
            <text:p>"2013-AM-10",</text:p>
          </table:table-cell>
          <table:table-cell table:formula="of:=[.$I$1]&amp;[.C65]&amp;[.$J$1]&amp;[.$K$1]" office:value-type="string" office:string-value="&quot;TIAA Board Participation&quot;," calcext:value-type="string">
            <text:p>"TIAA Board Participation",</text:p>
          </table:table-cell>
          <table:table-cell table:formula="of:=[.$I$1]&amp;[.D6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0.A.8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Annual Budget Review and Approval</text:p>
          </table:table-cell>
          <table:table-cell table:number-columns-repeated="11"/>
          <table:table-cell table:formula="of:=[.$I$1]&amp;[.A66]&amp;[.$J$1]&amp;[.$K$1]" office:value-type="string" office:string-value="&quot;2013-AM-10.A.8&quot;," calcext:value-type="string">
            <text:p>"2013-AM-10.A.8",</text:p>
          </table:table-cell>
          <table:table-cell table:formula="of:=[.$I$1]&amp;[.B66]&amp;[.$J$1]&amp;[.$K$1]" office:value-type="string" office:string-value="&quot;2013-AM-10&quot;," calcext:value-type="string">
            <text:p>"2013-AM-10",</text:p>
          </table:table-cell>
          <table:table-cell table:formula="of:=[.$I$1]&amp;[.C66]&amp;[.$J$1]&amp;[.$K$1]" office:value-type="string" office:string-value="&quot;Annual Budget Review and Approval&quot;," calcext:value-type="string">
            <text:p>"Annual Budget Review and Approval",</text:p>
          </table:table-cell>
          <table:table-cell table:formula="of:=[.$I$1]&amp;[.D6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0.B.7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Negative News Monitoring</text:p>
          </table:table-cell>
          <table:table-cell table:number-columns-repeated="11"/>
          <table:table-cell table:formula="of:=[.$I$1]&amp;[.A67]&amp;[.$J$1]&amp;[.$K$1]" office:value-type="string" office:string-value="&quot;2013-AM-10.B.7&quot;," calcext:value-type="string">
            <text:p>"2013-AM-10.B.7",</text:p>
          </table:table-cell>
          <table:table-cell table:formula="of:=[.$I$1]&amp;[.B67]&amp;[.$J$1]&amp;[.$K$1]" office:value-type="string" office:string-value="&quot;2013-AM-10&quot;," calcext:value-type="string">
            <text:p>"2013-AM-10",</text:p>
          </table:table-cell>
          <table:table-cell table:formula="of:=[.$I$1]&amp;[.C67]&amp;[.$J$1]&amp;[.$K$1]" office:value-type="string" office:string-value="&quot;Negative News Monitoring&quot;," calcext:value-type="string">
            <text:p>"Negative News Monitoring",</text:p>
          </table:table-cell>
          <table:table-cell table:formula="of:=[.$I$1]&amp;[.D6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0.C.1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Quarterly Financial Statements</text:p>
          </table:table-cell>
          <table:table-cell table:number-columns-repeated="11"/>
          <table:table-cell table:formula="of:=[.$I$1]&amp;[.A68]&amp;[.$J$1]&amp;[.$K$1]" office:value-type="string" office:string-value="&quot;2013-AM-10.C.1&quot;," calcext:value-type="string">
            <text:p>"2013-AM-10.C.1",</text:p>
          </table:table-cell>
          <table:table-cell table:formula="of:=[.$I$1]&amp;[.B68]&amp;[.$J$1]&amp;[.$K$1]" office:value-type="string" office:string-value="&quot;2013-AM-10&quot;," calcext:value-type="string">
            <text:p>"2013-AM-10",</text:p>
          </table:table-cell>
          <table:table-cell table:formula="of:=[.$I$1]&amp;[.C68]&amp;[.$J$1]&amp;[.$K$1]" office:value-type="string" office:string-value="&quot;Quarterly Financial Statements&quot;," calcext:value-type="string">
            <text:p>"Quarterly Financial Statements",</text:p>
          </table:table-cell>
          <table:table-cell table:formula="of:=[.$I$1]&amp;[.D6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0.C.2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Annual Independent Audit</text:p>
          </table:table-cell>
          <table:table-cell table:number-columns-repeated="11"/>
          <table:table-cell table:formula="of:=[.$I$1]&amp;[.A69]&amp;[.$J$1]&amp;[.$K$1]" office:value-type="string" office:string-value="&quot;2013-AM-10.C.2&quot;," calcext:value-type="string">
            <text:p>"2013-AM-10.C.2",</text:p>
          </table:table-cell>
          <table:table-cell table:formula="of:=[.$I$1]&amp;[.B69]&amp;[.$J$1]&amp;[.$K$1]" office:value-type="string" office:string-value="&quot;2013-AM-10&quot;," calcext:value-type="string">
            <text:p>"2013-AM-10",</text:p>
          </table:table-cell>
          <table:table-cell table:formula="of:=[.$I$1]&amp;[.C69]&amp;[.$J$1]&amp;[.$K$1]" office:value-type="string" office:string-value="&quot;Annual Independent Audit&quot;," calcext:value-type="string">
            <text:p>"Annual Independent Audit",</text:p>
          </table:table-cell>
          <table:table-cell table:formula="of:=[.$I$1]&amp;[.D6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0.C.3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Month-end Closing Checklists</text:p>
          </table:table-cell>
          <table:table-cell table:number-columns-repeated="11"/>
          <table:table-cell table:formula="of:=[.$I$1]&amp;[.A70]&amp;[.$J$1]&amp;[.$K$1]" office:value-type="string" office:string-value="&quot;2013-AM-10.C.3&quot;," calcext:value-type="string">
            <text:p>"2013-AM-10.C.3",</text:p>
          </table:table-cell>
          <table:table-cell table:formula="of:=[.$I$1]&amp;[.B70]&amp;[.$J$1]&amp;[.$K$1]" office:value-type="string" office:string-value="&quot;2013-AM-10&quot;," calcext:value-type="string">
            <text:p>"2013-AM-10",</text:p>
          </table:table-cell>
          <table:table-cell table:formula="of:=[.$I$1]&amp;[.C70]&amp;[.$J$1]&amp;[.$K$1]" office:value-type="string" office:string-value="&quot;Month-end Closing Checklists&quot;," calcext:value-type="string">
            <text:p>"Month-end Closing Checklists",</text:p>
          </table:table-cell>
          <table:table-cell table:formula="of:=[.$I$1]&amp;[.D7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2.0.0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71]&amp;[.$J$1]&amp;[.$K$1]" office:value-type="string" office:string-value="&quot;2013-AM-12.0.0&quot;," calcext:value-type="string">
            <text:p>"2013-AM-12.0.0",</text:p>
          </table:table-cell>
          <table:table-cell table:formula="of:=[.$I$1]&amp;[.B71]&amp;[.$J$1]&amp;[.$K$1]" office:value-type="string" office:string-value="&quot;2013-AM-12&quot;," calcext:value-type="string">
            <text:p>"2013-AM-12",</text:p>
          </table:table-cell>
          <table:table-cell table:formula="of:=[.$I$1]&amp;[.C71]&amp;[.$J$1]&amp;[.$K$1]" office:value-type="string" office:string-value="&quot;General&quot;," calcext:value-type="string">
            <text:p>"General",</text:p>
          </table:table-cell>
          <table:table-cell table:formula="of:=[.$I$1]&amp;[.D7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2.A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Governance &amp; Oversight</text:p>
          </table:table-cell>
          <table:table-cell table:number-columns-repeated="11"/>
          <table:table-cell table:formula="of:=[.$I$1]&amp;[.A72]&amp;[.$J$1]&amp;[.$K$1]" office:value-type="string" office:string-value="&quot;2013-AM-12.A.1&quot;," calcext:value-type="string">
            <text:p>"2013-AM-12.A.1",</text:p>
          </table:table-cell>
          <table:table-cell table:formula="of:=[.$I$1]&amp;[.B72]&amp;[.$J$1]&amp;[.$K$1]" office:value-type="string" office:string-value="&quot;2013-AM-12&quot;," calcext:value-type="string">
            <text:p>"2013-AM-12",</text:p>
          </table:table-cell>
          <table:table-cell table:formula="of:=[.$I$1]&amp;[.C72]&amp;[.$J$1]&amp;[.$K$1]" office:value-type="string" office:string-value="&quot;Governance &amp; Oversight&quot;," calcext:value-type="string">
            <text:p>"Governance &amp; Oversight",</text:p>
          </table:table-cell>
          <table:table-cell table:formula="of:=[.$I$1]&amp;[.D7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2.A.2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ALCO Review and Approval of Ranges</text:p>
          </table:table-cell>
          <table:table-cell table:number-columns-repeated="11"/>
          <table:table-cell table:formula="of:=[.$I$1]&amp;[.A73]&amp;[.$J$1]&amp;[.$K$1]" office:value-type="string" office:string-value="&quot;2013-AM-12.A.2&quot;," calcext:value-type="string">
            <text:p>"2013-AM-12.A.2",</text:p>
          </table:table-cell>
          <table:table-cell table:formula="of:=[.$I$1]&amp;[.B73]&amp;[.$J$1]&amp;[.$K$1]" office:value-type="string" office:string-value="&quot;2013-AM-12&quot;," calcext:value-type="string">
            <text:p>"2013-AM-12",</text:p>
          </table:table-cell>
          <table:table-cell table:formula="of:=[.$I$1]&amp;[.C73]&amp;[.$J$1]&amp;[.$K$1]" office:value-type="string" office:string-value="&quot;ALCO Review and Approval of Ranges&quot;," calcext:value-type="string">
            <text:p>"ALCO Review and Approval of Ranges",</text:p>
          </table:table-cell>
          <table:table-cell table:formula="of:=[.$I$1]&amp;[.D7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2.B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Monthly Tracking</text:p>
          </table:table-cell>
          <table:table-cell table:number-columns-repeated="11"/>
          <table:table-cell table:formula="of:=[.$I$1]&amp;[.A74]&amp;[.$J$1]&amp;[.$K$1]" office:value-type="string" office:string-value="&quot;2013-AM-12.B.1&quot;," calcext:value-type="string">
            <text:p>"2013-AM-12.B.1",</text:p>
          </table:table-cell>
          <table:table-cell table:formula="of:=[.$I$1]&amp;[.B74]&amp;[.$J$1]&amp;[.$K$1]" office:value-type="string" office:string-value="&quot;2013-AM-12&quot;," calcext:value-type="string">
            <text:p>"2013-AM-12",</text:p>
          </table:table-cell>
          <table:table-cell table:formula="of:=[.$I$1]&amp;[.C74]&amp;[.$J$1]&amp;[.$K$1]" office:value-type="string" office:string-value="&quot;Monthly Tracking&quot;," calcext:value-type="string">
            <text:p>"Monthly Tracking",</text:p>
          </table:table-cell>
          <table:table-cell table:formula="of:=[.$I$1]&amp;[.D7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2.C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Validation of Inputs</text:p>
          </table:table-cell>
          <table:table-cell table:number-columns-repeated="11"/>
          <table:table-cell table:formula="of:=[.$I$1]&amp;[.A75]&amp;[.$J$1]&amp;[.$K$1]" office:value-type="string" office:string-value="&quot;2013-AM-12.C.1&quot;," calcext:value-type="string">
            <text:p>"2013-AM-12.C.1",</text:p>
          </table:table-cell>
          <table:table-cell table:formula="of:=[.$I$1]&amp;[.B75]&amp;[.$J$1]&amp;[.$K$1]" office:value-type="string" office:string-value="&quot;2013-AM-12&quot;," calcext:value-type="string">
            <text:p>"2013-AM-12",</text:p>
          </table:table-cell>
          <table:table-cell table:formula="of:=[.$I$1]&amp;[.C75]&amp;[.$J$1]&amp;[.$K$1]" office:value-type="string" office:string-value="&quot;Validation of Inputs&quot;," calcext:value-type="string">
            <text:p>"Validation of Inputs",</text:p>
          </table:table-cell>
          <table:table-cell table:formula="of:=[.$I$1]&amp;[.D7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5.0.0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76]&amp;[.$J$1]&amp;[.$K$1]" office:value-type="string" office:string-value="&quot;2013-AM-15.0.0&quot;," calcext:value-type="string">
            <text:p>"2013-AM-15.0.0",</text:p>
          </table:table-cell>
          <table:table-cell table:formula="of:=[.$I$1]&amp;[.B76]&amp;[.$J$1]&amp;[.$K$1]" office:value-type="string" office:string-value="&quot;2013-AM-15&quot;," calcext:value-type="string">
            <text:p>"2013-AM-15",</text:p>
          </table:table-cell>
          <table:table-cell table:formula="of:=[.$I$1]&amp;[.C76]&amp;[.$J$1]&amp;[.$K$1]" office:value-type="string" office:string-value="&quot;General&quot;," calcext:value-type="string">
            <text:p>"General",</text:p>
          </table:table-cell>
          <table:table-cell table:formula="of:=[.$I$1]&amp;[.D7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5.A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Deal Pipeline Meetings</text:p>
          </table:table-cell>
          <table:table-cell table:number-columns-repeated="11"/>
          <table:table-cell table:formula="of:=[.$I$1]&amp;[.A77]&amp;[.$J$1]&amp;[.$K$1]" office:value-type="string" office:string-value="&quot;2013-AM-15.A.1&quot;," calcext:value-type="string">
            <text:p>"2013-AM-15.A.1",</text:p>
          </table:table-cell>
          <table:table-cell table:formula="of:=[.$I$1]&amp;[.B77]&amp;[.$J$1]&amp;[.$K$1]" office:value-type="string" office:string-value="&quot;2013-AM-15&quot;," calcext:value-type="string">
            <text:p>"2013-AM-15",</text:p>
          </table:table-cell>
          <table:table-cell table:formula="of:=[.$I$1]&amp;[.C77]&amp;[.$J$1]&amp;[.$K$1]" office:value-type="string" office:string-value="&quot;Deal Pipeline Meetings&quot;," calcext:value-type="string">
            <text:p>"Deal Pipeline Meetings",</text:p>
          </table:table-cell>
          <table:table-cell table:formula="of:=[.$I$1]&amp;[.D7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5.A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TCAM UK IC &amp; IMC</text:p>
          </table:table-cell>
          <table:table-cell table:number-columns-repeated="11"/>
          <table:table-cell table:formula="of:=[.$I$1]&amp;[.A78]&amp;[.$J$1]&amp;[.$K$1]" office:value-type="string" office:string-value="&quot;2013-AM-15.A.2&quot;," calcext:value-type="string">
            <text:p>"2013-AM-15.A.2",</text:p>
          </table:table-cell>
          <table:table-cell table:formula="of:=[.$I$1]&amp;[.B78]&amp;[.$J$1]&amp;[.$K$1]" office:value-type="string" office:string-value="&quot;2013-AM-15&quot;," calcext:value-type="string">
            <text:p>"2013-AM-15",</text:p>
          </table:table-cell>
          <table:table-cell table:formula="of:=[.$I$1]&amp;[.C78]&amp;[.$J$1]&amp;[.$K$1]" office:value-type="string" office:string-value="&quot;TCAM UK IC &amp; IMC&quot;," calcext:value-type="string">
            <text:p>"TCAM UK IC &amp; IMC",</text:p>
          </table:table-cell>
          <table:table-cell table:formula="of:=[.$I$1]&amp;[.D7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5.A.3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Standard Operating Procedures</text:p>
          </table:table-cell>
          <table:table-cell table:number-columns-repeated="11"/>
          <table:table-cell table:formula="of:=[.$I$1]&amp;[.A79]&amp;[.$J$1]&amp;[.$K$1]" office:value-type="string" office:string-value="&quot;2013-AM-15.A.3&quot;," calcext:value-type="string">
            <text:p>"2013-AM-15.A.3",</text:p>
          </table:table-cell>
          <table:table-cell table:formula="of:=[.$I$1]&amp;[.B79]&amp;[.$J$1]&amp;[.$K$1]" office:value-type="string" office:string-value="&quot;2013-AM-15&quot;," calcext:value-type="string">
            <text:p>"2013-AM-15",</text:p>
          </table:table-cell>
          <table:table-cell table:formula="of:=[.$I$1]&amp;[.C79]&amp;[.$J$1]&amp;[.$K$1]" office:value-type="string" office:string-value="&quot;Standard Operating Procedures&quot;," calcext:value-type="string">
            <text:p>"Standard Operating Procedures",</text:p>
          </table:table-cell>
          <table:table-cell table:formula="of:=[.$I$1]&amp;[.D7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5.A.4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Risk Management</text:p>
          </table:table-cell>
          <table:table-cell table:number-columns-repeated="11"/>
          <table:table-cell table:formula="of:=[.$I$1]&amp;[.A80]&amp;[.$J$1]&amp;[.$K$1]" office:value-type="string" office:string-value="&quot;2013-AM-15.A.4&quot;," calcext:value-type="string">
            <text:p>"2013-AM-15.A.4",</text:p>
          </table:table-cell>
          <table:table-cell table:formula="of:=[.$I$1]&amp;[.B80]&amp;[.$J$1]&amp;[.$K$1]" office:value-type="string" office:string-value="&quot;2013-AM-15&quot;," calcext:value-type="string">
            <text:p>"2013-AM-15",</text:p>
          </table:table-cell>
          <table:table-cell table:formula="of:=[.$I$1]&amp;[.C80]&amp;[.$J$1]&amp;[.$K$1]" office:value-type="string" office:string-value="&quot;Risk Management&quot;," calcext:value-type="string">
            <text:p>"Risk Management",</text:p>
          </table:table-cell>
          <table:table-cell table:formula="of:=[.$I$1]&amp;[.D8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5.B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Quarterly Financial Reporting</text:p>
          </table:table-cell>
          <table:table-cell table:number-columns-repeated="11"/>
          <table:table-cell table:formula="of:=[.$I$1]&amp;[.A81]&amp;[.$J$1]&amp;[.$K$1]" office:value-type="string" office:string-value="&quot;2013-AM-15.B.1&quot;," calcext:value-type="string">
            <text:p>"2013-AM-15.B.1",</text:p>
          </table:table-cell>
          <table:table-cell table:formula="of:=[.$I$1]&amp;[.B81]&amp;[.$J$1]&amp;[.$K$1]" office:value-type="string" office:string-value="&quot;2013-AM-15&quot;," calcext:value-type="string">
            <text:p>"2013-AM-15",</text:p>
          </table:table-cell>
          <table:table-cell table:formula="of:=[.$I$1]&amp;[.C81]&amp;[.$J$1]&amp;[.$K$1]" office:value-type="string" office:string-value="&quot;Quarterly Financial Reporting&quot;," calcext:value-type="string">
            <text:p>"Quarterly Financial Reporting",</text:p>
          </table:table-cell>
          <table:table-cell table:formula="of:=[.$I$1]&amp;[.D8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5.B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Monthly Management Reporting</text:p>
          </table:table-cell>
          <table:table-cell table:number-columns-repeated="11"/>
          <table:table-cell table:formula="of:=[.$I$1]&amp;[.A82]&amp;[.$J$1]&amp;[.$K$1]" office:value-type="string" office:string-value="&quot;2013-AM-15.B.2&quot;," calcext:value-type="string">
            <text:p>"2013-AM-15.B.2",</text:p>
          </table:table-cell>
          <table:table-cell table:formula="of:=[.$I$1]&amp;[.B82]&amp;[.$J$1]&amp;[.$K$1]" office:value-type="string" office:string-value="&quot;2013-AM-15&quot;," calcext:value-type="string">
            <text:p>"2013-AM-15",</text:p>
          </table:table-cell>
          <table:table-cell table:formula="of:=[.$I$1]&amp;[.C82]&amp;[.$J$1]&amp;[.$K$1]" office:value-type="string" office:string-value="&quot;Monthly Management Reporting&quot;," calcext:value-type="string">
            <text:p>"Monthly Management Reporting",</text:p>
          </table:table-cell>
          <table:table-cell table:formula="of:=[.$I$1]&amp;[.D8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5.B.3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VAT Tax</text:p>
          </table:table-cell>
          <table:table-cell table:number-columns-repeated="11"/>
          <table:table-cell table:formula="of:=[.$I$1]&amp;[.A83]&amp;[.$J$1]&amp;[.$K$1]" office:value-type="string" office:string-value="&quot;2013-AM-15.B.3&quot;," calcext:value-type="string">
            <text:p>"2013-AM-15.B.3",</text:p>
          </table:table-cell>
          <table:table-cell table:formula="of:=[.$I$1]&amp;[.B83]&amp;[.$J$1]&amp;[.$K$1]" office:value-type="string" office:string-value="&quot;2013-AM-15&quot;," calcext:value-type="string">
            <text:p>"2013-AM-15",</text:p>
          </table:table-cell>
          <table:table-cell table:formula="of:=[.$I$1]&amp;[.C83]&amp;[.$J$1]&amp;[.$K$1]" office:value-type="string" office:string-value="&quot;VAT Tax&quot;," calcext:value-type="string">
            <text:p>"VAT Tax",</text:p>
          </table:table-cell>
          <table:table-cell table:formula="of:=[.$I$1]&amp;[.D8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5.B.4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FCU Filings</text:p>
          </table:table-cell>
          <table:table-cell table:number-columns-repeated="11"/>
          <table:table-cell table:formula="of:=[.$I$1]&amp;[.A84]&amp;[.$J$1]&amp;[.$K$1]" office:value-type="string" office:string-value="&quot;2013-AM-15.B.4&quot;," calcext:value-type="string">
            <text:p>"2013-AM-15.B.4",</text:p>
          </table:table-cell>
          <table:table-cell table:formula="of:=[.$I$1]&amp;[.B84]&amp;[.$J$1]&amp;[.$K$1]" office:value-type="string" office:string-value="&quot;2013-AM-15&quot;," calcext:value-type="string">
            <text:p>"2013-AM-15",</text:p>
          </table:table-cell>
          <table:table-cell table:formula="of:=[.$I$1]&amp;[.C84]&amp;[.$J$1]&amp;[.$K$1]" office:value-type="string" office:string-value="&quot;FCU Filings&quot;," calcext:value-type="string">
            <text:p>"FCU Filings",</text:p>
          </table:table-cell>
          <table:table-cell table:formula="of:=[.$I$1]&amp;[.D8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5.C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[.$I$1]&amp;[.A85]&amp;[.$J$1]&amp;[.$K$1]" office:value-type="string" office:string-value="&quot;2013-AM-15.C.1&quot;," calcext:value-type="string">
            <text:p>"2013-AM-15.C.1",</text:p>
          </table:table-cell>
          <table:table-cell table:formula="of:=[.$I$1]&amp;[.B85]&amp;[.$J$1]&amp;[.$K$1]" office:value-type="string" office:string-value="&quot;2013-AM-15&quot;," calcext:value-type="string">
            <text:p>"2013-AM-15",</text:p>
          </table:table-cell>
          <table:table-cell table:formula="of:=[.$I$1]&amp;[.C85]&amp;[.$J$1]&amp;[.$K$1]" office:value-type="string" office:string-value="&quot;BCP&quot;," calcext:value-type="string">
            <text:p>"BCP",</text:p>
          </table:table-cell>
          <table:table-cell table:formula="of:=[.$I$1]&amp;[.D8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AM-15.C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Operational Issues</text:p>
          </table:table-cell>
          <table:table-cell table:number-columns-repeated="11"/>
          <table:table-cell table:formula="of:=[.$I$1]&amp;[.A86]&amp;[.$J$1]&amp;[.$K$1]" office:value-type="string" office:string-value="&quot;2013-AM-15.C.2&quot;," calcext:value-type="string">
            <text:p>"2013-AM-15.C.2",</text:p>
          </table:table-cell>
          <table:table-cell table:formula="of:=[.$I$1]&amp;[.B86]&amp;[.$J$1]&amp;[.$K$1]" office:value-type="string" office:string-value="&quot;2013-AM-15&quot;," calcext:value-type="string">
            <text:p>"2013-AM-15",</text:p>
          </table:table-cell>
          <table:table-cell table:formula="of:=[.$I$1]&amp;[.C86]&amp;[.$J$1]&amp;[.$K$1]" office:value-type="string" office:string-value="&quot;Operational Issues&quot;," calcext:value-type="string">
            <text:p>"Operational Issues",</text:p>
          </table:table-cell>
          <table:table-cell table:formula="of:=[.$I$1]&amp;[.D8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RM-03.0.0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87]&amp;[.$J$1]&amp;[.$K$1]" office:value-type="string" office:string-value="&quot;2013-RM-03.0.0&quot;," calcext:value-type="string">
            <text:p>"2013-RM-03.0.0",</text:p>
          </table:table-cell>
          <table:table-cell table:formula="of:=[.$I$1]&amp;[.B87]&amp;[.$J$1]&amp;[.$K$1]" office:value-type="string" office:string-value="&quot;2013-RM-03&quot;," calcext:value-type="string">
            <text:p>"2013-RM-03",</text:p>
          </table:table-cell>
          <table:table-cell table:formula="of:=[.$I$1]&amp;[.C87]&amp;[.$J$1]&amp;[.$K$1]" office:value-type="string" office:string-value="&quot;General&quot;," calcext:value-type="string">
            <text:p>"General",</text:p>
          </table:table-cell>
          <table:table-cell table:formula="of:=[.$I$1]&amp;[.D8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RM-03.A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Level Oversight</text:p>
          </table:table-cell>
          <table:table-cell table:number-columns-repeated="11"/>
          <table:table-cell table:formula="of:=[.$I$1]&amp;[.A88]&amp;[.$J$1]&amp;[.$K$1]" office:value-type="string" office:string-value="&quot;2013-RM-03.A.2&quot;," calcext:value-type="string">
            <text:p>"2013-RM-03.A.2",</text:p>
          </table:table-cell>
          <table:table-cell table:formula="of:=[.$I$1]&amp;[.B88]&amp;[.$J$1]&amp;[.$K$1]" office:value-type="string" office:string-value="&quot;2013-RM-03&quot;," calcext:value-type="string">
            <text:p>"2013-RM-03",</text:p>
          </table:table-cell>
          <table:table-cell table:formula="of:=[.$I$1]&amp;[.C88]&amp;[.$J$1]&amp;[.$K$1]" office:value-type="string" office:string-value="&quot;Risk Appetite Level Oversight&quot;," calcext:value-type="string">
            <text:p>"Risk Appetite Level Oversight",</text:p>
          </table:table-cell>
          <table:table-cell table:formula="of:=[.$I$1]&amp;[.D8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RM-03.A.3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Usage Oversight</text:p>
          </table:table-cell>
          <table:table-cell table:number-columns-repeated="11"/>
          <table:table-cell table:formula="of:=[.$I$1]&amp;[.A89]&amp;[.$J$1]&amp;[.$K$1]" office:value-type="string" office:string-value="&quot;2013-RM-03.A.3&quot;," calcext:value-type="string">
            <text:p>"2013-RM-03.A.3",</text:p>
          </table:table-cell>
          <table:table-cell table:formula="of:=[.$I$1]&amp;[.B89]&amp;[.$J$1]&amp;[.$K$1]" office:value-type="string" office:string-value="&quot;2013-RM-03&quot;," calcext:value-type="string">
            <text:p>"2013-RM-03",</text:p>
          </table:table-cell>
          <table:table-cell table:formula="of:=[.$I$1]&amp;[.C89]&amp;[.$J$1]&amp;[.$K$1]" office:value-type="string" office:string-value="&quot;Risk Appetite Usage Oversight&quot;," calcext:value-type="string">
            <text:p>"Risk Appetite Usage Oversight",</text:p>
          </table:table-cell>
          <table:table-cell table:formula="of:=[.$I$1]&amp;[.D8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RM-03.B.1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Level Management</text:p>
          </table:table-cell>
          <table:table-cell table:number-columns-repeated="11"/>
          <table:table-cell table:formula="of:=[.$I$1]&amp;[.A90]&amp;[.$J$1]&amp;[.$K$1]" office:value-type="string" office:string-value="&quot;2013-RM-03.B.1&quot;," calcext:value-type="string">
            <text:p>"2013-RM-03.B.1",</text:p>
          </table:table-cell>
          <table:table-cell table:formula="of:=[.$I$1]&amp;[.B90]&amp;[.$J$1]&amp;[.$K$1]" office:value-type="string" office:string-value="&quot;2013-RM-03&quot;," calcext:value-type="string">
            <text:p>"2013-RM-03",</text:p>
          </table:table-cell>
          <table:table-cell table:formula="of:=[.$I$1]&amp;[.C90]&amp;[.$J$1]&amp;[.$K$1]" office:value-type="string" office:string-value="&quot;Risk Appetite Level Management&quot;," calcext:value-type="string">
            <text:p>"Risk Appetite Level Management",</text:p>
          </table:table-cell>
          <table:table-cell table:formula="of:=[.$I$1]&amp;[.D9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RM-03.B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Usage Management</text:p>
          </table:table-cell>
          <table:table-cell table:number-columns-repeated="11"/>
          <table:table-cell table:formula="of:=[.$I$1]&amp;[.A91]&amp;[.$J$1]&amp;[.$K$1]" office:value-type="string" office:string-value="&quot;2013-RM-03.B.2&quot;," calcext:value-type="string">
            <text:p>"2013-RM-03.B.2",</text:p>
          </table:table-cell>
          <table:table-cell table:formula="of:=[.$I$1]&amp;[.B91]&amp;[.$J$1]&amp;[.$K$1]" office:value-type="string" office:string-value="&quot;2013-RM-03&quot;," calcext:value-type="string">
            <text:p>"2013-RM-03",</text:p>
          </table:table-cell>
          <table:table-cell table:formula="of:=[.$I$1]&amp;[.C91]&amp;[.$J$1]&amp;[.$K$1]" office:value-type="string" office:string-value="&quot;Risk Appetite Usage Management&quot;," calcext:value-type="string">
            <text:p>"Risk Appetite Usage Management",</text:p>
          </table:table-cell>
          <table:table-cell table:formula="of:=[.$I$1]&amp;[.D9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RM-03.C.1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Collaboration - RM/Business Stakeholders</text:p>
          </table:table-cell>
          <table:table-cell table:number-columns-repeated="11"/>
          <table:table-cell table:formula="of:=[.$I$1]&amp;[.A92]&amp;[.$J$1]&amp;[.$K$1]" office:value-type="string" office:string-value="&quot;2013-RM-03.C.1&quot;," calcext:value-type="string">
            <text:p>"2013-RM-03.C.1",</text:p>
          </table:table-cell>
          <table:table-cell table:formula="of:=[.$I$1]&amp;[.B92]&amp;[.$J$1]&amp;[.$K$1]" office:value-type="string" office:string-value="&quot;2013-RM-03&quot;," calcext:value-type="string">
            <text:p>"2013-RM-03",</text:p>
          </table:table-cell>
          <table:table-cell table:formula="of:=[.$I$1]&amp;[.C92]&amp;[.$J$1]&amp;[.$K$1]" office:value-type="string" office:string-value="&quot;Collaboration - RM/Business Stakeholders&quot;," calcext:value-type="string">
            <text:p>"Collaboration - RM/Business Stakeholders",</text:p>
          </table:table-cell>
          <table:table-cell table:formula="of:=[.$I$1]&amp;[.D9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RM-03.C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Collaboration - Finance &amp; Actuarial</text:p>
          </table:table-cell>
          <table:table-cell table:number-columns-repeated="11"/>
          <table:table-cell table:formula="of:=[.$I$1]&amp;[.A93]&amp;[.$J$1]&amp;[.$K$1]" office:value-type="string" office:string-value="&quot;2013-RM-03.C.2&quot;," calcext:value-type="string">
            <text:p>"2013-RM-03.C.2",</text:p>
          </table:table-cell>
          <table:table-cell table:formula="of:=[.$I$1]&amp;[.B93]&amp;[.$J$1]&amp;[.$K$1]" office:value-type="string" office:string-value="&quot;2013-RM-03&quot;," calcext:value-type="string">
            <text:p>"2013-RM-03",</text:p>
          </table:table-cell>
          <table:table-cell table:formula="of:=[.$I$1]&amp;[.C93]&amp;[.$J$1]&amp;[.$K$1]" office:value-type="string" office:string-value="&quot;Collaboration - Finance &amp; Actuarial&quot;," calcext:value-type="string">
            <text:p>"Collaboration - Finance &amp; Actuarial",</text:p>
          </table:table-cell>
          <table:table-cell table:formula="of:=[.$I$1]&amp;[.D9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RM-05.0.0</text:p>
          </table:table-cell>
          <table:table-cell office:value-type="string" calcext:value-type="string">
            <text:p>2013-R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94]&amp;[.$J$1]&amp;[.$K$1]" office:value-type="string" office:string-value="&quot;2013-RM-05.0.0&quot;," calcext:value-type="string">
            <text:p>"2013-RM-05.0.0",</text:p>
          </table:table-cell>
          <table:table-cell table:formula="of:=[.$I$1]&amp;[.B94]&amp;[.$J$1]&amp;[.$K$1]" office:value-type="string" office:string-value="&quot;2013-RM-05&quot;," calcext:value-type="string">
            <text:p>"2013-RM-05",</text:p>
          </table:table-cell>
          <table:table-cell table:formula="of:=[.$I$1]&amp;[.C94]&amp;[.$J$1]&amp;[.$K$1]" office:value-type="string" office:string-value="&quot;General&quot;," calcext:value-type="string">
            <text:p>"General",</text:p>
          </table:table-cell>
          <table:table-cell table:formula="of:=[.$I$1]&amp;[.D9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SP-01.0.0</text:p>
          </table:table-cell>
          <table:table-cell office:value-type="string" calcext:value-type="string">
            <text:p>2013-SP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95]&amp;[.$J$1]&amp;[.$K$1]" office:value-type="string" office:string-value="&quot;2013-SP-01.0.0&quot;," calcext:value-type="string">
            <text:p>"2013-SP-01.0.0",</text:p>
          </table:table-cell>
          <table:table-cell table:formula="of:=[.$I$1]&amp;[.B95]&amp;[.$J$1]&amp;[.$K$1]" office:value-type="string" office:string-value="&quot;2013-SP-01&quot;," calcext:value-type="string">
            <text:p>"2013-SP-01",</text:p>
          </table:table-cell>
          <table:table-cell table:formula="of:=[.$I$1]&amp;[.C95]&amp;[.$J$1]&amp;[.$K$1]" office:value-type="string" office:string-value="&quot;General&quot;," calcext:value-type="string">
            <text:p>"General",</text:p>
          </table:table-cell>
          <table:table-cell table:formula="of:=[.$I$1]&amp;[.D9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3-SP-02.0.0</text:p>
          </table:table-cell>
          <table:table-cell office:value-type="string" calcext:value-type="string">
            <text:p>2013-SP-0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96]&amp;[.$J$1]&amp;[.$K$1]" office:value-type="string" office:string-value="&quot;2013-SP-02.0.0&quot;," calcext:value-type="string">
            <text:p>"2013-SP-02.0.0",</text:p>
          </table:table-cell>
          <table:table-cell table:formula="of:=[.$I$1]&amp;[.B96]&amp;[.$J$1]&amp;[.$K$1]" office:value-type="string" office:string-value="&quot;2013-SP-02&quot;," calcext:value-type="string">
            <text:p>"2013-SP-02",</text:p>
          </table:table-cell>
          <table:table-cell table:formula="of:=[.$I$1]&amp;[.C96]&amp;[.$J$1]&amp;[.$K$1]" office:value-type="string" office:string-value="&quot;General&quot;," calcext:value-type="string">
            <text:p>"General",</text:p>
          </table:table-cell>
          <table:table-cell table:formula="of:=[.$I$1]&amp;[.D9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0.0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97]&amp;[.$J$1]&amp;[.$K$1]" office:value-type="string" office:string-value="&quot;2014-AM-05.0.0&quot;," calcext:value-type="string">
            <text:p>"2014-AM-05.0.0",</text:p>
          </table:table-cell>
          <table:table-cell table:formula="of:=[.$I$1]&amp;[.B97]&amp;[.$J$1]&amp;[.$K$1]" office:value-type="string" office:string-value="&quot;2014-AM-05&quot;," calcext:value-type="string">
            <text:p>"2014-AM-05",</text:p>
          </table:table-cell>
          <table:table-cell table:formula="of:=[.$I$1]&amp;[.C97]&amp;[.$J$1]&amp;[.$K$1]" office:value-type="string" office:string-value="&quot;General&quot;," calcext:value-type="string">
            <text:p>"General",</text:p>
          </table:table-cell>
          <table:table-cell table:formula="of:=[.$I$1]&amp;[.D9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A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OPs</text:p>
          </table:table-cell>
          <table:table-cell table:number-columns-repeated="11"/>
          <table:table-cell table:formula="of:=[.$I$1]&amp;[.A98]&amp;[.$J$1]&amp;[.$K$1]" office:value-type="string" office:string-value="&quot;2014-AM-05.A.1&quot;," calcext:value-type="string">
            <text:p>"2014-AM-05.A.1",</text:p>
          </table:table-cell>
          <table:table-cell table:formula="of:=[.$I$1]&amp;[.B98]&amp;[.$J$1]&amp;[.$K$1]" office:value-type="string" office:string-value="&quot;2014-AM-05&quot;," calcext:value-type="string">
            <text:p>"2014-AM-05",</text:p>
          </table:table-cell>
          <table:table-cell table:formula="of:=[.$I$1]&amp;[.C98]&amp;[.$J$1]&amp;[.$K$1]" office:value-type="string" office:string-value="&quot;SOPs&quot;," calcext:value-type="string">
            <text:p>"SOPs",</text:p>
          </table:table-cell>
          <table:table-cell table:formula="of:=[.$I$1]&amp;[.D9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A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SAE 16s</text:p>
          </table:table-cell>
          <table:table-cell table:number-columns-repeated="11"/>
          <table:table-cell table:formula="of:=[.$I$1]&amp;[.A99]&amp;[.$J$1]&amp;[.$K$1]" office:value-type="string" office:string-value="&quot;2014-AM-05.A.2&quot;," calcext:value-type="string">
            <text:p>"2014-AM-05.A.2",</text:p>
          </table:table-cell>
          <table:table-cell table:formula="of:=[.$I$1]&amp;[.B99]&amp;[.$J$1]&amp;[.$K$1]" office:value-type="string" office:string-value="&quot;2014-AM-05&quot;," calcext:value-type="string">
            <text:p>"2014-AM-05",</text:p>
          </table:table-cell>
          <table:table-cell table:formula="of:=[.$I$1]&amp;[.C99]&amp;[.$J$1]&amp;[.$K$1]" office:value-type="string" office:string-value="&quot;SSAE 16s&quot;," calcext:value-type="string">
            <text:p>"SSAE 16s",</text:p>
          </table:table-cell>
          <table:table-cell table:formula="of:=[.$I$1]&amp;[.D9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A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4th Party Vendor Feeds</text:p>
          </table:table-cell>
          <table:table-cell table:number-columns-repeated="11"/>
          <table:table-cell table:formula="of:=[.$I$1]&amp;[.A100]&amp;[.$J$1]&amp;[.$K$1]" office:value-type="string" office:string-value="&quot;2014-AM-05.A.3&quot;," calcext:value-type="string">
            <text:p>"2014-AM-05.A.3",</text:p>
          </table:table-cell>
          <table:table-cell table:formula="of:=[.$I$1]&amp;[.B100]&amp;[.$J$1]&amp;[.$K$1]" office:value-type="string" office:string-value="&quot;2014-AM-05&quot;," calcext:value-type="string">
            <text:p>"2014-AM-05",</text:p>
          </table:table-cell>
          <table:table-cell table:formula="of:=[.$I$1]&amp;[.C100]&amp;[.$J$1]&amp;[.$K$1]" office:value-type="string" office:string-value="&quot;4th Party Vendor Feeds&quot;," calcext:value-type="string">
            <text:p>"4th Party Vendor Feeds",</text:p>
          </table:table-cell>
          <table:table-cell table:formula="of:=[.$I$1]&amp;[.D10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B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AMBD Reporting (CRM)</text:p>
          </table:table-cell>
          <table:table-cell table:number-columns-repeated="11"/>
          <table:table-cell table:formula="of:=[.$I$1]&amp;[.A101]&amp;[.$J$1]&amp;[.$K$1]" office:value-type="string" office:string-value="&quot;2014-AM-05.B.1&quot;," calcext:value-type="string">
            <text:p>"2014-AM-05.B.1",</text:p>
          </table:table-cell>
          <table:table-cell table:formula="of:=[.$I$1]&amp;[.B101]&amp;[.$J$1]&amp;[.$K$1]" office:value-type="string" office:string-value="&quot;2014-AM-05&quot;," calcext:value-type="string">
            <text:p>"2014-AM-05",</text:p>
          </table:table-cell>
          <table:table-cell table:formula="of:=[.$I$1]&amp;[.C101]&amp;[.$J$1]&amp;[.$K$1]" office:value-type="string" office:string-value="&quot;AMBD Reporting (CRM)&quot;," calcext:value-type="string">
            <text:p>"AMBD Reporting (CRM)",</text:p>
          </table:table-cell>
          <table:table-cell table:formula="of:=[.$I$1]&amp;[.D10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B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ales Reporting (SalesVision)</text:p>
          </table:table-cell>
          <table:table-cell table:number-columns-repeated="11"/>
          <table:table-cell table:formula="of:=[.$I$1]&amp;[.A102]&amp;[.$J$1]&amp;[.$K$1]" office:value-type="string" office:string-value="&quot;2014-AM-05.B.2&quot;," calcext:value-type="string">
            <text:p>"2014-AM-05.B.2",</text:p>
          </table:table-cell>
          <table:table-cell table:formula="of:=[.$I$1]&amp;[.B102]&amp;[.$J$1]&amp;[.$K$1]" office:value-type="string" office:string-value="&quot;2014-AM-05&quot;," calcext:value-type="string">
            <text:p>"2014-AM-05",</text:p>
          </table:table-cell>
          <table:table-cell table:formula="of:=[.$I$1]&amp;[.C102]&amp;[.$J$1]&amp;[.$K$1]" office:value-type="string" office:string-value="&quot;Sales Reporting (SalesVision)&quot;," calcext:value-type="string">
            <text:p>"Sales Reporting (SalesVision)",</text:p>
          </table:table-cell>
          <table:table-cell table:formula="of:=[.$I$1]&amp;[.D10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C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Distribution Lists</text:p>
          </table:table-cell>
          <table:table-cell table:number-columns-repeated="11"/>
          <table:table-cell table:formula="of:=[.$I$1]&amp;[.A103]&amp;[.$J$1]&amp;[.$K$1]" office:value-type="string" office:string-value="&quot;2014-AM-05.C.1&quot;," calcext:value-type="string">
            <text:p>"2014-AM-05.C.1",</text:p>
          </table:table-cell>
          <table:table-cell table:formula="of:=[.$I$1]&amp;[.B103]&amp;[.$J$1]&amp;[.$K$1]" office:value-type="string" office:string-value="&quot;2014-AM-05&quot;," calcext:value-type="string">
            <text:p>"2014-AM-05",</text:p>
          </table:table-cell>
          <table:table-cell table:formula="of:=[.$I$1]&amp;[.C103]&amp;[.$J$1]&amp;[.$K$1]" office:value-type="string" office:string-value="&quot;Distribution Lists&quot;," calcext:value-type="string">
            <text:p>"Distribution Lists",</text:p>
          </table:table-cell>
          <table:table-cell table:formula="of:=[.$I$1]&amp;[.D10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C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CRM Maintenance</text:p>
          </table:table-cell>
          <table:table-cell table:number-columns-repeated="11"/>
          <table:table-cell table:formula="of:=[.$I$1]&amp;[.A104]&amp;[.$J$1]&amp;[.$K$1]" office:value-type="string" office:string-value="&quot;2014-AM-05.C.2&quot;," calcext:value-type="string">
            <text:p>"2014-AM-05.C.2",</text:p>
          </table:table-cell>
          <table:table-cell table:formula="of:=[.$I$1]&amp;[.B104]&amp;[.$J$1]&amp;[.$K$1]" office:value-type="string" office:string-value="&quot;2014-AM-05&quot;," calcext:value-type="string">
            <text:p>"2014-AM-05",</text:p>
          </table:table-cell>
          <table:table-cell table:formula="of:=[.$I$1]&amp;[.C104]&amp;[.$J$1]&amp;[.$K$1]" office:value-type="string" office:string-value="&quot;CRM Maintenance&quot;," calcext:value-type="string">
            <text:p>"CRM Maintenance",</text:p>
          </table:table-cell>
          <table:table-cell table:formula="of:=[.$I$1]&amp;[.D10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C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Email uploads</text:p>
          </table:table-cell>
          <table:table-cell table:number-columns-repeated="11"/>
          <table:table-cell table:formula="of:=[.$I$1]&amp;[.A105]&amp;[.$J$1]&amp;[.$K$1]" office:value-type="string" office:string-value="&quot;2014-AM-05.C.3&quot;," calcext:value-type="string">
            <text:p>"2014-AM-05.C.3",</text:p>
          </table:table-cell>
          <table:table-cell table:formula="of:=[.$I$1]&amp;[.B105]&amp;[.$J$1]&amp;[.$K$1]" office:value-type="string" office:string-value="&quot;2014-AM-05&quot;," calcext:value-type="string">
            <text:p>"2014-AM-05",</text:p>
          </table:table-cell>
          <table:table-cell table:formula="of:=[.$I$1]&amp;[.C105]&amp;[.$J$1]&amp;[.$K$1]" office:value-type="string" office:string-value="&quot;Email uploads&quot;," calcext:value-type="string">
            <text:p>"Email uploads",</text:p>
          </table:table-cell>
          <table:table-cell table:formula="of:=[.$I$1]&amp;[.D10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D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[.$I$1]&amp;[.A106]&amp;[.$J$1]&amp;[.$K$1]" office:value-type="string" office:string-value="&quot;2014-AM-05.D.1&quot;," calcext:value-type="string">
            <text:p>"2014-AM-05.D.1",</text:p>
          </table:table-cell>
          <table:table-cell table:formula="of:=[.$I$1]&amp;[.B106]&amp;[.$J$1]&amp;[.$K$1]" office:value-type="string" office:string-value="&quot;2014-AM-05&quot;," calcext:value-type="string">
            <text:p>"2014-AM-05",</text:p>
          </table:table-cell>
          <table:table-cell table:formula="of:=[.$I$1]&amp;[.C106]&amp;[.$J$1]&amp;[.$K$1]" office:value-type="string" office:string-value="&quot;System Access&quot;," calcext:value-type="string">
            <text:p>"System Access",</text:p>
          </table:table-cell>
          <table:table-cell table:formula="of:=[.$I$1]&amp;[.D10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D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User List - HR Feed</text:p>
          </table:table-cell>
          <table:table-cell table:number-columns-repeated="11"/>
          <table:table-cell table:formula="of:=[.$I$1]&amp;[.A107]&amp;[.$J$1]&amp;[.$K$1]" office:value-type="string" office:string-value="&quot;2014-AM-05.D.2&quot;," calcext:value-type="string">
            <text:p>"2014-AM-05.D.2",</text:p>
          </table:table-cell>
          <table:table-cell table:formula="of:=[.$I$1]&amp;[.B107]&amp;[.$J$1]&amp;[.$K$1]" office:value-type="string" office:string-value="&quot;2014-AM-05&quot;," calcext:value-type="string">
            <text:p>"2014-AM-05",</text:p>
          </table:table-cell>
          <table:table-cell table:formula="of:=[.$I$1]&amp;[.C107]&amp;[.$J$1]&amp;[.$K$1]" office:value-type="string" office:string-value="&quot;User List - HR Feed&quot;," calcext:value-type="string">
            <text:p>"User List - HR Feed",</text:p>
          </table:table-cell>
          <table:table-cell table:formula="of:=[.$I$1]&amp;[.D10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D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Changes &amp; Enhancements</text:p>
          </table:table-cell>
          <table:table-cell table:number-columns-repeated="11"/>
          <table:table-cell table:formula="of:=[.$I$1]&amp;[.A108]&amp;[.$J$1]&amp;[.$K$1]" office:value-type="string" office:string-value="&quot;2014-AM-05.D.3&quot;," calcext:value-type="string">
            <text:p>"2014-AM-05.D.3",</text:p>
          </table:table-cell>
          <table:table-cell table:formula="of:=[.$I$1]&amp;[.B108]&amp;[.$J$1]&amp;[.$K$1]" office:value-type="string" office:string-value="&quot;2014-AM-05&quot;," calcext:value-type="string">
            <text:p>"2014-AM-05",</text:p>
          </table:table-cell>
          <table:table-cell table:formula="of:=[.$I$1]&amp;[.C108]&amp;[.$J$1]&amp;[.$K$1]" office:value-type="string" office:string-value="&quot;Changes &amp; Enhancements&quot;," calcext:value-type="string">
            <text:p>"Changes &amp; Enhancements",</text:p>
          </table:table-cell>
          <table:table-cell table:formula="of:=[.$I$1]&amp;[.D10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E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BCP - TIAA Level</text:p>
          </table:table-cell>
          <table:table-cell table:number-columns-repeated="11"/>
          <table:table-cell table:formula="of:=[.$I$1]&amp;[.A109]&amp;[.$J$1]&amp;[.$K$1]" office:value-type="string" office:string-value="&quot;2014-AM-05.E.1&quot;," calcext:value-type="string">
            <text:p>"2014-AM-05.E.1",</text:p>
          </table:table-cell>
          <table:table-cell table:formula="of:=[.$I$1]&amp;[.B109]&amp;[.$J$1]&amp;[.$K$1]" office:value-type="string" office:string-value="&quot;2014-AM-05&quot;," calcext:value-type="string">
            <text:p>"2014-AM-05",</text:p>
          </table:table-cell>
          <table:table-cell table:formula="of:=[.$I$1]&amp;[.C109]&amp;[.$J$1]&amp;[.$K$1]" office:value-type="string" office:string-value="&quot;BCP - TIAA Level&quot;," calcext:value-type="string">
            <text:p>"BCP - TIAA Level",</text:p>
          </table:table-cell>
          <table:table-cell table:formula="of:=[.$I$1]&amp;[.D10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5.E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BCP - SalesForce / Broadridge Level</text:p>
          </table:table-cell>
          <table:table-cell table:number-columns-repeated="11"/>
          <table:table-cell table:formula="of:=[.$I$1]&amp;[.A110]&amp;[.$J$1]&amp;[.$K$1]" office:value-type="string" office:string-value="&quot;2014-AM-05.E.2&quot;," calcext:value-type="string">
            <text:p>"2014-AM-05.E.2",</text:p>
          </table:table-cell>
          <table:table-cell table:formula="of:=[.$I$1]&amp;[.B110]&amp;[.$J$1]&amp;[.$K$1]" office:value-type="string" office:string-value="&quot;2014-AM-05&quot;," calcext:value-type="string">
            <text:p>"2014-AM-05",</text:p>
          </table:table-cell>
          <table:table-cell table:formula="of:=[.$I$1]&amp;[.C110]&amp;[.$J$1]&amp;[.$K$1]" office:value-type="string" office:string-value="&quot;BCP - SalesForce / Broadridge Level&quot;," calcext:value-type="string">
            <text:p>"BCP - SalesForce / Broadridge Level",</text:p>
          </table:table-cell>
          <table:table-cell table:formula="of:=[.$I$1]&amp;[.D11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6.0.0</text:p>
          </table:table-cell>
          <table:table-cell office:value-type="string" calcext:value-type="string">
            <text:p>2014-AM-06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11]&amp;[.$J$1]&amp;[.$K$1]" office:value-type="string" office:string-value="&quot;2014-AM-06.0.0&quot;," calcext:value-type="string">
            <text:p>"2014-AM-06.0.0",</text:p>
          </table:table-cell>
          <table:table-cell table:formula="of:=[.$I$1]&amp;[.B111]&amp;[.$J$1]&amp;[.$K$1]" office:value-type="string" office:string-value="&quot;2014-AM-06&quot;," calcext:value-type="string">
            <text:p>"2014-AM-06",</text:p>
          </table:table-cell>
          <table:table-cell table:formula="of:=[.$I$1]&amp;[.C111]&amp;[.$J$1]&amp;[.$K$1]" office:value-type="string" office:string-value="&quot;General&quot;," calcext:value-type="string">
            <text:p>"General",</text:p>
          </table:table-cell>
          <table:table-cell table:formula="of:=[.$I$1]&amp;[.D11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8.0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12]&amp;[.$J$1]&amp;[.$K$1]" office:value-type="string" office:string-value="&quot;2014-AM-08.0&quot;," calcext:value-type="string">
            <text:p>"2014-AM-08.0",</text:p>
          </table:table-cell>
          <table:table-cell table:formula="of:=[.$I$1]&amp;[.B112]&amp;[.$J$1]&amp;[.$K$1]" office:value-type="string" office:string-value="&quot;2014-AM-08&quot;," calcext:value-type="string">
            <text:p>"2014-AM-08",</text:p>
          </table:table-cell>
          <table:table-cell table:formula="of:=[.$I$1]&amp;[.C112]&amp;[.$J$1]&amp;[.$K$1]" office:value-type="string" office:string-value="&quot;General&quot;," calcext:value-type="string">
            <text:p>"General",</text:p>
          </table:table-cell>
          <table:table-cell table:formula="of:=[.$I$1]&amp;[.D11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8.A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Audit Universe</text:p>
          </table:table-cell>
          <table:table-cell table:number-columns-repeated="11"/>
          <table:table-cell table:formula="of:=[.$I$1]&amp;[.A113]&amp;[.$J$1]&amp;[.$K$1]" office:value-type="string" office:string-value="&quot;2014-AM-08.A&quot;," calcext:value-type="string">
            <text:p>"2014-AM-08.A",</text:p>
          </table:table-cell>
          <table:table-cell table:formula="of:=[.$I$1]&amp;[.B113]&amp;[.$J$1]&amp;[.$K$1]" office:value-type="string" office:string-value="&quot;2014-AM-08&quot;," calcext:value-type="string">
            <text:p>"2014-AM-08",</text:p>
          </table:table-cell>
          <table:table-cell table:formula="of:=[.$I$1]&amp;[.C113]&amp;[.$J$1]&amp;[.$K$1]" office:value-type="string" office:string-value="&quot;Audit Universe&quot;," calcext:value-type="string">
            <text:p>"Audit Universe",</text:p>
          </table:table-cell>
          <table:table-cell table:formula="of:=[.$I$1]&amp;[.D11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08.B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Risk Assessm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114]&amp;[.$J$1]&amp;[.$K$1]" office:value-type="string" office:string-value="&quot;2014-AM-08.B&quot;," calcext:value-type="string">
            <text:p>"2014-AM-08.B",</text:p>
          </table:table-cell>
          <table:table-cell table:formula="of:=[.$I$1]&amp;[.B114]&amp;[.$J$1]&amp;[.$K$1]" office:value-type="string" office:string-value="&quot;2014-AM-08&quot;," calcext:value-type="string">
            <text:p>"2014-AM-08",</text:p>
          </table:table-cell>
          <table:table-cell table:formula="of:=[.$I$1]&amp;[.C114]&amp;[.$J$1]&amp;[.$K$1]" office:value-type="string" office:string-value="&quot;Risk Assessment&quot;," calcext:value-type="string">
            <text:p>"Risk Assessment",</text:p>
          </table:table-cell>
          <table:table-cell table:formula="of:=[.$I$1]&amp;[.D11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2014-AM-08.C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Risk and Control Items</text:p>
          </table:table-cell>
          <table:table-cell table:number-columns-repeated="11"/>
          <table:table-cell table:formula="of:=[.$I$1]&amp;[.A115]&amp;[.$J$1]&amp;[.$K$1]" office:value-type="string" office:string-value="&quot;2014-AM-08.C&quot;," calcext:value-type="string">
            <text:p>"2014-AM-08.C",</text:p>
          </table:table-cell>
          <table:table-cell table:formula="of:=[.$I$1]&amp;[.B115]&amp;[.$J$1]&amp;[.$K$1]" office:value-type="string" office:string-value="&quot;2014-AM-08&quot;," calcext:value-type="string">
            <text:p>"2014-AM-08",</text:p>
          </table:table-cell>
          <table:table-cell table:formula="of:=[.$I$1]&amp;[.C115]&amp;[.$J$1]&amp;[.$K$1]" office:value-type="string" office:string-value="&quot;Risk and Control Items&quot;," calcext:value-type="string">
            <text:p>"Risk and Control Items",</text:p>
          </table:table-cell>
          <table:table-cell table:formula="of:=[.$I$1]&amp;[.D11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4.0.0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16]&amp;[.$J$1]&amp;[.$K$1]" office:value-type="string" office:string-value="&quot;2014-AM-14.0.0&quot;," calcext:value-type="string">
            <text:p>"2014-AM-14.0.0",</text:p>
          </table:table-cell>
          <table:table-cell table:formula="of:=[.$I$1]&amp;[.B116]&amp;[.$J$1]&amp;[.$K$1]" office:value-type="string" office:string-value="&quot;2014-AM-14&quot;," calcext:value-type="string">
            <text:p>"2014-AM-14",</text:p>
          </table:table-cell>
          <table:table-cell table:formula="of:=[.$I$1]&amp;[.C116]&amp;[.$J$1]&amp;[.$K$1]" office:value-type="string" office:string-value="&quot;General&quot;," calcext:value-type="string">
            <text:p>"General",</text:p>
          </table:table-cell>
          <table:table-cell table:formula="of:=[.$I$1]&amp;[.D11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4.A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onsolidation Worksheets</text:p>
          </table:table-cell>
          <table:table-cell table:number-columns-repeated="11"/>
          <table:table-cell table:formula="of:=[.$I$1]&amp;[.A117]&amp;[.$J$1]&amp;[.$K$1]" office:value-type="string" office:string-value="&quot;2014-AM-14.A.1&quot;," calcext:value-type="string">
            <text:p>"2014-AM-14.A.1",</text:p>
          </table:table-cell>
          <table:table-cell table:formula="of:=[.$I$1]&amp;[.B117]&amp;[.$J$1]&amp;[.$K$1]" office:value-type="string" office:string-value="&quot;2014-AM-14&quot;," calcext:value-type="string">
            <text:p>"2014-AM-14",</text:p>
          </table:table-cell>
          <table:table-cell table:formula="of:=[.$I$1]&amp;[.C117]&amp;[.$J$1]&amp;[.$K$1]" office:value-type="string" office:string-value="&quot;Consolidation Worksheets&quot;," calcext:value-type="string">
            <text:p>"Consolidation Worksheets",</text:p>
          </table:table-cell>
          <table:table-cell table:formula="of:=[.$I$1]&amp;[.D11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4.A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ELT &amp; Shareholder Reporting</text:p>
          </table:table-cell>
          <table:table-cell table:number-columns-repeated="11"/>
          <table:table-cell table:formula="of:=[.$I$1]&amp;[.A118]&amp;[.$J$1]&amp;[.$K$1]" office:value-type="string" office:string-value="&quot;2014-AM-14.A.2&quot;," calcext:value-type="string">
            <text:p>"2014-AM-14.A.2",</text:p>
          </table:table-cell>
          <table:table-cell table:formula="of:=[.$I$1]&amp;[.B118]&amp;[.$J$1]&amp;[.$K$1]" office:value-type="string" office:string-value="&quot;2014-AM-14&quot;," calcext:value-type="string">
            <text:p>"2014-AM-14",</text:p>
          </table:table-cell>
          <table:table-cell table:formula="of:=[.$I$1]&amp;[.C118]&amp;[.$J$1]&amp;[.$K$1]" office:value-type="string" office:string-value="&quot;ELT &amp; Shareholder Reporting&quot;," calcext:value-type="string">
            <text:p>"ELT &amp; Shareholder Reporting",</text:p>
          </table:table-cell>
          <table:table-cell table:formula="of:=[.$I$1]&amp;[.D11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4.A.3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Financial Statements</text:p>
          </table:table-cell>
          <table:table-cell table:number-columns-repeated="11"/>
          <table:table-cell table:formula="of:=[.$I$1]&amp;[.A119]&amp;[.$J$1]&amp;[.$K$1]" office:value-type="string" office:string-value="&quot;2014-AM-14.A.3&quot;," calcext:value-type="string">
            <text:p>"2014-AM-14.A.3",</text:p>
          </table:table-cell>
          <table:table-cell table:formula="of:=[.$I$1]&amp;[.B119]&amp;[.$J$1]&amp;[.$K$1]" office:value-type="string" office:string-value="&quot;2014-AM-14&quot;," calcext:value-type="string">
            <text:p>"2014-AM-14",</text:p>
          </table:table-cell>
          <table:table-cell table:formula="of:=[.$I$1]&amp;[.C119]&amp;[.$J$1]&amp;[.$K$1]" office:value-type="string" office:string-value="&quot;Financial Statements&quot;," calcext:value-type="string">
            <text:p>"Financial Statements",</text:p>
          </table:table-cell>
          <table:table-cell table:formula="of:=[.$I$1]&amp;[.D11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4.A.4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Bank Account Reconcilations</text:p>
          </table:table-cell>
          <table:table-cell table:number-columns-repeated="11"/>
          <table:table-cell table:formula="of:=[.$I$1]&amp;[.A120]&amp;[.$J$1]&amp;[.$K$1]" office:value-type="string" office:string-value="&quot;2014-AM-14.A.4&quot;," calcext:value-type="string">
            <text:p>"2014-AM-14.A.4",</text:p>
          </table:table-cell>
          <table:table-cell table:formula="of:=[.$I$1]&amp;[.B120]&amp;[.$J$1]&amp;[.$K$1]" office:value-type="string" office:string-value="&quot;2014-AM-14&quot;," calcext:value-type="string">
            <text:p>"2014-AM-14",</text:p>
          </table:table-cell>
          <table:table-cell table:formula="of:=[.$I$1]&amp;[.C120]&amp;[.$J$1]&amp;[.$K$1]" office:value-type="string" office:string-value="&quot;Bank Account Reconcilations&quot;," calcext:value-type="string">
            <text:p>"Bank Account Reconcilations",</text:p>
          </table:table-cell>
          <table:table-cell table:formula="of:=[.$I$1]&amp;[.D12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4.A.5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Invoice Reviews</text:p>
          </table:table-cell>
          <table:table-cell table:number-columns-repeated="11"/>
          <table:table-cell table:formula="of:=[.$I$1]&amp;[.A121]&amp;[.$J$1]&amp;[.$K$1]" office:value-type="string" office:string-value="&quot;2014-AM-14.A.5&quot;," calcext:value-type="string">
            <text:p>"2014-AM-14.A.5",</text:p>
          </table:table-cell>
          <table:table-cell table:formula="of:=[.$I$1]&amp;[.B121]&amp;[.$J$1]&amp;[.$K$1]" office:value-type="string" office:string-value="&quot;2014-AM-14&quot;," calcext:value-type="string">
            <text:p>"2014-AM-14",</text:p>
          </table:table-cell>
          <table:table-cell table:formula="of:=[.$I$1]&amp;[.C121]&amp;[.$J$1]&amp;[.$K$1]" office:value-type="string" office:string-value="&quot;Invoice Reviews&quot;," calcext:value-type="string">
            <text:p>"Invoice Reviews",</text:p>
          </table:table-cell>
          <table:table-cell table:formula="of:=[.$I$1]&amp;[.D12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4.B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apital Adequacy - Regulatory</text:p>
          </table:table-cell>
          <table:table-cell table:number-columns-repeated="11"/>
          <table:table-cell table:formula="of:=[.$I$1]&amp;[.A122]&amp;[.$J$1]&amp;[.$K$1]" office:value-type="string" office:string-value="&quot;2014-AM-14.B.1&quot;," calcext:value-type="string">
            <text:p>"2014-AM-14.B.1",</text:p>
          </table:table-cell>
          <table:table-cell table:formula="of:=[.$I$1]&amp;[.B122]&amp;[.$J$1]&amp;[.$K$1]" office:value-type="string" office:string-value="&quot;2014-AM-14&quot;," calcext:value-type="string">
            <text:p>"2014-AM-14",</text:p>
          </table:table-cell>
          <table:table-cell table:formula="of:=[.$I$1]&amp;[.C122]&amp;[.$J$1]&amp;[.$K$1]" office:value-type="string" office:string-value="&quot;Capital Adequacy - Regulatory&quot;," calcext:value-type="string">
            <text:p>"Capital Adequacy - Regulatory",</text:p>
          </table:table-cell>
          <table:table-cell table:formula="of:=[.$I$1]&amp;[.D12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4.B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apital Adequacy - BD</text:p>
          </table:table-cell>
          <table:table-cell table:number-columns-repeated="11"/>
          <table:table-cell table:formula="of:=[.$I$1]&amp;[.A123]&amp;[.$J$1]&amp;[.$K$1]" office:value-type="string" office:string-value="&quot;2014-AM-14.B.2&quot;," calcext:value-type="string">
            <text:p>"2014-AM-14.B.2",</text:p>
          </table:table-cell>
          <table:table-cell table:formula="of:=[.$I$1]&amp;[.B123]&amp;[.$J$1]&amp;[.$K$1]" office:value-type="string" office:string-value="&quot;2014-AM-14&quot;," calcext:value-type="string">
            <text:p>"2014-AM-14",</text:p>
          </table:table-cell>
          <table:table-cell table:formula="of:=[.$I$1]&amp;[.C123]&amp;[.$J$1]&amp;[.$K$1]" office:value-type="string" office:string-value="&quot;Capital Adequacy - BD&quot;," calcext:value-type="string">
            <text:p>"Capital Adequacy - BD",</text:p>
          </table:table-cell>
          <table:table-cell table:formula="of:=[.$I$1]&amp;[.D12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4.C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Paris GL to CODA Recon</text:p>
          </table:table-cell>
          <table:table-cell table:number-columns-repeated="11"/>
          <table:table-cell table:formula="of:=[.$I$1]&amp;[.A124]&amp;[.$J$1]&amp;[.$K$1]" office:value-type="string" office:string-value="&quot;2014-AM-14.C.1&quot;," calcext:value-type="string">
            <text:p>"2014-AM-14.C.1",</text:p>
          </table:table-cell>
          <table:table-cell table:formula="of:=[.$I$1]&amp;[.B124]&amp;[.$J$1]&amp;[.$K$1]" office:value-type="string" office:string-value="&quot;2014-AM-14&quot;," calcext:value-type="string">
            <text:p>"2014-AM-14",</text:p>
          </table:table-cell>
          <table:table-cell table:formula="of:=[.$I$1]&amp;[.C124]&amp;[.$J$1]&amp;[.$K$1]" office:value-type="string" office:string-value="&quot;Paris GL to CODA Recon&quot;," calcext:value-type="string">
            <text:p>"Paris GL to CODA Recon",</text:p>
          </table:table-cell>
          <table:table-cell table:formula="of:=[.$I$1]&amp;[.D12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4.C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Milan GL to CODA Recon</text:p>
          </table:table-cell>
          <table:table-cell table:number-columns-repeated="11"/>
          <table:table-cell table:formula="of:=[.$I$1]&amp;[.A125]&amp;[.$J$1]&amp;[.$K$1]" office:value-type="string" office:string-value="&quot;2014-AM-14.C.2&quot;," calcext:value-type="string">
            <text:p>"2014-AM-14.C.2",</text:p>
          </table:table-cell>
          <table:table-cell table:formula="of:=[.$I$1]&amp;[.B125]&amp;[.$J$1]&amp;[.$K$1]" office:value-type="string" office:string-value="&quot;2014-AM-14&quot;," calcext:value-type="string">
            <text:p>"2014-AM-14",</text:p>
          </table:table-cell>
          <table:table-cell table:formula="of:=[.$I$1]&amp;[.C125]&amp;[.$J$1]&amp;[.$K$1]" office:value-type="string" office:string-value="&quot;Milan GL to CODA Recon&quot;," calcext:value-type="string">
            <text:p>"Milan GL to CODA Recon",</text:p>
          </table:table-cell>
          <table:table-cell table:formula="of:=[.$I$1]&amp;[.D12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4.C.3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Third Party Vendor Oversight</text:p>
          </table:table-cell>
          <table:table-cell table:number-columns-repeated="11"/>
          <table:table-cell table:formula="of:=[.$I$1]&amp;[.A126]&amp;[.$J$1]&amp;[.$K$1]" office:value-type="string" office:string-value="&quot;2014-AM-14.C.3&quot;," calcext:value-type="string">
            <text:p>"2014-AM-14.C.3",</text:p>
          </table:table-cell>
          <table:table-cell table:formula="of:=[.$I$1]&amp;[.B126]&amp;[.$J$1]&amp;[.$K$1]" office:value-type="string" office:string-value="&quot;2014-AM-14&quot;," calcext:value-type="string">
            <text:p>"2014-AM-14",</text:p>
          </table:table-cell>
          <table:table-cell table:formula="of:=[.$I$1]&amp;[.C126]&amp;[.$J$1]&amp;[.$K$1]" office:value-type="string" office:string-value="&quot;Third Party Vendor Oversight&quot;," calcext:value-type="string">
            <text:p>"Third Party Vendor Oversight",</text:p>
          </table:table-cell>
          <table:table-cell table:formula="of:=[.$I$1]&amp;[.D12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5.0.0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27]&amp;[.$J$1]&amp;[.$K$1]" office:value-type="string" office:string-value="&quot;2014-AM-15.0.0&quot;," calcext:value-type="string">
            <text:p>"2014-AM-15.0.0",</text:p>
          </table:table-cell>
          <table:table-cell table:formula="of:=[.$I$1]&amp;[.B127]&amp;[.$J$1]&amp;[.$K$1]" office:value-type="string" office:string-value="&quot;2014-AM-15&quot;," calcext:value-type="string">
            <text:p>"2014-AM-15",</text:p>
          </table:table-cell>
          <table:table-cell table:formula="of:=[.$I$1]&amp;[.C127]&amp;[.$J$1]&amp;[.$K$1]" office:value-type="string" office:string-value="&quot;General&quot;," calcext:value-type="string">
            <text:p>"General",</text:p>
          </table:table-cell>
          <table:table-cell table:formula="of:=[.$I$1]&amp;[.D12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5.A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Committee Members</text:p>
          </table:table-cell>
          <table:table-cell table:number-columns-repeated="11"/>
          <table:table-cell table:formula="of:=[.$I$1]&amp;[.A128]&amp;[.$J$1]&amp;[.$K$1]" office:value-type="string" office:string-value="&quot;2014-AM-15.A.1&quot;," calcext:value-type="string">
            <text:p>"2014-AM-15.A.1",</text:p>
          </table:table-cell>
          <table:table-cell table:formula="of:=[.$I$1]&amp;[.B128]&amp;[.$J$1]&amp;[.$K$1]" office:value-type="string" office:string-value="&quot;2014-AM-15&quot;," calcext:value-type="string">
            <text:p>"2014-AM-15",</text:p>
          </table:table-cell>
          <table:table-cell table:formula="of:=[.$I$1]&amp;[.C128]&amp;[.$J$1]&amp;[.$K$1]" office:value-type="string" office:string-value="&quot;Committee Members&quot;," calcext:value-type="string">
            <text:p>"Committee Members",</text:p>
          </table:table-cell>
          <table:table-cell table:formula="of:=[.$I$1]&amp;[.D12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5.A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hresholds</text:p>
          </table:table-cell>
          <table:table-cell table:number-columns-repeated="11"/>
          <table:table-cell table:formula="of:=[.$I$1]&amp;[.A129]&amp;[.$J$1]&amp;[.$K$1]" office:value-type="string" office:string-value="&quot;2014-AM-15.A.2&quot;," calcext:value-type="string">
            <text:p>"2014-AM-15.A.2",</text:p>
          </table:table-cell>
          <table:table-cell table:formula="of:=[.$I$1]&amp;[.B129]&amp;[.$J$1]&amp;[.$K$1]" office:value-type="string" office:string-value="&quot;2014-AM-15&quot;," calcext:value-type="string">
            <text:p>"2014-AM-15",</text:p>
          </table:table-cell>
          <table:table-cell table:formula="of:=[.$I$1]&amp;[.C129]&amp;[.$J$1]&amp;[.$K$1]" office:value-type="string" office:string-value="&quot;Thresholds&quot;," calcext:value-type="string">
            <text:p>"Thresholds",</text:p>
          </table:table-cell>
          <table:table-cell table:formula="of:=[.$I$1]&amp;[.D12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5.A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Discussion Material Submission</text:p>
          </table:table-cell>
          <table:table-cell table:number-columns-repeated="11"/>
          <table:table-cell table:formula="of:=[.$I$1]&amp;[.A130]&amp;[.$J$1]&amp;[.$K$1]" office:value-type="string" office:string-value="&quot;2014-AM-15.A.3&quot;," calcext:value-type="string">
            <text:p>"2014-AM-15.A.3",</text:p>
          </table:table-cell>
          <table:table-cell table:formula="of:=[.$I$1]&amp;[.B130]&amp;[.$J$1]&amp;[.$K$1]" office:value-type="string" office:string-value="&quot;2014-AM-15&quot;," calcext:value-type="string">
            <text:p>"2014-AM-15",</text:p>
          </table:table-cell>
          <table:table-cell table:formula="of:=[.$I$1]&amp;[.C130]&amp;[.$J$1]&amp;[.$K$1]" office:value-type="string" office:string-value="&quot;Discussion Material Submission&quot;," calcext:value-type="string">
            <text:p>"Discussion Material Submission",</text:p>
          </table:table-cell>
          <table:table-cell table:formula="of:=[.$I$1]&amp;[.D13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5.A.4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Meeting Minutes</text:p>
          </table:table-cell>
          <table:table-cell table:number-columns-repeated="11"/>
          <table:table-cell table:formula="of:=[.$I$1]&amp;[.A131]&amp;[.$J$1]&amp;[.$K$1]" office:value-type="string" office:string-value="&quot;2014-AM-15.A.4&quot;," calcext:value-type="string">
            <text:p>"2014-AM-15.A.4",</text:p>
          </table:table-cell>
          <table:table-cell table:formula="of:=[.$I$1]&amp;[.B131]&amp;[.$J$1]&amp;[.$K$1]" office:value-type="string" office:string-value="&quot;2014-AM-15&quot;," calcext:value-type="string">
            <text:p>"2014-AM-15",</text:p>
          </table:table-cell>
          <table:table-cell table:formula="of:=[.$I$1]&amp;[.C131]&amp;[.$J$1]&amp;[.$K$1]" office:value-type="string" office:string-value="&quot;Meeting Minutes&quot;," calcext:value-type="string">
            <text:p>"Meeting Minutes",</text:p>
          </table:table-cell>
          <table:table-cell table:formula="of:=[.$I$1]&amp;[.D13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5.B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ransaction Reviews</text:p>
          </table:table-cell>
          <table:table-cell table:number-columns-repeated="11"/>
          <table:table-cell table:formula="of:=[.$I$1]&amp;[.A132]&amp;[.$J$1]&amp;[.$K$1]" office:value-type="string" office:string-value="&quot;2014-AM-15.B.1&quot;," calcext:value-type="string">
            <text:p>"2014-AM-15.B.1",</text:p>
          </table:table-cell>
          <table:table-cell table:formula="of:=[.$I$1]&amp;[.B132]&amp;[.$J$1]&amp;[.$K$1]" office:value-type="string" office:string-value="&quot;2014-AM-15&quot;," calcext:value-type="string">
            <text:p>"2014-AM-15",</text:p>
          </table:table-cell>
          <table:table-cell table:formula="of:=[.$I$1]&amp;[.C132]&amp;[.$J$1]&amp;[.$K$1]" office:value-type="string" office:string-value="&quot;Transaction Reviews&quot;," calcext:value-type="string">
            <text:p>"Transaction Reviews",</text:p>
          </table:table-cell>
          <table:table-cell table:formula="of:=[.$I$1]&amp;[.D13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5.B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Strategy Reviews</text:p>
          </table:table-cell>
          <table:table-cell table:number-columns-repeated="11"/>
          <table:table-cell table:formula="of:=[.$I$1]&amp;[.A133]&amp;[.$J$1]&amp;[.$K$1]" office:value-type="string" office:string-value="&quot;2014-AM-15.B.2&quot;," calcext:value-type="string">
            <text:p>"2014-AM-15.B.2",</text:p>
          </table:table-cell>
          <table:table-cell table:formula="of:=[.$I$1]&amp;[.B133]&amp;[.$J$1]&amp;[.$K$1]" office:value-type="string" office:string-value="&quot;2014-AM-15&quot;," calcext:value-type="string">
            <text:p>"2014-AM-15",</text:p>
          </table:table-cell>
          <table:table-cell table:formula="of:=[.$I$1]&amp;[.C133]&amp;[.$J$1]&amp;[.$K$1]" office:value-type="string" office:string-value="&quot;Strategy Reviews&quot;," calcext:value-type="string">
            <text:p>"Strategy Reviews",</text:p>
          </table:table-cell>
          <table:table-cell table:formula="of:=[.$I$1]&amp;[.D13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5.B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Proposal Reviews</text:p>
          </table:table-cell>
          <table:table-cell table:number-columns-repeated="11"/>
          <table:table-cell table:formula="of:=[.$I$1]&amp;[.A134]&amp;[.$J$1]&amp;[.$K$1]" office:value-type="string" office:string-value="&quot;2014-AM-15.B.3&quot;," calcext:value-type="string">
            <text:p>"2014-AM-15.B.3",</text:p>
          </table:table-cell>
          <table:table-cell table:formula="of:=[.$I$1]&amp;[.B134]&amp;[.$J$1]&amp;[.$K$1]" office:value-type="string" office:string-value="&quot;2014-AM-15&quot;," calcext:value-type="string">
            <text:p>"2014-AM-15",</text:p>
          </table:table-cell>
          <table:table-cell table:formula="of:=[.$I$1]&amp;[.C134]&amp;[.$J$1]&amp;[.$K$1]" office:value-type="string" office:string-value="&quot;Proposal Reviews&quot;," calcext:value-type="string">
            <text:p>"Proposal Reviews",</text:p>
          </table:table-cell>
          <table:table-cell table:formula="of:=[.$I$1]&amp;[.D13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5.C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Investment Requirements Summaires</text:p>
          </table:table-cell>
          <table:table-cell table:number-columns-repeated="11"/>
          <table:table-cell table:formula="of:=[.$I$1]&amp;[.A135]&amp;[.$J$1]&amp;[.$K$1]" office:value-type="string" office:string-value="&quot;2014-AM-15.C.1&quot;," calcext:value-type="string">
            <text:p>"2014-AM-15.C.1",</text:p>
          </table:table-cell>
          <table:table-cell table:formula="of:=[.$I$1]&amp;[.B135]&amp;[.$J$1]&amp;[.$K$1]" office:value-type="string" office:string-value="&quot;2014-AM-15&quot;," calcext:value-type="string">
            <text:p>"2014-AM-15",</text:p>
          </table:table-cell>
          <table:table-cell table:formula="of:=[.$I$1]&amp;[.C135]&amp;[.$J$1]&amp;[.$K$1]" office:value-type="string" office:string-value="&quot;Investment Requirements Summaires&quot;," calcext:value-type="string">
            <text:p>"Investment Requirements Summaires",</text:p>
          </table:table-cell>
          <table:table-cell table:formula="of:=[.$I$1]&amp;[.D13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5.C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Board of Directors Approvals</text:p>
          </table:table-cell>
          <table:table-cell table:number-columns-repeated="11"/>
          <table:table-cell table:formula="of:=[.$I$1]&amp;[.A136]&amp;[.$J$1]&amp;[.$K$1]" office:value-type="string" office:string-value="&quot;2014-AM-15.C.2&quot;," calcext:value-type="string">
            <text:p>"2014-AM-15.C.2",</text:p>
          </table:table-cell>
          <table:table-cell table:formula="of:=[.$I$1]&amp;[.B136]&amp;[.$J$1]&amp;[.$K$1]" office:value-type="string" office:string-value="&quot;2014-AM-15&quot;," calcext:value-type="string">
            <text:p>"2014-AM-15",</text:p>
          </table:table-cell>
          <table:table-cell table:formula="of:=[.$I$1]&amp;[.C136]&amp;[.$J$1]&amp;[.$K$1]" office:value-type="string" office:string-value="&quot;Board of Directors Approvals&quot;," calcext:value-type="string">
            <text:p>"Board of Directors Approvals",</text:p>
          </table:table-cell>
          <table:table-cell table:formula="of:=[.$I$1]&amp;[.D13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5.C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Client Approval Process</text:p>
          </table:table-cell>
          <table:table-cell table:number-columns-repeated="11"/>
          <table:table-cell table:formula="of:=[.$I$1]&amp;[.A137]&amp;[.$J$1]&amp;[.$K$1]" office:value-type="string" office:string-value="&quot;2014-AM-15.C.3&quot;," calcext:value-type="string">
            <text:p>"2014-AM-15.C.3",</text:p>
          </table:table-cell>
          <table:table-cell table:formula="of:=[.$I$1]&amp;[.B137]&amp;[.$J$1]&amp;[.$K$1]" office:value-type="string" office:string-value="&quot;2014-AM-15&quot;," calcext:value-type="string">
            <text:p>"2014-AM-15",</text:p>
          </table:table-cell>
          <table:table-cell table:formula="of:=[.$I$1]&amp;[.C137]&amp;[.$J$1]&amp;[.$K$1]" office:value-type="string" office:string-value="&quot;Client Approval Process&quot;," calcext:value-type="string">
            <text:p>"Client Approval Process",</text:p>
          </table:table-cell>
          <table:table-cell table:formula="of:=[.$I$1]&amp;[.D13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5.D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IAA-CREF General Account</text:p>
          </table:table-cell>
          <table:table-cell table:number-columns-repeated="11"/>
          <table:table-cell table:formula="of:=[.$I$1]&amp;[.A138]&amp;[.$J$1]&amp;[.$K$1]" office:value-type="string" office:string-value="&quot;2014-AM-15.D.1&quot;," calcext:value-type="string">
            <text:p>"2014-AM-15.D.1",</text:p>
          </table:table-cell>
          <table:table-cell table:formula="of:=[.$I$1]&amp;[.B138]&amp;[.$J$1]&amp;[.$K$1]" office:value-type="string" office:string-value="&quot;2014-AM-15&quot;," calcext:value-type="string">
            <text:p>"2014-AM-15",</text:p>
          </table:table-cell>
          <table:table-cell table:formula="of:=[.$I$1]&amp;[.C138]&amp;[.$J$1]&amp;[.$K$1]" office:value-type="string" office:string-value="&quot;TIAA-CREF General Account&quot;," calcext:value-type="string">
            <text:p>"TIAA-CREF General Account",</text:p>
          </table:table-cell>
          <table:table-cell table:formula="of:=[.$I$1]&amp;[.D13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5.D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KAG</text:p>
          </table:table-cell>
          <table:table-cell table:number-columns-repeated="11"/>
          <table:table-cell table:formula="of:=[.$I$1]&amp;[.A139]&amp;[.$J$1]&amp;[.$K$1]" office:value-type="string" office:string-value="&quot;2014-AM-15.D.2&quot;," calcext:value-type="string">
            <text:p>"2014-AM-15.D.2",</text:p>
          </table:table-cell>
          <table:table-cell table:formula="of:=[.$I$1]&amp;[.B139]&amp;[.$J$1]&amp;[.$K$1]" office:value-type="string" office:string-value="&quot;2014-AM-15&quot;," calcext:value-type="string">
            <text:p>"2014-AM-15",</text:p>
          </table:table-cell>
          <table:table-cell table:formula="of:=[.$I$1]&amp;[.C139]&amp;[.$J$1]&amp;[.$K$1]" office:value-type="string" office:string-value="&quot;KAG&quot;," calcext:value-type="string">
            <text:p>"KAG",</text:p>
          </table:table-cell>
          <table:table-cell table:formula="of:=[.$I$1]&amp;[.D13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0.0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40]&amp;[.$J$1]&amp;[.$K$1]" office:value-type="string" office:string-value="&quot;2014-AM-18.0.0&quot;," calcext:value-type="string">
            <text:p>"2014-AM-18.0.0",</text:p>
          </table:table-cell>
          <table:table-cell table:formula="of:=[.$I$1]&amp;[.B140]&amp;[.$J$1]&amp;[.$K$1]" office:value-type="string" office:string-value="&quot;2014-AM-18&quot;," calcext:value-type="string">
            <text:p>"2014-AM-18",</text:p>
          </table:table-cell>
          <table:table-cell table:formula="of:=[.$I$1]&amp;[.C140]&amp;[.$J$1]&amp;[.$K$1]" office:value-type="string" office:string-value="&quot;General&quot;," calcext:value-type="string">
            <text:p>"General",</text:p>
          </table:table-cell>
          <table:table-cell table:formula="of:=[.$I$1]&amp;[.D14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A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Initial Credit Reviews</text:p>
          </table:table-cell>
          <table:table-cell table:number-columns-repeated="11"/>
          <table:table-cell table:formula="of:=[.$I$1]&amp;[.A141]&amp;[.$J$1]&amp;[.$K$1]" office:value-type="string" office:string-value="&quot;2014-AM-18.A.1&quot;," calcext:value-type="string">
            <text:p>"2014-AM-18.A.1",</text:p>
          </table:table-cell>
          <table:table-cell table:formula="of:=[.$I$1]&amp;[.B141]&amp;[.$J$1]&amp;[.$K$1]" office:value-type="string" office:string-value="&quot;2014-AM-18&quot;," calcext:value-type="string">
            <text:p>"2014-AM-18",</text:p>
          </table:table-cell>
          <table:table-cell table:formula="of:=[.$I$1]&amp;[.C141]&amp;[.$J$1]&amp;[.$K$1]" office:value-type="string" office:string-value="&quot;Initial Credit Reviews&quot;," calcext:value-type="string">
            <text:p>"Initial Credit Reviews",</text:p>
          </table:table-cell>
          <table:table-cell table:formula="of:=[.$I$1]&amp;[.D14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A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Trade List Review</text:p>
          </table:table-cell>
          <table:table-cell table:number-columns-repeated="11"/>
          <table:table-cell table:formula="of:=[.$I$1]&amp;[.A142]&amp;[.$J$1]&amp;[.$K$1]" office:value-type="string" office:string-value="&quot;2014-AM-18.A.2&quot;," calcext:value-type="string">
            <text:p>"2014-AM-18.A.2",</text:p>
          </table:table-cell>
          <table:table-cell table:formula="of:=[.$I$1]&amp;[.B142]&amp;[.$J$1]&amp;[.$K$1]" office:value-type="string" office:string-value="&quot;2014-AM-18&quot;," calcext:value-type="string">
            <text:p>"2014-AM-18",</text:p>
          </table:table-cell>
          <table:table-cell table:formula="of:=[.$I$1]&amp;[.C142]&amp;[.$J$1]&amp;[.$K$1]" office:value-type="string" office:string-value="&quot;Monthly Trade List Review&quot;," calcext:value-type="string">
            <text:p>"Monthly Trade List Review",</text:p>
          </table:table-cell>
          <table:table-cell table:formula="of:=[.$I$1]&amp;[.D14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A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Quarterly Early Warning List Review</text:p>
          </table:table-cell>
          <table:table-cell table:number-columns-repeated="11"/>
          <table:table-cell table:formula="of:=[.$I$1]&amp;[.A143]&amp;[.$J$1]&amp;[.$K$1]" office:value-type="string" office:string-value="&quot;2014-AM-18.A.3&quot;," calcext:value-type="string">
            <text:p>"2014-AM-18.A.3",</text:p>
          </table:table-cell>
          <table:table-cell table:formula="of:=[.$I$1]&amp;[.B143]&amp;[.$J$1]&amp;[.$K$1]" office:value-type="string" office:string-value="&quot;2014-AM-18&quot;," calcext:value-type="string">
            <text:p>"2014-AM-18",</text:p>
          </table:table-cell>
          <table:table-cell table:formula="of:=[.$I$1]&amp;[.C143]&amp;[.$J$1]&amp;[.$K$1]" office:value-type="string" office:string-value="&quot;Quarterly Early Warning List Review&quot;," calcext:value-type="string">
            <text:p>"Quarterly Early Warning List Review",</text:p>
          </table:table-cell>
          <table:table-cell table:formula="of:=[.$I$1]&amp;[.D14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B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Holdings Review</text:p>
          </table:table-cell>
          <table:table-cell table:number-columns-repeated="11"/>
          <table:table-cell table:formula="of:=[.$I$1]&amp;[.A144]&amp;[.$J$1]&amp;[.$K$1]" office:value-type="string" office:string-value="&quot;2014-AM-18.B.1&quot;," calcext:value-type="string">
            <text:p>"2014-AM-18.B.1",</text:p>
          </table:table-cell>
          <table:table-cell table:formula="of:=[.$I$1]&amp;[.B144]&amp;[.$J$1]&amp;[.$K$1]" office:value-type="string" office:string-value="&quot;2014-AM-18&quot;," calcext:value-type="string">
            <text:p>"2014-AM-18",</text:p>
          </table:table-cell>
          <table:table-cell table:formula="of:=[.$I$1]&amp;[.C144]&amp;[.$J$1]&amp;[.$K$1]" office:value-type="string" office:string-value="&quot;Monthly Holdings Review&quot;," calcext:value-type="string">
            <text:p>"Monthly Holdings Review",</text:p>
          </table:table-cell>
          <table:table-cell table:formula="of:=[.$I$1]&amp;[.D14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B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Broker/Counterparty List Review</text:p>
          </table:table-cell>
          <table:table-cell table:number-columns-repeated="11"/>
          <table:table-cell table:formula="of:=[.$I$1]&amp;[.A145]&amp;[.$J$1]&amp;[.$K$1]" office:value-type="string" office:string-value="&quot;2014-AM-18.B.2&quot;," calcext:value-type="string">
            <text:p>"2014-AM-18.B.2",</text:p>
          </table:table-cell>
          <table:table-cell table:formula="of:=[.$I$1]&amp;[.B145]&amp;[.$J$1]&amp;[.$K$1]" office:value-type="string" office:string-value="&quot;2014-AM-18&quot;," calcext:value-type="string">
            <text:p>"2014-AM-18",</text:p>
          </table:table-cell>
          <table:table-cell table:formula="of:=[.$I$1]&amp;[.C145]&amp;[.$J$1]&amp;[.$K$1]" office:value-type="string" office:string-value="&quot;Annual Broker/Counterparty List Review&quot;," calcext:value-type="string">
            <text:p>"Annual Broker/Counterparty List Review",</text:p>
          </table:table-cell>
          <table:table-cell table:formula="of:=[.$I$1]&amp;[.D14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B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Quarterly FIOC</text:p>
          </table:table-cell>
          <table:table-cell table:number-columns-repeated="11"/>
          <table:table-cell table:formula="of:=[.$I$1]&amp;[.A146]&amp;[.$J$1]&amp;[.$K$1]" office:value-type="string" office:string-value="&quot;2014-AM-18.B.3&quot;," calcext:value-type="string">
            <text:p>"2014-AM-18.B.3",</text:p>
          </table:table-cell>
          <table:table-cell table:formula="of:=[.$I$1]&amp;[.B146]&amp;[.$J$1]&amp;[.$K$1]" office:value-type="string" office:string-value="&quot;2014-AM-18&quot;," calcext:value-type="string">
            <text:p>"2014-AM-18",</text:p>
          </table:table-cell>
          <table:table-cell table:formula="of:=[.$I$1]&amp;[.C146]&amp;[.$J$1]&amp;[.$K$1]" office:value-type="string" office:string-value="&quot;Quarterly FIOC&quot;," calcext:value-type="string">
            <text:p>"Quarterly FIOC",</text:p>
          </table:table-cell>
          <table:table-cell table:formula="of:=[.$I$1]&amp;[.D14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B.4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Investment Committee Approval</text:p>
          </table:table-cell>
          <table:table-cell table:number-columns-repeated="11"/>
          <table:table-cell table:formula="of:=[.$I$1]&amp;[.A147]&amp;[.$J$1]&amp;[.$K$1]" office:value-type="string" office:string-value="&quot;2014-AM-18.B.4&quot;," calcext:value-type="string">
            <text:p>"2014-AM-18.B.4",</text:p>
          </table:table-cell>
          <table:table-cell table:formula="of:=[.$I$1]&amp;[.B147]&amp;[.$J$1]&amp;[.$K$1]" office:value-type="string" office:string-value="&quot;2014-AM-18&quot;," calcext:value-type="string">
            <text:p>"2014-AM-18",</text:p>
          </table:table-cell>
          <table:table-cell table:formula="of:=[.$I$1]&amp;[.C147]&amp;[.$J$1]&amp;[.$K$1]" office:value-type="string" office:string-value="&quot;Annual Investment Committee Approval&quot;," calcext:value-type="string">
            <text:p>"Annual Investment Committee Approval",</text:p>
          </table:table-cell>
          <table:table-cell table:formula="of:=[.$I$1]&amp;[.D14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C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ALCO Approval</text:p>
          </table:table-cell>
          <table:table-cell table:number-columns-repeated="11"/>
          <table:table-cell table:formula="of:=[.$I$1]&amp;[.A148]&amp;[.$J$1]&amp;[.$K$1]" office:value-type="string" office:string-value="&quot;2014-AM-18.C.1&quot;," calcext:value-type="string">
            <text:p>"2014-AM-18.C.1",</text:p>
          </table:table-cell>
          <table:table-cell table:formula="of:=[.$I$1]&amp;[.B148]&amp;[.$J$1]&amp;[.$K$1]" office:value-type="string" office:string-value="&quot;2014-AM-18&quot;," calcext:value-type="string">
            <text:p>"2014-AM-18",</text:p>
          </table:table-cell>
          <table:table-cell table:formula="of:=[.$I$1]&amp;[.C148]&amp;[.$J$1]&amp;[.$K$1]" office:value-type="string" office:string-value="&quot;Annual ALCO Approval&quot;," calcext:value-type="string">
            <text:p>"Annual ALCO Approval",</text:p>
          </table:table-cell>
          <table:table-cell table:formula="of:=[.$I$1]&amp;[.D14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C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Tracking Error Report</text:p>
          </table:table-cell>
          <table:table-cell table:number-columns-repeated="11"/>
          <table:table-cell table:formula="of:=[.$I$1]&amp;[.A149]&amp;[.$J$1]&amp;[.$K$1]" office:value-type="string" office:string-value="&quot;2014-AM-18.C.2&quot;," calcext:value-type="string">
            <text:p>"2014-AM-18.C.2",</text:p>
          </table:table-cell>
          <table:table-cell table:formula="of:=[.$I$1]&amp;[.B149]&amp;[.$J$1]&amp;[.$K$1]" office:value-type="string" office:string-value="&quot;2014-AM-18&quot;," calcext:value-type="string">
            <text:p>"2014-AM-18",</text:p>
          </table:table-cell>
          <table:table-cell table:formula="of:=[.$I$1]&amp;[.C149]&amp;[.$J$1]&amp;[.$K$1]" office:value-type="string" office:string-value="&quot;Monthly Tracking Error Report&quot;," calcext:value-type="string">
            <text:p>"Monthly Tracking Error Report",</text:p>
          </table:table-cell>
          <table:table-cell table:formula="of:=[.$I$1]&amp;[.D14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C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Outliers</text:p>
          </table:table-cell>
          <table:table-cell table:number-columns-repeated="11"/>
          <table:table-cell table:formula="of:=[.$I$1]&amp;[.A150]&amp;[.$J$1]&amp;[.$K$1]" office:value-type="string" office:string-value="&quot;2014-AM-18.C.3&quot;," calcext:value-type="string">
            <text:p>"2014-AM-18.C.3",</text:p>
          </table:table-cell>
          <table:table-cell table:formula="of:=[.$I$1]&amp;[.B150]&amp;[.$J$1]&amp;[.$K$1]" office:value-type="string" office:string-value="&quot;2014-AM-18&quot;," calcext:value-type="string">
            <text:p>"2014-AM-18",</text:p>
          </table:table-cell>
          <table:table-cell table:formula="of:=[.$I$1]&amp;[.C150]&amp;[.$J$1]&amp;[.$K$1]" office:value-type="string" office:string-value="&quot;Outliers&quot;," calcext:value-type="string">
            <text:p>"Outliers",</text:p>
          </table:table-cell>
          <table:table-cell table:formula="of:=[.$I$1]&amp;[.D15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D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Bloomberg AIM Confirmations</text:p>
          </table:table-cell>
          <table:table-cell table:number-columns-repeated="11"/>
          <table:table-cell table:formula="of:=[.$I$1]&amp;[.A151]&amp;[.$J$1]&amp;[.$K$1]" office:value-type="string" office:string-value="&quot;2014-AM-18.D.1&quot;," calcext:value-type="string">
            <text:p>"2014-AM-18.D.1",</text:p>
          </table:table-cell>
          <table:table-cell table:formula="of:=[.$I$1]&amp;[.B151]&amp;[.$J$1]&amp;[.$K$1]" office:value-type="string" office:string-value="&quot;2014-AM-18&quot;," calcext:value-type="string">
            <text:p>"2014-AM-18",</text:p>
          </table:table-cell>
          <table:table-cell table:formula="of:=[.$I$1]&amp;[.C151]&amp;[.$J$1]&amp;[.$K$1]" office:value-type="string" office:string-value="&quot;Bloomberg AIM Confirmations&quot;," calcext:value-type="string">
            <text:p>"Bloomberg AIM Confirmations",</text:p>
          </table:table-cell>
          <table:table-cell table:formula="of:=[.$I$1]&amp;[.D15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D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Daily Trade Fails Tracking</text:p>
          </table:table-cell>
          <table:table-cell table:number-columns-repeated="11"/>
          <table:table-cell table:formula="of:=[.$I$1]&amp;[.A152]&amp;[.$J$1]&amp;[.$K$1]" office:value-type="string" office:string-value="&quot;2014-AM-18.D.2&quot;," calcext:value-type="string">
            <text:p>"2014-AM-18.D.2",</text:p>
          </table:table-cell>
          <table:table-cell table:formula="of:=[.$I$1]&amp;[.B152]&amp;[.$J$1]&amp;[.$K$1]" office:value-type="string" office:string-value="&quot;2014-AM-18&quot;," calcext:value-type="string">
            <text:p>"2014-AM-18",</text:p>
          </table:table-cell>
          <table:table-cell table:formula="of:=[.$I$1]&amp;[.C152]&amp;[.$J$1]&amp;[.$K$1]" office:value-type="string" office:string-value="&quot;Daily Trade Fails Tracking&quot;," calcext:value-type="string">
            <text:p>"Daily Trade Fails Tracking",</text:p>
          </table:table-cell>
          <table:table-cell table:formula="of:=[.$I$1]&amp;[.D15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D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Rebooked Trades</text:p>
          </table:table-cell>
          <table:table-cell table:number-columns-repeated="11"/>
          <table:table-cell table:formula="of:=[.$I$1]&amp;[.A153]&amp;[.$J$1]&amp;[.$K$1]" office:value-type="string" office:string-value="&quot;2014-AM-18.D.3&quot;," calcext:value-type="string">
            <text:p>"2014-AM-18.D.3",</text:p>
          </table:table-cell>
          <table:table-cell table:formula="of:=[.$I$1]&amp;[.B153]&amp;[.$J$1]&amp;[.$K$1]" office:value-type="string" office:string-value="&quot;2014-AM-18&quot;," calcext:value-type="string">
            <text:p>"2014-AM-18",</text:p>
          </table:table-cell>
          <table:table-cell table:formula="of:=[.$I$1]&amp;[.C153]&amp;[.$J$1]&amp;[.$K$1]" office:value-type="string" office:string-value="&quot;Rebooked Trades&quot;," calcext:value-type="string">
            <text:p>"Rebooked Trades",</text:p>
          </table:table-cell>
          <table:table-cell table:formula="of:=[.$I$1]&amp;[.D15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8.E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[.$I$1]&amp;[.A154]&amp;[.$J$1]&amp;[.$K$1]" office:value-type="string" office:string-value="&quot;2014-AM-18.E.1&quot;," calcext:value-type="string">
            <text:p>"2014-AM-18.E.1",</text:p>
          </table:table-cell>
          <table:table-cell table:formula="of:=[.$I$1]&amp;[.B154]&amp;[.$J$1]&amp;[.$K$1]" office:value-type="string" office:string-value="&quot;2014-AM-18&quot;," calcext:value-type="string">
            <text:p>"2014-AM-18",</text:p>
          </table:table-cell>
          <table:table-cell table:formula="of:=[.$I$1]&amp;[.C154]&amp;[.$J$1]&amp;[.$K$1]" office:value-type="string" office:string-value="&quot;BCP&quot;," calcext:value-type="string">
            <text:p>"BCP",</text:p>
          </table:table-cell>
          <table:table-cell table:formula="of:=[.$I$1]&amp;[.D15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AM-19.0.0</text:p>
          </table:table-cell>
          <table:table-cell office:value-type="string" calcext:value-type="string">
            <text:p>2014-AM-1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55]&amp;[.$J$1]&amp;[.$K$1]" office:value-type="string" office:string-value="&quot;2014-AM-19.0.0&quot;," calcext:value-type="string">
            <text:p>"2014-AM-19.0.0",</text:p>
          </table:table-cell>
          <table:table-cell table:formula="of:=[.$I$1]&amp;[.B155]&amp;[.$J$1]&amp;[.$K$1]" office:value-type="string" office:string-value="&quot;2014-AM-19&quot;," calcext:value-type="string">
            <text:p>"2014-AM-19",</text:p>
          </table:table-cell>
          <table:table-cell table:formula="of:=[.$I$1]&amp;[.C155]&amp;[.$J$1]&amp;[.$K$1]" office:value-type="string" office:string-value="&quot;General&quot;," calcext:value-type="string">
            <text:p>"General",</text:p>
          </table:table-cell>
          <table:table-cell table:formula="of:=[.$I$1]&amp;[.D15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08.0.0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56]&amp;[.$J$1]&amp;[.$K$1]" office:value-type="string" office:string-value="&quot;2014-FA-08.0.0&quot;," calcext:value-type="string">
            <text:p>"2014-FA-08.0.0",</text:p>
          </table:table-cell>
          <table:table-cell table:formula="of:=[.$I$1]&amp;[.B156]&amp;[.$J$1]&amp;[.$K$1]" office:value-type="string" office:string-value="&quot;2014-FA-08&quot;," calcext:value-type="string">
            <text:p>"2014-FA-08",</text:p>
          </table:table-cell>
          <table:table-cell table:formula="of:=[.$I$1]&amp;[.C156]&amp;[.$J$1]&amp;[.$K$1]" office:value-type="string" office:string-value="&quot;General&quot;," calcext:value-type="string">
            <text:p>"General",</text:p>
          </table:table-cell>
          <table:table-cell table:formula="of:=[.$I$1]&amp;[.D15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08.B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Confluence Funds Validation</text:p>
          </table:table-cell>
          <table:table-cell table:number-columns-repeated="11"/>
          <table:table-cell table:formula="of:=[.$I$1]&amp;[.A157]&amp;[.$J$1]&amp;[.$K$1]" office:value-type="string" office:string-value="&quot;2014-FA-08.B.1&quot;," calcext:value-type="string">
            <text:p>"2014-FA-08.B.1",</text:p>
          </table:table-cell>
          <table:table-cell table:formula="of:=[.$I$1]&amp;[.B157]&amp;[.$J$1]&amp;[.$K$1]" office:value-type="string" office:string-value="&quot;2014-FA-08&quot;," calcext:value-type="string">
            <text:p>"2014-FA-08",</text:p>
          </table:table-cell>
          <table:table-cell table:formula="of:=[.$I$1]&amp;[.C157]&amp;[.$J$1]&amp;[.$K$1]" office:value-type="string" office:string-value="&quot;Confluence Funds Validation&quot;," calcext:value-type="string">
            <text:p>"Confluence Funds Validation",</text:p>
          </table:table-cell>
          <table:table-cell table:formula="of:=[.$I$1]&amp;[.D15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08.B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Real Estate Account Workpapers</text:p>
          </table:table-cell>
          <table:table-cell table:number-columns-repeated="11"/>
          <table:table-cell table:formula="of:=[.$I$1]&amp;[.A158]&amp;[.$J$1]&amp;[.$K$1]" office:value-type="string" office:string-value="&quot;2014-FA-08.B.2&quot;," calcext:value-type="string">
            <text:p>"2014-FA-08.B.2",</text:p>
          </table:table-cell>
          <table:table-cell table:formula="of:=[.$I$1]&amp;[.B158]&amp;[.$J$1]&amp;[.$K$1]" office:value-type="string" office:string-value="&quot;2014-FA-08&quot;," calcext:value-type="string">
            <text:p>"2014-FA-08",</text:p>
          </table:table-cell>
          <table:table-cell table:formula="of:=[.$I$1]&amp;[.C158]&amp;[.$J$1]&amp;[.$K$1]" office:value-type="string" office:string-value="&quot;Real Estate Account Workpapers&quot;," calcext:value-type="string">
            <text:p>"Real Estate Account Workpapers",</text:p>
          </table:table-cell>
          <table:table-cell table:formula="of:=[.$I$1]&amp;[.D15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08.B.3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Non-Confluence Funds FS Prep</text:p>
          </table:table-cell>
          <table:table-cell table:number-columns-repeated="11"/>
          <table:table-cell table:formula="of:=[.$I$1]&amp;[.A159]&amp;[.$J$1]&amp;[.$K$1]" office:value-type="string" office:string-value="&quot;2014-FA-08.B.3&quot;," calcext:value-type="string">
            <text:p>"2014-FA-08.B.3",</text:p>
          </table:table-cell>
          <table:table-cell table:formula="of:=[.$I$1]&amp;[.B159]&amp;[.$J$1]&amp;[.$K$1]" office:value-type="string" office:string-value="&quot;2014-FA-08&quot;," calcext:value-type="string">
            <text:p>"2014-FA-08",</text:p>
          </table:table-cell>
          <table:table-cell table:formula="of:=[.$I$1]&amp;[.C159]&amp;[.$J$1]&amp;[.$K$1]" office:value-type="string" office:string-value="&quot;Non-Confluence Funds FS Prep&quot;," calcext:value-type="string">
            <text:p>"Non-Confluence Funds FS Prep",</text:p>
          </table:table-cell>
          <table:table-cell table:formula="of:=[.$I$1]&amp;[.D15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08.B.4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Draft FS Review</text:p>
          </table:table-cell>
          <table:table-cell table:number-columns-repeated="11"/>
          <table:table-cell table:formula="of:=[.$I$1]&amp;[.A160]&amp;[.$J$1]&amp;[.$K$1]" office:value-type="string" office:string-value="&quot;2014-FA-08.B.4&quot;," calcext:value-type="string">
            <text:p>"2014-FA-08.B.4",</text:p>
          </table:table-cell>
          <table:table-cell table:formula="of:=[.$I$1]&amp;[.B160]&amp;[.$J$1]&amp;[.$K$1]" office:value-type="string" office:string-value="&quot;2014-FA-08&quot;," calcext:value-type="string">
            <text:p>"2014-FA-08",</text:p>
          </table:table-cell>
          <table:table-cell table:formula="of:=[.$I$1]&amp;[.C160]&amp;[.$J$1]&amp;[.$K$1]" office:value-type="string" office:string-value="&quot;Draft FS Review&quot;," calcext:value-type="string">
            <text:p>"Draft FS Review",</text:p>
          </table:table-cell>
          <table:table-cell table:formula="of:=[.$I$1]&amp;[.D16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08.B.5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PEO/PFO Sign-off</text:p>
          </table:table-cell>
          <table:table-cell table:number-columns-repeated="11"/>
          <table:table-cell table:formula="of:=[.$I$1]&amp;[.A161]&amp;[.$J$1]&amp;[.$K$1]" office:value-type="string" office:string-value="&quot;2014-FA-08.B.5&quot;," calcext:value-type="string">
            <text:p>"2014-FA-08.B.5",</text:p>
          </table:table-cell>
          <table:table-cell table:formula="of:=[.$I$1]&amp;[.B161]&amp;[.$J$1]&amp;[.$K$1]" office:value-type="string" office:string-value="&quot;2014-FA-08&quot;," calcext:value-type="string">
            <text:p>"2014-FA-08",</text:p>
          </table:table-cell>
          <table:table-cell table:formula="of:=[.$I$1]&amp;[.C161]&amp;[.$J$1]&amp;[.$K$1]" office:value-type="string" office:string-value="&quot;PEO/PFO Sign-off&quot;," calcext:value-type="string">
            <text:p>"PEO/PFO Sign-off",</text:p>
          </table:table-cell>
          <table:table-cell table:formula="of:=[.$I$1]&amp;[.D16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08.C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Business Partner Reviews</text:p>
          </table:table-cell>
          <table:table-cell table:number-columns-repeated="11"/>
          <table:table-cell table:formula="of:=[.$I$1]&amp;[.A162]&amp;[.$J$1]&amp;[.$K$1]" office:value-type="string" office:string-value="&quot;2014-FA-08.C.1&quot;," calcext:value-type="string">
            <text:p>"2014-FA-08.C.1",</text:p>
          </table:table-cell>
          <table:table-cell table:formula="of:=[.$I$1]&amp;[.B162]&amp;[.$J$1]&amp;[.$K$1]" office:value-type="string" office:string-value="&quot;2014-FA-08&quot;," calcext:value-type="string">
            <text:p>"2014-FA-08",</text:p>
          </table:table-cell>
          <table:table-cell table:formula="of:=[.$I$1]&amp;[.C162]&amp;[.$J$1]&amp;[.$K$1]" office:value-type="string" office:string-value="&quot;Business Partner Reviews&quot;," calcext:value-type="string">
            <text:p>"Business Partner Reviews",</text:p>
          </table:table-cell>
          <table:table-cell table:formula="of:=[.$I$1]&amp;[.D16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08.C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SOPs</text:p>
          </table:table-cell>
          <table:table-cell table:number-columns-repeated="11"/>
          <table:table-cell table:formula="of:=[.$I$1]&amp;[.A163]&amp;[.$J$1]&amp;[.$K$1]" office:value-type="string" office:string-value="&quot;2014-FA-08.C.2&quot;," calcext:value-type="string">
            <text:p>"2014-FA-08.C.2",</text:p>
          </table:table-cell>
          <table:table-cell table:formula="of:=[.$I$1]&amp;[.B163]&amp;[.$J$1]&amp;[.$K$1]" office:value-type="string" office:string-value="&quot;2014-FA-08&quot;," calcext:value-type="string">
            <text:p>"2014-FA-08",</text:p>
          </table:table-cell>
          <table:table-cell table:formula="of:=[.$I$1]&amp;[.C163]&amp;[.$J$1]&amp;[.$K$1]" office:value-type="string" office:string-value="&quot;SOPs&quot;," calcext:value-type="string">
            <text:p>"SOPs",</text:p>
          </table:table-cell>
          <table:table-cell table:formula="of:=[.$I$1]&amp;[.D16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08.C.3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Run Book &amp; Internal Calander</text:p>
          </table:table-cell>
          <table:table-cell table:number-columns-repeated="11"/>
          <table:table-cell table:formula="of:=[.$I$1]&amp;[.A164]&amp;[.$J$1]&amp;[.$K$1]" office:value-type="string" office:string-value="&quot;2014-FA-08.C.3&quot;," calcext:value-type="string">
            <text:p>"2014-FA-08.C.3",</text:p>
          </table:table-cell>
          <table:table-cell table:formula="of:=[.$I$1]&amp;[.B164]&amp;[.$J$1]&amp;[.$K$1]" office:value-type="string" office:string-value="&quot;2014-FA-08&quot;," calcext:value-type="string">
            <text:p>"2014-FA-08",</text:p>
          </table:table-cell>
          <table:table-cell table:formula="of:=[.$I$1]&amp;[.C164]&amp;[.$J$1]&amp;[.$K$1]" office:value-type="string" office:string-value="&quot;Run Book &amp; Internal Calander&quot;," calcext:value-type="string">
            <text:p>"Run Book &amp; Internal Calander",</text:p>
          </table:table-cell>
          <table:table-cell table:formula="of:=[.$I$1]&amp;[.D16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08.D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IT General Controls</text:p>
          </table:table-cell>
          <table:table-cell table:number-columns-repeated="11"/>
          <table:table-cell table:formula="of:=[.$I$1]&amp;[.A165]&amp;[.$J$1]&amp;[.$K$1]" office:value-type="string" office:string-value="&quot;2014-FA-08.D.1&quot;," calcext:value-type="string">
            <text:p>"2014-FA-08.D.1",</text:p>
          </table:table-cell>
          <table:table-cell table:formula="of:=[.$I$1]&amp;[.B165]&amp;[.$J$1]&amp;[.$K$1]" office:value-type="string" office:string-value="&quot;2014-FA-08&quot;," calcext:value-type="string">
            <text:p>"2014-FA-08",</text:p>
          </table:table-cell>
          <table:table-cell table:formula="of:=[.$I$1]&amp;[.C165]&amp;[.$J$1]&amp;[.$K$1]" office:value-type="string" office:string-value="&quot;IT General Controls&quot;," calcext:value-type="string">
            <text:p>"IT General Controls",</text:p>
          </table:table-cell>
          <table:table-cell table:formula="of:=[.$I$1]&amp;[.D16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08.D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System Access Reviews</text:p>
          </table:table-cell>
          <table:table-cell table:number-columns-repeated="11"/>
          <table:table-cell table:formula="of:=[.$I$1]&amp;[.A166]&amp;[.$J$1]&amp;[.$K$1]" office:value-type="string" office:string-value="&quot;2014-FA-08.D.2&quot;," calcext:value-type="string">
            <text:p>"2014-FA-08.D.2",</text:p>
          </table:table-cell>
          <table:table-cell table:formula="of:=[.$I$1]&amp;[.B166]&amp;[.$J$1]&amp;[.$K$1]" office:value-type="string" office:string-value="&quot;2014-FA-08&quot;," calcext:value-type="string">
            <text:p>"2014-FA-08",</text:p>
          </table:table-cell>
          <table:table-cell table:formula="of:=[.$I$1]&amp;[.C166]&amp;[.$J$1]&amp;[.$K$1]" office:value-type="string" office:string-value="&quot;System Access Reviews&quot;," calcext:value-type="string">
            <text:p>"System Access Reviews",</text:p>
          </table:table-cell>
          <table:table-cell table:formula="of:=[.$I$1]&amp;[.D16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1.0.0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67]&amp;[.$J$1]&amp;[.$K$1]" office:value-type="string" office:string-value="&quot;2014-FA-11.0.0&quot;," calcext:value-type="string">
            <text:p>"2014-FA-11.0.0",</text:p>
          </table:table-cell>
          <table:table-cell table:formula="of:=[.$I$1]&amp;[.B167]&amp;[.$J$1]&amp;[.$K$1]" office:value-type="string" office:string-value="&quot;2014-FA-11&quot;," calcext:value-type="string">
            <text:p>"2014-FA-11",</text:p>
          </table:table-cell>
          <table:table-cell table:formula="of:=[.$I$1]&amp;[.C167]&amp;[.$J$1]&amp;[.$K$1]" office:value-type="string" office:string-value="&quot;General&quot;," calcext:value-type="string">
            <text:p>"General",</text:p>
          </table:table-cell>
          <table:table-cell table:formula="of:=[.$I$1]&amp;[.D16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1.A.3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Tax Returns</text:p>
          </table:table-cell>
          <table:table-cell table:number-columns-repeated="11"/>
          <table:table-cell table:formula="of:=[.$I$1]&amp;[.A168]&amp;[.$J$1]&amp;[.$K$1]" office:value-type="string" office:string-value="&quot;2014-FA-11.A.3&quot;," calcext:value-type="string">
            <text:p>"2014-FA-11.A.3",</text:p>
          </table:table-cell>
          <table:table-cell table:formula="of:=[.$I$1]&amp;[.B168]&amp;[.$J$1]&amp;[.$K$1]" office:value-type="string" office:string-value="&quot;2014-FA-11&quot;," calcext:value-type="string">
            <text:p>"2014-FA-11",</text:p>
          </table:table-cell>
          <table:table-cell table:formula="of:=[.$I$1]&amp;[.C168]&amp;[.$J$1]&amp;[.$K$1]" office:value-type="string" office:string-value="&quot;Tax Returns&quot;," calcext:value-type="string">
            <text:p>"Tax Returns",</text:p>
          </table:table-cell>
          <table:table-cell table:formula="of:=[.$I$1]&amp;[.D16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1.C.1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Tax Provisions</text:p>
          </table:table-cell>
          <table:table-cell table:number-columns-repeated="11"/>
          <table:table-cell table:formula="of:=[.$I$1]&amp;[.A169]&amp;[.$J$1]&amp;[.$K$1]" office:value-type="string" office:string-value="&quot;2014-FA-11.C.1&quot;," calcext:value-type="string">
            <text:p>"2014-FA-11.C.1",</text:p>
          </table:table-cell>
          <table:table-cell table:formula="of:=[.$I$1]&amp;[.B169]&amp;[.$J$1]&amp;[.$K$1]" office:value-type="string" office:string-value="&quot;2014-FA-11&quot;," calcext:value-type="string">
            <text:p>"2014-FA-11",</text:p>
          </table:table-cell>
          <table:table-cell table:formula="of:=[.$I$1]&amp;[.C169]&amp;[.$J$1]&amp;[.$K$1]" office:value-type="string" office:string-value="&quot;Tax Provisions&quot;," calcext:value-type="string">
            <text:p>"Tax Provisions",</text:p>
          </table:table-cell>
          <table:table-cell table:formula="of:=[.$I$1]&amp;[.D16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1.C.2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Excise Tax Calculations</text:p>
          </table:table-cell>
          <table:table-cell table:number-columns-repeated="11"/>
          <table:table-cell table:formula="of:=[.$I$1]&amp;[.A170]&amp;[.$J$1]&amp;[.$K$1]" office:value-type="string" office:string-value="&quot;2014-FA-11.C.2&quot;," calcext:value-type="string">
            <text:p>"2014-FA-11.C.2",</text:p>
          </table:table-cell>
          <table:table-cell table:formula="of:=[.$I$1]&amp;[.B170]&amp;[.$J$1]&amp;[.$K$1]" office:value-type="string" office:string-value="&quot;2014-FA-11&quot;," calcext:value-type="string">
            <text:p>"2014-FA-11",</text:p>
          </table:table-cell>
          <table:table-cell table:formula="of:=[.$I$1]&amp;[.C170]&amp;[.$J$1]&amp;[.$K$1]" office:value-type="string" office:string-value="&quot;Excise Tax Calculations&quot;," calcext:value-type="string">
            <text:p>"Excise Tax Calculations",</text:p>
          </table:table-cell>
          <table:table-cell table:formula="of:=[.$I$1]&amp;[.D17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1.C.3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RIC Diversification Test</text:p>
          </table:table-cell>
          <table:table-cell table:number-columns-repeated="11"/>
          <table:table-cell table:formula="of:=[.$I$1]&amp;[.A171]&amp;[.$J$1]&amp;[.$K$1]" office:value-type="string" office:string-value="&quot;2014-FA-11.C.3&quot;," calcext:value-type="string">
            <text:p>"2014-FA-11.C.3",</text:p>
          </table:table-cell>
          <table:table-cell table:formula="of:=[.$I$1]&amp;[.B171]&amp;[.$J$1]&amp;[.$K$1]" office:value-type="string" office:string-value="&quot;2014-FA-11&quot;," calcext:value-type="string">
            <text:p>"2014-FA-11",</text:p>
          </table:table-cell>
          <table:table-cell table:formula="of:=[.$I$1]&amp;[.C171]&amp;[.$J$1]&amp;[.$K$1]" office:value-type="string" office:string-value="&quot;RIC Diversification Test&quot;," calcext:value-type="string">
            <text:p>"RIC Diversification Test",</text:p>
          </table:table-cell>
          <table:table-cell table:formula="of:=[.$I$1]&amp;[.D17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1.C.4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REIT Adjustments</text:p>
          </table:table-cell>
          <table:table-cell table:number-columns-repeated="11"/>
          <table:table-cell table:formula="of:=[.$I$1]&amp;[.A172]&amp;[.$J$1]&amp;[.$K$1]" office:value-type="string" office:string-value="&quot;2014-FA-11.C.4&quot;," calcext:value-type="string">
            <text:p>"2014-FA-11.C.4",</text:p>
          </table:table-cell>
          <table:table-cell table:formula="of:=[.$I$1]&amp;[.B172]&amp;[.$J$1]&amp;[.$K$1]" office:value-type="string" office:string-value="&quot;2014-FA-11&quot;," calcext:value-type="string">
            <text:p>"2014-FA-11",</text:p>
          </table:table-cell>
          <table:table-cell table:formula="of:=[.$I$1]&amp;[.C172]&amp;[.$J$1]&amp;[.$K$1]" office:value-type="string" office:string-value="&quot;REIT Adjustments&quot;," calcext:value-type="string">
            <text:p>"REIT Adjustments",</text:p>
          </table:table-cell>
          <table:table-cell table:formula="of:=[.$I$1]&amp;[.D17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1.C.5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PFIC Analysis</text:p>
          </table:table-cell>
          <table:table-cell table:number-columns-repeated="11"/>
          <table:table-cell table:formula="of:=[.$I$1]&amp;[.A173]&amp;[.$J$1]&amp;[.$K$1]" office:value-type="string" office:string-value="&quot;2014-FA-11.C.5&quot;," calcext:value-type="string">
            <text:p>"2014-FA-11.C.5",</text:p>
          </table:table-cell>
          <table:table-cell table:formula="of:=[.$I$1]&amp;[.B173]&amp;[.$J$1]&amp;[.$K$1]" office:value-type="string" office:string-value="&quot;2014-FA-11&quot;," calcext:value-type="string">
            <text:p>"2014-FA-11",</text:p>
          </table:table-cell>
          <table:table-cell table:formula="of:=[.$I$1]&amp;[.C173]&amp;[.$J$1]&amp;[.$K$1]" office:value-type="string" office:string-value="&quot;PFIC Analysis&quot;," calcext:value-type="string">
            <text:p>"PFIC Analysis",</text:p>
          </table:table-cell>
          <table:table-cell table:formula="of:=[.$I$1]&amp;[.D17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1.C.6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Shareholder Reporting</text:p>
          </table:table-cell>
          <table:table-cell table:number-columns-repeated="11"/>
          <table:table-cell table:formula="of:=[.$I$1]&amp;[.A174]&amp;[.$J$1]&amp;[.$K$1]" office:value-type="string" office:string-value="&quot;2014-FA-11.C.6&quot;," calcext:value-type="string">
            <text:p>"2014-FA-11.C.6",</text:p>
          </table:table-cell>
          <table:table-cell table:formula="of:=[.$I$1]&amp;[.B174]&amp;[.$J$1]&amp;[.$K$1]" office:value-type="string" office:string-value="&quot;2014-FA-11&quot;," calcext:value-type="string">
            <text:p>"2014-FA-11",</text:p>
          </table:table-cell>
          <table:table-cell table:formula="of:=[.$I$1]&amp;[.C174]&amp;[.$J$1]&amp;[.$K$1]" office:value-type="string" office:string-value="&quot;Shareholder Reporting&quot;," calcext:value-type="string">
            <text:p>"Shareholder Reporting",</text:p>
          </table:table-cell>
          <table:table-cell table:formula="of:=[.$I$1]&amp;[.D17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1.E.2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End User Controls</text:p>
          </table:table-cell>
          <table:table-cell table:number-columns-repeated="11"/>
          <table:table-cell table:formula="of:=[.$I$1]&amp;[.A175]&amp;[.$J$1]&amp;[.$K$1]" office:value-type="string" office:string-value="&quot;2014-FA-11.E.2&quot;," calcext:value-type="string">
            <text:p>"2014-FA-11.E.2",</text:p>
          </table:table-cell>
          <table:table-cell table:formula="of:=[.$I$1]&amp;[.B175]&amp;[.$J$1]&amp;[.$K$1]" office:value-type="string" office:string-value="&quot;2014-FA-11&quot;," calcext:value-type="string">
            <text:p>"2014-FA-11",</text:p>
          </table:table-cell>
          <table:table-cell table:formula="of:=[.$I$1]&amp;[.C175]&amp;[.$J$1]&amp;[.$K$1]" office:value-type="string" office:string-value="&quot;End User Controls&quot;," calcext:value-type="string">
            <text:p>"End User Controls",</text:p>
          </table:table-cell>
          <table:table-cell table:formula="of:=[.$I$1]&amp;[.D17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2.0.0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76]&amp;[.$J$1]&amp;[.$K$1]" office:value-type="string" office:string-value="&quot;2014-FA-12.0.0&quot;," calcext:value-type="string">
            <text:p>"2014-FA-12.0.0",</text:p>
          </table:table-cell>
          <table:table-cell table:formula="of:=[.$I$1]&amp;[.B176]&amp;[.$J$1]&amp;[.$K$1]" office:value-type="string" office:string-value="&quot;2014-FA-12&quot;," calcext:value-type="string">
            <text:p>"2014-FA-12",</text:p>
          </table:table-cell>
          <table:table-cell table:formula="of:=[.$I$1]&amp;[.C176]&amp;[.$J$1]&amp;[.$K$1]" office:value-type="string" office:string-value="&quot;General&quot;," calcext:value-type="string">
            <text:p>"General",</text:p>
          </table:table-cell>
          <table:table-cell table:formula="of:=[.$I$1]&amp;[.D17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2.A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Access Management: Internal Users</text:p>
          </table:table-cell>
          <table:table-cell table:number-columns-repeated="11"/>
          <table:table-cell table:formula="of:=[.$I$1]&amp;[.A177]&amp;[.$J$1]&amp;[.$K$1]" office:value-type="string" office:string-value="&quot;2014-FA-12.A.1&quot;," calcext:value-type="string">
            <text:p>"2014-FA-12.A.1",</text:p>
          </table:table-cell>
          <table:table-cell table:formula="of:=[.$I$1]&amp;[.B177]&amp;[.$J$1]&amp;[.$K$1]" office:value-type="string" office:string-value="&quot;2014-FA-12&quot;," calcext:value-type="string">
            <text:p>"2014-FA-12",</text:p>
          </table:table-cell>
          <table:table-cell table:formula="of:=[.$I$1]&amp;[.C177]&amp;[.$J$1]&amp;[.$K$1]" office:value-type="string" office:string-value="&quot;Access Management: Internal Users&quot;," calcext:value-type="string">
            <text:p>"Access Management: Internal Users",</text:p>
          </table:table-cell>
          <table:table-cell table:formula="of:=[.$I$1]&amp;[.D17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2.A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Access Management: External Users</text:p>
          </table:table-cell>
          <table:table-cell table:number-columns-repeated="11"/>
          <table:table-cell table:formula="of:=[.$I$1]&amp;[.A178]&amp;[.$J$1]&amp;[.$K$1]" office:value-type="string" office:string-value="&quot;2014-FA-12.A.2&quot;," calcext:value-type="string">
            <text:p>"2014-FA-12.A.2",</text:p>
          </table:table-cell>
          <table:table-cell table:formula="of:=[.$I$1]&amp;[.B178]&amp;[.$J$1]&amp;[.$K$1]" office:value-type="string" office:string-value="&quot;2014-FA-12&quot;," calcext:value-type="string">
            <text:p>"2014-FA-12",</text:p>
          </table:table-cell>
          <table:table-cell table:formula="of:=[.$I$1]&amp;[.C178]&amp;[.$J$1]&amp;[.$K$1]" office:value-type="string" office:string-value="&quot;Access Management: External Users&quot;," calcext:value-type="string">
            <text:p>"Access Management: External Users",</text:p>
          </table:table-cell>
          <table:table-cell table:formula="of:=[.$I$1]&amp;[.D17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2.B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User License Inactivation</text:p>
          </table:table-cell>
          <table:table-cell table:number-columns-repeated="11"/>
          <table:table-cell table:formula="of:=[.$I$1]&amp;[.A179]&amp;[.$J$1]&amp;[.$K$1]" office:value-type="string" office:string-value="&quot;2014-FA-12.B.1&quot;," calcext:value-type="string">
            <text:p>"2014-FA-12.B.1",</text:p>
          </table:table-cell>
          <table:table-cell table:formula="of:=[.$I$1]&amp;[.B179]&amp;[.$J$1]&amp;[.$K$1]" office:value-type="string" office:string-value="&quot;2014-FA-12&quot;," calcext:value-type="string">
            <text:p>"2014-FA-12",</text:p>
          </table:table-cell>
          <table:table-cell table:formula="of:=[.$I$1]&amp;[.C179]&amp;[.$J$1]&amp;[.$K$1]" office:value-type="string" office:string-value="&quot;User License Inactivation&quot;," calcext:value-type="string">
            <text:p>"User License Inactivation",</text:p>
          </table:table-cell>
          <table:table-cell table:formula="of:=[.$I$1]&amp;[.D17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2.B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Security Groups &amp; Property Lists</text:p>
          </table:table-cell>
          <table:table-cell table:number-columns-repeated="11"/>
          <table:table-cell table:formula="of:=[.$I$1]&amp;[.A180]&amp;[.$J$1]&amp;[.$K$1]" office:value-type="string" office:string-value="&quot;2014-FA-12.B.2&quot;," calcext:value-type="string">
            <text:p>"2014-FA-12.B.2",</text:p>
          </table:table-cell>
          <table:table-cell table:formula="of:=[.$I$1]&amp;[.B180]&amp;[.$J$1]&amp;[.$K$1]" office:value-type="string" office:string-value="&quot;2014-FA-12&quot;," calcext:value-type="string">
            <text:p>"2014-FA-12",</text:p>
          </table:table-cell>
          <table:table-cell table:formula="of:=[.$I$1]&amp;[.C180]&amp;[.$J$1]&amp;[.$K$1]" office:value-type="string" office:string-value="&quot;Security Groups &amp; Property Lists&quot;," calcext:value-type="string">
            <text:p>"Security Groups &amp; Property Lists",</text:p>
          </table:table-cell>
          <table:table-cell table:formula="of:=[.$I$1]&amp;[.D18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2.B.3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xternal Property Manager Approvers List</text:p>
          </table:table-cell>
          <table:table-cell table:number-columns-repeated="11"/>
          <table:table-cell table:formula="of:=[.$I$1]&amp;[.A181]&amp;[.$J$1]&amp;[.$K$1]" office:value-type="string" office:string-value="&quot;2014-FA-12.B.3&quot;," calcext:value-type="string">
            <text:p>"2014-FA-12.B.3",</text:p>
          </table:table-cell>
          <table:table-cell table:formula="of:=[.$I$1]&amp;[.B181]&amp;[.$J$1]&amp;[.$K$1]" office:value-type="string" office:string-value="&quot;2014-FA-12&quot;," calcext:value-type="string">
            <text:p>"2014-FA-12",</text:p>
          </table:table-cell>
          <table:table-cell table:formula="of:=[.$I$1]&amp;[.C181]&amp;[.$J$1]&amp;[.$K$1]" office:value-type="string" office:string-value="&quot;External Property Manager Approvers List&quot;," calcext:value-type="string">
            <text:p>"External Property Manager Approvers List",</text:p>
          </table:table-cell>
          <table:table-cell table:formula="of:=[.$I$1]&amp;[.D18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2.C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ntitlement Reviews: Internal</text:p>
          </table:table-cell>
          <table:table-cell table:number-columns-repeated="11"/>
          <table:table-cell table:formula="of:=[.$I$1]&amp;[.A182]&amp;[.$J$1]&amp;[.$K$1]" office:value-type="string" office:string-value="&quot;2014-FA-12.C.1&quot;," calcext:value-type="string">
            <text:p>"2014-FA-12.C.1",</text:p>
          </table:table-cell>
          <table:table-cell table:formula="of:=[.$I$1]&amp;[.B182]&amp;[.$J$1]&amp;[.$K$1]" office:value-type="string" office:string-value="&quot;2014-FA-12&quot;," calcext:value-type="string">
            <text:p>"2014-FA-12",</text:p>
          </table:table-cell>
          <table:table-cell table:formula="of:=[.$I$1]&amp;[.C182]&amp;[.$J$1]&amp;[.$K$1]" office:value-type="string" office:string-value="&quot;Entitlement Reviews: Internal&quot;," calcext:value-type="string">
            <text:p>"Entitlement Reviews: Internal",</text:p>
          </table:table-cell>
          <table:table-cell table:formula="of:=[.$I$1]&amp;[.D18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2.C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ntitlement Reviews: External</text:p>
          </table:table-cell>
          <table:table-cell table:number-columns-repeated="11"/>
          <table:table-cell table:formula="of:=[.$I$1]&amp;[.A183]&amp;[.$J$1]&amp;[.$K$1]" office:value-type="string" office:string-value="&quot;2014-FA-12.C.2&quot;," calcext:value-type="string">
            <text:p>"2014-FA-12.C.2",</text:p>
          </table:table-cell>
          <table:table-cell table:formula="of:=[.$I$1]&amp;[.B183]&amp;[.$J$1]&amp;[.$K$1]" office:value-type="string" office:string-value="&quot;2014-FA-12&quot;," calcext:value-type="string">
            <text:p>"2014-FA-12",</text:p>
          </table:table-cell>
          <table:table-cell table:formula="of:=[.$I$1]&amp;[.C183]&amp;[.$J$1]&amp;[.$K$1]" office:value-type="string" office:string-value="&quot;Entitlement Reviews: External&quot;," calcext:value-type="string">
            <text:p>"Entitlement Reviews: External",</text:p>
          </table:table-cell>
          <table:table-cell table:formula="of:=[.$I$1]&amp;[.D18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FA-12.D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Non-systematic Controls</text:p>
          </table:table-cell>
          <table:table-cell table:number-columns-repeated="11"/>
          <table:table-cell table:formula="of:=[.$I$1]&amp;[.A184]&amp;[.$J$1]&amp;[.$K$1]" office:value-type="string" office:string-value="&quot;2014-FA-12.D.1&quot;," calcext:value-type="string">
            <text:p>"2014-FA-12.D.1",</text:p>
          </table:table-cell>
          <table:table-cell table:formula="of:=[.$I$1]&amp;[.B184]&amp;[.$J$1]&amp;[.$K$1]" office:value-type="string" office:string-value="&quot;2014-FA-12&quot;," calcext:value-type="string">
            <text:p>"2014-FA-12",</text:p>
          </table:table-cell>
          <table:table-cell table:formula="of:=[.$I$1]&amp;[.C184]&amp;[.$J$1]&amp;[.$K$1]" office:value-type="string" office:string-value="&quot;Non-systematic Controls&quot;," calcext:value-type="string">
            <text:p>"Non-systematic Controls",</text:p>
          </table:table-cell>
          <table:table-cell table:formula="of:=[.$I$1]&amp;[.D18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IT-18.0.0</text:p>
          </table:table-cell>
          <table:table-cell office:value-type="string" calcext:value-type="string">
            <text:p>2014-IT-1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85]&amp;[.$J$1]&amp;[.$K$1]" office:value-type="string" office:string-value="&quot;2014-IT-18.0.0&quot;," calcext:value-type="string">
            <text:p>"2014-IT-18.0.0",</text:p>
          </table:table-cell>
          <table:table-cell table:formula="of:=[.$I$1]&amp;[.B185]&amp;[.$J$1]&amp;[.$K$1]" office:value-type="string" office:string-value="&quot;2014-IT-18&quot;," calcext:value-type="string">
            <text:p>"2014-IT-18",</text:p>
          </table:table-cell>
          <table:table-cell table:formula="of:=[.$I$1]&amp;[.C185]&amp;[.$J$1]&amp;[.$K$1]" office:value-type="string" office:string-value="&quot;General&quot;," calcext:value-type="string">
            <text:p>"General",</text:p>
          </table:table-cell>
          <table:table-cell table:formula="of:=[.$I$1]&amp;[.D18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RM-04.0.0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86]&amp;[.$J$1]&amp;[.$K$1]" office:value-type="string" office:string-value="&quot;2014-RM-04.0.0&quot;," calcext:value-type="string">
            <text:p>"2014-RM-04.0.0",</text:p>
          </table:table-cell>
          <table:table-cell table:formula="of:=[.$I$1]&amp;[.B186]&amp;[.$J$1]&amp;[.$K$1]" office:value-type="string" office:string-value="&quot;2014-RM-04&quot;," calcext:value-type="string">
            <text:p>"2014-RM-04",</text:p>
          </table:table-cell>
          <table:table-cell table:formula="of:=[.$I$1]&amp;[.C186]&amp;[.$J$1]&amp;[.$K$1]" office:value-type="string" office:string-value="&quot;General&quot;," calcext:value-type="string">
            <text:p>"General",</text:p>
          </table:table-cell>
          <table:table-cell table:formula="of:=[.$I$1]&amp;[.D18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RM-04.B.2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Entitlement Reviews</text:p>
          </table:table-cell>
          <table:table-cell table:number-columns-repeated="11"/>
          <table:table-cell table:formula="of:=[.$I$1]&amp;[.A187]&amp;[.$J$1]&amp;[.$K$1]" office:value-type="string" office:string-value="&quot;2014-RM-04.B.2&quot;," calcext:value-type="string">
            <text:p>"2014-RM-04.B.2",</text:p>
          </table:table-cell>
          <table:table-cell table:formula="of:=[.$I$1]&amp;[.B187]&amp;[.$J$1]&amp;[.$K$1]" office:value-type="string" office:string-value="&quot;2014-RM-04&quot;," calcext:value-type="string">
            <text:p>"2014-RM-04",</text:p>
          </table:table-cell>
          <table:table-cell table:formula="of:=[.$I$1]&amp;[.C187]&amp;[.$J$1]&amp;[.$K$1]" office:value-type="string" office:string-value="&quot;Entitlement Reviews&quot;," calcext:value-type="string">
            <text:p>"Entitlement Reviews",</text:p>
          </table:table-cell>
          <table:table-cell table:formula="of:=[.$I$1]&amp;[.D18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RM-04.C.4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Equity Pricing Memo Reviews</text:p>
          </table:table-cell>
          <table:table-cell table:number-columns-repeated="11"/>
          <table:table-cell table:formula="of:=[.$I$1]&amp;[.A188]&amp;[.$J$1]&amp;[.$K$1]" office:value-type="string" office:string-value="&quot;2014-RM-04.C.4&quot;," calcext:value-type="string">
            <text:p>"2014-RM-04.C.4",</text:p>
          </table:table-cell>
          <table:table-cell table:formula="of:=[.$I$1]&amp;[.B188]&amp;[.$J$1]&amp;[.$K$1]" office:value-type="string" office:string-value="&quot;2014-RM-04&quot;," calcext:value-type="string">
            <text:p>"2014-RM-04",</text:p>
          </table:table-cell>
          <table:table-cell table:formula="of:=[.$I$1]&amp;[.C188]&amp;[.$J$1]&amp;[.$K$1]" office:value-type="string" office:string-value="&quot;Equity Pricing Memo Reviews&quot;," calcext:value-type="string">
            <text:p>"Equity Pricing Memo Reviews",</text:p>
          </table:table-cell>
          <table:table-cell table:formula="of:=[.$I$1]&amp;[.D18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RM-06.0.0</text:p>
          </table:table-cell>
          <table:table-cell office:value-type="string" calcext:value-type="string">
            <text:p>2014-RM-06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89]&amp;[.$J$1]&amp;[.$K$1]" office:value-type="string" office:string-value="&quot;2014-RM-06.0.0&quot;," calcext:value-type="string">
            <text:p>"2014-RM-06.0.0",</text:p>
          </table:table-cell>
          <table:table-cell table:formula="of:=[.$I$1]&amp;[.B189]&amp;[.$J$1]&amp;[.$K$1]" office:value-type="string" office:string-value="&quot;2014-RM-06&quot;," calcext:value-type="string">
            <text:p>"2014-RM-06",</text:p>
          </table:table-cell>
          <table:table-cell table:formula="of:=[.$I$1]&amp;[.C189]&amp;[.$J$1]&amp;[.$K$1]" office:value-type="string" office:string-value="&quot;General&quot;," calcext:value-type="string">
            <text:p>"General",</text:p>
          </table:table-cell>
          <table:table-cell table:formula="of:=[.$I$1]&amp;[.D18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4-SP-01.0.0</text:p>
          </table:table-cell>
          <table:table-cell office:value-type="string" calcext:value-type="string">
            <text:p>2014-SP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90]&amp;[.$J$1]&amp;[.$K$1]" office:value-type="string" office:string-value="&quot;2014-SP-01.0.0&quot;," calcext:value-type="string">
            <text:p>"2014-SP-01.0.0",</text:p>
          </table:table-cell>
          <table:table-cell table:formula="of:=[.$I$1]&amp;[.B190]&amp;[.$J$1]&amp;[.$K$1]" office:value-type="string" office:string-value="&quot;2014-SP-01&quot;," calcext:value-type="string">
            <text:p>"2014-SP-01",</text:p>
          </table:table-cell>
          <table:table-cell table:formula="of:=[.$I$1]&amp;[.C190]&amp;[.$J$1]&amp;[.$K$1]" office:value-type="string" office:string-value="&quot;General&quot;," calcext:value-type="string">
            <text:p>"General",</text:p>
          </table:table-cell>
          <table:table-cell table:formula="of:=[.$I$1]&amp;[.D19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8.0.0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191]&amp;[.$J$1]&amp;[.$K$1]" office:value-type="string" office:string-value="&quot;2015-AM-08.0.0&quot;," calcext:value-type="string">
            <text:p>"2015-AM-08.0.0",</text:p>
          </table:table-cell>
          <table:table-cell table:formula="of:=[.$I$1]&amp;[.B191]&amp;[.$J$1]&amp;[.$K$1]" office:value-type="string" office:string-value="&quot;2015-AM-08&quot;," calcext:value-type="string">
            <text:p>"2015-AM-08",</text:p>
          </table:table-cell>
          <table:table-cell table:formula="of:=[.$I$1]&amp;[.C191]&amp;[.$J$1]&amp;[.$K$1]" office:value-type="string" office:string-value="&quot;General&quot;," calcext:value-type="string">
            <text:p>"General",</text:p>
          </table:table-cell>
          <table:table-cell table:formula="of:=[.$I$1]&amp;[.D19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8.A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Policies &amp; Procedures</text:p>
          </table:table-cell>
          <table:table-cell table:number-columns-repeated="11"/>
          <table:table-cell table:formula="of:=[.$I$1]&amp;[.A192]&amp;[.$J$1]&amp;[.$K$1]" office:value-type="string" office:string-value="&quot;2015-AM-08.A.1&quot;," calcext:value-type="string">
            <text:p>"2015-AM-08.A.1",</text:p>
          </table:table-cell>
          <table:table-cell table:formula="of:=[.$I$1]&amp;[.B192]&amp;[.$J$1]&amp;[.$K$1]" office:value-type="string" office:string-value="&quot;2015-AM-08&quot;," calcext:value-type="string">
            <text:p>"2015-AM-08",</text:p>
          </table:table-cell>
          <table:table-cell table:formula="of:=[.$I$1]&amp;[.C192]&amp;[.$J$1]&amp;[.$K$1]" office:value-type="string" office:string-value="&quot;Policies &amp; Procedures&quot;," calcext:value-type="string">
            <text:p>"Policies &amp; Procedures",</text:p>
          </table:table-cell>
          <table:table-cell table:formula="of:=[.$I$1]&amp;[.D19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8.A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isk Assessments</text:p>
          </table:table-cell>
          <table:table-cell table:number-columns-repeated="11"/>
          <table:table-cell table:formula="of:=[.$I$1]&amp;[.A193]&amp;[.$J$1]&amp;[.$K$1]" office:value-type="string" office:string-value="&quot;2015-AM-08.A.2&quot;," calcext:value-type="string">
            <text:p>"2015-AM-08.A.2",</text:p>
          </table:table-cell>
          <table:table-cell table:formula="of:=[.$I$1]&amp;[.B193]&amp;[.$J$1]&amp;[.$K$1]" office:value-type="string" office:string-value="&quot;2015-AM-08&quot;," calcext:value-type="string">
            <text:p>"2015-AM-08",</text:p>
          </table:table-cell>
          <table:table-cell table:formula="of:=[.$I$1]&amp;[.C193]&amp;[.$J$1]&amp;[.$K$1]" office:value-type="string" office:string-value="&quot;Risk Assessments&quot;," calcext:value-type="string">
            <text:p>"Risk Assessments",</text:p>
          </table:table-cell>
          <table:table-cell table:formula="of:=[.$I$1]&amp;[.D19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8.B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Compulsory Training</text:p>
          </table:table-cell>
          <table:table-cell table:number-columns-repeated="11"/>
          <table:table-cell table:formula="of:=[.$I$1]&amp;[.A194]&amp;[.$J$1]&amp;[.$K$1]" office:value-type="string" office:string-value="&quot;2015-AM-08.B.1&quot;," calcext:value-type="string">
            <text:p>"2015-AM-08.B.1",</text:p>
          </table:table-cell>
          <table:table-cell table:formula="of:=[.$I$1]&amp;[.B194]&amp;[.$J$1]&amp;[.$K$1]" office:value-type="string" office:string-value="&quot;2015-AM-08&quot;," calcext:value-type="string">
            <text:p>"2015-AM-08",</text:p>
          </table:table-cell>
          <table:table-cell table:formula="of:=[.$I$1]&amp;[.C194]&amp;[.$J$1]&amp;[.$K$1]" office:value-type="string" office:string-value="&quot;Compulsory Training&quot;," calcext:value-type="string">
            <text:p>"Compulsory Training",</text:p>
          </table:table-cell>
          <table:table-cell table:formula="of:=[.$I$1]&amp;[.D19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8.B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Awareness</text:p>
          </table:table-cell>
          <table:table-cell table:number-columns-repeated="11"/>
          <table:table-cell table:formula="of:=[.$I$1]&amp;[.A195]&amp;[.$J$1]&amp;[.$K$1]" office:value-type="string" office:string-value="&quot;2015-AM-08.B.2&quot;," calcext:value-type="string">
            <text:p>"2015-AM-08.B.2",</text:p>
          </table:table-cell>
          <table:table-cell table:formula="of:=[.$I$1]&amp;[.B195]&amp;[.$J$1]&amp;[.$K$1]" office:value-type="string" office:string-value="&quot;2015-AM-08&quot;," calcext:value-type="string">
            <text:p>"2015-AM-08",</text:p>
          </table:table-cell>
          <table:table-cell table:formula="of:=[.$I$1]&amp;[.C195]&amp;[.$J$1]&amp;[.$K$1]" office:value-type="string" office:string-value="&quot;Regulatory Awareness&quot;," calcext:value-type="string">
            <text:p>"Regulatory Awareness",</text:p>
          </table:table-cell>
          <table:table-cell table:formula="of:=[.$I$1]&amp;[.D19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8.B.3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Business Line Regulatory Risk Monitoring</text:p>
          </table:table-cell>
          <table:table-cell table:number-columns-repeated="11"/>
          <table:table-cell table:formula="of:=[.$I$1]&amp;[.A196]&amp;[.$J$1]&amp;[.$K$1]" office:value-type="string" office:string-value="&quot;2015-AM-08.B.3&quot;," calcext:value-type="string">
            <text:p>"2015-AM-08.B.3",</text:p>
          </table:table-cell>
          <table:table-cell table:formula="of:=[.$I$1]&amp;[.B196]&amp;[.$J$1]&amp;[.$K$1]" office:value-type="string" office:string-value="&quot;2015-AM-08&quot;," calcext:value-type="string">
            <text:p>"2015-AM-08",</text:p>
          </table:table-cell>
          <table:table-cell table:formula="of:=[.$I$1]&amp;[.C196]&amp;[.$J$1]&amp;[.$K$1]" office:value-type="string" office:string-value="&quot;Business Line Regulatory Risk Monitoring&quot;," calcext:value-type="string">
            <text:p>"Business Line Regulatory Risk Monitoring",</text:p>
          </table:table-cell>
          <table:table-cell table:formula="of:=[.$I$1]&amp;[.D19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8.B.4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ELT Reporting</text:p>
          </table:table-cell>
          <table:table-cell table:number-columns-repeated="11"/>
          <table:table-cell table:formula="of:=[.$I$1]&amp;[.A197]&amp;[.$J$1]&amp;[.$K$1]" office:value-type="string" office:string-value="&quot;2015-AM-08.B.4&quot;," calcext:value-type="string">
            <text:p>"2015-AM-08.B.4",</text:p>
          </table:table-cell>
          <table:table-cell table:formula="of:=[.$I$1]&amp;[.B197]&amp;[.$J$1]&amp;[.$K$1]" office:value-type="string" office:string-value="&quot;2015-AM-08&quot;," calcext:value-type="string">
            <text:p>"2015-AM-08",</text:p>
          </table:table-cell>
          <table:table-cell table:formula="of:=[.$I$1]&amp;[.C197]&amp;[.$J$1]&amp;[.$K$1]" office:value-type="string" office:string-value="&quot;ELT Reporting&quot;," calcext:value-type="string">
            <text:p>"ELT Reporting",</text:p>
          </table:table-cell>
          <table:table-cell table:formula="of:=[.$I$1]&amp;[.D19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8.C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Ongoing Compliance Monitoring</text:p>
          </table:table-cell>
          <table:table-cell table:number-columns-repeated="11"/>
          <table:table-cell table:formula="of:=[.$I$1]&amp;[.A198]&amp;[.$J$1]&amp;[.$K$1]" office:value-type="string" office:string-value="&quot;2015-AM-08.C.1&quot;," calcext:value-type="string">
            <text:p>"2015-AM-08.C.1",</text:p>
          </table:table-cell>
          <table:table-cell table:formula="of:=[.$I$1]&amp;[.B198]&amp;[.$J$1]&amp;[.$K$1]" office:value-type="string" office:string-value="&quot;2015-AM-08&quot;," calcext:value-type="string">
            <text:p>"2015-AM-08",</text:p>
          </table:table-cell>
          <table:table-cell table:formula="of:=[.$I$1]&amp;[.C198]&amp;[.$J$1]&amp;[.$K$1]" office:value-type="string" office:string-value="&quot;Ongoing Compliance Monitoring&quot;," calcext:value-type="string">
            <text:p>"Ongoing Compliance Monitoring",</text:p>
          </table:table-cell>
          <table:table-cell table:formula="of:=[.$I$1]&amp;[.D19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8.C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Standalone Montioring Engagements</text:p>
          </table:table-cell>
          <table:table-cell table:number-columns-repeated="11"/>
          <table:table-cell table:formula="of:=[.$I$1]&amp;[.A199]&amp;[.$J$1]&amp;[.$K$1]" office:value-type="string" office:string-value="&quot;2015-AM-08.C.2&quot;," calcext:value-type="string">
            <text:p>"2015-AM-08.C.2",</text:p>
          </table:table-cell>
          <table:table-cell table:formula="of:=[.$I$1]&amp;[.B199]&amp;[.$J$1]&amp;[.$K$1]" office:value-type="string" office:string-value="&quot;2015-AM-08&quot;," calcext:value-type="string">
            <text:p>"2015-AM-08",</text:p>
          </table:table-cell>
          <table:table-cell table:formula="of:=[.$I$1]&amp;[.C199]&amp;[.$J$1]&amp;[.$K$1]" office:value-type="string" office:string-value="&quot;Standalone Montioring Engagements&quot;," calcext:value-type="string">
            <text:p>"Standalone Montioring Engagements",</text:p>
          </table:table-cell>
          <table:table-cell table:formula="of:=[.$I$1]&amp;[.D19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8.C.3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Breaches</text:p>
          </table:table-cell>
          <table:table-cell table:number-columns-repeated="11"/>
          <table:table-cell table:formula="of:=[.$I$1]&amp;[.A200]&amp;[.$J$1]&amp;[.$K$1]" office:value-type="string" office:string-value="&quot;2015-AM-08.C.3&quot;," calcext:value-type="string">
            <text:p>"2015-AM-08.C.3",</text:p>
          </table:table-cell>
          <table:table-cell table:formula="of:=[.$I$1]&amp;[.B200]&amp;[.$J$1]&amp;[.$K$1]" office:value-type="string" office:string-value="&quot;2015-AM-08&quot;," calcext:value-type="string">
            <text:p>"2015-AM-08",</text:p>
          </table:table-cell>
          <table:table-cell table:formula="of:=[.$I$1]&amp;[.C200]&amp;[.$J$1]&amp;[.$K$1]" office:value-type="string" office:string-value="&quot;Regulatory Breaches&quot;," calcext:value-type="string">
            <text:p>"Regulatory Breaches",</text:p>
          </table:table-cell>
          <table:table-cell table:formula="of:=[.$I$1]&amp;[.D20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8.D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Reporting</text:p>
          </table:table-cell>
          <table:table-cell table:number-columns-repeated="11"/>
          <table:table-cell table:formula="of:=[.$I$1]&amp;[.A201]&amp;[.$J$1]&amp;[.$K$1]" office:value-type="string" office:string-value="&quot;2015-AM-08.D.1&quot;," calcext:value-type="string">
            <text:p>"2015-AM-08.D.1",</text:p>
          </table:table-cell>
          <table:table-cell table:formula="of:=[.$I$1]&amp;[.B201]&amp;[.$J$1]&amp;[.$K$1]" office:value-type="string" office:string-value="&quot;2015-AM-08&quot;," calcext:value-type="string">
            <text:p>"2015-AM-08",</text:p>
          </table:table-cell>
          <table:table-cell table:formula="of:=[.$I$1]&amp;[.C201]&amp;[.$J$1]&amp;[.$K$1]" office:value-type="string" office:string-value="&quot;Regulatory Reporting&quot;," calcext:value-type="string">
            <text:p>"Regulatory Reporting",</text:p>
          </table:table-cell>
          <table:table-cell table:formula="of:=[.$I$1]&amp;[.D20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9.0.0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202]&amp;[.$J$1]&amp;[.$K$1]" office:value-type="string" office:string-value="&quot;2015-AM-09.0.0&quot;," calcext:value-type="string">
            <text:p>"2015-AM-09.0.0",</text:p>
          </table:table-cell>
          <table:table-cell table:formula="of:=[.$I$1]&amp;[.B202]&amp;[.$J$1]&amp;[.$K$1]" office:value-type="string" office:string-value="&quot;2015-AM-09&quot;," calcext:value-type="string">
            <text:p>"2015-AM-09",</text:p>
          </table:table-cell>
          <table:table-cell table:formula="of:=[.$I$1]&amp;[.C202]&amp;[.$J$1]&amp;[.$K$1]" office:value-type="string" office:string-value="&quot;General&quot;," calcext:value-type="string">
            <text:p>"General",</text:p>
          </table:table-cell>
          <table:table-cell table:formula="of:=[.$I$1]&amp;[.D20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9.A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Cash Payments</text:p>
          </table:table-cell>
          <table:table-cell table:number-columns-repeated="11"/>
          <table:table-cell table:formula="of:=[.$I$1]&amp;[.A203]&amp;[.$J$1]&amp;[.$K$1]" office:value-type="string" office:string-value="&quot;2015-AM-09.A.1&quot;," calcext:value-type="string">
            <text:p>"2015-AM-09.A.1",</text:p>
          </table:table-cell>
          <table:table-cell table:formula="of:=[.$I$1]&amp;[.B203]&amp;[.$J$1]&amp;[.$K$1]" office:value-type="string" office:string-value="&quot;2015-AM-09&quot;," calcext:value-type="string">
            <text:p>"2015-AM-09",</text:p>
          </table:table-cell>
          <table:table-cell table:formula="of:=[.$I$1]&amp;[.C203]&amp;[.$J$1]&amp;[.$K$1]" office:value-type="string" office:string-value="&quot;Cash Payments&quot;," calcext:value-type="string">
            <text:p>"Cash Payments",</text:p>
          </table:table-cell>
          <table:table-cell table:formula="of:=[.$I$1]&amp;[.D20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9.A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Transfers</text:p>
          </table:table-cell>
          <table:table-cell table:number-columns-repeated="11"/>
          <table:table-cell table:formula="of:=[.$I$1]&amp;[.A204]&amp;[.$J$1]&amp;[.$K$1]" office:value-type="string" office:string-value="&quot;2015-AM-09.A.2&quot;," calcext:value-type="string">
            <text:p>"2015-AM-09.A.2",</text:p>
          </table:table-cell>
          <table:table-cell table:formula="of:=[.$I$1]&amp;[.B204]&amp;[.$J$1]&amp;[.$K$1]" office:value-type="string" office:string-value="&quot;2015-AM-09&quot;," calcext:value-type="string">
            <text:p>"2015-AM-09",</text:p>
          </table:table-cell>
          <table:table-cell table:formula="of:=[.$I$1]&amp;[.C204]&amp;[.$J$1]&amp;[.$K$1]" office:value-type="string" office:string-value="&quot;Transfers&quot;," calcext:value-type="string">
            <text:p>"Transfers",</text:p>
          </table:table-cell>
          <table:table-cell table:formula="of:=[.$I$1]&amp;[.D20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9.B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Payable (Corporate)</text:p>
          </table:table-cell>
          <table:table-cell table:number-columns-repeated="11"/>
          <table:table-cell table:formula="of:=[.$I$1]&amp;[.A205]&amp;[.$J$1]&amp;[.$K$1]" office:value-type="string" office:string-value="&quot;2015-AM-09.B.1&quot;," calcext:value-type="string">
            <text:p>"2015-AM-09.B.1",</text:p>
          </table:table-cell>
          <table:table-cell table:formula="of:=[.$I$1]&amp;[.B205]&amp;[.$J$1]&amp;[.$K$1]" office:value-type="string" office:string-value="&quot;2015-AM-09&quot;," calcext:value-type="string">
            <text:p>"2015-AM-09",</text:p>
          </table:table-cell>
          <table:table-cell table:formula="of:=[.$I$1]&amp;[.C205]&amp;[.$J$1]&amp;[.$K$1]" office:value-type="string" office:string-value="&quot;Accounts Payable (Corporate)&quot;," calcext:value-type="string">
            <text:p>"Accounts Payable (Corporate)",</text:p>
          </table:table-cell>
          <table:table-cell table:formula="of:=[.$I$1]&amp;[.D20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9.B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Payable (Funds)</text:p>
          </table:table-cell>
          <table:table-cell table:number-columns-repeated="11"/>
          <table:table-cell table:formula="of:=[.$I$1]&amp;[.A206]&amp;[.$J$1]&amp;[.$K$1]" office:value-type="string" office:string-value="&quot;2015-AM-09.B.2&quot;," calcext:value-type="string">
            <text:p>"2015-AM-09.B.2",</text:p>
          </table:table-cell>
          <table:table-cell table:formula="of:=[.$I$1]&amp;[.B206]&amp;[.$J$1]&amp;[.$K$1]" office:value-type="string" office:string-value="&quot;2015-AM-09&quot;," calcext:value-type="string">
            <text:p>"2015-AM-09",</text:p>
          </table:table-cell>
          <table:table-cell table:formula="of:=[.$I$1]&amp;[.C206]&amp;[.$J$1]&amp;[.$K$1]" office:value-type="string" office:string-value="&quot;Accounts Payable (Funds)&quot;," calcext:value-type="string">
            <text:p>"Accounts Payable (Funds)",</text:p>
          </table:table-cell>
          <table:table-cell table:formula="of:=[.$I$1]&amp;[.D20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9.B.3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Receivable (Corporate)</text:p>
          </table:table-cell>
          <table:table-cell table:number-columns-repeated="11"/>
          <table:table-cell table:formula="of:=[.$I$1]&amp;[.A207]&amp;[.$J$1]&amp;[.$K$1]" office:value-type="string" office:string-value="&quot;2015-AM-09.B.3&quot;," calcext:value-type="string">
            <text:p>"2015-AM-09.B.3",</text:p>
          </table:table-cell>
          <table:table-cell table:formula="of:=[.$I$1]&amp;[.B207]&amp;[.$J$1]&amp;[.$K$1]" office:value-type="string" office:string-value="&quot;2015-AM-09&quot;," calcext:value-type="string">
            <text:p>"2015-AM-09",</text:p>
          </table:table-cell>
          <table:table-cell table:formula="of:=[.$I$1]&amp;[.C207]&amp;[.$J$1]&amp;[.$K$1]" office:value-type="string" office:string-value="&quot;Accounts Receivable (Corporate)&quot;," calcext:value-type="string">
            <text:p>"Accounts Receivable (Corporate)",</text:p>
          </table:table-cell>
          <table:table-cell table:formula="of:=[.$I$1]&amp;[.D20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9.C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Daily Balance Monitoring</text:p>
          </table:table-cell>
          <table:table-cell table:number-columns-repeated="11"/>
          <table:table-cell table:formula="of:=[.$I$1]&amp;[.A208]&amp;[.$J$1]&amp;[.$K$1]" office:value-type="string" office:string-value="&quot;2015-AM-09.C.2&quot;," calcext:value-type="string">
            <text:p>"2015-AM-09.C.2",</text:p>
          </table:table-cell>
          <table:table-cell table:formula="of:=[.$I$1]&amp;[.B208]&amp;[.$J$1]&amp;[.$K$1]" office:value-type="string" office:string-value="&quot;2015-AM-09&quot;," calcext:value-type="string">
            <text:p>"2015-AM-09",</text:p>
          </table:table-cell>
          <table:table-cell table:formula="of:=[.$I$1]&amp;[.C208]&amp;[.$J$1]&amp;[.$K$1]" office:value-type="string" office:string-value="&quot;Daily Balance Monitoring&quot;," calcext:value-type="string">
            <text:p>"Daily Balance Monitoring",</text:p>
          </table:table-cell>
          <table:table-cell table:formula="of:=[.$I$1]&amp;[.D20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9.C.3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Bank Recons</text:p>
          </table:table-cell>
          <table:table-cell table:number-columns-repeated="11"/>
          <table:table-cell table:formula="of:=[.$I$1]&amp;[.A209]&amp;[.$J$1]&amp;[.$K$1]" office:value-type="string" office:string-value="&quot;2015-AM-09.C.3&quot;," calcext:value-type="string">
            <text:p>"2015-AM-09.C.3",</text:p>
          </table:table-cell>
          <table:table-cell table:formula="of:=[.$I$1]&amp;[.B209]&amp;[.$J$1]&amp;[.$K$1]" office:value-type="string" office:string-value="&quot;2015-AM-09&quot;," calcext:value-type="string">
            <text:p>"2015-AM-09",</text:p>
          </table:table-cell>
          <table:table-cell table:formula="of:=[.$I$1]&amp;[.C209]&amp;[.$J$1]&amp;[.$K$1]" office:value-type="string" office:string-value="&quot;Bank Recons&quot;," calcext:value-type="string">
            <text:p>"Bank Recons",</text:p>
          </table:table-cell>
          <table:table-cell table:formula="of:=[.$I$1]&amp;[.D20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9.D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Managing Agents</text:p>
          </table:table-cell>
          <table:table-cell table:number-columns-repeated="11"/>
          <table:table-cell table:formula="of:=[.$I$1]&amp;[.A210]&amp;[.$J$1]&amp;[.$K$1]" office:value-type="string" office:string-value="&quot;2015-AM-09.D.1&quot;," calcext:value-type="string">
            <text:p>"2015-AM-09.D.1",</text:p>
          </table:table-cell>
          <table:table-cell table:formula="of:=[.$I$1]&amp;[.B210]&amp;[.$J$1]&amp;[.$K$1]" office:value-type="string" office:string-value="&quot;2015-AM-09&quot;," calcext:value-type="string">
            <text:p>"2015-AM-09",</text:p>
          </table:table-cell>
          <table:table-cell table:formula="of:=[.$I$1]&amp;[.C210]&amp;[.$J$1]&amp;[.$K$1]" office:value-type="string" office:string-value="&quot;Managing Agents&quot;," calcext:value-type="string">
            <text:p>"Managing Agents",</text:p>
          </table:table-cell>
          <table:table-cell table:formula="of:=[.$I$1]&amp;[.D21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9.E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[.$I$1]&amp;[.A211]&amp;[.$J$1]&amp;[.$K$1]" office:value-type="string" office:string-value="&quot;2015-AM-09.E.1&quot;," calcext:value-type="string">
            <text:p>"2015-AM-09.E.1",</text:p>
          </table:table-cell>
          <table:table-cell table:formula="of:=[.$I$1]&amp;[.B211]&amp;[.$J$1]&amp;[.$K$1]" office:value-type="string" office:string-value="&quot;2015-AM-09&quot;," calcext:value-type="string">
            <text:p>"2015-AM-09",</text:p>
          </table:table-cell>
          <table:table-cell table:formula="of:=[.$I$1]&amp;[.C211]&amp;[.$J$1]&amp;[.$K$1]" office:value-type="string" office:string-value="&quot;System Access&quot;," calcext:value-type="string">
            <text:p>"System Access",</text:p>
          </table:table-cell>
          <table:table-cell table:formula="of:=[.$I$1]&amp;[.D21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09.E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Data Transmissions</text:p>
          </table:table-cell>
          <table:table-cell table:number-columns-repeated="11"/>
          <table:table-cell table:formula="of:=[.$I$1]&amp;[.A212]&amp;[.$J$1]&amp;[.$K$1]" office:value-type="string" office:string-value="&quot;2015-AM-09.E.2&quot;," calcext:value-type="string">
            <text:p>"2015-AM-09.E.2",</text:p>
          </table:table-cell>
          <table:table-cell table:formula="of:=[.$I$1]&amp;[.B212]&amp;[.$J$1]&amp;[.$K$1]" office:value-type="string" office:string-value="&quot;2015-AM-09&quot;," calcext:value-type="string">
            <text:p>"2015-AM-09",</text:p>
          </table:table-cell>
          <table:table-cell table:formula="of:=[.$I$1]&amp;[.C212]&amp;[.$J$1]&amp;[.$K$1]" office:value-type="string" office:string-value="&quot;Data Transmissions&quot;," calcext:value-type="string">
            <text:p>"Data Transmissions",</text:p>
          </table:table-cell>
          <table:table-cell table:formula="of:=[.$I$1]&amp;[.D21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AM-12.0.0</text:p>
          </table:table-cell>
          <table:table-cell office:value-type="string" calcext:value-type="string">
            <text:p>2015-AM-12</text:p>
          </table:table-cell>
          <table:table-cell office:value-type="string" calcext:value-type="string">
            <text:p>Fund Finance</text:p>
          </table:table-cell>
          <table:table-cell table:number-columns-repeated="11"/>
          <table:table-cell table:formula="of:=[.$I$1]&amp;[.A213]&amp;[.$J$1]&amp;[.$K$1]" office:value-type="string" office:string-value="&quot;2015-AM-12.0.0&quot;," calcext:value-type="string">
            <text:p>"2015-AM-12.0.0",</text:p>
          </table:table-cell>
          <table:table-cell table:formula="of:=[.$I$1]&amp;[.B213]&amp;[.$J$1]&amp;[.$K$1]" office:value-type="string" office:string-value="&quot;2015-AM-12&quot;," calcext:value-type="string">
            <text:p>"2015-AM-12",</text:p>
          </table:table-cell>
          <table:table-cell table:formula="of:=[.$I$1]&amp;[.C213]&amp;[.$J$1]&amp;[.$K$1]" office:value-type="string" office:string-value="&quot;Fund Finance&quot;," calcext:value-type="string">
            <text:p>"Fund Finance",</text:p>
          </table:table-cell>
          <table:table-cell table:formula="of:=[.$I$1]&amp;[.D21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TH-01.0</text:p>
          </table:table-cell>
          <table:table-cell office:value-type="string" calcext:value-type="string">
            <text:p>2015-TH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214]&amp;[.$J$1]&amp;[.$K$1]" office:value-type="string" office:string-value="&quot;2015-TH-01.0&quot;," calcext:value-type="string">
            <text:p>"2015-TH-01.0",</text:p>
          </table:table-cell>
          <table:table-cell table:formula="of:=[.$I$1]&amp;[.B214]&amp;[.$J$1]&amp;[.$K$1]" office:value-type="string" office:string-value="&quot;2015-TH-01&quot;," calcext:value-type="string">
            <text:p>"2015-TH-01",</text:p>
          </table:table-cell>
          <table:table-cell table:formula="of:=[.$I$1]&amp;[.C214]&amp;[.$J$1]&amp;[.$K$1]" office:value-type="string" office:string-value="&quot;General&quot;," calcext:value-type="string">
            <text:p>"General",</text:p>
          </table:table-cell>
          <table:table-cell table:formula="of:=[.$I$1]&amp;[.D21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TH-02.0</text:p>
          </table:table-cell>
          <table:table-cell office:value-type="string" calcext:value-type="string">
            <text:p>2015-TH-0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215]&amp;[.$J$1]&amp;[.$K$1]" office:value-type="string" office:string-value="&quot;2015-TH-02.0&quot;," calcext:value-type="string">
            <text:p>"2015-TH-02.0",</text:p>
          </table:table-cell>
          <table:table-cell table:formula="of:=[.$I$1]&amp;[.B215]&amp;[.$J$1]&amp;[.$K$1]" office:value-type="string" office:string-value="&quot;2015-TH-02&quot;," calcext:value-type="string">
            <text:p>"2015-TH-02",</text:p>
          </table:table-cell>
          <table:table-cell table:formula="of:=[.$I$1]&amp;[.C215]&amp;[.$J$1]&amp;[.$K$1]" office:value-type="string" office:string-value="&quot;General&quot;," calcext:value-type="string">
            <text:p>"General",</text:p>
          </table:table-cell>
          <table:table-cell table:formula="of:=[.$I$1]&amp;[.D21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2015-TH-03.0.0</text:p>
          </table:table-cell>
          <table:table-cell office:value-type="string" calcext:value-type="string">
            <text:p>2015-TH-0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216]&amp;[.$J$1]&amp;[.$K$1]" office:value-type="string" office:string-value="&quot;2015-TH-03.0.0&quot;," calcext:value-type="string">
            <text:p>"2015-TH-03.0.0",</text:p>
          </table:table-cell>
          <table:table-cell table:formula="of:=[.$I$1]&amp;[.B216]&amp;[.$J$1]&amp;[.$K$1]" office:value-type="string" office:string-value="&quot;2015-TH-03&quot;," calcext:value-type="string">
            <text:p>"2015-TH-03",</text:p>
          </table:table-cell>
          <table:table-cell table:formula="of:=[.$I$1]&amp;[.C216]&amp;[.$J$1]&amp;[.$K$1]" office:value-type="string" office:string-value="&quot;General&quot;," calcext:value-type="string">
            <text:p>"General",</text:p>
          </table:table-cell>
          <table:table-cell table:formula="of:=[.$I$1]&amp;[.D21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</text:p>
          </table:table-cell>
          <table:table-cell table:number-columns-repeated="11"/>
          <table:table-cell table:formula="of:=[.$I$1]&amp;[.A217]&amp;[.$J$1]&amp;[.$K$1]" office:value-type="string" office:string-value="&quot;AD&quot;," calcext:value-type="string">
            <text:p>"AD",</text:p>
          </table:table-cell>
          <table:table-cell table:formula="of:=[.$I$1]&amp;[.B217]&amp;[.$J$1]&amp;[.$K$1]" office:value-type="string" office:string-value="&quot;FAMILY&quot;," calcext:value-type="string">
            <text:p>"FAMILY",</text:p>
          </table:table-cell>
          <table:table-cell table:formula="of:=[.$I$1]&amp;[.C217]&amp;[.$J$1]&amp;[.$K$1]" office:value-type="string" office:string-value="&quot;Alyssa&quot;," calcext:value-type="string">
            <text:p>"Alyssa",</text:p>
          </table:table-cell>
          <table:table-cell table:formula="of:=[.$I$1]&amp;[.D21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[.$I$1]&amp;[.A218]&amp;[.$J$1]&amp;[.$K$1]" office:value-type="string" office:string-value="&quot;ADMIN&quot;," calcext:value-type="string">
            <text:p>"ADMIN",</text:p>
          </table:table-cell>
          <table:table-cell table:formula="of:=[.$I$1]&amp;[.B218]&amp;[.$J$1]&amp;[.$K$1]" office:value-type="string" office:string-value="&quot;ADMIN&quot;," calcext:value-type="string">
            <text:p>"ADMIN",</text:p>
          </table:table-cell>
          <table:table-cell table:formula="of:=[.$I$1]&amp;[.C218]&amp;[.$J$1]&amp;[.$K$1]" office:value-type="string" office:string-value="&quot;Admin&quot;," calcext:value-type="string">
            <text:p>"Admin",</text:p>
          </table:table-cell>
          <table:table-cell table:formula="of:=[.$I$1]&amp;[.D21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BMP.A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19]&amp;[.$J$1]&amp;[.$K$1]" office:value-type="string" office:string-value="&quot;BMP.A&quot;," calcext:value-type="string">
            <text:p>"BMP.A",</text:p>
          </table:table-cell>
          <table:table-cell table:formula="of:=[.$I$1]&amp;[.B219]&amp;[.$J$1]&amp;[.$K$1]" office:value-type="string" office:string-value="&quot;BMP&quot;," calcext:value-type="string">
            <text:p>"BMP",</text:p>
          </table:table-cell>
          <table:table-cell table:formula="of:=[.$I$1]&amp;[.C219]&amp;[.$J$1]&amp;[.$K$1]" office:value-type="string" office:string-value="&quot;General&quot;," calcext:value-type="string">
            <text:p>"General",</text:p>
          </table:table-cell>
          <table:table-cell table:formula="of:=[.$I$1]&amp;[.D21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MP.0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WFAM BMP</text:p>
          </table:table-cell>
          <table:table-cell table:number-columns-repeated="11"/>
          <table:table-cell table:formula="of:=[.$I$1]&amp;[.A220]&amp;[.$J$1]&amp;[.$K$1]" office:value-type="string" office:string-value="&quot;BMP.0&quot;," calcext:value-type="string">
            <text:p>"BMP.0",</text:p>
          </table:table-cell>
          <table:table-cell table:formula="of:=[.$I$1]&amp;[.B220]&amp;[.$J$1]&amp;[.$K$1]" office:value-type="string" office:string-value="&quot;BMP&quot;," calcext:value-type="string">
            <text:p>"BMP",</text:p>
          </table:table-cell>
          <table:table-cell table:formula="of:=[.$I$1]&amp;[.C220]&amp;[.$J$1]&amp;[.$K$1]" office:value-type="string" office:string-value="&quot;WFAM BMP&quot;," calcext:value-type="string">
            <text:p>"WFAM BMP",</text:p>
          </table:table-cell>
          <table:table-cell table:formula="of:=[.$I$1]&amp;[.D22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BMP.1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FMG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21]&amp;[.$J$1]&amp;[.$K$1]" office:value-type="string" office:string-value="&quot;BMP.1&quot;," calcext:value-type="string">
            <text:p>"BMP.1",</text:p>
          </table:table-cell>
          <table:table-cell table:formula="of:=[.$I$1]&amp;[.B221]&amp;[.$J$1]&amp;[.$K$1]" office:value-type="string" office:string-value="&quot;BMP&quot;," calcext:value-type="string">
            <text:p>"BMP",</text:p>
          </table:table-cell>
          <table:table-cell table:formula="of:=[.$I$1]&amp;[.C221]&amp;[.$J$1]&amp;[.$K$1]" office:value-type="string" office:string-value="&quot;FMG BMP&quot;," calcext:value-type="string">
            <text:p>"FMG BMP",</text:p>
          </table:table-cell>
          <table:table-cell table:formula="of:=[.$I$1]&amp;[.D22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MP.2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alliard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22]&amp;[.$J$1]&amp;[.$K$1]" office:value-type="string" office:string-value="&quot;BMP.2&quot;," calcext:value-type="string">
            <text:p>"BMP.2",</text:p>
          </table:table-cell>
          <table:table-cell table:formula="of:=[.$I$1]&amp;[.B222]&amp;[.$J$1]&amp;[.$K$1]" office:value-type="string" office:string-value="&quot;BMP&quot;," calcext:value-type="string">
            <text:p>"BMP",</text:p>
          </table:table-cell>
          <table:table-cell table:formula="of:=[.$I$1]&amp;[.C222]&amp;[.$J$1]&amp;[.$K$1]" office:value-type="string" office:string-value="&quot;Galliard BMP&quot;," calcext:value-type="string">
            <text:p>"Galliard BMP",</text:p>
          </table:table-cell>
          <table:table-cell table:formula="of:=[.$I$1]&amp;[.D22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MP.3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olden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23]&amp;[.$J$1]&amp;[.$K$1]" office:value-type="string" office:string-value="&quot;BMP.3&quot;," calcext:value-type="string">
            <text:p>"BMP.3",</text:p>
          </table:table-cell>
          <table:table-cell table:formula="of:=[.$I$1]&amp;[.B223]&amp;[.$J$1]&amp;[.$K$1]" office:value-type="string" office:string-value="&quot;BMP&quot;," calcext:value-type="string">
            <text:p>"BMP",</text:p>
          </table:table-cell>
          <table:table-cell table:formula="of:=[.$I$1]&amp;[.C223]&amp;[.$J$1]&amp;[.$K$1]" office:value-type="string" office:string-value="&quot;Golden BMP&quot;," calcext:value-type="string">
            <text:p>"Golden BMP",</text:p>
          </table:table-cell>
          <table:table-cell table:formula="of:=[.$I$1]&amp;[.D22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MP.4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WCM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24]&amp;[.$J$1]&amp;[.$K$1]" office:value-type="string" office:string-value="&quot;BMP.4&quot;," calcext:value-type="string">
            <text:p>"BMP.4",</text:p>
          </table:table-cell>
          <table:table-cell table:formula="of:=[.$I$1]&amp;[.B224]&amp;[.$J$1]&amp;[.$K$1]" office:value-type="string" office:string-value="&quot;BMP&quot;," calcext:value-type="string">
            <text:p>"BMP",</text:p>
          </table:table-cell>
          <table:table-cell table:formula="of:=[.$I$1]&amp;[.C224]&amp;[.$J$1]&amp;[.$K$1]" office:value-type="string" office:string-value="&quot;WCM BMP&quot;," calcext:value-type="string">
            <text:p>"WCM BMP",</text:p>
          </table:table-cell>
          <table:table-cell table:formula="of:=[.$I$1]&amp;[.D22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MP.6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FIA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25]&amp;[.$J$1]&amp;[.$K$1]" office:value-type="string" office:string-value="&quot;BMP.6&quot;," calcext:value-type="string">
            <text:p>"BMP.6",</text:p>
          </table:table-cell>
          <table:table-cell table:formula="of:=[.$I$1]&amp;[.B225]&amp;[.$J$1]&amp;[.$K$1]" office:value-type="string" office:string-value="&quot;BMP&quot;," calcext:value-type="string">
            <text:p>"BMP",</text:p>
          </table:table-cell>
          <table:table-cell table:formula="of:=[.$I$1]&amp;[.C225]&amp;[.$J$1]&amp;[.$K$1]" office:value-type="string" office:string-value="&quot;FIA BMP&quot;," calcext:value-type="string">
            <text:p>"FIA BMP",</text:p>
          </table:table-cell>
          <table:table-cell table:formula="of:=[.$I$1]&amp;[.D22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MP.7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ECM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26]&amp;[.$J$1]&amp;[.$K$1]" office:value-type="string" office:string-value="&quot;BMP.7&quot;," calcext:value-type="string">
            <text:p>"BMP.7",</text:p>
          </table:table-cell>
          <table:table-cell table:formula="of:=[.$I$1]&amp;[.B226]&amp;[.$J$1]&amp;[.$K$1]" office:value-type="string" office:string-value="&quot;BMP&quot;," calcext:value-type="string">
            <text:p>"BMP",</text:p>
          </table:table-cell>
          <table:table-cell table:formula="of:=[.$I$1]&amp;[.C226]&amp;[.$J$1]&amp;[.$K$1]" office:value-type="string" office:string-value="&quot;ECM BMP&quot;," calcext:value-type="string">
            <text:p>"ECM BMP",</text:p>
          </table:table-cell>
          <table:table-cell table:formula="of:=[.$I$1]&amp;[.D22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MP.5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Rock Creek BMP</text:p>
          </table:table-cell>
          <table:table-cell table:number-columns-repeated="11"/>
          <table:table-cell table:formula="of:=[.$I$1]&amp;[.A227]&amp;[.$J$1]&amp;[.$K$1]" office:value-type="string" office:string-value="&quot;BMP.5&quot;," calcext:value-type="string">
            <text:p>"BMP.5",</text:p>
          </table:table-cell>
          <table:table-cell table:formula="of:=[.$I$1]&amp;[.B227]&amp;[.$J$1]&amp;[.$K$1]" office:value-type="string" office:string-value="&quot;BMP&quot;," calcext:value-type="string">
            <text:p>"BMP",</text:p>
          </table:table-cell>
          <table:table-cell table:formula="of:=[.$I$1]&amp;[.C227]&amp;[.$J$1]&amp;[.$K$1]" office:value-type="string" office:string-value="&quot;Rock Creek BMP&quot;," calcext:value-type="string">
            <text:p>"Rock Creek BMP",</text:p>
          </table:table-cell>
          <table:table-cell table:formula="of:=[.$I$1]&amp;[.D22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CC.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egal Entity Cvg. Coord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28]&amp;[.$J$1]&amp;[.$K$1]" office:value-type="string" office:string-value="&quot;CC.L&quot;," calcext:value-type="string">
            <text:p>"CC.L",</text:p>
          </table:table-cell>
          <table:table-cell table:formula="of:=[.$I$1]&amp;[.B228]&amp;[.$J$1]&amp;[.$K$1]" office:value-type="string" office:string-value="&quot;CC&quot;," calcext:value-type="string">
            <text:p>"CC",</text:p>
          </table:table-cell>
          <table:table-cell table:formula="of:=[.$I$1]&amp;[.C228]&amp;[.$J$1]&amp;[.$K$1]" office:value-type="string" office:string-value="&quot;Legal Entity Cvg. Coord.&quot;," calcext:value-type="string">
            <text:p>"Legal Entity Cvg. Coord.",</text:p>
          </table:table-cell>
          <table:table-cell table:formula="of:=[.$I$1]&amp;[.D22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C.O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ON Cvg. Coord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29]&amp;[.$J$1]&amp;[.$K$1]" office:value-type="string" office:string-value="&quot;CC.O&quot;," calcext:value-type="string">
            <text:p>"CC.O",</text:p>
          </table:table-cell>
          <table:table-cell table:formula="of:=[.$I$1]&amp;[.B229]&amp;[.$J$1]&amp;[.$K$1]" office:value-type="string" office:string-value="&quot;CC&quot;," calcext:value-type="string">
            <text:p>"CC",</text:p>
          </table:table-cell>
          <table:table-cell table:formula="of:=[.$I$1]&amp;[.C229]&amp;[.$J$1]&amp;[.$K$1]" office:value-type="string" office:string-value="&quot;OON Cvg. Coord.&quot;," calcext:value-type="string">
            <text:p>"OON Cvg. Coord.",</text:p>
          </table:table-cell>
          <table:table-cell table:formula="of:=[.$I$1]&amp;[.D22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Brian B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30]&amp;[.$J$1]&amp;[.$K$1]" office:value-type="string" office:string-value="&quot;BB&quot;," calcext:value-type="string">
            <text:p>"BB",</text:p>
          </table:table-cell>
          <table:table-cell table:formula="of:=[.$I$1]&amp;[.B230]&amp;[.$J$1]&amp;[.$K$1]" office:value-type="string" office:string-value="&quot;M.CW&quot;," calcext:value-type="string">
            <text:p>"M.CW",</text:p>
          </table:table-cell>
          <table:table-cell table:formula="of:=[.$I$1]&amp;[.C230]&amp;[.$J$1]&amp;[.$K$1]" office:value-type="string" office:string-value="&quot;Brian B.&quot;," calcext:value-type="string">
            <text:p>"Brian B.",</text:p>
          </table:table-cell>
          <table:table-cell table:formula="of:=[.$I$1]&amp;[.D23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31]&amp;[.$J$1]&amp;[.$K$1]" office:value-type="string" office:string-value="&quot;BM&quot;," calcext:value-type="string">
            <text:p>"BM",</text:p>
          </table:table-cell>
          <table:table-cell table:formula="of:=[.$I$1]&amp;[.B231]&amp;[.$J$1]&amp;[.$K$1]" office:value-type="string" office:string-value="&quot;M.CW&quot;," calcext:value-type="string">
            <text:p>"M.CW",</text:p>
          </table:table-cell>
          <table:table-cell table:formula="of:=[.$I$1]&amp;[.C231]&amp;[.$J$1]&amp;[.$K$1]" office:value-type="string" office:string-value="&quot;Brian&quot;," calcext:value-type="string">
            <text:p>"Brian",</text:p>
          </table:table-cell>
          <table:table-cell table:formula="of:=[.$I$1]&amp;[.D23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32]&amp;[.$J$1]&amp;[.$K$1]" office:value-type="string" office:string-value="&quot;CB&quot;," calcext:value-type="string">
            <text:p>"CB",</text:p>
          </table:table-cell>
          <table:table-cell table:formula="of:=[.$I$1]&amp;[.B232]&amp;[.$J$1]&amp;[.$K$1]" office:value-type="string" office:string-value="&quot;M.CW&quot;," calcext:value-type="string">
            <text:p>"M.CW",</text:p>
          </table:table-cell>
          <table:table-cell table:formula="of:=[.$I$1]&amp;[.C232]&amp;[.$J$1]&amp;[.$K$1]" office:value-type="string" office:string-value="&quot;Chris&quot;," calcext:value-type="string">
            <text:p>"Chris",</text:p>
          </table:table-cell>
          <table:table-cell table:formula="of:=[.$I$1]&amp;[.D23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W-Group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o-work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233]&amp;[.$J$1]&amp;[.$K$1]" office:value-type="string" office:string-value="&quot;CW-Group&quot;," calcext:value-type="string">
            <text:p>"CW-Group",</text:p>
          </table:table-cell>
          <table:table-cell table:formula="of:=[.$I$1]&amp;[.B233]&amp;[.$J$1]&amp;[.$K$1]" office:value-type="string" office:string-value="&quot;CWSocial&quot;," calcext:value-type="string">
            <text:p>"CWSocial",</text:p>
          </table:table-cell>
          <table:table-cell table:formula="of:=[.$I$1]&amp;[.C233]&amp;[.$J$1]&amp;[.$K$1]" office:value-type="string" office:string-value="&quot;Co-workers&quot;," calcext:value-type="string">
            <text:p>"Co-workers",</text:p>
          </table:table-cell>
          <table:table-cell table:formula="of:=[.$I$1]&amp;[.D233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34]&amp;[.$J$1]&amp;[.$K$1]" office:value-type="string" office:string-value="&quot;JC&quot;," calcext:value-type="string">
            <text:p>"JC",</text:p>
          </table:table-cell>
          <table:table-cell table:formula="of:=[.$I$1]&amp;[.B234]&amp;[.$J$1]&amp;[.$K$1]" office:value-type="string" office:string-value="&quot;M.CW&quot;," calcext:value-type="string">
            <text:p>"M.CW",</text:p>
          </table:table-cell>
          <table:table-cell table:formula="of:=[.$I$1]&amp;[.C234]&amp;[.$J$1]&amp;[.$K$1]" office:value-type="string" office:string-value="&quot;Joe&quot;," calcext:value-type="string">
            <text:p>"Joe",</text:p>
          </table:table-cell>
          <table:table-cell table:formula="of:=[.$I$1]&amp;[.D23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JF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arre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35]&amp;[.$J$1]&amp;[.$K$1]" office:value-type="string" office:string-value="&quot;JF&quot;," calcext:value-type="string">
            <text:p>"JF",</text:p>
          </table:table-cell>
          <table:table-cell table:formula="of:=[.$I$1]&amp;[.B235]&amp;[.$J$1]&amp;[.$K$1]" office:value-type="string" office:string-value="&quot;M.CW&quot;," calcext:value-type="string">
            <text:p>"M.CW",</text:p>
          </table:table-cell>
          <table:table-cell table:formula="of:=[.$I$1]&amp;[.C235]&amp;[.$J$1]&amp;[.$K$1]" office:value-type="string" office:string-value="&quot;Jarred&quot;," calcext:value-type="string">
            <text:p>"Jarred",</text:p>
          </table:table-cell>
          <table:table-cell table:formula="of:=[.$I$1]&amp;[.D23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36]&amp;[.$J$1]&amp;[.$K$1]" office:value-type="string" office:string-value="&quot;JL&quot;," calcext:value-type="string">
            <text:p>"JL",</text:p>
          </table:table-cell>
          <table:table-cell table:formula="of:=[.$I$1]&amp;[.B236]&amp;[.$J$1]&amp;[.$K$1]" office:value-type="string" office:string-value="&quot;F.CW&quot;," calcext:value-type="string">
            <text:p>"F.CW",</text:p>
          </table:table-cell>
          <table:table-cell table:formula="of:=[.$I$1]&amp;[.C236]&amp;[.$J$1]&amp;[.$K$1]" office:value-type="string" office:string-value="&quot;Joyce&quot;," calcext:value-type="string">
            <text:p>"Joyce",</text:p>
          </table:table-cell>
          <table:table-cell table:formula="of:=[.$I$1]&amp;[.D23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JMo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ulian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37]&amp;[.$J$1]&amp;[.$K$1]" office:value-type="string" office:string-value="&quot;JMo&quot;," calcext:value-type="string">
            <text:p>"JMo",</text:p>
          </table:table-cell>
          <table:table-cell table:formula="of:=[.$I$1]&amp;[.B237]&amp;[.$J$1]&amp;[.$K$1]" office:value-type="string" office:string-value="&quot;F.CW&quot;," calcext:value-type="string">
            <text:p>"F.CW",</text:p>
          </table:table-cell>
          <table:table-cell table:formula="of:=[.$I$1]&amp;[.C237]&amp;[.$J$1]&amp;[.$K$1]" office:value-type="string" office:string-value="&quot;Julianne&quot;," calcext:value-type="string">
            <text:p>"Julianne",</text:p>
          </table:table-cell>
          <table:table-cell table:formula="of:=[.$I$1]&amp;[.D23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Kishwar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38]&amp;[.$J$1]&amp;[.$K$1]" office:value-type="string" office:string-value="&quot;KA&quot;," calcext:value-type="string">
            <text:p>"KA",</text:p>
          </table:table-cell>
          <table:table-cell table:formula="of:=[.$I$1]&amp;[.B238]&amp;[.$J$1]&amp;[.$K$1]" office:value-type="string" office:string-value="&quot;M.CW&quot;," calcext:value-type="string">
            <text:p>"M.CW",</text:p>
          </table:table-cell>
          <table:table-cell table:formula="of:=[.$I$1]&amp;[.C238]&amp;[.$J$1]&amp;[.$K$1]" office:value-type="string" office:string-value="&quot;Kishwar&quot;," calcext:value-type="string">
            <text:p>"Kishwar",</text:p>
          </table:table-cell>
          <table:table-cell table:formula="of:=[.$I$1]&amp;[.D23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39]&amp;[.$J$1]&amp;[.$K$1]" office:value-type="string" office:string-value="&quot;LD&quot;," calcext:value-type="string">
            <text:p>"LD",</text:p>
          </table:table-cell>
          <table:table-cell table:formula="of:=[.$I$1]&amp;[.B239]&amp;[.$J$1]&amp;[.$K$1]" office:value-type="string" office:string-value="&quot;F.CW&quot;," calcext:value-type="string">
            <text:p>"F.CW",</text:p>
          </table:table-cell>
          <table:table-cell table:formula="of:=[.$I$1]&amp;[.C239]&amp;[.$J$1]&amp;[.$K$1]" office:value-type="string" office:string-value="&quot;Laurie&quot;," calcext:value-type="string">
            <text:p>"Laurie",</text:p>
          </table:table-cell>
          <table:table-cell table:formula="of:=[.$I$1]&amp;[.D23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LJ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auren J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40]&amp;[.$J$1]&amp;[.$K$1]" office:value-type="string" office:string-value="&quot;LJ&quot;," calcext:value-type="string">
            <text:p>"LJ",</text:p>
          </table:table-cell>
          <table:table-cell table:formula="of:=[.$I$1]&amp;[.B240]&amp;[.$J$1]&amp;[.$K$1]" office:value-type="string" office:string-value="&quot;F.CW&quot;," calcext:value-type="string">
            <text:p>"F.CW",</text:p>
          </table:table-cell>
          <table:table-cell table:formula="of:=[.$I$1]&amp;[.C240]&amp;[.$J$1]&amp;[.$K$1]" office:value-type="string" office:string-value="&quot;Lauren J&quot;," calcext:value-type="string">
            <text:p>"Lauren J",</text:p>
          </table:table-cell>
          <table:table-cell table:formula="of:=[.$I$1]&amp;[.D24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Man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41]&amp;[.$J$1]&amp;[.$K$1]" office:value-type="string" office:string-value="&quot;MM&quot;," calcext:value-type="string">
            <text:p>"MM",</text:p>
          </table:table-cell>
          <table:table-cell table:formula="of:=[.$I$1]&amp;[.B241]&amp;[.$J$1]&amp;[.$K$1]" office:value-type="string" office:string-value="&quot;M.CW&quot;," calcext:value-type="string">
            <text:p>"M.CW",</text:p>
          </table:table-cell>
          <table:table-cell table:formula="of:=[.$I$1]&amp;[.C241]&amp;[.$J$1]&amp;[.$K$1]" office:value-type="string" office:string-value="&quot;Mani&quot;," calcext:value-type="string">
            <text:p>"Mani",</text:p>
          </table:table-cell>
          <table:table-cell table:formula="of:=[.$I$1]&amp;[.D24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SJP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Synd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42]&amp;[.$J$1]&amp;[.$K$1]" office:value-type="string" office:string-value="&quot;SJP&quot;," calcext:value-type="string">
            <text:p>"SJP",</text:p>
          </table:table-cell>
          <table:table-cell table:formula="of:=[.$I$1]&amp;[.B242]&amp;[.$J$1]&amp;[.$K$1]" office:value-type="string" office:string-value="&quot;F.CW&quot;," calcext:value-type="string">
            <text:p>"F.CW",</text:p>
          </table:table-cell>
          <table:table-cell table:formula="of:=[.$I$1]&amp;[.C242]&amp;[.$J$1]&amp;[.$K$1]" office:value-type="string" office:string-value="&quot;Syndie&quot;," calcext:value-type="string">
            <text:p>"Syndie",</text:p>
          </table:table-cell>
          <table:table-cell table:formula="of:=[.$I$1]&amp;[.D24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office:value-type="string" calcext:value-type="string">
            <text:p>Division Initiatives</text:p>
          </table:table-cell>
          <table:table-cell table:number-columns-repeated="11"/>
          <table:table-cell table:formula="of:=[.$I$1]&amp;[.A243]&amp;[.$J$1]&amp;[.$K$1]" office:value-type="string" office:string-value="&quot;DI&quot;," calcext:value-type="string">
            <text:p>"DI",</text:p>
          </table:table-cell>
          <table:table-cell table:formula="of:=[.$I$1]&amp;[.B243]&amp;[.$J$1]&amp;[.$K$1]" office:value-type="string" office:string-value="&quot;DI&quot;," calcext:value-type="string">
            <text:p>"DI",</text:p>
          </table:table-cell>
          <table:table-cell table:formula="of:=[.$I$1]&amp;[.C243]&amp;[.$J$1]&amp;[.$K$1]" office:value-type="string" office:string-value="&quot;Division Initiatives&quot;," calcext:value-type="string">
            <text:p>"Division Initiatives",</text:p>
          </table:table-cell>
          <table:table-cell table:formula="of:=[.$I$1]&amp;[.D24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table:number-columns-repeated="11"/>
          <table:table-cell table:formula="of:=[.$I$1]&amp;[.A244]&amp;[.$J$1]&amp;[.$K$1]" office:value-type="string" office:string-value="&quot;Dog&quot;," calcext:value-type="string">
            <text:p>"Dog",</text:p>
          </table:table-cell>
          <table:table-cell table:formula="of:=[.$I$1]&amp;[.B244]&amp;[.$J$1]&amp;[.$K$1]" office:value-type="string" office:string-value="&quot;DOG&quot;," calcext:value-type="string">
            <text:p>"DOG",</text:p>
          </table:table-cell>
          <table:table-cell table:formula="of:=[.$I$1]&amp;[.C244]&amp;[.$J$1]&amp;[.$K$1]" office:value-type="string" office:string-value="&quot;Dog&quot;," calcext:value-type="string">
            <text:p>"Dog",</text:p>
          </table:table-cell>
          <table:table-cell table:formula="of:=[.$I$1]&amp;[.D24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45]&amp;[.$J$1]&amp;[.$K$1]" office:value-type="string" office:string-value="&quot;AS&quot;," calcext:value-type="string">
            <text:p>"AS",</text:p>
          </table:table-cell>
          <table:table-cell table:formula="of:=[.$I$1]&amp;[.B245]&amp;[.$J$1]&amp;[.$K$1]" office:value-type="string" office:string-value="&quot;EXGFs&quot;," calcext:value-type="string">
            <text:p>"EXGFs",</text:p>
          </table:table-cell>
          <table:table-cell table:formula="of:=[.$I$1]&amp;[.C245]&amp;[.$J$1]&amp;[.$K$1]" office:value-type="string" office:string-value="&quot;Auburn&quot;," calcext:value-type="string">
            <text:p>"Auburn",</text:p>
          </table:table-cell>
          <table:table-cell table:formula="of:=[.$I$1]&amp;[.D24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Day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46]&amp;[.$J$1]&amp;[.$K$1]" office:value-type="string" office:string-value="&quot;DT&quot;," calcext:value-type="string">
            <text:p>"DT",</text:p>
          </table:table-cell>
          <table:table-cell table:formula="of:=[.$I$1]&amp;[.B246]&amp;[.$J$1]&amp;[.$K$1]" office:value-type="string" office:string-value="&quot;EXGFs&quot;," calcext:value-type="string">
            <text:p>"EXGFs",</text:p>
          </table:table-cell>
          <table:table-cell table:formula="of:=[.$I$1]&amp;[.C246]&amp;[.$J$1]&amp;[.$K$1]" office:value-type="string" office:string-value="&quot;Daya&quot;," calcext:value-type="string">
            <text:p>"Daya",</text:p>
          </table:table-cell>
          <table:table-cell table:formula="of:=[.$I$1]&amp;[.D24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Kristin</text:p>
          </table:table-cell>
          <table:table-cell table:number-columns-repeated="11"/>
          <table:table-cell table:formula="of:=[.$I$1]&amp;[.A247]&amp;[.$J$1]&amp;[.$K$1]" office:value-type="string" office:string-value="&quot;KW&quot;," calcext:value-type="string">
            <text:p>"KW",</text:p>
          </table:table-cell>
          <table:table-cell table:formula="of:=[.$I$1]&amp;[.B247]&amp;[.$J$1]&amp;[.$K$1]" office:value-type="string" office:string-value="&quot;F.Friends&quot;," calcext:value-type="string">
            <text:p>"F.Friends",</text:p>
          </table:table-cell>
          <table:table-cell table:formula="of:=[.$I$1]&amp;[.C247]&amp;[.$J$1]&amp;[.$K$1]" office:value-type="string" office:string-value="&quot;Kristin&quot;," calcext:value-type="string">
            <text:p>"Kristin",</text:p>
          </table:table-cell>
          <table:table-cell table:formula="of:=[.$I$1]&amp;[.D24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48]&amp;[.$J$1]&amp;[.$K$1]" office:value-type="string" office:string-value="&quot;LM&quot;," calcext:value-type="string">
            <text:p>"LM",</text:p>
          </table:table-cell>
          <table:table-cell table:formula="of:=[.$I$1]&amp;[.B248]&amp;[.$J$1]&amp;[.$K$1]" office:value-type="string" office:string-value="&quot;EXGFs&quot;," calcext:value-type="string">
            <text:p>"EXGFs",</text:p>
          </table:table-cell>
          <table:table-cell table:formula="of:=[.$I$1]&amp;[.C248]&amp;[.$J$1]&amp;[.$K$1]" office:value-type="string" office:string-value="&quot;Lauren&quot;," calcext:value-type="string">
            <text:p>"Lauren",</text:p>
          </table:table-cell>
          <table:table-cell table:formula="of:=[.$I$1]&amp;[.D24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249]&amp;[.$J$1]&amp;[.$K$1]" office:value-type="string" office:string-value="&quot;AM&quot;," calcext:value-type="string">
            <text:p>"AM",</text:p>
          </table:table-cell>
          <table:table-cell table:formula="of:=[.$I$1]&amp;[.B249]&amp;[.$J$1]&amp;[.$K$1]" office:value-type="string" office:string-value="&quot;F.Friends&quot;," calcext:value-type="string">
            <text:p>"F.Friends",</text:p>
          </table:table-cell>
          <table:table-cell table:formula="of:=[.$I$1]&amp;[.C249]&amp;[.$J$1]&amp;[.$K$1]" office:value-type="string" office:string-value="&quot;Amy&quot;," calcext:value-type="string">
            <text:p>"Amy",</text:p>
          </table:table-cell>
          <table:table-cell table:formula="of:=[.$I$1]&amp;[.D249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Brent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50]&amp;[.$J$1]&amp;[.$K$1]" office:value-type="string" office:string-value="&quot;BK&quot;," calcext:value-type="string">
            <text:p>"BK",</text:p>
          </table:table-cell>
          <table:table-cell table:formula="of:=[.$I$1]&amp;[.B250]&amp;[.$J$1]&amp;[.$K$1]" office:value-type="string" office:string-value="&quot;F.Friends&quot;," calcext:value-type="string">
            <text:p>"F.Friends",</text:p>
          </table:table-cell>
          <table:table-cell table:formula="of:=[.$I$1]&amp;[.C250]&amp;[.$J$1]&amp;[.$K$1]" office:value-type="string" office:string-value="&quot;Brentan&quot;," calcext:value-type="string">
            <text:p>"Brentan",</text:p>
          </table:table-cell>
          <table:table-cell table:formula="of:=[.$I$1]&amp;[.D25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aytie</text:p>
          </table:table-cell>
          <table:table-cell table:number-columns-repeated="11"/>
          <table:table-cell table:formula="of:=[.$I$1]&amp;[.A251]&amp;[.$J$1]&amp;[.$K$1]" office:value-type="string" office:string-value="&quot;CS&quot;," calcext:value-type="string">
            <text:p>"CS",</text:p>
          </table:table-cell>
          <table:table-cell table:formula="of:=[.$I$1]&amp;[.B251]&amp;[.$J$1]&amp;[.$K$1]" office:value-type="string" office:string-value="&quot;F.Friends&quot;," calcext:value-type="string">
            <text:p>"F.Friends",</text:p>
          </table:table-cell>
          <table:table-cell table:formula="of:=[.$I$1]&amp;[.C251]&amp;[.$J$1]&amp;[.$K$1]" office:value-type="string" office:string-value="&quot;Caytie&quot;," calcext:value-type="string">
            <text:p>"Caytie",</text:p>
          </table:table-cell>
          <table:table-cell table:formula="of:=[.$I$1]&amp;[.D25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52]&amp;[.$J$1]&amp;[.$K$1]" office:value-type="string" office:string-value="&quot;JM&quot;," calcext:value-type="string">
            <text:p>"JM",</text:p>
          </table:table-cell>
          <table:table-cell table:formula="of:=[.$I$1]&amp;[.B252]&amp;[.$J$1]&amp;[.$K$1]" office:value-type="string" office:string-value="&quot;F.Friends&quot;," calcext:value-type="string">
            <text:p>"F.Friends",</text:p>
          </table:table-cell>
          <table:table-cell table:formula="of:=[.$I$1]&amp;[.C252]&amp;[.$J$1]&amp;[.$K$1]" office:value-type="string" office:string-value="&quot;Jen&quot;," calcext:value-type="string">
            <text:p>"Jen",</text:p>
          </table:table-cell>
          <table:table-cell table:formula="of:=[.$I$1]&amp;[.D25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JW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53]&amp;[.$J$1]&amp;[.$K$1]" office:value-type="string" office:string-value="&quot;JW&quot;," calcext:value-type="string">
            <text:p>"JW",</text:p>
          </table:table-cell>
          <table:table-cell table:formula="of:=[.$I$1]&amp;[.B253]&amp;[.$J$1]&amp;[.$K$1]" office:value-type="string" office:string-value="&quot;F.CW&quot;," calcext:value-type="string">
            <text:p>"F.CW",</text:p>
          </table:table-cell>
          <table:table-cell table:formula="of:=[.$I$1]&amp;[.C253]&amp;[.$J$1]&amp;[.$K$1]" office:value-type="string" office:string-value="&quot;Jasmine&quot;," calcext:value-type="string">
            <text:p>"Jasmine",</text:p>
          </table:table-cell>
          <table:table-cell table:formula="of:=[.$I$1]&amp;[.D25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54]&amp;[.$J$1]&amp;[.$K$1]" office:value-type="string" office:string-value="&quot;KS&quot;," calcext:value-type="string">
            <text:p>"KS",</text:p>
          </table:table-cell>
          <table:table-cell table:formula="of:=[.$I$1]&amp;[.B254]&amp;[.$J$1]&amp;[.$K$1]" office:value-type="string" office:string-value="&quot;F.Friends&quot;," calcext:value-type="string">
            <text:p>"F.Friends",</text:p>
          </table:table-cell>
          <table:table-cell table:formula="of:=[.$I$1]&amp;[.C254]&amp;[.$J$1]&amp;[.$K$1]" office:value-type="string" office:string-value="&quot;Kira&quot;," calcext:value-type="string">
            <text:p>"Kira",</text:p>
          </table:table-cell>
          <table:table-cell table:formula="of:=[.$I$1]&amp;[.D25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Melinda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255]&amp;[.$J$1]&amp;[.$K$1]" office:value-type="string" office:string-value="&quot;MH&quot;," calcext:value-type="string">
            <text:p>"MH",</text:p>
          </table:table-cell>
          <table:table-cell table:formula="of:=[.$I$1]&amp;[.B255]&amp;[.$J$1]&amp;[.$K$1]" office:value-type="string" office:string-value="&quot;F.Friends&quot;," calcext:value-type="string">
            <text:p>"F.Friends",</text:p>
          </table:table-cell>
          <table:table-cell table:formula="of:=[.$I$1]&amp;[.C255]&amp;[.$J$1]&amp;[.$K$1]" office:value-type="string" office:string-value="&quot;Melinda&quot;," calcext:value-type="string">
            <text:p>"Melinda",</text:p>
          </table:table-cell>
          <table:table-cell table:formula="of:=[.$I$1]&amp;[.D255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N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56]&amp;[.$J$1]&amp;[.$K$1]" office:value-type="string" office:string-value="&quot;NK&quot;," calcext:value-type="string">
            <text:p>"NK",</text:p>
          </table:table-cell>
          <table:table-cell table:formula="of:=[.$I$1]&amp;[.B256]&amp;[.$J$1]&amp;[.$K$1]" office:value-type="string" office:string-value="&quot;F.Friends&quot;," calcext:value-type="string">
            <text:p>"F.Friends",</text:p>
          </table:table-cell>
          <table:table-cell table:formula="of:=[.$I$1]&amp;[.C256]&amp;[.$J$1]&amp;[.$K$1]" office:value-type="string" office:string-value="&quot;Nina&quot;," calcext:value-type="string">
            <text:p>"Nina",</text:p>
          </table:table-cell>
          <table:table-cell table:formula="of:=[.$I$1]&amp;[.D25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Meghan</text:p>
          </table:table-cell>
          <table:table-cell table:number-columns-repeated="11"/>
          <table:table-cell table:formula="of:=[.$I$1]&amp;[.A257]&amp;[.$J$1]&amp;[.$K$1]" office:value-type="string" office:string-value="&quot;ME&quot;," calcext:value-type="string">
            <text:p>"ME",</text:p>
          </table:table-cell>
          <table:table-cell table:formula="of:=[.$I$1]&amp;[.B257]&amp;[.$J$1]&amp;[.$K$1]" office:value-type="string" office:string-value="&quot;F.Friends&quot;," calcext:value-type="string">
            <text:p>"F.Friends",</text:p>
          </table:table-cell>
          <table:table-cell table:formula="of:=[.$I$1]&amp;[.C257]&amp;[.$J$1]&amp;[.$K$1]" office:value-type="string" office:string-value="&quot;Meghan&quot;," calcext:value-type="string">
            <text:p>"Meghan",</text:p>
          </table:table-cell>
          <table:table-cell table:formula="of:=[.$I$1]&amp;[.D25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58]&amp;[.$J$1]&amp;[.$K$1]" office:value-type="string" office:string-value="&quot;KP&quot;," calcext:value-type="string">
            <text:p>"KP",</text:p>
          </table:table-cell>
          <table:table-cell table:formula="of:=[.$I$1]&amp;[.B258]&amp;[.$J$1]&amp;[.$K$1]" office:value-type="string" office:string-value="&quot;F.CW&quot;," calcext:value-type="string">
            <text:p>"F.CW",</text:p>
          </table:table-cell>
          <table:table-cell table:formula="of:=[.$I$1]&amp;[.C258]&amp;[.$J$1]&amp;[.$K$1]" office:value-type="string" office:string-value="&quot;Kelley&quot;," calcext:value-type="string">
            <text:p>"Kelley",</text:p>
          </table:table-cell>
          <table:table-cell table:formula="of:=[.$I$1]&amp;[.D25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Family.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om</text:p>
          </table:table-cell>
          <table:table-cell table:number-columns-repeated="11"/>
          <table:table-cell table:formula="of:=[.$I$1]&amp;[.A259]&amp;[.$J$1]&amp;[.$K$1]" office:value-type="string" office:string-value="&quot;Family.1&quot;," calcext:value-type="string">
            <text:p>"Family.1",</text:p>
          </table:table-cell>
          <table:table-cell table:formula="of:=[.$I$1]&amp;[.B259]&amp;[.$J$1]&amp;[.$K$1]" office:value-type="string" office:string-value="&quot;FAMILY&quot;," calcext:value-type="string">
            <text:p>"FAMILY",</text:p>
          </table:table-cell>
          <table:table-cell table:formula="of:=[.$I$1]&amp;[.C259]&amp;[.$J$1]&amp;[.$K$1]" office:value-type="string" office:string-value="&quot;Mom&quot;," calcext:value-type="string">
            <text:p>"Mom",</text:p>
          </table:table-cell>
          <table:table-cell table:formula="of:=[.$I$1]&amp;[.D25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Family.2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Dad</text:p>
          </table:table-cell>
          <table:table-cell table:number-columns-repeated="11"/>
          <table:table-cell table:formula="of:=[.$I$1]&amp;[.A260]&amp;[.$J$1]&amp;[.$K$1]" office:value-type="string" office:string-value="&quot;Family.2&quot;," calcext:value-type="string">
            <text:p>"Family.2",</text:p>
          </table:table-cell>
          <table:table-cell table:formula="of:=[.$I$1]&amp;[.B260]&amp;[.$J$1]&amp;[.$K$1]" office:value-type="string" office:string-value="&quot;FAMILY&quot;," calcext:value-type="string">
            <text:p>"FAMILY",</text:p>
          </table:table-cell>
          <table:table-cell table:formula="of:=[.$I$1]&amp;[.C260]&amp;[.$J$1]&amp;[.$K$1]" office:value-type="string" office:string-value="&quot;Dad&quot;," calcext:value-type="string">
            <text:p>"Dad",</text:p>
          </table:table-cell>
          <table:table-cell table:formula="of:=[.$I$1]&amp;[.D26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Family.3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 Famil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261]&amp;[.$J$1]&amp;[.$K$1]" office:value-type="string" office:string-value="&quot;Family.3&quot;," calcext:value-type="string">
            <text:p>"Family.3",</text:p>
          </table:table-cell>
          <table:table-cell table:formula="of:=[.$I$1]&amp;[.B261]&amp;[.$J$1]&amp;[.$K$1]" office:value-type="string" office:string-value="&quot;FAMILY&quot;," calcext:value-type="string">
            <text:p>"FAMILY",</text:p>
          </table:table-cell>
          <table:table-cell table:formula="of:=[.$I$1]&amp;[.C261]&amp;[.$J$1]&amp;[.$K$1]" office:value-type="string" office:string-value="&quot;Other Family&quot;," calcext:value-type="string">
            <text:p>"Other Family",</text:p>
          </table:table-cell>
          <table:table-cell table:formula="of:=[.$I$1]&amp;[.D261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English (Review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62]&amp;[.$J$1]&amp;[.$K$1]" office:value-type="string" office:string-value="&quot;ENG&quot;," calcext:value-type="string">
            <text:p>"ENG",</text:p>
          </table:table-cell>
          <table:table-cell table:formula="of:=[.$I$1]&amp;[.B262]&amp;[.$J$1]&amp;[.$K$1]" office:value-type="string" office:string-value="&quot;FLANG&quot;," calcext:value-type="string">
            <text:p>"FLANG",</text:p>
          </table:table-cell>
          <table:table-cell table:formula="of:=[.$I$1]&amp;[.C262]&amp;[.$J$1]&amp;[.$K$1]" office:value-type="string" office:string-value="&quot;English (Review)&quot;," calcext:value-type="string">
            <text:p>"English (Review)",</text:p>
          </table:table-cell>
          <table:table-cell table:formula="of:=[.$I$1]&amp;[.D26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63]&amp;[.$J$1]&amp;[.$K$1]" office:value-type="string" office:string-value="&quot;FRE&quot;," calcext:value-type="string">
            <text:p>"FRE",</text:p>
          </table:table-cell>
          <table:table-cell table:formula="of:=[.$I$1]&amp;[.B263]&amp;[.$J$1]&amp;[.$K$1]" office:value-type="string" office:string-value="&quot;FLANG&quot;," calcext:value-type="string">
            <text:p>"FLANG",</text:p>
          </table:table-cell>
          <table:table-cell table:formula="of:=[.$I$1]&amp;[.C263]&amp;[.$J$1]&amp;[.$K$1]" office:value-type="string" office:string-value="&quot;French&quot;," calcext:value-type="string">
            <text:p>"French",</text:p>
          </table:table-cell>
          <table:table-cell table:formula="of:=[.$I$1]&amp;[.D26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64]&amp;[.$J$1]&amp;[.$K$1]" office:value-type="string" office:string-value="&quot;GER&quot;," calcext:value-type="string">
            <text:p>"GER",</text:p>
          </table:table-cell>
          <table:table-cell table:formula="of:=[.$I$1]&amp;[.B264]&amp;[.$J$1]&amp;[.$K$1]" office:value-type="string" office:string-value="&quot;FLANG&quot;," calcext:value-type="string">
            <text:p>"FLANG",</text:p>
          </table:table-cell>
          <table:table-cell table:formula="of:=[.$I$1]&amp;[.C264]&amp;[.$J$1]&amp;[.$K$1]" office:value-type="string" office:string-value="&quot;German&quot;," calcext:value-type="string">
            <text:p>"German",</text:p>
          </table:table-cell>
          <table:table-cell table:formula="of:=[.$I$1]&amp;[.D26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65]&amp;[.$J$1]&amp;[.$K$1]" office:value-type="string" office:string-value="&quot;ITA&quot;," calcext:value-type="string">
            <text:p>"ITA",</text:p>
          </table:table-cell>
          <table:table-cell table:formula="of:=[.$I$1]&amp;[.B265]&amp;[.$J$1]&amp;[.$K$1]" office:value-type="string" office:string-value="&quot;FLANG&quot;," calcext:value-type="string">
            <text:p>"FLANG",</text:p>
          </table:table-cell>
          <table:table-cell table:formula="of:=[.$I$1]&amp;[.C265]&amp;[.$J$1]&amp;[.$K$1]" office:value-type="string" office:string-value="&quot;Italian&quot;," calcext:value-type="string">
            <text:p>"Italian",</text:p>
          </table:table-cell>
          <table:table-cell table:formula="of:=[.$I$1]&amp;[.D26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Mpoints</text:p>
          </table:table-cell>
          <table:table-cell office:value-type="string" calcext:value-type="string">
            <text:p>FMI</text:p>
          </table:table-cell>
          <table:table-cell office:value-type="string" calcext:value-type="string">
            <text:p>Mpoints</text:p>
          </table:table-cell>
          <table:table-cell table:number-columns-repeated="11"/>
          <table:table-cell table:formula="of:=[.$I$1]&amp;[.A266]&amp;[.$J$1]&amp;[.$K$1]" office:value-type="string" office:string-value="&quot;Mpoints&quot;," calcext:value-type="string">
            <text:p>"Mpoints",</text:p>
          </table:table-cell>
          <table:table-cell table:formula="of:=[.$I$1]&amp;[.B266]&amp;[.$J$1]&amp;[.$K$1]" office:value-type="string" office:string-value="&quot;FMI&quot;," calcext:value-type="string">
            <text:p>"FMI",</text:p>
          </table:table-cell>
          <table:table-cell table:formula="of:=[.$I$1]&amp;[.C266]&amp;[.$J$1]&amp;[.$K$1]" office:value-type="string" office:string-value="&quot;Mpoints&quot;," calcext:value-type="string">
            <text:p>"Mpoints",</text:p>
          </table:table-cell>
          <table:table-cell table:formula="of:=[.$I$1]&amp;[.D26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Shopkick</text:p>
          </table:table-cell>
          <table:table-cell office:value-type="string" calcext:value-type="string">
            <text:p>FMI</text:p>
          </table:table-cell>
          <table:table-cell office:value-type="string" calcext:value-type="string">
            <text:p>Shopkick</text:p>
          </table:table-cell>
          <table:table-cell table:number-columns-repeated="11"/>
          <table:table-cell table:formula="of:=[.$I$1]&amp;[.A267]&amp;[.$J$1]&amp;[.$K$1]" office:value-type="string" office:string-value="&quot;Shopkick&quot;," calcext:value-type="string">
            <text:p>"Shopkick",</text:p>
          </table:table-cell>
          <table:table-cell table:formula="of:=[.$I$1]&amp;[.B267]&amp;[.$J$1]&amp;[.$K$1]" office:value-type="string" office:string-value="&quot;FMI&quot;," calcext:value-type="string">
            <text:p>"FMI",</text:p>
          </table:table-cell>
          <table:table-cell table:formula="of:=[.$I$1]&amp;[.C267]&amp;[.$J$1]&amp;[.$K$1]" office:value-type="string" office:string-value="&quot;Shopkick&quot;," calcext:value-type="string">
            <text:p>"Shopkick",</text:p>
          </table:table-cell>
          <table:table-cell table:formula="of:=[.$I$1]&amp;[.D26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FRIENDS.X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General Social (Pre-Tracking)</text:p>
          </table:table-cell>
          <table:table-cell table:number-columns-repeated="11"/>
          <table:table-cell table:formula="of:=[.$I$1]&amp;[.A268]&amp;[.$J$1]&amp;[.$K$1]" office:value-type="string" office:string-value="&quot;FRIENDS.X&quot;," calcext:value-type="string">
            <text:p>"FRIENDS.X",</text:p>
          </table:table-cell>
          <table:table-cell table:formula="of:=[.$I$1]&amp;[.B268]&amp;[.$J$1]&amp;[.$K$1]" office:value-type="string" office:string-value="&quot;FRIENDS&quot;," calcext:value-type="string">
            <text:p>"FRIENDS",</text:p>
          </table:table-cell>
          <table:table-cell table:formula="of:=[.$I$1]&amp;[.C268]&amp;[.$J$1]&amp;[.$K$1]" office:value-type="string" office:string-value="&quot;General Social (Pre-Tracking)&quot;," calcext:value-type="string">
            <text:p>"General Social (Pre-Tracking)",</text:p>
          </table:table-cell>
          <table:table-cell table:formula="of:=[.$I$1]&amp;[.D26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IIA.1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Monthly Cash Recon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69]&amp;[.$J$1]&amp;[.$K$1]" office:value-type="string" office:string-value="&quot;IIA.1&quot;," calcext:value-type="string">
            <text:p>"IIA.1",</text:p>
          </table:table-cell>
          <table:table-cell table:formula="of:=[.$I$1]&amp;[.B269]&amp;[.$J$1]&amp;[.$K$1]" office:value-type="string" office:string-value="&quot;IIA&quot;," calcext:value-type="string">
            <text:p>"IIA",</text:p>
          </table:table-cell>
          <table:table-cell table:formula="of:=[.$I$1]&amp;[.C269]&amp;[.$J$1]&amp;[.$K$1]" office:value-type="string" office:string-value="&quot;Monthly Cash Recons&quot;," calcext:value-type="string">
            <text:p>"Monthly Cash Recons",</text:p>
          </table:table-cell>
          <table:table-cell table:formula="of:=[.$I$1]&amp;[.D26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IIA.2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Slot Purchase Cooridin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70]&amp;[.$J$1]&amp;[.$K$1]" office:value-type="string" office:string-value="&quot;IIA.2&quot;," calcext:value-type="string">
            <text:p>"IIA.2",</text:p>
          </table:table-cell>
          <table:table-cell table:formula="of:=[.$I$1]&amp;[.B270]&amp;[.$J$1]&amp;[.$K$1]" office:value-type="string" office:string-value="&quot;IIA&quot;," calcext:value-type="string">
            <text:p>"IIA",</text:p>
          </table:table-cell>
          <table:table-cell table:formula="of:=[.$I$1]&amp;[.C270]&amp;[.$J$1]&amp;[.$K$1]" office:value-type="string" office:string-value="&quot;Slot Purchase Cooridination&quot;," calcext:value-type="string">
            <text:p>"Slot Purchase Cooridination",</text:p>
          </table:table-cell>
          <table:table-cell table:formula="of:=[.$I$1]&amp;[.D27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IIA.3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71]&amp;[.$J$1]&amp;[.$K$1]" office:value-type="string" office:string-value="&quot;IIA.3&quot;," calcext:value-type="string">
            <text:p>"IIA.3",</text:p>
          </table:table-cell>
          <table:table-cell table:formula="of:=[.$I$1]&amp;[.B271]&amp;[.$J$1]&amp;[.$K$1]" office:value-type="string" office:string-value="&quot;IIA&quot;," calcext:value-type="string">
            <text:p>"IIA",</text:p>
          </table:table-cell>
          <table:table-cell table:formula="of:=[.$I$1]&amp;[.C271]&amp;[.$J$1]&amp;[.$K$1]" office:value-type="string" office:string-value="&quot;Admin&quot;," calcext:value-type="string">
            <text:p>"Admin",</text:p>
          </table:table-cell>
          <table:table-cell table:formula="of:=[.$I$1]&amp;[.D27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IIA.4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Treasurer</text:p>
          </table:table-cell>
          <table:table-cell table:number-columns-repeated="11"/>
          <table:table-cell table:formula="of:=[.$I$1]&amp;[.A272]&amp;[.$J$1]&amp;[.$K$1]" office:value-type="string" office:string-value="&quot;IIA.4&quot;," calcext:value-type="string">
            <text:p>"IIA.4",</text:p>
          </table:table-cell>
          <table:table-cell table:formula="of:=[.$I$1]&amp;[.B272]&amp;[.$J$1]&amp;[.$K$1]" office:value-type="string" office:string-value="&quot;IIA&quot;," calcext:value-type="string">
            <text:p>"IIA",</text:p>
          </table:table-cell>
          <table:table-cell table:formula="of:=[.$I$1]&amp;[.C272]&amp;[.$J$1]&amp;[.$K$1]" office:value-type="string" office:string-value="&quot;Treasurer&quot;," calcext:value-type="string">
            <text:p>"Treasurer",</text:p>
          </table:table-cell>
          <table:table-cell table:formula="of:=[.$I$1]&amp;[.D27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73]&amp;[.$J$1]&amp;[.$K$1]" office:value-type="string" office:string-value="&quot;ISSUE&quot;," calcext:value-type="string">
            <text:p>"ISSUE",</text:p>
          </table:table-cell>
          <table:table-cell table:formula="of:=[.$I$1]&amp;[.B273]&amp;[.$J$1]&amp;[.$K$1]" office:value-type="string" office:string-value="&quot;ISSUES&quot;," calcext:value-type="string">
            <text:p>"ISSUES",</text:p>
          </table:table-cell>
          <table:table-cell table:formula="of:=[.$I$1]&amp;[.C273]&amp;[.$J$1]&amp;[.$K$1]" office:value-type="string" office:string-value="&quot;Issue Validation&quot;," calcext:value-type="string">
            <text:p>"Issue Validation",</text:p>
          </table:table-cell>
          <table:table-cell table:formula="of:=[.$I$1]&amp;[.D27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MAP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74]&amp;[.$J$1]&amp;[.$K$1]" office:value-type="string" office:string-value="&quot;MAPS&quot;," calcext:value-type="string">
            <text:p>"MAPS",</text:p>
          </table:table-cell>
          <table:table-cell table:formula="of:=[.$I$1]&amp;[.B274]&amp;[.$J$1]&amp;[.$K$1]" office:value-type="string" office:string-value="&quot;ISSUES&quot;," calcext:value-type="string">
            <text:p>"ISSUES",</text:p>
          </table:table-cell>
          <table:table-cell table:formula="of:=[.$I$1]&amp;[.C274]&amp;[.$J$1]&amp;[.$K$1]" office:value-type="string" office:string-value="&quot;MAP Validation&quot;," calcext:value-type="string">
            <text:p>"MAP Validation",</text:p>
          </table:table-cell>
          <table:table-cell table:formula="of:=[.$I$1]&amp;[.D27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MRA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MRA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75]&amp;[.$J$1]&amp;[.$K$1]" office:value-type="string" office:string-value="&quot;MRA&quot;," calcext:value-type="string">
            <text:p>"MRA",</text:p>
          </table:table-cell>
          <table:table-cell table:formula="of:=[.$I$1]&amp;[.B275]&amp;[.$J$1]&amp;[.$K$1]" office:value-type="string" office:string-value="&quot;ISSUES&quot;," calcext:value-type="string">
            <text:p>"ISSUES",</text:p>
          </table:table-cell>
          <table:table-cell table:formula="of:=[.$I$1]&amp;[.C275]&amp;[.$J$1]&amp;[.$K$1]" office:value-type="string" office:string-value="&quot;MRA Validation&quot;," calcext:value-type="string">
            <text:p>"MRA Validation",</text:p>
          </table:table-cell>
          <table:table-cell table:formula="of:=[.$I$1]&amp;[.D27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LEARNING.1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276]&amp;[.$J$1]&amp;[.$K$1]" office:value-type="string" office:string-value="&quot;LEARNING.1&quot;," calcext:value-type="string">
            <text:p>"LEARNING.1",</text:p>
          </table:table-cell>
          <table:table-cell table:formula="of:=[.$I$1]&amp;[.B276]&amp;[.$J$1]&amp;[.$K$1]" office:value-type="string" office:string-value="&quot;LEARNING&quot;," calcext:value-type="string">
            <text:p>"LEARNING",</text:p>
          </table:table-cell>
          <table:table-cell table:formula="of:=[.$I$1]&amp;[.C276]&amp;[.$J$1]&amp;[.$K$1]" office:value-type="string" office:string-value="&quot;Learning&quot;," calcext:value-type="string">
            <text:p>"Learning",</text:p>
          </table:table-cell>
          <table:table-cell table:formula="of:=[.$I$1]&amp;[.D276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LMOVE.1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277]&amp;[.$J$1]&amp;[.$K$1]" office:value-type="string" office:string-value="&quot;LMOVE.1&quot;," calcext:value-type="string">
            <text:p>"LMOVE.1",</text:p>
          </table:table-cell>
          <table:table-cell table:formula="of:=[.$I$1]&amp;[.B277]&amp;[.$J$1]&amp;[.$K$1]" office:value-type="string" office:string-value="&quot;LMOVE&quot;," calcext:value-type="string">
            <text:p>"LMOVE",</text:p>
          </table:table-cell>
          <table:table-cell table:formula="of:=[.$I$1]&amp;[.C277]&amp;[.$J$1]&amp;[.$K$1]" office:value-type="string" office:string-value="&quot;General&quot;," calcext:value-type="string">
            <text:p>"General",</text:p>
          </table:table-cell>
          <table:table-cell table:formula="of:=[.$I$1]&amp;[.D27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LMOVE.2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Neighborhood Research</text:p>
          </table:table-cell>
          <table:table-cell table:number-columns-repeated="11"/>
          <table:table-cell table:formula="of:=[.$I$1]&amp;[.A278]&amp;[.$J$1]&amp;[.$K$1]" office:value-type="string" office:string-value="&quot;LMOVE.2&quot;," calcext:value-type="string">
            <text:p>"LMOVE.2",</text:p>
          </table:table-cell>
          <table:table-cell table:formula="of:=[.$I$1]&amp;[.B278]&amp;[.$J$1]&amp;[.$K$1]" office:value-type="string" office:string-value="&quot;LMOVE&quot;," calcext:value-type="string">
            <text:p>"LMOVE",</text:p>
          </table:table-cell>
          <table:table-cell table:formula="of:=[.$I$1]&amp;[.C278]&amp;[.$J$1]&amp;[.$K$1]" office:value-type="string" office:string-value="&quot;Neighborhood Research&quot;," calcext:value-type="string">
            <text:p>"Neighborhood Research",</text:p>
          </table:table-cell>
          <table:table-cell table:formula="of:=[.$I$1]&amp;[.D27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LMOVE.3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Apartment Listing Review</text:p>
          </table:table-cell>
          <table:table-cell table:number-columns-repeated="11"/>
          <table:table-cell table:formula="of:=[.$I$1]&amp;[.A279]&amp;[.$J$1]&amp;[.$K$1]" office:value-type="string" office:string-value="&quot;LMOVE.3&quot;," calcext:value-type="string">
            <text:p>"LMOVE.3",</text:p>
          </table:table-cell>
          <table:table-cell table:formula="of:=[.$I$1]&amp;[.B279]&amp;[.$J$1]&amp;[.$K$1]" office:value-type="string" office:string-value="&quot;LMOVE&quot;," calcext:value-type="string">
            <text:p>"LMOVE",</text:p>
          </table:table-cell>
          <table:table-cell table:formula="of:=[.$I$1]&amp;[.C279]&amp;[.$J$1]&amp;[.$K$1]" office:value-type="string" office:string-value="&quot;Apartment Listing Review&quot;," calcext:value-type="string">
            <text:p>"Apartment Listing Review",</text:p>
          </table:table-cell>
          <table:table-cell table:formula="of:=[.$I$1]&amp;[.D27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LMOVE.4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Cost of Living Related Research</text:p>
          </table:table-cell>
          <table:table-cell table:number-columns-repeated="11"/>
          <table:table-cell table:formula="of:=[.$I$1]&amp;[.A280]&amp;[.$J$1]&amp;[.$K$1]" office:value-type="string" office:string-value="&quot;LMOVE.4&quot;," calcext:value-type="string">
            <text:p>"LMOVE.4",</text:p>
          </table:table-cell>
          <table:table-cell table:formula="of:=[.$I$1]&amp;[.B280]&amp;[.$J$1]&amp;[.$K$1]" office:value-type="string" office:string-value="&quot;LMOVE&quot;," calcext:value-type="string">
            <text:p>"LMOVE",</text:p>
          </table:table-cell>
          <table:table-cell table:formula="of:=[.$I$1]&amp;[.C280]&amp;[.$J$1]&amp;[.$K$1]" office:value-type="string" office:string-value="&quot;Cost of Living Related Research&quot;," calcext:value-type="string">
            <text:p>"Cost of Living Related Research",</text:p>
          </table:table-cell>
          <table:table-cell table:formula="of:=[.$I$1]&amp;[.D28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81]&amp;[.$J$1]&amp;[.$K$1]" office:value-type="string" office:string-value="&quot;BC&quot;," calcext:value-type="string">
            <text:p>"BC",</text:p>
          </table:table-cell>
          <table:table-cell table:formula="of:=[.$I$1]&amp;[.B281]&amp;[.$J$1]&amp;[.$K$1]" office:value-type="string" office:string-value="&quot;M.Friends&quot;," calcext:value-type="string">
            <text:p>"M.Friends",</text:p>
          </table:table-cell>
          <table:table-cell table:formula="of:=[.$I$1]&amp;[.C281]&amp;[.$J$1]&amp;[.$K$1]" office:value-type="string" office:string-value="&quot;Brent&quot;," calcext:value-type="string">
            <text:p>"Brent",</text:p>
          </table:table-cell>
          <table:table-cell table:formula="of:=[.$I$1]&amp;[.D28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ve A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82]&amp;[.$J$1]&amp;[.$K$1]" office:value-type="string" office:string-value="&quot;DA&quot;," calcext:value-type="string">
            <text:p>"DA",</text:p>
          </table:table-cell>
          <table:table-cell table:formula="of:=[.$I$1]&amp;[.B282]&amp;[.$J$1]&amp;[.$K$1]" office:value-type="string" office:string-value="&quot;M.Friends&quot;," calcext:value-type="string">
            <text:p>"M.Friends",</text:p>
          </table:table-cell>
          <table:table-cell table:formula="of:=[.$I$1]&amp;[.C282]&amp;[.$J$1]&amp;[.$K$1]" office:value-type="string" office:string-value="&quot;Dave A.&quot;," calcext:value-type="string">
            <text:p>"Dave A.",</text:p>
          </table:table-cell>
          <table:table-cell table:formula="of:=[.$I$1]&amp;[.D28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ve</text:p>
          </table:table-cell>
          <table:table-cell table:number-columns-repeated="11"/>
          <table:table-cell table:formula="of:=[.$I$1]&amp;[.A283]&amp;[.$J$1]&amp;[.$K$1]" office:value-type="string" office:string-value="&quot;DC&quot;," calcext:value-type="string">
            <text:p>"DC",</text:p>
          </table:table-cell>
          <table:table-cell table:formula="of:=[.$I$1]&amp;[.B283]&amp;[.$J$1]&amp;[.$K$1]" office:value-type="string" office:string-value="&quot;M.Friends&quot;," calcext:value-type="string">
            <text:p>"M.Friends",</text:p>
          </table:table-cell>
          <table:table-cell table:formula="of:=[.$I$1]&amp;[.C283]&amp;[.$J$1]&amp;[.$K$1]" office:value-type="string" office:string-value="&quot;Dave&quot;," calcext:value-type="string">
            <text:p>"Dave",</text:p>
          </table:table-cell>
          <table:table-cell table:formula="of:=[.$I$1]&amp;[.D28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84]&amp;[.$J$1]&amp;[.$K$1]" office:value-type="string" office:string-value="&quot;DL&quot;," calcext:value-type="string">
            <text:p>"DL",</text:p>
          </table:table-cell>
          <table:table-cell table:formula="of:=[.$I$1]&amp;[.B284]&amp;[.$J$1]&amp;[.$K$1]" office:value-type="string" office:string-value="&quot;M.Friends&quot;," calcext:value-type="string">
            <text:p>"M.Friends",</text:p>
          </table:table-cell>
          <table:table-cell table:formula="of:=[.$I$1]&amp;[.C284]&amp;[.$J$1]&amp;[.$K$1]" office:value-type="string" office:string-value="&quot;Dan&quot;," calcext:value-type="string">
            <text:p>"Dan",</text:p>
          </table:table-cell>
          <table:table-cell table:formula="of:=[.$I$1]&amp;[.D28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85]&amp;[.$J$1]&amp;[.$K$1]" office:value-type="string" office:string-value="&quot;PS&quot;," calcext:value-type="string">
            <text:p>"PS",</text:p>
          </table:table-cell>
          <table:table-cell table:formula="of:=[.$I$1]&amp;[.B285]&amp;[.$J$1]&amp;[.$K$1]" office:value-type="string" office:string-value="&quot;M.Friends&quot;," calcext:value-type="string">
            <text:p>"M.Friends",</text:p>
          </table:table-cell>
          <table:table-cell table:formula="of:=[.$I$1]&amp;[.C285]&amp;[.$J$1]&amp;[.$K$1]" office:value-type="string" office:string-value="&quot;Patrick&quot;," calcext:value-type="string">
            <text:p>"Patrick",</text:p>
          </table:table-cell>
          <table:table-cell table:formula="of:=[.$I$1]&amp;[.D28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286]&amp;[.$J$1]&amp;[.$K$1]" office:value-type="string" office:string-value="&quot;RC&quot;," calcext:value-type="string">
            <text:p>"RC",</text:p>
          </table:table-cell>
          <table:table-cell table:formula="of:=[.$I$1]&amp;[.B286]&amp;[.$J$1]&amp;[.$K$1]" office:value-type="string" office:string-value="&quot;M.Friends&quot;," calcext:value-type="string">
            <text:p>"M.Friends",</text:p>
          </table:table-cell>
          <table:table-cell table:formula="of:=[.$I$1]&amp;[.C286]&amp;[.$J$1]&amp;[.$K$1]" office:value-type="string" office:string-value="&quot;Ray&quot;," calcext:value-type="string">
            <text:p>"Ray",</text:p>
          </table:table-cell>
          <table:table-cell table:formula="of:=[.$I$1]&amp;[.D286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287]&amp;[.$J$1]&amp;[.$K$1]" office:value-type="string" office:string-value="&quot;MP&quot;," calcext:value-type="string">
            <text:p>"MP",</text:p>
          </table:table-cell>
          <table:table-cell table:formula="of:=[.$I$1]&amp;[.B287]&amp;[.$J$1]&amp;[.$K$1]" office:value-type="string" office:string-value="&quot;M.Friends&quot;," calcext:value-type="string">
            <text:p>"M.Friends",</text:p>
          </table:table-cell>
          <table:table-cell table:formula="of:=[.$I$1]&amp;[.C287]&amp;[.$J$1]&amp;[.$K$1]" office:value-type="string" office:string-value="&quot;Milo&quot;," calcext:value-type="string">
            <text:p>"Milo",</text:p>
          </table:table-cell>
          <table:table-cell table:formula="of:=[.$I$1]&amp;[.D287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88]&amp;[.$J$1]&amp;[.$K$1]" office:value-type="string" office:string-value="&quot;TB&quot;," calcext:value-type="string">
            <text:p>"TB",</text:p>
          </table:table-cell>
          <table:table-cell table:formula="of:=[.$I$1]&amp;[.B288]&amp;[.$J$1]&amp;[.$K$1]" office:value-type="string" office:string-value="&quot;M.Friends&quot;," calcext:value-type="string">
            <text:p>"M.Friends",</text:p>
          </table:table-cell>
          <table:table-cell table:formula="of:=[.$I$1]&amp;[.C288]&amp;[.$J$1]&amp;[.$K$1]" office:value-type="string" office:string-value="&quot;Tom&quot;," calcext:value-type="string">
            <text:p>"Tom",</text:p>
          </table:table-cell>
          <table:table-cell table:formula="of:=[.$I$1]&amp;[.D28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MEET.1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Team Meeting</text:p>
          </table:table-cell>
          <table:table-cell table:number-columns-repeated="11"/>
          <table:table-cell table:formula="of:=[.$I$1]&amp;[.A289]&amp;[.$J$1]&amp;[.$K$1]" office:value-type="string" office:string-value="&quot;MEET.1&quot;," calcext:value-type="string">
            <text:p>"MEET.1",</text:p>
          </table:table-cell>
          <table:table-cell table:formula="of:=[.$I$1]&amp;[.B289]&amp;[.$J$1]&amp;[.$K$1]" office:value-type="string" office:string-value="&quot;MEET&quot;," calcext:value-type="string">
            <text:p>"MEET",</text:p>
          </table:table-cell>
          <table:table-cell table:formula="of:=[.$I$1]&amp;[.C289]&amp;[.$J$1]&amp;[.$K$1]" office:value-type="string" office:string-value="&quot;Team Meeting&quot;," calcext:value-type="string">
            <text:p>"Team Meeting",</text:p>
          </table:table-cell>
          <table:table-cell table:formula="of:=[.$I$1]&amp;[.D28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table:number-columns-repeated="3" office:value-type="string" calcext:value-type="string">
            <text:p>NA</text:p>
          </table:table-cell>
          <table:table-cell table:number-columns-repeated="11"/>
          <table:table-cell table:formula="of:=[.$I$1]&amp;[.A290]&amp;[.$J$1]&amp;[.$K$1]" office:value-type="string" office:string-value="&quot;NA&quot;," calcext:value-type="string">
            <text:p>"NA",</text:p>
          </table:table-cell>
          <table:table-cell table:formula="of:=[.$I$1]&amp;[.B290]&amp;[.$J$1]&amp;[.$K$1]" office:value-type="string" office:string-value="&quot;NA&quot;," calcext:value-type="string">
            <text:p>"NA",</text:p>
          </table:table-cell>
          <table:table-cell table:formula="of:=[.$I$1]&amp;[.C290]&amp;[.$J$1]&amp;[.$K$1]" office:value-type="string" office:string-value="&quot;NA&quot;," calcext:value-type="string">
            <text:p>"NA",</text:p>
          </table:table-cell>
          <table:table-cell table:formula="of:=[.$I$1]&amp;[.D29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PCD.1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Coach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91]&amp;[.$J$1]&amp;[.$K$1]" office:value-type="string" office:string-value="&quot;PCD.1&quot;," calcext:value-type="string">
            <text:p>"PCD.1",</text:p>
          </table:table-cell>
          <table:table-cell table:formula="of:=[.$I$1]&amp;[.B291]&amp;[.$J$1]&amp;[.$K$1]" office:value-type="string" office:string-value="&quot;PCD&quot;," calcext:value-type="string">
            <text:p>"PCD",</text:p>
          </table:table-cell>
          <table:table-cell table:formula="of:=[.$I$1]&amp;[.C291]&amp;[.$J$1]&amp;[.$K$1]" office:value-type="string" office:string-value="&quot;Coaching&quot;," calcext:value-type="string">
            <text:p>"Coaching",</text:p>
          </table:table-cell>
          <table:table-cell table:formula="of:=[.$I$1]&amp;[.D29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CD.2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Development Plann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92]&amp;[.$J$1]&amp;[.$K$1]" office:value-type="string" office:string-value="&quot;PCD.2&quot;," calcext:value-type="string">
            <text:p>"PCD.2",</text:p>
          </table:table-cell>
          <table:table-cell table:formula="of:=[.$I$1]&amp;[.B292]&amp;[.$J$1]&amp;[.$K$1]" office:value-type="string" office:string-value="&quot;PCD&quot;," calcext:value-type="string">
            <text:p>"PCD",</text:p>
          </table:table-cell>
          <table:table-cell table:formula="of:=[.$I$1]&amp;[.C292]&amp;[.$J$1]&amp;[.$K$1]" office:value-type="string" office:string-value="&quot;Development Planning&quot;," calcext:value-type="string">
            <text:p>"Development Planning",</text:p>
          </table:table-cell>
          <table:table-cell table:formula="of:=[.$I$1]&amp;[.D29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CD.3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Performance Discussion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93]&amp;[.$J$1]&amp;[.$K$1]" office:value-type="string" office:string-value="&quot;PCD.3&quot;," calcext:value-type="string">
            <text:p>"PCD.3",</text:p>
          </table:table-cell>
          <table:table-cell table:formula="of:=[.$I$1]&amp;[.B293]&amp;[.$J$1]&amp;[.$K$1]" office:value-type="string" office:string-value="&quot;PCD&quot;," calcext:value-type="string">
            <text:p>"PCD",</text:p>
          </table:table-cell>
          <table:table-cell table:formula="of:=[.$I$1]&amp;[.C293]&amp;[.$J$1]&amp;[.$K$1]" office:value-type="string" office:string-value="&quot;Performance Discussions&quot;," calcext:value-type="string">
            <text:p>"Performance Discussions",</text:p>
          </table:table-cell>
          <table:table-cell table:formula="of:=[.$I$1]&amp;[.D29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CD.4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Candidate Interview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294]&amp;[.$J$1]&amp;[.$K$1]" office:value-type="string" office:string-value="&quot;PCD.4&quot;," calcext:value-type="string">
            <text:p>"PCD.4",</text:p>
          </table:table-cell>
          <table:table-cell table:formula="of:=[.$I$1]&amp;[.B294]&amp;[.$J$1]&amp;[.$K$1]" office:value-type="string" office:string-value="&quot;PCD&quot;," calcext:value-type="string">
            <text:p>"PCD",</text:p>
          </table:table-cell>
          <table:table-cell table:formula="of:=[.$I$1]&amp;[.C294]&amp;[.$J$1]&amp;[.$K$1]" office:value-type="string" office:string-value="&quot;Candidate Interview&quot;," calcext:value-type="string">
            <text:p>"Candidate Interview",</text:p>
          </table:table-cell>
          <table:table-cell table:formula="of:=[.$I$1]&amp;[.D29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CD.5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PCD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295]&amp;[.$J$1]&amp;[.$K$1]" office:value-type="string" office:string-value="&quot;PCD.5&quot;," calcext:value-type="string">
            <text:p>"PCD.5",</text:p>
          </table:table-cell>
          <table:table-cell table:formula="of:=[.$I$1]&amp;[.B295]&amp;[.$J$1]&amp;[.$K$1]" office:value-type="string" office:string-value="&quot;PCD&quot;," calcext:value-type="string">
            <text:p>"PCD",</text:p>
          </table:table-cell>
          <table:table-cell table:formula="of:=[.$I$1]&amp;[.C295]&amp;[.$J$1]&amp;[.$K$1]" office:value-type="string" office:string-value="&quot;PCD - General&quot;," calcext:value-type="string">
            <text:p>"PCD - General",</text:p>
          </table:table-cell>
          <table:table-cell table:formula="of:=[.$I$1]&amp;[.D295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PCD.6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Self Evaluations</text:p>
          </table:table-cell>
          <table:table-cell table:number-columns-repeated="11"/>
          <table:table-cell table:formula="of:=[.$I$1]&amp;[.A296]&amp;[.$J$1]&amp;[.$K$1]" office:value-type="string" office:string-value="&quot;PCD.6&quot;," calcext:value-type="string">
            <text:p>"PCD.6",</text:p>
          </table:table-cell>
          <table:table-cell table:formula="of:=[.$I$1]&amp;[.B296]&amp;[.$J$1]&amp;[.$K$1]" office:value-type="string" office:string-value="&quot;PCD&quot;," calcext:value-type="string">
            <text:p>"PCD",</text:p>
          </table:table-cell>
          <table:table-cell table:formula="of:=[.$I$1]&amp;[.C296]&amp;[.$J$1]&amp;[.$K$1]" office:value-type="string" office:string-value="&quot;Self Evaluations&quot;," calcext:value-type="string">
            <text:p>"Self Evaluations",</text:p>
          </table:table-cell>
          <table:table-cell table:formula="of:=[.$I$1]&amp;[.D29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PERSONAL.1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Non-Productive</text:p>
          </table:table-cell>
          <table:table-cell table:number-columns-repeated="11"/>
          <table:table-cell table:formula="of:=[.$I$1]&amp;[.A297]&amp;[.$J$1]&amp;[.$K$1]" office:value-type="string" office:string-value="&quot;PERSONAL.1&quot;," calcext:value-type="string">
            <text:p>"PERSONAL.1",</text:p>
          </table:table-cell>
          <table:table-cell table:formula="of:=[.$I$1]&amp;[.B297]&amp;[.$J$1]&amp;[.$K$1]" office:value-type="string" office:string-value="&quot;PERSONAL&quot;," calcext:value-type="string">
            <text:p>"PERSONAL",</text:p>
          </table:table-cell>
          <table:table-cell table:formula="of:=[.$I$1]&amp;[.C297]&amp;[.$J$1]&amp;[.$K$1]" office:value-type="string" office:string-value="&quot;Non-Productive&quot;," calcext:value-type="string">
            <text:p>"Non-Productive",</text:p>
          </table:table-cell>
          <table:table-cell table:formula="of:=[.$I$1]&amp;[.D29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PERSONAL.2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Routine</text:p>
          </table:table-cell>
          <table:table-cell table:number-columns-repeated="11"/>
          <table:table-cell table:formula="of:=[.$I$1]&amp;[.A298]&amp;[.$J$1]&amp;[.$K$1]" office:value-type="string" office:string-value="&quot;PERSONAL.2&quot;," calcext:value-type="string">
            <text:p>"PERSONAL.2",</text:p>
          </table:table-cell>
          <table:table-cell table:formula="of:=[.$I$1]&amp;[.B298]&amp;[.$J$1]&amp;[.$K$1]" office:value-type="string" office:string-value="&quot;PERSONAL&quot;," calcext:value-type="string">
            <text:p>"PERSONAL",</text:p>
          </table:table-cell>
          <table:table-cell table:formula="of:=[.$I$1]&amp;[.C298]&amp;[.$J$1]&amp;[.$K$1]" office:value-type="string" office:string-value="&quot;Routine&quot;," calcext:value-type="string">
            <text:p>"Routine",</text:p>
          </table:table-cell>
          <table:table-cell table:formula="of:=[.$I$1]&amp;[.D29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PERSONAL.3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roductive</text:p>
          </table:table-cell>
          <table:table-cell table:number-columns-repeated="11"/>
          <table:table-cell table:formula="of:=[.$I$1]&amp;[.A299]&amp;[.$J$1]&amp;[.$K$1]" office:value-type="string" office:string-value="&quot;PERSONAL.3&quot;," calcext:value-type="string">
            <text:p>"PERSONAL.3",</text:p>
          </table:table-cell>
          <table:table-cell table:formula="of:=[.$I$1]&amp;[.B299]&amp;[.$J$1]&amp;[.$K$1]" office:value-type="string" office:string-value="&quot;PERSONAL&quot;," calcext:value-type="string">
            <text:p>"PERSONAL",</text:p>
          </table:table-cell>
          <table:table-cell table:formula="of:=[.$I$1]&amp;[.C299]&amp;[.$J$1]&amp;[.$K$1]" office:value-type="string" office:string-value="&quot;Productive&quot;," calcext:value-type="string">
            <text:p>"Productive",</text:p>
          </table:table-cell>
          <table:table-cell table:formula="of:=[.$I$1]&amp;[.D29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PERSONAL.4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Health</text:p>
          </table:table-cell>
          <table:table-cell table:number-columns-repeated="11"/>
          <table:table-cell table:formula="of:=[.$I$1]&amp;[.A300]&amp;[.$J$1]&amp;[.$K$1]" office:value-type="string" office:string-value="&quot;PERSONAL.4&quot;," calcext:value-type="string">
            <text:p>"PERSONAL.4",</text:p>
          </table:table-cell>
          <table:table-cell table:formula="of:=[.$I$1]&amp;[.B300]&amp;[.$J$1]&amp;[.$K$1]" office:value-type="string" office:string-value="&quot;PERSONAL&quot;," calcext:value-type="string">
            <text:p>"PERSONAL",</text:p>
          </table:table-cell>
          <table:table-cell table:formula="of:=[.$I$1]&amp;[.C300]&amp;[.$J$1]&amp;[.$K$1]" office:value-type="string" office:string-value="&quot;Health&quot;," calcext:value-type="string">
            <text:p>"Health",</text:p>
          </table:table-cell>
          <table:table-cell table:formula="of:=[.$I$1]&amp;[.D30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Break</text:p>
          </table:table-cell>
          <table:table-cell table:number-columns-repeated="11"/>
          <table:table-cell table:formula="of:=[.$I$1]&amp;[.A301]&amp;[.$J$1]&amp;[.$K$1]" office:value-type="string" office:string-value="&quot;BREAK&quot;," calcext:value-type="string">
            <text:p>"BREAK",</text:p>
          </table:table-cell>
          <table:table-cell table:formula="of:=[.$I$1]&amp;[.B301]&amp;[.$J$1]&amp;[.$K$1]" office:value-type="string" office:string-value="&quot;PERSONAL&quot;," calcext:value-type="string">
            <text:p>"PERSONAL",</text:p>
          </table:table-cell>
          <table:table-cell table:formula="of:=[.$I$1]&amp;[.C301]&amp;[.$J$1]&amp;[.$K$1]" office:value-type="string" office:string-value="&quot;Break&quot;," calcext:value-type="string">
            <text:p>"Break",</text:p>
          </table:table-cell>
          <table:table-cell table:formula="of:=[.$I$1]&amp;[.D30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PERSONAL.5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riving</text:p>
          </table:table-cell>
          <table:table-cell table:number-columns-repeated="11"/>
          <table:table-cell table:formula="of:=[.$I$1]&amp;[.A302]&amp;[.$J$1]&amp;[.$K$1]" office:value-type="string" office:string-value="&quot;PERSONAL.5&quot;," calcext:value-type="string">
            <text:p>"PERSONAL.5",</text:p>
          </table:table-cell>
          <table:table-cell table:formula="of:=[.$I$1]&amp;[.B302]&amp;[.$J$1]&amp;[.$K$1]" office:value-type="string" office:string-value="&quot;TRANS&quot;," calcext:value-type="string">
            <text:p>"TRANS",</text:p>
          </table:table-cell>
          <table:table-cell table:formula="of:=[.$I$1]&amp;[.C302]&amp;[.$J$1]&amp;[.$K$1]" office:value-type="string" office:string-value="&quot;Driving&quot;," calcext:value-type="string">
            <text:p>"Driving",</text:p>
          </table:table-cell>
          <table:table-cell table:formula="of:=[.$I$1]&amp;[.D30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PERSONAL.6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03]&amp;[.$J$1]&amp;[.$K$1]" office:value-type="string" office:string-value="&quot;PERSONAL.6&quot;," calcext:value-type="string">
            <text:p>"PERSONAL.6",</text:p>
          </table:table-cell>
          <table:table-cell table:formula="of:=[.$I$1]&amp;[.B303]&amp;[.$J$1]&amp;[.$K$1]" office:value-type="string" office:string-value="&quot;PERSONAL&quot;," calcext:value-type="string">
            <text:p>"PERSONAL",</text:p>
          </table:table-cell>
          <table:table-cell table:formula="of:=[.$I$1]&amp;[.C303]&amp;[.$J$1]&amp;[.$K$1]" office:value-type="string" office:string-value="&quot;Career&quot;," calcext:value-type="string">
            <text:p>"Career",</text:p>
          </table:table-cell>
          <table:table-cell table:formula="of:=[.$I$1]&amp;[.D303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PERSONAL.7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hopping</text:p>
          </table:table-cell>
          <table:table-cell table:number-columns-repeated="11"/>
          <table:table-cell table:formula="of:=[.$I$1]&amp;[.A304]&amp;[.$J$1]&amp;[.$K$1]" office:value-type="string" office:string-value="&quot;PERSONAL.7&quot;," calcext:value-type="string">
            <text:p>"PERSONAL.7",</text:p>
          </table:table-cell>
          <table:table-cell table:formula="of:=[.$I$1]&amp;[.B304]&amp;[.$J$1]&amp;[.$K$1]" office:value-type="string" office:string-value="&quot;PERSONAL&quot;," calcext:value-type="string">
            <text:p>"PERSONAL",</text:p>
          </table:table-cell>
          <table:table-cell table:formula="of:=[.$I$1]&amp;[.C304]&amp;[.$J$1]&amp;[.$K$1]" office:value-type="string" office:string-value="&quot;Shopping&quot;," calcext:value-type="string">
            <text:p>"Shopping",</text:p>
          </table:table-cell>
          <table:table-cell table:formula="of:=[.$I$1]&amp;[.D30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PERSONAL.8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Meals</text:p>
          </table:table-cell>
          <table:table-cell table:number-columns-repeated="11"/>
          <table:table-cell table:formula="of:=[.$I$1]&amp;[.A305]&amp;[.$J$1]&amp;[.$K$1]" office:value-type="string" office:string-value="&quot;PERSONAL.8&quot;," calcext:value-type="string">
            <text:p>"PERSONAL.8",</text:p>
          </table:table-cell>
          <table:table-cell table:formula="of:=[.$I$1]&amp;[.B305]&amp;[.$J$1]&amp;[.$K$1]" office:value-type="string" office:string-value="&quot;PERSONAL&quot;," calcext:value-type="string">
            <text:p>"PERSONAL",</text:p>
          </table:table-cell>
          <table:table-cell table:formula="of:=[.$I$1]&amp;[.C305]&amp;[.$J$1]&amp;[.$K$1]" office:value-type="string" office:string-value="&quot;Meals&quot;," calcext:value-type="string">
            <text:p>"Meals",</text:p>
          </table:table-cell>
          <table:table-cell table:formula="of:=[.$I$1]&amp;[.D305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PERSONAL.A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[.$I$1]&amp;[.A306]&amp;[.$J$1]&amp;[.$K$1]" office:value-type="string" office:string-value="&quot;PERSONAL.A&quot;," calcext:value-type="string">
            <text:p>"PERSONAL.A",</text:p>
          </table:table-cell>
          <table:table-cell table:formula="of:=[.$I$1]&amp;[.B306]&amp;[.$J$1]&amp;[.$K$1]" office:value-type="string" office:string-value="&quot;PERSONAL&quot;," calcext:value-type="string">
            <text:p>"PERSONAL",</text:p>
          </table:table-cell>
          <table:table-cell table:formula="of:=[.$I$1]&amp;[.C306]&amp;[.$J$1]&amp;[.$K$1]" office:value-type="string" office:string-value="&quot;Admin&quot;," calcext:value-type="string">
            <text:p>"Admin",</text:p>
          </table:table-cell>
          <table:table-cell table:formula="of:=[.$I$1]&amp;[.D30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PFIN.00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nances</text:p>
          </table:table-cell>
          <table:table-cell table:number-columns-repeated="11"/>
          <table:table-cell table:formula="of:=[.$I$1]&amp;[.A307]&amp;[.$J$1]&amp;[.$K$1]" office:value-type="string" office:string-value="&quot;PFIN.00&quot;," calcext:value-type="string">
            <text:p>"PFIN.00",</text:p>
          </table:table-cell>
          <table:table-cell table:formula="of:=[.$I$1]&amp;[.B307]&amp;[.$J$1]&amp;[.$K$1]" office:value-type="string" office:string-value="&quot;PFIN&quot;," calcext:value-type="string">
            <text:p>"PFIN",</text:p>
          </table:table-cell>
          <table:table-cell table:formula="of:=[.$I$1]&amp;[.C307]&amp;[.$J$1]&amp;[.$K$1]" office:value-type="string" office:string-value="&quot;Finances&quot;," calcext:value-type="string">
            <text:p>"Finances",</text:p>
          </table:table-cell>
          <table:table-cell table:formula="of:=[.$I$1]&amp;[.D30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PFIN.01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Variable Cost Monito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08]&amp;[.$J$1]&amp;[.$K$1]" office:value-type="string" office:string-value="&quot;PFIN.01&quot;," calcext:value-type="string">
            <text:p>"PFIN.01",</text:p>
          </table:table-cell>
          <table:table-cell table:formula="of:=[.$I$1]&amp;[.B308]&amp;[.$J$1]&amp;[.$K$1]" office:value-type="string" office:string-value="&quot;PFIN&quot;," calcext:value-type="string">
            <text:p>"PFIN",</text:p>
          </table:table-cell>
          <table:table-cell table:formula="of:=[.$I$1]&amp;[.C308]&amp;[.$J$1]&amp;[.$K$1]" office:value-type="string" office:string-value="&quot;Variable Cost Monitoring&quot;," calcext:value-type="string">
            <text:p>"Variable Cost Monitoring",</text:p>
          </table:table-cell>
          <table:table-cell table:formula="of:=[.$I$1]&amp;[.D30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FIN.02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xed Cost Monito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09]&amp;[.$J$1]&amp;[.$K$1]" office:value-type="string" office:string-value="&quot;PFIN.02&quot;," calcext:value-type="string">
            <text:p>"PFIN.02",</text:p>
          </table:table-cell>
          <table:table-cell table:formula="of:=[.$I$1]&amp;[.B309]&amp;[.$J$1]&amp;[.$K$1]" office:value-type="string" office:string-value="&quot;PFIN&quot;," calcext:value-type="string">
            <text:p>"PFIN",</text:p>
          </table:table-cell>
          <table:table-cell table:formula="of:=[.$I$1]&amp;[.C309]&amp;[.$J$1]&amp;[.$K$1]" office:value-type="string" office:string-value="&quot;Fixed Cost Monitoring&quot;," calcext:value-type="string">
            <text:p>"Fixed Cost Monitoring",</text:p>
          </table:table-cell>
          <table:table-cell table:formula="of:=[.$I$1]&amp;[.D30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FIN.03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Budge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10]&amp;[.$J$1]&amp;[.$K$1]" office:value-type="string" office:string-value="&quot;PFIN.03&quot;," calcext:value-type="string">
            <text:p>"PFIN.03",</text:p>
          </table:table-cell>
          <table:table-cell table:formula="of:=[.$I$1]&amp;[.B310]&amp;[.$J$1]&amp;[.$K$1]" office:value-type="string" office:string-value="&quot;PFIN&quot;," calcext:value-type="string">
            <text:p>"PFIN",</text:p>
          </table:table-cell>
          <table:table-cell table:formula="of:=[.$I$1]&amp;[.C310]&amp;[.$J$1]&amp;[.$K$1]" office:value-type="string" office:string-value="&quot;Budgeting&quot;," calcext:value-type="string">
            <text:p>"Budgeting",</text:p>
          </table:table-cell>
          <table:table-cell table:formula="of:=[.$I$1]&amp;[.D31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FIN.04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Cost Driver Analys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11]&amp;[.$J$1]&amp;[.$K$1]" office:value-type="string" office:string-value="&quot;PFIN.04&quot;," calcext:value-type="string">
            <text:p>"PFIN.04",</text:p>
          </table:table-cell>
          <table:table-cell table:formula="of:=[.$I$1]&amp;[.B311]&amp;[.$J$1]&amp;[.$K$1]" office:value-type="string" office:string-value="&quot;PFIN&quot;," calcext:value-type="string">
            <text:p>"PFIN",</text:p>
          </table:table-cell>
          <table:table-cell table:formula="of:=[.$I$1]&amp;[.C311]&amp;[.$J$1]&amp;[.$K$1]" office:value-type="string" office:string-value="&quot;Cost Driver Analysis&quot;," calcext:value-type="string">
            <text:p>"Cost Driver Analysis",</text:p>
          </table:table-cell>
          <table:table-cell table:formula="of:=[.$I$1]&amp;[.D31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FIN.05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nancial Planning / Forecas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12]&amp;[.$J$1]&amp;[.$K$1]" office:value-type="string" office:string-value="&quot;PFIN.05&quot;," calcext:value-type="string">
            <text:p>"PFIN.05",</text:p>
          </table:table-cell>
          <table:table-cell table:formula="of:=[.$I$1]&amp;[.B312]&amp;[.$J$1]&amp;[.$K$1]" office:value-type="string" office:string-value="&quot;PFIN&quot;," calcext:value-type="string">
            <text:p>"PFIN",</text:p>
          </table:table-cell>
          <table:table-cell table:formula="of:=[.$I$1]&amp;[.C312]&amp;[.$J$1]&amp;[.$K$1]" office:value-type="string" office:string-value="&quot;Financial Planning / Forecasting&quot;," calcext:value-type="string">
            <text:p>"Financial Planning / Forecasting",</text:p>
          </table:table-cell>
          <table:table-cell table:formula="of:=[.$I$1]&amp;[.D31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FIN.06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Salary Projections / Analys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13]&amp;[.$J$1]&amp;[.$K$1]" office:value-type="string" office:string-value="&quot;PFIN.06&quot;," calcext:value-type="string">
            <text:p>"PFIN.06",</text:p>
          </table:table-cell>
          <table:table-cell table:formula="of:=[.$I$1]&amp;[.B313]&amp;[.$J$1]&amp;[.$K$1]" office:value-type="string" office:string-value="&quot;PFIN&quot;," calcext:value-type="string">
            <text:p>"PFIN",</text:p>
          </table:table-cell>
          <table:table-cell table:formula="of:=[.$I$1]&amp;[.C313]&amp;[.$J$1]&amp;[.$K$1]" office:value-type="string" office:string-value="&quot;Salary Projections / Analysis&quot;," calcext:value-type="string">
            <text:p>"Salary Projections / Analysis",</text:p>
          </table:table-cell>
          <table:table-cell table:formula="of:=[.$I$1]&amp;[.D31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FIN.07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Bill Paymen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14]&amp;[.$J$1]&amp;[.$K$1]" office:value-type="string" office:string-value="&quot;PFIN.07&quot;," calcext:value-type="string">
            <text:p>"PFIN.07",</text:p>
          </table:table-cell>
          <table:table-cell table:formula="of:=[.$I$1]&amp;[.B314]&amp;[.$J$1]&amp;[.$K$1]" office:value-type="string" office:string-value="&quot;PFIN&quot;," calcext:value-type="string">
            <text:p>"PFIN",</text:p>
          </table:table-cell>
          <table:table-cell table:formula="of:=[.$I$1]&amp;[.C314]&amp;[.$J$1]&amp;[.$K$1]" office:value-type="string" office:string-value="&quot;Bill Payments&quot;," calcext:value-type="string">
            <text:p>"Bill Payments",</text:p>
          </table:table-cell>
          <table:table-cell table:formula="of:=[.$I$1]&amp;[.D31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FIN.08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Investment Research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15]&amp;[.$J$1]&amp;[.$K$1]" office:value-type="string" office:string-value="&quot;PFIN.08&quot;," calcext:value-type="string">
            <text:p>"PFIN.08",</text:p>
          </table:table-cell>
          <table:table-cell table:formula="of:=[.$I$1]&amp;[.B315]&amp;[.$J$1]&amp;[.$K$1]" office:value-type="string" office:string-value="&quot;PFIN&quot;," calcext:value-type="string">
            <text:p>"PFIN",</text:p>
          </table:table-cell>
          <table:table-cell table:formula="of:=[.$I$1]&amp;[.C315]&amp;[.$J$1]&amp;[.$K$1]" office:value-type="string" office:string-value="&quot;Investment Research&quot;," calcext:value-type="string">
            <text:p>"Investment Research",</text:p>
          </table:table-cell>
          <table:table-cell table:formula="of:=[.$I$1]&amp;[.D315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PROG.1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16]&amp;[.$J$1]&amp;[.$K$1]" office:value-type="string" office:string-value="&quot;PROG.1&quot;," calcext:value-type="string">
            <text:p>"PROG.1",</text:p>
          </table:table-cell>
          <table:table-cell table:formula="of:=[.$I$1]&amp;[.B316]&amp;[.$J$1]&amp;[.$K$1]" office:value-type="string" office:string-value="&quot;PROG&quot;," calcext:value-type="string">
            <text:p>"PROG",</text:p>
          </table:table-cell>
          <table:table-cell table:formula="of:=[.$I$1]&amp;[.C316]&amp;[.$J$1]&amp;[.$K$1]" office:value-type="string" office:string-value="&quot;Python&quot;," calcext:value-type="string">
            <text:p>"Python",</text:p>
          </table:table-cell>
          <table:table-cell table:formula="of:=[.$I$1]&amp;[.D316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PROG.2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17]&amp;[.$J$1]&amp;[.$K$1]" office:value-type="string" office:string-value="&quot;PROG.2&quot;," calcext:value-type="string">
            <text:p>"PROG.2",</text:p>
          </table:table-cell>
          <table:table-cell table:formula="of:=[.$I$1]&amp;[.B317]&amp;[.$J$1]&amp;[.$K$1]" office:value-type="string" office:string-value="&quot;PROG&quot;," calcext:value-type="string">
            <text:p>"PROG",</text:p>
          </table:table-cell>
          <table:table-cell table:formula="of:=[.$I$1]&amp;[.C317]&amp;[.$J$1]&amp;[.$K$1]" office:value-type="string" office:string-value="&quot;Java&quot;," calcext:value-type="string">
            <text:p>"Java",</text:p>
          </table:table-cell>
          <table:table-cell table:formula="of:=[.$I$1]&amp;[.D31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ROG.3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HTML-CSS-JavaScrip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18]&amp;[.$J$1]&amp;[.$K$1]" office:value-type="string" office:string-value="&quot;PROG.3&quot;," calcext:value-type="string">
            <text:p>"PROG.3",</text:p>
          </table:table-cell>
          <table:table-cell table:formula="of:=[.$I$1]&amp;[.B318]&amp;[.$J$1]&amp;[.$K$1]" office:value-type="string" office:string-value="&quot;PROG&quot;," calcext:value-type="string">
            <text:p>"PROG",</text:p>
          </table:table-cell>
          <table:table-cell table:formula="of:=[.$I$1]&amp;[.C318]&amp;[.$J$1]&amp;[.$K$1]" office:value-type="string" office:string-value="&quot;HTML-CSS-JavaScript&quot;," calcext:value-type="string">
            <text:p>"HTML-CSS-JavaScript",</text:p>
          </table:table-cell>
          <table:table-cell table:formula="of:=[.$I$1]&amp;[.D318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table:number-columns-repeated="2" office:value-type="string" calcext:value-type="string">
            <text:p>PURCHASES</text:p>
          </table:table-cell>
          <table:table-cell office:value-type="string" calcext:value-type="string">
            <text:p>Major Purchas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19]&amp;[.$J$1]&amp;[.$K$1]" office:value-type="string" office:string-value="&quot;PURCHASES&quot;," calcext:value-type="string">
            <text:p>"PURCHASES",</text:p>
          </table:table-cell>
          <table:table-cell table:formula="of:=[.$I$1]&amp;[.B319]&amp;[.$J$1]&amp;[.$K$1]" office:value-type="string" office:string-value="&quot;PURCHASES&quot;," calcext:value-type="string">
            <text:p>"PURCHASES",</text:p>
          </table:table-cell>
          <table:table-cell table:formula="of:=[.$I$1]&amp;[.C319]&amp;[.$J$1]&amp;[.$K$1]" office:value-type="string" office:string-value="&quot;Major Purchases&quot;," calcext:value-type="string">
            <text:p>"Major Purchases",</text:p>
          </table:table-cell>
          <table:table-cell table:formula="of:=[.$I$1]&amp;[.D31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AX.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 Return Pre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20]&amp;[.$J$1]&amp;[.$K$1]" office:value-type="string" office:string-value="&quot;TAX.1&quot;," calcext:value-type="string">
            <text:p>"TAX.1",</text:p>
          </table:table-cell>
          <table:table-cell table:formula="of:=[.$I$1]&amp;[.B320]&amp;[.$J$1]&amp;[.$K$1]" office:value-type="string" office:string-value="&quot;TAX&quot;," calcext:value-type="string">
            <text:p>"TAX",</text:p>
          </table:table-cell>
          <table:table-cell table:formula="of:=[.$I$1]&amp;[.C320]&amp;[.$J$1]&amp;[.$K$1]" office:value-type="string" office:string-value="&quot;Tax Return Prep&quot;," calcext:value-type="string">
            <text:p>"Tax Return Prep",</text:p>
          </table:table-cell>
          <table:table-cell table:formula="of:=[.$I$1]&amp;[.D32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IAACO.0</text:p>
          </table:table-cell>
          <table:table-cell office:value-type="string" calcext:value-type="string">
            <text:p>TIAACO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[.$I$1]&amp;[.A321]&amp;[.$J$1]&amp;[.$K$1]" office:value-type="string" office:string-value="&quot;TIAACO.0&quot;," calcext:value-type="string">
            <text:p>"TIAACO.0",</text:p>
          </table:table-cell>
          <table:table-cell table:formula="of:=[.$I$1]&amp;[.B321]&amp;[.$J$1]&amp;[.$K$1]" office:value-type="string" office:string-value="&quot;TIAACO&quot;," calcext:value-type="string">
            <text:p>"TIAACO",</text:p>
          </table:table-cell>
          <table:table-cell table:formula="of:=[.$I$1]&amp;[.C321]&amp;[.$J$1]&amp;[.$K$1]" office:value-type="string" office:string-value="&quot;General&quot;," calcext:value-type="string">
            <text:p>"General",</text:p>
          </table:table-cell>
          <table:table-cell table:formula="of:=[.$I$1]&amp;[.D32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TIMEDB.0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22]&amp;[.$J$1]&amp;[.$K$1]" office:value-type="string" office:string-value="&quot;TIMEDB.0&quot;," calcext:value-type="string">
            <text:p>"TIMEDB.0",</text:p>
          </table:table-cell>
          <table:table-cell table:formula="of:=[.$I$1]&amp;[.B322]&amp;[.$J$1]&amp;[.$K$1]" office:value-type="string" office:string-value="&quot;TIMEDB&quot;," calcext:value-type="string">
            <text:p>"TIMEDB",</text:p>
          </table:table-cell>
          <table:table-cell table:formula="of:=[.$I$1]&amp;[.C322]&amp;[.$J$1]&amp;[.$K$1]" office:value-type="string" office:string-value="&quot;Database&quot;," calcext:value-type="string">
            <text:p>"Database",</text:p>
          </table:table-cell>
          <table:table-cell table:formula="of:=[.$I$1]&amp;[.D322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TIMEDB.1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Underlying Tabl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23]&amp;[.$J$1]&amp;[.$K$1]" office:value-type="string" office:string-value="&quot;TIMEDB.1&quot;," calcext:value-type="string">
            <text:p>"TIMEDB.1",</text:p>
          </table:table-cell>
          <table:table-cell table:formula="of:=[.$I$1]&amp;[.B323]&amp;[.$J$1]&amp;[.$K$1]" office:value-type="string" office:string-value="&quot;TIMEDB&quot;," calcext:value-type="string">
            <text:p>"TIMEDB",</text:p>
          </table:table-cell>
          <table:table-cell table:formula="of:=[.$I$1]&amp;[.C323]&amp;[.$J$1]&amp;[.$K$1]" office:value-type="string" office:string-value="&quot;Underlying Tables&quot;," calcext:value-type="string">
            <text:p>"Underlying Tables",</text:p>
          </table:table-cell>
          <table:table-cell table:formula="of:=[.$I$1]&amp;[.D32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IMEDB.2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Queri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24]&amp;[.$J$1]&amp;[.$K$1]" office:value-type="string" office:string-value="&quot;TIMEDB.2&quot;," calcext:value-type="string">
            <text:p>"TIMEDB.2",</text:p>
          </table:table-cell>
          <table:table-cell table:formula="of:=[.$I$1]&amp;[.B324]&amp;[.$J$1]&amp;[.$K$1]" office:value-type="string" office:string-value="&quot;TIMEDB&quot;," calcext:value-type="string">
            <text:p>"TIMEDB",</text:p>
          </table:table-cell>
          <table:table-cell table:formula="of:=[.$I$1]&amp;[.C324]&amp;[.$J$1]&amp;[.$K$1]" office:value-type="string" office:string-value="&quot;Queries&quot;," calcext:value-type="string">
            <text:p>"Queries",</text:p>
          </table:table-cell>
          <table:table-cell table:formula="of:=[.$I$1]&amp;[.D32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IMEDB.3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25]&amp;[.$J$1]&amp;[.$K$1]" office:value-type="string" office:string-value="&quot;TIMEDB.3&quot;," calcext:value-type="string">
            <text:p>"TIMEDB.3",</text:p>
          </table:table-cell>
          <table:table-cell table:formula="of:=[.$I$1]&amp;[.B325]&amp;[.$J$1]&amp;[.$K$1]" office:value-type="string" office:string-value="&quot;TIMEDB&quot;," calcext:value-type="string">
            <text:p>"TIMEDB",</text:p>
          </table:table-cell>
          <table:table-cell table:formula="of:=[.$I$1]&amp;[.C325]&amp;[.$J$1]&amp;[.$K$1]" office:value-type="string" office:string-value="&quot;Forms&quot;," calcext:value-type="string">
            <text:p>"Forms",</text:p>
          </table:table-cell>
          <table:table-cell table:formula="of:=[.$I$1]&amp;[.D32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IMEDB.4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26]&amp;[.$J$1]&amp;[.$K$1]" office:value-type="string" office:string-value="&quot;TIMEDB.4&quot;," calcext:value-type="string">
            <text:p>"TIMEDB.4",</text:p>
          </table:table-cell>
          <table:table-cell table:formula="of:=[.$I$1]&amp;[.B326]&amp;[.$J$1]&amp;[.$K$1]" office:value-type="string" office:string-value="&quot;TIMEDB&quot;," calcext:value-type="string">
            <text:p>"TIMEDB",</text:p>
          </table:table-cell>
          <table:table-cell table:formula="of:=[.$I$1]&amp;[.C326]&amp;[.$J$1]&amp;[.$K$1]" office:value-type="string" office:string-value="&quot;Reports&quot;," calcext:value-type="string">
            <text:p>"Reports",</text:p>
          </table:table-cell>
          <table:table-cell table:formula="of:=[.$I$1]&amp;[.D32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RAINING.1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Audit Train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27]&amp;[.$J$1]&amp;[.$K$1]" office:value-type="string" office:string-value="&quot;TRAINING.1&quot;," calcext:value-type="string">
            <text:p>"TRAINING.1",</text:p>
          </table:table-cell>
          <table:table-cell table:formula="of:=[.$I$1]&amp;[.B327]&amp;[.$J$1]&amp;[.$K$1]" office:value-type="string" office:string-value="&quot;TRAINING&quot;," calcext:value-type="string">
            <text:p>"TRAINING",</text:p>
          </table:table-cell>
          <table:table-cell table:formula="of:=[.$I$1]&amp;[.C327]&amp;[.$J$1]&amp;[.$K$1]" office:value-type="string" office:string-value="&quot;Audit Training&quot;," calcext:value-type="string">
            <text:p>"Audit Training",</text:p>
          </table:table-cell>
          <table:table-cell table:formula="of:=[.$I$1]&amp;[.D32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RAINING.2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WF Trai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28]&amp;[.$J$1]&amp;[.$K$1]" office:value-type="string" office:string-value="&quot;TRAINING.2&quot;," calcext:value-type="string">
            <text:p>"TRAINING.2",</text:p>
          </table:table-cell>
          <table:table-cell table:formula="of:=[.$I$1]&amp;[.B328]&amp;[.$J$1]&amp;[.$K$1]" office:value-type="string" office:string-value="&quot;TRAINING&quot;," calcext:value-type="string">
            <text:p>"TRAINING",</text:p>
          </table:table-cell>
          <table:table-cell table:formula="of:=[.$I$1]&amp;[.C328]&amp;[.$J$1]&amp;[.$K$1]" office:value-type="string" office:string-value="&quot;WF Training&quot;," calcext:value-type="string">
            <text:p>"WF Training",</text:p>
          </table:table-cell>
          <table:table-cell table:formula="of:=[.$I$1]&amp;[.D328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TRAINING.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IA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29]&amp;[.$J$1]&amp;[.$K$1]" office:value-type="string" office:string-value="&quot;TRAINING.3&quot;," calcext:value-type="string">
            <text:p>"TRAINING.3",</text:p>
          </table:table-cell>
          <table:table-cell table:formula="of:=[.$I$1]&amp;[.B329]&amp;[.$J$1]&amp;[.$K$1]" office:value-type="string" office:string-value="&quot;TRAINING&quot;," calcext:value-type="string">
            <text:p>"TRAINING",</text:p>
          </table:table-cell>
          <table:table-cell table:formula="of:=[.$I$1]&amp;[.C329]&amp;[.$J$1]&amp;[.$K$1]" office:value-type="string" office:string-value="&quot;CIA Exam&quot;," calcext:value-type="string">
            <text:p>"CIA Exam",</text:p>
          </table:table-cell>
          <table:table-cell table:formula="of:=[.$I$1]&amp;[.D32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RAINING.4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WFAS Onboard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30]&amp;[.$J$1]&amp;[.$K$1]" office:value-type="string" office:string-value="&quot;TRAINING.4&quot;," calcext:value-type="string">
            <text:p>"TRAINING.4",</text:p>
          </table:table-cell>
          <table:table-cell table:formula="of:=[.$I$1]&amp;[.B330]&amp;[.$J$1]&amp;[.$K$1]" office:value-type="string" office:string-value="&quot;TRAINING&quot;," calcext:value-type="string">
            <text:p>"TRAINING",</text:p>
          </table:table-cell>
          <table:table-cell table:formula="of:=[.$I$1]&amp;[.C330]&amp;[.$J$1]&amp;[.$K$1]" office:value-type="string" office:string-value="&quot;WFAS Onboarding&quot;," calcext:value-type="string">
            <text:p>"WFAS Onboarding",</text:p>
          </table:table-cell>
          <table:table-cell table:formula="of:=[.$I$1]&amp;[.D33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RAINING.5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FE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31]&amp;[.$J$1]&amp;[.$K$1]" office:value-type="string" office:string-value="&quot;TRAINING.5&quot;," calcext:value-type="string">
            <text:p>"TRAINING.5",</text:p>
          </table:table-cell>
          <table:table-cell table:formula="of:=[.$I$1]&amp;[.B331]&amp;[.$J$1]&amp;[.$K$1]" office:value-type="string" office:string-value="&quot;TRAINING&quot;," calcext:value-type="string">
            <text:p>"TRAINING",</text:p>
          </table:table-cell>
          <table:table-cell table:formula="of:=[.$I$1]&amp;[.C331]&amp;[.$J$1]&amp;[.$K$1]" office:value-type="string" office:string-value="&quot;CFE Exam&quot;," calcext:value-type="string">
            <text:p>"CFE Exam",</text:p>
          </table:table-cell>
          <table:table-cell table:formula="of:=[.$I$1]&amp;[.D33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RANS.1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Concord 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32]&amp;[.$J$1]&amp;[.$K$1]" office:value-type="string" office:string-value="&quot;TRANS.1&quot;," calcext:value-type="string">
            <text:p>"TRANS.1",</text:p>
          </table:table-cell>
          <table:table-cell table:formula="of:=[.$I$1]&amp;[.B332]&amp;[.$J$1]&amp;[.$K$1]" office:value-type="string" office:string-value="&quot;TRANS&quot;," calcext:value-type="string">
            <text:p>"TRANS",</text:p>
          </table:table-cell>
          <table:table-cell table:formula="of:=[.$I$1]&amp;[.C332]&amp;[.$J$1]&amp;[.$K$1]" office:value-type="string" office:string-value="&quot;Commute - Concord &quot;," calcext:value-type="string">
            <text:p>"Commute - Concord ",</text:p>
          </table:table-cell>
          <table:table-cell table:formula="of:=[.$I$1]&amp;[.D33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table:number-columns-repeated="11"/>
          <table:table-cell table:formula="of:=[.$I$1]&amp;[.A333]&amp;[.$J$1]&amp;[.$K$1]" office:value-type="string" office:string-value="&quot;News&quot;," calcext:value-type="string">
            <text:p>"News",</text:p>
          </table:table-cell>
          <table:table-cell table:formula="of:=[.$I$1]&amp;[.B333]&amp;[.$J$1]&amp;[.$K$1]" office:value-type="string" office:string-value="&quot;NEWS&quot;," calcext:value-type="string">
            <text:p>"NEWS",</text:p>
          </table:table-cell>
          <table:table-cell table:formula="of:=[.$I$1]&amp;[.C333]&amp;[.$J$1]&amp;[.$K$1]" office:value-type="string" office:string-value="&quot;News&quot;," calcext:value-type="string">
            <text:p>"News",</text:p>
          </table:table-cell>
          <table:table-cell table:formula="of:=[.$I$1]&amp;[.D333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READ.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search</text:p>
          </table:table-cell>
          <table:table-cell table:number-columns-repeated="11"/>
          <table:table-cell table:formula="of:=[.$I$1]&amp;[.A334]&amp;[.$J$1]&amp;[.$K$1]" office:value-type="string" office:string-value="&quot;READ.1&quot;," calcext:value-type="string">
            <text:p>"READ.1",</text:p>
          </table:table-cell>
          <table:table-cell table:formula="of:=[.$I$1]&amp;[.B334]&amp;[.$J$1]&amp;[.$K$1]" office:value-type="string" office:string-value="&quot;READ&quot;," calcext:value-type="string">
            <text:p>"READ",</text:p>
          </table:table-cell>
          <table:table-cell table:formula="of:=[.$I$1]&amp;[.C334]&amp;[.$J$1]&amp;[.$K$1]" office:value-type="string" office:string-value="&quot;Research&quot;," calcext:value-type="string">
            <text:p>"Research",</text:p>
          </table:table-cell>
          <table:table-cell table:formula="of:=[.$I$1]&amp;[.D334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hrisell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35]&amp;[.$J$1]&amp;[.$K$1]" office:value-type="string" office:string-value="&quot;CH&quot;," calcext:value-type="string">
            <text:p>"CH",</text:p>
          </table:table-cell>
          <table:table-cell table:formula="of:=[.$I$1]&amp;[.B335]&amp;[.$J$1]&amp;[.$K$1]" office:value-type="string" office:string-value="&quot;F.Friends&quot;," calcext:value-type="string">
            <text:p>"F.Friends",</text:p>
          </table:table-cell>
          <table:table-cell table:formula="of:=[.$I$1]&amp;[.C335]&amp;[.$J$1]&amp;[.$K$1]" office:value-type="string" office:string-value="&quot;Chriselle&quot;," calcext:value-type="string">
            <text:p>"Chriselle",</text:p>
          </table:table-cell>
          <table:table-cell table:formula="of:=[.$I$1]&amp;[.D33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ROG.4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36]&amp;[.$J$1]&amp;[.$K$1]" office:value-type="string" office:string-value="&quot;PROG.4&quot;," calcext:value-type="string">
            <text:p>"PROG.4",</text:p>
          </table:table-cell>
          <table:table-cell table:formula="of:=[.$I$1]&amp;[.B336]&amp;[.$J$1]&amp;[.$K$1]" office:value-type="string" office:string-value="&quot;PROG&quot;," calcext:value-type="string">
            <text:p>"PROG",</text:p>
          </table:table-cell>
          <table:table-cell table:formula="of:=[.$I$1]&amp;[.C336]&amp;[.$J$1]&amp;[.$K$1]" office:value-type="string" office:string-value="&quot;AJAX&quot;," calcext:value-type="string">
            <text:p>"AJAX",</text:p>
          </table:table-cell>
          <table:table-cell table:formula="of:=[.$I$1]&amp;[.D33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ROG.5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37]&amp;[.$J$1]&amp;[.$K$1]" office:value-type="string" office:string-value="&quot;PROG.5&quot;," calcext:value-type="string">
            <text:p>"PROG.5",</text:p>
          </table:table-cell>
          <table:table-cell table:formula="of:=[.$I$1]&amp;[.B337]&amp;[.$J$1]&amp;[.$K$1]" office:value-type="string" office:string-value="&quot;PROG&quot;," calcext:value-type="string">
            <text:p>"PROG",</text:p>
          </table:table-cell>
          <table:table-cell table:formula="of:=[.$I$1]&amp;[.C337]&amp;[.$J$1]&amp;[.$K$1]" office:value-type="string" office:string-value="&quot;JQuery&quot;," calcext:value-type="string">
            <text:p>"JQuery",</text:p>
          </table:table-cell>
          <table:table-cell table:formula="of:=[.$I$1]&amp;[.D33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160758.A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dmin</text:p>
          </table:table-cell>
          <table:table-cell table:number-columns-repeated="11"/>
          <table:table-cell table:formula="of:=[.$I$1]&amp;[.A338]&amp;[.$J$1]&amp;[.$K$1]" office:value-type="string" office:string-value="&quot;160758.A&quot;," calcext:value-type="string">
            <text:p>"160758.A",</text:p>
          </table:table-cell>
          <table:table-cell table:formula="of:=[.$I$1]&amp;[.B338]&amp;[.$J$1]&amp;[.$K$1]" office:value-type="string" office:string-value="&quot;160758&quot;," calcext:value-type="string">
            <text:p>"160758",</text:p>
          </table:table-cell>
          <table:table-cell table:formula="of:=[.$I$1]&amp;[.C338]&amp;[.$J$1]&amp;[.$K$1]" office:value-type="string" office:string-value="&quot;PCG Admin&quot;," calcext:value-type="string">
            <text:p>"PCG Admin",</text:p>
          </table:table-cell>
          <table:table-cell table:formula="of:=[.$I$1]&amp;[.D33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160758.P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Planning</text:p>
          </table:table-cell>
          <table:table-cell table:number-columns-repeated="11"/>
          <table:table-cell table:formula="of:=[.$I$1]&amp;[.A339]&amp;[.$J$1]&amp;[.$K$1]" office:value-type="string" office:string-value="&quot;160758.P&quot;," calcext:value-type="string">
            <text:p>"160758.P",</text:p>
          </table:table-cell>
          <table:table-cell table:formula="of:=[.$I$1]&amp;[.B339]&amp;[.$J$1]&amp;[.$K$1]" office:value-type="string" office:string-value="&quot;160758&quot;," calcext:value-type="string">
            <text:p>"160758",</text:p>
          </table:table-cell>
          <table:table-cell table:formula="of:=[.$I$1]&amp;[.C339]&amp;[.$J$1]&amp;[.$K$1]" office:value-type="string" office:string-value="&quot;PCG Planning&quot;," calcext:value-type="string">
            <text:p>"PCG Planning",</text:p>
          </table:table-cell>
          <table:table-cell table:formula="of:=[.$I$1]&amp;[.D33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160758.R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Reporting</text:p>
          </table:table-cell>
          <table:table-cell table:number-columns-repeated="11"/>
          <table:table-cell table:formula="of:=[.$I$1]&amp;[.A340]&amp;[.$J$1]&amp;[.$K$1]" office:value-type="string" office:string-value="&quot;160758.R&quot;," calcext:value-type="string">
            <text:p>"160758.R",</text:p>
          </table:table-cell>
          <table:table-cell table:formula="of:=[.$I$1]&amp;[.B340]&amp;[.$J$1]&amp;[.$K$1]" office:value-type="string" office:string-value="&quot;160758&quot;," calcext:value-type="string">
            <text:p>"160758",</text:p>
          </table:table-cell>
          <table:table-cell table:formula="of:=[.$I$1]&amp;[.C340]&amp;[.$J$1]&amp;[.$K$1]" office:value-type="string" office:string-value="&quot;PCG Reporting&quot;," calcext:value-type="string">
            <text:p>"PCG Reporting",</text:p>
          </table:table-cell>
          <table:table-cell table:formula="of:=[.$I$1]&amp;[.D340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160755.P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Planning</text:p>
          </table:table-cell>
          <table:table-cell table:number-columns-repeated="11"/>
          <table:table-cell table:formula="of:=[.$I$1]&amp;[.A341]&amp;[.$J$1]&amp;[.$K$1]" office:value-type="string" office:string-value="&quot;160755.P&quot;," calcext:value-type="string">
            <text:p>"160755.P",</text:p>
          </table:table-cell>
          <table:table-cell table:formula="of:=[.$I$1]&amp;[.B341]&amp;[.$J$1]&amp;[.$K$1]" office:value-type="string" office:string-value="&quot;160755&quot;," calcext:value-type="string">
            <text:p>"160755",</text:p>
          </table:table-cell>
          <table:table-cell table:formula="of:=[.$I$1]&amp;[.C341]&amp;[.$J$1]&amp;[.$K$1]" office:value-type="string" office:string-value="&quot;IPCS Planning&quot;," calcext:value-type="string">
            <text:p>"IPCS Planning",</text:p>
          </table:table-cell>
          <table:table-cell table:formula="of:=[.$I$1]&amp;[.D341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160755.A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Admin</text:p>
          </table:table-cell>
          <table:table-cell table:number-columns-repeated="11"/>
          <table:table-cell table:formula="of:=[.$I$1]&amp;[.A342]&amp;[.$J$1]&amp;[.$K$1]" office:value-type="string" office:string-value="&quot;160755.A&quot;," calcext:value-type="string">
            <text:p>"160755.A",</text:p>
          </table:table-cell>
          <table:table-cell table:formula="of:=[.$I$1]&amp;[.B342]&amp;[.$J$1]&amp;[.$K$1]" office:value-type="string" office:string-value="&quot;160755&quot;," calcext:value-type="string">
            <text:p>"160755",</text:p>
          </table:table-cell>
          <table:table-cell table:formula="of:=[.$I$1]&amp;[.C342]&amp;[.$J$1]&amp;[.$K$1]" office:value-type="string" office:string-value="&quot;IPCS Admin&quot;," calcext:value-type="string">
            <text:p>"IPCS Admin",</text:p>
          </table:table-cell>
          <table:table-cell table:formula="of:=[.$I$1]&amp;[.D342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43]&amp;[.$J$1]&amp;[.$K$1]" office:value-type="string" office:string-value="&quot;AC&quot;," calcext:value-type="string">
            <text:p>"AC",</text:p>
          </table:table-cell>
          <table:table-cell table:formula="of:=[.$I$1]&amp;[.B343]&amp;[.$J$1]&amp;[.$K$1]" office:value-type="string" office:string-value="&quot;F.CW&quot;," calcext:value-type="string">
            <text:p>"F.CW",</text:p>
          </table:table-cell>
          <table:table-cell table:formula="of:=[.$I$1]&amp;[.C343]&amp;[.$J$1]&amp;[.$K$1]" office:value-type="string" office:string-value="&quot;April&quot;," calcext:value-type="string">
            <text:p>"April",</text:p>
          </table:table-cell>
          <table:table-cell table:formula="of:=[.$I$1]&amp;[.D34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ERSONAL.9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ir Trave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44]&amp;[.$J$1]&amp;[.$K$1]" office:value-type="string" office:string-value="&quot;PERSONAL.9&quot;," calcext:value-type="string">
            <text:p>"PERSONAL.9",</text:p>
          </table:table-cell>
          <table:table-cell table:formula="of:=[.$I$1]&amp;[.B344]&amp;[.$J$1]&amp;[.$K$1]" office:value-type="string" office:string-value="&quot;TRANS&quot;," calcext:value-type="string">
            <text:p>"TRANS",</text:p>
          </table:table-cell>
          <table:table-cell table:formula="of:=[.$I$1]&amp;[.C344]&amp;[.$J$1]&amp;[.$K$1]" office:value-type="string" office:string-value="&quot;Air Travel&quot;," calcext:value-type="string">
            <text:p>"Air Travel",</text:p>
          </table:table-cell>
          <table:table-cell table:formula="of:=[.$I$1]&amp;[.D344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45]&amp;[.$J$1]&amp;[.$K$1]" office:value-type="string" office:string-value="&quot;MD&quot;," calcext:value-type="string">
            <text:p>"MD",</text:p>
          </table:table-cell>
          <table:table-cell table:formula="of:=[.$I$1]&amp;[.B345]&amp;[.$J$1]&amp;[.$K$1]" office:value-type="string" office:string-value="&quot;M.Friends&quot;," calcext:value-type="string">
            <text:p>"M.Friends",</text:p>
          </table:table-cell>
          <table:table-cell table:formula="of:=[.$I$1]&amp;[.C345]&amp;[.$J$1]&amp;[.$K$1]" office:value-type="string" office:string-value="&quot;Matt&quot;," calcext:value-type="string">
            <text:p>"Matt",</text:p>
          </table:table-cell>
          <table:table-cell table:formula="of:=[.$I$1]&amp;[.D34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float" office:value="160758.1" calcext:value-type="float">
            <text:p>160758.1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ccount Maintenance</text:p>
          </table:table-cell>
          <table:table-cell table:number-columns-repeated="11"/>
          <table:table-cell table:formula="of:=[.$I$1]&amp;[.A346]&amp;[.$J$1]&amp;[.$K$1]" office:value-type="string" office:string-value="&quot;160758.1&quot;," calcext:value-type="string">
            <text:p>"160758.1",</text:p>
          </table:table-cell>
          <table:table-cell table:formula="of:=[.$I$1]&amp;[.B346]&amp;[.$J$1]&amp;[.$K$1]" office:value-type="string" office:string-value="&quot;160758&quot;," calcext:value-type="string">
            <text:p>"160758",</text:p>
          </table:table-cell>
          <table:table-cell table:formula="of:=[.$I$1]&amp;[.C346]&amp;[.$J$1]&amp;[.$K$1]" office:value-type="string" office:string-value="&quot;PCG Account Maintenance&quot;," calcext:value-type="string">
            <text:p>"PCG Account Maintenance",</text:p>
          </table:table-cell>
          <table:table-cell table:formula="of:=[.$I$1]&amp;[.D346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758.2" calcext:value-type="float">
            <text:p>160758.2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dvice &amp; Oversight</text:p>
          </table:table-cell>
          <table:table-cell table:number-columns-repeated="11"/>
          <table:table-cell table:formula="of:=[.$I$1]&amp;[.A347]&amp;[.$J$1]&amp;[.$K$1]" office:value-type="string" office:string-value="&quot;160758.2&quot;," calcext:value-type="string">
            <text:p>"160758.2",</text:p>
          </table:table-cell>
          <table:table-cell table:formula="of:=[.$I$1]&amp;[.B347]&amp;[.$J$1]&amp;[.$K$1]" office:value-type="string" office:string-value="&quot;160758&quot;," calcext:value-type="string">
            <text:p>"160758",</text:p>
          </table:table-cell>
          <table:table-cell table:formula="of:=[.$I$1]&amp;[.C347]&amp;[.$J$1]&amp;[.$K$1]" office:value-type="string" office:string-value="&quot;PCG Advice &amp; Oversight&quot;," calcext:value-type="string">
            <text:p>"PCG Advice &amp; Oversight",</text:p>
          </table:table-cell>
          <table:table-cell table:formula="of:=[.$I$1]&amp;[.D347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758.3" calcext:value-type="float">
            <text:p>160758.3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Communications</text:p>
          </table:table-cell>
          <table:table-cell table:number-columns-repeated="11"/>
          <table:table-cell table:formula="of:=[.$I$1]&amp;[.A348]&amp;[.$J$1]&amp;[.$K$1]" office:value-type="string" office:string-value="&quot;160758.3&quot;," calcext:value-type="string">
            <text:p>"160758.3",</text:p>
          </table:table-cell>
          <table:table-cell table:formula="of:=[.$I$1]&amp;[.B348]&amp;[.$J$1]&amp;[.$K$1]" office:value-type="string" office:string-value="&quot;160758&quot;," calcext:value-type="string">
            <text:p>"160758",</text:p>
          </table:table-cell>
          <table:table-cell table:formula="of:=[.$I$1]&amp;[.C348]&amp;[.$J$1]&amp;[.$K$1]" office:value-type="string" office:string-value="&quot;PCG Communications&quot;," calcext:value-type="string">
            <text:p>"PCG Communications",</text:p>
          </table:table-cell>
          <table:table-cell table:formula="of:=[.$I$1]&amp;[.D348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float" office:value="160758.4" calcext:value-type="float">
            <text:p>160758.4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Risk Mgmt</text:p>
          </table:table-cell>
          <table:table-cell table:number-columns-repeated="11"/>
          <table:table-cell table:formula="of:=[.$I$1]&amp;[.A349]&amp;[.$J$1]&amp;[.$K$1]" office:value-type="string" office:string-value="&quot;160758.4&quot;," calcext:value-type="string">
            <text:p>"160758.4",</text:p>
          </table:table-cell>
          <table:table-cell table:formula="of:=[.$I$1]&amp;[.B349]&amp;[.$J$1]&amp;[.$K$1]" office:value-type="string" office:string-value="&quot;160758&quot;," calcext:value-type="string">
            <text:p>"160758",</text:p>
          </table:table-cell>
          <table:table-cell table:formula="of:=[.$I$1]&amp;[.C349]&amp;[.$J$1]&amp;[.$K$1]" office:value-type="string" office:string-value="&quot;PCG Risk Mgmt&quot;," calcext:value-type="string">
            <text:p>"PCG Risk Mgmt",</text:p>
          </table:table-cell>
          <table:table-cell table:formula="of:=[.$I$1]&amp;[.D349]&amp;[.$J$1]&amp;[.$K$1]" office:value-type="string" office:string-value="&quot;&quot;," calcext:value-type="string">
            <text:p>"",</text:p>
          </table:table-cell>
        </table:table-row>
        <table:table-row table:style-name="ro1">
          <table:table-cell office:value-type="string" calcext:value-type="string">
            <text:p>LMy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50]&amp;[.$J$1]&amp;[.$K$1]" office:value-type="string" office:string-value="&quot;LMy&quot;," calcext:value-type="string">
            <text:p>"LMy",</text:p>
          </table:table-cell>
          <table:table-cell table:formula="of:=[.$I$1]&amp;[.B350]&amp;[.$J$1]&amp;[.$K$1]" office:value-type="string" office:string-value="&quot;F.Friends&quot;," calcext:value-type="string">
            <text:p>"F.Friends",</text:p>
          </table:table-cell>
          <table:table-cell table:formula="of:=[.$I$1]&amp;[.C350]&amp;[.$J$1]&amp;[.$K$1]" office:value-type="string" office:string-value="&quot;Laura&quot;," calcext:value-type="string">
            <text:p>"Laura",</text:p>
          </table:table-cell>
          <table:table-cell table:formula="of:=[.$I$1]&amp;[.D35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JMe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51]&amp;[.$J$1]&amp;[.$K$1]" office:value-type="string" office:string-value="&quot;JMe&quot;," calcext:value-type="string">
            <text:p>"JMe",</text:p>
          </table:table-cell>
          <table:table-cell table:formula="of:=[.$I$1]&amp;[.B351]&amp;[.$J$1]&amp;[.$K$1]" office:value-type="string" office:string-value="&quot;M.CW&quot;," calcext:value-type="string">
            <text:p>"M.CW",</text:p>
          </table:table-cell>
          <table:table-cell table:formula="of:=[.$I$1]&amp;[.C351]&amp;[.$J$1]&amp;[.$K$1]" office:value-type="string" office:string-value="&quot;Jay&quot;," calcext:value-type="string">
            <text:p>"Jay",</text:p>
          </table:table-cell>
          <table:table-cell table:formula="of:=[.$I$1]&amp;[.D35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52]&amp;[.$J$1]&amp;[.$K$1]" office:value-type="string" office:string-value="&quot;LH&quot;," calcext:value-type="string">
            <text:p>"LH",</text:p>
          </table:table-cell>
          <table:table-cell table:formula="of:=[.$I$1]&amp;[.B352]&amp;[.$J$1]&amp;[.$K$1]" office:value-type="string" office:string-value="&quot;F.CW&quot;," calcext:value-type="string">
            <text:p>"F.CW",</text:p>
          </table:table-cell>
          <table:table-cell table:formula="of:=[.$I$1]&amp;[.C352]&amp;[.$J$1]&amp;[.$K$1]" office:value-type="string" office:string-value="&quot;Leigh&quot;," calcext:value-type="string">
            <text:p>"Leigh",</text:p>
          </table:table-cell>
          <table:table-cell table:formula="of:=[.$I$1]&amp;[.D35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Df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Friend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53]&amp;[.$J$1]&amp;[.$K$1]" office:value-type="string" office:string-value="&quot;ADf&quot;," calcext:value-type="string">
            <text:p>"ADf",</text:p>
          </table:table-cell>
          <table:table-cell table:formula="of:=[.$I$1]&amp;[.B353]&amp;[.$J$1]&amp;[.$K$1]" office:value-type="string" office:string-value="&quot;F.Friends&quot;," calcext:value-type="string">
            <text:p>"F.Friends",</text:p>
          </table:table-cell>
          <table:table-cell table:formula="of:=[.$I$1]&amp;[.C353]&amp;[.$J$1]&amp;[.$K$1]" office:value-type="string" office:string-value="&quot;Alyssa &amp; Friends&quot;," calcext:value-type="string">
            <text:p>"Alyssa &amp; Friends",</text:p>
          </table:table-cell>
          <table:table-cell table:formula="of:=[.$I$1]&amp;[.D353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Valek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54]&amp;[.$J$1]&amp;[.$K$1]" office:value-type="string" office:string-value="&quot;VO&quot;," calcext:value-type="string">
            <text:p>"VO",</text:p>
          </table:table-cell>
          <table:table-cell table:formula="of:=[.$I$1]&amp;[.B354]&amp;[.$J$1]&amp;[.$K$1]" office:value-type="string" office:string-value="&quot;F.CW&quot;," calcext:value-type="string">
            <text:p>"F.CW",</text:p>
          </table:table-cell>
          <table:table-cell table:formula="of:=[.$I$1]&amp;[.C354]&amp;[.$J$1]&amp;[.$K$1]" office:value-type="string" office:string-value="&quot;Valeka&quot;," calcext:value-type="string">
            <text:p>"Valeka",</text:p>
          </table:table-cell>
          <table:table-cell table:formula="of:=[.$I$1]&amp;[.D35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MaH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Marsh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55]&amp;[.$J$1]&amp;[.$K$1]" office:value-type="string" office:string-value="&quot;MaH&quot;," calcext:value-type="string">
            <text:p>"MaH",</text:p>
          </table:table-cell>
          <table:table-cell table:formula="of:=[.$I$1]&amp;[.B355]&amp;[.$J$1]&amp;[.$K$1]" office:value-type="string" office:string-value="&quot;F.CW&quot;," calcext:value-type="string">
            <text:p>"F.CW",</text:p>
          </table:table-cell>
          <table:table-cell table:formula="of:=[.$I$1]&amp;[.C355]&amp;[.$J$1]&amp;[.$K$1]" office:value-type="string" office:string-value="&quot;Marsha&quot;," calcext:value-type="string">
            <text:p>"Marsha",</text:p>
          </table:table-cell>
          <table:table-cell table:formula="of:=[.$I$1]&amp;[.D35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56]&amp;[.$J$1]&amp;[.$K$1]" office:value-type="string" office:string-value="&quot;BG&quot;," calcext:value-type="string">
            <text:p>"BG",</text:p>
          </table:table-cell>
          <table:table-cell table:formula="of:=[.$I$1]&amp;[.B356]&amp;[.$J$1]&amp;[.$K$1]" office:value-type="string" office:string-value="&quot;F.CW&quot;," calcext:value-type="string">
            <text:p>"F.CW",</text:p>
          </table:table-cell>
          <table:table-cell table:formula="of:=[.$I$1]&amp;[.C356]&amp;[.$J$1]&amp;[.$K$1]" office:value-type="string" office:string-value="&quot;Bree&quot;," calcext:value-type="string">
            <text:p>"Bree",</text:p>
          </table:table-cell>
          <table:table-cell table:formula="of:=[.$I$1]&amp;[.D35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table:number-columns-repeated="2" office:value-type="string" calcext:value-type="string">
            <text:p>REG</text:p>
          </table:table-cell>
          <table:table-cell office:value-type="string" calcext:value-type="string">
            <text:p>Regulatory Review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57]&amp;[.$J$1]&amp;[.$K$1]" office:value-type="string" office:string-value="&quot;REG&quot;," calcext:value-type="string">
            <text:p>"REG",</text:p>
          </table:table-cell>
          <table:table-cell table:formula="of:=[.$I$1]&amp;[.B357]&amp;[.$J$1]&amp;[.$K$1]" office:value-type="string" office:string-value="&quot;REG&quot;," calcext:value-type="string">
            <text:p>"REG",</text:p>
          </table:table-cell>
          <table:table-cell table:formula="of:=[.$I$1]&amp;[.C357]&amp;[.$J$1]&amp;[.$K$1]" office:value-type="string" office:string-value="&quot;Regulatory Reviews&quot;," calcext:value-type="string">
            <text:p>"Regulatory Reviews",</text:p>
          </table:table-cell>
          <table:table-cell table:formula="of:=[.$I$1]&amp;[.D35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raining.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Exam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58]&amp;[.$J$1]&amp;[.$K$1]" office:value-type="string" office:string-value="&quot;Training.6&quot;," calcext:value-type="string">
            <text:p>"Training.6",</text:p>
          </table:table-cell>
          <table:table-cell table:formula="of:=[.$I$1]&amp;[.B358]&amp;[.$J$1]&amp;[.$K$1]" office:value-type="string" office:string-value="&quot;CFA&quot;," calcext:value-type="string">
            <text:p>"CFA",</text:p>
          </table:table-cell>
          <table:table-cell table:formula="of:=[.$I$1]&amp;[.C358]&amp;[.$J$1]&amp;[.$K$1]" office:value-type="string" office:string-value="&quot;CFA Exam Admin&quot;," calcext:value-type="string">
            <text:p>"CFA Exam Admin",</text:p>
          </table:table-cell>
          <table:table-cell table:formula="of:=[.$I$1]&amp;[.D358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FA.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Level 1 Rev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59]&amp;[.$J$1]&amp;[.$K$1]" office:value-type="string" office:string-value="&quot;CFA.0&quot;," calcext:value-type="string">
            <text:p>"CFA.0",</text:p>
          </table:table-cell>
          <table:table-cell table:formula="of:=[.$I$1]&amp;[.B359]&amp;[.$J$1]&amp;[.$K$1]" office:value-type="string" office:string-value="&quot;CFA&quot;," calcext:value-type="string">
            <text:p>"CFA",</text:p>
          </table:table-cell>
          <table:table-cell table:formula="of:=[.$I$1]&amp;[.C359]&amp;[.$J$1]&amp;[.$K$1]" office:value-type="string" office:string-value="&quot;CFA L2 - Level 1 Rev&quot;," calcext:value-type="string">
            <text:p>"CFA L2 - Level 1 Rev",</text:p>
          </table:table-cell>
          <table:table-cell table:formula="of:=[.$I$1]&amp;[.D35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FA.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thi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60]&amp;[.$J$1]&amp;[.$K$1]" office:value-type="string" office:string-value="&quot;CFA.1&quot;," calcext:value-type="string">
            <text:p>"CFA.1",</text:p>
          </table:table-cell>
          <table:table-cell table:formula="of:=[.$I$1]&amp;[.B360]&amp;[.$J$1]&amp;[.$K$1]" office:value-type="string" office:string-value="&quot;CFA&quot;," calcext:value-type="string">
            <text:p>"CFA",</text:p>
          </table:table-cell>
          <table:table-cell table:formula="of:=[.$I$1]&amp;[.C360]&amp;[.$J$1]&amp;[.$K$1]" office:value-type="string" office:string-value="&quot;CFA L2 - Ethics&quot;," calcext:value-type="string">
            <text:p>"CFA L2 - Ethics",</text:p>
          </table:table-cell>
          <table:table-cell table:formula="of:=[.$I$1]&amp;[.D36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FA.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Quant Method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61]&amp;[.$J$1]&amp;[.$K$1]" office:value-type="string" office:string-value="&quot;CFA.2&quot;," calcext:value-type="string">
            <text:p>"CFA.2",</text:p>
          </table:table-cell>
          <table:table-cell table:formula="of:=[.$I$1]&amp;[.B361]&amp;[.$J$1]&amp;[.$K$1]" office:value-type="string" office:string-value="&quot;CFA&quot;," calcext:value-type="string">
            <text:p>"CFA",</text:p>
          </table:table-cell>
          <table:table-cell table:formula="of:=[.$I$1]&amp;[.C361]&amp;[.$J$1]&amp;[.$K$1]" office:value-type="string" office:string-value="&quot;CFA L2 - Quant Methods&quot;," calcext:value-type="string">
            <text:p>"CFA L2 - Quant Methods",</text:p>
          </table:table-cell>
          <table:table-cell table:formula="of:=[.$I$1]&amp;[.D36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FA.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conomi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62]&amp;[.$J$1]&amp;[.$K$1]" office:value-type="string" office:string-value="&quot;CFA.3&quot;," calcext:value-type="string">
            <text:p>"CFA.3",</text:p>
          </table:table-cell>
          <table:table-cell table:formula="of:=[.$I$1]&amp;[.B362]&amp;[.$J$1]&amp;[.$K$1]" office:value-type="string" office:string-value="&quot;CFA&quot;," calcext:value-type="string">
            <text:p>"CFA",</text:p>
          </table:table-cell>
          <table:table-cell table:formula="of:=[.$I$1]&amp;[.C362]&amp;[.$J$1]&amp;[.$K$1]" office:value-type="string" office:string-value="&quot;CFA L2 - Economics&quot;," calcext:value-type="string">
            <text:p>"CFA L2 - Economics",</text:p>
          </table:table-cell>
          <table:table-cell table:formula="of:=[.$I$1]&amp;[.D36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FA.4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Financial Re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63]&amp;[.$J$1]&amp;[.$K$1]" office:value-type="string" office:string-value="&quot;CFA.4&quot;," calcext:value-type="string">
            <text:p>"CFA.4",</text:p>
          </table:table-cell>
          <table:table-cell table:formula="of:=[.$I$1]&amp;[.B363]&amp;[.$J$1]&amp;[.$K$1]" office:value-type="string" office:string-value="&quot;CFA&quot;," calcext:value-type="string">
            <text:p>"CFA",</text:p>
          </table:table-cell>
          <table:table-cell table:formula="of:=[.$I$1]&amp;[.C363]&amp;[.$J$1]&amp;[.$K$1]" office:value-type="string" office:string-value="&quot;CFA L2 - Financial Rep&quot;," calcext:value-type="string">
            <text:p>"CFA L2 - Financial Rep",</text:p>
          </table:table-cell>
          <table:table-cell table:formula="of:=[.$I$1]&amp;[.D36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FA.5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Corp Financ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64]&amp;[.$J$1]&amp;[.$K$1]" office:value-type="string" office:string-value="&quot;CFA.5&quot;," calcext:value-type="string">
            <text:p>"CFA.5",</text:p>
          </table:table-cell>
          <table:table-cell table:formula="of:=[.$I$1]&amp;[.B364]&amp;[.$J$1]&amp;[.$K$1]" office:value-type="string" office:string-value="&quot;CFA&quot;," calcext:value-type="string">
            <text:p>"CFA",</text:p>
          </table:table-cell>
          <table:table-cell table:formula="of:=[.$I$1]&amp;[.C364]&amp;[.$J$1]&amp;[.$K$1]" office:value-type="string" office:string-value="&quot;CFA L2 - Corp Finance&quot;," calcext:value-type="string">
            <text:p>"CFA L2 - Corp Finance",</text:p>
          </table:table-cell>
          <table:table-cell table:formula="of:=[.$I$1]&amp;[.D36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FA.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quit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65]&amp;[.$J$1]&amp;[.$K$1]" office:value-type="string" office:string-value="&quot;CFA.6&quot;," calcext:value-type="string">
            <text:p>"CFA.6",</text:p>
          </table:table-cell>
          <table:table-cell table:formula="of:=[.$I$1]&amp;[.B365]&amp;[.$J$1]&amp;[.$K$1]" office:value-type="string" office:string-value="&quot;CFA&quot;," calcext:value-type="string">
            <text:p>"CFA",</text:p>
          </table:table-cell>
          <table:table-cell table:formula="of:=[.$I$1]&amp;[.C365]&amp;[.$J$1]&amp;[.$K$1]" office:value-type="string" office:string-value="&quot;CFA L2 - Equity&quot;," calcext:value-type="string">
            <text:p>"CFA L2 - Equity",</text:p>
          </table:table-cell>
          <table:table-cell table:formula="of:=[.$I$1]&amp;[.D36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FA.7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Fixed Inc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66]&amp;[.$J$1]&amp;[.$K$1]" office:value-type="string" office:string-value="&quot;CFA.7&quot;," calcext:value-type="string">
            <text:p>"CFA.7",</text:p>
          </table:table-cell>
          <table:table-cell table:formula="of:=[.$I$1]&amp;[.B366]&amp;[.$J$1]&amp;[.$K$1]" office:value-type="string" office:string-value="&quot;CFA&quot;," calcext:value-type="string">
            <text:p>"CFA",</text:p>
          </table:table-cell>
          <table:table-cell table:formula="of:=[.$I$1]&amp;[.C366]&amp;[.$J$1]&amp;[.$K$1]" office:value-type="string" office:string-value="&quot;CFA L2 - Fixed Inc&quot;," calcext:value-type="string">
            <text:p>"CFA L2 - Fixed Inc",</text:p>
          </table:table-cell>
          <table:table-cell table:formula="of:=[.$I$1]&amp;[.D36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FA.8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Derivativ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67]&amp;[.$J$1]&amp;[.$K$1]" office:value-type="string" office:string-value="&quot;CFA.8&quot;," calcext:value-type="string">
            <text:p>"CFA.8",</text:p>
          </table:table-cell>
          <table:table-cell table:formula="of:=[.$I$1]&amp;[.B367]&amp;[.$J$1]&amp;[.$K$1]" office:value-type="string" office:string-value="&quot;CFA&quot;," calcext:value-type="string">
            <text:p>"CFA",</text:p>
          </table:table-cell>
          <table:table-cell table:formula="of:=[.$I$1]&amp;[.C367]&amp;[.$J$1]&amp;[.$K$1]" office:value-type="string" office:string-value="&quot;CFA L2 - Derivatives&quot;," calcext:value-type="string">
            <text:p>"CFA L2 - Derivatives",</text:p>
          </table:table-cell>
          <table:table-cell table:formula="of:=[.$I$1]&amp;[.D36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FA.9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Alternativ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68]&amp;[.$J$1]&amp;[.$K$1]" office:value-type="string" office:string-value="&quot;CFA.9&quot;," calcext:value-type="string">
            <text:p>"CFA.9",</text:p>
          </table:table-cell>
          <table:table-cell table:formula="of:=[.$I$1]&amp;[.B368]&amp;[.$J$1]&amp;[.$K$1]" office:value-type="string" office:string-value="&quot;CFA&quot;," calcext:value-type="string">
            <text:p>"CFA",</text:p>
          </table:table-cell>
          <table:table-cell table:formula="of:=[.$I$1]&amp;[.C368]&amp;[.$J$1]&amp;[.$K$1]" office:value-type="string" office:string-value="&quot;CFA L2 - Alternatives&quot;," calcext:value-type="string">
            <text:p>"CFA L2 - Alternatives",</text:p>
          </table:table-cell>
          <table:table-cell table:formula="of:=[.$I$1]&amp;[.D36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FA.1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Port Mgm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69]&amp;[.$J$1]&amp;[.$K$1]" office:value-type="string" office:string-value="&quot;CFA.10&quot;," calcext:value-type="string">
            <text:p>"CFA.10",</text:p>
          </table:table-cell>
          <table:table-cell table:formula="of:=[.$I$1]&amp;[.B369]&amp;[.$J$1]&amp;[.$K$1]" office:value-type="string" office:string-value="&quot;CFA&quot;," calcext:value-type="string">
            <text:p>"CFA",</text:p>
          </table:table-cell>
          <table:table-cell table:formula="of:=[.$I$1]&amp;[.C369]&amp;[.$J$1]&amp;[.$K$1]" office:value-type="string" office:string-value="&quot;CFA L2 - Port Mgmt&quot;," calcext:value-type="string">
            <text:p>"CFA L2 - Port Mgmt",</text:p>
          </table:table-cell>
          <table:table-cell table:formula="of:=[.$I$1]&amp;[.D36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IIA Contac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70]&amp;[.$J$1]&amp;[.$K$1]" office:value-type="string" office:string-value="&quot;IC&quot;," calcext:value-type="string">
            <text:p>"IC",</text:p>
          </table:table-cell>
          <table:table-cell table:formula="of:=[.$I$1]&amp;[.B370]&amp;[.$J$1]&amp;[.$K$1]" office:value-type="string" office:string-value="&quot;CWSocial&quot;," calcext:value-type="string">
            <text:p>"CWSocial",</text:p>
          </table:table-cell>
          <table:table-cell table:formula="of:=[.$I$1]&amp;[.C370]&amp;[.$J$1]&amp;[.$K$1]" office:value-type="string" office:string-value="&quot;IIA Contacts&quot;," calcext:value-type="string">
            <text:p>"IIA Contacts",</text:p>
          </table:table-cell>
          <table:table-cell table:formula="of:=[.$I$1]&amp;[.D37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Family.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y Pare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71]&amp;[.$J$1]&amp;[.$K$1]" office:value-type="string" office:string-value="&quot;Family.4&quot;," calcext:value-type="string">
            <text:p>"Family.4",</text:p>
          </table:table-cell>
          <table:table-cell table:formula="of:=[.$I$1]&amp;[.B371]&amp;[.$J$1]&amp;[.$K$1]" office:value-type="string" office:string-value="&quot;FAMILY&quot;," calcext:value-type="string">
            <text:p>"FAMILY",</text:p>
          </table:table-cell>
          <table:table-cell table:formula="of:=[.$I$1]&amp;[.C371]&amp;[.$J$1]&amp;[.$K$1]" office:value-type="string" office:string-value="&quot;My Parents&quot;," calcext:value-type="string">
            <text:p>"My Parents",</text:p>
          </table:table-cell>
          <table:table-cell table:formula="of:=[.$I$1]&amp;[.D371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Family.5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 &amp; My Pare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72]&amp;[.$J$1]&amp;[.$K$1]" office:value-type="string" office:string-value="&quot;Family.5&quot;," calcext:value-type="string">
            <text:p>"Family.5",</text:p>
          </table:table-cell>
          <table:table-cell table:formula="of:=[.$I$1]&amp;[.B372]&amp;[.$J$1]&amp;[.$K$1]" office:value-type="string" office:string-value="&quot;FAMILY&quot;," calcext:value-type="string">
            <text:p>"FAMILY",</text:p>
          </table:table-cell>
          <table:table-cell table:formula="of:=[.$I$1]&amp;[.C372]&amp;[.$J$1]&amp;[.$K$1]" office:value-type="string" office:string-value="&quot;Alyssa &amp; My Parents&quot;," calcext:value-type="string">
            <text:p>"Alyssa &amp; My Parents",</text:p>
          </table:table-cell>
          <table:table-cell table:formula="of:=[.$I$1]&amp;[.D372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Family.6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 &amp; Dog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73]&amp;[.$J$1]&amp;[.$K$1]" office:value-type="string" office:string-value="&quot;Family.6&quot;," calcext:value-type="string">
            <text:p>"Family.6",</text:p>
          </table:table-cell>
          <table:table-cell table:formula="of:=[.$I$1]&amp;[.B373]&amp;[.$J$1]&amp;[.$K$1]" office:value-type="string" office:string-value="&quot;FAMILY&quot;," calcext:value-type="string">
            <text:p>"FAMILY",</text:p>
          </table:table-cell>
          <table:table-cell table:formula="of:=[.$I$1]&amp;[.C373]&amp;[.$J$1]&amp;[.$K$1]" office:value-type="string" office:string-value="&quot;Alyssa &amp; Dogs&quot;," calcext:value-type="string">
            <text:p>"Alyssa &amp; Dogs",</text:p>
          </table:table-cell>
          <table:table-cell table:formula="of:=[.$I$1]&amp;[.D373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Family.7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, My Parents &amp;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74]&amp;[.$J$1]&amp;[.$K$1]" office:value-type="string" office:string-value="&quot;Family.7&quot;," calcext:value-type="string">
            <text:p>"Family.7",</text:p>
          </table:table-cell>
          <table:table-cell table:formula="of:=[.$I$1]&amp;[.B374]&amp;[.$J$1]&amp;[.$K$1]" office:value-type="string" office:string-value="&quot;FAMILY&quot;," calcext:value-type="string">
            <text:p>"FAMILY",</text:p>
          </table:table-cell>
          <table:table-cell table:formula="of:=[.$I$1]&amp;[.C374]&amp;[.$J$1]&amp;[.$K$1]" office:value-type="string" office:string-value="&quot;Alyssa, My Parents &amp; Dogs&quot;," calcext:value-type="string">
            <text:p>"Alyssa, My Parents &amp; Dogs",</text:p>
          </table:table-cell>
          <table:table-cell table:formula="of:=[.$I$1]&amp;[.D37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Family.8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y Parents &amp;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75]&amp;[.$J$1]&amp;[.$K$1]" office:value-type="string" office:string-value="&quot;Family.8&quot;," calcext:value-type="string">
            <text:p>"Family.8",</text:p>
          </table:table-cell>
          <table:table-cell table:formula="of:=[.$I$1]&amp;[.B375]&amp;[.$J$1]&amp;[.$K$1]" office:value-type="string" office:string-value="&quot;FAMILY&quot;," calcext:value-type="string">
            <text:p>"FAMILY",</text:p>
          </table:table-cell>
          <table:table-cell table:formula="of:=[.$I$1]&amp;[.C375]&amp;[.$J$1]&amp;[.$K$1]" office:value-type="string" office:string-value="&quot;My Parents &amp; Dogs&quot;," calcext:value-type="string">
            <text:p>"My Parents &amp; Dogs",</text:p>
          </table:table-cell>
          <table:table-cell table:formula="of:=[.$I$1]&amp;[.D37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-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Krist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76]&amp;[.$J$1]&amp;[.$K$1]" office:value-type="string" office:string-value="&quot;A-K&quot;," calcext:value-type="string">
            <text:p>"A-K",</text:p>
          </table:table-cell>
          <table:table-cell table:formula="of:=[.$I$1]&amp;[.B376]&amp;[.$J$1]&amp;[.$K$1]" office:value-type="string" office:string-value="&quot;F.Friends&quot;," calcext:value-type="string">
            <text:p>"F.Friends",</text:p>
          </table:table-cell>
          <table:table-cell table:formula="of:=[.$I$1]&amp;[.C376]&amp;[.$J$1]&amp;[.$K$1]" office:value-type="string" office:string-value="&quot;Alyssa &amp; Kristin&quot;," calcext:value-type="string">
            <text:p>"Alyssa &amp; Kristin",</text:p>
          </table:table-cell>
          <table:table-cell table:formula="of:=[.$I$1]&amp;[.D376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A-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77]&amp;[.$J$1]&amp;[.$K$1]" office:value-type="string" office:string-value="&quot;A-M&quot;," calcext:value-type="string">
            <text:p>"A-M",</text:p>
          </table:table-cell>
          <table:table-cell table:formula="of:=[.$I$1]&amp;[.B377]&amp;[.$J$1]&amp;[.$K$1]" office:value-type="string" office:string-value="&quot;F.Friends&quot;," calcext:value-type="string">
            <text:p>"F.Friends",</text:p>
          </table:table-cell>
          <table:table-cell table:formula="of:=[.$I$1]&amp;[.C377]&amp;[.$J$1]&amp;[.$K$1]" office:value-type="string" office:string-value="&quot;Alyssa &amp; Meghan&quot;," calcext:value-type="string">
            <text:p>"Alyssa &amp; Meghan",</text:p>
          </table:table-cell>
          <table:table-cell table:formula="of:=[.$I$1]&amp;[.D37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-D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Alyssa &amp; Dav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78]&amp;[.$J$1]&amp;[.$K$1]" office:value-type="string" office:string-value="&quot;A-D&quot;," calcext:value-type="string">
            <text:p>"A-D",</text:p>
          </table:table-cell>
          <table:table-cell table:formula="of:=[.$I$1]&amp;[.B378]&amp;[.$J$1]&amp;[.$K$1]" office:value-type="string" office:string-value="&quot;M.Friends&quot;," calcext:value-type="string">
            <text:p>"M.Friends",</text:p>
          </table:table-cell>
          <table:table-cell table:formula="of:=[.$I$1]&amp;[.C378]&amp;[.$J$1]&amp;[.$K$1]" office:value-type="string" office:string-value="&quot;Alyssa &amp; Dave&quot;," calcext:value-type="string">
            <text:p>"Alyssa &amp; Dave",</text:p>
          </table:table-cell>
          <table:table-cell table:formula="of:=[.$I$1]&amp;[.D37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-M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aytie &amp; Man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79]&amp;[.$J$1]&amp;[.$K$1]" office:value-type="string" office:string-value="&quot;C-M&quot;," calcext:value-type="string">
            <text:p>"C-M",</text:p>
          </table:table-cell>
          <table:table-cell table:formula="of:=[.$I$1]&amp;[.B379]&amp;[.$J$1]&amp;[.$K$1]" office:value-type="string" office:string-value="&quot;CWSocial&quot;," calcext:value-type="string">
            <text:p>"CWSocial",</text:p>
          </table:table-cell>
          <table:table-cell table:formula="of:=[.$I$1]&amp;[.C379]&amp;[.$J$1]&amp;[.$K$1]" office:value-type="string" office:string-value="&quot;Caytie &amp; Mani&quot;," calcext:value-type="string">
            <text:p>"Caytie &amp; Mani",</text:p>
          </table:table-cell>
          <table:table-cell table:formula="of:=[.$I$1]&amp;[.D37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-D-M-C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AD-DC-ME-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80]&amp;[.$J$1]&amp;[.$K$1]" office:value-type="string" office:string-value="&quot;A-D-M-C&quot;," calcext:value-type="string">
            <text:p>"A-D-M-C",</text:p>
          </table:table-cell>
          <table:table-cell table:formula="of:=[.$I$1]&amp;[.B380]&amp;[.$J$1]&amp;[.$K$1]" office:value-type="string" office:string-value="&quot;CWSocial&quot;," calcext:value-type="string">
            <text:p>"CWSocial",</text:p>
          </table:table-cell>
          <table:table-cell table:formula="of:=[.$I$1]&amp;[.C380]&amp;[.$J$1]&amp;[.$K$1]" office:value-type="string" office:string-value="&quot;AD-DC-ME-CS&quot;," calcext:value-type="string">
            <text:p>"AD-DC-ME-CS",</text:p>
          </table:table-cell>
          <table:table-cell table:formula="of:=[.$I$1]&amp;[.D38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FA.T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Practice Tes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81]&amp;[.$J$1]&amp;[.$K$1]" office:value-type="string" office:string-value="&quot;CFA.T&quot;," calcext:value-type="string">
            <text:p>"CFA.T",</text:p>
          </table:table-cell>
          <table:table-cell table:formula="of:=[.$I$1]&amp;[.B381]&amp;[.$J$1]&amp;[.$K$1]" office:value-type="string" office:string-value="&quot;CFA&quot;," calcext:value-type="string">
            <text:p>"CFA",</text:p>
          </table:table-cell>
          <table:table-cell table:formula="of:=[.$I$1]&amp;[.C381]&amp;[.$J$1]&amp;[.$K$1]" office:value-type="string" office:string-value="&quot;CFA L2 - Practice Tests&quot;," calcext:value-type="string">
            <text:p>"CFA L2 - Practice Tests",</text:p>
          </table:table-cell>
          <table:table-cell table:formula="of:=[.$I$1]&amp;[.D38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RANS.2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CIC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82]&amp;[.$J$1]&amp;[.$K$1]" office:value-type="string" office:string-value="&quot;TRANS.2&quot;," calcext:value-type="string">
            <text:p>"TRANS.2",</text:p>
          </table:table-cell>
          <table:table-cell table:formula="of:=[.$I$1]&amp;[.B382]&amp;[.$J$1]&amp;[.$K$1]" office:value-type="string" office:string-value="&quot;TRANS&quot;," calcext:value-type="string">
            <text:p>"TRANS",</text:p>
          </table:table-cell>
          <table:table-cell table:formula="of:=[.$I$1]&amp;[.C382]&amp;[.$J$1]&amp;[.$K$1]" office:value-type="string" office:string-value="&quot;Commute - CIC&quot;," calcext:value-type="string">
            <text:p>"Commute - CIC",</text:p>
          </table:table-cell>
          <table:table-cell table:formula="of:=[.$I$1]&amp;[.D38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RANS.3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Irregular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83]&amp;[.$J$1]&amp;[.$K$1]" office:value-type="string" office:string-value="&quot;TRANS.3&quot;," calcext:value-type="string">
            <text:p>"TRANS.3",</text:p>
          </table:table-cell>
          <table:table-cell table:formula="of:=[.$I$1]&amp;[.B383]&amp;[.$J$1]&amp;[.$K$1]" office:value-type="string" office:string-value="&quot;TRANS&quot;," calcext:value-type="string">
            <text:p>"TRANS",</text:p>
          </table:table-cell>
          <table:table-cell table:formula="of:=[.$I$1]&amp;[.C383]&amp;[.$J$1]&amp;[.$K$1]" office:value-type="string" office:string-value="&quot;Commute - Irregular&quot;," calcext:value-type="string">
            <text:p>"Commute - Irregular",</text:p>
          </table:table-cell>
          <table:table-cell table:formula="of:=[.$I$1]&amp;[.D38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160755.R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84]&amp;[.$J$1]&amp;[.$K$1]" office:value-type="string" office:string-value="&quot;160755.R&quot;," calcext:value-type="string">
            <text:p>"160755.R",</text:p>
          </table:table-cell>
          <table:table-cell table:formula="of:=[.$I$1]&amp;[.B384]&amp;[.$J$1]&amp;[.$K$1]" office:value-type="string" office:string-value="&quot;160755&quot;," calcext:value-type="string">
            <text:p>"160755",</text:p>
          </table:table-cell>
          <table:table-cell table:formula="of:=[.$I$1]&amp;[.C384]&amp;[.$J$1]&amp;[.$K$1]" office:value-type="string" office:string-value="&quot;IPCS Reporting&quot;," calcext:value-type="string">
            <text:p>"IPCS Reporting",</text:p>
          </table:table-cell>
          <table:table-cell table:formula="of:=[.$I$1]&amp;[.D384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Jeremy H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85]&amp;[.$J$1]&amp;[.$K$1]" office:value-type="string" office:string-value="&quot;Jeremy H&quot;," calcext:value-type="string">
            <text:p>"Jeremy H",</text:p>
          </table:table-cell>
          <table:table-cell table:formula="of:=[.$I$1]&amp;[.B385]&amp;[.$J$1]&amp;[.$K$1]" office:value-type="string" office:string-value="&quot;CWSocial&quot;," calcext:value-type="string">
            <text:p>"CWSocial",</text:p>
          </table:table-cell>
          <table:table-cell table:formula="of:=[.$I$1]&amp;[.C385]&amp;[.$J$1]&amp;[.$K$1]" office:value-type="string" office:string-value="&quot;JH&quot;," calcext:value-type="string">
            <text:p>"JH",</text:p>
          </table:table-cell>
          <table:table-cell table:formula="of:=[.$I$1]&amp;[.D38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eremy 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86]&amp;[.$J$1]&amp;[.$K$1]" office:value-type="string" office:string-value="&quot;JH&quot;," calcext:value-type="string">
            <text:p>"JH",</text:p>
          </table:table-cell>
          <table:table-cell table:formula="of:=[.$I$1]&amp;[.B386]&amp;[.$J$1]&amp;[.$K$1]" office:value-type="string" office:string-value="&quot;M.CW&quot;," calcext:value-type="string">
            <text:p>"M.CW",</text:p>
          </table:table-cell>
          <table:table-cell table:formula="of:=[.$I$1]&amp;[.C386]&amp;[.$J$1]&amp;[.$K$1]" office:value-type="string" office:string-value="&quot;Jeremy H&quot;," calcext:value-type="string">
            <text:p>"Jeremy H",</text:p>
          </table:table-cell>
          <table:table-cell table:formula="of:=[.$I$1]&amp;[.D38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Sand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87]&amp;[.$J$1]&amp;[.$K$1]" office:value-type="string" office:string-value="&quot;ST&quot;," calcext:value-type="string">
            <text:p>"ST",</text:p>
          </table:table-cell>
          <table:table-cell table:formula="of:=[.$I$1]&amp;[.B387]&amp;[.$J$1]&amp;[.$K$1]" office:value-type="string" office:string-value="&quot;F.CW&quot;," calcext:value-type="string">
            <text:p>"F.CW",</text:p>
          </table:table-cell>
          <table:table-cell table:formula="of:=[.$I$1]&amp;[.C387]&amp;[.$J$1]&amp;[.$K$1]" office:value-type="string" office:string-value="&quot;Sandie&quot;," calcext:value-type="string">
            <text:p>"Sandie",</text:p>
          </table:table-cell>
          <table:table-cell table:formula="of:=[.$I$1]&amp;[.D38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float" office:value="160755.1" calcext:value-type="float">
            <text:p>160755.1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Sal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88]&amp;[.$J$1]&amp;[.$K$1]" office:value-type="string" office:string-value="&quot;160755.1&quot;," calcext:value-type="string">
            <text:p>"160755.1",</text:p>
          </table:table-cell>
          <table:table-cell table:formula="of:=[.$I$1]&amp;[.B388]&amp;[.$J$1]&amp;[.$K$1]" office:value-type="string" office:string-value="&quot;160755&quot;," calcext:value-type="string">
            <text:p>"160755",</text:p>
          </table:table-cell>
          <table:table-cell table:formula="of:=[.$I$1]&amp;[.C388]&amp;[.$J$1]&amp;[.$K$1]" office:value-type="string" office:string-value="&quot;IPCS Sales&quot;," calcext:value-type="string">
            <text:p>"IPCS Sales",</text:p>
          </table:table-cell>
          <table:table-cell table:formula="of:=[.$I$1]&amp;[.D388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60755.2" calcext:value-type="float">
            <text:p>160755.2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Account Setu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89]&amp;[.$J$1]&amp;[.$K$1]" office:value-type="string" office:string-value="&quot;160755.2&quot;," calcext:value-type="string">
            <text:p>"160755.2",</text:p>
          </table:table-cell>
          <table:table-cell table:formula="of:=[.$I$1]&amp;[.B389]&amp;[.$J$1]&amp;[.$K$1]" office:value-type="string" office:string-value="&quot;160755&quot;," calcext:value-type="string">
            <text:p>"160755",</text:p>
          </table:table-cell>
          <table:table-cell table:formula="of:=[.$I$1]&amp;[.C389]&amp;[.$J$1]&amp;[.$K$1]" office:value-type="string" office:string-value="&quot;IPCS Account Setup&quot;," calcext:value-type="string">
            <text:p>"IPCS Account Setup",</text:p>
          </table:table-cell>
          <table:table-cell table:formula="of:=[.$I$1]&amp;[.D389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60755.3" calcext:value-type="float">
            <text:p>160755.3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Roles &amp; Resp.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90]&amp;[.$J$1]&amp;[.$K$1]" office:value-type="string" office:string-value="&quot;160755.3&quot;," calcext:value-type="string">
            <text:p>"160755.3",</text:p>
          </table:table-cell>
          <table:table-cell table:formula="of:=[.$I$1]&amp;[.B390]&amp;[.$J$1]&amp;[.$K$1]" office:value-type="string" office:string-value="&quot;160755&quot;," calcext:value-type="string">
            <text:p>"160755",</text:p>
          </table:table-cell>
          <table:table-cell table:formula="of:=[.$I$1]&amp;[.C390]&amp;[.$J$1]&amp;[.$K$1]" office:value-type="string" office:string-value="&quot;IPCS Roles &amp; Resp.&quot;," calcext:value-type="string">
            <text:p>"IPCS Roles &amp; Resp.",</text:p>
          </table:table-cell>
          <table:table-cell table:formula="of:=[.$I$1]&amp;[.D390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60755.4" calcext:value-type="float">
            <text:p>160755.4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Polici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91]&amp;[.$J$1]&amp;[.$K$1]" office:value-type="string" office:string-value="&quot;160755.4&quot;," calcext:value-type="string">
            <text:p>"160755.4",</text:p>
          </table:table-cell>
          <table:table-cell table:formula="of:=[.$I$1]&amp;[.B391]&amp;[.$J$1]&amp;[.$K$1]" office:value-type="string" office:string-value="&quot;160755&quot;," calcext:value-type="string">
            <text:p>"160755",</text:p>
          </table:table-cell>
          <table:table-cell table:formula="of:=[.$I$1]&amp;[.C391]&amp;[.$J$1]&amp;[.$K$1]" office:value-type="string" office:string-value="&quot;IPCS Policies&quot;," calcext:value-type="string">
            <text:p>"IPCS Policies",</text:p>
          </table:table-cell>
          <table:table-cell table:formula="of:=[.$I$1]&amp;[.D391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60755.5" calcext:value-type="float">
            <text:p>160755.5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Move Mone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92]&amp;[.$J$1]&amp;[.$K$1]" office:value-type="string" office:string-value="&quot;160755.5&quot;," calcext:value-type="string">
            <text:p>"160755.5",</text:p>
          </table:table-cell>
          <table:table-cell table:formula="of:=[.$I$1]&amp;[.B392]&amp;[.$J$1]&amp;[.$K$1]" office:value-type="string" office:string-value="&quot;160755&quot;," calcext:value-type="string">
            <text:p>"160755",</text:p>
          </table:table-cell>
          <table:table-cell table:formula="of:=[.$I$1]&amp;[.C392]&amp;[.$J$1]&amp;[.$K$1]" office:value-type="string" office:string-value="&quot;IPCS Move Money&quot;," calcext:value-type="string">
            <text:p>"IPCS Move Money",</text:p>
          </table:table-cell>
          <table:table-cell table:formula="of:=[.$I$1]&amp;[.D392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60755.6" calcext:value-type="float">
            <text:p>160755.6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Travel Ex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93]&amp;[.$J$1]&amp;[.$K$1]" office:value-type="string" office:string-value="&quot;160755.6&quot;," calcext:value-type="string">
            <text:p>"160755.6",</text:p>
          </table:table-cell>
          <table:table-cell table:formula="of:=[.$I$1]&amp;[.B393]&amp;[.$J$1]&amp;[.$K$1]" office:value-type="string" office:string-value="&quot;160755&quot;," calcext:value-type="string">
            <text:p>"160755",</text:p>
          </table:table-cell>
          <table:table-cell table:formula="of:=[.$I$1]&amp;[.C393]&amp;[.$J$1]&amp;[.$K$1]" office:value-type="string" office:string-value="&quot;IPCS Travel Exp&quot;," calcext:value-type="string">
            <text:p>"IPCS Travel Exp",</text:p>
          </table:table-cell>
          <table:table-cell table:formula="of:=[.$I$1]&amp;[.D393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170754.A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94]&amp;[.$J$1]&amp;[.$K$1]" office:value-type="string" office:string-value="&quot;170754.A&quot;," calcext:value-type="string">
            <text:p>"170754.A",</text:p>
          </table:table-cell>
          <table:table-cell table:formula="of:=[.$I$1]&amp;[.B394]&amp;[.$J$1]&amp;[.$K$1]" office:value-type="string" office:string-value="&quot;170754&quot;," calcext:value-type="string">
            <text:p>"170754",</text:p>
          </table:table-cell>
          <table:table-cell table:formula="of:=[.$I$1]&amp;[.C394]&amp;[.$J$1]&amp;[.$K$1]" office:value-type="string" office:string-value="&quot;WFAM Sales Admin&quot;," calcext:value-type="string">
            <text:p>"WFAM Sales Admin",</text:p>
          </table:table-cell>
          <table:table-cell table:formula="of:=[.$I$1]&amp;[.D394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170754.P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95]&amp;[.$J$1]&amp;[.$K$1]" office:value-type="string" office:string-value="&quot;170754.P&quot;," calcext:value-type="string">
            <text:p>"170754.P",</text:p>
          </table:table-cell>
          <table:table-cell table:formula="of:=[.$I$1]&amp;[.B395]&amp;[.$J$1]&amp;[.$K$1]" office:value-type="string" office:string-value="&quot;170754&quot;," calcext:value-type="string">
            <text:p>"170754",</text:p>
          </table:table-cell>
          <table:table-cell table:formula="of:=[.$I$1]&amp;[.C395]&amp;[.$J$1]&amp;[.$K$1]" office:value-type="string" office:string-value="&quot;WFAM Sales Planning&quot;," calcext:value-type="string">
            <text:p>"WFAM Sales Planning",</text:p>
          </table:table-cell>
          <table:table-cell table:formula="of:=[.$I$1]&amp;[.D395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170754.R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96]&amp;[.$J$1]&amp;[.$K$1]" office:value-type="string" office:string-value="&quot;170754.R&quot;," calcext:value-type="string">
            <text:p>"170754.R",</text:p>
          </table:table-cell>
          <table:table-cell table:formula="of:=[.$I$1]&amp;[.B396]&amp;[.$J$1]&amp;[.$K$1]" office:value-type="string" office:string-value="&quot;170754&quot;," calcext:value-type="string">
            <text:p>"170754",</text:p>
          </table:table-cell>
          <table:table-cell table:formula="of:=[.$I$1]&amp;[.C396]&amp;[.$J$1]&amp;[.$K$1]" office:value-type="string" office:string-value="&quot;WFAM Sales Reporting&quot;," calcext:value-type="string">
            <text:p>"WFAM Sales Reporting",</text:p>
          </table:table-cell>
          <table:table-cell table:formula="of:=[.$I$1]&amp;[.D396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-P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aytie &amp; Patrick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97]&amp;[.$J$1]&amp;[.$K$1]" office:value-type="string" office:string-value="&quot;C-P&quot;," calcext:value-type="string">
            <text:p>"C-P",</text:p>
          </table:table-cell>
          <table:table-cell table:formula="of:=[.$I$1]&amp;[.B397]&amp;[.$J$1]&amp;[.$K$1]" office:value-type="string" office:string-value="&quot;CWSocial&quot;," calcext:value-type="string">
            <text:p>"CWSocial",</text:p>
          </table:table-cell>
          <table:table-cell table:formula="of:=[.$I$1]&amp;[.C397]&amp;[.$J$1]&amp;[.$K$1]" office:value-type="string" office:string-value="&quot;Caytie &amp; Patrick&quot;," calcext:value-type="string">
            <text:p>"Caytie &amp; Patrick",</text:p>
          </table:table-cell>
          <table:table-cell table:formula="of:=[.$I$1]&amp;[.D39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Family.9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, Other Family,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398]&amp;[.$J$1]&amp;[.$K$1]" office:value-type="string" office:string-value="&quot;Family.9&quot;," calcext:value-type="string">
            <text:p>"Family.9",</text:p>
          </table:table-cell>
          <table:table-cell table:formula="of:=[.$I$1]&amp;[.B398]&amp;[.$J$1]&amp;[.$K$1]" office:value-type="string" office:string-value="&quot;FAMILY&quot;," calcext:value-type="string">
            <text:p>"FAMILY",</text:p>
          </table:table-cell>
          <table:table-cell table:formula="of:=[.$I$1]&amp;[.C398]&amp;[.$J$1]&amp;[.$K$1]" office:value-type="string" office:string-value="&quot;Alyssa, Other Family, Dogs&quot;," calcext:value-type="string">
            <text:p>"Alyssa, Other Family, Dogs",</text:p>
          </table:table-cell>
          <table:table-cell table:formula="of:=[.$I$1]&amp;[.D39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399]&amp;[.$J$1]&amp;[.$K$1]" office:value-type="string" office:string-value="&quot;BA&quot;," calcext:value-type="string">
            <text:p>"BA",</text:p>
          </table:table-cell>
          <table:table-cell table:formula="of:=[.$I$1]&amp;[.B399]&amp;[.$J$1]&amp;[.$K$1]" office:value-type="string" office:string-value="&quot;M.Friends&quot;," calcext:value-type="string">
            <text:p>"M.Friends",</text:p>
          </table:table-cell>
          <table:table-cell table:formula="of:=[.$I$1]&amp;[.C399]&amp;[.$J$1]&amp;[.$K$1]" office:value-type="string" office:string-value="&quot;Ben&quot;," calcext:value-type="string">
            <text:p>"Ben",</text:p>
          </table:table-cell>
          <table:table-cell table:formula="of:=[.$I$1]&amp;[.D399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FA.E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- Exam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00]&amp;[.$J$1]&amp;[.$K$1]" office:value-type="string" office:string-value="&quot;CFA.E&quot;," calcext:value-type="string">
            <text:p>"CFA.E",</text:p>
          </table:table-cell>
          <table:table-cell table:formula="of:=[.$I$1]&amp;[.B400]&amp;[.$J$1]&amp;[.$K$1]" office:value-type="string" office:string-value="&quot;CFA&quot;," calcext:value-type="string">
            <text:p>"CFA",</text:p>
          </table:table-cell>
          <table:table-cell table:formula="of:=[.$I$1]&amp;[.C400]&amp;[.$J$1]&amp;[.$K$1]" office:value-type="string" office:string-value="&quot;CFA - Exam&quot;," calcext:value-type="string">
            <text:p>"CFA - Exam",</text:p>
          </table:table-cell>
          <table:table-cell table:formula="of:=[.$I$1]&amp;[.D400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PHY.G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 (General)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01]&amp;[.$J$1]&amp;[.$K$1]" office:value-type="string" office:string-value="&quot;PHY.G&quot;," calcext:value-type="string">
            <text:p>"PHY.G",</text:p>
          </table:table-cell>
          <table:table-cell table:formula="of:=[.$I$1]&amp;[.B401]&amp;[.$J$1]&amp;[.$K$1]" office:value-type="string" office:string-value="&quot;PHY&quot;," calcext:value-type="string">
            <text:p>"PHY",</text:p>
          </table:table-cell>
          <table:table-cell table:formula="of:=[.$I$1]&amp;[.C401]&amp;[.$J$1]&amp;[.$K$1]" office:value-type="string" office:string-value="&quot;Physics (General)&quot;," calcext:value-type="string">
            <text:p>"Physics (General)",</text:p>
          </table:table-cell>
          <table:table-cell table:formula="of:=[.$I$1]&amp;[.D401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54.1" calcext:value-type="float">
            <text:p>170754.1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Marke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02]&amp;[.$J$1]&amp;[.$K$1]" office:value-type="string" office:string-value="&quot;170754.1&quot;," calcext:value-type="string">
            <text:p>"170754.1",</text:p>
          </table:table-cell>
          <table:table-cell table:formula="of:=[.$I$1]&amp;[.B402]&amp;[.$J$1]&amp;[.$K$1]" office:value-type="string" office:string-value="&quot;170754&quot;," calcext:value-type="string">
            <text:p>"170754",</text:p>
          </table:table-cell>
          <table:table-cell table:formula="of:=[.$I$1]&amp;[.C402]&amp;[.$J$1]&amp;[.$K$1]" office:value-type="string" office:string-value="&quot;WFAM Sales - Marketing&quot;," calcext:value-type="string">
            <text:p>"WFAM Sales - Marketing",</text:p>
          </table:table-cell>
          <table:table-cell table:formula="of:=[.$I$1]&amp;[.D402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54.2" calcext:value-type="float">
            <text:p>170754.2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Sales Activiti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03]&amp;[.$J$1]&amp;[.$K$1]" office:value-type="string" office:string-value="&quot;170754.2&quot;," calcext:value-type="string">
            <text:p>"170754.2",</text:p>
          </table:table-cell>
          <table:table-cell table:formula="of:=[.$I$1]&amp;[.B403]&amp;[.$J$1]&amp;[.$K$1]" office:value-type="string" office:string-value="&quot;170754&quot;," calcext:value-type="string">
            <text:p>"170754",</text:p>
          </table:table-cell>
          <table:table-cell table:formula="of:=[.$I$1]&amp;[.C403]&amp;[.$J$1]&amp;[.$K$1]" office:value-type="string" office:string-value="&quot;WFAM Sales - Sales Activities&quot;," calcext:value-type="string">
            <text:p>"WFAM Sales - Sales Activities",</text:p>
          </table:table-cell>
          <table:table-cell table:formula="of:=[.$I$1]&amp;[.D403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54.3" calcext:value-type="float">
            <text:p>170754.3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New Accou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04]&amp;[.$J$1]&amp;[.$K$1]" office:value-type="string" office:string-value="&quot;170754.3&quot;," calcext:value-type="string">
            <text:p>"170754.3",</text:p>
          </table:table-cell>
          <table:table-cell table:formula="of:=[.$I$1]&amp;[.B404]&amp;[.$J$1]&amp;[.$K$1]" office:value-type="string" office:string-value="&quot;170754&quot;," calcext:value-type="string">
            <text:p>"170754",</text:p>
          </table:table-cell>
          <table:table-cell table:formula="of:=[.$I$1]&amp;[.C404]&amp;[.$J$1]&amp;[.$K$1]" office:value-type="string" office:string-value="&quot;WFAM Sales - New Accounts&quot;," calcext:value-type="string">
            <text:p>"WFAM Sales - New Accounts",</text:p>
          </table:table-cell>
          <table:table-cell table:formula="of:=[.$I$1]&amp;[.D404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54.4" calcext:value-type="float">
            <text:p>170754.4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Call Cent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05]&amp;[.$J$1]&amp;[.$K$1]" office:value-type="string" office:string-value="&quot;170754.4&quot;," calcext:value-type="string">
            <text:p>"170754.4",</text:p>
          </table:table-cell>
          <table:table-cell table:formula="of:=[.$I$1]&amp;[.B405]&amp;[.$J$1]&amp;[.$K$1]" office:value-type="string" office:string-value="&quot;170754&quot;," calcext:value-type="string">
            <text:p>"170754",</text:p>
          </table:table-cell>
          <table:table-cell table:formula="of:=[.$I$1]&amp;[.C405]&amp;[.$J$1]&amp;[.$K$1]" office:value-type="string" office:string-value="&quot;WFAM Sales - Call Centers&quot;," calcext:value-type="string">
            <text:p>"WFAM Sales - Call Centers",</text:p>
          </table:table-cell>
          <table:table-cell table:formula="of:=[.$I$1]&amp;[.D405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6.1" calcext:value-type="float">
            <text:p>170746.1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FMG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06]&amp;[.$J$1]&amp;[.$K$1]" office:value-type="string" office:string-value="&quot;170746.1&quot;," calcext:value-type="string">
            <text:p>"170746.1",</text:p>
          </table:table-cell>
          <table:table-cell table:formula="of:=[.$I$1]&amp;[.B406]&amp;[.$J$1]&amp;[.$K$1]" office:value-type="string" office:string-value="&quot;170746&quot;," calcext:value-type="string">
            <text:p>"170746",</text:p>
          </table:table-cell>
          <table:table-cell table:formula="of:=[.$I$1]&amp;[.C406]&amp;[.$J$1]&amp;[.$K$1]" office:value-type="string" office:string-value="&quot;FMG Compliance&quot;," calcext:value-type="string">
            <text:p>"FMG Compliance",</text:p>
          </table:table-cell>
          <table:table-cell table:formula="of:=[.$I$1]&amp;[.D406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6.2" calcext:value-type="float">
            <text:p>170746.2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WCM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07]&amp;[.$J$1]&amp;[.$K$1]" office:value-type="string" office:string-value="&quot;170746.2&quot;," calcext:value-type="string">
            <text:p>"170746.2",</text:p>
          </table:table-cell>
          <table:table-cell table:formula="of:=[.$I$1]&amp;[.B407]&amp;[.$J$1]&amp;[.$K$1]" office:value-type="string" office:string-value="&quot;170746&quot;," calcext:value-type="string">
            <text:p>"170746",</text:p>
          </table:table-cell>
          <table:table-cell table:formula="of:=[.$I$1]&amp;[.C407]&amp;[.$J$1]&amp;[.$K$1]" office:value-type="string" office:string-value="&quot;WCM Compliance&quot;," calcext:value-type="string">
            <text:p>"WCM Compliance",</text:p>
          </table:table-cell>
          <table:table-cell table:formula="of:=[.$I$1]&amp;[.D407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6.3" calcext:value-type="float">
            <text:p>170746.3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Galliard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08]&amp;[.$J$1]&amp;[.$K$1]" office:value-type="string" office:string-value="&quot;170746.3&quot;," calcext:value-type="string">
            <text:p>"170746.3",</text:p>
          </table:table-cell>
          <table:table-cell table:formula="of:=[.$I$1]&amp;[.B408]&amp;[.$J$1]&amp;[.$K$1]" office:value-type="string" office:string-value="&quot;170746&quot;," calcext:value-type="string">
            <text:p>"170746",</text:p>
          </table:table-cell>
          <table:table-cell table:formula="of:=[.$I$1]&amp;[.C408]&amp;[.$J$1]&amp;[.$K$1]" office:value-type="string" office:string-value="&quot;Galliard Compliance&quot;," calcext:value-type="string">
            <text:p>"Galliard Compliance",</text:p>
          </table:table-cell>
          <table:table-cell table:formula="of:=[.$I$1]&amp;[.D408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6.4" calcext:value-type="float">
            <text:p>170746.4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Golden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09]&amp;[.$J$1]&amp;[.$K$1]" office:value-type="string" office:string-value="&quot;170746.4&quot;," calcext:value-type="string">
            <text:p>"170746.4",</text:p>
          </table:table-cell>
          <table:table-cell table:formula="of:=[.$I$1]&amp;[.B409]&amp;[.$J$1]&amp;[.$K$1]" office:value-type="string" office:string-value="&quot;170746&quot;," calcext:value-type="string">
            <text:p>"170746",</text:p>
          </table:table-cell>
          <table:table-cell table:formula="of:=[.$I$1]&amp;[.C409]&amp;[.$J$1]&amp;[.$K$1]" office:value-type="string" office:string-value="&quot;Golden Compliance&quot;," calcext:value-type="string">
            <text:p>"Golden Compliance",</text:p>
          </table:table-cell>
          <table:table-cell table:formula="of:=[.$I$1]&amp;[.D409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6.5" calcext:value-type="float">
            <text:p>170746.5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Rock Creek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10]&amp;[.$J$1]&amp;[.$K$1]" office:value-type="string" office:string-value="&quot;170746.5&quot;," calcext:value-type="string">
            <text:p>"170746.5",</text:p>
          </table:table-cell>
          <table:table-cell table:formula="of:=[.$I$1]&amp;[.B410]&amp;[.$J$1]&amp;[.$K$1]" office:value-type="string" office:string-value="&quot;170746&quot;," calcext:value-type="string">
            <text:p>"170746",</text:p>
          </table:table-cell>
          <table:table-cell table:formula="of:=[.$I$1]&amp;[.C410]&amp;[.$J$1]&amp;[.$K$1]" office:value-type="string" office:string-value="&quot;Rock Creek Compliance&quot;," calcext:value-type="string">
            <text:p>"Rock Creek Compliance",</text:p>
          </table:table-cell>
          <table:table-cell table:formula="of:=[.$I$1]&amp;[.D410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170862.03.A</text:p>
          </table:table-cell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R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11]&amp;[.$J$1]&amp;[.$K$1]" office:value-type="string" office:string-value="&quot;170862.03.A&quot;," calcext:value-type="string">
            <text:p>"170862.03.A",</text:p>
          </table:table-cell>
          <table:table-cell table:formula="of:=[.$I$1]&amp;[.B411]&amp;[.$J$1]&amp;[.$K$1]" office:value-type="string" office:string-value="&quot;170862.03&quot;," calcext:value-type="string">
            <text:p>"170862.03",</text:p>
          </table:table-cell>
          <table:table-cell table:formula="of:=[.$I$1]&amp;[.C411]&amp;[.$J$1]&amp;[.$K$1]" office:value-type="string" office:string-value="&quot;Reg O RR Admin&quot;," calcext:value-type="string">
            <text:p>"Reg O RR Admin",</text:p>
          </table:table-cell>
          <table:table-cell table:formula="of:=[.$I$1]&amp;[.D411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170862.03.P</text:p>
          </table:table-cell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R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12]&amp;[.$J$1]&amp;[.$K$1]" office:value-type="string" office:string-value="&quot;170862.03.P&quot;," calcext:value-type="string">
            <text:p>"170862.03.P",</text:p>
          </table:table-cell>
          <table:table-cell table:formula="of:=[.$I$1]&amp;[.B412]&amp;[.$J$1]&amp;[.$K$1]" office:value-type="string" office:string-value="&quot;170862.03&quot;," calcext:value-type="string">
            <text:p>"170862.03",</text:p>
          </table:table-cell>
          <table:table-cell table:formula="of:=[.$I$1]&amp;[.C412]&amp;[.$J$1]&amp;[.$K$1]" office:value-type="string" office:string-value="&quot;Reg O RR Planning&quot;," calcext:value-type="string">
            <text:p>"Reg O RR Planning",</text:p>
          </table:table-cell>
          <table:table-cell table:formula="of:=[.$I$1]&amp;[.D412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eremy 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13]&amp;[.$J$1]&amp;[.$K$1]" office:value-type="string" office:string-value="&quot;JP&quot;," calcext:value-type="string">
            <text:p>"JP",</text:p>
          </table:table-cell>
          <table:table-cell table:formula="of:=[.$I$1]&amp;[.B413]&amp;[.$J$1]&amp;[.$K$1]" office:value-type="string" office:string-value="&quot;M.CW&quot;," calcext:value-type="string">
            <text:p>"M.CW",</text:p>
          </table:table-cell>
          <table:table-cell table:formula="of:=[.$I$1]&amp;[.C413]&amp;[.$J$1]&amp;[.$K$1]" office:value-type="string" office:string-value="&quot;Jeremy P&quot;," calcext:value-type="string">
            <text:p>"Jeremy P",</text:p>
          </table:table-cell>
          <table:table-cell table:formula="of:=[.$I$1]&amp;[.D41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FA.1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Ethic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14]&amp;[.$J$1]&amp;[.$K$1]" office:value-type="string" office:string-value="&quot;CFA.11&quot;," calcext:value-type="string">
            <text:p>"CFA.11",</text:p>
          </table:table-cell>
          <table:table-cell table:formula="of:=[.$I$1]&amp;[.B414]&amp;[.$J$1]&amp;[.$K$1]" office:value-type="string" office:string-value="&quot;CFA&quot;," calcext:value-type="string">
            <text:p>"CFA",</text:p>
          </table:table-cell>
          <table:table-cell table:formula="of:=[.$I$1]&amp;[.C414]&amp;[.$J$1]&amp;[.$K$1]" office:value-type="string" office:string-value="&quot;CFA L3 - Ethics&quot;," calcext:value-type="string">
            <text:p>"CFA L3 - Ethics",</text:p>
          </table:table-cell>
          <table:table-cell table:formula="of:=[.$I$1]&amp;[.D414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FA.1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Wealth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15]&amp;[.$J$1]&amp;[.$K$1]" office:value-type="string" office:string-value="&quot;CFA.12&quot;," calcext:value-type="string">
            <text:p>"CFA.12",</text:p>
          </table:table-cell>
          <table:table-cell table:formula="of:=[.$I$1]&amp;[.B415]&amp;[.$J$1]&amp;[.$K$1]" office:value-type="string" office:string-value="&quot;CFA&quot;," calcext:value-type="string">
            <text:p>"CFA",</text:p>
          </table:table-cell>
          <table:table-cell table:formula="of:=[.$I$1]&amp;[.C415]&amp;[.$J$1]&amp;[.$K$1]" office:value-type="string" office:string-value="&quot;CFA L3 - Wealth Mgmt&quot;," calcext:value-type="string">
            <text:p>"CFA L3 - Wealth Mgmt",</text:p>
          </table:table-cell>
          <table:table-cell table:formula="of:=[.$I$1]&amp;[.D415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FA.1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Capital Mk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16]&amp;[.$J$1]&amp;[.$K$1]" office:value-type="string" office:string-value="&quot;CFA.13&quot;," calcext:value-type="string">
            <text:p>"CFA.13",</text:p>
          </table:table-cell>
          <table:table-cell table:formula="of:=[.$I$1]&amp;[.B416]&amp;[.$J$1]&amp;[.$K$1]" office:value-type="string" office:string-value="&quot;CFA&quot;," calcext:value-type="string">
            <text:p>"CFA",</text:p>
          </table:table-cell>
          <table:table-cell table:formula="of:=[.$I$1]&amp;[.C416]&amp;[.$J$1]&amp;[.$K$1]" office:value-type="string" office:string-value="&quot;CFA L3 - Capital Mkts&quot;," calcext:value-type="string">
            <text:p>"CFA L3 - Capital Mkts",</text:p>
          </table:table-cell>
          <table:table-cell table:formula="of:=[.$I$1]&amp;[.D416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FA.14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sset Allocati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17]&amp;[.$J$1]&amp;[.$K$1]" office:value-type="string" office:string-value="&quot;CFA.14&quot;," calcext:value-type="string">
            <text:p>"CFA.14",</text:p>
          </table:table-cell>
          <table:table-cell table:formula="of:=[.$I$1]&amp;[.B417]&amp;[.$J$1]&amp;[.$K$1]" office:value-type="string" office:string-value="&quot;CFA&quot;," calcext:value-type="string">
            <text:p>"CFA",</text:p>
          </table:table-cell>
          <table:table-cell table:formula="of:=[.$I$1]&amp;[.C417]&amp;[.$J$1]&amp;[.$K$1]" office:value-type="string" office:string-value="&quot;CFA L3 - Asset Allocation&quot;," calcext:value-type="string">
            <text:p>"CFA L3 - Asset Allocation",</text:p>
          </table:table-cell>
          <table:table-cell table:formula="of:=[.$I$1]&amp;[.D417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FA.15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Equit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18]&amp;[.$J$1]&amp;[.$K$1]" office:value-type="string" office:string-value="&quot;CFA.15&quot;," calcext:value-type="string">
            <text:p>"CFA.15",</text:p>
          </table:table-cell>
          <table:table-cell table:formula="of:=[.$I$1]&amp;[.B418]&amp;[.$J$1]&amp;[.$K$1]" office:value-type="string" office:string-value="&quot;CFA&quot;," calcext:value-type="string">
            <text:p>"CFA",</text:p>
          </table:table-cell>
          <table:table-cell table:formula="of:=[.$I$1]&amp;[.C418]&amp;[.$J$1]&amp;[.$K$1]" office:value-type="string" office:string-value="&quot;CFA L3 - Equity&quot;," calcext:value-type="string">
            <text:p>"CFA L3 - Equity",</text:p>
          </table:table-cell>
          <table:table-cell table:formula="of:=[.$I$1]&amp;[.D418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FA.1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Fixed Inc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19]&amp;[.$J$1]&amp;[.$K$1]" office:value-type="string" office:string-value="&quot;CFA.16&quot;," calcext:value-type="string">
            <text:p>"CFA.16",</text:p>
          </table:table-cell>
          <table:table-cell table:formula="of:=[.$I$1]&amp;[.B419]&amp;[.$J$1]&amp;[.$K$1]" office:value-type="string" office:string-value="&quot;CFA&quot;," calcext:value-type="string">
            <text:p>"CFA",</text:p>
          </table:table-cell>
          <table:table-cell table:formula="of:=[.$I$1]&amp;[.C419]&amp;[.$J$1]&amp;[.$K$1]" office:value-type="string" office:string-value="&quot;CFA L3 - Fixed Inc&quot;," calcext:value-type="string">
            <text:p>"CFA L3 - Fixed Inc",</text:p>
          </table:table-cell>
          <table:table-cell table:formula="of:=[.$I$1]&amp;[.D419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FA.17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l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20]&amp;[.$J$1]&amp;[.$K$1]" office:value-type="string" office:string-value="&quot;CFA.17&quot;," calcext:value-type="string">
            <text:p>"CFA.17",</text:p>
          </table:table-cell>
          <table:table-cell table:formula="of:=[.$I$1]&amp;[.B420]&amp;[.$J$1]&amp;[.$K$1]" office:value-type="string" office:string-value="&quot;CFA&quot;," calcext:value-type="string">
            <text:p>"CFA",</text:p>
          </table:table-cell>
          <table:table-cell table:formula="of:=[.$I$1]&amp;[.C420]&amp;[.$J$1]&amp;[.$K$1]" office:value-type="string" office:string-value="&quot;CFA L3 - Alts&quot;," calcext:value-type="string">
            <text:p>"CFA L3 - Alts",</text:p>
          </table:table-cell>
          <table:table-cell table:formula="of:=[.$I$1]&amp;[.D420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FA.18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Risk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21]&amp;[.$J$1]&amp;[.$K$1]" office:value-type="string" office:string-value="&quot;CFA.18&quot;," calcext:value-type="string">
            <text:p>"CFA.18",</text:p>
          </table:table-cell>
          <table:table-cell table:formula="of:=[.$I$1]&amp;[.B421]&amp;[.$J$1]&amp;[.$K$1]" office:value-type="string" office:string-value="&quot;CFA&quot;," calcext:value-type="string">
            <text:p>"CFA",</text:p>
          </table:table-cell>
          <table:table-cell table:formula="of:=[.$I$1]&amp;[.C421]&amp;[.$J$1]&amp;[.$K$1]" office:value-type="string" office:string-value="&quot;CFA L3 - Risk Mgmt&quot;," calcext:value-type="string">
            <text:p>"CFA L3 - Risk Mgmt",</text:p>
          </table:table-cell>
          <table:table-cell table:formula="of:=[.$I$1]&amp;[.D421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FA.19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Derivativ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22]&amp;[.$J$1]&amp;[.$K$1]" office:value-type="string" office:string-value="&quot;CFA.19&quot;," calcext:value-type="string">
            <text:p>"CFA.19",</text:p>
          </table:table-cell>
          <table:table-cell table:formula="of:=[.$I$1]&amp;[.B422]&amp;[.$J$1]&amp;[.$K$1]" office:value-type="string" office:string-value="&quot;CFA&quot;," calcext:value-type="string">
            <text:p>"CFA",</text:p>
          </table:table-cell>
          <table:table-cell table:formula="of:=[.$I$1]&amp;[.C422]&amp;[.$J$1]&amp;[.$K$1]" office:value-type="string" office:string-value="&quot;CFA L3 - Derivatives&quot;," calcext:value-type="string">
            <text:p>"CFA L3 - Derivatives",</text:p>
          </table:table-cell>
          <table:table-cell table:formula="of:=[.$I$1]&amp;[.D422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FA.2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Port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23]&amp;[.$J$1]&amp;[.$K$1]" office:value-type="string" office:string-value="&quot;CFA.20&quot;," calcext:value-type="string">
            <text:p>"CFA.20",</text:p>
          </table:table-cell>
          <table:table-cell table:formula="of:=[.$I$1]&amp;[.B423]&amp;[.$J$1]&amp;[.$K$1]" office:value-type="string" office:string-value="&quot;CFA&quot;," calcext:value-type="string">
            <text:p>"CFA",</text:p>
          </table:table-cell>
          <table:table-cell table:formula="of:=[.$I$1]&amp;[.C423]&amp;[.$J$1]&amp;[.$K$1]" office:value-type="string" office:string-value="&quot;CFA L3 - Port Mgmt&quot;," calcext:value-type="string">
            <text:p>"CFA L3 - Port Mgmt",</text:p>
          </table:table-cell>
          <table:table-cell table:formula="of:=[.$I$1]&amp;[.D423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FA.2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Behavioral F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24]&amp;[.$J$1]&amp;[.$K$1]" office:value-type="string" office:string-value="&quot;CFA.21&quot;," calcext:value-type="string">
            <text:p>"CFA.21",</text:p>
          </table:table-cell>
          <table:table-cell table:formula="of:=[.$I$1]&amp;[.B424]&amp;[.$J$1]&amp;[.$K$1]" office:value-type="string" office:string-value="&quot;CFA&quot;," calcext:value-type="string">
            <text:p>"CFA",</text:p>
          </table:table-cell>
          <table:table-cell table:formula="of:=[.$I$1]&amp;[.C424]&amp;[.$J$1]&amp;[.$K$1]" office:value-type="string" office:string-value="&quot;CFA L3 - Behavioral Fin&quot;," calcext:value-type="string">
            <text:p>"CFA L3 - Behavioral Fin",</text:p>
          </table:table-cell>
          <table:table-cell table:formula="of:=[.$I$1]&amp;[.D424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FA.2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l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25]&amp;[.$J$1]&amp;[.$K$1]" office:value-type="string" office:string-value="&quot;CFA.22&quot;," calcext:value-type="string">
            <text:p>"CFA.22",</text:p>
          </table:table-cell>
          <table:table-cell table:formula="of:=[.$I$1]&amp;[.B425]&amp;[.$J$1]&amp;[.$K$1]" office:value-type="string" office:string-value="&quot;CFA&quot;," calcext:value-type="string">
            <text:p>"CFA",</text:p>
          </table:table-cell>
          <table:table-cell table:formula="of:=[.$I$1]&amp;[.C425]&amp;[.$J$1]&amp;[.$K$1]" office:value-type="string" office:string-value="&quot;CFA L3 - All&quot;," calcext:value-type="string">
            <text:p>"CFA L3 - All",</text:p>
          </table:table-cell>
          <table:table-cell table:formula="of:=[.$I$1]&amp;[.D425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170745.P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26]&amp;[.$J$1]&amp;[.$K$1]" office:value-type="string" office:string-value="&quot;170745.P&quot;," calcext:value-type="string">
            <text:p>"170745.P",</text:p>
          </table:table-cell>
          <table:table-cell table:formula="of:=[.$I$1]&amp;[.B426]&amp;[.$J$1]&amp;[.$K$1]" office:value-type="string" office:string-value="&quot;170745&quot;," calcext:value-type="string">
            <text:p>"170745",</text:p>
          </table:table-cell>
          <table:table-cell table:formula="of:=[.$I$1]&amp;[.C426]&amp;[.$J$1]&amp;[.$K$1]" office:value-type="string" office:string-value="&quot;Galliard - Planning&quot;," calcext:value-type="string">
            <text:p>"Galliard - Planning",</text:p>
          </table:table-cell>
          <table:table-cell table:formula="of:=[.$I$1]&amp;[.D426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27]&amp;[.$J$1]&amp;[.$K$1]" office:value-type="string" office:string-value="&quot;DM&quot;," calcext:value-type="string">
            <text:p>"DM",</text:p>
          </table:table-cell>
          <table:table-cell table:formula="of:=[.$I$1]&amp;[.B427]&amp;[.$J$1]&amp;[.$K$1]" office:value-type="string" office:string-value="&quot;M.CW&quot;," calcext:value-type="string">
            <text:p>"M.CW",</text:p>
          </table:table-cell>
          <table:table-cell table:formula="of:=[.$I$1]&amp;[.C427]&amp;[.$J$1]&amp;[.$K$1]" office:value-type="string" office:string-value="&quot;Devon&quot;," calcext:value-type="string">
            <text:p>"Devon",</text:p>
          </table:table-cell>
          <table:table-cell table:formula="of:=[.$I$1]&amp;[.D42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28]&amp;[.$J$1]&amp;[.$K$1]" office:value-type="string" office:string-value="&quot;JD&quot;," calcext:value-type="string">
            <text:p>"JD",</text:p>
          </table:table-cell>
          <table:table-cell table:formula="of:=[.$I$1]&amp;[.B428]&amp;[.$J$1]&amp;[.$K$1]" office:value-type="string" office:string-value="&quot;M.CW&quot;," calcext:value-type="string">
            <text:p>"M.CW",</text:p>
          </table:table-cell>
          <table:table-cell table:formula="of:=[.$I$1]&amp;[.C428]&amp;[.$J$1]&amp;[.$K$1]" office:value-type="string" office:string-value="&quot;Johan&quot;," calcext:value-type="string">
            <text:p>"Johan",</text:p>
          </table:table-cell>
          <table:table-cell table:formula="of:=[.$I$1]&amp;[.D428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NEWS.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29]&amp;[.$J$1]&amp;[.$K$1]" office:value-type="string" office:string-value="&quot;NEWS.S&quot;," calcext:value-type="string">
            <text:p>"NEWS.S",</text:p>
          </table:table-cell>
          <table:table-cell table:formula="of:=[.$I$1]&amp;[.B429]&amp;[.$J$1]&amp;[.$K$1]" office:value-type="string" office:string-value="&quot;NEWS&quot;," calcext:value-type="string">
            <text:p>"NEWS",</text:p>
          </table:table-cell>
          <table:table-cell table:formula="of:=[.$I$1]&amp;[.C429]&amp;[.$J$1]&amp;[.$K$1]" office:value-type="string" office:string-value="&quot;Sports&quot;," calcext:value-type="string">
            <text:p>"Sports",</text:p>
          </table:table-cell>
          <table:table-cell table:formula="of:=[.$I$1]&amp;[.D42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30]&amp;[.$J$1]&amp;[.$K$1]" office:value-type="string" office:string-value="&quot;MB&quot;," calcext:value-type="string">
            <text:p>"MB",</text:p>
          </table:table-cell>
          <table:table-cell table:formula="of:=[.$I$1]&amp;[.B430]&amp;[.$J$1]&amp;[.$K$1]" office:value-type="string" office:string-value="&quot;F.CW&quot;," calcext:value-type="string">
            <text:p>"F.CW",</text:p>
          </table:table-cell>
          <table:table-cell table:formula="of:=[.$I$1]&amp;[.C430]&amp;[.$J$1]&amp;[.$K$1]" office:value-type="string" office:string-value="&quot;Maureen&quot;," calcext:value-type="string">
            <text:p>"Maureen",</text:p>
          </table:table-cell>
          <table:table-cell table:formula="of:=[.$I$1]&amp;[.D43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31]&amp;[.$J$1]&amp;[.$K$1]" office:value-type="string" office:string-value="&quot;NB&quot;," calcext:value-type="string">
            <text:p>"NB",</text:p>
          </table:table-cell>
          <table:table-cell table:formula="of:=[.$I$1]&amp;[.B431]&amp;[.$J$1]&amp;[.$K$1]" office:value-type="string" office:string-value="&quot;M.CW&quot;," calcext:value-type="string">
            <text:p>"M.CW",</text:p>
          </table:table-cell>
          <table:table-cell table:formula="of:=[.$I$1]&amp;[.C431]&amp;[.$J$1]&amp;[.$K$1]" office:value-type="string" office:string-value="&quot;Neil&quot;," calcext:value-type="string">
            <text:p>"Neil",</text:p>
          </table:table-cell>
          <table:table-cell table:formula="of:=[.$I$1]&amp;[.D43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32]&amp;[.$J$1]&amp;[.$K$1]" office:value-type="string" office:string-value="&quot;SM&quot;," calcext:value-type="string">
            <text:p>"SM",</text:p>
          </table:table-cell>
          <table:table-cell table:formula="of:=[.$I$1]&amp;[.B432]&amp;[.$J$1]&amp;[.$K$1]" office:value-type="string" office:string-value="&quot;M.CW&quot;," calcext:value-type="string">
            <text:p>"M.CW",</text:p>
          </table:table-cell>
          <table:table-cell table:formula="of:=[.$I$1]&amp;[.C432]&amp;[.$J$1]&amp;[.$K$1]" office:value-type="string" office:string-value="&quot;Sandy&quot;," calcext:value-type="string">
            <text:p>"Sandy",</text:p>
          </table:table-cell>
          <table:table-cell table:formula="of:=[.$I$1]&amp;[.D43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C-ME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pril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33]&amp;[.$J$1]&amp;[.$K$1]" office:value-type="string" office:string-value="&quot;AC-ME&quot;," calcext:value-type="string">
            <text:p>"AC-ME",</text:p>
          </table:table-cell>
          <table:table-cell table:formula="of:=[.$I$1]&amp;[.B433]&amp;[.$J$1]&amp;[.$K$1]" office:value-type="string" office:string-value="&quot;F.CW&quot;," calcext:value-type="string">
            <text:p>"F.CW",</text:p>
          </table:table-cell>
          <table:table-cell table:formula="of:=[.$I$1]&amp;[.C433]&amp;[.$J$1]&amp;[.$K$1]" office:value-type="string" office:string-value="&quot;April &amp; Meghan&quot;," calcext:value-type="string">
            <text:p>"April &amp; Meghan",</text:p>
          </table:table-cell>
          <table:table-cell table:formula="of:=[.$I$1]&amp;[.D43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34]&amp;[.$J$1]&amp;[.$K$1]" office:value-type="string" office:string-value="&quot;HC&quot;," calcext:value-type="string">
            <text:p>"HC",</text:p>
          </table:table-cell>
          <table:table-cell table:formula="of:=[.$I$1]&amp;[.B434]&amp;[.$J$1]&amp;[.$K$1]" office:value-type="string" office:string-value="&quot;M.CW&quot;," calcext:value-type="string">
            <text:p>"M.CW",</text:p>
          </table:table-cell>
          <table:table-cell table:formula="of:=[.$I$1]&amp;[.C434]&amp;[.$J$1]&amp;[.$K$1]" office:value-type="string" office:string-value="&quot;Hassan&quot;," calcext:value-type="string">
            <text:p>"Hassan",</text:p>
          </table:table-cell>
          <table:table-cell table:formula="of:=[.$I$1]&amp;[.D43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D-M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Dave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35]&amp;[.$J$1]&amp;[.$K$1]" office:value-type="string" office:string-value="&quot;D-M&quot;," calcext:value-type="string">
            <text:p>"D-M",</text:p>
          </table:table-cell>
          <table:table-cell table:formula="of:=[.$I$1]&amp;[.B435]&amp;[.$J$1]&amp;[.$K$1]" office:value-type="string" office:string-value="&quot;CWSocial&quot;," calcext:value-type="string">
            <text:p>"CWSocial",</text:p>
          </table:table-cell>
          <table:table-cell table:formula="of:=[.$I$1]&amp;[.C435]&amp;[.$J$1]&amp;[.$K$1]" office:value-type="string" office:string-value="&quot;Dave &amp; Meghan&quot;," calcext:value-type="string">
            <text:p>"Dave &amp; Meghan",</text:p>
          </table:table-cell>
          <table:table-cell table:formula="of:=[.$I$1]&amp;[.D43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Nick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36]&amp;[.$J$1]&amp;[.$K$1]" office:value-type="string" office:string-value="&quot;NW&quot;," calcext:value-type="string">
            <text:p>"NW",</text:p>
          </table:table-cell>
          <table:table-cell table:formula="of:=[.$I$1]&amp;[.B436]&amp;[.$J$1]&amp;[.$K$1]" office:value-type="string" office:string-value="&quot;F.CW&quot;," calcext:value-type="string">
            <text:p>"F.CW",</text:p>
          </table:table-cell>
          <table:table-cell table:formula="of:=[.$I$1]&amp;[.C436]&amp;[.$J$1]&amp;[.$K$1]" office:value-type="string" office:string-value="&quot;Nicki&quot;," calcext:value-type="string">
            <text:p>"Nicki",</text:p>
          </table:table-cell>
          <table:table-cell table:formula="of:=[.$I$1]&amp;[.D43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EWS.I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Investment New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37]&amp;[.$J$1]&amp;[.$K$1]" office:value-type="string" office:string-value="&quot;NEWS.I&quot;," calcext:value-type="string">
            <text:p>"NEWS.I",</text:p>
          </table:table-cell>
          <table:table-cell table:formula="of:=[.$I$1]&amp;[.B437]&amp;[.$J$1]&amp;[.$K$1]" office:value-type="string" office:string-value="&quot;NEWS&quot;," calcext:value-type="string">
            <text:p>"NEWS",</text:p>
          </table:table-cell>
          <table:table-cell table:formula="of:=[.$I$1]&amp;[.C437]&amp;[.$J$1]&amp;[.$K$1]" office:value-type="string" office:string-value="&quot;Investment News&quot;," calcext:value-type="string">
            <text:p>"Investment News",</text:p>
          </table:table-cell>
          <table:table-cell table:formula="of:=[.$I$1]&amp;[.D437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5.01" calcext:value-type="float">
            <text:p>170745.01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Marke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38]&amp;[.$J$1]&amp;[.$K$1]" office:value-type="string" office:string-value="&quot;170745.01&quot;," calcext:value-type="string">
            <text:p>"170745.01",</text:p>
          </table:table-cell>
          <table:table-cell table:formula="of:=[.$I$1]&amp;[.B438]&amp;[.$J$1]&amp;[.$K$1]" office:value-type="string" office:string-value="&quot;170745&quot;," calcext:value-type="string">
            <text:p>"170745",</text:p>
          </table:table-cell>
          <table:table-cell table:formula="of:=[.$I$1]&amp;[.C438]&amp;[.$J$1]&amp;[.$K$1]" office:value-type="string" office:string-value="&quot;Galliard - Marketing&quot;," calcext:value-type="string">
            <text:p>"Galliard - Marketing",</text:p>
          </table:table-cell>
          <table:table-cell table:formula="of:=[.$I$1]&amp;[.D438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5.02" calcext:value-type="float">
            <text:p>170745.02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Sal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39]&amp;[.$J$1]&amp;[.$K$1]" office:value-type="string" office:string-value="&quot;170745.02&quot;," calcext:value-type="string">
            <text:p>"170745.02",</text:p>
          </table:table-cell>
          <table:table-cell table:formula="of:=[.$I$1]&amp;[.B439]&amp;[.$J$1]&amp;[.$K$1]" office:value-type="string" office:string-value="&quot;170745&quot;," calcext:value-type="string">
            <text:p>"170745",</text:p>
          </table:table-cell>
          <table:table-cell table:formula="of:=[.$I$1]&amp;[.C439]&amp;[.$J$1]&amp;[.$K$1]" office:value-type="string" office:string-value="&quot;Galliard - Sales&quot;," calcext:value-type="string">
            <text:p>"Galliard - Sales",</text:p>
          </table:table-cell>
          <table:table-cell table:formula="of:=[.$I$1]&amp;[.D439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5.03" calcext:value-type="float">
            <text:p>170745.03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New Accou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40]&amp;[.$J$1]&amp;[.$K$1]" office:value-type="string" office:string-value="&quot;170745.03&quot;," calcext:value-type="string">
            <text:p>"170745.03",</text:p>
          </table:table-cell>
          <table:table-cell table:formula="of:=[.$I$1]&amp;[.B440]&amp;[.$J$1]&amp;[.$K$1]" office:value-type="string" office:string-value="&quot;170745&quot;," calcext:value-type="string">
            <text:p>"170745",</text:p>
          </table:table-cell>
          <table:table-cell table:formula="of:=[.$I$1]&amp;[.C440]&amp;[.$J$1]&amp;[.$K$1]" office:value-type="string" office:string-value="&quot;Galliard - New Accounts&quot;," calcext:value-type="string">
            <text:p>"Galliard - New Accounts",</text:p>
          </table:table-cell>
          <table:table-cell table:formula="of:=[.$I$1]&amp;[.D440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5.04" calcext:value-type="float">
            <text:p>170745.04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Service Custom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41]&amp;[.$J$1]&amp;[.$K$1]" office:value-type="string" office:string-value="&quot;170745.04&quot;," calcext:value-type="string">
            <text:p>"170745.04",</text:p>
          </table:table-cell>
          <table:table-cell table:formula="of:=[.$I$1]&amp;[.B441]&amp;[.$J$1]&amp;[.$K$1]" office:value-type="string" office:string-value="&quot;170745&quot;," calcext:value-type="string">
            <text:p>"170745",</text:p>
          </table:table-cell>
          <table:table-cell table:formula="of:=[.$I$1]&amp;[.C441]&amp;[.$J$1]&amp;[.$K$1]" office:value-type="string" office:string-value="&quot;Galliard - Service Customers&quot;," calcext:value-type="string">
            <text:p>"Galliard - Service Customers",</text:p>
          </table:table-cell>
          <table:table-cell table:formula="of:=[.$I$1]&amp;[.D441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5.05" calcext:value-type="float">
            <text:p>170745.05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hysical Securit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42]&amp;[.$J$1]&amp;[.$K$1]" office:value-type="string" office:string-value="&quot;170745.05&quot;," calcext:value-type="string">
            <text:p>"170745.05",</text:p>
          </table:table-cell>
          <table:table-cell table:formula="of:=[.$I$1]&amp;[.B442]&amp;[.$J$1]&amp;[.$K$1]" office:value-type="string" office:string-value="&quot;170745&quot;," calcext:value-type="string">
            <text:p>"170745",</text:p>
          </table:table-cell>
          <table:table-cell table:formula="of:=[.$I$1]&amp;[.C442]&amp;[.$J$1]&amp;[.$K$1]" office:value-type="string" office:string-value="&quot;Galliard - Physical Security&quot;," calcext:value-type="string">
            <text:p>"Galliard - Physical Security",</text:p>
          </table:table-cell>
          <table:table-cell table:formula="of:=[.$I$1]&amp;[.D442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5.06" calcext:value-type="float">
            <text:p>170745.06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User Acces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43]&amp;[.$J$1]&amp;[.$K$1]" office:value-type="string" office:string-value="&quot;170745.06&quot;," calcext:value-type="string">
            <text:p>"170745.06",</text:p>
          </table:table-cell>
          <table:table-cell table:formula="of:=[.$I$1]&amp;[.B443]&amp;[.$J$1]&amp;[.$K$1]" office:value-type="string" office:string-value="&quot;170745&quot;," calcext:value-type="string">
            <text:p>"170745",</text:p>
          </table:table-cell>
          <table:table-cell table:formula="of:=[.$I$1]&amp;[.C443]&amp;[.$J$1]&amp;[.$K$1]" office:value-type="string" office:string-value="&quot;Galliard - User Access&quot;," calcext:value-type="string">
            <text:p>"Galliard - User Access",</text:p>
          </table:table-cell>
          <table:table-cell table:formula="of:=[.$I$1]&amp;[.D443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5.07" calcext:value-type="float">
            <text:p>170745.07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Trad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44]&amp;[.$J$1]&amp;[.$K$1]" office:value-type="string" office:string-value="&quot;170745.07&quot;," calcext:value-type="string">
            <text:p>"170745.07",</text:p>
          </table:table-cell>
          <table:table-cell table:formula="of:=[.$I$1]&amp;[.B444]&amp;[.$J$1]&amp;[.$K$1]" office:value-type="string" office:string-value="&quot;170745&quot;," calcext:value-type="string">
            <text:p>"170745",</text:p>
          </table:table-cell>
          <table:table-cell table:formula="of:=[.$I$1]&amp;[.C444]&amp;[.$J$1]&amp;[.$K$1]" office:value-type="string" office:string-value="&quot;Galliard - Trading&quot;," calcext:value-type="string">
            <text:p>"Galliard - Trading",</text:p>
          </table:table-cell>
          <table:table-cell table:formula="of:=[.$I$1]&amp;[.D444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5.08" calcext:value-type="float">
            <text:p>170745.08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ortfolio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45]&amp;[.$J$1]&amp;[.$K$1]" office:value-type="string" office:string-value="&quot;170745.08&quot;," calcext:value-type="string">
            <text:p>"170745.08",</text:p>
          </table:table-cell>
          <table:table-cell table:formula="of:=[.$I$1]&amp;[.B445]&amp;[.$J$1]&amp;[.$K$1]" office:value-type="string" office:string-value="&quot;170745&quot;," calcext:value-type="string">
            <text:p>"170745",</text:p>
          </table:table-cell>
          <table:table-cell table:formula="of:=[.$I$1]&amp;[.C445]&amp;[.$J$1]&amp;[.$K$1]" office:value-type="string" office:string-value="&quot;Galliard - Portfolio Mgmt&quot;," calcext:value-type="string">
            <text:p>"Galliard - Portfolio Mgmt",</text:p>
          </table:table-cell>
          <table:table-cell table:formula="of:=[.$I$1]&amp;[.D445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5.09" calcext:value-type="float">
            <text:p>170745.09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Recon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46]&amp;[.$J$1]&amp;[.$K$1]" office:value-type="string" office:string-value="&quot;170745.09&quot;," calcext:value-type="string">
            <text:p>"170745.09",</text:p>
          </table:table-cell>
          <table:table-cell table:formula="of:=[.$I$1]&amp;[.B446]&amp;[.$J$1]&amp;[.$K$1]" office:value-type="string" office:string-value="&quot;170745&quot;," calcext:value-type="string">
            <text:p>"170745",</text:p>
          </table:table-cell>
          <table:table-cell table:formula="of:=[.$I$1]&amp;[.C446]&amp;[.$J$1]&amp;[.$K$1]" office:value-type="string" office:string-value="&quot;Galliard - Recons&quot;," calcext:value-type="string">
            <text:p>"Galliard - Recons",</text:p>
          </table:table-cell>
          <table:table-cell table:formula="of:=[.$I$1]&amp;[.D446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5.1" calcext:value-type="float">
            <text:p>170745.1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Oversigh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47]&amp;[.$J$1]&amp;[.$K$1]" office:value-type="string" office:string-value="&quot;170745.1&quot;," calcext:value-type="string">
            <text:p>"170745.1",</text:p>
          </table:table-cell>
          <table:table-cell table:formula="of:=[.$I$1]&amp;[.B447]&amp;[.$J$1]&amp;[.$K$1]" office:value-type="string" office:string-value="&quot;170745&quot;," calcext:value-type="string">
            <text:p>"170745",</text:p>
          </table:table-cell>
          <table:table-cell table:formula="of:=[.$I$1]&amp;[.C447]&amp;[.$J$1]&amp;[.$K$1]" office:value-type="string" office:string-value="&quot;Galliard - Oversight&quot;," calcext:value-type="string">
            <text:p>"Galliard - Oversight",</text:p>
          </table:table-cell>
          <table:table-cell table:formula="of:=[.$I$1]&amp;[.D447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NORM.TV1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48]&amp;[.$J$1]&amp;[.$K$1]" office:value-type="string" office:string-value="&quot;NORM.TV1&quot;," calcext:value-type="string">
            <text:p>"NORM.TV1",</text:p>
          </table:table-cell>
          <table:table-cell table:formula="of:=[.$I$1]&amp;[.B448]&amp;[.$J$1]&amp;[.$K$1]" office:value-type="string" office:string-value="&quot;NORM&quot;," calcext:value-type="string">
            <text:p>"NORM",</text:p>
          </table:table-cell>
          <table:table-cell table:formula="of:=[.$I$1]&amp;[.C448]&amp;[.$J$1]&amp;[.$K$1]" office:value-type="string" office:string-value="&quot;Game of Thrones&quot;," calcext:value-type="string">
            <text:p>"Game of Thrones",</text:p>
          </table:table-cell>
          <table:table-cell table:formula="of:=[.$I$1]&amp;[.D44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ORM.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49]&amp;[.$J$1]&amp;[.$K$1]" office:value-type="string" office:string-value="&quot;NORM.S&quot;," calcext:value-type="string">
            <text:p>"NORM.S",</text:p>
          </table:table-cell>
          <table:table-cell table:formula="of:=[.$I$1]&amp;[.B449]&amp;[.$J$1]&amp;[.$K$1]" office:value-type="string" office:string-value="&quot;NORM&quot;," calcext:value-type="string">
            <text:p>"NORM",</text:p>
          </table:table-cell>
          <table:table-cell table:formula="of:=[.$I$1]&amp;[.C449]&amp;[.$J$1]&amp;[.$K$1]" office:value-type="string" office:string-value="&quot;Sports&quot;," calcext:value-type="string">
            <text:p>"Sports",</text:p>
          </table:table-cell>
          <table:table-cell table:formula="of:=[.$I$1]&amp;[.D44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170745.A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50]&amp;[.$J$1]&amp;[.$K$1]" office:value-type="string" office:string-value="&quot;170745.A&quot;," calcext:value-type="string">
            <text:p>"170745.A",</text:p>
          </table:table-cell>
          <table:table-cell table:formula="of:=[.$I$1]&amp;[.B450]&amp;[.$J$1]&amp;[.$K$1]" office:value-type="string" office:string-value="&quot;170745&quot;," calcext:value-type="string">
            <text:p>"170745",</text:p>
          </table:table-cell>
          <table:table-cell table:formula="of:=[.$I$1]&amp;[.C450]&amp;[.$J$1]&amp;[.$K$1]" office:value-type="string" office:string-value="&quot;Galliard - Admin&quot;," calcext:value-type="string">
            <text:p>"Galliard - Admin",</text:p>
          </table:table-cell>
          <table:table-cell table:formula="of:=[.$I$1]&amp;[.D450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170744.P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51]&amp;[.$J$1]&amp;[.$K$1]" office:value-type="string" office:string-value="&quot;170744.P&quot;," calcext:value-type="string">
            <text:p>"170744.P",</text:p>
          </table:table-cell>
          <table:table-cell table:formula="of:=[.$I$1]&amp;[.B451]&amp;[.$J$1]&amp;[.$K$1]" office:value-type="string" office:string-value="&quot;170744&quot;," calcext:value-type="string">
            <text:p>"170744",</text:p>
          </table:table-cell>
          <table:table-cell table:formula="of:=[.$I$1]&amp;[.C451]&amp;[.$J$1]&amp;[.$K$1]" office:value-type="string" office:string-value="&quot;WCM - Planning&quot;," calcext:value-type="string">
            <text:p>"WCM - Planning",</text:p>
          </table:table-cell>
          <table:table-cell table:formula="of:=[.$I$1]&amp;[.D451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170744.A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52]&amp;[.$J$1]&amp;[.$K$1]" office:value-type="string" office:string-value="&quot;170744.A&quot;," calcext:value-type="string">
            <text:p>"170744.A",</text:p>
          </table:table-cell>
          <table:table-cell table:formula="of:=[.$I$1]&amp;[.B452]&amp;[.$J$1]&amp;[.$K$1]" office:value-type="string" office:string-value="&quot;170744&quot;," calcext:value-type="string">
            <text:p>"170744",</text:p>
          </table:table-cell>
          <table:table-cell table:formula="of:=[.$I$1]&amp;[.C452]&amp;[.$J$1]&amp;[.$K$1]" office:value-type="string" office:string-value="&quot;WCM - Admin&quot;," calcext:value-type="string">
            <text:p>"WCM - Admin",</text:p>
          </table:table-cell>
          <table:table-cell table:formula="of:=[.$I$1]&amp;[.D452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PROG.6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53]&amp;[.$J$1]&amp;[.$K$1]" office:value-type="string" office:string-value="&quot;PROG.6&quot;," calcext:value-type="string">
            <text:p>"PROG.6",</text:p>
          </table:table-cell>
          <table:table-cell table:formula="of:=[.$I$1]&amp;[.B453]&amp;[.$J$1]&amp;[.$K$1]" office:value-type="string" office:string-value="&quot;PROG&quot;," calcext:value-type="string">
            <text:p>"PROG",</text:p>
          </table:table-cell>
          <table:table-cell table:formula="of:=[.$I$1]&amp;[.C453]&amp;[.$J$1]&amp;[.$K$1]" office:value-type="string" office:string-value="&quot;PHP&quot;," calcext:value-type="string">
            <text:p>"PHP",</text:p>
          </table:table-cell>
          <table:table-cell table:formula="of:=[.$I$1]&amp;[.D45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ROG.7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54]&amp;[.$J$1]&amp;[.$K$1]" office:value-type="string" office:string-value="&quot;PROG.7&quot;," calcext:value-type="string">
            <text:p>"PROG.7",</text:p>
          </table:table-cell>
          <table:table-cell table:formula="of:=[.$I$1]&amp;[.B454]&amp;[.$J$1]&amp;[.$K$1]" office:value-type="string" office:string-value="&quot;PROG&quot;," calcext:value-type="string">
            <text:p>"PROG",</text:p>
          </table:table-cell>
          <table:table-cell table:formula="of:=[.$I$1]&amp;[.C454]&amp;[.$J$1]&amp;[.$K$1]" office:value-type="string" office:string-value="&quot;JSON&quot;," calcext:value-type="string">
            <text:p>"JSON",</text:p>
          </table:table-cell>
          <table:table-cell table:formula="of:=[.$I$1]&amp;[.D45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float" office:value="170744.01" calcext:value-type="float">
            <text:p>170744.01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Trad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55]&amp;[.$J$1]&amp;[.$K$1]" office:value-type="string" office:string-value="&quot;170744.01&quot;," calcext:value-type="string">
            <text:p>"170744.01",</text:p>
          </table:table-cell>
          <table:table-cell table:formula="of:=[.$I$1]&amp;[.B455]&amp;[.$J$1]&amp;[.$K$1]" office:value-type="string" office:string-value="&quot;170744&quot;," calcext:value-type="string">
            <text:p>"170744",</text:p>
          </table:table-cell>
          <table:table-cell table:formula="of:=[.$I$1]&amp;[.C455]&amp;[.$J$1]&amp;[.$K$1]" office:value-type="string" office:string-value="&quot;WCM - Trading&quot;," calcext:value-type="string">
            <text:p>"WCM - Trading",</text:p>
          </table:table-cell>
          <table:table-cell table:formula="of:=[.$I$1]&amp;[.D455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4.02" calcext:value-type="float">
            <text:p>170744.02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Port. Mgmt.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56]&amp;[.$J$1]&amp;[.$K$1]" office:value-type="string" office:string-value="&quot;170744.02&quot;," calcext:value-type="string">
            <text:p>"170744.02",</text:p>
          </table:table-cell>
          <table:table-cell table:formula="of:=[.$I$1]&amp;[.B456]&amp;[.$J$1]&amp;[.$K$1]" office:value-type="string" office:string-value="&quot;170744&quot;," calcext:value-type="string">
            <text:p>"170744",</text:p>
          </table:table-cell>
          <table:table-cell table:formula="of:=[.$I$1]&amp;[.C456]&amp;[.$J$1]&amp;[.$K$1]" office:value-type="string" office:string-value="&quot;WCM - Port. Mgmt.&quot;," calcext:value-type="string">
            <text:p>"WCM - Port. Mgmt.",</text:p>
          </table:table-cell>
          <table:table-cell table:formula="of:=[.$I$1]&amp;[.D456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4.03" calcext:value-type="float">
            <text:p>170744.03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Client Servi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57]&amp;[.$J$1]&amp;[.$K$1]" office:value-type="string" office:string-value="&quot;170744.03&quot;," calcext:value-type="string">
            <text:p>"170744.03",</text:p>
          </table:table-cell>
          <table:table-cell table:formula="of:=[.$I$1]&amp;[.B457]&amp;[.$J$1]&amp;[.$K$1]" office:value-type="string" office:string-value="&quot;170744&quot;," calcext:value-type="string">
            <text:p>"170744",</text:p>
          </table:table-cell>
          <table:table-cell table:formula="of:=[.$I$1]&amp;[.C457]&amp;[.$J$1]&amp;[.$K$1]" office:value-type="string" office:string-value="&quot;WCM - Client Service&quot;," calcext:value-type="string">
            <text:p>"WCM - Client Service",</text:p>
          </table:table-cell>
          <table:table-cell table:formula="of:=[.$I$1]&amp;[.D457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float" office:value="170744.04" calcext:value-type="float">
            <text:p>170744.04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Conf Info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58]&amp;[.$J$1]&amp;[.$K$1]" office:value-type="string" office:string-value="&quot;170744.04&quot;," calcext:value-type="string">
            <text:p>"170744.04",</text:p>
          </table:table-cell>
          <table:table-cell table:formula="of:=[.$I$1]&amp;[.B458]&amp;[.$J$1]&amp;[.$K$1]" office:value-type="string" office:string-value="&quot;170744&quot;," calcext:value-type="string">
            <text:p>"170744",</text:p>
          </table:table-cell>
          <table:table-cell table:formula="of:=[.$I$1]&amp;[.C458]&amp;[.$J$1]&amp;[.$K$1]" office:value-type="string" office:string-value="&quot;WCM - Conf Info&quot;," calcext:value-type="string">
            <text:p>"WCM - Conf Info",</text:p>
          </table:table-cell>
          <table:table-cell table:formula="of:=[.$I$1]&amp;[.D458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TRAINING.7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PE Trai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59]&amp;[.$J$1]&amp;[.$K$1]" office:value-type="string" office:string-value="&quot;TRAINING.7&quot;," calcext:value-type="string">
            <text:p>"TRAINING.7",</text:p>
          </table:table-cell>
          <table:table-cell table:formula="of:=[.$I$1]&amp;[.B459]&amp;[.$J$1]&amp;[.$K$1]" office:value-type="string" office:string-value="&quot;TRAINING&quot;," calcext:value-type="string">
            <text:p>"TRAINING",</text:p>
          </table:table-cell>
          <table:table-cell table:formula="of:=[.$I$1]&amp;[.C459]&amp;[.$J$1]&amp;[.$K$1]" office:value-type="string" office:string-value="&quot;CPE Training&quot;," calcext:value-type="string">
            <text:p>"CPE Training",</text:p>
          </table:table-cell>
          <table:table-cell table:formula="of:=[.$I$1]&amp;[.D459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table:number-columns-repeated="2" office:value-type="float" office:value="170075" calcext:value-type="float">
            <text:p>170075</text:p>
          </table:table-cell>
          <table:table-cell office:value-type="string" calcext:value-type="string">
            <text:p>RI Audi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60]&amp;[.$J$1]&amp;[.$K$1]" office:value-type="string" office:string-value="&quot;170075&quot;," calcext:value-type="string">
            <text:p>"170075",</text:p>
          </table:table-cell>
          <table:table-cell table:formula="of:=[.$I$1]&amp;[.B460]&amp;[.$J$1]&amp;[.$K$1]" office:value-type="string" office:string-value="&quot;170075&quot;," calcext:value-type="string">
            <text:p>"170075",</text:p>
          </table:table-cell>
          <table:table-cell table:formula="of:=[.$I$1]&amp;[.C460]&amp;[.$J$1]&amp;[.$K$1]" office:value-type="string" office:string-value="&quot;RI Audit - General&quot;," calcext:value-type="string">
            <text:p>"RI Audit - General",</text:p>
          </table:table-cell>
          <table:table-cell table:formula="of:=[.$I$1]&amp;[.D460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POL.00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icy Mgm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61]&amp;[.$J$1]&amp;[.$K$1]" office:value-type="string" office:string-value="&quot;POL.00&quot;," calcext:value-type="string">
            <text:p>"POL.00",</text:p>
          </table:table-cell>
          <table:table-cell table:formula="of:=[.$I$1]&amp;[.B461]&amp;[.$J$1]&amp;[.$K$1]" office:value-type="string" office:string-value="&quot;POL&quot;," calcext:value-type="string">
            <text:p>"POL",</text:p>
          </table:table-cell>
          <table:table-cell table:formula="of:=[.$I$1]&amp;[.C461]&amp;[.$J$1]&amp;[.$K$1]" office:value-type="string" office:string-value="&quot;Policy Mgmt - General&quot;," calcext:value-type="string">
            <text:p>"Policy Mgmt - General",</text:p>
          </table:table-cell>
          <table:table-cell table:formula="of:=[.$I$1]&amp;[.D461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SHRP.00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SHRP-RCSA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62]&amp;[.$J$1]&amp;[.$K$1]" office:value-type="string" office:string-value="&quot;SHRP.00&quot;," calcext:value-type="string">
            <text:p>"SHRP.00",</text:p>
          </table:table-cell>
          <table:table-cell table:formula="of:=[.$I$1]&amp;[.B462]&amp;[.$J$1]&amp;[.$K$1]" office:value-type="string" office:string-value="&quot;SHRP&quot;," calcext:value-type="string">
            <text:p>"SHRP",</text:p>
          </table:table-cell>
          <table:table-cell table:formula="of:=[.$I$1]&amp;[.C462]&amp;[.$J$1]&amp;[.$K$1]" office:value-type="string" office:string-value="&quot;SHRP-RCSA - General&quot;," calcext:value-type="string">
            <text:p>"SHRP-RCSA - General",</text:p>
          </table:table-cell>
          <table:table-cell table:formula="of:=[.$I$1]&amp;[.D462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ISSUE.00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s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63]&amp;[.$J$1]&amp;[.$K$1]" office:value-type="string" office:string-value="&quot;ISSUE.00&quot;," calcext:value-type="string">
            <text:p>"ISSUE.00",</text:p>
          </table:table-cell>
          <table:table-cell table:formula="of:=[.$I$1]&amp;[.B463]&amp;[.$J$1]&amp;[.$K$1]" office:value-type="string" office:string-value="&quot;ISSUES&quot;," calcext:value-type="string">
            <text:p>"ISSUES",</text:p>
          </table:table-cell>
          <table:table-cell table:formula="of:=[.$I$1]&amp;[.C463]&amp;[.$J$1]&amp;[.$K$1]" office:value-type="string" office:string-value="&quot;Issues - General&quot;," calcext:value-type="string">
            <text:p>"Issues - General",</text:p>
          </table:table-cell>
          <table:table-cell table:formula="of:=[.$I$1]&amp;[.D463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BPRM.00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BPM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64]&amp;[.$J$1]&amp;[.$K$1]" office:value-type="string" office:string-value="&quot;BPRM.00&quot;," calcext:value-type="string">
            <text:p>"BPRM.00",</text:p>
          </table:table-cell>
          <table:table-cell table:formula="of:=[.$I$1]&amp;[.B464]&amp;[.$J$1]&amp;[.$K$1]" office:value-type="string" office:string-value="&quot;BPRM&quot;," calcext:value-type="string">
            <text:p>"BPRM",</text:p>
          </table:table-cell>
          <table:table-cell table:formula="of:=[.$I$1]&amp;[.C464]&amp;[.$J$1]&amp;[.$K$1]" office:value-type="string" office:string-value="&quot;BPM - General&quot;," calcext:value-type="string">
            <text:p>"BPM - General",</text:p>
          </table:table-cell>
          <table:table-cell table:formula="of:=[.$I$1]&amp;[.D464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RITV.00</text:p>
          </table:table-cell>
          <table:table-cell office:value-type="string" calcext:value-type="string">
            <text:p>RITV</text:p>
          </table:table-cell>
          <table:table-cell office:value-type="string" calcext:value-type="string">
            <text:p>RITV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65]&amp;[.$J$1]&amp;[.$K$1]" office:value-type="string" office:string-value="&quot;RITV.00&quot;," calcext:value-type="string">
            <text:p>"RITV.00",</text:p>
          </table:table-cell>
          <table:table-cell table:formula="of:=[.$I$1]&amp;[.B465]&amp;[.$J$1]&amp;[.$K$1]" office:value-type="string" office:string-value="&quot;RITV&quot;," calcext:value-type="string">
            <text:p>"RITV",</text:p>
          </table:table-cell>
          <table:table-cell table:formula="of:=[.$I$1]&amp;[.C465]&amp;[.$J$1]&amp;[.$K$1]" office:value-type="string" office:string-value="&quot;RITV - General&quot;," calcext:value-type="string">
            <text:p>"RITV - General",</text:p>
          </table:table-cell>
          <table:table-cell table:formula="of:=[.$I$1]&amp;[.D46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DLP.00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DLP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66]&amp;[.$J$1]&amp;[.$K$1]" office:value-type="string" office:string-value="&quot;DLP.00&quot;," calcext:value-type="string">
            <text:p>"DLP.00",</text:p>
          </table:table-cell>
          <table:table-cell table:formula="of:=[.$I$1]&amp;[.B466]&amp;[.$J$1]&amp;[.$K$1]" office:value-type="string" office:string-value="&quot;DLP&quot;," calcext:value-type="string">
            <text:p>"DLP",</text:p>
          </table:table-cell>
          <table:table-cell table:formula="of:=[.$I$1]&amp;[.C466]&amp;[.$J$1]&amp;[.$K$1]" office:value-type="string" office:string-value="&quot;DLP - General&quot;," calcext:value-type="string">
            <text:p>"DLP - General",</text:p>
          </table:table-cell>
          <table:table-cell table:formula="of:=[.$I$1]&amp;[.D46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67]&amp;[.$J$1]&amp;[.$K$1]" office:value-type="string" office:string-value="&quot;AB&quot;," calcext:value-type="string">
            <text:p>"AB",</text:p>
          </table:table-cell>
          <table:table-cell table:formula="of:=[.$I$1]&amp;[.B467]&amp;[.$J$1]&amp;[.$K$1]" office:value-type="string" office:string-value="&quot;F.CW&quot;," calcext:value-type="string">
            <text:p>"F.CW",</text:p>
          </table:table-cell>
          <table:table-cell table:formula="of:=[.$I$1]&amp;[.C467]&amp;[.$J$1]&amp;[.$K$1]" office:value-type="string" office:string-value="&quot;Alex&quot;," calcext:value-type="string">
            <text:p>"Alex",</text:p>
          </table:table-cell>
          <table:table-cell table:formula="of:=[.$I$1]&amp;[.D46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UD.00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dits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68]&amp;[.$J$1]&amp;[.$K$1]" office:value-type="string" office:string-value="&quot;AUD.00&quot;," calcext:value-type="string">
            <text:p>"AUD.00",</text:p>
          </table:table-cell>
          <table:table-cell table:formula="of:=[.$I$1]&amp;[.B468]&amp;[.$J$1]&amp;[.$K$1]" office:value-type="string" office:string-value="&quot;AUD&quot;," calcext:value-type="string">
            <text:p>"AUD",</text:p>
          </table:table-cell>
          <table:table-cell table:formula="of:=[.$I$1]&amp;[.C468]&amp;[.$J$1]&amp;[.$K$1]" office:value-type="string" office:string-value="&quot;Audits - General&quot;," calcext:value-type="string">
            <text:p>"Audits - General",</text:p>
          </table:table-cell>
          <table:table-cell table:formula="of:=[.$I$1]&amp;[.D468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NP.0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General - New Pro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69]&amp;[.$J$1]&amp;[.$K$1]" office:value-type="string" office:string-value="&quot;NP.00&quot;," calcext:value-type="string">
            <text:p>"NP.00",</text:p>
          </table:table-cell>
          <table:table-cell table:formula="of:=[.$I$1]&amp;[.B469]&amp;[.$J$1]&amp;[.$K$1]" office:value-type="string" office:string-value="&quot;NP&quot;," calcext:value-type="string">
            <text:p>"NP",</text:p>
          </table:table-cell>
          <table:table-cell table:formula="of:=[.$I$1]&amp;[.C469]&amp;[.$J$1]&amp;[.$K$1]" office:value-type="string" office:string-value="&quot;General - New Prod&quot;," calcext:value-type="string">
            <text:p>"General - New Prod",</text:p>
          </table:table-cell>
          <table:table-cell table:formula="of:=[.$I$1]&amp;[.D46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-ME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aytie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70]&amp;[.$J$1]&amp;[.$K$1]" office:value-type="string" office:string-value="&quot;C-ME&quot;," calcext:value-type="string">
            <text:p>"C-ME",</text:p>
          </table:table-cell>
          <table:table-cell table:formula="of:=[.$I$1]&amp;[.B470]&amp;[.$J$1]&amp;[.$K$1]" office:value-type="string" office:string-value="&quot;F.Friends&quot;," calcext:value-type="string">
            <text:p>"F.Friends",</text:p>
          </table:table-cell>
          <table:table-cell table:formula="of:=[.$I$1]&amp;[.C470]&amp;[.$J$1]&amp;[.$K$1]" office:value-type="string" office:string-value="&quot;Caytie &amp; Meghan&quot;," calcext:value-type="string">
            <text:p>"Caytie &amp; Meghan",</text:p>
          </table:table-cell>
          <table:table-cell table:formula="of:=[.$I$1]&amp;[.D47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DLP.01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Elevated Internet Acces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71]&amp;[.$J$1]&amp;[.$K$1]" office:value-type="string" office:string-value="&quot;DLP.01&quot;," calcext:value-type="string">
            <text:p>"DLP.01",</text:p>
          </table:table-cell>
          <table:table-cell table:formula="of:=[.$I$1]&amp;[.B471]&amp;[.$J$1]&amp;[.$K$1]" office:value-type="string" office:string-value="&quot;DLP&quot;," calcext:value-type="string">
            <text:p>"DLP",</text:p>
          </table:table-cell>
          <table:table-cell table:formula="of:=[.$I$1]&amp;[.C471]&amp;[.$J$1]&amp;[.$K$1]" office:value-type="string" office:string-value="&quot;Elevated Internet Access&quot;," calcext:value-type="string">
            <text:p>"Elevated Internet Access",</text:p>
          </table:table-cell>
          <table:table-cell table:formula="of:=[.$I$1]&amp;[.D471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DLP.02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Email Filte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72]&amp;[.$J$1]&amp;[.$K$1]" office:value-type="string" office:string-value="&quot;DLP.02&quot;," calcext:value-type="string">
            <text:p>"DLP.02",</text:p>
          </table:table-cell>
          <table:table-cell table:formula="of:=[.$I$1]&amp;[.B472]&amp;[.$J$1]&amp;[.$K$1]" office:value-type="string" office:string-value="&quot;DLP&quot;," calcext:value-type="string">
            <text:p>"DLP",</text:p>
          </table:table-cell>
          <table:table-cell table:formula="of:=[.$I$1]&amp;[.C472]&amp;[.$J$1]&amp;[.$K$1]" office:value-type="string" office:string-value="&quot;Email Filtering&quot;," calcext:value-type="string">
            <text:p>"Email Filtering",</text:p>
          </table:table-cell>
          <table:table-cell table:formula="of:=[.$I$1]&amp;[.D47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MTA.00</text:p>
          </table:table-cell>
          <table:table-cell office:value-type="string" calcext:value-type="string">
            <text:p>MTA</text:p>
          </table:table-cell>
          <table:table-cell office:value-type="string" calcext:value-type="string">
            <text:p>General - MT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73]&amp;[.$J$1]&amp;[.$K$1]" office:value-type="string" office:string-value="&quot;MTA.00&quot;," calcext:value-type="string">
            <text:p>"MTA.00",</text:p>
          </table:table-cell>
          <table:table-cell table:formula="of:=[.$I$1]&amp;[.B473]&amp;[.$J$1]&amp;[.$K$1]" office:value-type="string" office:string-value="&quot;MTA&quot;," calcext:value-type="string">
            <text:p>"MTA",</text:p>
          </table:table-cell>
          <table:table-cell table:formula="of:=[.$I$1]&amp;[.C473]&amp;[.$J$1]&amp;[.$K$1]" office:value-type="string" office:string-value="&quot;General - MTA&quot;," calcext:value-type="string">
            <text:p>"General - MTA",</text:p>
          </table:table-cell>
          <table:table-cell table:formula="of:=[.$I$1]&amp;[.D47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REP.00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General -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74]&amp;[.$J$1]&amp;[.$K$1]" office:value-type="string" office:string-value="&quot;REP.00&quot;," calcext:value-type="string">
            <text:p>"REP.00",</text:p>
          </table:table-cell>
          <table:table-cell table:formula="of:=[.$I$1]&amp;[.B474]&amp;[.$J$1]&amp;[.$K$1]" office:value-type="string" office:string-value="&quot;REP&quot;," calcext:value-type="string">
            <text:p>"REP",</text:p>
          </table:table-cell>
          <table:table-cell table:formula="of:=[.$I$1]&amp;[.C474]&amp;[.$J$1]&amp;[.$K$1]" office:value-type="string" office:string-value="&quot;General - Reporting&quot;," calcext:value-type="string">
            <text:p>"General - Reporting",</text:p>
          </table:table-cell>
          <table:table-cell table:formula="of:=[.$I$1]&amp;[.D474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REP.01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P Qtrly Re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75]&amp;[.$J$1]&amp;[.$K$1]" office:value-type="string" office:string-value="&quot;REP.01&quot;," calcext:value-type="string">
            <text:p>"REP.01",</text:p>
          </table:table-cell>
          <table:table-cell table:formula="of:=[.$I$1]&amp;[.B475]&amp;[.$J$1]&amp;[.$K$1]" office:value-type="string" office:string-value="&quot;REP&quot;," calcext:value-type="string">
            <text:p>"REP",</text:p>
          </table:table-cell>
          <table:table-cell table:formula="of:=[.$I$1]&amp;[.C475]&amp;[.$J$1]&amp;[.$K$1]" office:value-type="string" office:string-value="&quot;IP Qtrly Rep&quot;," calcext:value-type="string">
            <text:p>"IP Qtrly Rep",</text:p>
          </table:table-cell>
          <table:table-cell table:formula="of:=[.$I$1]&amp;[.D475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READ.02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Quo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76]&amp;[.$J$1]&amp;[.$K$1]" office:value-type="string" office:string-value="&quot;READ.02&quot;," calcext:value-type="string">
            <text:p>"READ.02",</text:p>
          </table:table-cell>
          <table:table-cell table:formula="of:=[.$I$1]&amp;[.B476]&amp;[.$J$1]&amp;[.$K$1]" office:value-type="string" office:string-value="&quot;READ&quot;," calcext:value-type="string">
            <text:p>"READ",</text:p>
          </table:table-cell>
          <table:table-cell table:formula="of:=[.$I$1]&amp;[.C476]&amp;[.$J$1]&amp;[.$K$1]" office:value-type="string" office:string-value="&quot;Quora&quot;," calcext:value-type="string">
            <text:p>"Quora",</text:p>
          </table:table-cell>
          <table:table-cell table:formula="of:=[.$I$1]&amp;[.D47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PRM.01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Process Map Updat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77]&amp;[.$J$1]&amp;[.$K$1]" office:value-type="string" office:string-value="&quot;BPRM.01&quot;," calcext:value-type="string">
            <text:p>"BPRM.01",</text:p>
          </table:table-cell>
          <table:table-cell table:formula="of:=[.$I$1]&amp;[.B477]&amp;[.$J$1]&amp;[.$K$1]" office:value-type="string" office:string-value="&quot;BPRM&quot;," calcext:value-type="string">
            <text:p>"BPRM",</text:p>
          </table:table-cell>
          <table:table-cell table:formula="of:=[.$I$1]&amp;[.C477]&amp;[.$J$1]&amp;[.$K$1]" office:value-type="string" office:string-value="&quot;Process Map Updates&quot;," calcext:value-type="string">
            <text:p>"Process Map Updates",</text:p>
          </table:table-cell>
          <table:table-cell table:formula="of:=[.$I$1]&amp;[.D47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FCRM.01</text:p>
          </table:table-cell>
          <table:table-cell office:value-type="string" calcext:value-type="string">
            <text:p>FCRM</text:p>
          </table:table-cell>
          <table:table-cell office:value-type="string" calcext:value-type="string">
            <text:p>FCRM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78]&amp;[.$J$1]&amp;[.$K$1]" office:value-type="string" office:string-value="&quot;FCRM.01&quot;," calcext:value-type="string">
            <text:p>"FCRM.01",</text:p>
          </table:table-cell>
          <table:table-cell table:formula="of:=[.$I$1]&amp;[.B478]&amp;[.$J$1]&amp;[.$K$1]" office:value-type="string" office:string-value="&quot;FCRM&quot;," calcext:value-type="string">
            <text:p>"FCRM",</text:p>
          </table:table-cell>
          <table:table-cell table:formula="of:=[.$I$1]&amp;[.C478]&amp;[.$J$1]&amp;[.$K$1]" office:value-type="string" office:string-value="&quot;FCRM - General&quot;," calcext:value-type="string">
            <text:p>"FCRM - General",</text:p>
          </table:table-cell>
          <table:table-cell table:formula="of:=[.$I$1]&amp;[.D478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FCRM.02</text:p>
          </table:table-cell>
          <table:table-cell office:value-type="string" calcext:value-type="string">
            <text:p>FCRM</text:p>
          </table:table-cell>
          <table:table-cell office:value-type="string" calcext:value-type="string">
            <text:p>Customer Sta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79]&amp;[.$J$1]&amp;[.$K$1]" office:value-type="string" office:string-value="&quot;FCRM.02&quot;," calcext:value-type="string">
            <text:p>"FCRM.02",</text:p>
          </table:table-cell>
          <table:table-cell table:formula="of:=[.$I$1]&amp;[.B479]&amp;[.$J$1]&amp;[.$K$1]" office:value-type="string" office:string-value="&quot;FCRM&quot;," calcext:value-type="string">
            <text:p>"FCRM",</text:p>
          </table:table-cell>
          <table:table-cell table:formula="of:=[.$I$1]&amp;[.C479]&amp;[.$J$1]&amp;[.$K$1]" office:value-type="string" office:string-value="&quot;Customer Stats&quot;," calcext:value-type="string">
            <text:p>"Customer Stats",</text:p>
          </table:table-cell>
          <table:table-cell table:formula="of:=[.$I$1]&amp;[.D47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table:number-columns-repeated="2" office:value-type="float" office:value="180161" calcext:value-type="float">
            <text:p>180161</text:p>
          </table:table-cell>
          <table:table-cell office:value-type="string" calcext:value-type="string">
            <text:p>IP SP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80]&amp;[.$J$1]&amp;[.$K$1]" office:value-type="string" office:string-value="&quot;180161&quot;," calcext:value-type="string">
            <text:p>"180161",</text:p>
          </table:table-cell>
          <table:table-cell table:formula="of:=[.$I$1]&amp;[.B480]&amp;[.$J$1]&amp;[.$K$1]" office:value-type="string" office:string-value="&quot;180161&quot;," calcext:value-type="string">
            <text:p>"180161",</text:p>
          </table:table-cell>
          <table:table-cell table:formula="of:=[.$I$1]&amp;[.C480]&amp;[.$J$1]&amp;[.$K$1]" office:value-type="string" office:string-value="&quot;IP SP - General&quot;," calcext:value-type="string">
            <text:p>"IP SP - General",</text:p>
          </table:table-cell>
          <table:table-cell table:formula="of:=[.$I$1]&amp;[.D480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MOVE.W</text:p>
          </table:table-cell>
          <table:table-cell office:value-type="string" calcext:value-type="string">
            <text:p>WMOVE</text:p>
          </table:table-cell>
          <table:table-cell office:value-type="string" calcext:value-type="string">
            <text:p>Waxhaw Move 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81]&amp;[.$J$1]&amp;[.$K$1]" office:value-type="string" office:string-value="&quot;MOVE.W&quot;," calcext:value-type="string">
            <text:p>"MOVE.W",</text:p>
          </table:table-cell>
          <table:table-cell table:formula="of:=[.$I$1]&amp;[.B481]&amp;[.$J$1]&amp;[.$K$1]" office:value-type="string" office:string-value="&quot;WMOVE&quot;," calcext:value-type="string">
            <text:p>"WMOVE",</text:p>
          </table:table-cell>
          <table:table-cell table:formula="of:=[.$I$1]&amp;[.C481]&amp;[.$J$1]&amp;[.$K$1]" office:value-type="string" office:string-value="&quot;Waxhaw Move &quot;," calcext:value-type="string">
            <text:p>"Waxhaw Move ",</text:p>
          </table:table-cell>
          <table:table-cell table:formula="of:=[.$I$1]&amp;[.D48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RANS.4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Waxhaw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82]&amp;[.$J$1]&amp;[.$K$1]" office:value-type="string" office:string-value="&quot;TRANS.4&quot;," calcext:value-type="string">
            <text:p>"TRANS.4",</text:p>
          </table:table-cell>
          <table:table-cell table:formula="of:=[.$I$1]&amp;[.B482]&amp;[.$J$1]&amp;[.$K$1]" office:value-type="string" office:string-value="&quot;TRANS&quot;," calcext:value-type="string">
            <text:p>"TRANS",</text:p>
          </table:table-cell>
          <table:table-cell table:formula="of:=[.$I$1]&amp;[.C482]&amp;[.$J$1]&amp;[.$K$1]" office:value-type="string" office:string-value="&quot;Commute - Waxhaw&quot;," calcext:value-type="string">
            <text:p>"Commute - Waxhaw",</text:p>
          </table:table-cell>
          <table:table-cell table:formula="of:=[.$I$1]&amp;[.D48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table:number-columns-repeated="2" office:value-type="float" office:value="180305" calcext:value-type="float">
            <text:p>180305</text:p>
          </table:table-cell>
          <table:table-cell office:value-type="string" calcext:value-type="string">
            <text:p>MIP Audi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83]&amp;[.$J$1]&amp;[.$K$1]" office:value-type="string" office:string-value="&quot;180305&quot;," calcext:value-type="string">
            <text:p>"180305",</text:p>
          </table:table-cell>
          <table:table-cell table:formula="of:=[.$I$1]&amp;[.B483]&amp;[.$J$1]&amp;[.$K$1]" office:value-type="string" office:string-value="&quot;180305&quot;," calcext:value-type="string">
            <text:p>"180305",</text:p>
          </table:table-cell>
          <table:table-cell table:formula="of:=[.$I$1]&amp;[.C483]&amp;[.$J$1]&amp;[.$K$1]" office:value-type="string" office:string-value="&quot;MIP Audit - General&quot;," calcext:value-type="string">
            <text:p>"MIP Audit - General",</text:p>
          </table:table-cell>
          <table:table-cell table:formula="of:=[.$I$1]&amp;[.D483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AUD.01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Reinsurance AML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84]&amp;[.$J$1]&amp;[.$K$1]" office:value-type="string" office:string-value="&quot;AUD.01&quot;," calcext:value-type="string">
            <text:p>"AUD.01",</text:p>
          </table:table-cell>
          <table:table-cell table:formula="of:=[.$I$1]&amp;[.B484]&amp;[.$J$1]&amp;[.$K$1]" office:value-type="string" office:string-value="&quot;AUD&quot;," calcext:value-type="string">
            <text:p>"AUD",</text:p>
          </table:table-cell>
          <table:table-cell table:formula="of:=[.$I$1]&amp;[.C484]&amp;[.$J$1]&amp;[.$K$1]" office:value-type="string" office:string-value="&quot;Reinsurance AML Audit&quot;," calcext:value-type="string">
            <text:p>"Reinsurance AML Audit",</text:p>
          </table:table-cell>
          <table:table-cell table:formula="of:=[.$I$1]&amp;[.D48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UD.02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Structured Products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85]&amp;[.$J$1]&amp;[.$K$1]" office:value-type="string" office:string-value="&quot;AUD.02&quot;," calcext:value-type="string">
            <text:p>"AUD.02",</text:p>
          </table:table-cell>
          <table:table-cell table:formula="of:=[.$I$1]&amp;[.B485]&amp;[.$J$1]&amp;[.$K$1]" office:value-type="string" office:string-value="&quot;AUD&quot;," calcext:value-type="string">
            <text:p>"AUD",</text:p>
          </table:table-cell>
          <table:table-cell table:formula="of:=[.$I$1]&amp;[.C485]&amp;[.$J$1]&amp;[.$K$1]" office:value-type="string" office:string-value="&quot;Structured Products Audit&quot;," calcext:value-type="string">
            <text:p>"Structured Products Audit",</text:p>
          </table:table-cell>
          <table:table-cell table:formula="of:=[.$I$1]&amp;[.D48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UD.03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MIP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86]&amp;[.$J$1]&amp;[.$K$1]" office:value-type="string" office:string-value="&quot;AUD.03&quot;," calcext:value-type="string">
            <text:p>"AUD.03",</text:p>
          </table:table-cell>
          <table:table-cell table:formula="of:=[.$I$1]&amp;[.B486]&amp;[.$J$1]&amp;[.$K$1]" office:value-type="string" office:string-value="&quot;AUD&quot;," calcext:value-type="string">
            <text:p>"AUD",</text:p>
          </table:table-cell>
          <table:table-cell table:formula="of:=[.$I$1]&amp;[.C486]&amp;[.$J$1]&amp;[.$K$1]" office:value-type="string" office:string-value="&quot;MIP Audit&quot;," calcext:value-type="string">
            <text:p>"MIP Audit",</text:p>
          </table:table-cell>
          <table:table-cell table:formula="of:=[.$I$1]&amp;[.D48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87]&amp;[.$J$1]&amp;[.$K$1]" office:value-type="string" office:string-value="&quot;CV&quot;," calcext:value-type="string">
            <text:p>"CV",</text:p>
          </table:table-cell>
          <table:table-cell table:formula="of:=[.$I$1]&amp;[.B487]&amp;[.$J$1]&amp;[.$K$1]" office:value-type="string" office:string-value="&quot;F.Friends&quot;," calcext:value-type="string">
            <text:p>"F.Friends",</text:p>
          </table:table-cell>
          <table:table-cell table:formula="of:=[.$I$1]&amp;[.C487]&amp;[.$J$1]&amp;[.$K$1]" office:value-type="string" office:string-value="&quot;Christine&quot;," calcext:value-type="string">
            <text:p>"Christine",</text:p>
          </table:table-cell>
          <table:table-cell table:formula="of:=[.$I$1]&amp;[.D48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88]&amp;[.$J$1]&amp;[.$K$1]" office:value-type="string" office:string-value="&quot;TR&quot;," calcext:value-type="string">
            <text:p>"TR",</text:p>
          </table:table-cell>
          <table:table-cell table:formula="of:=[.$I$1]&amp;[.B488]&amp;[.$J$1]&amp;[.$K$1]" office:value-type="string" office:string-value="&quot;M.Friends&quot;," calcext:value-type="string">
            <text:p>"M.Friends",</text:p>
          </table:table-cell>
          <table:table-cell table:formula="of:=[.$I$1]&amp;[.C488]&amp;[.$J$1]&amp;[.$K$1]" office:value-type="string" office:string-value="&quot;Tyler&quot;," calcext:value-type="string">
            <text:p>"Tyler",</text:p>
          </table:table-cell>
          <table:table-cell table:formula="of:=[.$I$1]&amp;[.D488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TBe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Tar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89]&amp;[.$J$1]&amp;[.$K$1]" office:value-type="string" office:string-value="&quot;TBe&quot;," calcext:value-type="string">
            <text:p>"TBe",</text:p>
          </table:table-cell>
          <table:table-cell table:formula="of:=[.$I$1]&amp;[.B489]&amp;[.$J$1]&amp;[.$K$1]" office:value-type="string" office:string-value="&quot;F.CW&quot;," calcext:value-type="string">
            <text:p>"F.CW",</text:p>
          </table:table-cell>
          <table:table-cell table:formula="of:=[.$I$1]&amp;[.C489]&amp;[.$J$1]&amp;[.$K$1]" office:value-type="string" office:string-value="&quot;Taran&quot;," calcext:value-type="string">
            <text:p>"Taran",</text:p>
          </table:table-cell>
          <table:table-cell table:formula="of:=[.$I$1]&amp;[.D48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CFA.2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Practice Tes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490]&amp;[.$J$1]&amp;[.$K$1]" office:value-type="string" office:string-value="&quot;CFA.23&quot;," calcext:value-type="string">
            <text:p>"CFA.23",</text:p>
          </table:table-cell>
          <table:table-cell table:formula="of:=[.$I$1]&amp;[.B490]&amp;[.$J$1]&amp;[.$K$1]" office:value-type="string" office:string-value="&quot;CFA&quot;," calcext:value-type="string">
            <text:p>"CFA",</text:p>
          </table:table-cell>
          <table:table-cell table:formula="of:=[.$I$1]&amp;[.C490]&amp;[.$J$1]&amp;[.$K$1]" office:value-type="string" office:string-value="&quot;CFA L3 - Practice Tests&quot;," calcext:value-type="string">
            <text:p>"CFA L3 - Practice Tests",</text:p>
          </table:table-cell>
          <table:table-cell table:formula="of:=[.$I$1]&amp;[.D490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SLA.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LA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91]&amp;[.$J$1]&amp;[.$K$1]" office:value-type="string" office:string-value="&quot;SLA.0&quot;," calcext:value-type="string">
            <text:p>"SLA.0",</text:p>
          </table:table-cell>
          <table:table-cell table:formula="of:=[.$I$1]&amp;[.B491]&amp;[.$J$1]&amp;[.$K$1]" office:value-type="string" office:string-value="&quot;SLA&quot;," calcext:value-type="string">
            <text:p>"SLA",</text:p>
          </table:table-cell>
          <table:table-cell table:formula="of:=[.$I$1]&amp;[.C491]&amp;[.$J$1]&amp;[.$K$1]" office:value-type="string" office:string-value="&quot;SLA General&quot;," calcext:value-type="string">
            <text:p>"SLA General",</text:p>
          </table:table-cell>
          <table:table-cell table:formula="of:=[.$I$1]&amp;[.D49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SP.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les Practices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92]&amp;[.$J$1]&amp;[.$K$1]" office:value-type="string" office:string-value="&quot;SP.0&quot;," calcext:value-type="string">
            <text:p>"SP.0",</text:p>
          </table:table-cell>
          <table:table-cell table:formula="of:=[.$I$1]&amp;[.B492]&amp;[.$J$1]&amp;[.$K$1]" office:value-type="string" office:string-value="&quot;SP&quot;," calcext:value-type="string">
            <text:p>"SP",</text:p>
          </table:table-cell>
          <table:table-cell table:formula="of:=[.$I$1]&amp;[.C492]&amp;[.$J$1]&amp;[.$K$1]" office:value-type="string" office:string-value="&quot;Sales Practices - General&quot;," calcext:value-type="string">
            <text:p>"Sales Practices - General",</text:p>
          </table:table-cell>
          <table:table-cell table:formula="of:=[.$I$1]&amp;[.D49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EWS.A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stronom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93]&amp;[.$J$1]&amp;[.$K$1]" office:value-type="string" office:string-value="&quot;NEWS.A&quot;," calcext:value-type="string">
            <text:p>"NEWS.A",</text:p>
          </table:table-cell>
          <table:table-cell table:formula="of:=[.$I$1]&amp;[.B493]&amp;[.$J$1]&amp;[.$K$1]" office:value-type="string" office:string-value="&quot;NEWS&quot;," calcext:value-type="string">
            <text:p>"NEWS",</text:p>
          </table:table-cell>
          <table:table-cell table:formula="of:=[.$I$1]&amp;[.C493]&amp;[.$J$1]&amp;[.$K$1]" office:value-type="string" office:string-value="&quot;Astronomy&quot;," calcext:value-type="string">
            <text:p>"Astronomy",</text:p>
          </table:table-cell>
          <table:table-cell table:formula="of:=[.$I$1]&amp;[.D49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UD.04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Iowa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94]&amp;[.$J$1]&amp;[.$K$1]" office:value-type="string" office:string-value="&quot;AUD.04&quot;," calcext:value-type="string">
            <text:p>"AUD.04",</text:p>
          </table:table-cell>
          <table:table-cell table:formula="of:=[.$I$1]&amp;[.B494]&amp;[.$J$1]&amp;[.$K$1]" office:value-type="string" office:string-value="&quot;AUD&quot;," calcext:value-type="string">
            <text:p>"AUD",</text:p>
          </table:table-cell>
          <table:table-cell table:formula="of:=[.$I$1]&amp;[.C494]&amp;[.$J$1]&amp;[.$K$1]" office:value-type="string" office:string-value="&quot;Iowa Exam&quot;," calcext:value-type="string">
            <text:p>"Iowa Exam",</text:p>
          </table:table-cell>
          <table:table-cell table:formula="of:=[.$I$1]&amp;[.D49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REP.02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Monthly Foru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95]&amp;[.$J$1]&amp;[.$K$1]" office:value-type="string" office:string-value="&quot;REP.02&quot;," calcext:value-type="string">
            <text:p>"REP.02",</text:p>
          </table:table-cell>
          <table:table-cell table:formula="of:=[.$I$1]&amp;[.B495]&amp;[.$J$1]&amp;[.$K$1]" office:value-type="string" office:string-value="&quot;REP&quot;," calcext:value-type="string">
            <text:p>"REP",</text:p>
          </table:table-cell>
          <table:table-cell table:formula="of:=[.$I$1]&amp;[.C495]&amp;[.$J$1]&amp;[.$K$1]" office:value-type="string" office:string-value="&quot;Monthly Forum&quot;," calcext:value-type="string">
            <text:p>"Monthly Forum",</text:p>
          </table:table-cell>
          <table:table-cell table:formula="of:=[.$I$1]&amp;[.D49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SA.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elf Assurance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96]&amp;[.$J$1]&amp;[.$K$1]" office:value-type="string" office:string-value="&quot;SA.0&quot;," calcext:value-type="string">
            <text:p>"SA.0",</text:p>
          </table:table-cell>
          <table:table-cell table:formula="of:=[.$I$1]&amp;[.B496]&amp;[.$J$1]&amp;[.$K$1]" office:value-type="string" office:string-value="&quot;SA&quot;," calcext:value-type="string">
            <text:p>"SA",</text:p>
          </table:table-cell>
          <table:table-cell table:formula="of:=[.$I$1]&amp;[.C496]&amp;[.$J$1]&amp;[.$K$1]" office:value-type="string" office:string-value="&quot;Self Assurance - General&quot;," calcext:value-type="string">
            <text:p>"Self Assurance - General",</text:p>
          </table:table-cell>
          <table:table-cell table:formula="of:=[.$I$1]&amp;[.D49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-R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Alyssa &amp; Ra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97]&amp;[.$J$1]&amp;[.$K$1]" office:value-type="string" office:string-value="&quot;A-R&quot;," calcext:value-type="string">
            <text:p>"A-R",</text:p>
          </table:table-cell>
          <table:table-cell table:formula="of:=[.$I$1]&amp;[.B497]&amp;[.$J$1]&amp;[.$K$1]" office:value-type="string" office:string-value="&quot;M.Friends&quot;," calcext:value-type="string">
            <text:p>"M.Friends",</text:p>
          </table:table-cell>
          <table:table-cell table:formula="of:=[.$I$1]&amp;[.C497]&amp;[.$J$1]&amp;[.$K$1]" office:value-type="string" office:string-value="&quot;Alyssa &amp; Ray&quot;," calcext:value-type="string">
            <text:p>"Alyssa &amp; Ray",</text:p>
          </table:table-cell>
          <table:table-cell table:formula="of:=[.$I$1]&amp;[.D49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-M-R-T-N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Alyssa Melinda Ray Tom Nin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98]&amp;[.$J$1]&amp;[.$K$1]" office:value-type="string" office:string-value="&quot;A-M-R-T-N&quot;," calcext:value-type="string">
            <text:p>"A-M-R-T-N",</text:p>
          </table:table-cell>
          <table:table-cell table:formula="of:=[.$I$1]&amp;[.B498]&amp;[.$J$1]&amp;[.$K$1]" office:value-type="string" office:string-value="&quot;CWSocial&quot;," calcext:value-type="string">
            <text:p>"CWSocial",</text:p>
          </table:table-cell>
          <table:table-cell table:formula="of:=[.$I$1]&amp;[.C498]&amp;[.$J$1]&amp;[.$K$1]" office:value-type="string" office:string-value="&quot;Alyssa Melinda Ray Tom Nina&quot;," calcext:value-type="string">
            <text:p>"Alyssa Melinda Ray Tom Nina",</text:p>
          </table:table-cell>
          <table:table-cell table:formula="of:=[.$I$1]&amp;[.D49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-M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Melind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499]&amp;[.$J$1]&amp;[.$K$1]" office:value-type="string" office:string-value="&quot;A-MH&quot;," calcext:value-type="string">
            <text:p>"A-MH",</text:p>
          </table:table-cell>
          <table:table-cell table:formula="of:=[.$I$1]&amp;[.B499]&amp;[.$J$1]&amp;[.$K$1]" office:value-type="string" office:string-value="&quot;F.Friends&quot;," calcext:value-type="string">
            <text:p>"F.Friends",</text:p>
          </table:table-cell>
          <table:table-cell table:formula="of:=[.$I$1]&amp;[.C499]&amp;[.$J$1]&amp;[.$K$1]" office:value-type="string" office:string-value="&quot;Alyssa &amp; Melinda&quot;," calcext:value-type="string">
            <text:p>"Alyssa &amp; Melinda",</text:p>
          </table:table-cell>
          <table:table-cell table:formula="of:=[.$I$1]&amp;[.D49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UD.05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IRR ERM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00]&amp;[.$J$1]&amp;[.$K$1]" office:value-type="string" office:string-value="&quot;AUD.05&quot;," calcext:value-type="string">
            <text:p>"AUD.05",</text:p>
          </table:table-cell>
          <table:table-cell table:formula="of:=[.$I$1]&amp;[.B500]&amp;[.$J$1]&amp;[.$K$1]" office:value-type="string" office:string-value="&quot;AUD&quot;," calcext:value-type="string">
            <text:p>"AUD",</text:p>
          </table:table-cell>
          <table:table-cell table:formula="of:=[.$I$1]&amp;[.C500]&amp;[.$J$1]&amp;[.$K$1]" office:value-type="string" office:string-value="&quot;IRR ERMA&quot;," calcext:value-type="string">
            <text:p>"IRR ERMA",</text:p>
          </table:table-cell>
          <table:table-cell table:formula="of:=[.$I$1]&amp;[.D50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UD.06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Trading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01]&amp;[.$J$1]&amp;[.$K$1]" office:value-type="string" office:string-value="&quot;AUD.06&quot;," calcext:value-type="string">
            <text:p>"AUD.06",</text:p>
          </table:table-cell>
          <table:table-cell table:formula="of:=[.$I$1]&amp;[.B501]&amp;[.$J$1]&amp;[.$K$1]" office:value-type="string" office:string-value="&quot;AUD&quot;," calcext:value-type="string">
            <text:p>"AUD",</text:p>
          </table:table-cell>
          <table:table-cell table:formula="of:=[.$I$1]&amp;[.C501]&amp;[.$J$1]&amp;[.$K$1]" office:value-type="string" office:string-value="&quot;Trading Audit&quot;," calcext:value-type="string">
            <text:p>"Trading Audit",</text:p>
          </table:table-cell>
          <table:table-cell table:formula="of:=[.$I$1]&amp;[.D50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REP.03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Partner Slid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02]&amp;[.$J$1]&amp;[.$K$1]" office:value-type="string" office:string-value="&quot;REP.03&quot;," calcext:value-type="string">
            <text:p>"REP.03",</text:p>
          </table:table-cell>
          <table:table-cell table:formula="of:=[.$I$1]&amp;[.B502]&amp;[.$J$1]&amp;[.$K$1]" office:value-type="string" office:string-value="&quot;REP&quot;," calcext:value-type="string">
            <text:p>"REP",</text:p>
          </table:table-cell>
          <table:table-cell table:formula="of:=[.$I$1]&amp;[.C502]&amp;[.$J$1]&amp;[.$K$1]" office:value-type="string" office:string-value="&quot;Partner Slide&quot;," calcext:value-type="string">
            <text:p>"Partner Slide",</text:p>
          </table:table-cell>
          <table:table-cell table:formula="of:=[.$I$1]&amp;[.D50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ORM.F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03]&amp;[.$J$1]&amp;[.$K$1]" office:value-type="string" office:string-value="&quot;NORM.F&quot;," calcext:value-type="string">
            <text:p>"NORM.F",</text:p>
          </table:table-cell>
          <table:table-cell table:formula="of:=[.$I$1]&amp;[.B503]&amp;[.$J$1]&amp;[.$K$1]" office:value-type="string" office:string-value="&quot;NORM&quot;," calcext:value-type="string">
            <text:p>"NORM",</text:p>
          </table:table-cell>
          <table:table-cell table:formula="of:=[.$I$1]&amp;[.C503]&amp;[.$J$1]&amp;[.$K$1]" office:value-type="string" office:string-value="&quot;Fashion&quot;," calcext:value-type="string">
            <text:p>"Fashion",</text:p>
          </table:table-cell>
          <table:table-cell table:formula="of:=[.$I$1]&amp;[.D503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RCSA.00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04]&amp;[.$J$1]&amp;[.$K$1]" office:value-type="string" office:string-value="&quot;RCSA.00&quot;," calcext:value-type="string">
            <text:p>"RCSA.00",</text:p>
          </table:table-cell>
          <table:table-cell table:formula="of:=[.$I$1]&amp;[.B504]&amp;[.$J$1]&amp;[.$K$1]" office:value-type="string" office:string-value="&quot;RCSA&quot;," calcext:value-type="string">
            <text:p>"RCSA",</text:p>
          </table:table-cell>
          <table:table-cell table:formula="of:=[.$I$1]&amp;[.C504]&amp;[.$J$1]&amp;[.$K$1]" office:value-type="string" office:string-value="&quot;RCSA - General&quot;," calcext:value-type="string">
            <text:p>"RCSA - General",</text:p>
          </table:table-cell>
          <table:table-cell table:formula="of:=[.$I$1]&amp;[.D504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RCSA.A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Assessmen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05]&amp;[.$J$1]&amp;[.$K$1]" office:value-type="string" office:string-value="&quot;RCSA.A&quot;," calcext:value-type="string">
            <text:p>"RCSA.A",</text:p>
          </table:table-cell>
          <table:table-cell table:formula="of:=[.$I$1]&amp;[.B505]&amp;[.$J$1]&amp;[.$K$1]" office:value-type="string" office:string-value="&quot;RCSA&quot;," calcext:value-type="string">
            <text:p>"RCSA",</text:p>
          </table:table-cell>
          <table:table-cell table:formula="of:=[.$I$1]&amp;[.C505]&amp;[.$J$1]&amp;[.$K$1]" office:value-type="string" office:string-value="&quot;RCSA Assessment&quot;," calcext:value-type="string">
            <text:p>"RCSA Assessment",</text:p>
          </table:table-cell>
          <table:table-cell table:formula="of:=[.$I$1]&amp;[.D505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RCSA.R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06]&amp;[.$J$1]&amp;[.$K$1]" office:value-type="string" office:string-value="&quot;RCSA.R&quot;," calcext:value-type="string">
            <text:p>"RCSA.R",</text:p>
          </table:table-cell>
          <table:table-cell table:formula="of:=[.$I$1]&amp;[.B506]&amp;[.$J$1]&amp;[.$K$1]" office:value-type="string" office:string-value="&quot;RCSA&quot;," calcext:value-type="string">
            <text:p>"RCSA",</text:p>
          </table:table-cell>
          <table:table-cell table:formula="of:=[.$I$1]&amp;[.C506]&amp;[.$J$1]&amp;[.$K$1]" office:value-type="string" office:string-value="&quot;RCSA Reporting&quot;," calcext:value-type="string">
            <text:p>"RCSA Reporting",</text:p>
          </table:table-cell>
          <table:table-cell table:formula="of:=[.$I$1]&amp;[.D506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RCSA.I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Intl RCS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07]&amp;[.$J$1]&amp;[.$K$1]" office:value-type="string" office:string-value="&quot;RCSA.I&quot;," calcext:value-type="string">
            <text:p>"RCSA.I",</text:p>
          </table:table-cell>
          <table:table-cell table:formula="of:=[.$I$1]&amp;[.B507]&amp;[.$J$1]&amp;[.$K$1]" office:value-type="string" office:string-value="&quot;RCSA&quot;," calcext:value-type="string">
            <text:p>"RCSA",</text:p>
          </table:table-cell>
          <table:table-cell table:formula="of:=[.$I$1]&amp;[.C507]&amp;[.$J$1]&amp;[.$K$1]" office:value-type="string" office:string-value="&quot;Intl RCSA&quot;," calcext:value-type="string">
            <text:p>"Intl RCSA",</text:p>
          </table:table-cell>
          <table:table-cell table:formula="of:=[.$I$1]&amp;[.D50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PRM.R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BPRM Repor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08]&amp;[.$J$1]&amp;[.$K$1]" office:value-type="string" office:string-value="&quot;BPRM.R&quot;," calcext:value-type="string">
            <text:p>"BPRM.R",</text:p>
          </table:table-cell>
          <table:table-cell table:formula="of:=[.$I$1]&amp;[.B508]&amp;[.$J$1]&amp;[.$K$1]" office:value-type="string" office:string-value="&quot;BPRM&quot;," calcext:value-type="string">
            <text:p>"BPRM",</text:p>
          </table:table-cell>
          <table:table-cell table:formula="of:=[.$I$1]&amp;[.C508]&amp;[.$J$1]&amp;[.$K$1]" office:value-type="string" office:string-value="&quot;BPRM Reporting&quot;," calcext:value-type="string">
            <text:p>"BPRM Reporting",</text:p>
          </table:table-cell>
          <table:table-cell table:formula="of:=[.$I$1]&amp;[.D50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ISSUE.R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09]&amp;[.$J$1]&amp;[.$K$1]" office:value-type="string" office:string-value="&quot;ISSUE.R&quot;," calcext:value-type="string">
            <text:p>"ISSUE.R",</text:p>
          </table:table-cell>
          <table:table-cell table:formula="of:=[.$I$1]&amp;[.B509]&amp;[.$J$1]&amp;[.$K$1]" office:value-type="string" office:string-value="&quot;ISSUES&quot;," calcext:value-type="string">
            <text:p>"ISSUES",</text:p>
          </table:table-cell>
          <table:table-cell table:formula="of:=[.$I$1]&amp;[.C509]&amp;[.$J$1]&amp;[.$K$1]" office:value-type="string" office:string-value="&quot;Issue Reporting&quot;," calcext:value-type="string">
            <text:p>"Issue Reporting",</text:p>
          </table:table-cell>
          <table:table-cell table:formula="of:=[.$I$1]&amp;[.D509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SHRP.01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MR Control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10]&amp;[.$J$1]&amp;[.$K$1]" office:value-type="string" office:string-value="&quot;SHRP.01&quot;," calcext:value-type="string">
            <text:p>"SHRP.01",</text:p>
          </table:table-cell>
          <table:table-cell table:formula="of:=[.$I$1]&amp;[.B510]&amp;[.$J$1]&amp;[.$K$1]" office:value-type="string" office:string-value="&quot;SHRP&quot;," calcext:value-type="string">
            <text:p>"SHRP",</text:p>
          </table:table-cell>
          <table:table-cell table:formula="of:=[.$I$1]&amp;[.C510]&amp;[.$J$1]&amp;[.$K$1]" office:value-type="string" office:string-value="&quot;MR Controls&quot;," calcext:value-type="string">
            <text:p>"MR Controls",</text:p>
          </table:table-cell>
          <table:table-cell table:formula="of:=[.$I$1]&amp;[.D510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SHPR.R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SHRP Repor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11]&amp;[.$J$1]&amp;[.$K$1]" office:value-type="string" office:string-value="&quot;SHPR.R&quot;," calcext:value-type="string">
            <text:p>"SHPR.R",</text:p>
          </table:table-cell>
          <table:table-cell table:formula="of:=[.$I$1]&amp;[.B511]&amp;[.$J$1]&amp;[.$K$1]" office:value-type="string" office:string-value="&quot;SHRP&quot;," calcext:value-type="string">
            <text:p>"SHRP",</text:p>
          </table:table-cell>
          <table:table-cell table:formula="of:=[.$I$1]&amp;[.C511]&amp;[.$J$1]&amp;[.$K$1]" office:value-type="string" office:string-value="&quot;SHRP Reporting&quot;," calcext:value-type="string">
            <text:p>"SHRP Reporting",</text:p>
          </table:table-cell>
          <table:table-cell table:formula="of:=[.$I$1]&amp;[.D51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D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12]&amp;[.$J$1]&amp;[.$K$1]" office:value-type="string" office:string-value="&quot;ADb&quot;," calcext:value-type="string">
            <text:p>"ADb",</text:p>
          </table:table-cell>
          <table:table-cell table:formula="of:=[.$I$1]&amp;[.B512]&amp;[.$J$1]&amp;[.$K$1]" office:value-type="string" office:string-value="&quot;M.CW&quot;," calcext:value-type="string">
            <text:p>"M.CW",</text:p>
          </table:table-cell>
          <table:table-cell table:formula="of:=[.$I$1]&amp;[.C512]&amp;[.$J$1]&amp;[.$K$1]" office:value-type="string" office:string-value="&quot;Abe&quot;," calcext:value-type="string">
            <text:p>"Abe",</text:p>
          </table:table-cell>
          <table:table-cell table:formula="of:=[.$I$1]&amp;[.D512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PURC.01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2018 Ca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13]&amp;[.$J$1]&amp;[.$K$1]" office:value-type="string" office:string-value="&quot;PURC.01&quot;," calcext:value-type="string">
            <text:p>"PURC.01",</text:p>
          </table:table-cell>
          <table:table-cell table:formula="of:=[.$I$1]&amp;[.B513]&amp;[.$J$1]&amp;[.$K$1]" office:value-type="string" office:string-value="&quot;PURCHASES&quot;," calcext:value-type="string">
            <text:p>"PURCHASES",</text:p>
          </table:table-cell>
          <table:table-cell table:formula="of:=[.$I$1]&amp;[.C513]&amp;[.$J$1]&amp;[.$K$1]" office:value-type="string" office:string-value="&quot;2018 Car&quot;," calcext:value-type="string">
            <text:p>"2018 Car",</text:p>
          </table:table-cell>
          <table:table-cell table:formula="of:=[.$I$1]&amp;[.D513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NORM.C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ocktail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14]&amp;[.$J$1]&amp;[.$K$1]" office:value-type="string" office:string-value="&quot;NORM.C&quot;," calcext:value-type="string">
            <text:p>"NORM.C",</text:p>
          </table:table-cell>
          <table:table-cell table:formula="of:=[.$I$1]&amp;[.B514]&amp;[.$J$1]&amp;[.$K$1]" office:value-type="string" office:string-value="&quot;NORM&quot;," calcext:value-type="string">
            <text:p>"NORM",</text:p>
          </table:table-cell>
          <table:table-cell table:formula="of:=[.$I$1]&amp;[.C514]&amp;[.$J$1]&amp;[.$K$1]" office:value-type="string" office:string-value="&quot;Cocktails&quot;," calcext:value-type="string">
            <text:p>"Cocktails",</text:p>
          </table:table-cell>
          <table:table-cell table:formula="of:=[.$I$1]&amp;[.D51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ORM.FO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15]&amp;[.$J$1]&amp;[.$K$1]" office:value-type="string" office:string-value="&quot;NORM.FO&quot;," calcext:value-type="string">
            <text:p>"NORM.FO",</text:p>
          </table:table-cell>
          <table:table-cell table:formula="of:=[.$I$1]&amp;[.B515]&amp;[.$J$1]&amp;[.$K$1]" office:value-type="string" office:string-value="&quot;NORM&quot;," calcext:value-type="string">
            <text:p>"NORM",</text:p>
          </table:table-cell>
          <table:table-cell table:formula="of:=[.$I$1]&amp;[.C515]&amp;[.$J$1]&amp;[.$K$1]" office:value-type="string" office:string-value="&quot;Food&quot;," calcext:value-type="string">
            <text:p>"Food",</text:p>
          </table:table-cell>
          <table:table-cell table:formula="of:=[.$I$1]&amp;[.D51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ORM.T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16]&amp;[.$J$1]&amp;[.$K$1]" office:value-type="string" office:string-value="&quot;NORM.T&quot;," calcext:value-type="string">
            <text:p>"NORM.T",</text:p>
          </table:table-cell>
          <table:table-cell table:formula="of:=[.$I$1]&amp;[.B516]&amp;[.$J$1]&amp;[.$K$1]" office:value-type="string" office:string-value="&quot;NORM&quot;," calcext:value-type="string">
            <text:p>"NORM",</text:p>
          </table:table-cell>
          <table:table-cell table:formula="of:=[.$I$1]&amp;[.C516]&amp;[.$J$1]&amp;[.$K$1]" office:value-type="string" office:string-value="&quot;Travel&quot;," calcext:value-type="string">
            <text:p>"Travel",</text:p>
          </table:table-cell>
          <table:table-cell table:formula="of:=[.$I$1]&amp;[.D51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ORM.C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17]&amp;[.$J$1]&amp;[.$K$1]" office:value-type="string" office:string-value="&quot;NORM.CA&quot;," calcext:value-type="string">
            <text:p>"NORM.CA",</text:p>
          </table:table-cell>
          <table:table-cell table:formula="of:=[.$I$1]&amp;[.B517]&amp;[.$J$1]&amp;[.$K$1]" office:value-type="string" office:string-value="&quot;NORM&quot;," calcext:value-type="string">
            <text:p>"NORM",</text:p>
          </table:table-cell>
          <table:table-cell table:formula="of:=[.$I$1]&amp;[.C517]&amp;[.$J$1]&amp;[.$K$1]" office:value-type="string" office:string-value="&quot;Cars&quot;," calcext:value-type="string">
            <text:p>"Cars",</text:p>
          </table:table-cell>
          <table:table-cell table:formula="of:=[.$I$1]&amp;[.D51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REP.04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isk Committe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18]&amp;[.$J$1]&amp;[.$K$1]" office:value-type="string" office:string-value="&quot;REP.04&quot;," calcext:value-type="string">
            <text:p>"REP.04",</text:p>
          </table:table-cell>
          <table:table-cell table:formula="of:=[.$I$1]&amp;[.B518]&amp;[.$J$1]&amp;[.$K$1]" office:value-type="string" office:string-value="&quot;REP&quot;," calcext:value-type="string">
            <text:p>"REP",</text:p>
          </table:table-cell>
          <table:table-cell table:formula="of:=[.$I$1]&amp;[.C518]&amp;[.$J$1]&amp;[.$K$1]" office:value-type="string" office:string-value="&quot;Risk Committee&quot;," calcext:value-type="string">
            <text:p>"Risk Committee",</text:p>
          </table:table-cell>
          <table:table-cell table:formula="of:=[.$I$1]&amp;[.D518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PROG.8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19]&amp;[.$J$1]&amp;[.$K$1]" office:value-type="string" office:string-value="&quot;PROG.8&quot;," calcext:value-type="string">
            <text:p>"PROG.8",</text:p>
          </table:table-cell>
          <table:table-cell table:formula="of:=[.$I$1]&amp;[.B519]&amp;[.$J$1]&amp;[.$K$1]" office:value-type="string" office:string-value="&quot;PROG&quot;," calcext:value-type="string">
            <text:p>"PROG",</text:p>
          </table:table-cell>
          <table:table-cell table:formula="of:=[.$I$1]&amp;[.C519]&amp;[.$J$1]&amp;[.$K$1]" office:value-type="string" office:string-value="&quot;Algorithms&quot;," calcext:value-type="string">
            <text:p>"Algorithms",</text:p>
          </table:table-cell>
          <table:table-cell table:formula="of:=[.$I$1]&amp;[.D51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P.0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EEF AP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20]&amp;[.$J$1]&amp;[.$K$1]" office:value-type="string" office:string-value="&quot;NP.01&quot;," calcext:value-type="string">
            <text:p>"NP.01",</text:p>
          </table:table-cell>
          <table:table-cell table:formula="of:=[.$I$1]&amp;[.B520]&amp;[.$J$1]&amp;[.$K$1]" office:value-type="string" office:string-value="&quot;NP&quot;," calcext:value-type="string">
            <text:p>"NP",</text:p>
          </table:table-cell>
          <table:table-cell table:formula="of:=[.$I$1]&amp;[.C520]&amp;[.$J$1]&amp;[.$K$1]" office:value-type="string" office:string-value="&quot;REEF API&quot;," calcext:value-type="string">
            <text:p>"REEF API",</text:p>
          </table:table-cell>
          <table:table-cell table:formula="of:=[.$I$1]&amp;[.D52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REP.05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21]&amp;[.$J$1]&amp;[.$K$1]" office:value-type="string" office:string-value="&quot;REP.05&quot;," calcext:value-type="string">
            <text:p>"REP.05",</text:p>
          </table:table-cell>
          <table:table-cell table:formula="of:=[.$I$1]&amp;[.B521]&amp;[.$J$1]&amp;[.$K$1]" office:value-type="string" office:string-value="&quot;REP&quot;," calcext:value-type="string">
            <text:p>"REP",</text:p>
          </table:table-cell>
          <table:table-cell table:formula="of:=[.$I$1]&amp;[.C521]&amp;[.$J$1]&amp;[.$K$1]" office:value-type="string" office:string-value="&quot;Weekly Report&quot;," calcext:value-type="string">
            <text:p>"Weekly Report",</text:p>
          </table:table-cell>
          <table:table-cell table:formula="of:=[.$I$1]&amp;[.D52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BSDI.0</text:p>
          </table:table-cell>
          <table:table-cell office:value-type="string" calcext:value-type="string">
            <text:p>BSDI</text:p>
          </table:table-cell>
          <table:table-cell office:value-type="string" calcext:value-type="string">
            <text:p>BSDI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22]&amp;[.$J$1]&amp;[.$K$1]" office:value-type="string" office:string-value="&quot;BSDI.0&quot;," calcext:value-type="string">
            <text:p>"BSDI.0",</text:p>
          </table:table-cell>
          <table:table-cell table:formula="of:=[.$I$1]&amp;[.B522]&amp;[.$J$1]&amp;[.$K$1]" office:value-type="string" office:string-value="&quot;BSDI&quot;," calcext:value-type="string">
            <text:p>"BSDI",</text:p>
          </table:table-cell>
          <table:table-cell table:formula="of:=[.$I$1]&amp;[.C522]&amp;[.$J$1]&amp;[.$K$1]" office:value-type="string" office:string-value="&quot;BSDI General&quot;," calcext:value-type="string">
            <text:p>"BSDI General",</text:p>
          </table:table-cell>
          <table:table-cell table:formula="of:=[.$I$1]&amp;[.D522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RID.0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Risk ID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23]&amp;[.$J$1]&amp;[.$K$1]" office:value-type="string" office:string-value="&quot;RID.0&quot;," calcext:value-type="string">
            <text:p>"RID.0",</text:p>
          </table:table-cell>
          <table:table-cell table:formula="of:=[.$I$1]&amp;[.B523]&amp;[.$J$1]&amp;[.$K$1]" office:value-type="string" office:string-value="&quot;RID&quot;," calcext:value-type="string">
            <text:p>"RID",</text:p>
          </table:table-cell>
          <table:table-cell table:formula="of:=[.$I$1]&amp;[.C523]&amp;[.$J$1]&amp;[.$K$1]" office:value-type="string" office:string-value="&quot;Risk ID General&quot;," calcext:value-type="string">
            <text:p>"Risk ID General",</text:p>
          </table:table-cell>
          <table:table-cell table:formula="of:=[.$I$1]&amp;[.D523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OB.0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Onboarding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24]&amp;[.$J$1]&amp;[.$K$1]" office:value-type="string" office:string-value="&quot;OB.0&quot;," calcext:value-type="string">
            <text:p>"OB.0",</text:p>
          </table:table-cell>
          <table:table-cell table:formula="of:=[.$I$1]&amp;[.B524]&amp;[.$J$1]&amp;[.$K$1]" office:value-type="string" office:string-value="&quot;OB&quot;," calcext:value-type="string">
            <text:p>"OB",</text:p>
          </table:table-cell>
          <table:table-cell table:formula="of:=[.$I$1]&amp;[.C524]&amp;[.$J$1]&amp;[.$K$1]" office:value-type="string" office:string-value="&quot;Onboarding - General&quot;," calcext:value-type="string">
            <text:p>"Onboarding - General",</text:p>
          </table:table-cell>
          <table:table-cell table:formula="of:=[.$I$1]&amp;[.D524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Neighbo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25]&amp;[.$J$1]&amp;[.$K$1]" office:value-type="string" office:string-value="&quot;N1&quot;," calcext:value-type="string">
            <text:p>"N1",</text:p>
          </table:table-cell>
          <table:table-cell table:formula="of:=[.$I$1]&amp;[.B525]&amp;[.$J$1]&amp;[.$K$1]" office:value-type="string" office:string-value="&quot;M.Friends&quot;," calcext:value-type="string">
            <text:p>"M.Friends",</text:p>
          </table:table-cell>
          <table:table-cell table:formula="of:=[.$I$1]&amp;[.C525]&amp;[.$J$1]&amp;[.$K$1]" office:value-type="string" office:string-value="&quot;Neighbors&quot;," calcext:value-type="string">
            <text:p>"Neighbors",</text:p>
          </table:table-cell>
          <table:table-cell table:formula="of:=[.$I$1]&amp;[.D525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TRANS.5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Waxhaw (O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26]&amp;[.$J$1]&amp;[.$K$1]" office:value-type="string" office:string-value="&quot;TRANS.5&quot;," calcext:value-type="string">
            <text:p>"TRANS.5",</text:p>
          </table:table-cell>
          <table:table-cell table:formula="of:=[.$I$1]&amp;[.B526]&amp;[.$J$1]&amp;[.$K$1]" office:value-type="string" office:string-value="&quot;TRANS&quot;," calcext:value-type="string">
            <text:p>"TRANS",</text:p>
          </table:table-cell>
          <table:table-cell table:formula="of:=[.$I$1]&amp;[.C526]&amp;[.$J$1]&amp;[.$K$1]" office:value-type="string" office:string-value="&quot;Commute - Waxhaw (O)&quot;," calcext:value-type="string">
            <text:p>"Commute - Waxhaw (O)",</text:p>
          </table:table-cell>
          <table:table-cell table:formula="of:=[.$I$1]&amp;[.D52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AUD.07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Municipals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27]&amp;[.$J$1]&amp;[.$K$1]" office:value-type="string" office:string-value="&quot;AUD.07&quot;," calcext:value-type="string">
            <text:p>"AUD.07",</text:p>
          </table:table-cell>
          <table:table-cell table:formula="of:=[.$I$1]&amp;[.B527]&amp;[.$J$1]&amp;[.$K$1]" office:value-type="string" office:string-value="&quot;AUD&quot;," calcext:value-type="string">
            <text:p>"AUD",</text:p>
          </table:table-cell>
          <table:table-cell table:formula="of:=[.$I$1]&amp;[.C527]&amp;[.$J$1]&amp;[.$K$1]" office:value-type="string" office:string-value="&quot;Municipals Audit&quot;," calcext:value-type="string">
            <text:p>"Municipals Audit",</text:p>
          </table:table-cell>
          <table:table-cell table:formula="of:=[.$I$1]&amp;[.D527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VOL.G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cker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28]&amp;[.$J$1]&amp;[.$K$1]" office:value-type="string" office:string-value="&quot;VOL.G&quot;," calcext:value-type="string">
            <text:p>"VOL.G",</text:p>
          </table:table-cell>
          <table:table-cell table:formula="of:=[.$I$1]&amp;[.B528]&amp;[.$J$1]&amp;[.$K$1]" office:value-type="string" office:string-value="&quot;VOL&quot;," calcext:value-type="string">
            <text:p>"VOL",</text:p>
          </table:table-cell>
          <table:table-cell table:formula="of:=[.$I$1]&amp;[.C528]&amp;[.$J$1]&amp;[.$K$1]" office:value-type="string" office:string-value="&quot;Volcker General&quot;," calcext:value-type="string">
            <text:p>"Volcker General",</text:p>
          </table:table-cell>
          <table:table-cell table:formula="of:=[.$I$1]&amp;[.D52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G.0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rade Governance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29]&amp;[.$J$1]&amp;[.$K$1]" office:value-type="string" office:string-value="&quot;TG.0&quot;," calcext:value-type="string">
            <text:p>"TG.0",</text:p>
          </table:table-cell>
          <table:table-cell table:formula="of:=[.$I$1]&amp;[.B529]&amp;[.$J$1]&amp;[.$K$1]" office:value-type="string" office:string-value="&quot;TG&quot;," calcext:value-type="string">
            <text:p>"TG",</text:p>
          </table:table-cell>
          <table:table-cell table:formula="of:=[.$I$1]&amp;[.C529]&amp;[.$J$1]&amp;[.$K$1]" office:value-type="string" office:string-value="&quot;Trade Governance - General&quot;," calcext:value-type="string">
            <text:p>"Trade Governance - General",</text:p>
          </table:table-cell>
          <table:table-cell table:formula="of:=[.$I$1]&amp;[.D52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P.0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ingle Securit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30]&amp;[.$J$1]&amp;[.$K$1]" office:value-type="string" office:string-value="&quot;NP.02&quot;," calcext:value-type="string">
            <text:p>"NP.02",</text:p>
          </table:table-cell>
          <table:table-cell table:formula="of:=[.$I$1]&amp;[.B530]&amp;[.$J$1]&amp;[.$K$1]" office:value-type="string" office:string-value="&quot;NP&quot;," calcext:value-type="string">
            <text:p>"NP",</text:p>
          </table:table-cell>
          <table:table-cell table:formula="of:=[.$I$1]&amp;[.C530]&amp;[.$J$1]&amp;[.$K$1]" office:value-type="string" office:string-value="&quot;Single Security&quot;," calcext:value-type="string">
            <text:p>"Single Security",</text:p>
          </table:table-cell>
          <table:table-cell table:formula="of:=[.$I$1]&amp;[.D530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P.0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einsurance Retiremen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31]&amp;[.$J$1]&amp;[.$K$1]" office:value-type="string" office:string-value="&quot;NP.03&quot;," calcext:value-type="string">
            <text:p>"NP.03",</text:p>
          </table:table-cell>
          <table:table-cell table:formula="of:=[.$I$1]&amp;[.B531]&amp;[.$J$1]&amp;[.$K$1]" office:value-type="string" office:string-value="&quot;NP&quot;," calcext:value-type="string">
            <text:p>"NP",</text:p>
          </table:table-cell>
          <table:table-cell table:formula="of:=[.$I$1]&amp;[.C531]&amp;[.$J$1]&amp;[.$K$1]" office:value-type="string" office:string-value="&quot;Reinsurance Retirements&quot;," calcext:value-type="string">
            <text:p>"Reinsurance Retirements",</text:p>
          </table:table-cell>
          <table:table-cell table:formula="of:=[.$I$1]&amp;[.D531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NP.0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E-Trad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32]&amp;[.$J$1]&amp;[.$K$1]" office:value-type="string" office:string-value="&quot;NP.04&quot;," calcext:value-type="string">
            <text:p>"NP.04",</text:p>
          </table:table-cell>
          <table:table-cell table:formula="of:=[.$I$1]&amp;[.B532]&amp;[.$J$1]&amp;[.$K$1]" office:value-type="string" office:string-value="&quot;NP&quot;," calcext:value-type="string">
            <text:p>"NP",</text:p>
          </table:table-cell>
          <table:table-cell table:formula="of:=[.$I$1]&amp;[.C532]&amp;[.$J$1]&amp;[.$K$1]" office:value-type="string" office:string-value="&quot;E-Trading&quot;," calcext:value-type="string">
            <text:p>"E-Trading",</text:p>
          </table:table-cell>
          <table:table-cell table:formula="of:=[.$I$1]&amp;[.D532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PROG.9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Visual Basic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33]&amp;[.$J$1]&amp;[.$K$1]" office:value-type="string" office:string-value="&quot;PROG.9&quot;," calcext:value-type="string">
            <text:p>"PROG.9",</text:p>
          </table:table-cell>
          <table:table-cell table:formula="of:=[.$I$1]&amp;[.B533]&amp;[.$J$1]&amp;[.$K$1]" office:value-type="string" office:string-value="&quot;PROG&quot;," calcext:value-type="string">
            <text:p>"PROG",</text:p>
          </table:table-cell>
          <table:table-cell table:formula="of:=[.$I$1]&amp;[.C533]&amp;[.$J$1]&amp;[.$K$1]" office:value-type="string" office:string-value="&quot;Visual Basic&quot;," calcext:value-type="string">
            <text:p>"Visual Basic",</text:p>
          </table:table-cell>
          <table:table-cell table:formula="of:=[.$I$1]&amp;[.D533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HC.R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Childcar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34]&amp;[.$J$1]&amp;[.$K$1]" office:value-type="string" office:string-value="&quot;CHC.R&quot;," calcext:value-type="string">
            <text:p>"CHC.R",</text:p>
          </table:table-cell>
          <table:table-cell table:formula="of:=[.$I$1]&amp;[.B534]&amp;[.$J$1]&amp;[.$K$1]" office:value-type="string" office:string-value="&quot;CHC&quot;," calcext:value-type="string">
            <text:p>"CHC",</text:p>
          </table:table-cell>
          <table:table-cell table:formula="of:=[.$I$1]&amp;[.C534]&amp;[.$J$1]&amp;[.$K$1]" office:value-type="string" office:string-value="&quot;Childcare&quot;," calcext:value-type="string">
            <text:p>"Childcare",</text:p>
          </table:table-cell>
          <table:table-cell table:formula="of:=[.$I$1]&amp;[.D534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WRT.S</text:p>
          </table:table-cell>
          <table:table-cell office:value-type="string" calcext:value-type="string">
            <text:p>WRT</text:p>
          </table:table-cell>
          <table:table-cell office:value-type="string" calcext:value-type="string">
            <text:p>Short Stori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35]&amp;[.$J$1]&amp;[.$K$1]" office:value-type="string" office:string-value="&quot;WRT.S&quot;," calcext:value-type="string">
            <text:p>"WRT.S",</text:p>
          </table:table-cell>
          <table:table-cell table:formula="of:=[.$I$1]&amp;[.B535]&amp;[.$J$1]&amp;[.$K$1]" office:value-type="string" office:string-value="&quot;WRT&quot;," calcext:value-type="string">
            <text:p>"WRT",</text:p>
          </table:table-cell>
          <table:table-cell table:formula="of:=[.$I$1]&amp;[.C535]&amp;[.$J$1]&amp;[.$K$1]" office:value-type="string" office:string-value="&quot;Short Stories&quot;," calcext:value-type="string">
            <text:p>"Short Stories",</text:p>
          </table:table-cell>
          <table:table-cell table:formula="of:=[.$I$1]&amp;[.D535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36]&amp;[.$J$1]&amp;[.$K$1]" office:value-type="string" office:string-value="&quot;SPA&quot;," calcext:value-type="string">
            <text:p>"SPA",</text:p>
          </table:table-cell>
          <table:table-cell table:formula="of:=[.$I$1]&amp;[.B536]&amp;[.$J$1]&amp;[.$K$1]" office:value-type="string" office:string-value="&quot;FLANG&quot;," calcext:value-type="string">
            <text:p>"FLANG",</text:p>
          </table:table-cell>
          <table:table-cell table:formula="of:=[.$I$1]&amp;[.C536]&amp;[.$J$1]&amp;[.$K$1]" office:value-type="string" office:string-value="&quot;Spanish&quot;," calcext:value-type="string">
            <text:p>"Spanish",</text:p>
          </table:table-cell>
          <table:table-cell table:formula="of:=[.$I$1]&amp;[.D536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SHRP.02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Hierarchy Chang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37]&amp;[.$J$1]&amp;[.$K$1]" office:value-type="string" office:string-value="&quot;SHRP.02&quot;," calcext:value-type="string">
            <text:p>"SHRP.02",</text:p>
          </table:table-cell>
          <table:table-cell table:formula="of:=[.$I$1]&amp;[.B537]&amp;[.$J$1]&amp;[.$K$1]" office:value-type="string" office:string-value="&quot;SHRP&quot;," calcext:value-type="string">
            <text:p>"SHRP",</text:p>
          </table:table-cell>
          <table:table-cell table:formula="of:=[.$I$1]&amp;[.C537]&amp;[.$J$1]&amp;[.$K$1]" office:value-type="string" office:string-value="&quot;Hierarchy Changes&quot;," calcext:value-type="string">
            <text:p>"Hierarchy Changes",</text:p>
          </table:table-cell>
          <table:table-cell table:formula="of:=[.$I$1]&amp;[.D537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CRMP.0</text:p>
          </table:table-cell>
          <table:table-cell office:value-type="string" calcext:value-type="string">
            <text:p>CRMP</text:p>
          </table:table-cell>
          <table:table-cell office:value-type="string" calcext:value-type="string">
            <text:p>CRMP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38]&amp;[.$J$1]&amp;[.$K$1]" office:value-type="string" office:string-value="&quot;CRMP.0&quot;," calcext:value-type="string">
            <text:p>"CRMP.0",</text:p>
          </table:table-cell>
          <table:table-cell table:formula="of:=[.$I$1]&amp;[.B538]&amp;[.$J$1]&amp;[.$K$1]" office:value-type="string" office:string-value="&quot;CRMP&quot;," calcext:value-type="string">
            <text:p>"CRMP",</text:p>
          </table:table-cell>
          <table:table-cell table:formula="of:=[.$I$1]&amp;[.C538]&amp;[.$J$1]&amp;[.$K$1]" office:value-type="string" office:string-value="&quot;CRMP - General&quot;," calcext:value-type="string">
            <text:p>"CRMP - General",</text:p>
          </table:table-cell>
          <table:table-cell table:formula="of:=[.$I$1]&amp;[.D538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R.0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ch Risk (General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39]&amp;[.$J$1]&amp;[.$K$1]" office:value-type="string" office:string-value="&quot;TR.00&quot;," calcext:value-type="string">
            <text:p>"TR.00",</text:p>
          </table:table-cell>
          <table:table-cell table:formula="of:=[.$I$1]&amp;[.B539]&amp;[.$J$1]&amp;[.$K$1]" office:value-type="string" office:string-value="&quot;TR&quot;," calcext:value-type="string">
            <text:p>"TR",</text:p>
          </table:table-cell>
          <table:table-cell table:formula="of:=[.$I$1]&amp;[.C539]&amp;[.$J$1]&amp;[.$K$1]" office:value-type="string" office:string-value="&quot;Tech Risk (General)&quot;," calcext:value-type="string">
            <text:p>"Tech Risk (General)",</text:p>
          </table:table-cell>
          <table:table-cell table:formula="of:=[.$I$1]&amp;[.D539]&amp;[.$J$1]&amp;[.$K$1]" office:value-type="string" office:string-value="&quot;N&quot;," calcext:value-type="string">
            <text:p>"N",</text:p>
          </table:table-cell>
        </table:table-row>
        <table:table-row table:style-name="ro1">
          <table:table-cell office:value-type="string" calcext:value-type="string">
            <text:p>TR.0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40]&amp;[.$J$1]&amp;[.$K$1]" office:value-type="string" office:string-value="&quot;TR.01&quot;," calcext:value-type="string">
            <text:p>"TR.01",</text:p>
          </table:table-cell>
          <table:table-cell table:formula="of:=[.$I$1]&amp;[.B540]&amp;[.$J$1]&amp;[.$K$1]" office:value-type="string" office:string-value="&quot;TR&quot;," calcext:value-type="string">
            <text:p>"TR",</text:p>
          </table:table-cell>
          <table:table-cell table:formula="of:=[.$I$1]&amp;[.C540]&amp;[.$J$1]&amp;[.$K$1]" office:value-type="string" office:string-value="&quot;Ada&quot;," calcext:value-type="string">
            <text:p>"Ada",</text:p>
          </table:table-cell>
          <table:table-cell table:formula="of:=[.$I$1]&amp;[.D540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RC.0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 Control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[.$I$1]&amp;[.A541]&amp;[.$J$1]&amp;[.$K$1]" office:value-type="string" office:string-value="&quot;RC.00&quot;," calcext:value-type="string">
            <text:p>"RC.00",</text:p>
          </table:table-cell>
          <table:table-cell table:formula="of:=[.$I$1]&amp;[.B541]&amp;[.$J$1]&amp;[.$K$1]" office:value-type="string" office:string-value="&quot;RC&quot;," calcext:value-type="string">
            <text:p>"RC",</text:p>
          </table:table-cell>
          <table:table-cell table:formula="of:=[.$I$1]&amp;[.C541]&amp;[.$J$1]&amp;[.$K$1]" office:value-type="string" office:string-value="&quot;Reg Control - General&quot;," calcext:value-type="string">
            <text:p>"Reg Control - General",</text:p>
          </table:table-cell>
          <table:table-cell table:formula="of:=[.$I$1]&amp;[.D541]&amp;[.$J$1]&amp;[.$K$1]" office:value-type="string" office:string-value="&quot;Y&quot;," calcext:value-type="string">
            <text:p>"Y",</text:p>
          </table:table-cell>
        </table:table-row>
        <table:table-row table:style-name="ro1">
          <table:table-cell office:value-type="string" calcext:value-type="string">
            <text:p>IRR.00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tl. Reg. Rep.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[.$I$1]&amp;[.A542]&amp;[.$J$1]" office:value-type="string" office:string-value="&quot;IRR.00&quot;" calcext:value-type="string">
            <text:p>"IRR.00"</text:p>
          </table:table-cell>
          <table:table-cell table:formula="of:=[.$I$1]&amp;[.B542]&amp;[.$J$1]" office:value-type="string" office:string-value="&quot;IRR&quot;" calcext:value-type="string">
            <text:p>"IRR"</text:p>
          </table:table-cell>
          <table:table-cell table:formula="of:=[.$I$1]&amp;[.C542]&amp;[.$J$1]" office:value-type="string" office:string-value="&quot;Intl. Reg. Rep. General&quot;" calcext:value-type="string">
            <text:p>"Intl. Reg. Rep. General"</text:p>
          </table:table-cell>
          <table:table-cell table:formula="of:=[.$I$1]&amp;[.D542]&amp;[.$J$1]" office:value-type="string" office:string-value="&quot;N&quot;" calcext:value-type="string">
            <text:p>"N"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3" table:formula="of:=COM.MICROSOFT.CONCAT([.$G$1];[.$H$1];[.O2:.O542];[.$L$1];[.$M$1];[.$K$1])" office:value-type="string" office:string-value="[[&quot;150141&quot;,&quot;150141.1&quot;,&quot;150141.2&quot;,&quot;150143&quot;,&quot;150143.1&quot;,&quot;150143.2&quot;,&quot;150143.3&quot;,&quot;150143.4&quot;,&quot;150143.5&quot;,&quot;150143.6&quot;,&quot;150143.7&quot;,&quot;150143.8&quot;,&quot;150143.9&quot;,&quot;150145&quot;,&quot;150145.01&quot;,&quot;150145.02&quot;,&quot;150145.03&quot;,&quot;150145.04&quot;,&quot;150145.05&quot;,&quot;150145.07&quot;,&quot;150145.06&quot;,&quot;150182&quot;,&quot;150182.1&quot;,&quot;150182.2&quot;,&quot;150848&quot;,&quot;160038.A&quot;,&quot;160038.P&quot;,&quot;160038.R&quot;,&quot;160038.1&quot;,&quot;160038.2&quot;,&quot;160038.3&quot;,&quot;160038.4&quot;,&quot;160038.5&quot;,&quot;160038.6&quot;,&quot;160038.7&quot;,&quot;160038.8&quot;,&quot;160038.9&quot;,&quot;160041.A&quot;,&quot;160041.M&quot;,&quot;160041.1&quot;,&quot;160041.2&quot;,&quot;2012-RM-08.0.0&quot;,&quot;2013-AM-04.0.0&quot;,&quot;2013-AM-04.B.2&quot;,&quot;2013-AM-04.B.3&quot;,&quot;2013-AM-04.D.1&quot;,&quot;2013-AM-04.E.1&quot;,&quot;2013-AM-05.0.0&quot;,&quot;2013-AM-05.B.1&quot;,&quot;2013-AM-05.B.2&quot;,&quot;2013-AM-05.C.1&quot;,&quot;2013-AM-05.E.1&quot;,&quot;2013-AM-05.F.1&quot;,&quot;2013-AM-09.0.0&quot;,&quot;2013-AM-09.A.2&quot;,&quot;2013-AM-09.A.3&quot;,&quot;2013-AM-09.B.1&quot;,&quot;2013-AM-09.B.2&quot;,&quot;2013-AM-09.B.3&quot;,&quot;2013-AM-09.C.2&quot;,&quot;2013-AM-09.C.4&quot;,&quot;2013-AM-09.D.3&quot;,&quot;2013-AM-10.0.0&quot;,&quot;2013-AM-10.A.7&quot;,&quot;2013-AM-10.A.8&quot;,&quot;2013-AM-10.B.7&quot;,&quot;2013-AM-10.C.1&quot;,&quot;2013-AM-10.C.2&quot;,&quot;2013-AM-10.C.3&quot;,&quot;2013-AM-12.0.0&quot;,&quot;2013-AM-12.A.1&quot;,&quot;2013-AM-12.A.2&quot;,&quot;2013-AM-12.B.1&quot;,&quot;2013-AM-12.C.1&quot;,&quot;2013-AM-15.0.0&quot;,&quot;2013-AM-15.A.1&quot;,&quot;2013-AM-15.A.2&quot;,&quot;2013-AM-15.A.3&quot;,&quot;2013-AM-15.A.4&quot;,&quot;2013-AM-15.B.1&quot;,&quot;2013-AM-15.B.2&quot;,&quot;2013-AM-15.B.3&quot;,&quot;2013-AM-15.B.4&quot;,&quot;2013-AM-15.C.1&quot;,&quot;2013-AM-15.C.2&quot;,&quot;2013-RM-03.0.0&quot;,&quot;2013-RM-03.A.2&quot;,&quot;2013-RM-03.A.3&quot;,&quot;2013-RM-03.B.1&quot;,&quot;2013-RM-03.B.2&quot;,&quot;2013-RM-03.C.1&quot;,&quot;2013-RM-03.C.2&quot;,&quot;2013-RM-05.0.0&quot;,&quot;2013-SP-01.0.0&quot;,&quot;2013-SP-02.0.0&quot;,&quot;2014-AM-05.0.0&quot;,&quot;2014-AM-05.A.1&quot;,&quot;2014-AM-05.A.2&quot;,&quot;2014-AM-05.A.3&quot;,&quot;2014-AM-05.B.1&quot;,&quot;2014-AM-05.B.2&quot;,&quot;2014-AM-05.C.1&quot;,&quot;2014-AM-05.C.2&quot;,&quot;2014-AM-05.C.3&quot;,&quot;2014-AM-05.D.1&quot;,&quot;2014-AM-05.D.2&quot;,&quot;2014-AM-05.D.3&quot;,&quot;2014-AM-05.E.1&quot;,&quot;2014-AM-05.E.2&quot;,&quot;2014-AM-06.0.0&quot;,&quot;2014-AM-08.0&quot;,&quot;2014-AM-08.A&quot;,&quot;2014-AM-08.B&quot;,&quot;2014-AM-08.C&quot;,&quot;2014-AM-14.0.0&quot;,&quot;2014-AM-14.A.1&quot;,&quot;2014-AM-14.A.2&quot;,&quot;2014-AM-14.A.3&quot;,&quot;2014-AM-14.A.4&quot;,&quot;2014-AM-14.A.5&quot;,&quot;2014-AM-14.B.1&quot;,&quot;2014-AM-14.B.2&quot;,&quot;2014-AM-14.C.1&quot;,&quot;2014-AM-14.C.2&quot;,&quot;2014-AM-14.C.3&quot;,&quot;2014-AM-15.0.0&quot;,&quot;2014-AM-15.A.1&quot;,&quot;2014-AM-15.A.2&quot;,&quot;2014-AM-15.A.3&quot;,&quot;2014-AM-15.A.4&quot;,&quot;2014-AM-15.B.1&quot;,&quot;2014-AM-15.B.2&quot;,&quot;2014-AM-15.B.3&quot;,&quot;2014-AM-15.C.1&quot;,&quot;2014-AM-15.C.2&quot;,&quot;2014-AM-15.C.3&quot;,&quot;2014-AM-15.D.1&quot;,&quot;2014-AM-15.D.2&quot;,&quot;2014-AM-18.0.0&quot;,&quot;2014-AM-18.A.1&quot;,&quot;2014-AM-18.A.2&quot;,&quot;2014-AM-18.A.3&quot;,&quot;2014-AM-18.B.1&quot;,&quot;2014-AM-18.B.2&quot;,&quot;2014-AM-18.B.3&quot;,&quot;2014-AM-18.B.4&quot;,&quot;2014-AM-18.C.1&quot;,&quot;2014-AM-18.C.2&quot;,&quot;2014-AM-18.C.3&quot;,&quot;2014-AM-18.D.1&quot;,&quot;2014-AM-18.D.2&quot;,&quot;2014-AM-18.D.3&quot;,&quot;2014-AM-18.E.1&quot;,&quot;2014-AM-19.0.0&quot;,&quot;2014-FA-08.0.0&quot;,&quot;2014-FA-08.B.1&quot;,&quot;2014-FA-08.B.2&quot;,&quot;2014-FA-08.B.3&quot;,&quot;2014-FA-08.B.4&quot;,&quot;2014-FA-08.B.5&quot;,&quot;2014-FA-08.C.1&quot;,&quot;2014-FA-08.C.2&quot;,&quot;2014-FA-08.C.3&quot;,&quot;2014-FA-08.D.1&quot;,&quot;2014-FA-08.D.2&quot;,&quot;2014-FA-11.0.0&quot;,&quot;2014-FA-11.A.3&quot;,&quot;2014-FA-11.C.1&quot;,&quot;2014-FA-11.C.2&quot;,&quot;2014-FA-11.C.3&quot;,&quot;2014-FA-11.C.4&quot;,&quot;2014-FA-11.C.5&quot;,&quot;2014-FA-11.C.6&quot;,&quot;2014-FA-11.E.2&quot;,&quot;2014-FA-12.0.0&quot;,&quot;2014-FA-12.A.1&quot;,&quot;2014-FA-12.A.2&quot;,&quot;2014-FA-12.B.1&quot;,&quot;2014-FA-12.B.2&quot;,&quot;2014-FA-12.B.3&quot;,&quot;2014-FA-12.C.1&quot;,&quot;2014-FA-12.C.2&quot;,&quot;2014-FA-12.D.1&quot;,&quot;2014-IT-18.0.0&quot;,&quot;2014-RM-04.0.0&quot;,&quot;2014-RM-04.B.2&quot;,&quot;2014-RM-04.C.4&quot;,&quot;2014-RM-06.0.0&quot;,&quot;2014-SP-01.0.0&quot;,&quot;2015-AM-08.0.0&quot;,&quot;2015-AM-08.A.1&quot;,&quot;2015-AM-08.A.2&quot;,&quot;2015-AM-08.B.1&quot;,&quot;2015-AM-08.B.2&quot;,&quot;2015-AM-08.B.3&quot;,&quot;2015-AM-08.B.4&quot;,&quot;2015-AM-08.C.1&quot;,&quot;2015-AM-08.C.2&quot;,&quot;2015-AM-08.C.3&quot;,&quot;2015-AM-08.D.1&quot;,&quot;2015-AM-09.0.0&quot;,&quot;2015-AM-09.A.1&quot;,&quot;2015-AM-09.A.2&quot;,&quot;2015-AM-09.B.1&quot;,&quot;2015-AM-09.B.2&quot;,&quot;2015-AM-09.B.3&quot;,&quot;2015-AM-09.C.2&quot;,&quot;2015-AM-09.C.3&quot;,&quot;2015-AM-09.D.1&quot;,&quot;2015-AM-09.E.1&quot;,&quot;2015-AM-09.E.2&quot;,&quot;2015-AM-12.0.0&quot;,&quot;2015-TH-01.0&quot;,&quot;2015-TH-02.0&quot;,&quot;2015-TH-03.0.0&quot;,&quot;AD&quot;,&quot;ADMIN&quot;,&quot;BMP.A&quot;,&quot;BMP.0&quot;,&quot;BMP.1&quot;,&quot;BMP.2&quot;,&quot;BMP.3&quot;,&quot;BMP.4&quot;,&quot;BMP.6&quot;,&quot;BMP.7&quot;,&quot;BMP.5&quot;,&quot;CC.L&quot;,&quot;CC.O&quot;,&quot;BB&quot;,&quot;BM&quot;,&quot;CB&quot;,&quot;CW-Group&quot;,&quot;JC&quot;,&quot;JF&quot;,&quot;JL&quot;,&quot;JMo&quot;,&quot;KA&quot;,&quot;LD&quot;,&quot;LJ&quot;,&quot;MM&quot;,&quot;SJP&quot;,&quot;DI&quot;,&quot;Dog&quot;,&quot;AS&quot;,&quot;DT&quot;,&quot;KW&quot;,&quot;LM&quot;,&quot;AM&quot;,&quot;BK&quot;,&quot;CS&quot;,&quot;JM&quot;,&quot;JW&quot;,&quot;KS&quot;,&quot;MH&quot;,&quot;NK&quot;,&quot;ME&quot;,&quot;KP&quot;,&quot;Family.1&quot;,&quot;Family.2&quot;,&quot;Family.3&quot;,&quot;ENG&quot;,&quot;FRE&quot;,&quot;GER&quot;,&quot;ITA&quot;,&quot;Mpoints&quot;,&quot;Shopkick&quot;,&quot;FRIENDS.X&quot;,&quot;IIA.1&quot;,&quot;IIA.2&quot;,&quot;IIA.3&quot;,&quot;IIA.4&quot;,&quot;ISSUE&quot;,&quot;MAPS&quot;,&quot;MRA&quot;,&quot;LEARNING.1&quot;,&quot;LMOVE.1&quot;,&quot;LMOVE.2&quot;,&quot;LMOVE.3&quot;,&quot;LMOVE.4&quot;,&quot;BC&quot;,&quot;DA&quot;,&quot;DC&quot;,&quot;DL&quot;,&quot;PS&quot;,&quot;RC&quot;,&quot;MP&quot;,&quot;TB&quot;,&quot;MEET.1&quot;,&quot;NA&quot;,&quot;PCD.1&quot;,&quot;PCD.2&quot;,&quot;PCD.3&quot;,&quot;PCD.4&quot;,&quot;PCD.5&quot;,&quot;PCD.6&quot;,&quot;PERSONAL.1&quot;,&quot;PERSONAL.2&quot;,&quot;PERSONAL.3&quot;,&quot;PERSONAL.4&quot;,&quot;BREAK&quot;,&quot;PERSONAL.5&quot;,&quot;PERSONAL.6&quot;,&quot;PERSONAL.7&quot;,&quot;PERSONAL.8&quot;,&quot;PERSONAL.A&quot;,&quot;PFIN.00&quot;,&quot;PFIN.01&quot;,&quot;PFIN.02&quot;,&quot;PFIN.03&quot;,&quot;PFIN.04&quot;,&quot;PFIN.05&quot;,&quot;PFIN.06&quot;,&quot;PFIN.07&quot;,&quot;PFIN.08&quot;,&quot;PROG.1&quot;,&quot;PROG.2&quot;,&quot;PROG.3&quot;,&quot;PURCHASES&quot;,&quot;TAX.1&quot;,&quot;TIAACO.0&quot;,&quot;TIMEDB.0&quot;,&quot;TIMEDB.1&quot;,&quot;TIMEDB.2&quot;,&quot;TIMEDB.3&quot;,&quot;TIMEDB.4&quot;,&quot;TRAINING.1&quot;,&quot;TRAINING.2&quot;,&quot;TRAINING.3&quot;,&quot;TRAINING.4&quot;,&quot;TRAINING.5&quot;,&quot;TRANS.1&quot;,&quot;News&quot;,&quot;READ.1&quot;,&quot;CH&quot;,&quot;PROG.4&quot;,&quot;PROG.5&quot;,&quot;160758.A&quot;,&quot;160758.P&quot;,&quot;160758.R&quot;,&quot;160755.P&quot;,&quot;160755.A&quot;,&quot;AC&quot;,&quot;PERSONAL.9&quot;,&quot;MD&quot;,&quot;160758.1&quot;,&quot;160758.2&quot;,&quot;160758.3&quot;,&quot;160758.4&quot;,&quot;LMy&quot;,&quot;JMe&quot;,&quot;LH&quot;,&quot;ADf&quot;,&quot;VO&quot;,&quot;MaH&quot;,&quot;BG&quot;,&quot;REG&quot;,&quot;Training.6&quot;,&quot;CFA.0&quot;,&quot;CFA.1&quot;,&quot;CFA.2&quot;,&quot;CFA.3&quot;,&quot;CFA.4&quot;,&quot;CFA.5&quot;,&quot;CFA.6&quot;,&quot;CFA.7&quot;,&quot;CFA.8&quot;,&quot;CFA.9&quot;,&quot;CFA.10&quot;,&quot;IC&quot;,&quot;Family.4&quot;,&quot;Family.5&quot;,&quot;Family.6&quot;,&quot;Family.7&quot;,&quot;Family.8&quot;,&quot;A-K&quot;,&quot;A-M&quot;,&quot;A-D&quot;,&quot;C-M&quot;,&quot;A-D-M-C&quot;,&quot;CFA.T&quot;,&quot;TRANS.2&quot;,&quot;TRANS.3&quot;,&quot;160755.R&quot;,&quot;Jeremy H&quot;,&quot;JH&quot;,&quot;ST&quot;,&quot;160755.1&quot;,&quot;160755.2&quot;,&quot;160755.3&quot;,&quot;160755.4&quot;,&quot;160755.5&quot;,&quot;160755.6&quot;,&quot;170754.A&quot;,&quot;170754.P&quot;,&quot;170754.R&quot;,&quot;C-P&quot;,&quot;Family.9&quot;,&quot;BA&quot;,&quot;CFA.E&quot;,&quot;PHY.G&quot;,&quot;170754.1&quot;,&quot;170754.2&quot;,&quot;170754.3&quot;,&quot;170754.4&quot;,&quot;170746.1&quot;,&quot;170746.2&quot;,&quot;170746.3&quot;,&quot;170746.4&quot;,&quot;170746.5&quot;,&quot;170862.03.A&quot;,&quot;170862.03.P&quot;,&quot;JP&quot;,&quot;CFA.11&quot;,&quot;CFA.12&quot;,&quot;CFA.13&quot;,&quot;CFA.14&quot;,&quot;CFA.15&quot;,&quot;CFA.16&quot;,&quot;CFA.17&quot;,&quot;CFA.18&quot;,&quot;CFA.19&quot;,&quot;CFA.20&quot;,&quot;CFA.21&quot;,&quot;CFA.22&quot;,&quot;170745.P&quot;,&quot;DM&quot;,&quot;JD&quot;,&quot;NEWS.S&quot;,&quot;MB&quot;,&quot;NB&quot;,&quot;SM&quot;,&quot;AC-ME&quot;,&quot;HC&quot;,&quot;D-M&quot;,&quot;NW&quot;,&quot;NEWS.I&quot;,&quot;170745.01&quot;,&quot;170745.02&quot;,&quot;170745.03&quot;,&quot;170745.04&quot;,&quot;170745.05&quot;,&quot;170745.06&quot;,&quot;170745.07&quot;,&quot;170745.08&quot;,&quot;170745.09&quot;,&quot;170745.1&quot;,&quot;NORM.TV1&quot;,&quot;NORM.S&quot;,&quot;170745.A&quot;,&quot;170744.P&quot;,&quot;170744.A&quot;,&quot;PROG.6&quot;,&quot;PROG.7&quot;,&quot;170744.01&quot;,&quot;170744.02&quot;,&quot;170744.03&quot;,&quot;170744.04&quot;,&quot;TRAINING.7&quot;,&quot;170075&quot;,&quot;POL.00&quot;,&quot;SHRP.00&quot;,&quot;ISSUE.00&quot;,&quot;BPRM.00&quot;,&quot;RITV.00&quot;,&quot;DLP.00&quot;,&quot;AB&quot;,&quot;AUD.00&quot;,&quot;NP.00&quot;,&quot;C-ME&quot;,&quot;DLP.01&quot;,&quot;DLP.02&quot;,&quot;MTA.00&quot;,&quot;REP.00&quot;,&quot;REP.01&quot;,&quot;READ.02&quot;,&quot;BPRM.01&quot;,&quot;FCRM.01&quot;,&quot;FCRM.02&quot;,&quot;180161&quot;,&quot;MOVE.W&quot;,&quot;TRANS.4&quot;,&quot;180305&quot;,&quot;AUD.01&quot;,&quot;AUD.02&quot;,&quot;AUD.03&quot;,&quot;CV&quot;,&quot;TR&quot;,&quot;TBe&quot;,&quot;CFA.23&quot;,&quot;SLA.0&quot;,&quot;SP.0&quot;,&quot;NEWS.A&quot;,&quot;AUD.04&quot;,&quot;REP.02&quot;,&quot;SA.0&quot;,&quot;A-R&quot;,&quot;A-M-R-T-N&quot;,&quot;A-MH&quot;,&quot;AUD.05&quot;,&quot;AUD.06&quot;,&quot;REP.03&quot;,&quot;NORM.F&quot;,&quot;RCSA.00&quot;,&quot;RCSA.A&quot;,&quot;RCSA.R&quot;,&quot;RCSA.I&quot;,&quot;BPRM.R&quot;,&quot;ISSUE.R&quot;,&quot;SHRP.01&quot;,&quot;SHPR.R&quot;,&quot;ADb&quot;,&quot;PURC.01&quot;,&quot;NORM.C&quot;,&quot;NORM.FO&quot;,&quot;NORM.T&quot;,&quot;NORM.CA&quot;,&quot;REP.04&quot;,&quot;PROG.8&quot;,&quot;NP.01&quot;,&quot;REP.05&quot;,&quot;BSDI.0&quot;,&quot;RID.0&quot;,&quot;OB.0&quot;,&quot;N1&quot;,&quot;TRANS.5&quot;,&quot;AUD.07&quot;,&quot;VOL.G&quot;,&quot;TG.0&quot;,&quot;NP.02&quot;,&quot;NP.03&quot;,&quot;NP.04&quot;,&quot;PROG.9&quot;,&quot;CHC.R&quot;,&quot;WRT.S&quot;,&quot;SPA&quot;,&quot;SHRP.02&quot;,&quot;CRMP.0&quot;,&quot;TR.00&quot;,&quot;TR.01&quot;,&quot;RC.00&quot;,&quot;IRR.00&quot;]]," calcext:value-type="string">
            <text:p>[["150141","150141.1","150141.2","150143","150143.1","150143.2","150143.3","150143.4","150143.5","150143.6","150143.7","150143.8","150143.9","150145","150145.01","150145.02","150145.03","150145.04","150145.05","150145.07","150145.06","150182","150182.1","150182.2","150848","160038.A","160038.P","160038.R","160038.1","160038.2","160038.3","160038.4","160038.5","160038.6","160038.7","160038.8","160038.9","160041.A","160041.M","160041.1","160041.2","2012-RM-08.0.0","2013-AM-04.0.0","2013-AM-04.B.2","2013-AM-04.B.3","2013-AM-04.D.1","2013-AM-04.E.1","2013-AM-05.0.0","2013-AM-05.B.1","2013-AM-05.B.2","2013-AM-05.C.1","2013-AM-05.E.1","2013-AM-05.F.1","2013-AM-09.0.0","2013-AM-09.A.2","2013-AM-09.A.3","2013-AM-09.B.1","2013-AM-09.B.2","2013-AM-09.B.3","2013-AM-09.C.2","2013-AM-09.C.4","2013-AM-09.D.3","2013-AM-10.0.0","2013-AM-10.A.7","2013-AM-10.A.8","2013-AM-10.B.7","2013-AM-10.C.1","2013-AM-10.C.2","2013-AM-10.C.3","2013-AM-12.0.0","2013-AM-12.A.1","2013-AM-12.A.2","2013-AM-12.B.1","2013-AM-12.C.1","2013-AM-15.0.0","2013-AM-15.A.1","2013-AM-15.A.2","2013-AM-15.A.3","2013-AM-15.A.4","2013-AM-15.B.1","2013-AM-15.B.2","2013-AM-15.B.3","2013-AM-15.B.4","2013-AM-15.C.1","2013-AM-15.C.2","2013-RM-03.0.0","2013-RM-03.A.2","2013-RM-03.A.3","2013-RM-03.B.1","2013-RM-03.B.2","2013-RM-03.C.1","2013-RM-03.C.2","2013-RM-05.0.0","2013-SP-01.0.0","2013-SP-02.0.0","2014-AM-05.0.0","2014-AM-05.A.1","2014-AM-05.A.2","2014-AM-05.A.3","2014-AM-05.B.1","2014-AM-05.B.2","2014-AM-05.C.1","2014-AM-05.C.2","2014-AM-05.C.3","2014-AM-05.D.1","2014-AM-05.D.2","2014-AM-05.D.3","2014-AM-05.E.1","2014-AM-05.E.2","2014-AM-06.0.0","2014-AM-08.0","2014-AM-08.A","2014-AM-08.B","2014-AM-08.C","2014-AM-14.0.0","2014-AM-14.A.1","2014-AM-14.A.2","2014-AM-14.A.3","2014-AM-14.A.4","2014-AM-14.A.5","2014-AM-14.B.1","2014-AM-14.B.2","2014-AM-14.C.1","2014-AM-14.C.2","2014-AM-14.C.3","2014-AM-15.0.0","2014-AM-15.A.1","2014-AM-15.A.2","2014-AM-15.A.3","2014-AM-15.A.4","2014-AM-15.B.1","2014-AM-15.B.2","2014-AM-15.B.3","2014-AM-15.C.1","2014-AM-15.C.2","2014-AM-15.C.3","2014-AM-15.D.1","2014-AM-15.D.2","2014-AM-18.0.0","2014-AM-18.A.1","2014-AM-18.A.2","2014-AM-18.A.3","2014-AM-18.B.1","2014-AM-18.B.2","2014-AM-18.B.3","2014-AM-18.B.4","2014-AM-18.C.1","2014-AM-18.C.2","2014-AM-18.C.3","2014-AM-18.D.1","2014-AM-18.D.2","2014-AM-18.D.3","2014-AM-18.E.1","2014-AM-19.0.0","2014-FA-08.0.0","2014-FA-08.B.1","2014-FA-08.B.2","2014-FA-08.B.3","2014-FA-08.B.4","2014-FA-08.B.5","2014-FA-08.C.1","2014-FA-08.C.2","2014-FA-08.C.3","2014-FA-08.D.1","2014-FA-08.D.2","2014-FA-11.0.0","2014-FA-11.A.3","2014-FA-11.C.1","2014-FA-11.C.2","2014-FA-11.C.3","2014-FA-11.C.4","2014-FA-11.C.5","2014-FA-11.C.6","2014-FA-11.E.2","2014-FA-12.0.0","2014-FA-12.A.1","2014-FA-12.A.2","2014-FA-12.B.1","2014-FA-12.B.2","2014-FA-12.B.3","2014-FA-12.C.1","2014-FA-12.C.2","2014-FA-12.D.1","2014-IT-18.0.0","2014-RM-04.0.0","2014-RM-04.B.2","2014-RM-04.C.4","2014-RM-06.0.0","2014-SP-01.0.0","2015-AM-08.0.0","2015-AM-08.A.1","2015-AM-08.A.2","2015-AM-08.B.1","2015-AM-08.B.2","2015-AM-08.B.3","2015-AM-08.B.4","2015-AM-08.C.1","2015-AM-08.C.2","2015-AM-08.C.3","2015-AM-08.D.1","2015-AM-09.0.0","2015-AM-09.A.1","2015-AM-09.A.2","2015-AM-09.B.1","2015-AM-09.B.2","2015-AM-09.B.3","2015-AM-09.C.2","2015-AM-09.C.3","2015-AM-09.D.1","2015-AM-09.E.1","2015-AM-09.E.2","2015-AM-12.0.0","2015-TH-01.0","2015-TH-02.0","2015-TH-03.0.0","AD","ADMIN","BMP.A","BMP.0","BMP.1","BMP.2","BMP.3","BMP.4","BMP.6","BMP.7","BMP.5","CC.L","CC.O","BB","BM","CB","CW-Group","JC","JF","JL","JMo","KA","LD","LJ","MM","SJP","DI","Dog","AS","DT","KW","LM","AM","BK","CS","JM","JW","KS","MH","NK","ME","KP","Family.1","Family.2","Family.3","ENG","FRE","GER","ITA","Mpoints","Shopkick","FRIENDS.X","IIA.1","IIA.2","IIA.3","IIA.4","ISSUE","MAPS","MRA","LEARNING.1","LMOVE.1","LMOVE.2","LMOVE.3","LMOVE.4","BC","DA","DC","DL","PS","RC","MP","TB","MEET.1","NA","PCD.1","PCD.2","PCD.3","PCD.4","PCD.5","PCD.6","PERSONAL.1","PERSONAL.2","PERSONAL.3","PERSONAL.4","BREAK","PERSONAL.5","PERSONAL.6","PERSONAL.7","PERSONAL.8","PERSONAL.A","PFIN.00","PFIN.01","PFIN.02","PFIN.03","PFIN.04","PFIN.05","PFIN.06","PFIN.07","PFIN.08","PROG.1","PROG.2","PROG.3","PURCHASES","TAX.1","TIAACO.0","TIMEDB.0","TIMEDB.1","TIMEDB.2","TIMEDB.3","TIMEDB.4","TRAINING.1","TRAINING.2","TRAINING.3","TRAINING.4","TRAINING.5","TRANS.1","News","READ.1","CH","PROG.4","PROG.5","160758.A","160758.P","160758.R","160755.P","160755.A","AC","PERSONAL.9","MD","160758.1","160758.2","160758.3","160758.4","LMy","JMe","LH","ADf","VO","MaH","BG","REG","Training.6","CFA.0","CFA.1","CFA.2","CFA.3","CFA.4","CFA.5","CFA.6","CFA.7","CFA.8","CFA.9","CFA.10","IC","Family.4","Family.5","Family.6","Family.7","Family.8","A-K","A-M","A-D","C-M","A-D-M-C","CFA.T","TRANS.2","TRANS.3","160755.R","Jeremy H","JH","ST","160755.1","160755.2","160755.3","160755.4","160755.5","160755.6","170754.A","170754.P","170754.R","C-P","Family.9","BA","CFA.E","PHY.G","170754.1","170754.2","170754.3","170754.4","170746.1","170746.2","170746.3","170746.4","170746.5","170862.03.A","170862.03.P","JP","CFA.11","CFA.12","CFA.13","CFA.14","CFA.15","CFA.16","CFA.17","CFA.18","CFA.19","CFA.20","CFA.21","CFA.22","170745.P","DM","JD","NEWS.S","MB","NB","SM","AC-ME","HC","D-M","NW","NEWS.I","170745.01","170745.02","170745.03","170745.04","170745.05","170745.06","170745.07","170745.08","170745.09","170745.1","NORM.TV1","NORM.S","170745.A","170744.P","170744.A","PROG.6","PROG.7","170744.01","170744.02","170744.03","170744.04","TRAINING.7","170075","POL.00","SHRP.00","ISSUE.00","BPRM.00","RITV.00","DLP.00","AB","AUD.00","NP.00","C-ME","DLP.01","DLP.02","MTA.00","REP.00","REP.01","READ.02","BPRM.01","FCRM.01","FCRM.02","180161","MOVE.W","TRANS.4","180305","AUD.01","AUD.02","AUD.03","CV","TR","TBe","CFA.23","SLA.0","SP.0","NEWS.A","AUD.04","REP.02","SA.0","A-R","A-M-R-T-N","A-MH","AUD.05","AUD.06","REP.03","NORM.F","RCSA.00","RCSA.A","RCSA.R","RCSA.I","BPRM.R","ISSUE.R","SHRP.01","SHPR.R","ADb","PURC.01","NORM.C","NORM.FO","NORM.T","NORM.CA","REP.04","PROG.8","NP.01","REP.05","BSDI.0","RID.0","OB.0","N1","TRANS.5","AUD.07","VOL.G","TG.0","NP.02","NP.03","NP.04","PROG.9","CHC.R","WRT.S","SPA","SHRP.02","CRMP.0","TR.00","TR.01","RC.00","IRR.00"]],</text:p>
          </table:table-cell>
          <table:table-cell table:style-name="ce4" table:formula="of:=COM.MICROSOFT.CONCAT([.$H$1];[.P2:.P542];[.$L$1];[.$K$1])" office:value-type="string" office:string-value="[&quot;150141&quot;,&quot;150141&quot;,&quot;150141&quot;,&quot;150143&quot;,&quot;150143&quot;,&quot;150143&quot;,&quot;150143&quot;,&quot;150143&quot;,&quot;150143&quot;,&quot;150143&quot;,&quot;150143&quot;,&quot;150143&quot;,&quot;150143&quot;,&quot;150145&quot;,&quot;150145&quot;,&quot;150145&quot;,&quot;150145&quot;,&quot;150145&quot;,&quot;150145&quot;,&quot;150145&quot;,&quot;150145&quot;,&quot;150182&quot;,&quot;150182&quot;,&quot;150182&quot;,&quot;150848&quot;,&quot;160038&quot;,&quot;160038&quot;,&quot;160038&quot;,&quot;160038&quot;,&quot;160038&quot;,&quot;160038&quot;,&quot;160038&quot;,&quot;160038&quot;,&quot;160038&quot;,&quot;160038&quot;,&quot;160038&quot;,&quot;160038&quot;,&quot;160041&quot;,&quot;160041&quot;,&quot;160041&quot;,&quot;160041&quot;,&quot;2012-RM-08&quot;,&quot;2013-AM-04&quot;,&quot;2013-AM-04&quot;,&quot;2013-AM-04&quot;,&quot;2013-AM-04&quot;,&quot;2013-AM-04&quot;,&quot;2013-AM-05&quot;,&quot;2013-AM-05&quot;,&quot;2013-AM-05&quot;,&quot;2013-AM-05&quot;,&quot;2013-AM-05&quot;,&quot;2013-AM-05&quot;,&quot;2013-AM-09&quot;,&quot;2013-AM-09&quot;,&quot;2013-AM-09&quot;,&quot;2013-AM-09&quot;,&quot;2013-AM-09&quot;,&quot;2013-AM-09&quot;,&quot;2013-AM-09&quot;,&quot;2013-AM-09&quot;,&quot;2013-AM-09&quot;,&quot;2013-AM-10&quot;,&quot;2013-AM-10&quot;,&quot;2013-AM-10&quot;,&quot;2013-AM-10&quot;,&quot;2013-AM-10&quot;,&quot;2013-AM-10&quot;,&quot;2013-AM-10&quot;,&quot;2013-AM-12&quot;,&quot;2013-AM-12&quot;,&quot;2013-AM-12&quot;,&quot;2013-AM-12&quot;,&quot;2013-AM-12&quot;,&quot;2013-AM-15&quot;,&quot;2013-AM-15&quot;,&quot;2013-AM-15&quot;,&quot;2013-AM-15&quot;,&quot;2013-AM-15&quot;,&quot;2013-AM-15&quot;,&quot;2013-AM-15&quot;,&quot;2013-AM-15&quot;,&quot;2013-AM-15&quot;,&quot;2013-AM-15&quot;,&quot;2013-AM-15&quot;,&quot;2013-RM-03&quot;,&quot;2013-RM-03&quot;,&quot;2013-RM-03&quot;,&quot;2013-RM-03&quot;,&quot;2013-RM-03&quot;,&quot;2013-RM-03&quot;,&quot;2013-RM-03&quot;,&quot;2013-RM-05&quot;,&quot;2013-SP-01&quot;,&quot;2013-SP-02&quot;,&quot;2014-AM-05&quot;,&quot;2014-AM-05&quot;,&quot;2014-AM-05&quot;,&quot;2014-AM-05&quot;,&quot;2014-AM-05&quot;,&quot;2014-AM-05&quot;,&quot;2014-AM-05&quot;,&quot;2014-AM-05&quot;,&quot;2014-AM-05&quot;,&quot;2014-AM-05&quot;,&quot;2014-AM-05&quot;,&quot;2014-AM-05&quot;,&quot;2014-AM-05&quot;,&quot;2014-AM-05&quot;,&quot;2014-AM-06&quot;,&quot;2014-AM-08&quot;,&quot;2014-AM-08&quot;,&quot;2014-AM-08&quot;,&quot;2014-AM-08&quot;,&quot;2014-AM-14&quot;,&quot;2014-AM-14&quot;,&quot;2014-AM-14&quot;,&quot;2014-AM-14&quot;,&quot;2014-AM-14&quot;,&quot;2014-AM-14&quot;,&quot;2014-AM-14&quot;,&quot;2014-AM-14&quot;,&quot;2014-AM-14&quot;,&quot;2014-AM-14&quot;,&quot;2014-AM-14&quot;,&quot;2014-AM-15&quot;,&quot;2014-AM-15&quot;,&quot;2014-AM-15&quot;,&quot;2014-AM-15&quot;,&quot;2014-AM-15&quot;,&quot;2014-AM-15&quot;,&quot;2014-AM-15&quot;,&quot;2014-AM-15&quot;,&quot;2014-AM-15&quot;,&quot;2014-AM-15&quot;,&quot;2014-AM-15&quot;,&quot;2014-AM-15&quot;,&quot;2014-AM-15&quot;,&quot;2014-AM-18&quot;,&quot;2014-AM-18&quot;,&quot;2014-AM-18&quot;,&quot;2014-AM-18&quot;,&quot;2014-AM-18&quot;,&quot;2014-AM-18&quot;,&quot;2014-AM-18&quot;,&quot;2014-AM-18&quot;,&quot;2014-AM-18&quot;,&quot;2014-AM-18&quot;,&quot;2014-AM-18&quot;,&quot;2014-AM-18&quot;,&quot;2014-AM-18&quot;,&quot;2014-AM-18&quot;,&quot;2014-AM-18&quot;,&quot;2014-AM-19&quot;,&quot;2014-FA-08&quot;,&quot;2014-FA-08&quot;,&quot;2014-FA-08&quot;,&quot;2014-FA-08&quot;,&quot;2014-FA-08&quot;,&quot;2014-FA-08&quot;,&quot;2014-FA-08&quot;,&quot;2014-FA-08&quot;,&quot;2014-FA-08&quot;,&quot;2014-FA-08&quot;,&quot;2014-FA-08&quot;,&quot;2014-FA-11&quot;,&quot;2014-FA-11&quot;,&quot;2014-FA-11&quot;,&quot;2014-FA-11&quot;,&quot;2014-FA-11&quot;,&quot;2014-FA-11&quot;,&quot;2014-FA-11&quot;,&quot;2014-FA-11&quot;,&quot;2014-FA-11&quot;,&quot;2014-FA-12&quot;,&quot;2014-FA-12&quot;,&quot;2014-FA-12&quot;,&quot;2014-FA-12&quot;,&quot;2014-FA-12&quot;,&quot;2014-FA-12&quot;,&quot;2014-FA-12&quot;,&quot;2014-FA-12&quot;,&quot;2014-FA-12&quot;,&quot;2014-IT-18&quot;,&quot;2014-RM-04&quot;,&quot;2014-RM-04&quot;,&quot;2014-RM-04&quot;,&quot;2014-RM-06&quot;,&quot;2014-SP-01&quot;,&quot;2015-AM-08&quot;,&quot;2015-AM-08&quot;,&quot;2015-AM-08&quot;,&quot;2015-AM-08&quot;,&quot;2015-AM-08&quot;,&quot;2015-AM-08&quot;,&quot;2015-AM-08&quot;,&quot;2015-AM-08&quot;,&quot;2015-AM-08&quot;,&quot;2015-AM-08&quot;,&quot;2015-AM-08&quot;,&quot;2015-AM-09&quot;,&quot;2015-AM-09&quot;,&quot;2015-AM-09&quot;,&quot;2015-AM-09&quot;,&quot;2015-AM-09&quot;,&quot;2015-AM-09&quot;,&quot;2015-AM-09&quot;,&quot;2015-AM-09&quot;,&quot;2015-AM-09&quot;,&quot;2015-AM-09&quot;,&quot;2015-AM-09&quot;,&quot;2015-AM-12&quot;,&quot;2015-TH-01&quot;,&quot;2015-TH-02&quot;,&quot;2015-TH-03&quot;,&quot;FAMILY&quot;,&quot;ADMIN&quot;,&quot;BMP&quot;,&quot;BMP&quot;,&quot;BMP&quot;,&quot;BMP&quot;,&quot;BMP&quot;,&quot;BMP&quot;,&quot;BMP&quot;,&quot;BMP&quot;,&quot;BMP&quot;,&quot;CC&quot;,&quot;CC&quot;,&quot;M.CW&quot;,&quot;M.CW&quot;,&quot;M.CW&quot;,&quot;CWSocial&quot;,&quot;M.CW&quot;,&quot;M.CW&quot;,&quot;F.CW&quot;,&quot;F.CW&quot;,&quot;M.CW&quot;,&quot;F.CW&quot;,&quot;F.CW&quot;,&quot;M.CW&quot;,&quot;F.CW&quot;,&quot;DI&quot;,&quot;DOG&quot;,&quot;EXGFs&quot;,&quot;EXGFs&quot;,&quot;F.Friends&quot;,&quot;EXGFs&quot;,&quot;F.Friends&quot;,&quot;F.Friends&quot;,&quot;F.Friends&quot;,&quot;F.Friends&quot;,&quot;F.CW&quot;,&quot;F.Friends&quot;,&quot;F.Friends&quot;,&quot;F.Friends&quot;,&quot;F.Friends&quot;,&quot;F.CW&quot;,&quot;FAMILY&quot;,&quot;FAMILY&quot;,&quot;FAMILY&quot;,&quot;FLANG&quot;,&quot;FLANG&quot;,&quot;FLANG&quot;,&quot;FLANG&quot;,&quot;FMI&quot;,&quot;FMI&quot;,&quot;FRIENDS&quot;,&quot;IIA&quot;,&quot;IIA&quot;,&quot;IIA&quot;,&quot;IIA&quot;,&quot;ISSUES&quot;,&quot;ISSUES&quot;,&quot;ISSUES&quot;,&quot;LEARNING&quot;,&quot;LMOVE&quot;,&quot;LMOVE&quot;,&quot;LMOVE&quot;,&quot;LMOVE&quot;,&quot;M.Friends&quot;,&quot;M.Friends&quot;,&quot;M.Friends&quot;,&quot;M.Friends&quot;,&quot;M.Friends&quot;,&quot;M.Friends&quot;,&quot;M.Friends&quot;,&quot;M.Friends&quot;,&quot;MEET&quot;,&quot;NA&quot;,&quot;PCD&quot;,&quot;PCD&quot;,&quot;PCD&quot;,&quot;PCD&quot;,&quot;PCD&quot;,&quot;PCD&quot;,&quot;PERSONAL&quot;,&quot;PERSONAL&quot;,&quot;PERSONAL&quot;,&quot;PERSONAL&quot;,&quot;PERSONAL&quot;,&quot;TRANS&quot;,&quot;PERSONAL&quot;,&quot;PERSONAL&quot;,&quot;PERSONAL&quot;,&quot;PERSONAL&quot;,&quot;PFIN&quot;,&quot;PFIN&quot;,&quot;PFIN&quot;,&quot;PFIN&quot;,&quot;PFIN&quot;,&quot;PFIN&quot;,&quot;PFIN&quot;,&quot;PFIN&quot;,&quot;PFIN&quot;,&quot;PROG&quot;,&quot;PROG&quot;,&quot;PROG&quot;,&quot;PURCHASES&quot;,&quot;TAX&quot;,&quot;TIAACO&quot;,&quot;TIMEDB&quot;,&quot;TIMEDB&quot;,&quot;TIMEDB&quot;,&quot;TIMEDB&quot;,&quot;TIMEDB&quot;,&quot;TRAINING&quot;,&quot;TRAINING&quot;,&quot;TRAINING&quot;,&quot;TRAINING&quot;,&quot;TRAINING&quot;,&quot;TRANS&quot;,&quot;NEWS&quot;,&quot;READ&quot;,&quot;F.Friends&quot;,&quot;PROG&quot;,&quot;PROG&quot;,&quot;160758&quot;,&quot;160758&quot;,&quot;160758&quot;,&quot;160755&quot;,&quot;160755&quot;,&quot;F.CW&quot;,&quot;TRANS&quot;,&quot;M.Friends&quot;,&quot;160758&quot;,&quot;160758&quot;,&quot;160758&quot;,&quot;160758&quot;,&quot;F.Friends&quot;,&quot;M.CW&quot;,&quot;F.CW&quot;,&quot;F.Friends&quot;,&quot;F.CW&quot;,&quot;F.CW&quot;,&quot;F.CW&quot;,&quot;REG&quot;,&quot;CFA&quot;,&quot;CFA&quot;,&quot;CFA&quot;,&quot;CFA&quot;,&quot;CFA&quot;,&quot;CFA&quot;,&quot;CFA&quot;,&quot;CFA&quot;,&quot;CFA&quot;,&quot;CFA&quot;,&quot;CFA&quot;,&quot;CFA&quot;,&quot;CWSocial&quot;,&quot;FAMILY&quot;,&quot;FAMILY&quot;,&quot;FAMILY&quot;,&quot;FAMILY&quot;,&quot;FAMILY&quot;,&quot;F.Friends&quot;,&quot;F.Friends&quot;,&quot;M.Friends&quot;,&quot;CWSocial&quot;,&quot;CWSocial&quot;,&quot;CFA&quot;,&quot;TRANS&quot;,&quot;TRANS&quot;,&quot;160755&quot;,&quot;CWSocial&quot;,&quot;M.CW&quot;,&quot;F.CW&quot;,&quot;160755&quot;,&quot;160755&quot;,&quot;160755&quot;,&quot;160755&quot;,&quot;160755&quot;,&quot;160755&quot;,&quot;170754&quot;,&quot;170754&quot;,&quot;170754&quot;,&quot;CWSocial&quot;,&quot;FAMILY&quot;,&quot;M.Friends&quot;,&quot;CFA&quot;,&quot;PHY&quot;,&quot;170754&quot;,&quot;170754&quot;,&quot;170754&quot;,&quot;170754&quot;,&quot;170746&quot;,&quot;170746&quot;,&quot;170746&quot;,&quot;170746&quot;,&quot;170746&quot;,&quot;170862.03&quot;,&quot;170862.03&quot;,&quot;M.CW&quot;,&quot;CFA&quot;,&quot;CFA&quot;,&quot;CFA&quot;,&quot;CFA&quot;,&quot;CFA&quot;,&quot;CFA&quot;,&quot;CFA&quot;,&quot;CFA&quot;,&quot;CFA&quot;,&quot;CFA&quot;,&quot;CFA&quot;,&quot;CFA&quot;,&quot;170745&quot;,&quot;M.CW&quot;,&quot;M.CW&quot;,&quot;NEWS&quot;,&quot;F.CW&quot;,&quot;M.CW&quot;,&quot;M.CW&quot;,&quot;F.CW&quot;,&quot;M.CW&quot;,&quot;CWSocial&quot;,&quot;F.CW&quot;,&quot;NEWS&quot;,&quot;170745&quot;,&quot;170745&quot;,&quot;170745&quot;,&quot;170745&quot;,&quot;170745&quot;,&quot;170745&quot;,&quot;170745&quot;,&quot;170745&quot;,&quot;170745&quot;,&quot;170745&quot;,&quot;NORM&quot;,&quot;NORM&quot;,&quot;170745&quot;,&quot;170744&quot;,&quot;170744&quot;,&quot;PROG&quot;,&quot;PROG&quot;,&quot;170744&quot;,&quot;170744&quot;,&quot;170744&quot;,&quot;170744&quot;,&quot;TRAINING&quot;,&quot;170075&quot;,&quot;POL&quot;,&quot;SHRP&quot;,&quot;ISSUES&quot;,&quot;BPRM&quot;,&quot;RITV&quot;,&quot;DLP&quot;,&quot;F.CW&quot;,&quot;AUD&quot;,&quot;NP&quot;,&quot;F.Friends&quot;,&quot;DLP&quot;,&quot;DLP&quot;,&quot;MTA&quot;,&quot;REP&quot;,&quot;REP&quot;,&quot;READ&quot;,&quot;BPRM&quot;,&quot;FCRM&quot;,&quot;FCRM&quot;,&quot;180161&quot;,&quot;WMOVE&quot;,&quot;TRANS&quot;,&quot;180305&quot;,&quot;AUD&quot;,&quot;AUD&quot;,&quot;AUD&quot;,&quot;F.Friends&quot;,&quot;M.Friends&quot;,&quot;F.CW&quot;,&quot;CFA&quot;,&quot;SLA&quot;,&quot;SP&quot;,&quot;NEWS&quot;,&quot;AUD&quot;,&quot;REP&quot;,&quot;SA&quot;,&quot;M.Friends&quot;,&quot;CWSocial&quot;,&quot;F.Friends&quot;,&quot;AUD&quot;,&quot;AUD&quot;,&quot;REP&quot;,&quot;NORM&quot;,&quot;RCSA&quot;,&quot;RCSA&quot;,&quot;RCSA&quot;,&quot;RCSA&quot;,&quot;BPRM&quot;,&quot;ISSUES&quot;,&quot;SHRP&quot;,&quot;SHRP&quot;,&quot;M.CW&quot;,&quot;PURCHASES&quot;,&quot;NORM&quot;,&quot;NORM&quot;,&quot;NORM&quot;,&quot;NORM&quot;,&quot;REP&quot;,&quot;PROG&quot;,&quot;NP&quot;,&quot;REP&quot;,&quot;BSDI&quot;,&quot;RID&quot;,&quot;OB&quot;,&quot;M.Friends&quot;,&quot;TRANS&quot;,&quot;AUD&quot;,&quot;VOL&quot;,&quot;TG&quot;,&quot;NP&quot;,&quot;NP&quot;,&quot;NP&quot;,&quot;PROG&quot;,&quot;CHC&quot;,&quot;WRT&quot;,&quot;FLANG&quot;,&quot;SHRP&quot;,&quot;CRMP&quot;,&quot;TR&quot;,&quot;TR&quot;,&quot;RC&quot;,&quot;IRR&quot;]," calcext:value-type="string">
            <text:p>["150141","150141","150141","150143","150143","150143","150143","150143","150143","150143","150143","150143","150143","150145","150145","150145","150145","150145","150145","150145","150145","150182","150182","150182","150848","160038","160038","160038","160038","160038","160038","160038","160038","160038","160038","160038","160038","160041","160041","160041","160041","2012-RM-08","2013-AM-04","2013-AM-04","2013-AM-04","2013-AM-04","2013-AM-04","2013-AM-05","2013-AM-05","2013-AM-05","2013-AM-05","2013-AM-05","2013-AM-05","2013-AM-09","2013-AM-09","2013-AM-09","2013-AM-09","2013-AM-09","2013-AM-09","2013-AM-09","2013-AM-09","2013-AM-09","2013-AM-10","2013-AM-10","2013-AM-10","2013-AM-10","2013-AM-10","2013-AM-10","2013-AM-10","2013-AM-12","2013-AM-12","2013-AM-12","2013-AM-12","2013-AM-12","2013-AM-15","2013-AM-15","2013-AM-15","2013-AM-15","2013-AM-15","2013-AM-15","2013-AM-15","2013-AM-15","2013-AM-15","2013-AM-15","2013-AM-15","2013-RM-03","2013-RM-03","2013-RM-03","2013-RM-03","2013-RM-03","2013-RM-03","2013-RM-03","2013-RM-05","2013-SP-01","2013-SP-02","2014-AM-05","2014-AM-05","2014-AM-05","2014-AM-05","2014-AM-05","2014-AM-05","2014-AM-05","2014-AM-05","2014-AM-05","2014-AM-05","2014-AM-05","2014-AM-05","2014-AM-05","2014-AM-05","2014-AM-06","2014-AM-08","2014-AM-08","2014-AM-08","2014-AM-08","2014-AM-14","2014-AM-14","2014-AM-14","2014-AM-14","2014-AM-14","2014-AM-14","2014-AM-14","2014-AM-14","2014-AM-14","2014-AM-14","2014-AM-14","2014-AM-15","2014-AM-15","2014-AM-15","2014-AM-15","2014-AM-15","2014-AM-15","2014-AM-15","2014-AM-15","2014-AM-15","2014-AM-15","2014-AM-15","2014-AM-15","2014-AM-15","2014-AM-18","2014-AM-18","2014-AM-18","2014-AM-18","2014-AM-18","2014-AM-18","2014-AM-18","2014-AM-18","2014-AM-18","2014-AM-18","2014-AM-18","2014-AM-18","2014-AM-18","2014-AM-18","2014-AM-18","2014-AM-19","2014-FA-08","2014-FA-08","2014-FA-08","2014-FA-08","2014-FA-08","2014-FA-08","2014-FA-08","2014-FA-08","2014-FA-08","2014-FA-08","2014-FA-08","2014-FA-11","2014-FA-11","2014-FA-11","2014-FA-11","2014-FA-11","2014-FA-11","2014-FA-11","2014-FA-11","2014-FA-11","2014-FA-12","2014-FA-12","2014-FA-12","2014-FA-12","2014-FA-12","2014-FA-12","2014-FA-12","2014-FA-12","2014-FA-12","2014-IT-18","2014-RM-04","2014-RM-04","2014-RM-04","2014-RM-06","2014-SP-01","2015-AM-08","2015-AM-08","2015-AM-08","2015-AM-08","2015-AM-08","2015-AM-08","2015-AM-08","2015-AM-08","2015-AM-08","2015-AM-08","2015-AM-08","2015-AM-09","2015-AM-09","2015-AM-09","2015-AM-09","2015-AM-09","2015-AM-09","2015-AM-09","2015-AM-09","2015-AM-09","2015-AM-09","2015-AM-09","2015-AM-12","2015-TH-01","2015-TH-02","2015-TH-03","FAMILY","ADMIN","BMP","BMP","BMP","BMP","BMP","BMP","BMP","BMP","BMP","CC","CC","M.CW","M.CW","M.CW","CWSocial","M.CW","M.CW","F.CW","F.CW","M.CW","F.CW","F.CW","M.CW","F.CW","DI","DOG","EXGFs","EXGFs","F.Friends","EXGFs","F.Friends","F.Friends","F.Friends","F.Friends","F.CW","F.Friends","F.Friends","F.Friends","F.Friends","F.CW","FAMILY","FAMILY","FAMILY","FLANG","FLANG","FLANG","FLANG","FMI","FMI","FRIENDS","IIA","IIA","IIA","IIA","ISSUES","ISSUES","ISSUES","LEARNING","LMOVE","LMOVE","LMOVE","LMOVE","M.Friends","M.Friends","M.Friends","M.Friends","M.Friends","M.Friends","M.Friends","M.Friends","MEET","NA","PCD","PCD","PCD","PCD","PCD","PCD","PERSONAL","PERSONAL","PERSONAL","PERSONAL","PERSONAL","TRANS","PERSONAL","PERSONAL","PERSONAL","PERSONAL","PFIN","PFIN","PFIN","PFIN","PFIN","PFIN","PFIN","PFIN","PFIN","PROG","PROG","PROG","PURCHASES","TAX","TIAACO","TIMEDB","TIMEDB","TIMEDB","TIMEDB","TIMEDB","TRAINING","TRAINING","TRAINING","TRAINING","TRAINING","TRANS","NEWS","READ","F.Friends","PROG","PROG","160758","160758","160758","160755","160755","F.CW","TRANS","M.Friends","160758","160758","160758","160758","F.Friends","M.CW","F.CW","F.Friends","F.CW","F.CW","F.CW","REG","CFA","CFA","CFA","CFA","CFA","CFA","CFA","CFA","CFA","CFA","CFA","CFA","CWSocial","FAMILY","FAMILY","FAMILY","FAMILY","FAMILY","F.Friends","F.Friends","M.Friends","CWSocial","CWSocial","CFA","TRANS","TRANS","160755","CWSocial","M.CW","F.CW","160755","160755","160755","160755","160755","160755","170754","170754","170754","CWSocial","FAMILY","M.Friends","CFA","PHY","170754","170754","170754","170754","170746","170746","170746","170746","170746","170862.03","170862.03","M.CW","CFA","CFA","CFA","CFA","CFA","CFA","CFA","CFA","CFA","CFA","CFA","CFA","170745","M.CW","M.CW","NEWS","F.CW","M.CW","M.CW","F.CW","M.CW","CWSocial","F.CW","NEWS","170745","170745","170745","170745","170745","170745","170745","170745","170745","170745","NORM","NORM","170745","170744","170744","PROG","PROG","170744","170744","170744","170744","TRAINING","170075","POL","SHRP","ISSUES","BPRM","RITV","DLP","F.CW","AUD","NP","F.Friends","DLP","DLP","MTA","REP","REP","READ","BPRM","FCRM","FCRM","180161","WMOVE","TRANS","180305","AUD","AUD","AUD","F.Friends","M.Friends","F.CW","CFA","SLA","SP","NEWS","AUD","REP","SA","M.Friends","CWSocial","F.Friends","AUD","AUD","REP","NORM","RCSA","RCSA","RCSA","RCSA","BPRM","ISSUES","SHRP","SHRP","M.CW","PURCHASES","NORM","NORM","NORM","NORM","REP","PROG","NP","REP","BSDI","RID","OB","M.Friends","TRANS","AUD","VOL","TG","NP","NP","NP","PROG","CHC","WRT","FLANG","SHRP","CRMP","TR","TR","RC","IRR"],</text:p>
          </table:table-cell>
          <table:table-cell table:style-name="ce4" table:formula="of:=COM.MICROSOFT.CONCAT([.$H$1];[.Q2:.Q542];[.$L$1];[.$K$1])" office:value-type="string" office:string-value="[&quot;General&quot;,&quot;Portfolio Management&quot;,&quot;Trading&quot;,&quot;General&quot;,&quot;Physical Security&quot;,&quot;Record Retention&quot;,&quot;User Access&quot;,&quot;Trading&quot;,&quot;Operations&quot;,&quot;General Accounting&quot;,&quot;Fees&quot;,&quot;Compliance&quot;,&quot;Client Statements&quot;,&quot;General&quot;,&quot;Sales, Marketing, and New Accounts / Products&quot;,&quot;Investment Management&quot;,&quot;Back Office Functions&quot;,&quot;Risk Management / Portfolio Analytics&quot;,&quot;Physical and Information Security&quot;,&quot;BSA / AML / OFAC&quot;,&quot;Compliance&quot;,&quot;General&quot;,&quot;Issues Management Process&quot;,&quot;Data Integrity&quot;,&quot;General&quot;,&quot;Admin&quot;,&quot;Planning&quot;,&quot;FMG Reporting&quot;,&quot;FMG Money Mkt Reform&quot;,&quot;FMG Sales&quot;,&quot;FMG Move Money&quot;,&quot;FMG Pricing&quot;,&quot;FMG Manage Portfolio&quot;,&quot;FMG Confidential Info&quot;,&quot;Compliance&quot;,&quot;Third Parties&quot;,&quot;Board Reporting&quot;,&quot;Admin&quot;,&quot;Meetings&quot;,&quot;Meeting Notes&quot;,&quot;SharePoint&quot;,&quot;General&quot;,&quot;General&quot;,&quot;Performance Monitoring&quot;,&quot;Post-Trade Monitoring&quot;,&quot;System Access&quot;,&quot;BCP&quot;,&quot;General&quot;,&quot;Performance Monitoring&quot;,&quot;Post-Trade Monitoring&quot;,&quot;PM Trade Activity Monitoring&quot;,&quot;System Access&quot;,&quot;BCP&quot;,&quot;General&quot;,&quot;RAOOC Review&quot;,&quot;Board of Directors Oversight&quot;,&quot;Quarterly Financial Statement Review&quot;,&quot;Annual Independent Audit&quot;,&quot;Annual Independent Review of Performance &amp; Non-Per&quot;,&quot;Code of Conduct&quot;,&quot;BCP Plan&quot;,&quot;Standard Operating Procedures&quot;,&quot;General&quot;,&quot;TIAA Board Participation&quot;,&quot;Annual Budget Review and Approval&quot;,&quot;Negative News Monitoring&quot;,&quot;Quarterly Financial Statements&quot;,&quot;Annual Independent Audit&quot;,&quot;Month-end Closing Checklists&quot;,&quot;General&quot;,&quot;Governance &amp; Oversight&quot;,&quot;ALCO Review and Approval of Ranges&quot;,&quot;Monthly Tracking&quot;,&quot;Validation of Inputs&quot;,&quot;General&quot;,&quot;Deal Pipeline Meetings&quot;,&quot;TCAM UK IC &amp; IMC&quot;,&quot;Standard Operating Procedures&quot;,&quot;Risk Management&quot;,&quot;Quarterly Financial Reporting&quot;,&quot;Monthly Management Reporting&quot;,&quot;VAT Tax&quot;,&quot;FCU Filings&quot;,&quot;BCP&quot;,&quot;Operational Issues&quot;,&quot;General&quot;,&quot;Risk Appetite Level Oversight&quot;,&quot;Risk Appetite Usage Oversight&quot;,&quot;Risk Appetite Level Management&quot;,&quot;Risk Appetite Usage Management&quot;,&quot;Collaboration - RM/Business Stakeholders&quot;,&quot;Collaboration - Finance &amp; Actuarial&quot;,&quot;General&quot;,&quot;General&quot;,&quot;General&quot;,&quot;General&quot;,&quot;SOPs&quot;,&quot;SSAE 16s&quot;,&quot;4th Party Vendor Feeds&quot;,&quot;AMBD Reporting (CRM)&quot;,&quot;Sales Reporting (SalesVision)&quot;,&quot;Distribution Lists&quot;,&quot;CRM Maintenance&quot;,&quot;Email uploads&quot;,&quot;System Access&quot;,&quot;User List - HR Feed&quot;,&quot;Changes &amp; Enhancements&quot;,&quot;BCP - TIAA Level&quot;,&quot;BCP - SalesForce / Broadridge Level&quot;,&quot;General&quot;,&quot;General&quot;,&quot;Audit Universe&quot;,&quot;Risk Assessment&quot;,&quot;Risk and Control Items&quot;,&quot;General&quot;,&quot;Consolidation Worksheets&quot;,&quot;ELT &amp; Shareholder Reporting&quot;,&quot;Financial Statements&quot;,&quot;Bank Account Reconcilations&quot;,&quot;Invoice Reviews&quot;,&quot;Capital Adequacy - Regulatory&quot;,&quot;Capital Adequacy - BD&quot;,&quot;Paris GL to CODA Recon&quot;,&quot;Milan GL to CODA Recon&quot;,&quot;Third Party Vendor Oversight&quot;,&quot;General&quot;,&quot;Committee Members&quot;,&quot;Thresholds&quot;,&quot;Discussion Material Submission&quot;,&quot;Meeting Minutes&quot;,&quot;Transaction Reviews&quot;,&quot;Strategy Reviews&quot;,&quot;Proposal Reviews&quot;,&quot;Investment Requirements Summaires&quot;,&quot;Board of Directors Approvals&quot;,&quot;Client Approval Process&quot;,&quot;TIAA-CREF General Account&quot;,&quot;KAG&quot;,&quot;General&quot;,&quot;Initial Credit Reviews&quot;,&quot;Monthly Trade List Review&quot;,&quot;Quarterly Early Warning List Review&quot;,&quot;Monthly Holdings Review&quot;,&quot;Annual Broker/Counterparty List Review&quot;,&quot;Quarterly FIOC&quot;,&quot;Annual Investment Committee Approval&quot;,&quot;Annual ALCO Approval&quot;,&quot;Monthly Tracking Error Report&quot;,&quot;Outliers&quot;,&quot;Bloomberg AIM Confirmations&quot;,&quot;Daily Trade Fails Tracking&quot;,&quot;Rebooked Trades&quot;,&quot;BCP&quot;,&quot;General&quot;,&quot;General&quot;,&quot;Confluence Funds Validation&quot;,&quot;Real Estate Account Workpapers&quot;,&quot;Non-Confluence Funds FS Prep&quot;,&quot;Draft FS Review&quot;,&quot;PEO/PFO Sign-off&quot;,&quot;Business Partner Reviews&quot;,&quot;SOPs&quot;,&quot;Run Book &amp; Internal Calander&quot;,&quot;IT General Controls&quot;,&quot;System Access Reviews&quot;,&quot;General&quot;,&quot;Tax Returns&quot;,&quot;Tax Provisions&quot;,&quot;Excise Tax Calculations&quot;,&quot;RIC Diversification Test&quot;,&quot;REIT Adjustments&quot;,&quot;PFIC Analysis&quot;,&quot;Shareholder Reporting&quot;,&quot;End User Controls&quot;,&quot;General&quot;,&quot;Access Management: Internal Users&quot;,&quot;Access Management: External Users&quot;,&quot;User License Inactivation&quot;,&quot;Security Groups &amp; Property Lists&quot;,&quot;External Property Manager Approvers List&quot;,&quot;Entitlement Reviews: Internal&quot;,&quot;Entitlement Reviews: External&quot;,&quot;Non-systematic Controls&quot;,&quot;General&quot;,&quot;General&quot;,&quot;Entitlement Reviews&quot;,&quot;Equity Pricing Memo Reviews&quot;,&quot;General&quot;,&quot;General&quot;,&quot;General&quot;,&quot;Policies &amp; Procedures&quot;,&quot;Risk Assessments&quot;,&quot;Compulsory Training&quot;,&quot;Regulatory Awareness&quot;,&quot;Business Line Regulatory Risk Monitoring&quot;,&quot;ELT Reporting&quot;,&quot;Ongoing Compliance Monitoring&quot;,&quot;Standalone Montioring Engagements&quot;,&quot;Regulatory Breaches&quot;,&quot;Regulatory Reporting&quot;,&quot;General&quot;,&quot;Cash Payments&quot;,&quot;Transfers&quot;,&quot;Accounts Payable (Corporate)&quot;,&quot;Accounts Payable (Funds)&quot;,&quot;Accounts Receivable (Corporate)&quot;,&quot;Daily Balance Monitoring&quot;,&quot;Bank Recons&quot;,&quot;Managing Agents&quot;,&quot;System Access&quot;,&quot;Data Transmissions&quot;,&quot;Fund Finance&quot;,&quot;General&quot;,&quot;General&quot;,&quot;General&quot;,&quot;Alyssa&quot;,&quot;Admin&quot;,&quot;General&quot;,&quot;WFAM BMP&quot;,&quot;FMG BMP&quot;,&quot;Galliard BMP&quot;,&quot;Golden BMP&quot;,&quot;WCM BMP&quot;,&quot;FIA BMP&quot;,&quot;ECM BMP&quot;,&quot;Rock Creek BMP&quot;,&quot;Legal Entity Cvg. Coord.&quot;,&quot;OON Cvg. Coord.&quot;,&quot;Brian B.&quot;,&quot;Brian&quot;,&quot;Chris&quot;,&quot;Co-workers&quot;,&quot;Joe&quot;,&quot;Jarred&quot;,&quot;Joyce&quot;,&quot;Julianne&quot;,&quot;Kishwar&quot;,&quot;Laurie&quot;,&quot;Lauren J&quot;,&quot;Mani&quot;,&quot;Syndie&quot;,&quot;Division Initiatives&quot;,&quot;Dog&quot;,&quot;Auburn&quot;,&quot;Daya&quot;,&quot;Kristin&quot;,&quot;Lauren&quot;,&quot;Amy&quot;,&quot;Brentan&quot;,&quot;Caytie&quot;,&quot;Jen&quot;,&quot;Jasmine&quot;,&quot;Kira&quot;,&quot;Melinda&quot;,&quot;Nina&quot;,&quot;Meghan&quot;,&quot;Kelley&quot;,&quot;Mom&quot;,&quot;Dad&quot;,&quot;Other Family&quot;,&quot;English (Review)&quot;,&quot;French&quot;,&quot;German&quot;,&quot;Italian&quot;,&quot;Mpoints&quot;,&quot;Shopkick&quot;,&quot;General Social (Pre-Tracking)&quot;,&quot;Monthly Cash Recons&quot;,&quot;Slot Purchase Cooridination&quot;,&quot;Admin&quot;,&quot;Treasurer&quot;,&quot;Issue Validation&quot;,&quot;MAP Validation&quot;,&quot;MRA Validation&quot;,&quot;Learning&quot;,&quot;General&quot;,&quot;Neighborhood Research&quot;,&quot;Apartment Listing Review&quot;,&quot;Cost of Living Related Research&quot;,&quot;Brent&quot;,&quot;Dave A.&quot;,&quot;Dave&quot;,&quot;Dan&quot;,&quot;Patrick&quot;,&quot;Ray&quot;,&quot;Milo&quot;,&quot;Tom&quot;,&quot;Team Meeting&quot;,&quot;NA&quot;,&quot;Coaching&quot;,&quot;Development Planning&quot;,&quot;Performance Discussions&quot;,&quot;Candidate Interview&quot;,&quot;PCD - General&quot;,&quot;Self Evaluations&quot;,&quot;Non-Productive&quot;,&quot;Routine&quot;,&quot;Productive&quot;,&quot;Health&quot;,&quot;Break&quot;,&quot;Driving&quot;,&quot;Career&quot;,&quot;Shopping&quot;,&quot;Meals&quot;,&quot;Admin&quot;,&quot;Finances&quot;,&quot;Variable Cost Monitoring&quot;,&quot;Fixed Cost Monitoring&quot;,&quot;Budgeting&quot;,&quot;Cost Driver Analysis&quot;,&quot;Financial Planning / Forecasting&quot;,&quot;Salary Projections / Analysis&quot;,&quot;Bill Payments&quot;,&quot;Investment Research&quot;,&quot;Python&quot;,&quot;Java&quot;,&quot;HTML-CSS-JavaScript&quot;,&quot;Major Purchases&quot;,&quot;Tax Return Prep&quot;,&quot;General&quot;,&quot;Database&quot;,&quot;Underlying Tables&quot;,&quot;Queries&quot;,&quot;Forms&quot;,&quot;Reports&quot;,&quot;Audit Training&quot;,&quot;WF Training&quot;,&quot;CIA Exam&quot;,&quot;WFAS Onboarding&quot;,&quot;CFE Exam&quot;,&quot;Commute - Concord &quot;,&quot;News&quot;,&quot;Research&quot;,&quot;Chriselle&quot;,&quot;AJAX&quot;,&quot;JQuery&quot;,&quot;PCG Admin&quot;,&quot;PCG Planning&quot;,&quot;PCG Reporting&quot;,&quot;IPCS Planning&quot;,&quot;IPCS Admin&quot;,&quot;April&quot;,&quot;Air Travel&quot;,&quot;Matt&quot;,&quot;PCG Account Maintenance&quot;,&quot;PCG Advice &amp; Oversight&quot;,&quot;PCG Communications&quot;,&quot;PCG Risk Mgmt&quot;,&quot;Laura&quot;,&quot;Jay&quot;,&quot;Leigh&quot;,&quot;Alyssa &amp; Friends&quot;,&quot;Valeka&quot;,&quot;Marsha&quot;,&quot;Bree&quot;,&quot;Regulatory Reviews&quot;,&quot;CFA Exam Admin&quot;,&quot;CFA L2 - Level 1 Rev&quot;,&quot;CFA L2 - Ethics&quot;,&quot;CFA L2 - Quant Methods&quot;,&quot;CFA L2 - Economics&quot;,&quot;CFA L2 - Financial Rep&quot;,&quot;CFA L2 - Corp Finance&quot;,&quot;CFA L2 - Equity&quot;,&quot;CFA L2 - Fixed Inc&quot;,&quot;CFA L2 - Derivatives&quot;,&quot;CFA L2 - Alternatives&quot;,&quot;CFA L2 - Port Mgmt&quot;,&quot;IIA Contacts&quot;,&quot;My Parents&quot;,&quot;Alyssa &amp; My Parents&quot;,&quot;Alyssa &amp; Dogs&quot;,&quot;Alyssa, My Parents &amp; Dogs&quot;,&quot;My Parents &amp; Dogs&quot;,&quot;Alyssa &amp; Kristin&quot;,&quot;Alyssa &amp; Meghan&quot;,&quot;Alyssa &amp; Dave&quot;,&quot;Caytie &amp; Mani&quot;,&quot;AD-DC-ME-CS&quot;,&quot;CFA L2 - Practice Tests&quot;,&quot;Commute - CIC&quot;,&quot;Commute - Irregular&quot;,&quot;IPCS Reporting&quot;,&quot;JH&quot;,&quot;Jeremy H&quot;,&quot;Sandie&quot;,&quot;IPCS Sales&quot;,&quot;IPCS Account Setup&quot;,&quot;IPCS Roles &amp; Resp.&quot;,&quot;IPCS Policies&quot;,&quot;IPCS Move Money&quot;,&quot;IPCS Travel Exp&quot;,&quot;WFAM Sales Admin&quot;,&quot;WFAM Sales Planning&quot;,&quot;WFAM Sales Reporting&quot;,&quot;Caytie &amp; Patrick&quot;,&quot;Alyssa, Other Family, Dogs&quot;,&quot;Ben&quot;,&quot;CFA - Exam&quot;,&quot;Physics (General)&quot;,&quot;WFAM Sales - Marketing&quot;,&quot;WFAM Sales - Sales Activities&quot;,&quot;WFAM Sales - New Accounts&quot;,&quot;WFAM Sales - Call Centers&quot;,&quot;FMG Compliance&quot;,&quot;WCM Compliance&quot;,&quot;Galliard Compliance&quot;,&quot;Golden Compliance&quot;,&quot;Rock Creek Compliance&quot;,&quot;Reg O RR Admin&quot;,&quot;Reg O RR Planning&quot;,&quot;Jeremy P&quot;,&quot;CFA L3 - Ethics&quot;,&quot;CFA L3 - Wealth Mgmt&quot;,&quot;CFA L3 - Capital Mkts&quot;,&quot;CFA L3 - Asset Allocation&quot;,&quot;CFA L3 - Equity&quot;,&quot;CFA L3 - Fixed Inc&quot;,&quot;CFA L3 - Alts&quot;,&quot;CFA L3 - Risk Mgmt&quot;,&quot;CFA L3 - Derivatives&quot;,&quot;CFA L3 - Port Mgmt&quot;,&quot;CFA L3 - Behavioral Fin&quot;,&quot;CFA L3 - All&quot;,&quot;Galliard - Planning&quot;,&quot;Devon&quot;,&quot;Johan&quot;,&quot;Sports&quot;,&quot;Maureen&quot;,&quot;Neil&quot;,&quot;Sandy&quot;,&quot;April &amp; Meghan&quot;,&quot;Hassan&quot;,&quot;Dave &amp; Meghan&quot;,&quot;Nicki&quot;,&quot;Investment News&quot;,&quot;Galliard - Marketing&quot;,&quot;Galliard - Sales&quot;,&quot;Galliard - New Accounts&quot;,&quot;Galliard - Service Customers&quot;,&quot;Galliard - Physical Security&quot;,&quot;Galliard - User Access&quot;,&quot;Galliard - Trading&quot;,&quot;Galliard - Portfolio Mgmt&quot;,&quot;Galliard - Recons&quot;,&quot;Galliard - Oversight&quot;,&quot;Game of Thrones&quot;,&quot;Sports&quot;,&quot;Galliard - Admin&quot;,&quot;WCM - Planning&quot;,&quot;WCM - Admin&quot;,&quot;PHP&quot;,&quot;JSON&quot;,&quot;WCM - Trading&quot;,&quot;WCM - Port. Mgmt.&quot;,&quot;WCM - Client Service&quot;,&quot;WCM - Conf Info&quot;,&quot;CPE Training&quot;,&quot;RI Audit - General&quot;,&quot;Policy Mgmt - General&quot;,&quot;SHRP-RCSA - General&quot;,&quot;Issues - General&quot;,&quot;BPM - General&quot;,&quot;RITV - General&quot;,&quot;DLP - General&quot;,&quot;Alex&quot;,&quot;Audits - General&quot;,&quot;General - New Prod&quot;,&quot;Caytie &amp; Meghan&quot;,&quot;Elevated Internet Access&quot;,&quot;Email Filtering&quot;,&quot;General - MTA&quot;,&quot;General - Reporting&quot;,&quot;IP Qtrly Rep&quot;,&quot;Quora&quot;,&quot;Process Map Updates&quot;,&quot;FCRM - General&quot;,&quot;Customer Stats&quot;,&quot;IP SP - General&quot;,&quot;Waxhaw Move &quot;,&quot;Commute - Waxhaw&quot;,&quot;MIP Audit - General&quot;,&quot;Reinsurance AML Audit&quot;,&quot;Structured Products Audit&quot;,&quot;MIP Audit&quot;,&quot;Christine&quot;,&quot;Tyler&quot;,&quot;Taran&quot;,&quot;CFA L3 - Practice Tests&quot;,&quot;SLA General&quot;,&quot;Sales Practices - General&quot;,&quot;Astronomy&quot;,&quot;Iowa Exam&quot;,&quot;Monthly Forum&quot;,&quot;Self Assurance - General&quot;,&quot;Alyssa &amp; Ray&quot;,&quot;Alyssa Melinda Ray Tom Nina&quot;,&quot;Alyssa &amp; Melinda&quot;,&quot;IRR ERMA&quot;,&quot;Trading Audit&quot;,&quot;Partner Slide&quot;,&quot;Fashion&quot;,&quot;RCSA - General&quot;,&quot;RCSA Assessment&quot;,&quot;RCSA Reporting&quot;,&quot;Intl RCSA&quot;,&quot;BPRM Reporting&quot;,&quot;Issue Reporting&quot;,&quot;MR Controls&quot;,&quot;SHRP Reporting&quot;,&quot;Abe&quot;,&quot;2018 Car&quot;,&quot;Cocktails&quot;,&quot;Food&quot;,&quot;Travel&quot;,&quot;Cars&quot;,&quot;Risk Committee&quot;,&quot;Algorithms&quot;,&quot;REEF API&quot;,&quot;Weekly Report&quot;,&quot;BSDI General&quot;,&quot;Risk ID General&quot;,&quot;Onboarding - General&quot;,&quot;Neighbors&quot;,&quot;Commute - Waxhaw (O)&quot;,&quot;Municipals Audit&quot;,&quot;Volcker General&quot;,&quot;Trade Governance - General&quot;,&quot;Single Security&quot;,&quot;Reinsurance Retirements&quot;,&quot;E-Trading&quot;,&quot;Visual Basic&quot;,&quot;Childcare&quot;,&quot;Short Stories&quot;,&quot;Spanish&quot;,&quot;Hierarchy Changes&quot;,&quot;CRMP - General&quot;,&quot;Tech Risk (General)&quot;,&quot;Ada&quot;,&quot;Reg Control - General&quot;,&quot;Intl. Reg. Rep. General&quot;]," calcext:value-type="string">
            <text:p>["General","Portfolio Management","Trading","General","Physical Security","Record Retention","User Access","Trading","Operations","General Accounting","Fees","Compliance","Client Statements","General","Sales, Marketing, and New Accounts / Products","Investment Management","Back Office Functions","Risk Management / Portfolio Analytics","Physical and Information Security","BSA / AML / OFAC","Compliance","General","Issues Management Process","Data Integrity","General","Admin","Planning","FMG Reporting","FMG Money Mkt Reform","FMG Sales","FMG Move Money","FMG Pricing","FMG Manage Portfolio","FMG Confidential Info","Compliance","Third Parties","Board Reporting","Admin","Meetings","Meeting Notes","SharePoint","General","General","Performance Monitoring","Post-Trade Monitoring","System Access","BCP","General","Performance Monitoring","Post-Trade Monitoring","PM Trade Activity Monitoring","System Access","BCP","General","RAOOC Review","Board of Directors Oversight","Quarterly Financial Statement Review","Annual Independent Audit","Annual Independent Review of Performance &amp; Non-Per","Code of Conduct","BCP Plan","Standard Operating Procedures","General","TIAA Board Participation","Annual Budget Review and Approval","Negative News Monitoring","Quarterly Financial Statements","Annual Independent Audit","Month-end Closing Checklists","General","Governance &amp; Oversight","ALCO Review and Approval of Ranges","Monthly Tracking","Validation of Inputs","General","Deal Pipeline Meetings","TCAM UK IC &amp; IMC","Standard Operating Procedures","Risk Management","Quarterly Financial Reporting","Monthly Management Reporting","VAT Tax","FCU Filings","BCP","Operational Issues","General","Risk Appetite Level Oversight","Risk Appetite Usage Oversight","Risk Appetite Level Management","Risk Appetite Usage Management","Collaboration - RM/Business Stakeholders","Collaboration - Finance &amp; Actuarial","General","General","General","General","SOPs","SSAE 16s","4th Party Vendor Feeds","AMBD Reporting (CRM)","Sales Reporting (SalesVision)","Distribution Lists","CRM Maintenance","Email uploads","System Access","User List - HR Feed","Changes &amp; Enhancements","BCP - TIAA Level","BCP - SalesForce / Broadridge Level","General","General","Audit Universe","Risk Assessment","Risk and Control Items","General","Consolidation Worksheets","ELT &amp; Shareholder Reporting","Financial Statements","Bank Account Reconcilations","Invoice Reviews","Capital Adequacy - Regulatory","Capital Adequacy - BD","Paris GL to CODA Recon","Milan GL to CODA Recon","Third Party Vendor Oversight","General","Committee Members","Thresholds","Discussion Material Submission","Meeting Minutes","Transaction Reviews","Strategy Reviews","Proposal Reviews","Investment Requirements Summaires","Board of Directors Approvals","Client Approval Process","TIAA-CREF General Account","KAG","General","Initial Credit Reviews","Monthly Trade List Review","Quarterly Early Warning List Review","Monthly Holdings Review","Annual Broker/Counterparty List Review","Quarterly FIOC","Annual Investment Committee Approval","Annual ALCO Approval","Monthly Tracking Error Report","Outliers","Bloomberg AIM Confirmations","Daily Trade Fails Tracking","Rebooked Trades","BCP","General","General","Confluence Funds Validation","Real Estate Account Workpapers","Non-Confluence Funds FS Prep","Draft FS Review","PEO/PFO Sign-off","Business Partner Reviews","SOPs","Run Book &amp; Internal Calander","IT General Controls","System Access Reviews","General","Tax Returns","Tax Provisions","Excise Tax Calculations","RIC Diversification Test","REIT Adjustments","PFIC Analysis","Shareholder Reporting","End User Controls","General","Access Management: Internal Users","Access Management: External Users","User License Inactivation","Security Groups &amp; Property Lists","External Property Manager Approvers List","Entitlement Reviews: Internal","Entitlement Reviews: External","Non-systematic Controls","General","General","Entitlement Reviews","Equity Pricing Memo Reviews","General","General","General","Policies &amp; Procedures","Risk Assessments","Compulsory Training","Regulatory Awareness","Business Line Regulatory Risk Monitoring","ELT Reporting","Ongoing Compliance Monitoring","Standalone Montioring Engagements","Regulatory Breaches","Regulatory Reporting","General","Cash Payments","Transfers","Accounts Payable (Corporate)","Accounts Payable (Funds)","Accounts Receivable (Corporate)","Daily Balance Monitoring","Bank Recons","Managing Agents","System Access","Data Transmissions","Fund Finance","General","General","General","Alyssa","Admin","General","WFAM BMP","FMG BMP","Galliard BMP","Golden BMP","WCM BMP","FIA BMP","ECM BMP","Rock Creek BMP","Legal Entity Cvg. Coord.","OON Cvg. Coord.","Brian B.","Brian","Chris","Co-workers","Joe","Jarred","Joyce","Julianne","Kishwar","Laurie","Lauren J","Mani","Syndie","Division Initiatives","Dog","Auburn","Daya","Kristin","Lauren","Amy","Brentan","Caytie","Jen","Jasmine","Kira","Melinda","Nina","Meghan","Kelley","Mom","Dad","Other Family","English (Review)","French","German","Italian","Mpoints","Shopkick","General Social (Pre-Tracking)","Monthly Cash Recons","Slot Purchase Cooridination","Admin","Treasurer","Issue Validation","MAP Validation","MRA Validation","Learning","General","Neighborhood Research","Apartment Listing Review","Cost of Living Related Research","Brent","Dave A.","Dave","Dan","Patrick","Ray","Milo","Tom","Team Meeting","NA","Coaching","Development Planning","Performance Discussions","Candidate Interview","PCD - General","Self Evaluations","Non-Productive","Routine","Productive","Health","Break","Driving","Career","Shopping","Meals","Admin","Finances","Variable Cost Monitoring","Fixed Cost Monitoring","Budgeting","Cost Driver Analysis","Financial Planning / Forecasting","Salary Projections / Analysis","Bill Payments","Investment Research","Python","Java","HTML-CSS-JavaScript","Major Purchases","Tax Return Prep","General","Database","Underlying Tables","Queries","Forms","Reports","Audit Training","WF Training","CIA Exam","WFAS Onboarding","CFE Exam","Commute - Concord ","News","Research","Chriselle","AJAX","JQuery","PCG Admin","PCG Planning","PCG Reporting","IPCS Planning","IPCS Admin","April","Air Travel","Matt","PCG Account Maintenance","PCG Advice &amp; Oversight","PCG Communications","PCG Risk Mgmt","Laura","Jay","Leigh","Alyssa &amp; Friends","Valeka","Marsha","Bree","Regulatory Reviews","CFA Exam Admin","CFA L2 - Level 1 Rev","CFA L2 - Ethics","CFA L2 - Quant Methods","CFA L2 - Economics","CFA L2 - Financial Rep","CFA L2 - Corp Finance","CFA L2 - Equity","CFA L2 - Fixed Inc","CFA L2 - Derivatives","CFA L2 - Alternatives","CFA L2 - Port Mgmt","IIA Contacts","My Parents","Alyssa &amp; My Parents","Alyssa &amp; Dogs","Alyssa, My Parents &amp; Dogs","My Parents &amp; Dogs","Alyssa &amp; Kristin","Alyssa &amp; Meghan","Alyssa &amp; Dave","Caytie &amp; Mani","AD-DC-ME-CS","CFA L2 - Practice Tests","Commute - CIC","Commute - Irregular","IPCS Reporting","JH","Jeremy H","Sandie","IPCS Sales","IPCS Account Setup","IPCS Roles &amp; Resp.","IPCS Policies","IPCS Move Money","IPCS Travel Exp","WFAM Sales Admin","WFAM Sales Planning","WFAM Sales Reporting","Caytie &amp; Patrick","Alyssa, Other Family, Dogs","Ben","CFA - Exam","Physics (General)","WFAM Sales - Marketing","WFAM Sales - Sales Activities","WFAM Sales - New Accounts","WFAM Sales - Call Centers","FMG Compliance","WCM Compliance","Galliard Compliance","Golden Compliance","Rock Creek Compliance","Reg O RR Admin","Reg O RR Planning","Jeremy P","CFA L3 - Ethics","CFA L3 - Wealth Mgmt","CFA L3 - Capital Mkts","CFA L3 - Asset Allocation","CFA L3 - Equity","CFA L3 - Fixed Inc","CFA L3 - Alts","CFA L3 - Risk Mgmt","CFA L3 - Derivatives","CFA L3 - Port Mgmt","CFA L3 - Behavioral Fin","CFA L3 - All","Galliard - Planning","Devon","Johan","Sports","Maureen","Neil","Sandy","April &amp; Meghan","Hassan","Dave &amp; Meghan","Nicki","Investment News","Galliard - Marketing","Galliard - Sales","Galliard - New Accounts","Galliard - Service Customers","Galliard - Physical Security","Galliard - User Access","Galliard - Trading","Galliard - Portfolio Mgmt","Galliard - Recons","Galliard - Oversight","Game of Thrones","Sports","Galliard - Admin","WCM - Planning","WCM - Admin","PHP","JSON","WCM - Trading","WCM - Port. Mgmt.","WCM - Client Service","WCM - Conf Info","CPE Training","RI Audit - General","Policy Mgmt - General","SHRP-RCSA - General","Issues - General","BPM - General","RITV - General","DLP - General","Alex","Audits - General","General - New Prod","Caytie &amp; Meghan","Elevated Internet Access","Email Filtering","General - MTA","General - Reporting","IP Qtrly Rep","Quora","Process Map Updates","FCRM - General","Customer Stats","IP SP - General","Waxhaw Move ","Commute - Waxhaw","MIP Audit - General","Reinsurance AML Audit","Structured Products Audit","MIP Audit","Christine","Tyler","Taran","CFA L3 - Practice Tests","SLA General","Sales Practices - General","Astronomy","Iowa Exam","Monthly Forum","Self Assurance - General","Alyssa &amp; Ray","Alyssa Melinda Ray Tom Nina","Alyssa &amp; Melinda","IRR ERMA","Trading Audit","Partner Slide","Fashion","RCSA - General","RCSA Assessment","RCSA Reporting","Intl RCSA","BPRM Reporting","Issue Reporting","MR Controls","SHRP Reporting","Abe","2018 Car","Cocktails","Food","Travel","Cars","Risk Committee","Algorithms","REEF API","Weekly Report","BSDI General","Risk ID General","Onboarding - General","Neighbors","Commute - Waxhaw (O)","Municipals Audit","Volcker General","Trade Governance - General","Single Security","Reinsurance Retirements","E-Trading","Visual Basic","Childcare","Short Stories","Spanish","Hierarchy Changes","CRMP - General","Tech Risk (General)","Ada","Reg Control - General","Intl. Reg. Rep. General"],</text:p>
          </table:table-cell>
          <table:table-cell table:style-name="ce3" table:formula="of:=COM.MICROSOFT.CONCAT([.$H$1];[.R2:.R542];[.$L$1];[.$M$1])" office:value-type="string" office:string-value="[&quot;N&quot;,&quot;N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N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&quot;,&quot;N&quot;,&quot;&quot;,&quot;N&quot;,&quot;N&quot;,&quot;N&quot;,&quot;N&quot;,&quot;N&quot;,&quot;N&quot;,&quot;&quot;,&quot;N&quot;,&quot;N&quot;,&quot;N&quot;,&quot;N&quot;,&quot;N&quot;,&quot;Y&quot;,&quot;N&quot;,&quot;N&quot;,&quot;N&quot;,&quot;N&quot;,&quot;N&quot;,&quot;N&quot;,&quot;N&quot;,&quot;N&quot;,&quot;N&quot;,&quot;&quot;,&quot;&quot;,&quot;N&quot;,&quot;N&quot;,&quot;&quot;,&quot;N&quot;,&quot;Y&quot;,&quot;N&quot;,&quot;&quot;,&quot;N&quot;,&quot;N&quot;,&quot;N&quot;,&quot;Y&quot;,&quot;N&quot;,&quot;&quot;,&quot;N&quot;,&quot;&quot;,&quot;&quot;,&quot;Y&quot;,&quot;N&quot;,&quot;N&quot;,&quot;N&quot;,&quot;N&quot;,&quot;&quot;,&quot;&quot;,&quot;&quot;,&quot;N&quot;,&quot;N&quot;,&quot;N&quot;,&quot;&quot;,&quot;N&quot;,&quot;N&quot;,&quot;N&quot;,&quot;Y&quot;,&quot;&quot;,&quot;&quot;,&quot;&quot;,&quot;&quot;,&quot;N&quot;,&quot;N&quot;,&quot;&quot;,&quot;N&quot;,&quot;N&quot;,&quot;Y&quot;,&quot;Y&quot;,&quot;N&quot;,&quot;&quot;,&quot;&quot;,&quot;N&quot;,&quot;N&quot;,&quot;N&quot;,&quot;N&quot;,&quot;Y&quot;,&quot;&quot;,&quot;&quot;,&quot;&quot;,&quot;&quot;,&quot;&quot;,&quot;&quot;,&quot;&quot;,&quot;Y&quot;,&quot;&quot;,&quot;&quot;,&quot;&quot;,&quot;&quot;,&quot;N&quot;,&quot;N&quot;,&quot;N&quot;,&quot;N&quot;,&quot;N&quot;,&quot;N&quot;,&quot;N&quot;,&quot;Y&quot;,&quot;Y&quot;,&quot;N&quot;,&quot;Y&quot;,&quot;N&quot;,&quot;N&quot;,&quot;&quot;,&quot;Y&quot;,&quot;N&quot;,&quot;N&quot;,&quot;N&quot;,&quot;N&quot;,&quot;N&quot;,&quot;Y&quot;,&quot;N&quot;,&quot;N&quot;,&quot;N&quot;,&quot;N&quot;,&quot;&quot;,&quot;&quot;,&quot;N&quot;,&quot;N&quot;,&quot;N&quot;,&quot;&quot;,&quot;&quot;,&quot;&quot;,&quot;&quot;,&quot;&quot;,&quot;N&quot;,&quot;Y&quot;,&quot;N&quot;,&quot;&quot;,&quot;&quot;,&quot;&quot;,&quot;&quot;,&quot;N&quot;,&quot;N&quot;,&quot;N&quot;,&quot;Y&quot;,&quot;N&quot;,&quot;N&quot;,&quot;N&quot;,&quot;N&quot;,&quot;Y&quot;,&quot;N&quot;,&quot;N&quot;,&quot;N&quot;,&quot;N&quot;,&quot;N&quot;,&quot;N&quot;,&quot;N&quot;,&quot;N&quot;,&quot;N&quot;,&quot;N&quot;,&quot;N&quot;,&quot;N&quot;,&quot;Y&quot;,&quot;Y&quot;,&quot;Y&quot;,&quot;N&quot;,&quot;N&quot;,&quot;Y&quot;,&quot;N&quot;,&quot;N&quot;,&quot;N&quot;,&quot;N&quot;,&quot;N&quot;,&quot;N&quot;,&quot;N&quot;,&quot;Y&quot;,&quot;N&quot;,&quot;N&quot;,&quot;N&quot;,&quot;Y&quot;,&quot;Y&quot;,&quot;Y&quot;,&quot;Y&quot;,&quot;Y&quot;,&quot;Y&quot;,&quot;Y&quot;,&quot;Y&quot;,&quot;Y&quot;,&quot;N&quot;,&quot;N&quot;,&quot;Y&quot;,&quot;Y&quot;,&quot;Y&quot;,&quot;Y&quot;,&quot;Y&quot;,&quot;Y&quot;,&quot;Y&quot;,&quot;Y&quot;,&quot;Y&quot;,&quot;Y&quot;,&quot;Y&quot;,&quot;Y&quot;,&quot;Y&quot;,&quot;Y&quot;,&quot;N&quot;,&quot;Y&quot;,&quot;Y&quot;,&quot;Y&quot;,&quot;Y&quot;,&quot;Y&quot;,&quot;Y&quot;,&quot;Y&quot;,&quot;Y&quot;,&quot;Y&quot;,&quot;Y&quot;,&quot;Y&quot;,&quot;Y&quot;,&quot;Y&quot;,&quot;N&quot;,&quot;Y&quot;,&quot;N&quot;,&quot;N&quot;,&quot;N&quot;,&quot;N&quot;,&quot;N&quot;,&quot;N&quot;,&quot;N&quot;,&quot;N&quot;,&quot;Y&quot;,&quot;Y&quot;,&quot;Y&quot;,&quot;Y&quot;,&quot;Y&quot;,&quot;Y&quot;,&quot;Y&quot;,&quot;Y&quot;,&quot;Y&quot;,&quot;Y&quot;,&quot;Y&quot;,&quot;N&quot;,&quot;N&quot;,&quot;Y&quot;,&quot;Y&quot;,&quot;Y&quot;,&quot;N&quot;,&quot;N&quot;,&quot;Y&quot;,&quot;Y&quot;,&quot;Y&quot;,&quot;Y&quot;,&quot;Y&quot;,&quot;Y&quot;,&quot;Y&quot;,&quot;Y&quot;,&quot;Y&quot;,&quot;Y&quot;,&quot;N&quot;,&quot;N&quot;,&quot;N&quot;,&quot;Y&quot;,&quot;N&quot;,&quot;N&quot;,&quot;Y&quot;,&quot;N&quot;,&quot;N&quot;,&quot;Y&quot;,&quot;Y&quot;,&quot;N&quot;,&quot;N&quot;,&quot;Y&quot;,&quot;N&quot;,&quot;Y&quot;,&quot;N&quot;,&quot;N&quot;,&quot;Y&quot;,&quot;N&quot;,&quot;N&quot;,&quot;N&quot;,&quot;N&quot;,&quot;Y&quot;,&quot;N&quot;,&quot;Y&quot;,&quot;N&quot;,&quot;N&quot;,&quot;N&quot;,&quot;N&quot;,&quot;N&quot;,&quot;N&quot;,&quot;N&quot;,&quot;N&quot;,&quot;N&quot;,&quot;N&quot;,&quot;N&quot;,&quot;N&quot;,&quot;Y&quot;,&quot;Y&quot;,&quot;Y&quot;,&quot;Y&quot;,&quot;N&quot;,&quot;N&quot;,&quot;Y&quot;,&quot;Y&quot;,&quot;N&quot;,&quot;Y&quot;,&quot;Y&quot;,&quot;N&quot;,&quot;N&quot;,&quot;N&quot;,&quot;N&quot;,&quot;Y&quot;,&quot;N&quot;,&quot;N&quot;,&quot;N&quot;,&quot;Y&quot;,&quot;N&quot;,&quot;N&quot;,&quot;Y&quot;,&quot;N&quot;,&quot;N&quot;,&quot;N&quot;,&quot;N&quot;,&quot;N&quot;,&quot;N&quot;,&quot;N&quot;,&quot;Y&quot;,&quot;Y&quot;,&quot;N&quot;,&quot;N&quot;,&quot;Y&quot;,&quot;N&quot;,&quot;N&quot;,&quot;Y&quot;,&quot;Y&quot;,&quot;N&quot;]]" calcext:value-type="string">
            <text:p>["N","N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N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N","","N","N","N","N","N","N","","N","N","N","N","N","Y","N","N","N","N","N","N","N","N","N","","","N","N","","N","Y","N","","N","N","N","Y","N","","N","","","Y","N","N","N","N","","","","N","N","N","","N","N","N","Y","","","","","N","N","","N","N","Y","Y","N","","","N","N","N","N","Y","","","","","","","","Y","","","","","N","N","N","N","N","N","N","Y","Y","N","Y","N","N","","Y","N","N","N","N","N","Y","N","N","N","N","","","N","N","N","","","","","","N","Y","N","","","","","N","N","N","Y","N","N","N","N","Y","N","N","N","N","N","N","N","N","N","N","N","N","Y","Y","Y","N","N","Y","N","N","N","N","N","N","N","Y","N","N","N","Y","Y","Y","Y","Y","Y","Y","Y","Y","N","N","Y","Y","Y","Y","Y","Y","Y","Y","Y","Y","Y","Y","Y","Y","N","Y","Y","Y","Y","Y","Y","Y","Y","Y","Y","Y","Y","Y","N","Y","N","N","N","N","N","N","N","N","Y","Y","Y","Y","Y","Y","Y","Y","Y","Y","Y","N","N","Y","Y","Y","N","N","Y","Y","Y","Y","Y","Y","Y","Y","Y","Y","N","N","N","Y","N","N","Y","N","N","Y","Y","N","N","Y","N","Y","N","N","Y","N","N","N","N","Y","N","Y","N","N","N","N","N","N","N","N","N","N","N","N","Y","Y","Y","Y","N","N","Y","Y","N","Y","Y","N","N","N","N","Y","N","N","N","Y","N","N","Y","N","N","N","N","N","N","N","Y","Y","N","N","Y","N","N","Y","Y","N"]]</text:p>
          </table:table-cell>
        </table:table-row>
        <table:table-row table:style-name="ro1" table:number-rows-repeated="104803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blPU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12" table:number-columns-repeated="3" table:default-cell-style-name="ce1"/>
        <table:table-row table:style-name="ro1">
          <table:table-cell table:number-columns-repeated="4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ilver</text:p>
          </table:table-cell>
          <table:table-cell/>
          <table:table-cell table:style-name="Default" table:number-columns-repeated="7"/>
          <table:table-cell/>
          <table:table-cell table:formula="of:=[.$G$1]&amp;[.A2]&amp;[.$H$1]&amp;[.$I$1]" office:value-type="string" office:string-value="&quot;A&quot;," calcext:value-type="string">
            <text:p>"A",</text:p>
          </table:table-cell>
          <table:table-cell table:formula="of:=[.$G$1]&amp;[.B2]&amp;[.$H$1]&amp;[.$I$1]" office:value-type="string" office:string-value="&quot;Admin&quot;," calcext:value-type="string">
            <text:p>"Admin",</text:p>
          </table:table-cell>
          <table:table-cell table:formula="of:=[.$G$1]&amp;[.C2]&amp;[.$H$1]&amp;[.I1]" office:value-type="string" office:string-value="&quot;Silver&quot;," calcext:value-type="string">
            <text:p>"Silver",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red</text:p>
          </table:table-cell>
          <table:table-cell table:number-columns-repeated="9"/>
          <table:table-cell table:formula="of:=[.$G$1]&amp;[.A3]&amp;[.$H$1]&amp;[.$I$1]" office:value-type="string" office:string-value="&quot;B&quot;," calcext:value-type="string">
            <text:p>"B",</text:p>
          </table:table-cell>
          <table:table-cell table:formula="of:=[.$G$1]&amp;[.B3]&amp;[.$H$1]&amp;[.$I$1]" office:value-type="string" office:string-value="&quot;Break&quot;," calcext:value-type="string">
            <text:p>"Break",</text:p>
          </table:table-cell>
          <table:table-cell table:formula="of:=[.$G$1]&amp;[.C3]&amp;[.$H$1]&amp;[.I2]" office:value-type="string" office:string-value="&quot;red&quot;" calcext:value-type="string">
            <text:p>"red"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YellowGreen</text:p>
          </table:table-cell>
          <table:table-cell table:number-columns-repeated="9"/>
          <table:table-cell table:formula="of:=[.$G$1]&amp;[.A4]&amp;[.$H$1]&amp;[.$I$1]" office:value-type="string" office:string-value="&quot;D&quot;," calcext:value-type="string">
            <text:p>"D",</text:p>
          </table:table-cell>
          <table:table-cell table:formula="of:=[.$G$1]&amp;[.B4]&amp;[.$H$1]&amp;[.$I$1]" office:value-type="string" office:string-value="&quot;Development&quot;," calcext:value-type="string">
            <text:p>"Development",</text:p>
          </table:table-cell>
          <table:table-cell table:formula="of:=[.$G$1]&amp;[.C4]&amp;[.$H$1]&amp;[.I3]" office:value-type="string" office:string-value="&quot;YellowGreen&quot;" calcext:value-type="string">
            <text:p>"YellowGreen"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pink</text:p>
          </table:table-cell>
          <table:table-cell table:number-columns-repeated="9"/>
          <table:table-cell table:formula="of:=[.$G$1]&amp;[.A5]&amp;[.$H$1]&amp;[.$I$1]" office:value-type="string" office:string-value="&quot;I&quot;," calcext:value-type="string">
            <text:p>"I",</text:p>
          </table:table-cell>
          <table:table-cell table:formula="of:=[.$G$1]&amp;[.B5]&amp;[.$H$1]&amp;[.$I$1]" office:value-type="string" office:string-value="&quot;IIA&quot;," calcext:value-type="string">
            <text:p>"IIA",</text:p>
          </table:table-cell>
          <table:table-cell table:formula="of:=[.$G$1]&amp;[.C5]&amp;[.$H$1]&amp;[.I4]" office:value-type="string" office:string-value="&quot;pink&quot;" calcext:value-type="string">
            <text:p>"pink"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lime</text:p>
          </table:table-cell>
          <table:table-cell table:number-columns-repeated="9"/>
          <table:table-cell table:formula="of:=[.$G$1]&amp;[.A6]&amp;[.$H$1]&amp;[.$I$1]" office:value-type="string" office:string-value="&quot;M&quot;," calcext:value-type="string">
            <text:p>"M",</text:p>
          </table:table-cell>
          <table:table-cell table:formula="of:=[.$G$1]&amp;[.B6]&amp;[.$H$1]&amp;[.$I$1]" office:value-type="string" office:string-value="&quot;Meeting&quot;," calcext:value-type="string">
            <text:p>"Meeting",</text:p>
          </table:table-cell>
          <table:table-cell table:formula="of:=[.$G$1]&amp;[.C6]&amp;[.$H$1]&amp;[.I5]" office:value-type="string" office:string-value="&quot;lime&quot;" calcext:value-type="string">
            <text:p>"lime"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ellow</text:p>
          </table:table-cell>
          <table:table-cell table:number-columns-repeated="9"/>
          <table:table-cell table:formula="of:=[.$G$1]&amp;[.A7]&amp;[.$H$1]&amp;[.$I$1]" office:value-type="string" office:string-value="&quot;S&quot;," calcext:value-type="string">
            <text:p>"S",</text:p>
          </table:table-cell>
          <table:table-cell table:formula="of:=[.$G$1]&amp;[.B7]&amp;[.$H$1]&amp;[.$I$1]" office:value-type="string" office:string-value="&quot;Social&quot;," calcext:value-type="string">
            <text:p>"Social",</text:p>
          </table:table-cell>
          <table:table-cell table:formula="of:=[.$G$1]&amp;[.C7]&amp;[.$H$1]&amp;[.I6]" office:value-type="string" office:string-value="&quot;yellow&quot;" calcext:value-type="string">
            <text:p>"yellow"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urple</text:p>
          </table:table-cell>
          <table:table-cell table:number-columns-repeated="9"/>
          <table:table-cell table:formula="of:=[.$G$1]&amp;[.A8]&amp;[.$H$1]&amp;[.$I$1]" office:value-type="string" office:string-value="&quot;P&quot;," calcext:value-type="string">
            <text:p>"P",</text:p>
          </table:table-cell>
          <table:table-cell table:formula="of:=[.$G$1]&amp;[.B8]&amp;[.$H$1]&amp;[.$I$1]" office:value-type="string" office:string-value="&quot;Personal&quot;," calcext:value-type="string">
            <text:p>"Personal",</text:p>
          </table:table-cell>
          <table:table-cell table:formula="of:=[.$G$1]&amp;[.C8]&amp;[.$H$1]&amp;[.I7]" office:value-type="string" office:string-value="&quot;purple&quot;" calcext:value-type="string">
            <text:p>"purple"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green</text:p>
          </table:table-cell>
          <table:table-cell table:number-columns-repeated="9"/>
          <table:table-cell table:formula="of:=[.$G$1]&amp;[.A9]&amp;[.$H$1]&amp;[.$I$1]" office:value-type="string" office:string-value="&quot;W&quot;," calcext:value-type="string">
            <text:p>"W",</text:p>
          </table:table-cell>
          <table:table-cell table:formula="of:=[.$G$1]&amp;[.B9]&amp;[.$H$1]&amp;[.$I$1]" office:value-type="string" office:string-value="&quot;Work&quot;," calcext:value-type="string">
            <text:p>"Work",</text:p>
          </table:table-cell>
          <table:table-cell table:formula="of:=[.$G$1]&amp;[.C9]&amp;[.$H$1]&amp;[.I8]" office:value-type="string" office:string-value="&quot;green&quot;" calcext:value-type="string">
            <text:p>"green"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ntracked</text:p>
          </table:table-cell>
          <table:table-cell office:value-type="string" calcext:value-type="string">
            <text:p>black</text:p>
          </table:table-cell>
          <table:table-cell table:number-columns-repeated="9"/>
          <table:table-cell table:formula="of:=[.$G$1]&amp;[.A10]&amp;[.$H$1]&amp;[.$I$1]" office:value-type="string" office:string-value="&quot;N&quot;," calcext:value-type="string">
            <text:p>"N",</text:p>
          </table:table-cell>
          <table:table-cell table:formula="of:=[.$G$1]&amp;[.B10]&amp;[.$H$1]&amp;[.$I$1]" office:value-type="string" office:string-value="&quot;Untracked&quot;," calcext:value-type="string">
            <text:p>"Untracked",</text:p>
          </table:table-cell>
          <table:table-cell table:formula="of:=[.$G$1]&amp;[.C10]&amp;[.$H$1]&amp;[.I9]" office:value-type="string" office:string-value="&quot;black&quot;" calcext:value-type="string">
            <text:p>"black"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gold</text:p>
          </table:table-cell>
          <table:table-cell table:number-columns-repeated="9"/>
          <table:table-cell table:formula="of:=[.$G$1]&amp;[.A11]&amp;[.$H$1]&amp;[.$I$1]" office:value-type="string" office:string-value="&quot;L&quot;," calcext:value-type="string">
            <text:p>"L",</text:p>
          </table:table-cell>
          <table:table-cell table:formula="of:=[.$G$1]&amp;[.B11]&amp;[.$H$1]&amp;[.$I$1]" office:value-type="string" office:string-value="&quot;Learning&quot;," calcext:value-type="string">
            <text:p>"Learning",</text:p>
          </table:table-cell>
          <table:table-cell table:formula="of:=[.$G$1]&amp;[.C11]&amp;[.$H$1]&amp;[.I10]" office:value-type="string" office:string-value="&quot;gold&quot;" calcext:value-type="string">
            <text:p>"gold"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orange</text:p>
          </table:table-cell>
          <table:table-cell table:number-columns-repeated="9"/>
          <table:table-cell table:formula="of:=[.$G$1]&amp;[.A12]&amp;[.$H$1]&amp;[.$I$1]" office:value-type="string" office:string-value="&quot;T&quot;," calcext:value-type="string">
            <text:p>"T",</text:p>
          </table:table-cell>
          <table:table-cell table:formula="of:=[.$G$1]&amp;[.B12]&amp;[.$H$1]&amp;[.$I$1]" office:value-type="string" office:string-value="&quot;Training&quot;," calcext:value-type="string">
            <text:p>"Training",</text:p>
          </table:table-cell>
          <table:table-cell table:formula="of:=[.$G$1]&amp;[.C12]&amp;[.$H$1]&amp;[.I11]" office:value-type="string" office:string-value="&quot;orange&quot;" calcext:value-type="string">
            <text:p>"orange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ctive</text:p>
          </table:table-cell>
          <table:table-cell office:value-type="string" calcext:value-type="string">
            <text:p>Peru</text:p>
          </table:table-cell>
          <table:table-cell table:number-columns-repeated="9"/>
          <table:table-cell table:formula="of:=[.$G$1]&amp;[.A13]&amp;[.$H$1]&amp;[.$I$1]" office:value-type="string" office:string-value="&quot;1&quot;," calcext:value-type="string">
            <text:p>"1",</text:p>
          </table:table-cell>
          <table:table-cell table:formula="of:=[.$G$1]&amp;[.B13]&amp;[.$H$1]&amp;[.$I$1]" office:value-type="string" office:string-value="&quot;Productive&quot;," calcext:value-type="string">
            <text:p>"Productive",</text:p>
          </table:table-cell>
          <table:table-cell table:formula="of:=[.$G$1]&amp;[.C13]&amp;[.$H$1]&amp;[.I12]" office:value-type="string" office:string-value="&quot;Peru&quot;" calcext:value-type="string">
            <text:p>"Peru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imGray</text:p>
          </table:table-cell>
          <table:table-cell table:number-columns-repeated="9"/>
          <table:table-cell table:formula="of:=[.$G$1]&amp;[.A14]&amp;[.$H$1]&amp;[.$I$1]" office:value-type="string" office:string-value="&quot;2&quot;," calcext:value-type="string">
            <text:p>"2",</text:p>
          </table:table-cell>
          <table:table-cell table:formula="of:=[.$G$1]&amp;[.B14]&amp;[.$H$1]&amp;[.$I$1]" office:value-type="string" office:string-value="&quot;Travel&quot;," calcext:value-type="string">
            <text:p>"Travel",</text:p>
          </table:table-cell>
          <table:table-cell table:formula="of:=[.$G$1]&amp;[.C14]&amp;[.$H$1]&amp;[.I13]" office:value-type="string" office:string-value="&quot;DimGray&quot;" calcext:value-type="string">
            <text:p>"DimGray"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Cyan</text:p>
          </table:table-cell>
          <table:table-cell table:number-columns-repeated="9"/>
          <table:table-cell table:formula="of:=[.$G$1]&amp;[.A15]&amp;[.$H$1]&amp;[.$I$1]" office:value-type="string" office:string-value="&quot;R&quot;," calcext:value-type="string">
            <text:p>"R",</text:p>
          </table:table-cell>
          <table:table-cell table:formula="of:=[.$G$1]&amp;[.B15]&amp;[.$H$1]&amp;[.$I$1]" office:value-type="string" office:string-value="&quot;Routine&quot;," calcext:value-type="string">
            <text:p>"Routine",</text:p>
          </table:table-cell>
          <table:table-cell table:formula="of:=[.$G$1]&amp;[.C15]&amp;[.$H$1]&amp;[.I14]" office:value-type="string" office:string-value="&quot;Cyan&quot;" calcext:value-type="string">
            <text:p>"Cyan"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Blue</text:p>
          </table:table-cell>
          <table:table-cell table:number-columns-repeated="9"/>
          <table:table-cell table:formula="of:=[.$G$1]&amp;[.A16]&amp;[.$H$1]&amp;[.$I$1]" office:value-type="string" office:string-value="&quot;H&quot;," calcext:value-type="string">
            <text:p>"H",</text:p>
          </table:table-cell>
          <table:table-cell table:formula="of:=[.$G$1]&amp;[.B16]&amp;[.$H$1]&amp;[.$I$1]" office:value-type="string" office:string-value="&quot;Health&quot;," calcext:value-type="string">
            <text:p>"Health",</text:p>
          </table:table-cell>
          <table:table-cell table:formula="of:=[.$G$1]&amp;[.C16]&amp;[.$H$1]&amp;[.I15]" office:value-type="string" office:string-value="&quot;Blue&quot;" calcext:value-type="string">
            <text:p>"Blue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Fuchsia</text:p>
          </table:table-cell>
          <table:table-cell table:number-columns-repeated="9"/>
          <table:table-cell table:formula="of:=[.$G$1]&amp;[.A17]&amp;[.$H$1]" office:value-type="string" office:string-value="&quot;3&quot;" calcext:value-type="string">
            <text:p>"3"</text:p>
          </table:table-cell>
          <table:table-cell table:formula="of:=[.$G$1]&amp;[.B17]&amp;[.$H$1]" office:value-type="string" office:string-value="&quot;Meal&quot;" calcext:value-type="string">
            <text:p>"Meal"</text:p>
          </table:table-cell>
          <table:table-cell table:formula="of:=[.$G$1]&amp;[.C17]&amp;[.$H$1]" office:value-type="string" office:string-value="&quot;Fuchsia&quot;" calcext:value-type="string">
            <text:p>"Fuchsia"</text:p>
          </table:table-cell>
        </table:table-row>
        <table:table-row table:style-name="ro1">
          <table:table-cell table:number-columns-repeated="12"/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9"/>
          <table:table-cell table:style-name="ce4" table:formula="of:=COM.MICROSOFT.CONCAT([.$E$1];[.$F$1];[.M2:.M17];[.$J$1];[.$I$1])" office:value-type="string" office:string-value="[[&quot;A&quot;,&quot;B&quot;,&quot;D&quot;,&quot;I&quot;,&quot;M&quot;,&quot;S&quot;,&quot;P&quot;,&quot;W&quot;,&quot;N&quot;,&quot;L&quot;,&quot;T&quot;,&quot;1&quot;,&quot;2&quot;,&quot;R&quot;,&quot;H&quot;,&quot;3&quot;]," calcext:value-type="string">
            <text:p>[["A","B","D","I","M","S","P","W","N","L","T","1","2","R","H","3"],</text:p>
          </table:table-cell>
          <table:table-cell table:style-name="ce4" table:formula="of:=COM.MICROSOFT.CONCAT([.$F$1];[.N2:.N17];[.$J$1];[.$I$1])" office:value-type="string" office:string-value="[&quot;Admin&quot;,&quot;Break&quot;,&quot;Development&quot;,&quot;IIA&quot;,&quot;Meeting&quot;,&quot;Social&quot;,&quot;Personal&quot;,&quot;Work&quot;,&quot;Untracked&quot;,&quot;Learning&quot;,&quot;Training&quot;,&quot;Productive&quot;,&quot;Travel&quot;,&quot;Routine&quot;,&quot;Health&quot;,&quot;Meal&quot;]," calcext:value-type="string">
            <text:p>["Admin","Break","Development","IIA","Meeting","Social","Personal","Work","Untracked","Learning","Training","Productive","Travel","Routine","Health","Meal"],</text:p>
          </table:table-cell>
          <table:table-cell table:style-name="ce5" table:formula="of:=COM.MICROSOFT.CONCAT([.$F$1];[.O2:.O17];[.$J$1];[.$K$1])" office:value-type="string" office:string-value="[&quot;Silver&quot;,&quot;red&quot;&quot;YellowGreen&quot;&quot;pink&quot;&quot;lime&quot;&quot;yellow&quot;&quot;purple&quot;&quot;green&quot;&quot;black&quot;&quot;gold&quot;&quot;orange&quot;&quot;Peru&quot;&quot;DimGray&quot;&quot;Cyan&quot;&quot;Blue&quot;&quot;Fuchsia&quot;]]" calcext:value-type="string">
            <text:p>["Silver","red""YellowGreen""pink""lime""yellow""purple""green""black""gold""orange""Peru""DimGray""Cyan""Blue""Fuchsia"]]</text:p>
          </table:table-cell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23:03:46.775781854</meta:creation-date>
    <dc:date>2023-03-25T00:34:27.731480886</dc:date>
    <meta:editing-duration>PT39M19S</meta:editing-duration>
    <meta:editing-cycles>18</meta:editing-cycles>
    <meta:generator>LibreOffice/7.3.7.2$Linux_X86_64 LibreOffice_project/30$Build-2</meta:generator>
    <meta:document-statistic meta:table-count="4" meta:cell-count="6098" meta:object-count="0"/>
  </office:meta>
</office:document-meta>
</file>